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font-style="italic"/>
    </style:style>
    <style:style style:name="T2" style:family="text">
      <style:text-properties officeooo:rsid="0006d8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2">M</text:span>AFFT-<text:a xlink:type="simple" xlink:href="https://mafft.cbrc.jp/alignment/server/spool/_out.2302141846304231JMRFmCVawKzTQyALn9rjlsfnormal.html?done#method" text:style-name="Internet_20_link" text:visited-style-name="Visited_20_Internet_20_Link">FFT-NS-1</text:a> Result</text:h>
      <text:p text:style-name="Preformatted_20_Text">CLUSTAL format alignment by MAFFT (v7.511)</text:p>
      <text:p text:style-name="Preformatted_20_Text"/>
      <text:p text:style-name="Preformatted_20_Text"/>
      <text:p text:style-name="Preformatted_20_Text">P01 <text:s text:c="7"/>ccctaaccctaaccctagccctagccctagccctagccctagccctagccctagccctag</text:p>
      <text:p text:style-name="Preformatted_20_Text">AP008984.1 ccctaaccctaaccctaaccctaaccctaaccctaaccctaa-cctaaccctagccctag</text:p>
      <text:p text:style-name="Preformatted_20_Text"><text:s text:c="11"/>*****************.*****.*****.*****.*****. ****.************</text:p>
      <text:p text:style-name="Preformatted_20_Text"/>
      <text:p text:style-name="Preformatted_20_Text">P01 <text:s text:c="7"/>ccccccctaaccctaaccctattccgtcgtccaagacggcgtgaaacagccccaagtagg</text:p>
      <text:p text:style-name="Preformatted_20_Text">AP008984.1 ----ccctaaccctaaccctattccgtcgtccaagacggcgtgaaacagccccaagtagg</text:p>
      <text:p text:style-name="Preformatted_20_Text"><text:s text:c="15"/>********************************************************</text:p>
      <text:p text:style-name="Preformatted_20_Text"/>
      <text:p text:style-name="Preformatted_20_Text">P01 <text:s text:c="7"/>gtgtccgcaccacacgacggtcatttgctgggtgggaggagcctaaatggccttaaaact</text:p>
      <text:p text:style-name="Preformatted_20_Text">AP008984.1 gtgtccgcaccacacgacggtcatttgctgggtgggaggagcctaaatggctttaaaact</text:p>
      <text:p text:style-name="Preformatted_20_Text"><text:s text:c="11"/>***************************************************.********</text:p>
      <text:p text:style-name="Preformatted_20_Text"/>
      <text:p text:style-name="Preformatted_20_Text">P01 <text:s text:c="7"/>ggcttctgcagccatggtggacacttccaaccctacctggagcatcaaaactcatcaaaa</text:p>
      <text:p text:style-name="Preformatted_20_Text">AP008984.1 ggcttctgcagccatggtggacacttccaaccctacctggagcatcaaaactcatc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tacaaaaacagccgcttctactcaaacctaccgtctcaagccctaactggactcaa</text:p>
      <text:p text:style-name="Preformatted_20_Text">AP008984.1 cctctacaaaaacagccgcttctactcaaacctaccgtctcaagccctaactggac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accacttctagccctaattctgctcaaccctaccacttctagccctaaaaatcatg</text:p>
      <text:p text:style-name="Preformatted_20_Text">AP008984.1 ccctaccacttctagccctaattctgctcaaccctaccacttctagccctaaaaat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tcaaggcctactgcgacttcatgcgacgcctggacgacgccttgtgggtctctggc</text:p>
      <text:p text:style-name="Preformatted_20_Text">AP008984.1 ctggtcaaggcctactgcgacttcatgcgacgcctggacgacgccttgtgggtctc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aggagagcgacgtggggcacgtcaggcactacaaggacaagaagattctgtccaaa</text:p>
      <text:p text:style-name="Preformatted_20_Text">AP008984.1 ctcaaggagagcgacgtggggcacgtcaggcactacaaggacaagaagattctgtcc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ccaaggtgaagcagtgtgcgctcagcaagaagtaccacgagtgtgagagggcagtg</text:p>
      <text:p text:style-name="Preformatted_20_Text">AP008984.1 atgaccaaggtgaagcagtgtgcgctcagcaagaagtaccacgagtgtgagagggc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gacgtgtttgagacagtgttccagggcctgactctggtcattttcgtgtgcatgctt</text:p>
      <text:p text:style-name="Preformatted_20_Text">AP008984.1 ggggacgtgtttgagacagtgttcaagggcctgactctggtcattttcgtgtgcatgctt</text:p>
      <text:p text:style-name="Preformatted_20_Text"><text:s text:c="11"/>************************ ***********************************</text:p>
      <text:p text:style-name="Preformatted_20_Text"/>
      <text:p text:style-name="Preformatted_20_Text">P01 <text:s text:c="7"/>gtgtttttcaactactgtgcggcgagcgagcgtcgcgtggccagcaagggacccgtggtt</text:p>
      <text:p text:style-name="Preformatted_20_Text">AP008984.1 gtgtttttcaactactgtgcggcgagcgagcgtcgcgtggccagcaagggacccgtg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gctcagacggcgtgcagaagctcatgggcgagtaccctgagcacaggactgctgat</text:p>
      <text:p text:style-name="Preformatted_20_Text">AP008984.1 aggtgctcagacggcgtgcagaagctcatgggcgagtaccctgagcacaggactgc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gtcccctggacgcggactgcgcctggtacaagggcccacacgccggcgtgatcccc</text:p>
      <text:p text:style-name="Preformatted_20_Text">AP008984.1 ttctgtcccctggacgcggactgcgcctggtacaagggcccacacgccggcgtgat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taccaccctctggccctctactacaacgactctgacgaggtgagatgcttcccaggc</text:p>
      <text:p text:style-name="Preformatted_20_Text">AP008984.1 atctaccaccctctggccctctactacaacgactctgacgaggtgagatgcttcc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cactgctgcccgtggaggcccctgcctacatccccaagacgctggacgcctaccca</text:p>
      <text:p text:style-name="Preformatted_20_Text">AP008984.1 ttcacactgctgcccgtggaggcccctgcctacatccccaagacgctggacgcctacc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gctgtgtcagatgatggcagcgcacgcagggatgtgtgagatggactgtcccagggcc</text:p>
      <text:p text:style-name="Preformatted_20_Text">AP008984.1 gagctgtgtcagatgatggcagcgcacgcagggatgtgtgagatggactgtcccag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tcacctctctgaacagaaggagcctgcagctgaccttctccaacaagaacgggttc</text:p>
      <text:p text:style-name="Preformatted_20_Text">AP008984.1 aggatcacctctctgaacagaaggagcctgcagctgaccttctccaacaagaacggg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tgaagaccctggtcccttcatgggctcatgactacgcacacgacgtcgtgctaccc</text:p>
      <text:p text:style-name="Preformatted_20_Text">AP008984.1 gagatgaagaccctggtcccttcatgggctcatgactacgcacacgacgtcgtgct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tttgactacgctatggtgcttgtgcacagggcctacctgtcattgtaattgttatca</text:p>
      <text:p text:style-name="Preformatted_20_Text">AP008984.1 aactttgactacgctatggtgcttgtgcacagggcctacctgtcattgtaattgtt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------------tgttattgtatgtgtatacgcatgattttcaataaaaagttgaactc</text:p>
      <text:p text:style-name="Preformatted_20_Text">AP008984.1 ttgtgatgtattgtgttattgtatgtgtatacgcatgattttcaataaaaagttgaactc</text:p>
      <text:p text:style-name="Preformatted_20_Text"><text:s text:c="11"/>* <text:s text:c="11"/>***********************************************</text:p>
      <text:p text:style-name="Preformatted_20_Text"/>
      <text:p text:style-name="Preformatted_20_Text">P01 <text:s text:c="7"/>tatctatctctcatgtggtttatggtttaaagttttttttatatatagtaccttcattta</text:p>
      <text:p text:style-name="Preformatted_20_Text">AP008984.1 tatctatctctcatgtggtttatggtttaaag-tttttttatatatagtaccttcattta</text:p>
      <text:p text:style-name="Preformatted_20_Text"><text:s text:c="11"/>******************************** ***************************</text:p>
      <text:p text:style-name="Preformatted_20_Text"/>
      <text:p text:style-name="Preformatted_20_Text">P01 <text:s text:c="7"/>tgtacatgaagtgtgtatgcactaagtttatttaatgaacatgatgtttatgacttcatt</text:p>
      <text:p text:style-name="Preformatted_20_Text">AP008984.1 tgtacatgaagtgtgtatgcactaagtttatttaatgaacatgatgtttatgacttc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gtacatgaagtgcactaagtttatgacttcatttatgtacatgaagtgcactaagtt</text:p>
      <text:p text:style-name="Preformatted_20_Text">AP008984.1 tatgtacatgaagtgcactaagtttatgacttcatttatgtacatgaagtgcacta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gacttgacctcgtttatgtacatgaggtttctaagtttaagacctttaagttttatt</text:p>
      <text:p text:style-name="Preformatted_20_Text">AP008984.1 tatgacttgacctcgtttatgtacatgaggtttctaagtttaagacctttaagtttt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atattgttataccattgaaccattgaccattgatgaccattgatgacatgagaaaga</text:p>
      <text:p text:style-name="Preformatted_20_Text">AP008984.1 attatattgttataccattgaaccattgaccattgatgaccattgatgacatgaga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aagtttaagggtttttattgagtatattcgcatcaatcatcatacacattcaacaat</text:p>
      <text:p text:style-name="Preformatted_20_Text">AP008984.1 aataagtttaagggtttttattgagtatattcgcatcaatcatcatacacattcaaca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gtaaaacattaaacagtttaagaatcagcaaggacgatctcagcatccaggtcagc</text:p>
      <text:p text:style-name="Preformatted_20_Text">AP008984.1 aacagtaaaacattaaacagtttaagaatcagcaaggacgatctcagcatccaggt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gttctctcccgactcttgatggggacaggtgaggtgattcttctaagtgccttctt</text:p>
      <text:p text:style-name="Preformatted_20_Text">AP008984.1 cagggttctctcccgactcttgatggggacaggtgaggtgattcttctaagtgcct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cctctcccaccatccactccacgtcgcatctgaccctcacatcagcgtatctgcg</text:p>
      <text:p text:style-name="Preformatted_20_Text">AP008984.1 gtctccctctcccaccatccactccacgtcgcatctgaccctcacatcagcgtatc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catacccggtgcaggtcagcttgccctcagtgaaggtgttgcgttggactttggt</text:p>
      <text:p text:style-name="Preformatted_20_Text">AP008984.1 gctgccatacccggtgcaggtcagcttgccctcagtgaaggtgttgcgttggactt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caatgtagcagcggcgtgagttgccagtcaccatcttgccatacttgctcacctc</text:p>
      <text:p text:style-name="Preformatted_20_Text">AP008984.1 caggtcaatgtagcagcggcgtgagttgccagtcaccatcttgccatacttgctcacc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aggagatgttgtgctcagccaggggagccattgggtccagcatcaccaggagttcaag</text:p>
      <text:p text:style-name="Preformatted_20_Text">AP008984.1 agaggagatgttgtgctcagccaggggagccattgggtccagcatcaccaggagtt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gcagccaggcacatgttgtgtcccagctggatgatcttgggtgccctgtggtttct</text:p>
      <text:p text:style-name="Preformatted_20_Text">AP008984.1 gtgggcagccaggcacatgttgtgtcccagctggatgatcttgggtgccctgtggt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aagttagtggccatctggatcatggtctggctgaggactggagcgtctctcttctc</text:p>
      <text:p text:style-name="Preformatted_20_Text">AP008984.1 gttgaagttagtggccatctggatcatggtctggctgaggactggagcgtctctct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cagcttgatcttgtggactctgacctgtctgagtgtgaaggggtgcatgaagaagag</text:p>
      <text:p text:style-name="Preformatted_20_Text">AP008984.1 aatcagcttgatcttgtggactctgacctgtctgagtgtgaaggggtgcatgaaga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tcatcatactggaacctgcttgtgatgcctccagtggtggcataggtgcgcagagc</text:p>
      <text:p text:style-name="Preformatted_20_Text">AP008984.1 gtcatcatcatactggaacctgcttgtgatgcctccagtggtggcataggtgcgca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gatctggtcagggatgtctttcacagtcatggtggagcagtcaaaggcgacgccagt</text:p>
      <text:p text:style-name="Preformatted_20_Text">AP008984.1 tttgatctggtcagggatgtctttcacagtcatggtggagcagtcaaaggcgacgc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agacgcatgacggcgtgggccccaatctccaccagcagcttgcccatctgccactg</text:p>
      <text:p text:style-name="Preformatted_20_Text">AP008984.1 cgcaagacgcatgacggcgtgggccccaatctccaccagcagcttgcccatctgcc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tttatgtcagggttgtaggtgttgggagggtggttgaaggcatagtcgtggacaga</text:p>
      <text:p text:style-name="Preformatted_20_Text">AP008984.1 cttctttatgtcagggttgtaggtgttgggagggtggttgaaggcatagtcgtgga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atgtgcacagaggcctcagtggcaggggatatctcagaatcatcgcaggatgcaaa</text:p>
      <text:p text:style-name="Preformatted_20_Text">AP008984.1 gggcatgtgcacagaggcctcagtggcaggggatatctcagaatcatcgcaggatgc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tcgtccagcatgagggagctgtctctggtcaggtgctcgaaccagatgtctgtcca</text:p>
      <text:p text:style-name="Preformatted_20_Text">AP008984.1 gatgtcgtccagcatgagggagctgtctctggtcaggtgctcgaaccagatgtctg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tcgtagctgcccagccagttgaagcgttcggtggatgagaagatgggtctgccaag</text:p>
      <text:p text:style-name="Preformatted_20_Text">AP008984.1 ggactcgtagctgcccagccagttgaagcgttcggtggatgagaagatgggtctgc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atgcacacctgcatggcgctggctgtggtcatcctggtcccacaagagtaccggta</text:p>
      <text:p text:style-name="Preformatted_20_Text">AP008984.1 gaagatgcacacctgcatggcgctggctgtggtcatcctggtcccacaagagtaccg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ccatctggtctctcagtctcaatcaccacggcggctctcatcaggatcaggccgat</text:p>
      <text:p text:style-name="Preformatted_20_Text">AP008984.1 tgtgccatctggtctctcagtctcaatcaccacggcggctctcatcaggatcaggcc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ctcagctgcaggtagtctctctcacgcctctttctcacctcagccatgtcaaatgt</text:p>
      <text:p text:style-name="Preformatted_20_Text">AP008984.1 ggctctcagctgcaggtagtctctctcacgcctctttctcacctcagccatgtcaa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tgggcaggcacaggtgcaggaacaatgtgttcatcttcatcatacccgagcctgag</text:p>
      <text:p text:style-name="Preformatted_20_Text">AP008984.1 ctcttgggcaggcacaggtgcaggaacaatgtgttcatcttcatcatacccgagcc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tttctcagcatgggcagctcatcatccaccatctcagcacgcaccttctccaggaa</text:p>
      <text:p text:style-name="Preformatted_20_Text">AP008984.1 gatgtttctcaacatgggcagctcatcatccaccatctcagcacgcaccttctccaggaa</text:p>
      <text:p text:style-name="Preformatted_20_Text"><text:soft-page-break/><text:s text:c="11"/>***********.************************************************</text:p>
      <text:p text:style-name="Preformatted_20_Text"/>
      <text:p text:style-name="Preformatted_20_Text">P01 <text:s text:c="7"/>gacgtccttctcgtcatctggcttctgagagtaggagcctgcaatgctgtagatggcata</text:p>
      <text:p text:style-name="Preformatted_20_Text">AP008984.1 gacgtccttctcgtcatctggcttctgagagtaggagcctgcaatgctgtagatggc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agatcatagagttctttggctctcaccgtcctgggcttgtgcttctggaagatctc</text:p>
      <text:p text:style-name="Preformatted_20_Text">AP008984.1 gcccagatcatagagttctttggctctcaccgtcctgggcttgtgcttctggaaga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cagctcagtgtgtgtgaggtacttcttctgcatcagctcatttaccaggagacgctg</text:p>
      <text:p text:style-name="Preformatted_20_Text">AP008984.1 aagcagctcagtgtgtgtgaggtacttcttctgcatcagctcatttaccaggagac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tctacggcgtccttctcgacgtagtagtacttgtgcagatcagcagggttcagctt</text:p>
      <text:p text:style-name="Preformatted_20_Text">AP008984.1 tgcctctacggcgtccttctcgacgtagtagtacttgtgcagatcagcagggttca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aacaccttacgcaggtcttcaggacgcagcaccctcagagacacctcaaagtctgt</text:p>
      <text:p text:style-name="Preformatted_20_Text">AP008984.1 ctccaacaccttacgcaggtcttcaggacgcagcaccctcagagacacctcaaagt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ttcagctcagggatgtagggcttaaagtcaatgtcagggatgccggtgataggcac</text:p>
      <text:p text:style-name="Preformatted_20_Text">AP008984.1 gacattcagctcagggatgtagggcttaaagtcaatgtcagggatgccggtgata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gcgacgcctggaacgccgtcttcaaaggtgagacgcttgggagacatggtaggagc</text:p>
      <text:p text:style-name="Preformatted_20_Text">AP008984.1 accagcgacgcctggaacgccgtcttcaaaggtgagacgcttgggagacatggtag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ttgagactcaccatcgtcagaggcggcagaagaagaggcagcagaggcaggacgctt</text:p>
      <text:p text:style-name="Preformatted_20_Text">AP008984.1 aacttgagactcaccatcgtcagaggcggcagaagaagaggcagcagaggcaggac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ccacgtctggacttcttggttgccttctttttgggagccttgggagttggtggagg</text:p>
      <text:p text:style-name="Preformatted_20_Text">AP008984.1 ggcaccacgtctggacttcttggttgccttctttttgggagccttgggagttggtg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agagggtgcaggtgaggcaggtgcagcagcatcaacttgcatctcttcaggtgcagc</text:p>
      <text:p text:style-name="Preformatted_20_Text">AP008984.1 agtagagggtgcaggtgaggcaggtgcagcagcatcaacttgcatctcttcaggt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caacgttctcagcaaagttctccattgtagttggtagagtttggtagttggttgt</text:p>
      <text:p text:style-name="Preformatted_20_Text">AP008984.1 agcagcaacgttctcagcaaagttctccattgtagttggtagagtttggtagttgg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tggaagagtttgagtagtttgacgcacggtcaagcagcagtaaccgatgtgttgtga</text:p>
      <text:p text:style-name="Preformatted_20_Text">AP008984.1 gtttggaagagtttgagtagtttgacgcacggtcaagcagcagtaaccgatgtgtt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ttcaattgtcattacccatttataccactggatgttgcgcaagtttcccgcaacag</text:p>
      <text:p text:style-name="Preformatted_20_Text">AP008984.1 cactttcaattgtcattacccatttataccactggatgttgcgcaagtttcccgca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aggcgcggcagtgcggtgacgtatgacagttgatgactaatgtcataacccattttc</text:p>
      <text:p text:style-name="Preformatted_20_Text">AP008984.1 tctaggcgcggcagtgcggtgacgtatgacagttgatgactaatgtcataacccatt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aacactcatgactcatgacacaccctttcggtaacacctgtgactcatgacacaac</text:p>
      <text:p text:style-name="Preformatted_20_Text">AP008984.1 cgataacactcatgactcatgacacaccctttcggtaacacctgtgactcatgaca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ttgccatgactcacccgcgaggtaggtttcggtatcaaccaaaccggtatagcaga</text:p>
      <text:p text:style-name="Preformatted_20_Text">AP008984.1 cttgttgccatgactcacccgcgaggtaggtttcggtatcaaccaaaccggtatagca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ttcgcaatgaccaagcccctttcgggttgtacctttataaggtggcgcagcgggccact</text:p>
      <text:p text:style-name="Preformatted_20_Text">AP008984.1 tttcgcaatgaccaagcccctttcgggttgtacctttataaggtggcgcagcgggc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attcattctgatagactgccgcgaagcactctgctccccaagtctccgttcatttc</text:p>
      <text:p text:style-name="Preformatted_20_Text">AP008984.1 cctcattcattctgatagactgccgcgaagcactctgctccccaagtctccgttcat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tgacactttgtcattttttgcaaaacctttgaccacccaccgtctgaccatgtcttc</text:p>
      <text:p text:style-name="Preformatted_20_Text">AP008984.1 tattgacactttgtcattttttgcaaaacctttgaccacccaccgtctgaccatgt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gtccctgttgttgctgtacctgaggctggtgcacccgcacctgtacctgtacctac</text:p>
      <text:p text:style-name="Preformatted_20_Text">AP008984.1 tgaggtccctgttgttgctgtacctgaggctggtgcacccgcacctgtacctgtac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gcacccgtacctgaacctgaacaagttcccatcgaggtaaggctctttacttttgt</text:p>
      <text:p text:style-name="Preformatted_20_Text">AP008984.1 actcgcacccgtacctgaacctgaacaagttcccatcgaggtaaggctctttactt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ggttggctgtgacttgttagaggagtatagaatgggtactaatggtgtcttgtgc</text:p>
      <text:p text:style-name="Preformatted_20_Text">AP008984.1 gtggtggttggctgtgacttgttagaggagtatagaatgggtactaatggtgtctt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gtgtttagagtgatgtcgagcaagacgtagaagtagacgctcagacgtcctactct</text:p>
      <text:p text:style-name="Preformatted_20_Text">AP008984.1 ttgtgtgtttagagtgatgtcgagcaagacgtagaagtagacgctcagacgtccta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tgctactactgttgttaagcgtaaacgcaaacttgatgatatgaagagtaagaaa</text:p>
      <text:p text:style-name="Preformatted_20_Text">AP008984.1 cctgctgctactactgttgttaagcgtaaacgcaaacttgatgatatgaagagtaag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acaagagtgcagagaaagttttgctaaaggctgtctatgtcaagagtaaactgagc</text:p>
      <text:p text:style-name="Preformatted_20_Text">AP008984.1 agtgacaagagtgcagagaaagttttgctaaaggctgtctatgtcaagagtaaact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tgattgaagatgataagaagaagagtggcaagtgtccctatggctgggactctgat</text:p>
      <text:p text:style-name="Preformatted_20_Text">AP008984.1 cagatgattgaagatgataagaagaagagtggcaagtgtccctatggctgggactc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tctgaatctcatgtgtggtctgatggcaatggctttgactctgaggctgtcatcaac</text:p>
      <text:p text:style-name="Preformatted_20_Text">AP008984.1 gattctgaatctcatgtgtggtctgatggcaatggctttgactctgaggctgtcat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acatgtctgaagatgagatggaacagaccctgacagaccttgccaatgaatctgat</text:p>
      <text:p text:style-name="Preformatted_20_Text">AP008984.1 tctgacatgtctgaagatgagatggaacagaccctgacagaccttgccaatgaatc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ctgattgctactgcttcgactgtgacgtgcgtagtgagtctgatagcagcatcggc</text:p>
      <text:p text:style-name="Preformatted_20_Text">AP008984.1 gactctgattgctactgcttcgactgtgacgtgcgtagtgagtctgatagcagcat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ttggtgacagtgatgatgatgaggaggagaaggagagaaagatgaagctgctgaga</text:p>
      <text:p text:style-name="Preformatted_20_Text">AP008984.1 agcgttggtgacagtgatgatgatgaggaggagaaggagagaaagatgaagctgct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ctgaggagagacctgggcatggacagcactgactctgaggacgaggcacccaagaag</text:p>
      <text:p text:style-name="Preformatted_20_Text">AP008984.1 aagctgaggagagacctgggcatggacagcactgactctgaggacgaggcacccaa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aagagacaggccttcaagcccctgaatgccagcagcagtgaatctgatgatctttct</text:p>
      <text:p text:style-name="Preformatted_20_Text">AP008984.1 aaaaagagacaggccttcaagcccctgaatgccagcagcagtgaatctgatgatcttt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ctctgagagttcttctgatgatgatgatgtgtacctgagaactgccatgcacaagctg</text:p>
      <text:p text:style-name="Preformatted_20_Text">AP008984.1 tgctctgagagttcttctgatgatgatgatgtgtacctgagaactgccatgcacaa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ctgaggaggagagaaagaaagcatccaaacaatcaggcaagagaacagccaagcgc</text:p>
      <text:p text:style-name="Preformatted_20_Text">AP008984.1 gaggctgaggaggagagaaagaaagcatccaaacaatcaggcaagagaacagcca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acattgaaccctctacctctgtacctgtaccacctgtacctgttgaagagtatgac</text:p>
      <text:p text:style-name="Preformatted_20_Text">AP008984.1 aacaacattgaaccctctacctctgcacctgtaccacctgtacctgttgaagagtatgac</text:p>
      <text:p text:style-name="Preformatted_20_Text"><text:s text:c="11"/>*************************.**********************************</text:p>
      <text:p text:style-name="Preformatted_20_Text"/>
      <text:p text:style-name="Preformatted_20_Text">P01 <text:s text:c="7"/>ccagcgagtccagcgctcacgcctcaggtagttaccgcaacggtaccctccacaccagca</text:p>
      <text:p text:style-name="Preformatted_20_Text">AP008984.1 ccagcgagtccagcgctcacgcctcaggtagttaccgcaacggtaccctccacac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acaaacccaagtccaagtctgctacaaagagcaagagatctgacaactctgcacct</text:p>
      <text:p text:style-name="Preformatted_20_Text">AP008984.1 gcacacaaacccaagtccaagtctgctacaaagagcaagagatctgacaactctgc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caagaccttcaagaaccatggatcccagtccaacacccaacaagagagagctactt</text:p>
      <text:p text:style-name="Preformatted_20_Text">AP008984.1 ggaccaagaccttcaagaaccatggatcccagtccaacacccaacaagagagagct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tgtgtgaggggatggctgagctgagcaaagagtctcacagagaggtggctgggctt</text:p>
      <text:p text:style-name="Preformatted_20_Text">AP008984.1 gccatgtgtgaggggatggctgagctgagcaaagagtctcacagagaggtggctgg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ctctgctgagtagactgggtctcttcttggtgtctggtagcagcgcggacactgag</text:p>
      <text:p text:style-name="Preformatted_20_Text">AP008984.1 ggtgctctgctgagtagactgggtctcttcttggtgtctggtagcagcgcggacac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tgagtctgaacagcctgcacagagcccttttcagggctcctctctatcgtccaaga</text:p>
      <text:p text:style-name="Preformatted_20_Text">AP008984.1 ctgatgagtctgaacagcctgcacagagcccttttcagggctcctctctatcgtcc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gcgaccacaggtgtgagctgatgagaagtctgctgaggctgatggagaacaagaag</text:p>
      <text:p text:style-name="Preformatted_20_Text">AP008984.1 cgcagcgaccacaggtgtgagctgatgagaagtctgctgaggctgatggagaacaa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tgaagcccagatcctatgcccacatgatgctgttggctgatatgaaggaggatgag</text:p>
      <text:p text:style-name="Preformatted_20_Text">AP008984.1 actgtgaagcccagatcctatgcccacatgatgctgttggctgatatgaaggagga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ccatggaggtggaagagggagaggtggacgaggagcaggcagtgctggctgagctg</text:p>
      <text:p text:style-name="Preformatted_20_Text">AP008984.1 gaggccatggaggtggaagagggagaggtggacgaggagcaggcagtgctggctga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agatcatccttgagagaaatggctgtgatgatgagagtgacaagaaaaagaaaaag</text:p>
      <text:p text:style-name="Preformatted_20_Text">AP008984.1 gagaagatcatccttgagagaaatggctgtgatgatgagagtgacaagaaaaagaaa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agaaggctgctgctgctgccaacctgaccaagccaaagaagcagaggaagggtctg</text:p>
      <text:p text:style-name="Preformatted_20_Text">AP008984.1 aagaagaaggctgctgctgctgccaacctgaccaagccaaagaagcagaggaaggg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actatcaagccgtcgcactttgcctgtacaatctgggctactacctgatgaggatg</text:p>
      <text:p text:style-name="Preformatted_20_Text">AP008984.1 actgactatcaagccgtcgcactttgcctgtacaatctgggctactacctgctgaggatg</text:p>
      <text:p text:style-name="Preformatted_20_Text"><text:s text:c="11"/>*************************************************** ********</text:p>
      <text:p text:style-name="Preformatted_20_Text"/>
      <text:p text:style-name="Preformatted_20_Text">P01 <text:s text:c="7"/>gccttcagaggtgagcgcatcacactgtctctgcctctgggtgacaaggctcttgaagct</text:p>
      <text:p text:style-name="Preformatted_20_Text">AP008984.1 gccttcagaggtgagcgcatcacactgtctctgcctctgggtgacaaggctcttgaag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ctggggtatcatcgggtgtcctggctctgcacaccacctggccatcacctgcagacgt</text:p>
      <text:p text:style-name="Preformatted_20_Text">AP008984.1 gcctggggtatcatcgggtgtcctggctctgcacaccacctggccatcacctgca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tggagcagctcaagcgtcccacagtcatgaaccactctctgttcgaagctgggcct</text:p>
      <text:p text:style-name="Preformatted_20_Text">AP008984.1 ctcatggagcagctcaagcgtcccacagtcatgaaccactctctgttcgaagctg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tgactgctcccttctccttctggaacctgggcatccacaacagagtcctgtaccgt</text:p>
      <text:p text:style-name="Preformatted_20_Text">AP008984.1 caactgactgctcccttctccttctggaacctgggcatccacaacagagtcctgta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ccccatgctgtgccaagaagacctgtctggggtgcgtgaaccagcctgacatctac</text:p>
      <text:p text:style-name="Preformatted_20_Text">AP008984.1 gagcccccatgctgtgccaagaagacctgtctggggtgcgtgaaccagcctgacat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acaccaaagagcacctggatgaggactttgagctgagcaactacactggctgcgcc</text:p>
      <text:p text:style-name="Preformatted_20_Text">AP008984.1 accaacaccaaagagcacctggatgaggactttgagctgagcaactacactggct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cctgagccctgcacctcagacgcctgcagagacgccgtggcctgcacctgctctgac</text:p>
      <text:p text:style-name="Preformatted_20_Text">AP008984.1 ttccctgagccctgcacctcagacgcctgcagagacgccgtggcctgcacctgctc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gtacctcacctccccatcaagaccatcagacccaacaccaaccaccagtggatggca</text:p>
      <text:p text:style-name="Preformatted_20_Text">AP008984.1 aaggtacctcacctccccatcaagaccatcagacccaacaccaaccaccagtggat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gagagatgatcttcaggggctgggagtacatggccaagtacaccagtctgtatgct</text:p>
      <text:p text:style-name="Preformatted_20_Text">AP008984.1 ggcagagagatgatcttcaggggctgggagtacatggccaagtacaccagtctgta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gctattccaagatcccaggtcccttccacccagataaagactgtctggagagtgtg</text:p>
      <text:p text:style-name="Preformatted_20_Text">AP008984.1 gctggctattccaagatcccaggtcccttccacccagataaagactgtctggagag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ataagatggactggcccagcttcgtggccactcacgctgagttcgaggagaagcag</text:p>
      <text:p text:style-name="Preformatted_20_Text">AP008984.1 ctgcataagatggactggcccagcttcgtggccactcacgctgagttcgaggagaa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aggatgcagaggctctgttcaagctgaaggcaggcaggcgcaaggtgaccagtctg</text:p>
      <text:p text:style-name="Preformatted_20_Text">AP008984.1 cacaaggatgcagaggctctgttcaagctgaaggcaggcaggcgcaaggtgaccag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ccaagagaaagctgagtgaggagatcaaggccatcaagtactccatggctgtggcc</text:p>
      <text:p text:style-name="Preformatted_20_Text">AP008984.1 gtggccaagagaaagctgagtgaggagatcaaggccatcaagtactccatggctgt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aagagcaagagtccctgcgccgtctgcaccacgtctgggtgcgctgtcatcctgac</text:p>
      <text:p text:style-name="Preformatted_20_Text">AP008984.1 gaggaagagcaagagtccctgcgccgtctgcaccacgtctgggtgcgctgtcatcc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actaccctttcactgtgcccattccctcaaagggtgagtctgagagagactgtgct</text:p>
      <text:p text:style-name="Preformatted_20_Text">AP008984.1 agcaactaccctttcactgtgcccattccctcaaagggtgagtctgagagagactg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agctgtttgttgaagctaggagcatgactgatgctggctacctgctgtgtgtggct</text:p>
      <text:p text:style-name="Preformatted_20_Text">AP008984.1 gtgaagctgtttgttgaagctaggagcatgactgatgctggctacctgctgtgtgt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acatgggcgtcctgctggacttcaacaacatgtacaagtgggacccagagaggatg</text:p>
      <text:p text:style-name="Preformatted_20_Text">AP008984.1 gctcacatgggcgtcctgctggacttcaacaacatgtacaagtgggacccagagagga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ggatggtcagcccagcttcatgacctggctcgacttcagcaccaagctggaggctgaa</text:p>
      <text:p text:style-name="Preformatted_20_Text">AP008984.1 ctggatggtcagcccagcttcatgacctggctcgacttcagcaccaagctggaggc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agagagtgcatctgcaccaccaaaagaaagactctgtcactcgctctctgctgtac</text:p>
      <text:p text:style-name="Preformatted_20_Text">AP008984.1 ctcaagagagtgcatctgcaccaccaaaagaaagactctgtcactcgctctctgct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acctgaacatgggctacactggcccctttgtgctgccctacgccggcacacaggag</text:p>
      <text:p text:style-name="Preformatted_20_Text">AP008984.1 tgggacctgaacatgggctacactggcccctttgtgctgccctacgccggcacaca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ccatgaaccctcagtagtactgtaactgtttgattgtgtcgtttgattctgtttga</text:p>
      <text:p text:style-name="Preformatted_20_Text">AP008984.1 agcaccatgaaccctcagtagtactgtaactgtttgattgtgtcgtttgattctgt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gtgtgtttacttgatttctgacttgatgtaatgttcatgagcttcaataaaaacac</text:p>
      <text:p text:style-name="Preformatted_20_Text">AP008984.1 ttctgtgtgtttacttgatttctgacttgatgtaatgttcatgagcttcaataaaa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ctgtatttctttgtctgtcatgcttacatggttacctaggtctctaatacttagac</text:p>
      <text:p text:style-name="Preformatted_20_Text">AP008984.1 tcaactgtatttctttgtctgtcatgcttacatggttacctaggtctctaatactt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aatacttatagactacttagactctgaaccataaatggtgcagcataacataaactg</text:p>
      <text:p text:style-name="Preformatted_20_Text">AP008984.1 tctaatacttatagactacttagactctgaaccataaatggtgcagcataacataa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gataaaccagtcaaaaaaaacttgtactcaatcaatatacagagagctcagtggac</text:p>
      <text:p text:style-name="Preformatted_20_Text">AP008984.1 gtgagataaaccagtc-aaaaaaacttgtactcaatcaatatacagagagctcagtggac</text:p>
      <text:p text:style-name="Preformatted_20_Text"><text:s text:c="11"/>**************** *******************************************</text:p>
      <text:p text:style-name="Preformatted_20_Text"/>
      <text:p text:style-name="Preformatted_20_Text">P01 <text:s text:c="7"/>tggttctctttctttcactctctgagctccttatattgtgacgtaacaggcgtggtgtgc</text:p>
      <text:p text:style-name="Preformatted_20_Text">AP008984.1 tggttctctttctttcactctctgagctccttatattgtgacgtaacaggcgtggt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attggtttggaggaggagcttagtggtataaagggggcatcatggctccactctgc</text:p>
      <text:p text:style-name="Preformatted_20_Text">AP008984.1 tgtgattggtttggaggaggagcttagtggtataaagggggcatcatggctccact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tcatctcaacgcaacaactcaacagcagcaaagaacccaaagaactcttctaaaaac</text:p>
      <text:p text:style-name="Preformatted_20_Text">AP008984.1 atctcatctcaacgcaacaactcaacagcagcaaagaacccaaagacctcttctaaaaac</text:p>
      <text:p text:style-name="Preformatted_20_Text"><text:s text:c="11"/>********************************************** *************</text:p>
      <text:p text:style-name="Preformatted_20_Text"/>
      <text:p text:style-name="Preformatted_20_Text">P01 <text:s text:c="7"/>aaaacaccaaacatgttcaagctactgatgctggtgctgtgcagtgcatgcgcactgtgc</text:p>
      <text:p text:style-name="Preformatted_20_Text">AP008984.1 aaaacaccaaacatgttcaagctactgatgctggtgctgtgcagtgcatgcgcact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agccgctcatgaaggtgcctgatgcgccgccaccccaggtgcctcctcctccccag</text:p>
      <text:p text:style-name="Preformatted_20_Text">AP008984.1 aacaagccgctcatgaaggtgcctgatgcgccgccaccccaggtgcctcctcctcc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gtcgtgcagtcgtggacctggagcagatggtggctgatgcctatgctctggacgtg</text:p>
      <text:p text:style-name="Preformatted_20_Text">AP008984.1 atgcgtcgtgcagtcgtggacctggagcagatggtggctgatgcctatgctctgga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agtggtactttcgtcccacttatgagcacagatgtcccaatggttttggttcctat</text:p>
      <text:p text:style-name="Preformatted_20_Text">AP008984.1 tctgagtggtactttcgtcccacttatgagcacagatgtcccaatggttttggttcc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gggtagaggactttatggtggccacatgtgactctcacagcaacaagcagagagag</text:p>
      <text:p text:style-name="Preformatted_20_Text">AP008984.1 ggctgggtagaggactttatggtggccacatgtgactctcacagcaacaagcagagag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gtatgggttagatgctgataggaagatgacacacaagtggtccatggtgatcagagag</text:p>
      <text:p text:style-name="Preformatted_20_Text">AP008984.1 ctgtatgggttagatgctgataggaagatgacacacaagtggtccatggtgatcag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acgagtcaaggacagtgtccgacttgtgcgacgtctgcaacccctgcgacaggttt</text:p>
      <text:p text:style-name="Preformatted_20_Text">AP008984.1 cacaacgagtcaaggacagtgtccgacttgtgcgacgtctgcaacccctgcgacagg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acctctcaccagccggcgtgtgctgcaagccatgctaccctgggtactacgccgtc</text:p>
      <text:p text:style-name="Preformatted_20_Text">AP008984.1 gagtacctctcaccagccggcgtgtgctgcaagccatgctaccctgggtactacg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ctgcgccactgcccacacagccagcgtgtgtgaggcctgtccagtgggcacctac</text:p>
      <text:p text:style-name="Preformatted_20_Text">AP008984.1 cagcactgcgccactgcccacacagccagcgtgtgtgaggcctgtccagtgggcac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gcaacgcacatgtgggcaccaccagccacctggagctgtgcatggaccatcatgag</text:p>
      <text:p text:style-name="Preformatted_20_Text">AP008984.1 aagagcaacgcacatgtgggcaccaccagccacctggagctgtgcatggaccatca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ccaagaacactcatcccagagacggcgtgttcgaggccagcgccgtgcaggacgtc</text:p>
      <text:p text:style-name="Preformatted_20_Text">AP008984.1 tgtcccaagaacactcatcccagagacggcgtgttcgaggccagcgccgtgcagga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gcgacccagaccacggctactactgtcctgccatacaggagggagcctcttgcagc</text:p>
      <text:p text:style-name="Preformatted_20_Text">AP008984.1 ttctgcgacccagaccacggctactactgtcctgccatacaggagggagcctctt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tcagtggagccaaatgggctggctgctaccctggttcctacatcttcaagttcccc</text:p>
      <text:p text:style-name="Preformatted_20_Text">AP008984.1 ctggtcagtggagccaaatgggctggctgctaccctggttcctacatcttcaagtt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agagaggcctctgcagtgtgtgccacctgcgattcagagaaagaacacatctacatc</text:p>
      <text:p text:style-name="Preformatted_20_Text">AP008984.1 actagagaggcctctgcagtgtgtgccacctgcgattcagagaaagaacacatcta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agtctggcctggccaagtgcatcctccacaccaagtgcgagagggtccaggagaag</text:p>
      <text:p text:style-name="Preformatted_20_Text">AP008984.1 tccaagtctggcctggccaagtgcatcctccacaccaagtgcgagagggtccagga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gcctcaacaaggacaccatct--ctgcctggagctcaagcacgaggagctctagtt</text:p>
      <text:p text:style-name="Preformatted_20_Text">AP008984.1 ggcagcctcaacaaggacaccatctgcctgcctggagctcaagcacgaggagctctagtt</text:p>
      <text:p text:style-name="Preformatted_20_Text"><text:s text:c="11"/>************************* <text:s/>*********************************</text:p>
      <text:p text:style-name="Preformatted_20_Text"/>
      <text:p text:style-name="Preformatted_20_Text">P01 <text:s text:c="7"/>tgcttgctttacttttgatattttactgtactgtttactgttaatgtgtacttgtgtgta</text:p>
      <text:p text:style-name="Preformatted_20_Text">AP008984.1 tgcttgctttacttttgatattttactgtactgtttactgttaatgtgtacttgtgt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gtatactgttgatgatgttaaaataaaaggttgaagctatgcagtgagtgcagtcta</text:p>
      <text:p text:style-name="Preformatted_20_Text">AP008984.1 tatgtatactgttgatgatgttaaaataaaaggttgaagctatgcagtgagtgcag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ttggccactaggcgctgatgcgcagcgcacctgtccgcagcctcgacccttcacacc</text:p>
      <text:p text:style-name="Preformatted_20_Text">AP008984.1 tttttggccactaggcgctgatgcgcagcgcacctgtccgcagcctcgacccttca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acaccgggccctttcagcataaaaggcaggggcgagtgcggatccagcaagcacac</text:p>
      <text:p text:style-name="Preformatted_20_Text">AP008984.1 ctgcacaccgggccctttcagcataaaaggcaggggcgagtgcggatccagcaagc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gactcgagagcaagaagaacaagaacacgccatgcctgccacctttggcaggcgc</text:p>
      <text:p text:style-name="Preformatted_20_Text">AP008984.1 agcaggactcgagagcaagaagaacaagaacacgccatgcctgccacctttggcaggc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tgacggggatgaccaagtgtacctggaagaggacacggatgacgggggattcagtggc</text:p>
      <text:p text:style-name="Preformatted_20_Text">AP008984.1 cctgacggggatgaccaagtgtacctggaagaggacacggatgacgggggattca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ca--agcaccaccccaggtggccctggccctggacctggactttagggacaggctt</text:p>
      <text:p text:style-name="Preformatted_20_Text">AP008984.1 agagcaccagcaccaccccaggtggccctggccctggacctggactttagggacaggctt</text:p>
      <text:p text:style-name="Preformatted_20_Text"><text:s text:c="11"/>****** <text:s/>****************************************************</text:p>
      <text:p text:style-name="Preformatted_20_Text"/>
      <text:p text:style-name="Preformatted_20_Text">P01 <text:s text:c="7"/>actcagtttcctcaccactctgctgcagtcaggggtggcctgagaggctgcctgggcaag</text:p>
      <text:p text:style-name="Preformatted_20_Text">AP008984.1 actcagtttcctcaccactctgctgcagtcaggggtggcctgagaggctgcctggg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tgagcatctccaggggcaggctgctgatgggggtggtgggcctaggcctgctgctg</text:p>
      <text:p text:style-name="Preformatted_20_Text">AP008984.1 gtactgagcatctccaggggcaggctgctgatgggggtggtgggcctaggcctgct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tcatcgtgttcatggtggagaagacggactccaggctgctggacgaggccaagtgt</text:p>
      <text:p text:style-name="Preformatted_20_Text">AP008984.1 gccttcatcgtgttcatggtggagaagacggactccaggctgctggacgaggccaa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accaggcccgtgtgtactaccctctgaggacgcacaggcgcaagttcatcttcatg</text:p>
      <text:p text:style-name="Preformatted_20_Text">AP008984.1 ccagaccaggcccgtgtgtactaccctctgaggacgcacaggcgcaagttcagcttcatg</text:p>
      <text:p text:style-name="Preformatted_20_Text"><text:s text:c="11"/>**************************************************** *******</text:p>
      <text:p text:style-name="Preformatted_20_Text"/>
      <text:p text:style-name="Preformatted_20_Text">P01 <text:s text:c="7"/>ttctgctgccactgctgtgccctcaagcagccccacatctgctacgaggacatgttcaag</text:p>
      <text:p text:style-name="Preformatted_20_Text">AP008984.1 ttctgctgccactgctgtgccctcaagcagccccacatctgctacgaggacatgtt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ttgaccactggtacaacgacacgctgtcccaagaggagcagatgggctttgcccaa</text:p>
      <text:p text:style-name="Preformatted_20_Text">AP008984.1 tggcttgaccactggtacaacgacacgctgtcccaagaggagcagatgggctttgc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tgtgggcagccggcgtggtgagaggccacctggagcgcaaggctgctcccctgtct</text:p>
      <text:p text:style-name="Preformatted_20_Text">AP008984.1 catgtgtgggcagccggcgtggtgagaggccacctggagcgcaaggctgctcccct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ggaccaggactcttggcctcagaacctgcgccagatggtcaaacgcacgcgctgg</text:p>
      <text:p text:style-name="Preformatted_20_Text">AP008984.1 cagcaggaccaggactcttggcctcagaacctgcgccagatggtcaaacgcacgcg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agtggctggtgggggagcactacaccaagagcctcaaccacacgctggctggtaca</text:p>
      <text:p text:style-name="Preformatted_20_Text">AP008984.1 gttgagtggctggtgggggagcactacgccaagagcctcaaccacacgctggctggtaca</text:p>
      <text:p text:style-name="Preformatted_20_Text"><text:s text:c="11"/>***************************.********************************</text:p>
      <text:p text:style-name="Preformatted_20_Text"/>
      <text:p text:style-name="Preformatted_20_Text">P01 <text:s text:c="7"/>gaggactacgagcacctgagcaagcacaccatctttgacgactccgagcagctcaggccc</text:p>
      <text:p text:style-name="Preformatted_20_Text">AP008984.1 gaggactacgagcacctgagcaagcacaccatctttgacgactccgagcagctca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aacagcacgcacaacggtactgccaagacctacaagctggagaccttggtggtggac</text:p>
      <text:p text:style-name="Preformatted_20_Text">AP008984.1 atcaacagcacgcacaacggtactgccaagacctacaagctggagaccttggtggt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gtgtacgcagcggacgagctggtggccttcatggtggagtctgggcacgctcaggac</text:p>
      <text:p text:style-name="Preformatted_20_Text">AP008984.1 aatgtgtacgcagcggacgagctggtggccttcatggtggagtctgggcacgctca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accatgttcaggatggccttcaaccagtactacggcgcctacaacgtgtacgacgag</text:p>
      <text:p text:style-name="Preformatted_20_Text">AP008984.1 actaccatgttcaggatggccttcaaccagtactacggcgcctacaacgtgtacga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tccacaaggcgctggacctcgccggcgtggtggactctgtcgcctacatgccctct</text:p>
      <text:p text:style-name="Preformatted_20_Text">AP008984.1 ctgttccacaaggcgctggacctcgccggcgtggtggactctgtcgcctacatgccct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ggctgaggtgctgatcgaggctgccatggacgaggccttctcgtacaaccctgacgag</text:p>
      <text:p text:style-name="Preformatted_20_Text">AP008984.1 gcggctgaggtgctgatcgaggctgccatggacgaggccttctcgtacaaccctga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atgccaggctcaacgcttccagggccaacgcaaccagcaacagcaccctgatgaac</text:p>
      <text:p text:style-name="Preformatted_20_Text">AP008984.1 gaggatgccaggctcaacgcttccagggccaacgcaaccagcaacagcaccctgat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cctgctctctggagcagctgtgcaaggcctatgatgttgctgcgactaccacgccg</text:p>
      <text:p text:style-name="Preformatted_20_Text">AP008984.1 ggcacctgctctctggagcagctgtgcaaggcctatgatgttgctgcgactaccatgccg</text:p>
      <text:p text:style-name="Preformatted_20_Text"><text:s text:c="11"/>*******************************************************.****</text:p>
      <text:p text:style-name="Preformatted_20_Text"/>
      <text:p text:style-name="Preformatted_20_Text">P01 <text:s text:c="7"/>tctccctctgctctcctcagcaccagtgacgtcacaacacccagcatcaggcccaggacc</text:p>
      <text:p text:style-name="Preformatted_20_Text">AP008984.1 tctccctctgctctcctcagcaccagtgacgtcacaacacccagcatcaggcccag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acgtcaccgcgcccagcagcaggaccagtcacaccacgcccccttctggtacccat</text:p>
      <text:p text:style-name="Preformatted_20_Text">AP008984.1 agtgacgtcaccgcgcccagcagcaggaccagtcacaccacgcccccttctggtac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gctccaccgtgtggactgttggtaacattacaatgactgctaatggtacctctgcg</text:p>
      <text:p text:style-name="Preformatted_20_Text">AP008984.1 gatggctccaccgtgtggactgttggtaacattacaatgactgctaatggtacctc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gatgctgaggctgagggatgagggaagagactgctcctattgtacagaagctgtaa</text:p>
      <text:p text:style-name="Preformatted_20_Text">AP008984.1 gggtgatgctgaggctgagggatgagggaagagactgctcctattgtacagaagctg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ctagctttgaatggcctcgtcgcccaacccaggggacatcgtgaggccgctgtcct</text:p>
      <text:p text:style-name="Preformatted_20_Text">AP008984.1 atgtctagctttgaatggcctcgtcgcccaacccaggggacatcgtgaggccgctg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gttctccgctccgcttctctgtcttaggtctaggttaggttagtgcagtgcatgat</text:p>
      <text:p text:style-name="Preformatted_20_Text">AP008984.1 gtctgttctccgctccgcttctctgtcttaggtctaggttaggttagtgcagtgca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gcgttaagttaaaggggtttagtgttaggtttagtgttaggtttagttgtttagtgt</text:p>
      <text:p text:style-name="Preformatted_20_Text">AP008984.1 taagcgttaagttaaaggggtttagtgttaggtttagtgttaggtttagttgttta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gttaggccggtgcatgaaggaaaaggtgccactggcactgacagagtaggtactggg</text:p>
      <text:p text:style-name="Preformatted_20_Text">AP008984.1 ttagttaggccggtgcatgaaggaaaaggtgccactggcactgacagagtaggta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tgagctttagcagaacaggtgtgggggcccagcaaagccacgtgctagaggctgag</text:p>
      <text:p text:style-name="Preformatted_20_Text">AP008984.1 tacctgagctttagcagaacaggtgtgggggcccagcaaagccacgtgctagaggc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ggctgaggtccctgattcgatggtagagggtccaacatcggtaggatagcgcaacg</text:p>
      <text:p text:style-name="Preformatted_20_Text">AP008984.1 ggcaggctgaggtccctgattcgatggtagagggtccaacatcggtaggatagcgc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tttttagttatctattcatcatcatgaatccaattgtcacaggataattacattca</text:p>
      <text:p text:style-name="Preformatted_20_Text">AP008984.1 ttggtttttagttatctattcatcatcatgaatccaattgtcacaggataattacat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acattgtgtattcacaggttactttactttgtgcctttatttgccctcattctgat</text:p>
      <text:p text:style-name="Preformatted_20_Text">AP008984.1 aacaacattgtgtattcacaggttactttactttgtgcctttatttgccctcattc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agcatcttatagttttgttgagcgctggtctggagggggccgtcgcttggggctgc</text:p>
      <text:p text:style-name="Preformatted_20_Text">AP008984.1 gttgagcatcttatagttttgttgagcgctggtctggagggggccgtcgcttggggct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tctgctgttcccgatggggctctggtgcgccacgagtccccggtcctctctgggccct</text:p>
      <text:p text:style-name="Preformatted_20_Text">AP008984.1 cgtctgctgttcccgatggggctctggtgcgccacgagtccccggtcctctctggg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agtttagtttgattatttaaccttcatggattaggtaccattatcatttttcgttta</text:p>
      <text:p text:style-name="Preformatted_20_Text">AP008984.1 cgtagtttagtttgattatttaaccttcatggattaggtaccattatcatttttcg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tacgtgaagttgcatatttctaaaagtggttcaatcgaatgactgagttatgaac</text:p>
      <text:p text:style-name="Preformatted_20_Text">AP008984.1 gtctctacgtgaagttgcatatttctaaaagtggttcaatcgaatgactgagttat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ggttatcattttatttggatacttatggttactcgtaatggttacatatattacat</text:p>
      <text:p text:style-name="Preformatted_20_Text">AP008984.1 gagtggttatcattttatttggatacttatggttactcgtaatggttacatatatt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ttacatatcatactatacggtttacttgtttattttgctcgttactgatctacttca</text:p>
      <text:p text:style-name="Preformatted_20_Text">AP008984.1 atattacatatcatactatacggtttacttgtttattttgctcgttactgatctact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ctctacataccctttactctacaaacccatgactttatctttaccttgttatggc</text:p>
      <text:p text:style-name="Preformatted_20_Text">AP008984.1 gctgactctacataccctttactctacaaacccatgactttatctttaccttgtta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ttgaaagaccgataaattttgtcagaatgtacgatgtggtttaacatcttagcatcg</text:p>
      <text:p text:style-name="Preformatted_20_Text">AP008984.1 taattgaaagaccgataaattttgtcagaatgtacgatgtggtttaacatcttagca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tctttgcttgcttgattaccattattgtgatatattaatggtctttggaagaaacg</text:p>
      <text:p text:style-name="Preformatted_20_Text">AP008984.1 tctctctttgcttgcttgattaccattattgtgatatattaatggtctttggaaga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aaacaagcgatttaacttt-ggggtccggttcccagtgtatgcgtaccactgggcga</text:p>
      <text:p text:style-name="Preformatted_20_Text">AP008984.1 aataaacaagcgatttaactttgggggtccggttcccagtgtatgcgtaccactgggcga</text:p>
      <text:p text:style-name="Preformatted_20_Text"><text:s text:c="11"/>********************** *************************************</text:p>
      <text:p text:style-name="Preformatted_20_Text"/>
      <text:p text:style-name="Preformatted_20_Text">P01 <text:s text:c="7"/>ctctaatgttatactttgtcaaccttattatgtggttccctattttattgaccaaacata</text:p>
      <text:p text:style-name="Preformatted_20_Text">AP008984.1 ctctaatgttatactttgtcaaccttattatgtggttccctattttattgaccaaac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tagtttgttatacaatcttatacaaaaagttcattttgtaatactaccatactgat</text:p>
      <text:p text:style-name="Preformatted_20_Text">AP008984.1 gtgttagtttgttatacaatcttatacaaaaagttcattttgtaatactaccatac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tcatctctagaactgaatatgaatactatcaatacttgcctaccaatacttgcctt</text:p>
      <text:p text:style-name="Preformatted_20_Text">AP008984.1 agtgtcatctctagaactgaatatgaatactatcaatacttgcctaccaatacttg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taataaagaaaattatttgaccttacacatgttcttgtcatcattatcacaatgtt</text:p>
      <text:p text:style-name="Preformatted_20_Text">AP008984.1 actctaataaagaaaattatttgaccttacacatgttcttgtcatcattatcacaa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tgattcaacatttaatatccatccacattcaacattgtatgtatataagtaagtaca</text:p>
      <text:p text:style-name="Preformatted_20_Text">AP008984.1 tattgattcaacatttaatatccatccacattcaacattgtatgtatataagtaagtac-</text:p>
      <text:p text:style-name="Preformatted_20_Text"><text:s text:c="11"/>*********************************************************** </text:p>
      <text:p text:style-name="Preformatted_20_Text"/>
      <text:p text:style-name="Preformatted_20_Text">P01 <text:s text:c="7"/>tcaattgtttgaacataaatgtaagtaataattttttaaaaaaaataaaaaaattgtttg</text:p>
      <text:p text:style-name="Preformatted_20_Text">AP008984.1 --------------------------------------------------aaattgtttg</text:p>
      <text:p text:style-name="Preformatted_20_Text"><text:s text:c="61"/>**********</text:p>
      <text:p text:style-name="Preformatted_20_Text"/>
      <text:p text:style-name="Preformatted_20_Text">P01 <text:s text:c="7"/>acacatcaactgtaagtacatcaattgtttgacacatcatcaagaacttcagcaagacaa</text:p>
      <text:p text:style-name="Preformatted_20_Text">AP008984.1 acacatcaactgtaagtacatcaattgtttgacacatcatcaagaacttcagcaagac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acattagtcagagtcagagtcagagtctggctccacatactctctggacttcttcttg</text:p>
      <text:p text:style-name="Preformatted_20_Text">AP008984.1 agacattagtcagagtcagagtcagagtctggctccacatactctctggacttct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tgtccctcttctcgctcctctccctctcgctcctgtgcttcttgtgcttgtgcttc</text:p>
      <text:p text:style-name="Preformatted_20_Text">AP008984.1 gacttgtccctcttctcgctcctctccctctcgctcctgtgcttcttgtgcttgtg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ccttctccttgtgtgatgagtgagcagagtgagcagagtgagcagagtgagcagag</text:p>
      <text:p text:style-name="Preformatted_20_Text">AP008984.1 ttctccttctccttgtgtgatgagtgagcagagtgagcagagtgagcagagtgagc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agggagaggcagggggtgacccaggggacagctctatcctctctgcagacttgggc</text:p>
      <text:p text:style-name="Preformatted_20_Text">AP008984.1 tgagagggagaggcagggggtgacccaggggacagctctatcctctctgcagactt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tgggagacggctcagcagactgagacgctgaagacggcgcggggcgcttcttggac</text:p>
      <text:p text:style-name="Preformatted_20_Text">AP008984.1 gtcttgggagacggctcagcagactgagacgctgaagacggcgcggggcgcttctt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ccttggggatggcaggggcagcctggtgcaggggtgcaggcacgtgtggctcagca</text:p>
      <text:p text:style-name="Preformatted_20_Text">AP008984.1 ttggccttggggatggcaggggcagcctggtgcaggggtgcaggcacgtgtggct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tggctgaggtgaacagggagtgctccaatactgcaaaggaatcaaagaacacaaca</text:p>
      <text:p text:style-name="Preformatted_20_Text">AP008984.1 gaggtggctgaggtgaacagggagtgctccaacactgcaaaggaatcaaagaacacaaca</text:p>
      <text:p text:style-name="Preformatted_20_Text"><text:s text:c="11"/>********************************.***************************</text:p>
      <text:p text:style-name="Preformatted_20_Text"/>
      <text:p text:style-name="Preformatted_20_Text">P01 <text:s text:c="7"/>catcagacactgtgctgtacagtgtgac-agtgtgacaagtgtgagaaagcaaagaactc</text:p>
      <text:p text:style-name="Preformatted_20_Text">AP008984.1 catcagacactgtgctgtacagtgtgacaagtgtgacaagtgtgagaaagcaaagaactc</text:p>
      <text:p text:style-name="Preformatted_20_Text"><text:s text:c="11"/>**************************** *******************************</text:p>
      <text:p text:style-name="Preformatted_20_Text"/>
      <text:p text:style-name="Preformatted_20_Text">P01 <text:s text:c="7"/>aataattacctccagccaggactgatgcaggggtgctggtctctgcaaactcttgccact</text:p>
      <text:p text:style-name="Preformatted_20_Text">AP008984.1 aataattacctccagccaggactgatgcaggggtgctggtctctgcaaactcttgc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ggcagtgttgaggccatctgggatctgtctgtccatggtgcagaagcgccacttgt</text:p>
      <text:p text:style-name="Preformatted_20_Text">AP008984.1 ctgaggcagtgttgaggccatctgggatctgtctgtccatggtgcagaagcgccac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ctggttgtccatgcagatggcgtcctgccagtctgacttcttgaggatgaagctgg</text:p>
      <text:p text:style-name="Preformatted_20_Text">AP008984.1 accactggttgtccatgcagatggcgtcctgccagtctgacttcttgaggatgaag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cccagggtgaagttgtgcacgggcagcatggggcctgtgatgggaggcagccttg</text:p>
      <text:p text:style-name="Preformatted_20_Text">AP008984.1 tctggcccagggtgaagttgtgcacgggcagcatggggcctgtgatgggaggcagc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acccacagacttgaagagtgtgatgccaggaggcctgaaccaggtccacacggtgg</text:p>
      <text:p text:style-name="Preformatted_20_Text">AP008984.1 gtggacccacagacttgaagagtgtgatgccaggaggcctgaaccaggtccacac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catggtggacctgtcaatgacccagtacgggtcccagtctgtggtgtagtagcgca</text:p>
      <text:p text:style-name="Preformatted_20_Text">AP008984.1 ggcccatggtggacctgtcaatgacccagtacgggtcccagtctgtggtgtagtag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catcacgttctgctctggggttggagggccctctgcctgagaagtggctggtactt</text:p>
      <text:p text:style-name="Preformatted_20_Text">AP008984.1 tggacatcacgttctgctctggggttggagggccctctgcctgagaagtggctggt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gggcatctgtctgggtgctggtgctgctgggtgctgtggtatctgtgctgattgct</text:p>
      <text:p text:style-name="Preformatted_20_Text">AP008984.1 gggagggcatctgtctgggtgctggtgctgctgggtgctgtggtatctgtgctgattg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ggtttggtgggttgctgaggtggctgaggtgtgggttgatgaggtggtggtgtgggtt</text:p>
      <text:p text:style-name="Preformatted_20_Text">AP008984.1 gtggtttggtgggttgctgaggtggctgaggtgtgggttgatgaggtggtggtgtgg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tgtggtggtgtgcttttagcaggtttcttacttggtttctcttcaggctttgctg</text:p>
      <text:p text:style-name="Preformatted_20_Text">AP008984.1 gctgatgtggtggtgtgcttttagcaggtttcttacttggtttctcttcaggcttt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cttggccaggtcaggcttgacgtcctctgttgctgcttcatcacatgaagtgtctt</text:p>
      <text:p text:style-name="Preformatted_20_Text">AP008984.1 tgagcttggccaggtcaggcttgacgtcctctgttgctgcttcatcacatgaagtg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ctcagtctttatgggtacctctgtctcagcatctgaagtgggtgcaggtgttgtgg</text:p>
      <text:p text:style-name="Preformatted_20_Text">AP008984.1 gtggctcagtctttatgggtacctctgtctcagcatctgaagtgggtgcaggtgtt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gtggctgctgtggttgaagttgaagcttcttcttcttcttcatcactgctgtcct</text:p>
      <text:p text:style-name="Preformatted_20_Text">AP008984.1 tggtggtggctgctgtggttgaagttgaagcttcttcttcttcttcatcactgctg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ctcttcaaggtcaaagtctgaaaggaactcttccttgccatagtttctgccctggt</text:p>
      <text:p text:style-name="Preformatted_20_Text">AP008984.1 cctcctcttcaaggtcaaagtctgaaaggaactcttccttgccatagtttctgccc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actctcttcaagctctttgccaaacagtctcacctgcactccttgaggtacctcgt</text:p>
      <text:p text:style-name="Preformatted_20_Text">AP008984.1 tcacactctcttcaagctctttgccaaacagtctcacctgcactccttgaggtacc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ggtcatgacgtgccattcccaccaggtacggtcagcgccagtgatgtgacacagct</text:p>
      <text:p text:style-name="Preformatted_20_Text">AP008984.1 ccttggtcatgacgtgccattcccaccaggtacggtcagcgccagtgatgtgaca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tttgtagagtctgaaggccaggctggaggtggttgagcgcatccagatgtcagagt</text:p>
      <text:p text:style-name="Preformatted_20_Text">AP008984.1 tgactttgtagagtctgaaggccaggctggaggtggttgagcgcatccagatgtca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gcccttcttcttgtacaggcagtgctgagtgtcgcgccagtgcaggatccaagagc</text:p>
      <text:p text:style-name="Preformatted_20_Text">AP008984.1 ctgagcccttcttcttgtacaggcagtgctgagtgtcgcgccagtgcaggatccaa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cttgaagggcagaggtgggcagcgtgtgctgagtgcgctctcgctgtcgtagactg</text:p>
      <text:p text:style-name="Preformatted_20_Text">AP008984.1 ctcccttgaagggcagaggtgggcagcgtgtgctgagtgcgctctcgctgtcgtag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tccgtaggcctgctgctgtggggagagacctgtgggctgcagagtggtgaactgca</text:p>
      <text:p text:style-name="Preformatted_20_Text">AP008984.1 gaggtccgtaggcctgctgctgtggggagagacctgtgggctgcagagtggtgaac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agtcaaatttttgctgagcgttcctgttcacgatgaagaaagcagcgccgtctgcct</text:p>
      <text:p text:style-name="Preformatted_20_Text">AP008984.1 cccagtcaaatttttgctgagcgttcctgttcacgatgaagaaagcagcgccgtct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tctgtagatgggcttcagcgtctggtgctgagtcttgggcaacttggggtcaggct</text:p>
      <text:p text:style-name="Preformatted_20_Text">AP008984.1 tgactctgtagatgggcttcagcgtctggtgttgagtcttgggcaacttggggtcaggct</text:p>
      <text:p text:style-name="Preformatted_20_Text"><text:s text:c="11"/>*******************************.****************************</text:p>
      <text:p text:style-name="Preformatted_20_Text"/>
      <text:p text:style-name="Preformatted_20_Text">P01 <text:s text:c="7"/>tcttcacggggctggtgcccagctcaaacttctcctcagcagtcagagtgtgcgttggag</text:p>
      <text:p text:style-name="Preformatted_20_Text">AP008984.1 tcttcacggggctggtgcccagctcaaacttctcctcagcagtcagagtgtgcgtt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agtggttaggtctgccgttgagcagcgtgccagtgggtacactgcaccactcaaacc</text:p>
      <text:p text:style-name="Preformatted_20_Text">AP008984.1 caaagtggttaggtctgccgttgagcagcgtgccagtgggtacgctgcaccactcaaacc</text:p>
      <text:p text:style-name="Preformatted_20_Text"><text:soft-page-break/><text:s text:c="11"/>*******************************************.****************</text:p>
      <text:p text:style-name="Preformatted_20_Text"/>
      <text:p text:style-name="Preformatted_20_Text">P01 <text:s text:c="7"/>accactcagtgtacaggtgagactcagcatgatcaaccaagtcagctctaatgcaagcaa</text:p>
      <text:p text:style-name="Preformatted_20_Text">AP008984.1 accactcagtgtacaggtgagactcagcatgatcaaccaagtcagctctaatgcaa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gtgtctctggtacggagtaccctcagcgttcttagcacaccaccacccatcagtca</text:p>
      <text:p text:style-name="Preformatted_20_Text">AP008984.1 cagcgtgtctctggtacggagtaccctcagcgttcttagcacaccaccacccatca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tttctaatcaaataaccactgtttccacacgtcacatgataacactcaatgtcat</text:p>
      <text:p text:style-name="Preformatted_20_Text">AP008984.1 gtctctttctaatcaaataaccactgtttccacacgtcacatgataacactcaatg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cgaatcgttgaaagcctttctagggtttgcaagtttaggaccaaaactctttaccg</text:p>
      <text:p text:style-name="Preformatted_20_Text">AP008984.1 tcttcgaatcgttgaaagcctttctagggtttgcaagtttaggaccaaaactcttt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cctgtgtctggcaccagcgctgaacttcttccattcccagtcaccattcttgcgag</text:p>
      <text:p text:style-name="Preformatted_20_Text">AP008984.1 tgctcctgtgtttggcaccagcgctgaacttcttccattcccagtcaccattcttgcgag</text:p>
      <text:p text:style-name="Preformatted_20_Text"><text:s text:c="11"/>***********.************************************************</text:p>
      <text:p text:style-name="Preformatted_20_Text"/>
      <text:p text:style-name="Preformatted_20_Text">P01 <text:s text:c="7"/>gtttgatccagaaggcatcaccctcgtacgagtgcacgtagaaacgcatggctcaagtgt</text:p>
      <text:p text:style-name="Preformatted_20_Text">AP008984.1 gtttgatccagaaggcatcaccctcgtacgagtgcacgtagaaacgcatggctcaa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gttgagagaagagacaaggcgagaaagtaa--aaaagacagagtatgtcaatgact</text:p>
      <text:p text:style-name="Preformatted_20_Text">AP008984.1 tgaggttgagagaagagacaaggcgagaaagtaaaaaaaagacagagtatgtcaatgact</text:p>
      <text:p text:style-name="Preformatted_20_Text"><text:s text:c="11"/>********************************** <text:s/>************************</text:p>
      <text:p text:style-name="Preformatted_20_Text"/>
      <text:p text:style-name="Preformatted_20_Text">P01 <text:s text:c="7"/>ctcgttgtacaaacggacagagtttcaccctcgcgcaaaagtgtcagaaattgagaggta</text:p>
      <text:p text:style-name="Preformatted_20_Text">AP008984.1 ctcgttgtacaaacggacagagtttcaccctcgcgcaaaagtgtcagaaattgagag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ctcgacgcccttatcaagggcagcgccgcccaccacaacccgaaactgatcctcc</text:p>
      <text:p text:style-name="Preformatted_20_Text">AP008984.1 cgacgctcgacgcccttatcaagggcagcgccgcccaccacaacccgaaactgatc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tcgccttcaaaaccctcctctttgacgtcagaccctcccttattgccacaatgcta</text:p>
      <text:p text:style-name="Preformatted_20_Text">AP008984.1 ctcttcgccttcaaaaccctcctctttgacgtcagaccctcccttattgccacaatg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atcaataggcgttaaatgcgtcattaacggtcagtgtcgcaatcagtggcaacagt</text:p>
      <text:p text:style-name="Preformatted_20_Text">AP008984.1 ccacatcaataggcgttaaatgcgtcattaacggtcagtgtcgcaatcagtggcaa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ccctttattagtcatcctttcctcgtaatcgccgttaaatgcgtcattaacggtca</text:p>
      <text:p text:style-name="Preformatted_20_Text">AP008984.1 cacaccctttattagtcatcctttcctcgtaatcgccgttaaatgcgtcattaacg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cgcaatcagtggcaacagtcacacctttttcctcgtaatcgagtcaccctttcctc</text:p>
      <text:p text:style-name="Preformatted_20_Text">AP008984.1 gtgtcgcaatcagtggcaacagtcacacctttttcctcgtaatcgagtcaccctt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atctaatctagtcacttcactccttcgccatgtatgccctggccatgtattgcccct</text:p>
      <text:p text:style-name="Preformatted_20_Text">AP008984.1 gtaatctaatctagtcacttcactccttcgccatgtatgccctggccatgtattgc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gtacgctacaccctggccatgtacgctgtatagtacaccctggtcataatagtcta</text:p>
      <text:p text:style-name="Preformatted_20_Text">AP008984.1 gactgtacgctacaccctggccatgtacgctgtatagtacaccctggtcataatag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taagtattatgtctaagtattagtattatagtattagtattatagtattatgtatg</text:p>
      <text:p text:style-name="Preformatted_20_Text">AP008984.1 tgtctaagtattatgtctaagtattagtattatagtattagtattatagtattatgta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tctaagtacaagtatttgtctaagtataatgtctaagtatagtaagtttaatgtctaa</text:p>
      <text:p text:style-name="Preformatted_20_Text">AP008984.1 tgtctaagtacaagtatttgtctaagtataatgtctaagtatagtaagtttaatgtc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taatgtctaagtatttgtctaagtttaatgtctaagtatttgtctaagtttaatgtc</text:p>
      <text:p text:style-name="Preformatted_20_Text">AP008984.1 gtttaatgtctaagtatttgtctaagtttaatgtctaagtatttgtctaagtataatgtc</text:p>
      <text:p text:style-name="Preformatted_20_Text"><text:s text:c="11"/>**************************************************** *******</text:p>
      <text:p text:style-name="Preformatted_20_Text"/>
      <text:p text:style-name="Preformatted_20_Text">P01 <text:s text:c="7"/>taagtatttgtctaagtataatgtctaagtatagtaagtttaatgtctaagtttaatgtc</text:p>
      <text:p text:style-name="Preformatted_20_Text">AP008984.1 taagtatttgtctaagtataatgtctaagtatagtaagtttaatgtctaagtttaa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gtataagaactttatggcctcttgtgcctcattagttcttcattattttattatatt</text:p>
      <text:p text:style-name="Preformatted_20_Text">AP008984.1 taagtataagaactttatggcctcttgtgcctcattagttcttcattattttattat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tatgaactaccctcatcgtggtaggattattgttatatgttatacttgtgtacttgt</text:p>
      <text:p text:style-name="Preformatted_20_Text">AP008984.1 atttatgaactaccctcatcgtggtaggattattgttatatgttatacttgtgtac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acacatgagtgcaat--gagagagtcagaaaaacaattcaacatcatttattaaagt</text:p>
      <text:p text:style-name="Preformatted_20_Text">AP008984.1 attacacatgagtgcaatgagagagagtcagaaaaacaattcaacatcatttattaaagt</text:p>
      <text:p text:style-name="Preformatted_20_Text"><text:s text:c="11"/>****************** <text:s/>****************************************</text:p>
      <text:p text:style-name="Preformatted_20_Text"/>
      <text:p text:style-name="Preformatted_20_Text">P01 <text:s text:c="7"/>aaatagttacacacatgagcatggtactgttttgtattttcacatcagcatcaaacatca</text:p>
      <text:p text:style-name="Preformatted_20_Text">AP008984.1 aaatagttacacacatgagcatggtactgttttgtattttcacatcagcatcaaac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tcaaacatcaaacattcaagaatcaagtaataatatctgcatagcat---------</text:p>
      <text:p text:style-name="Preformatted_20_Text">AP008984.1 aacatcaaacatcaaacattcaagaatcaagtaataatatctgcatagcataacaatcac</text:p>
      <text:p text:style-name="Preformatted_20_Text"><text:s text:c="11"/>*************************************************** <text:s text:c="8"/></text:p>
      <text:p text:style-name="Preformatted_20_Text"/>
      <text:p text:style-name="Preformatted_20_Text">P01 <text:s text:c="7"/>atagcataacaatgtacaaggatcagatctttgagtgtaaaagtgtaaagagagtctatt</text:p>
      <text:p text:style-name="Preformatted_20_Text">AP008984.1 atagcataacaatgtacaaggatcagatctttgagtgtaaaagtgtaaagagagtct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tgctcttctgcccctcttcttgttcttgctgccaactggtctacctggcccacgct</text:p>
      <text:p text:style-name="Preformatted_20_Text">AP008984.1 ttcttgctcttctgcccctcttcttgttcttgctgccaactggtctacctggccca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caacctgggcagcaacagcagcgaccacagcggcctcttcctcctctgcatcaggct</text:p>
      <text:p text:style-name="Preformatted_20_Text">AP008984.1 tagcaacctgggcagcaacagcagcgaccacagcggcctcttcctcctctgcatca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tggctcaggcagaccactctctctggctctctcagctctctgctctctgtcactgc</text:p>
      <text:p text:style-name="Preformatted_20_Text">AP008984.1 cctctggctcaggcagaccactctctctggctctctcagctctctgctctctgtca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ctcacacgctcagcttcaagcagtgctgggtcaagtggctcggacacaacacgaa</text:p>
      <text:p text:style-name="Preformatted_20_Text">AP008984.1 gtctcctcacacgctcagcttcaagcagtgctgggtcaagtggctcggacacaacac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acatgcaggcgtcctcatcaccgtccgactcgtcagcgtcttcgtcctcctcatcat</text:p>
      <text:p text:style-name="Preformatted_20_Text">AP008984.1 caaacatgcaggcgtcctcatcaccgtccgactcgtcagcgtcttcgtcctcctca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ctcctctcccctgggctcttgcttgatgaaggccagcactgcgagttgttggtgca</text:p>
      <text:p text:style-name="Preformatted_20_Text">AP008984.1 cagcctcctctcccctgggctcttgcttgatgaaggccagcactgcgagttgttgg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tggtgtgagaagtgtagagttaggggtagagggctcaccagcatcagcatcagcag</text:p>
      <text:p text:style-name="Preformatted_20_Text">AP008984.1 gtgatggtgtgagaagtgtagagttaggggtagagggctcaccagcatcagcatcagc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gacctctgtgtctctggaacatgtgtgacttgtgtctctgtctctggctctggtgtct</text:p>
      <text:p text:style-name="Preformatted_20_Text">AP008984.1 aggacctctgtgtctctggaacatgtgtgacttgtgtctctgtctctggctctggt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ctcagcagtggcgtcttgtggcacctcaccctcctcagcatcctcaccctcctcag</text:p>
      <text:p text:style-name="Preformatted_20_Text">AP008984.1 ctggctcagcagtggcgtcttgtggcacctcaccctcctcagcatcctcaccctcc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tcagcagtctcagcatcatcagcagtctcttgtgggtctctgtctgcagtggaca</text:p>
      <text:p text:style-name="Preformatted_20_Text">AP008984.1 catcatcagcagtctcagcatcatcagcagtctcttgtgggtctctgtctgcagtg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ctcctcctcaccagcatcagcagcaggc---------tcatcatcatcatcagagt</text:p>
      <text:p text:style-name="Preformatted_20_Text">AP008984.1 tcacctcctcctcaccagcatcagcagcaggctcatcatcatcatcatcatcatcagagt</text:p>
      <text:p text:style-name="Preformatted_20_Text"><text:s text:c="11"/>******************************** <text:s text:c="8"/>*******************</text:p>
      <text:p text:style-name="Preformatted_20_Text"/>
      <text:p text:style-name="Preformatted_20_Text">P01 <text:s text:c="7"/>cagagatgaggatggtctcagtctgttgtggtggtggtgtggacttggctgcacggcgct</text:p>
      <text:p text:style-name="Preformatted_20_Text">AP008984.1 cagagatgaggatggtctcagtctgttgtggtggtggtgtggacttggctgcacgg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acggcttgcaagacggctgaagtacaggtcttcttgctcttgcttgggtacagtga</text:p>
      <text:p text:style-name="Preformatted_20_Text">AP008984.1 gctcacggcttgcaagacggctgaagtacaggtcttcttgctcttgcttgggtaca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tgacaggtgcaggtgcagactcttcctcaccttctccatcactcagctgtgccactt</text:p>
      <text:p text:style-name="Preformatted_20_Text">AP008984.1 cagtgacaggtgcaggtgcagactcttcctcaccttctccatcactcagctgtgcc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ttgtggtggtggtggtggtggtgggtgggagtgcgtggtgcaggttcaggtgctgt</text:p>
      <text:p text:style-name="Preformatted_20_Text">AP008984.1 ggtgttgtggtggtggt-----------gtgggagtgcgtggtgcaggttcaggtgctgt</text:p>
      <text:p text:style-name="Preformatted_20_Text"><text:s text:c="11"/>***************** <text:s text:c="10"/>********************************</text:p>
      <text:p text:style-name="Preformatted_20_Text"/>
      <text:p text:style-name="Preformatted_20_Text">P01 <text:s text:c="7"/>ctgctgctgtacctctgctgctgcagtctcctcatcatcactgctggatgtcacattgtc</text:p>
      <text:p text:style-name="Preformatted_20_Text">AP008984.1 ctgctgctgtacctctgctgctgcagtctcctcatcatcactgctggatgtcacat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tactgcttcaccttcttcaacagcaggctggaagggtcgtagggtgcaaagccgcg</text:p>
      <text:p text:style-name="Preformatted_20_Text">AP008984.1 tgcatactgcttcaccttcttcaacagcaggctggaagggtcgtagggtgcaaagc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acagtgtcccatctcttggcagccaggtcacacaccttctgcatgctgccagtctt</text:p>
      <text:p text:style-name="Preformatted_20_Text">AP008984.1 tctgacagtgtcccatctcttggcagccaggtcacacaccttctgcatgctgccag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atctcccccatgctgccaaatctgtaacacatctccatggcaaggcacatgaaggc</text:p>
      <text:p text:style-name="Preformatted_20_Text">AP008984.1 gttcatctcccccatgctgccaaatctgtaacacatctccatggcaaggcacatga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ttgcaatctgcacacacaatacaagagagagcacacatgagacactgaacatgaac</text:p>
      <text:p text:style-name="Preformatted_20_Text">AP008984.1 cttcttgcaatctgcacacacaatacaagagagagcacacatgagacactgaacat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aacacaacaacattcacaatattcacaatagtattgagtgtgtgtgtgtgtgtgtt</text:p>
      <text:p text:style-name="Preformatted_20_Text">AP008984.1 actgaacacaacaacattcacaatattcacaatagca---------------------tt</text:p>
      <text:p text:style-name="Preformatted_20_Text"><text:s text:c="11"/>***********************************.* <text:s text:c="20"/>**</text:p>
      <text:p text:style-name="Preformatted_20_Text"/>
      <text:p text:style-name="Preformatted_20_Text">P01 <text:s text:c="7"/>gtgtgtgtgtgtgtgtgtgtgtgtgtgtgtgtgtgtgtgtgtgtgtgtgtgtgtgtgtgt</text:p>
      <text:p text:style-name="Preformatted_20_Text">AP008984.1 gtgtgtgtgtgtgtgtgtgtgtgtgtgtgtgtgtgtgtgtgtgtgtgtgtgtgtgt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gtgataagagtatggaataatacttacgggtgatggggatggattcacgcgcagca</text:p>
      <text:p text:style-name="Preformatted_20_Text">AP008984.1 gtgtgtgataagagtatggaataatacttacgggtgatggggatggattcacgcgcag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aaggccccagcttctcacgtctctcctggcgtctgtgtttacgtctggaaggacctggt</text:p>
      <text:p text:style-name="Preformatted_20_Text">AP008984.1 taaggccccagcttctcacgtctctcctggcgtctgtgtttacgtctggaaggacc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cttcatcactgctctcttgcggcttccagtcagctgcccatctgtctgcgctctgc</text:p>
      <text:p text:style-name="Preformatted_20_Text">AP008984.1 gcatcctcatcactgctctcttgcggcttccagtcagctgcccatctgtctgcgctctgc</text:p>
      <text:p text:style-name="Preformatted_20_Text"><text:s text:c="11"/>*****.******************************************************</text:p>
      <text:p text:style-name="Preformatted_20_Text"/>
      <text:p text:style-name="Preformatted_20_Text">P01 <text:s text:c="7"/>ttccatggcttgtcagctcccttgtcactcttgtcagagtgcttgtgctgcttgctcttg</text:p>
      <text:p text:style-name="Preformatted_20_Text">AP008984.1 ttccatggcttgtcagctcccttgtcactcttgtcagagtgcttgtgctgcttgc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cagagggagagggtgagcgcttgcgctttctcttgccaccttccttggctcttggt</text:p>
      <text:p text:style-name="Preformatted_20_Text">AP008984.1 ggctcagagggagagggtgagcgcttgcgctttctcttgccaccttccttggctct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ccgctcttcaggtaccatttcaacctcactcctatctagcatcacaacaggtgtt</text:p>
      <text:p text:style-name="Preformatted_20_Text">AP008984.1 ggtgactgctcttcaggtaccatttcaacctcactcctatctagcatcacaacaggtgtt</text:p>
      <text:p text:style-name="Preformatted_20_Text"><text:s text:c="11"/>******.*****************************************************</text:p>
      <text:p text:style-name="Preformatted_20_Text"/>
      <text:p text:style-name="Preformatted_20_Text">P01 <text:s text:c="7"/>ctggactcaccaagtctctgctgaccagatgaattgggtggtgtggacctggacctggac</text:p>
      <text:p text:style-name="Preformatted_20_Text">AP008984.1 ctggactcaccaagtctctgctgagcagatgaattgggtggtgtggacctggacctggac</text:p>
      <text:p text:style-name="Preformatted_20_Text"><text:s text:c="11"/>************************ ***********************************</text:p>
      <text:p text:style-name="Preformatted_20_Text"/>
      <text:p text:style-name="Preformatted_20_Text">P01 <text:s text:c="7"/>ctggagtctttcctcacagtcttgggcttttgcttgggtcttgctctgcgtgtgccatgc</text:p>
      <text:p text:style-name="Preformatted_20_Text">AP008984.1 ctggagtctttcctcacagtcttgggcttttgcttgggtcttgctctgcgtgtgcc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tgatgtactgtctgtagtctggtactgtcatgtccatctcagcagctgcagcctgc</text:p>
      <text:p text:style-name="Preformatted_20_Text">AP008984.1 tccttgatgtactgtctgtagtctggtactgtcatgtccatctcagcagctgcagc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tggccttcagtctggctctgtagtgcctgtccctcctggccttgtaccacttggag</text:p>
      <text:p text:style-name="Preformatted_20_Text">AP008984.1 tccttggccttcagtctggctctgtagtgcctgtccctcctggccttgtaccactt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ctcaggctcagtcagtggtggtgcaaactcagagtcagattcaggacgctttctg</text:p>
      <text:p text:style-name="Preformatted_20_Text">AP008984.1 cgtctctcaggctcagtcagtggtggtgcaaactcagagtcagattcaggacgctt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tcttcatcagactgttcaatctcactctcatccagctctaccctcacacgttttggc</text:p>
      <text:p text:style-name="Preformatted_20_Text">AP008984.1 ggttcttcatcagactgttcaatctcactctcatccagctctaccctcacacgttt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gcttgggtggtggtgtgggctgagaaggtccagacacactcacatcatcttcctcc</text:p>
      <text:p text:style-name="Preformatted_20_Text">AP008984.1 ttgtgcttgggtggtggtgtgggctgagaaggtccagacacactcacatcatcttc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caacaacatgtttcttgctcttgtgcttgctcttgtctttcttcttcttgtccctc</text:p>
      <text:p text:style-name="Preformatted_20_Text">AP008984.1 tcttcaacaacatgtttcttgctcttgtgcttgctcttgtctttcttcttcttgtc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ctttctctctcctctctctcttgtctttgcttttgcttttgcttttcttttt-tct</text:p>
      <text:p text:style-name="Preformatted_20_Text">AP008984.1 ttctctttctctctcctctctctcttgtctttgcttttgcttttgcttttctttttctct</text:p>
      <text:p text:style-name="Preformatted_20_Text"><text:s text:c="11"/>******************************************************** ***</text:p>
      <text:p text:style-name="Preformatted_20_Text"/>
      <text:p text:style-name="Preformatted_20_Text">P01 <text:s text:c="7"/>ttctcaccatgcttgcttgacttgcgtctcacaacaacatcttcactatcttcttcttct</text:p>
      <text:p text:style-name="Preformatted_20_Text">AP008984.1 ttctcaccatgcttgcttgacttgcgtctcacaacaacatcttcactatcttcttc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cagcaagagcttcttctacaacctcttcttcagtctcttccccaccactcaaaaca</text:p>
      <text:p text:style-name="Preformatted_20_Text">AP008984.1 tcaacagcaagagcttcttctacaacctcttcttcagtctcttccccaccactcaaaa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aagagtcttaccatgggtcagaggctggttgtcatgctcaagaggtccttgcagatca</text:p>
      <text:p text:style-name="Preformatted_20_Text">AP008984.1 acaagagtcttaccatgggtcagaggctggttgtcatgctcaagaggtccttgcag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tctgtagcgctgtctcatttgctcatgcagacgctcgatctcatcaggctcatag</text:p>
      <text:p text:style-name="Preformatted_20_Text">AP008984.1 gtctctctgtagcgctgtctcatttgctcatgcagacgctcgatctcatcaggctca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acaaatcagttgctctcacagacttcttggctactggtacacgtgctgaagaggta</text:p>
      <text:p text:style-name="Preformatted_20_Text">AP008984.1 tcagacaaatcagttgctctcacagacttcttggctactggtacacgtgctgaagag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tgttggaggtcttgctgatctgggtgttgaagaagcgaactttcttgctgctttc</text:p>
      <text:p text:style-name="Preformatted_20_Text">AP008984.1 cctgctgttggaggtcttgctgatctgggtgttgaagaagcgaactttcttgctgct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gctgctggcgctgctgctcggtctcgctatcgtactcggatgaagacatggtacta</text:p>
      <text:p text:style-name="Preformatted_20_Text">AP008984.1 acttgctgctggcgctgctgctcggtctcgctatcgtactcggatgaagacatggt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tagttgttcaagtatcaaagtgtcaaagtgttcaaagcgctcaaacgacaaagtgt</text:p>
      <text:p text:style-name="Preformatted_20_Text">AP008984.1 gttgtagttgttcaagtatcaaagtgtcaaagtgttcaaagcgctcaaacgacaaa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agtctcgaaaaagtaacaaagtgtcaatgaaagtctacgaacgctaagcgaaaatgc</text:p>
      <text:p text:style-name="Preformatted_20_Text">AP008984.1 caaagtctcgaaaaagtaacaaagtgtcaatgaaagtctacgaacgctaagcgaaa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gcggcgtgctctgataagaatggcagcttcccgctcagtctctcctttatgagcgcg</text:p>
      <text:p text:style-name="Preformatted_20_Text">AP008984.1 aaggcggcgtgctctgataagaatggcagcttcccgctcagtctctcctttatgag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ctccgcctcccagccccgcccgcacagaggtgactcagttaagtttcgattcacgc</text:p>
      <text:p text:style-name="Preformatted_20_Text">AP008984.1 ccggctccgcctcccagccccgcccgcacagaggtgactcagttaagtttcgattc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aggcgtcgcccacgccgtctcacagggcgtcgtcacaacaagtccaagtatgtacaa</text:p>
      <text:p text:style-name="Preformatted_20_Text">AP008984.1 ccaaggcgtcgcccacgccgtctcacagggcgtcgtcacaacaagtccaagtatgt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ttacaataattacagtcttgcaatgaatcagagtttctgtcttactcaatcctgcga</text:p>
      <text:p text:style-name="Preformatted_20_Text">AP008984.1 tatttacaataattacagtcttgcaatgaatcagagtttctgtcttactcaatcct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ttgcctgcggggcagcttcggcctcgttgccctcctcgtcgctgtcccttgtacgc</text:p>
      <text:p text:style-name="Preformatted_20_Text">AP008984.1 cgccttgcctgcggggcagcttcggcctcgttgccctcctcgtcgctgtcccttgt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tgcctgacgctcttggtgctctctgtaggccctctccatgctctccttgcgcctc</text:p>
      <text:p text:style-name="Preformatted_20_Text">AP008984.1 cgtcttgcctgacgctcttggtgctctctgtaggccctctccatgctctccttgcg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catcacacaacagactgtaaggtgtagcataagaagtagactctacctcacactcc</text:p>
      <text:p text:style-name="Preformatted_20_Text">AP008984.1 ttcacatcacacaacagactgtaaggtgtagcataagaagtagactctacttcacactcc</text:p>
      <text:p text:style-name="Preformatted_20_Text"><text:s text:c="11"/>**************************************************.*********</text:p>
      <text:p text:style-name="Preformatted_20_Text"/>
      <text:p text:style-name="Preformatted_20_Text">P01 <text:s text:c="7"/>actccgttgatcactctgttcatggtcaggctgctctgctcagtcaccctcacatgtgaa</text:p>
      <text:p text:style-name="Preformatted_20_Text">AP008984.1 actccgttgatcactctgttcatggtcaggctgctctgctcagtcaccctcacatg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tgtccccatcataagacgtcgtgctgtcaggcgcacactcgtcctcatcactccat</text:p>
      <text:p text:style-name="Preformatted_20_Text">AP008984.1 gagttgtccccatcataagacgtcgtgctgtcaggcgcacactcgtcctcatcactcc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atgcacatcagccatgctcattgaacgtacactggtgtcactcactgtgttgtcttgt</text:p>
      <text:p text:style-name="Preformatted_20_Text">AP008984.1 gtatgcacatcagccatgctcattgaacgtacactggtgtcactcactgtgttgtc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agcgtctacagcgatggtgcgtctccatgagctggtctcccccgtaaccagatcc</text:p>
      <text:p text:style-name="Preformatted_20_Text">AP008984.1 agaggagcgtctacagcgatggtgcgtctccatgagctggtctcccccgtaaccag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ggtgcctgggcagctcatctagtctcaggcctaccagtctgaaggtgtctacgtgc</text:p>
      <text:p text:style-name="Preformatted_20_Text">AP008984.1 ttgaggtgcctgggcagctcatctagtctcaggcctaccagtctgaaggtgtcta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tctgaaacactcggtgtagatggtcaggcacagcatcttgagcgtggtcagggtc</text:p>
      <text:p text:style-name="Preformatted_20_Text">AP008984.1 gtggttctgaaacactcggtgtagatggtcaggcacagcatcttgagcgtggtcag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tgaaaccaaacagttcacgcaccactctgaacacagtgcaggcggcttgtctcacc</text:p>
      <text:p text:style-name="Preformatted_20_Text">AP008984.1 aggttgaaaccaaacagttcacgcaccactctgaacacagtgcaggcggcttgtct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acttcagcctgtcgtccacctgccatgctgggctgcccctcgcgtctctatggatg</text:p>
      <text:p text:style-name="Preformatted_20_Text">AP008984.1 tcacacttcagcctgtcgtccacctgccatgctgggctgcccctcgcgtctctatg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agacgctcttcagcctcagcctcagctcaaacatggtctctggtgtgcacagcgtg</text:p>
      <text:p text:style-name="Preformatted_20_Text">AP008984.1 gagaagacgctcttcagcctcagcctcagctcaaacatggtctctggtgtgcacag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cgtggtcagtcacaccaagcacgagtcgcgtcgccttgatcaccgtcgcacacgtc</text:p>
      <text:p text:style-name="Preformatted_20_Text">AP008984.1 cgtccgtggtcagtcacaccaagcacgagtcgcgtcgccttgatcaccgtcgcaca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tcccgggtctgaacatctctgggatgatgtccctcagtccagccatcacaagcact</text:p>
      <text:p text:style-name="Preformatted_20_Text">AP008984.1 gtcctcacgggtctgaacatctctgggatgatgtccctcagtccagccatcacaagcact</text:p>
      <text:p text:style-name="Preformatted_20_Text"><text:s text:c="11"/>****** *****************************************************</text:p>
      <text:p text:style-name="Preformatted_20_Text"/>
      <text:p text:style-name="Preformatted_20_Text">P01 <text:s text:c="7"/>gcgttgtttgccattgtaggttgttggtgtagtattagagcactagtattagagcactaa</text:p>
      <text:p text:style-name="Preformatted_20_Text">AP008984.1 gcgttgtttgccattgtaggttgttggtgtagtattagagcactagtattagagcac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attaaagtgttagagtacaaacgacgtagcgtctaggtctatagtctagagtatga</text:p>
      <text:p text:style-name="Preformatted_20_Text">AP008984.1 aagtattaaagtgttagagtacaaacgacgtagcgtctaggtctatagtctagagta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agttgagcggcagccattgcgcatgtcccacattagctcctccccttcccacccaa</text:p>
      <text:p text:style-name="Preformatted_20_Text">AP008984.1 atgaagttgagcggcagccattgcgcctgtcccacattagctcctccccttcccacccaa</text:p>
      <text:p text:style-name="Preformatted_20_Text"><text:s text:c="11"/>************************** *********************************</text:p>
      <text:p text:style-name="Preformatted_20_Text"/>
      <text:p text:style-name="Preformatted_20_Text">P01 <text:s text:c="7"/>tgaataatcgaacggtcatcacacacccttcccagcagtgggtgactcatagtaattaag</text:p>
      <text:p text:style-name="Preformatted_20_Text">AP008984.1 tgaataatcgaacggtcatcacacacccttcccagcagtgggtgactcatagtaatt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tacaaaacgaaacatagtaattaagtgttgcgcaaaacgaaaaccacagtaatta</text:p>
      <text:p text:style-name="Preformatted_20_Text">AP008984.1 tggtgtacaaaacgaaacatagtaattaagtgttgcgcaaaacgaaaaccacagtaa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ttgcgcaaaacgaaacagttgtgcgaaacgaaaccacagtgattaagtgttgcgca</text:p>
      <text:p text:style-name="Preformatted_20_Text">AP008984.1 agtgttgcgcaaaacgaaacagttgtgcgaaacgaaaccacagtgattaagtgttgcg--</text:p>
      <text:p text:style-name="Preformatted_20_Text"><text:s text:c="11"/>********************************************************** <text:s/></text:p>
      <text:p text:style-name="Preformatted_20_Text"/>
      <text:p text:style-name="Preformatted_20_Text">P01 <text:s text:c="7"/>aaacgaaacagttgtgcgaaacgaaaccacagtgattaagtgttgcacaaaacgaaacag</text:p>
      <text:p text:style-name="Preformatted_20_Text">AP008984.1 -----------------------------------------------caaaacgaaacag</text:p>
      <text:p text:style-name="Preformatted_20_Text"><text:soft-page-break/><text:s text:c="58"/>*************</text:p>
      <text:p text:style-name="Preformatted_20_Text"/>
      <text:p text:style-name="Preformatted_20_Text">P01 <text:s text:c="7"/>ttgtgcgaaacgaaaccacagtgattaagtgttgcgcaaaacgaaacagttgtgcgaaac</text:p>
      <text:p text:style-name="Preformatted_20_Text">AP008984.1 ttgtgcgaaacgaaaccacagtgattaagtgttgcgcaaaacgaaacagttgtgcga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aaccacagttaagtg------------------------------------------</text:p>
      <text:p text:style-name="Preformatted_20_Text">AP008984.1 gaaaaccacagttaagtgttgtcaaaacgaaacagttgtgcgaaacgaaaaccacagtta</text:p>
      <text:p text:style-name="Preformatted_20_Text"><text:s text:c="11"/>****************** <text:s text:c="41"/></text:p>
      <text:p text:style-name="Preformatted_20_Text"/>
      <text:p text:style-name="Preformatted_20_Text">P01 <text:s text:c="7"/>----ttgtcaaaacgaaacagttgtgcgaaacgaaaccacagtgattaagtgttgtcaaa</text:p>
      <text:p text:style-name="Preformatted_20_Text">AP008984.1 agtgttgtcaaaacgaaacagttgtgcgaaacgaaaccacagtgattaagtgttgtcaaa</text:p>
      <text:p text:style-name="Preformatted_20_Text"><text:s text:c="15"/>********************************************************</text:p>
      <text:p text:style-name="Preformatted_20_Text"/>
      <text:p text:style-name="Preformatted_20_Text">P01 <text:s text:c="7"/>acgaatcatagtaattaagtgttgcgcaaaatgaaaaccacaacgatcggtgtcattcaa</text:p>
      <text:p text:style-name="Preformatted_20_Text">AP008984.1 acgaatcatagtaattaagtgttgcgcaaaatgaaaaccacaacgatcggtgtcat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tgtttgtttattctcacatcacacgcaatcaatcacaattcaatacaatacaattc</text:p>
      <text:p text:style-name="Preformatted_20_Text">AP008984.1 aacatgtttgtttattctcacatcacacgcaatcaatcacaattcaatacaatacaa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tcaacggtaaattggacaaagacattatggacatggcactgggcaatggtgtggatg</text:p>
      <text:p text:style-name="Preformatted_20_Text">AP008984.1 aattcaacggtaaattggacaaagacattatggacatggcactgggcaatggtgtg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gcttggttcatcttcatcttctgtggtagtggaagtgtggggcagccatctcaagc</text:p>
      <text:p text:style-name="Preformatted_20_Text">AP008984.1 gtgtgcttggttcatcttcatcttctgtggtagtggaagtgtggggcagccatctca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accagtgcgtctctgtagtctcctctgtctcatcagtgtccacagctccttgaagt</text:p>
      <text:p text:style-name="Preformatted_20_Text">AP008984.1 tctgaccagtgcgtctctgtagtctcctctgtctcatcagtgtccacagctccttga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gctctgcctgcccttcatcagctcaaagtgtgaggcctgtctgtgtgtggggttgg</text:p>
      <text:p text:style-name="Preformatted_20_Text">AP008984.1 cacagctctgcctgcccttcatcagctcaaagtgtgaggcctgtctgtgtgtgggg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tggccttgtgctccatgtatgtgggctcatcctcacacagtgtccctgtacgtgaca</text:p>
      <text:p text:style-name="Preformatted_20_Text">AP008984.1 gtatggccttgtgctccatgtatgtgggctcatcctcacacagtgtccctgtacgt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ccattagtataaagtgccaaagtactagaagtgccaaagtactagcaatataataa</text:p>
      <text:p text:style-name="Preformatted_20_Text">AP008984.1 tgcaccattagtataaagtgccaaagtactagaagtgccaaagtactagcaatataa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aataatataataatataacaatataacacttacgtgtgttcattgtagtgttcatag</text:p>
      <text:p text:style-name="Preformatted_20_Text">AP008984.1 tataataatataataatataacaatataacacttacgtgtgttcattgtagtgttca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tctagtagttctagtagtatagtacaagtgtagagagatgtggtctcaagagatgc</text:p>
      <text:p text:style-name="Preformatted_20_Text">AP008984.1 ttgttctagtagttctagtagtatagtacaagtgtagagagatgtggtctcaagag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tctgatctgagtgtgtgggctctgagtctggctcatatagtgtccactgactcagt</text:p>
      <text:p text:style-name="Preformatted_20_Text">AP008984.1 tctgtctgatctgagtgtgtgggctctgagtctggctcatatagtgtccactgact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agtgcatcatcgtgcatcatagtgtgtggtgagtgtaccaagtaccaaggatgacc</text:p>
      <text:p text:style-name="Preformatted_20_Text">AP008984.1 tcatagtgcatcatcgtgcatcatagtgtgtggtgagtgtaccaagtaccaaggat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gaggtatagctcaagtgcatttattgataaatcataacatatcagtgcaatggtac</text:p>
      <text:p text:style-name="Preformatted_20_Text">AP008984.1 atgagaggtatagctcaagtgcatttattgataaatcataacatatcagtgcaatggt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tacaacagtggcatcaaacaccaatgcctccatcaataacagtgtccatagatttacg</text:p>
      <text:p text:style-name="Preformatted_20_Text">AP008984.1 agtacaacagtggcatcaaacaccaa---------caataacagtgtccatagatttacg</text:p>
      <text:p text:style-name="Preformatted_20_Text"><text:s text:c="11"/>************************** <text:s text:c="8"/>*************************</text:p>
      <text:p text:style-name="Preformatted_20_Text"/>
      <text:p text:style-name="Preformatted_20_Text">P01 <text:s text:c="7"/>tgcattcactctctgtattctagtaattttggcacgtttgcgtgccagcagctgttgctt</text:p>
      <text:p text:style-name="Preformatted_20_Text">AP008984.1 tgcattcactctctgtattctagtaattttggcacgtttgcgtgccagcagctgtt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agatagcagctatcattgcgaccaaggtaagacgcaccagccctgtgcatgatcat</text:p>
      <text:p text:style-name="Preformatted_20_Text">AP008984.1 tctcagatagcagctatcattgcgaccaaggtaagacgcaccagccctgtgcatga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atcaacactttgacacatcttaatagaatcaactacagcagcattattagcatcaac</text:p>
      <text:p text:style-name="Preformatted_20_Text">AP008984.1 actatcaacactttgacacatcttaatagaatcaactacagcagcattattagcat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gaatcagcagggtaatcaaccagtgcatacacatgctcttcttcttcttgctgttg</text:p>
      <text:p text:style-name="Preformatted_20_Text">AP008984.1 aagagaatcagcagggtaatcaaccagtgcatacacatgctcttcttcttcttgct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ctgtccttcacctcgctgtacggctcaagcatgggcacctcaggctcaggcacttc</text:p>
      <text:p text:style-name="Preformatted_20_Text">AP008984.1 gagtctgtccttcacctcgctgtacggctcaagcatgggcacctcaggctcaggca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agaggtctctgggccagcggggcagcagcatcagcttcaggtgtcagggcatcacg</text:p>
      <text:p text:style-name="Preformatted_20_Text">AP008984.1 aggcagaggtctctgggccagcggggcagcagcatcagcttcaggtgtcagggcat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cccactgtaacatgagatgcacagtcagagtcaagcaagcaagcacgagtatataa</text:p>
      <text:p text:style-name="Preformatted_20_Text">AP008984.1 tctccccactgtaacatgagatgcacagtcagagtcaagcaagcaagcacgagtata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ataagagcatcagtattatcacgagacaacagacacaatacttacaagcaccacgg</text:p>
      <text:p text:style-name="Preformatted_20_Text">AP008984.1 gagtataagagcatcagtattatcacgagacaacagacacaatacttacaagcacc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tgtagaaggctttgctgaacttcagaaatctggaggccatggtagtggtagtgtag</text:p>
      <text:p text:style-name="Preformatted_20_Text">AP008984.1 actgtgtagaaggctttgctgaacttcagaaatctggaggccatggtagtggtagt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agaggcggcgtgcaagacggattagatagagtgagagtgttatgtcctccatgccat</text:p>
      <text:p text:style-name="Preformatted_20_Text">AP008984.1 tagagacgcggcgtgcaagacggattagatagagtgagagtgttatgtcctccatgccat</text:p>
      <text:p text:style-name="Preformatted_20_Text"><text:s text:c="11"/>****** *****************************************************</text:p>
      <text:p text:style-name="Preformatted_20_Text"/>
      <text:p text:style-name="Preformatted_20_Text">P01 <text:s text:c="7"/>cagcctcagctcttaaacccctctacgcgcgtcaatgtctgagtcaattgggtgtgctga</text:p>
      <text:p text:style-name="Preformatted_20_Text">AP008984.1 cagcctcagctcttaaacccctctacgcgcgtcaatgtctgagtcaattgggtgtg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gcgcccatcacggttgcacgcgatacctgactcacagggcggcgtgcacgccggcg</text:p>
      <text:p text:style-name="Preformatted_20_Text">AP008984.1 tgctgcgcccatcacggttgcacgcgatacctgactcacagggcggcgtgcacgc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ctaacgacgccttccacccccacccacgcacccacacgacgcacgacgcttacgac</text:p>
      <text:p text:style-name="Preformatted_20_Text">AP008984.1 caccctaacgacgccttccacc--------cacgcacacacgacgcacgacgcttacgac</text:p>
      <text:p text:style-name="Preformatted_20_Text"><text:s text:c="11"/>********************** <text:s text:c="7"/>*.*.* ************************</text:p>
      <text:p text:style-name="Preformatted_20_Text"/>
      <text:p text:style-name="Preformatted_20_Text">P01 <text:s text:c="7"/>cacaagccacacctattgcgacataagccgcacaaggtgcacgattactcacaagccaca</text:p>
      <text:p text:style-name="Preformatted_20_Text">AP008984.1 cacaagccacacctattgcgacataagccgcacaaggtgcacgattactcacaagc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attgtgcaatacatggcaaggcggcgtgcgtcgtgtatgtgtcaacggtgtgtcatg</text:p>
      <text:p text:style-name="Preformatted_20_Text">AP008984.1 cctattgtgcaatacatggcaaggcggcgtgcgtcgtgtatgtgtcaacggtgtgtca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tgtggcaatggtgtggtgtgtcatagtatgcctagggctcatgcttgtccctttattgt</text:p>
      <text:p text:style-name="Preformatted_20_Text">AP008984.1 atgtggcaatggtgtggtgtgtcatagtatgcctagggctcatgcttgtcccttta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atattgtattgtattatattgtatt-tattatattatattatattatattatattga</text:p>
      <text:p text:style-name="Preformatted_20_Text">AP008984.1 attatattgtattgtattatattgtattatattatattatattatattatattatattga</text:p>
      <text:p text:style-name="Preformatted_20_Text"><text:s text:c="11"/>**************************** *******************************</text:p>
      <text:p text:style-name="Preformatted_20_Text"/>
      <text:p text:style-name="Preformatted_20_Text">P01 <text:s text:c="7"/>agacatgagagagtagtacagttcaactcattcaataatttattatatatgtacaataca</text:p>
      <text:p text:style-name="Preformatted_20_Text">AP008984.1 agacatgagagagtagtacagttcaactcattcaataatttattatatatgtacaa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tggtacaacatcacacagtacatcagggactcatccagttgccatcacgttcaac</text:p>
      <text:p text:style-name="Preformatted_20_Text">AP008984.1 catcatggtacaacatcacacagtacatcagggactcatccagttgccatcacgtt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tcagtgccatcatcattaacaaacttattctgattcttatcccaacgccagctata</text:p>
      <text:p text:style-name="Preformatted_20_Text">AP008984.1 agcatcagtgccatcatcattaacaaacttattctgattcttatcccaacgccagct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acacaacgcttcttctcaagatcacatgaatacacaggatcaggtacatagtcaaa</text:p>
      <text:p text:style-name="Preformatted_20_Text">AP008984.1 gtacacacaacgcttcttctcaagatcacatgaatacacaggatcaggtacatagtc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ccaagctcatcaaagtcctcatcatcctcattctttggtgtggggtcaatcagggc</text:p>
      <text:p text:style-name="Preformatted_20_Text">AP008984.1 caagccaagctcatcaaagtcctcatcatcctcattctttggtgtggggtcaatc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tgtacagccactggacagtatggcctgcctggatcgctcctcatcacagacctcat</text:p>
      <text:p text:style-name="Preformatted_20_Text">AP008984.1 acagtgtacagccactggacagtatggcctgcctggatcgctcctcatcacagacc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ttgatctccatcctgttcagttcaagcatgcattcagcatcatcctcccagtcagt</text:p>
      <text:p text:style-name="Preformatted_20_Text">AP008984.1 gcctttgatctccatcctgttcagttcaagcatgcattcagcatcatcctcccagt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acttggtctgggtctcactccgaactgtttgtaacctgtagaggtagagacacacgt</text:p>
      <text:p text:style-name="Preformatted_20_Text">AP008984.1 atcacttggtctgggtctcactccgaactgtttgtaacctgtagaggtagagacac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tatcacatcaagccgtctcacacgacgtctaacagtacagcagtacagcacacaagc</text:p>
      <text:p text:style-name="Preformatted_20_Text">AP008984.1 tagtatcacatcaagccgtctcacacgacgtctaacagtacagcagtacagcacaca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atcatactcaatcatactcacttctgtcaggcaacagttctagagactcccacagca</text:p>
      <text:p text:style-name="Preformatted_20_Text">AP008984.1 acaatcatactcaatcatactcacttctgtcaggcaacagttctagagactccca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ggtggccttggaagcggcagtggcctctctctcttccactgttctctttcttttct</text:p>
      <text:p text:style-name="Preformatted_20_Text">AP008984.1 tactggtggccttggaagcggcagtggcctctctctcttccactgttctctttctt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tggtaggcagctctcatcaatagactcgtctctcatcctcttgacgacgtcgtcca</text:p>
      <text:p text:style-name="Preformatted_20_Text">AP008984.1 tgagtggtaggcagctctcatcaatagactcgtctctcatcctcttgacgacgtcg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ctcccagggtctgaacatggcttagggttgtgagtgttagggctacagctgttaga</text:p>
      <text:p text:style-name="Preformatted_20_Text">AP008984.1 ctgtctcccagggtctgaacatggcttagggttgtgagtgttagggctacagctgtt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tagggctagtgttagggctagagccattaggcctgctgctcttatacttggcccct</text:p>
      <text:p text:style-name="Preformatted_20_Text">AP008984.1 gtgttagggctagtgttagggctagagccattaggcctgctgctcttatacttggccc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ttcaatacgtcacacaccctcgcgccatctgggacagccccaccaacgtaattggtac</text:p>
      <text:p text:style-name="Preformatted_20_Text">AP008984.1 ccttcaatacgtcacacaccctcgcgccatctgggacagccccaccaacgtaattg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ccgtatatgacgccgtcgatgccgacgcaattagggttggcgcggttccaattagg</text:p>
      <text:p text:style-name="Preformatted_20_Text">AP008984.1 agccccgtatatgacgccgtcgatgccgacgcaattagggttggcgcggttccaatt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actacggttagggctgtgtactatggttaggggtatgtgtgccacatggtgttaggg</text:p>
      <text:p text:style-name="Preformatted_20_Text">AP008984.1 gctactacggctagggctgtgtactatggttaggggtatgtgtgccacatggtgttaggg</text:p>
      <text:p text:style-name="Preformatted_20_Text"><text:s text:c="11"/>**********.*************************************************</text:p>
      <text:p text:style-name="Preformatted_20_Text"/>
      <text:p text:style-name="Preformatted_20_Text">P01 <text:s text:c="7"/>ttagggttagggttgaggattctgttagggttagggctctggttgtctttgcgttagggt</text:p>
      <text:p text:style-name="Preformatted_20_Text">AP008984.1 ttagggttagggttgaggattctgttagggttagggctctggttgtctttgcgtta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ggctgtgtgctgaatctccctgccaagtgttggggctaggggtaggattagggttag</text:p>
      <text:p text:style-name="Preformatted_20_Text">AP008984.1 tagggctgtgtgctgaatctccctgccaagtgttggggctaggggtaggattagggt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tcagagtgttatagttgggacggttatggctatgggctagggctagggttagggctg</text:p>
      <text:p text:style-name="Preformatted_20_Text">AP008984.1 ggttcagagtgttatagttgggacggttatggctatgggctagggctagggttagg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tagagcgcactgctagggctggttagggttaggattagggcttcggactgtgttag</text:p>
      <text:p text:style-name="Preformatted_20_Text">AP008984.1 gagctagagcgcactgctagggctggttagggttaggattagggcttcggactgtgt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agggttagtgttagggctaaaattagg---taaattagggctagaagttggggcgg</text:p>
      <text:p text:style-name="Preformatted_20_Text">AP008984.1 ggctagggttagtgttagggctaaaattagggctagaattagggctagaagttggggcgg</text:p>
      <text:p text:style-name="Preformatted_20_Text"><text:s text:c="11"/>******************************* <text:s text:c="3"/>.************************</text:p>
      <text:p text:style-name="Preformatted_20_Text"/>
      <text:p text:style-name="Preformatted_20_Text">P01 <text:s text:c="7"/>tttttaaatggagctaaccctaacaccaggggtctaggtaaggcaaggacctaccacccc</text:p>
      <text:p text:style-name="Preformatted_20_Text">AP008984.1 tttttaaatggagctaaccctaacaccaggggtctaggtaaggcaaggacctacca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tttttggccataggggctccatggaaaaaaacagaatcag-aaaaaacctggagcg</text:p>
      <text:p text:style-name="Preformatted_20_Text">AP008984.1 gtcatttttggccataggggctccatggaaaaaaacagaatcagaaaaaaacctggagcg</text:p>
      <text:p text:style-name="Preformatted_20_Text"><text:s text:c="11"/>******************************************** ***************</text:p>
      <text:p text:style-name="Preformatted_20_Text"/>
      <text:p text:style-name="Preformatted_20_Text">P01 <text:s text:c="7"/>-aaaatgtgaagagaaggtgtgtttgcagcagtgtgtggcagtaagaaggtgagagaaga</text:p>
      <text:p text:style-name="Preformatted_20_Text">AP008984.1 aaaaatgtgaagagaaggtgtgtttgcagcagtgtgtggcagtaagaaggtgagagaaga</text:p>
      <text:p text:style-name="Preformatted_20_Text"><text:s text:c="12"/>***********************************************************</text:p>
      <text:p text:style-name="Preformatted_20_Text"/>
      <text:p text:style-name="Preformatted_20_Text">P01 <text:s text:c="7"/>tgagcgagagagaaggtgggtagtggtgtagtggtgtagtggtgtgtgggt---------</text:p>
      <text:p text:style-name="Preformatted_20_Text">AP008984.1 tgagcgagagagaaggtgggtagtggtgtagtggtgtagtggtgtagtggtgtagtggtg</text:p>
      <text:p text:style-name="Preformatted_20_Text"><text:s text:c="11"/>*********************************************. <text:s/>*** <text:s text:c="8"/></text:p>
      <text:p text:style-name="Preformatted_20_Text"/>
      <text:p text:style-name="Preformatted_20_Text">P01 <text:s text:c="7"/>----------------------------------gtggtgtagtggtgtagtggtgtagt</text:p>
      <text:p text:style-name="Preformatted_20_Text">AP008984.1 tagtggtgtagtggtgtagtggtgtagtggtgtagtggtgtagtggtgtagtggtgtagt</text:p>
      <text:p text:style-name="Preformatted_20_Text"><text:s text:c="45"/>**************************</text:p>
      <text:p text:style-name="Preformatted_20_Text"/>
      <text:p text:style-name="Preformatted_20_Text">P01 <text:s text:c="7"/>ggtgtagtggtgtagtggtgtaggtgatggtccaagcacacgcatcatacggcgtgtgcg</text:p>
      <text:p text:style-name="Preformatted_20_Text">AP008984.1 ggtgtagtggtgtagtggtgtaggtgatggtccaagcacacgcatcatacggcgt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cgggttctttttaaaaggttggtaaaaatgccgcaagcacacagaggttatcgttt</text:p>
      <text:p text:style-name="Preformatted_20_Text">AP008984.1 agaccgggttctttttaaaaggttggtaaaaatgccgcaagcacacagaggttatcg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gacagagtctcgttttattgagtggggtacatcacagcatcatcgtagacatataa</text:p>
      <text:p text:style-name="Preformatted_20_Text">AP008984.1 gtga---------tcgttttattgagtggggtacatcacagcatcatcgtagacatataa</text:p>
      <text:p text:style-name="Preformatted_20_Text"><text:soft-page-break/><text:s text:c="11"/>**** <text:s text:c="8"/>***********************************************</text:p>
      <text:p text:style-name="Preformatted_20_Text"/>
      <text:p text:style-name="Preformatted_20_Text">P01 <text:s text:c="7"/>acatagacgcattaacatcgataggtacagtacaaacaaacagtacaaacagtacaaaag</text:p>
      <text:p text:style-name="Preformatted_20_Text">AP008984.1 acatagacgcattaacatcgataggtacagtacaaacaaacagtacaaacagtacaa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gaaaatgccgcaagcacactcaggcgatgaggtcgtactcgtggacgcccgtaatc</text:p>
      <text:p text:style-name="Preformatted_20_Text">AP008984.1 gggcgaaaatgccgcaagcacactcaggcgatgaggtcgtactcgtggacgcccgta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caggggtgcagggctccacgccgtgcttggtcttgcgcagggccaccgagtagaag</text:p>
      <text:p text:style-name="Preformatted_20_Text">AP008984.1 agggcaggggtgcagggctccacgccgtgcttggtcttgcgcagggccaccgagtagaag</text:p>
      <text:p text:style-name="Preformatted_20_Text"><text:s text:c="11"/>*** ********************************************************</text:p>
      <text:p text:style-name="Preformatted_20_Text"/>
      <text:p text:style-name="Preformatted_20_Text">P01 <text:s text:c="7"/>cgttcgcggtccatcctggtcagatcgacgcccatgcacacctgccagggccggcggccc</text:p>
      <text:p text:style-name="Preformatted_20_Text">AP008984.1 cgttcgcggtccatcctggtcagatcgacgcccatgcacacctgccagggccggc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tggcaaagtgggccagcagacagtcgatcaggtcgcgctgcttcaccaggggcaca</text:p>
      <text:p text:style-name="Preformatted_20_Text">AP008984.1 accttggcaaagtgggccagcagacagtcgatcaggtcgcgctgcttcaccagggg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cgaacagctcaaagcgcacgttcatgtgcgacgccagcatcagagcgtggcccatg</text:p>
      <text:p text:style-name="Preformatted_20_Text">AP008984.1 tcctcgaacagctcaaagcgcacgttcatgtgcgacgccagcatcagagcgtggcc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tcagcttgtaggacgggtgcgtgcccctgttgttaaagtggtcagactcttgctgc</text:p>
      <text:p text:style-name="Preformatted_20_Text">AP008984.1 tccgtcagcttgtaggacgggtgcgtgcccctgttgttaaagtggtcagactcttg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gcacgtccgagatgaggggactctcgttggccttgagcttgggctcggcagggtgc</text:p>
      <text:p text:style-name="Preformatted_20_Text">AP008984.1 aggtgcacgtccgagatgaggggactctcgttggccttgagcttgggctcggcagg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gcgccagctcctcggcggtccactcgggctcctcgggctcaggcaccagagtcatc</text:p>
      <text:p text:style-name="Preformatted_20_Text">AP008984.1 accagcgccagctcctcggcggtccactcgggctcctcgggctcaggcaccagagt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ttcctctggggcaccgcgccgtctcccctatgcagcagcttggcccacctgtaggcc</text:p>
      <text:p text:style-name="Preformatted_20_Text">AP008984.1 cagttcctctggggcaccgcgccgtctcccctatgcagcagcttggcccacctgt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caaagtcggcgagggtcagggccttgagatcggccgtcgaggtcgtgtccgtggag</text:p>
      <text:p text:style-name="Preformatted_20_Text">AP008984.1 ttgtcaaagtcggcgagggtcagggccttgagatcggccgtcgaggtcgtgtccgt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cggaggcgtcggccatgagctgcatgaagcccatctccgtcagacgcttgcccaga</text:p>
      <text:p text:style-name="Preformatted_20_Text">AP008984.1 gcgacggaggcgtcggccatgagctgcatgaagcccatctccgtcagacgcttgcc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actggttcctgaagaaggaagactctctcacagaggaccaggtcgtcctgttgttg</text:p>
      <text:p text:style-name="Preformatted_20_Text">AP008984.1 cgccactggttcctgaagaaggaagactctctcacagaggaccaggtcgtcctgtt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ggaagatcagcacctcagagggcttgcaggagccgtgctcgtcggcctccaccaag</text:p>
      <text:p text:style-name="Preformatted_20_Text">AP008984.1 gcctggaagatcagcacctcagagggtttgcaggagccgtgctcgtcggcctccaccaag</text:p>
      <text:p text:style-name="Preformatted_20_Text"><text:s text:c="11"/>**************************.*********************************</text:p>
      <text:p text:style-name="Preformatted_20_Text"/>
      <text:p text:style-name="Preformatted_20_Text">P01 <text:s text:c="7"/>atggtagaaaagttgtccgtggtgtcctgctgcaggcggtggtgccacaggtccacgaac</text:p>
      <text:p text:style-name="Preformatted_20_Text">AP008984.1 atggtagaaaagttgtccgtggtgtcctgctgcaggcggtggtgccacaggtccac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cgtagcccatccagctattgaagacgggcagccccagccagttggccgtctggaag</text:p>
      <text:p text:style-name="Preformatted_20_Text">AP008984.1 gtggcgtagcccatccagctattgaagacgggcagccccagccagttggccgtctgga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gctggcgcaagcacccggcataccgtccaccgtatagggcttgccgctctcgctcaga</text:p>
      <text:p text:style-name="Preformatted_20_Text">AP008984.1 gcgctggcgcaagcacccggcataccgtccaccgtatagggcttgccgctctcgct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cgctgcaacacgccgcccgcatgcacatcagtccgacgctcctcagcttcaccagc</text:p>
      <text:p text:style-name="Preformatted_20_Text">AP008984.1 cgctcgctgcaacacgccgcccgcatgcacatcagtccgacgctcctcagcttcac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ccagacactcgtcgtcctcgtccacctcgggcagggccagcttctccaggtcctca</text:p>
      <text:p text:style-name="Preformatted_20_Text">AP008984.1 cactccagacactcgtcgtcctcgtccacctcgggcagggccagcttctccaggtc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ggtcatagccgtacccaatgatcacgtcgtccaacgtgtagatgtgggcgcccttg</text:p>
      <text:p text:style-name="Preformatted_20_Text">AP008984.1 gacaggtcatagccgtacccaatgatcacgtcgtccaacgtgtagatgtgggcgcc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cgccagccggatctcgttcagcttgaccgcaaagccggcgttcgaccccagcgac</text:p>
      <text:p text:style-name="Preformatted_20_Text">AP008984.1 agcagcgccagccggatctcgttcagcttgaccgcaaagccggcgttcgaccccag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ccaaactgcaggcgatcctgtagatggcgtggcccagcatatggagtttgtggggc</text:p>
      <text:p text:style-name="Preformatted_20_Text">AP008984.1 ggcaccagactgcaggcgatcctgtagatggcgtggcccagcatatggagtttgtggggc</text:p>
      <text:p text:style-name="Preformatted_20_Text"><text:s text:c="11"/>*******.****************************************************</text:p>
      <text:p text:style-name="Preformatted_20_Text"/>
      <text:p text:style-name="Preformatted_20_Text">P01 <text:s text:c="7"/>ctgcacctgctgggcatcatcttcttgtaggccctgaacagcacggtctgctcgtcaaag</text:p>
      <text:p text:style-name="Preformatted_20_Text">AP008984.1 ctgcacctgctgggcatcatcttcttgtaggccctgaacagcacggtctgctcgtca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tcgtcctcggtgtcgtgcatgaactggatctcgacgtcgagcgactcgtggtggggc</text:p>
      <text:p text:style-name="Preformatted_20_Text">AP008984.1 acgtcgtcctcggtgtcgtgcatgaactggatctcgacgtcgagcgactcgtggtg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gcacatagtccaagatgatcttgccgtcagcgtccttgggtgccgtcaccacgttg</text:p>
      <text:p text:style-name="Preformatted_20_Text">AP008984.1 ttgggcacatagtccaagatgatcttgccgtcagcgtccttgggtgccgtcaccac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acggggtgccagcctcgctcacggccatgtctcgtctcaggaggtagcgctgcagc</text:p>
      <text:p text:style-name="Preformatted_20_Text">AP008984.1 gggtacggggtgccagcctcgctcacggccatgtctcgtctcaggaggtagcgct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tcgtcttctcaatgatctttttgcgagagtcggtcaagacggcctccgtctcggac</text:p>
      <text:p text:style-name="Preformatted_20_Text">AP008984.1 tccctcgtcttctcaatgatctttttgcgagagtcggtcaagacggcctccgtctc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tacgcctgtctcccaaccgcgcactcttacgagtgccgacggcagcgacggccttc</text:p>
      <text:p text:style-name="Preformatted_20_Text">AP008984.1 gccgtacgcctgtctcccaaccgcgcactcttacgagtgccgacggcagcgacggc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gcctcactcgcttgggcttcacgatggagtagtcggggtcctcctcgtacttgggc</text:p>
      <text:p text:style-name="Preformatted_20_Text">AP008984.1 ttgggcctcactcgcttgggcttcacgatggagtagtcggggtcctcctcgtactt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tgctgctgacggatgaggcggatgaggcggctgatgatgatgatctcttcactggt</text:p>
      <text:p text:style-name="Preformatted_20_Text">AP008984.1 ctcttgctgctgacggatgaggcggatgaggcggctgatgatgatgatctcttcac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ttgtaggtattgtaggtattgttttggatgagtcgtactcgtactcgtagtagagg</text:p>
      <text:p text:style-name="Preformatted_20_Text">AP008984.1 gccattgtaggtattgtaggtattgttttggatgagtcgtactcgtactcgtagta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aatgcgtgccttccatcagtcccgagccaccttttatccacacaaaccaatcagac</text:p>
      <text:p text:style-name="Preformatted_20_Text">AP008984.1 gagaaatgcgtgccttccatcagtcccgagccaccttttatccacacaaaccaatcag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cttgcgtcaattgggtgtggaaaccggtttaattggttttccacgcccaccctccgcc</text:p>
      <text:p text:style-name="Preformatted_20_Text">AP008984.1 cgcttgcgtcaattgggtgtggaaaccggtttaattggttttccacgcccaccctc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tgtgggtttggttgactccgcccctcgtttatcaatagtgcgcaccggtctctgaa</text:p>
      <text:p text:style-name="Preformatted_20_Text">AP008984.1 tcattgtgggtttggttgactccgcccctcgtttatcaatagtgcgcaccggtctc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ttcagagttgcacgcgtttgtcaaaggaacaagagtgg-aaaaaagagtggaaaata</text:p>
      <text:p text:style-name="Preformatted_20_Text">AP008984.1 tttttcagagttgcacgcgtttgtcaaaggaacaagagtggaaaaaaagagtggaaaata</text:p>
      <text:p text:style-name="Preformatted_20_Text"><text:s text:c="11"/>***************************************** ******************</text:p>
      <text:p text:style-name="Preformatted_20_Text"/>
      <text:p text:style-name="Preformatted_20_Text">P01 <text:s text:c="7"/>gtgaaaagacaaagaccatggcttcaacaacgacgccttctgcttcaacgacaccaacaa</text:p>
      <text:p text:style-name="Preformatted_20_Text">AP008984.1 gtgaaaagacaaagaccatggcttcaacaacgacgccttctgcttcaacgacac---caa</text:p>
      <text:p text:style-name="Preformatted_20_Text"><text:s text:c="11"/>****************************************************** <text:s text:c="2"/>***</text:p>
      <text:p text:style-name="Preformatted_20_Text"/>
      <text:p text:style-name="Preformatted_20_Text">P01 <text:s text:c="7"/>caacacccgcagcggtacccaccaagacaaccaccaagacatcatcggcgaccgaaaatg</text:p>
      <text:p text:style-name="Preformatted_20_Text">AP008984.1 caacacccgcagcggtacccaccaagacaaccaccaagacatcatcggcgaccgaaa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aagcacacgagagtttgagtgggtcaggttgtgcggaggcaccgtcgagagggcac</text:p>
      <text:p text:style-name="Preformatted_20_Text">AP008984.1 gcgcaagcacacgagagtttgagtgggtcaggttgtgcggaggcaccgtcgagag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gacgtgcgtctttgtgacttccaccgtcgagagtctcgacaggttcaatcgcggcg</text:p>
      <text:p text:style-name="Preformatted_20_Text">AP008984.1 cgtggacgtgcgtctttgtgacttccaccgtcgagagtctcgacaggttcaatcg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tctcttctccgccaagcacaccatcaccaagagcgagtgcaggcgcctcaacgcgc</text:p>
      <text:p text:style-name="Preformatted_20_Text">AP008984.1 cctctctcttctccgccaagcacaccatcaccaagagcgagtgcaggcgcctcaa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agcgctctgagcgacaccgacaaacagaaggcggcgtggacgatggccggcatcc</text:p>
      <text:p text:style-name="Preformatted_20_Text">AP008984.1 tctggagcgctctgagcgacaccgacaaacagaaggcggcgtggacgatggccggc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cagatgcgacaatcacgcctacgcgctcggcaaggcctcgaccatgcccgaggtcg</text:p>
      <text:p text:style-name="Preformatted_20_Text">AP008984.1 tcgacagatgcgacaatcacgcctacgcgctcggcaaggcctcgaccatgcccgag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gaggtgcctgacgctctgctccgtgaggctgcccctcgctgacgatcaggacctgc</text:p>
      <text:p text:style-name="Preformatted_20_Text">AP008984.1 tcaagaggtgcctgacgctctgctccgtgaggctgcccctcgctgacgatcaggac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gcatcgcaagtcgacgccgctctgcgccagggccgtctcgctgctggctcaccctg</text:p>
      <text:p text:style-name="Preformatted_20_Text">AP008984.1 tcgagcatcgcaagtcgacgccgctctgcgccagggccgtctcgctgctggctcac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acgcgacctctccgcagaggcgctcaccaccctcaggaccgtcgcctgctgtaagt</text:p>
      <text:p text:style-name="Preformatted_20_Text">AP008984.1 ctccacgcgacctctccgcagaggcgctcaccaccctcaggaccgtcgcctgctgta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ttctcacttcttcactcttcactctctatcgttcttactagctcacgatttcgcaa</text:p>
      <text:p text:style-name="Preformatted_20_Text">AP008984.1 agccttctcacttcttcactcttcactctctatcgttcttactagctcacgatttc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acgagcctaacctcttctattctctccctacagtggcccagctcaacaggctgctc</text:p>
      <text:p text:style-name="Preformatted_20_Text">AP008984.1 gcacacgagcctaacctcttctattctctccctacagtggcccagctcaacaggct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tcctcgcacccgtcagacccgacgtctccatgcccgccagtcccttcgcagaagtc</text:p>
      <text:p text:style-name="Preformatted_20_Text">AP008984.1 accgtcctcgcacccgtcagacccgacgtctccatgcccgccagtcccttcgcagaag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ggacctcaccagggagtggatacgatgggccctcgcgcactacaggggaggcaagcag</text:p>
      <text:p text:style-name="Preformatted_20_Text">AP008984.1 acggacctcaccagggagtggatacgatgggccctcgcgcactacaggggaggcaa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acgctcaccagatcgccgcctcgaacgtcgtcgtcgggttggtgctctacgacaga</text:p>
      <text:p text:style-name="Preformatted_20_Text">AP008984.1 tggtacgctcaccagatcgccgcctcgaacgtcgtcgtcgggttggtgctctacga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cctgcgccaagccgtcgcagcccatcgcctcccccatgcccatcttcatgccgcct</text:p>
      <text:p text:style-name="Preformatted_20_Text">AP008984.1 gaggcctgcgccaagccgtcgcagcccatcgcctcccccatgcccatcttcatgcc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cc---cagcaacaacaggacctgcaggagctggagctggagttggcgcaagcacac</text:p>
      <text:p text:style-name="Preformatted_20_Text">AP008984.1 tcgccccaacagcaacaacaggacctgcaggagctggagctggagttggcgcaagcacac</text:p>
      <text:p text:style-name="Preformatted_20_Text"><text:s text:c="11"/>****** <text:s text:c="2"/>***************************************************</text:p>
      <text:p text:style-name="Preformatted_20_Text"/>
      <text:p text:style-name="Preformatted_20_Text">P01 <text:s text:c="7"/>gaggtctttacaggtgggttcgaggtgatggacgagctggtagagtccgtgcgcaccttc</text:p>
      <text:p text:style-name="Preformatted_20_Text">AP008984.1 gaggtctttacaggtgggttcgaggtgatggacgagctggtagagtccgtgcgcac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cgcagagctcggcctacgacgagatggccatggacctcgaggagctgctctcggga</text:p>
      <text:p text:style-name="Preformatted_20_Text">AP008984.1 acctcgcagagctcggcctacgacgagatggccatggacctcgaggagctgctctc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tgcccgaacaagaagtcgacatcgaccaagccacactccgcgacacaggcctcgaa</text:p>
      <text:p text:style-name="Preformatted_20_Text">AP008984.1 cccgtgcccgaacaagaagtcgacatcgaccaagccacactccgcgacacaggcctc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tccacccatgccaagaccacgactacccgcaccacgagtttgggaccgtcaccgag</text:p>
      <text:p text:style-name="Preformatted_20_Text">AP008984.1 gccatccacccatgccaagaccacgactacccgcaccacgagtttgggaccgtcac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aggccgacggacacgccgagcccgtccagggctcactcgccaccctctttggaccc</text:p>
      <text:p text:style-name="Preformatted_20_Text">AP008984.1 gcgcaggccgacggacacgccgagcccgtccagggctcactcgccaccctctttgg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aggtcggcaccgagatcgccgccgagacgacagcgactgccttcatcaaagaacga</text:p>
      <text:p text:style-name="Preformatted_20_Text">AP008984.1 gtccaggtcggcaccgagatcgccgccgagacgacagcgactgccttcatcaaaga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acggcacctacctctttgccgtgcccagcggcctcatcgacgtgcactactggccc</text:p>
      <text:p text:style-name="Preformatted_20_Text">AP008984.1 gaggacggcacctacctctttgccgtgcccagcggcctcatcgacgtgcactact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ctcatgcaggtcctgctccagcccaacgtgccctccaccgtctacctcgtcctcaag</text:p>
      <text:p text:style-name="Preformatted_20_Text">AP008984.1 acactcatgcaggtcctgctccagcccaacgtgccctccaccgtctacctcgtcct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acggacatgcccatccgcagaggcaccctcagagtcaaggccaacgcgtccaccacg</text:p>
      <text:p text:style-name="Preformatted_20_Text">AP008984.1 aaaacggacatgcccatccgcagaggcaccctcagagtcaaggccaacgcgtccac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aagccagaaacagatgcgccgagatgagggtgccctcgggatcggaggccagcggc</text:p>
      <text:p text:style-name="Preformatted_20_Text">AP008984.1 ctacaagccagaaacagatgcgccgagatgagggtgccctcgggatcggaggcca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tgcagatgtggaggccagagggactctactttgagacgtgcggagccaacaaaccc</text:p>
      <text:p text:style-name="Preformatted_20_Text">AP008984.1 atgctgcagatgtggaggccagagggactctactttgagacgtgcggagccaacaa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ctcaggtgcccttaccacgccgacgaggagagcgccgacgtgcccttcgtccagatg</text:p>
      <text:p text:style-name="Preformatted_20_Text">AP008984.1 atcctcaggtgcccttaccacgccgacgaggagagcgccgacgtgcccttcgtccaga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gcgactctgcaagtacctcagacacatcaaccactggctcgacgccgccgaagatcac</text:p>
      <text:p text:style-name="Preformatted_20_Text">AP008984.1 gtgcgactctgcaagtacctcagacacatcaaccactggctcgacgccgccgaaga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acccagagatcgccgcgcacgtcgggatcaggcgcagacagggactcatggccgag</text:p>
      <text:p text:style-name="Preformatted_20_Text">AP008984.1 tccgacccagagatcgccgcgcacgtcgggatcaggcgcagacagggactcatggc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gtcaaggtggccatgagcaccctcctagagaggtctgccgtcgccgctatccatcac</text:p>
      <text:p text:style-name="Preformatted_20_Text">AP008984.1 atcgtcaaggtggccatgagcaccctcctagagaggtctgccgtcgccgctatcca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acacgccgactcctcaccccgccaacatgatatcatcgttcgccaacaacaccacc</text:p>
      <text:p text:style-name="Preformatted_20_Text">AP008984.1 agcgacacgccgactcctcaccccgccaacatgatatcatcgttcgccaacaacac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tctcgggcgccttcagcacccccgaccagttcacgccgtacggcaccacgccgcag</text:p>
      <text:p text:style-name="Preformatted_20_Text">AP008984.1 gtcgtctcgggcgccttcagcacccccgaccagttcacgccgtacggcaccacgcc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atccacccgcaccagacgctcgtcagacagtcggtaccagtgctccatcagcagcag</text:p>
      <text:p text:style-name="Preformatted_20_Text">AP008984.1 tttatccacccgcaccagacgctcgtcagacagtcggtaccagtgctccatcagca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tccccatcctcgactctggcgacgcgctctcggccatcatcggccagacgctcatc</text:p>
      <text:p text:style-name="Preformatted_20_Text">AP008984.1 cagatccccatcctcgactctggcgacgcgctctcggccatcatcggccagacgct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acggcgaagaggccaacagaaacatcacgatggtcgacgtgcccgtcatccgcatg</text:p>
      <text:p text:style-name="Preformatted_20_Text">AP008984.1 accgacggcgaagaggccaacagaaacatcacgatggtcgacgtgcccgtcatccg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atctgcagaggctccagcagaccttccagatggtacaagtgccgcaaggacacgag</text:p>
      <text:p text:style-name="Preformatted_20_Text">AP008984.1 gaacagctgcagaggctccagcagaccttccagatggtacaagtgccgcaaggacacgag</text:p>
      <text:p text:style-name="Preformatted_20_Text"><text:s text:c="11"/>***** ******************************************************</text:p>
      <text:p text:style-name="Preformatted_20_Text"/>
      <text:p text:style-name="Preformatted_20_Text">P01 <text:s text:c="7"/>gggcagtttgtgtggaacgccgtcgcacaaggccagacggtcgccacgggaggagagtac</text:p>
      <text:p text:style-name="Preformatted_20_Text">AP008984.1 gggcagtttgtgtggaacgccgtcgcacaaggccagacggtcgccacgggaggaga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cggcgcagatcagcatcgcagacaccaacaggtactcggccgaggtcccagagtct</text:p>
      <text:p text:style-name="Preformatted_20_Text">AP008984.1 gaggcggcgcagatcagcatcgcagacaccaacaggtactcggccgaggtcccaga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gagagatcatgcctcccacgccttactgcctgcaccccgtgcagctcgagtactac</text:p>
      <text:p text:style-name="Preformatted_20_Text">AP008984.1 gccagagagatcatgcctcccacgccttactgcctgcaccccgtgcagctcgagta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cgaaacccgtggaaggcgagagggacgaggagccctaccagaccactaccgtcgag</text:p>
      <text:p text:style-name="Preformatted_20_Text">AP008984.1 gatccgaaacccgtggaaggcgagagggacgaggagccctaccagaccactaccgt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tcgtgcaaggcgcgccgctcaagaggagccagatgccgctctacaacaaggacccg</text:p>
      <text:p text:style-name="Preformatted_20_Text">AP008984.1 ggcatcgtgcaaggcgcgccgctcaagaggagccagatgccgctctacaacaagga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gcgccttcttcatccccatgaagggcgtcagggacccatcagagatcccgcaagaa</text:p>
      <text:p text:style-name="Preformatted_20_Text">AP008984.1 tcctgcgccttcttcatccccatgaagggcgtcagggacccatcagagatcccgca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acgaggacgcgagccgcatggcctgcgagtacgaggagaggctccgcagcaagacc</text:p>
      <text:p text:style-name="Preformatted_20_Text">AP008984.1 cactacgaggacgcgagccgcatggcctgcgagtacgaggagaggctccgcagcaaga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agggcaagaagaaggcattcaacacttgcgacgccatggcatatgcccccacacactac</text:p>
      <text:p text:style-name="Preformatted_20_Text">AP008984.1 aagggcaagaagaaggcattcaacacttgcgacgccatggcatatgcccccacaca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cgcagtcttacggcgacggtccagacgggcccttctaccacgatctgggcaacgcg</text:p>
      <text:p text:style-name="Preformatted_20_Text">AP008984.1 gccgcgcagtcttacggcgacggtccagacgggcccttctaccacgatctgggcaacgca</text:p>
      <text:p text:style-name="Preformatted_20_Text"><text:s text:c="11"/>***********************************************************.</text:p>
      <text:p text:style-name="Preformatted_20_Text"/>
      <text:p text:style-name="Preformatted_20_Text">P01 <text:s text:c="7"/>ttcaggtaccacgagagacactttctgcctcccctcaacaacacctacgacaccatcaag</text:p>
      <text:p text:style-name="Preformatted_20_Text">AP008984.1 ttcaggtaccacgagagacactttctgcctcccctcaacaacacctacgacaccat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gagcgatggggcaggagaaggctccgccgggtgccaggtccatcgacgccctcgtc</text:p>
      <text:p text:style-name="Preformatted_20_Text">AP008984.1 agacgagcgatggggcaggagaaggctccgccgggtgccaggtccatcgacgccct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cgttctgggccactcaccccaacacccgagtcttctacgacgagctcgtcaccctc</text:p>
      <text:p text:style-name="Preformatted_20_Text">AP008984.1 acttcgttctgggccactcaccccaacacccgagtcttctacgacgagctcgtcac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gcaatcagaactcgcagccagagtacctcaagcagtactacgctcacgccaacctc</text:p>
      <text:p text:style-name="Preformatted_20_Text">AP008984.1 gtccgcaatcagaactcgcagccagagtacctcaagcagtactacgctcacgccaa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ccctcgccagacagcccggcagccctcaagctcaccacaaacatctcgggagatccc</text:p>
      <text:p text:style-name="Preformatted_20_Text">AP008984.1 aacccctcgccagacagcccggcagccctcaagctcaccacaaacatctcgggaga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aaggacggcctcacgctcttctttctggccgtggagtactttgggcacaggccgcag</text:p>
      <text:p text:style-name="Preformatted_20_Text">AP008984.1 atcaaggacggcctcacgctcttctttctggccgtggagtactttgggcacaggcc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tcgtctggtgggcccgcaccaagacgctcggagagctcctcaccgacgactactgg</text:p>
      <text:p text:style-name="Preformatted_20_Text">AP008984.1 accgtcgtctggtgggcccgcaccaagacgctcggcgagctcctcaccgacgactactgg</text:p>
      <text:p text:style-name="Preformatted_20_Text"><text:s text:c="11"/>*********************************** ************************</text:p>
      <text:p text:style-name="Preformatted_20_Text"/>
      <text:p text:style-name="Preformatted_20_Text">P01 <text:s text:c="7"/>gccaggttcatcaccatgtggggatgctggaagaagatgatcgtgaggctggccggcggg</text:p>
      <text:p text:style-name="Preformatted_20_Text">AP008984.1 gccaggttcatcaccatgtggggatgctggaagaagatgatcgtgaggctggccgg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tgtgcgccaacgttcgcaacgcggtcagggcgcacaggcacgttggcgtggaagaa</text:p>
      <text:p text:style-name="Preformatted_20_Text">AP008984.1 gacatgtgcgccaacgttcgcaacgcggtcagggcgcacaggcacgttggcgtgga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cacaagaaagtcacagacggtctccaggcagtcactcgcatgcacaccggcgtcttg</text:p>
      <text:p text:style-name="Preformatted_20_Text">AP008984.1 ttccacaagaaagtcacagacggtctccaggcagtcactcgcatgcacgccggcgtcttg</text:p>
      <text:p text:style-name="Preformatted_20_Text"><text:s text:c="11"/>************************************************.***********</text:p>
      <text:p text:style-name="Preformatted_20_Text"/>
      <text:p text:style-name="Preformatted_20_Text">P01 <text:s text:c="7"/>ccattcatgggagacagagtcgagcccctaccacagcagcccgtccacctcaggccctac</text:p>
      <text:p text:style-name="Preformatted_20_Text">AP008984.1 ccattcatgggagacagagtcgagcccctaccacagcagcccgtccacctcaggcc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acagccacaacaggtccatggcccagtccctcgtcgacgcatacaacaccaacggc</text:p>
      <text:p text:style-name="Preformatted_20_Text">AP008984.1 accaacagccacaacaggtccatggcccagtccctcgtcgacgcatacagcaccaacggc</text:p>
      <text:p text:style-name="Preformatted_20_Text"><text:s text:c="11"/>*************************************************.**********</text:p>
      <text:p text:style-name="Preformatted_20_Text"/>
      <text:p text:style-name="Preformatted_20_Text">P01 <text:s text:c="7"/>aagaggacctgcaacaacagggagcccgtcgtgccgcgcaagcagcacgccgtccccttc</text:p>
      <text:p text:style-name="Preformatted_20_Text">AP008984.1 aagaggacctgcaacaacagggagcccgtcgtgccgcgcaagcagcacgccgtccc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ctaccagacaagacgctcatgctggcgctcaagcagggccactttatggacgagtac</text:p>
      <text:p text:style-name="Preformatted_20_Text">AP008984.1 tttctaccagacaagacgctcatgctggcgctcaagcagggccactttatggacgagt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cttcgtgcccatcagagccgcgccgatgagagacaagcagagcctgggattcgacccc</text:p>
      <text:p text:style-name="Preformatted_20_Text">AP008984.1 gccttcgtgcccatcagagccgcgccgatgagagacaagcagagcctgggattcga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ctccctccaacacctgcaaccgggaggacaacgccgccaccatgaacctgaccaac</text:p>
      <text:p text:style-name="Preformatted_20_Text">AP008984.1 aagtctccctccaacacctgcaaccgggaggacaacgccgccaccatgaacctgac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gtcttctgcaaaaacaccaaccaagagatcggctccaacaacaactctagacgcatc</text:p>
      <text:p text:style-name="Preformatted_20_Text">AP008984.1 atcgtcttctgcaaaaacaccaaccaagagatcggctccaacaacaactctagacg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gagcagagacgaggggactggcgcagtgcgaggcagacaacctggagccccgcatc</text:p>
      <text:p text:style-name="Preformatted_20_Text">AP008984.1 ctgggagcagagacgaggggactggcgcagtgcgaggcagacaacctggagccccg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acctgccctgcgaacctctgggcgccctcgacctcagcctcagagtcaaacagacg</text:p>
      <text:p text:style-name="Preformatted_20_Text">AP008984.1 accaacctgccctgcgaacctctgggcgccctcgacctcagcctcagagtcaaaca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acccagacgccgtcatcttcaagaccatccaaccctctcccaaccccacatcagcc</text:p>
      <text:p text:style-name="Preformatted_20_Text">AP008984.1 ccgtacccagacgccgtcatcttcaagaccatccaaccctctcccaaccccacatc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gaacatagacccgacccggccacctgctctttcgtggagatcacagcctacatggag</text:p>
      <text:p text:style-name="Preformatted_20_Text">AP008984.1 aacgaacatagacccgacccggccacctgctctttcgtggagatcacagcctacat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aaagcaccactcagagtcctcccatggccctctctacacccctcaccccgctactc</text:p>
      <text:p text:style-name="Preformatted_20_Text">AP008984.1 ccgcaaagcaccactcagagtcctcccatggccctctctaca-ccctcaccccgctactc</text:p>
      <text:p text:style-name="Preformatted_20_Text"><text:s text:c="11"/>****************************************** *****************</text:p>
      <text:p text:style-name="Preformatted_20_Text"/>
      <text:p text:style-name="Preformatted_20_Text">P01 <text:s text:c="7"/>tccctcttcttccaacacgttaccctcgctgtcttctgaaccctcacgaaaacgccgcag</text:p>
      <text:p text:style-name="Preformatted_20_Text">AP008984.1 tccctcttcttccaacacgttaccctcgctgtcttctgaaccctcacgaaaacgcc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tgattgattgttaatgattgtgattgtttgtgaatgaatgctatggccactgtata</text:p>
      <text:p text:style-name="Preformatted_20_Text">AP008984.1 aacatgattgattgttaatgattgtgattgtttgtgaatgaatgctatggccactgt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gttttaacatgctttatttgacaattaaaacaacacactcaaactgaatcctcagag</text:p>
      <text:p text:style-name="Preformatted_20_Text">AP008984.1 taagttttaacatgctttatttgacaattaaaacaacacactcaaactgaatcctc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gtcagatcaattcaatgaaacacaaaagttttgacgagttcattcgtcgtcgtcgtc</text:p>
      <text:p text:style-name="Preformatted_20_Text">AP008984.1 tttgtcagatcaattcaatgaaacacaaaagttttgacgagttcat---tcgtcgtcgtc</text:p>
      <text:p text:style-name="Preformatted_20_Text"><text:s text:c="11"/>********************************************** <text:s text:c="2"/>***********</text:p>
      <text:p text:style-name="Preformatted_20_Text"/>
      <text:p text:style-name="Preformatted_20_Text">P01 <text:s text:c="7"/>actgtcgctgaatccctctgtgcctcgatcaagagcgaagccgtcgactcctttgccctg</text:p>
      <text:p text:style-name="Preformatted_20_Text">AP008984.1 actgtcgctgaatccctctgtgcctcgatcaagagcgaagccgtcgactcctttgc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atcttggtgttgctgagatcagccatacgcttttttaggtcgactgtctgcttctt</text:p>
      <text:p text:style-name="Preformatted_20_Text">AP008984.1 tctcatcttggtgttgctgagatcagccatacgcttttttaggtcgactgtctgct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tttgttgcagcaggcgcaggctgctgcgggtagccttgtggtgggtagc--gggta</text:p>
      <text:p text:style-name="Preformatted_20_Text">AP008984.1 gggttttgttgcagcaggcgcaggctgctgcgggtagccttgtggtgggtagccggggta</text:p>
      <text:p text:style-name="Preformatted_20_Text"><text:s text:c="11"/>***************************************************** <text:s/>*****</text:p>
      <text:p text:style-name="Preformatted_20_Text"/>
      <text:p text:style-name="Preformatted_20_Text">P01 <text:s text:c="7"/>gccttgtggtgggtagccggggtagccaggctgaggtccaggatagccaactgggtattg</text:p>
      <text:p text:style-name="Preformatted_20_Text">AP008984.1 gccttgtggtgggtagccggggtagccaggctgaggtccaggatagccaactgggtat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cgtatggtgcctgtccagggtactgtccatatcctgggtactgctgttgtgggttgat</text:p>
      <text:p text:style-name="Preformatted_20_Text">AP008984.1 accgtatggtgcctgtccagggtactgtccatatcctgggtactgctgttgtgggt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aacctctgtgacaacgtctgcgacggcgtcagtgacagcgtttttaaggttcttgag</text:p>
      <text:p text:style-name="Preformatted_20_Text">AP008984.1 tttaacctctgtgacaacgtctgcgacggcgtcagtgacagcgtttttaaggttct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ttcatgatgaagagtttgtgtcgagctgagagtcgaatgtgtttgtagcagtagag</text:p>
      <text:p text:style-name="Preformatted_20_Text">AP008984.1 gaagttcatgatgaagagtttgtgtcgagctgagagtcgaatgtgtttgtagcagt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agaatttatatgcagcgagtggtaggctgcactgctgcgcacagtgacgagtagac</text:p>
      <text:p text:style-name="Preformatted_20_Text">AP008984.1 tggtagaatttatatgcagcgagtggtaggctgcactgctgcgcacagtgacgagt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gaggtcggtgaatcaacttctctttggttttctgcacatattcgtcccccccacg</text:p>
      <text:p text:style-name="Preformatted_20_Text">AP008984.1 ggtgggaggtcggtgaatcaacttctctttggttttctgcacatattcgtcccccc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ttcatttcgtagtcgccctgacatccacagactgtgttcttagttggagtacactgt</text:p>
      <text:p text:style-name="Preformatted_20_Text">AP008984.1 gttttcatttcgtagtcgccctgacatccacagactgtgttcttagttggagtaca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ttacgactttgcggccaccggaacatttgtcacagctaaaacagttctcataataa</text:p>
      <text:p text:style-name="Preformatted_20_Text">AP008984.1 tcctttacgactttgcggccaccggaacatttgtcacagctaaaacagttctcataa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gtgtggcagagtatgtcgatccagcaacacaagcttcacatactgttggtgaatct</text:p>
      <text:p text:style-name="Preformatted_20_Text">AP008984.1 ttgtgtgtggcagagtatgtcgatccagcaacacaagcttcacatactgttggtgaa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tacaaaccgatttaaattttgtgccgggctggcacttctgacagcatttctgaagc</text:p>
      <text:p text:style-name="Preformatted_20_Text">AP008984.1 ttggtacaaaccgatttaaattttgtgccgggctggcacttctgacagcatttctga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tctcgtagtattccgtctcaccgcatgatgagtgtctagttggtttggcttgaaca</text:p>
      <text:p text:style-name="Preformatted_20_Text">AP008984.1 tcagtctcgtagtattccgtctcaccgcatgatgagtgtctagttggtttggcttg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ggtagcagagtccaagacccagaatcacaagcagcttcatggtttgagaagaaatc</text:p>
      <text:p text:style-name="Preformatted_20_Text">AP008984.1 gccaggtagcagagtccaagacccagaatcacaagcagcttcatggtttgagaagaa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cggagatgtgatagagtatagtaaaacaagagattttattgagcacagaaacagac</text:p>
      <text:p text:style-name="Preformatted_20_Text">AP008984.1 aagtcggagatgtgatagagtatagtaaaacaagagattttattgagcacagaaac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aataaacattcagctgatgttacagtgtgagtcatgacagttatacgtagccgcagc</text:p>
      <text:p text:style-name="Preformatted_20_Text">AP008984.1 aataataaacattcagctgatgttacagtgtgagtcatgacagttatacgtagcc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cgagttgacgacggcgtgcgtccagggccatcgcctcgaagcgaacgttctcccc</text:p>
      <text:p text:style-name="Preformatted_20_Text">AP008984.1 ggcggcgagttgacgacggcgtgcgtccagggccatcgcctcgaagcgaacgttct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tcagtcatctcctcgatcctccgtttgtgttgttgtagccagagtcccaactcgtc</text:p>
      <text:p text:style-name="Preformatted_20_Text">AP008984.1 cagctcagtcatctcctcgatcctccgtttgtgttgttgtagccagagtcccaact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ggtgcaacctcgtcctcagagtcagagtaccacgggtcgacggccgatgtccagtc</text:p>
      <text:p text:style-name="Preformatted_20_Text">AP008984.1 gtccggtgcaacctcgtcctcagagtcagagtaccacgggtcgacggccgatgtccag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tcatgattagacgggaggaaggatgttgtagcctctgatcttgctagcgactcggttg</text:p>
      <text:p text:style-name="Preformatted_20_Text">AP008984.1 agtcatgattagacgggaggaaggatgttgtagcctctgatcttgctagcgactcg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gtgtcacctcgacgtcgatcgaagaggaagtccccttggctctagcgccggcttta</text:p>
      <text:p text:style-name="Preformatted_20_Text">AP008984.1 atgagtgtcacctcgacgtcgatcgaagaggaagtccccttggctctagcgccggc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ctttccaggcagcccagataccaaccacgagtccgatggtgaggagtaagccgata</text:p>
      <text:p text:style-name="Preformatted_20_Text">AP008984.1 gcgtctttccaggcagcccagataccaaccacgagtccgatggtgaggagtaagccg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cgtagacgtagattatgttgttgtcaacctcggcaaagtgtgtcggtttgtgttca</text:p>
      <text:p text:style-name="Preformatted_20_Text">AP008984.1 gagacgtagacgtagattatgttgttgtcaacctcggcaaagtgtgtcggtttgtgt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aattggtggaaaatggtagttgtagcgtttgtggcgtttgacgcatccatctcgaat</text:p>
      <text:p text:style-name="Preformatted_20_Text">AP008984.1 gcaaattggtggaaaatggtagttgtagcgtttgtggcgtttgacgcatccatctcga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caagtgtgccctttaaagcaagatctgtcccctcttatggttcgcagaccactgcg</text:p>
      <text:p text:style-name="Preformatted_20_Text">AP008984.1 gtgtcaagtgtgccctttaaagcaagatctgtcccctcttatggttcgcagaccac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aaaggattttgctgcgctacaccgctgtctcatcttcaatatccaagtcgtccaggt</text:p>
      <text:p text:style-name="Preformatted_20_Text">AP008984.1 tgaaaaggattttgctgcgctacaccgctgtctcatcttcaatatccaagtcgtcc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gtactgtgcgtagtgctgtctgagacgaaccacacacagacacgcgttaaacacca</text:p>
      <text:p text:style-name="Preformatted_20_Text">AP008984.1 agtcgtactgtgcgtagtgctgtctgagacgaaccacacacagacacgcgttaaac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acagtagacaaaatgtaaagaccacgacggctagcgtctccccggcactcagaaggc</text:p>
      <text:p text:style-name="Preformatted_20_Text">AP008984.1 agtacagtagacaaaatgtaaagaccacgacggctagcgtctccccggcactcaga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ttcgacaaggattgtctcaggcattgttatggttatgctatgcttcaa-ccagtac</text:p>
      <text:p text:style-name="Preformatted_20_Text">AP008984.1 tcttttcgacaaggattgtctcaggcattgttatggttatgctatgcttcaacccagtac</text:p>
      <text:p text:style-name="Preformatted_20_Text"><text:s text:c="11"/>**************************************************** *******</text:p>
      <text:p text:style-name="Preformatted_20_Text"/>
      <text:p text:style-name="Preformatted_20_Text">P01 <text:s text:c="7"/>actatatagaagacagaccactgcggtgtaaagttataacacacttttattga--aaaaa</text:p>
      <text:p text:style-name="Preformatted_20_Text">AP008984.1 actatatagaagacagaccactgcggtgtaaagttataacacacttttattgaaaaaaaa</text:p>
      <text:p text:style-name="Preformatted_20_Text"><text:s text:c="11"/>***************************************************** <text:s/>*****</text:p>
      <text:p text:style-name="Preformatted_20_Text"/>
      <text:p text:style-name="Preformatted_20_Text">P01 <text:s text:c="7"/>gcatgttcatccagtgtcagtggcagtgtcagtgtcagtcgttgtagacggctccgatgc</text:p>
      <text:p text:style-name="Preformatted_20_Text">AP008984.1 gcatgttcatccagtgtcagtggcagtgtcagtgtcagtcgttgtagacggctccg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gatgtcgatcttaagttcatccacgacaatagtaga--------------------</text:p>
      <text:p text:style-name="Preformatted_20_Text">AP008984.1 cttggatgtcgatcttaagttcatccacgacaatagtagacgttcacgaagacggcttgg</text:p>
      <text:p text:style-name="Preformatted_20_Text"><text:s text:c="11"/>**************************************** <text:s text:c="19"/></text:p>
      <text:p text:style-name="Preformatted_20_Text"/>
      <text:p text:style-name="Preformatted_20_Text">P01 <text:s text:c="7"/>-------cgctgctttattgggcaaaattcaaaagccgtggacggtcacgcgctcgccgt</text:p>
      <text:p text:style-name="Preformatted_20_Text">AP008984.1 aatacatcgctgctttattgggcaaaattcaaaagccgtggacggtcacgcgctcgccgt</text:p>
      <text:p text:style-name="Preformatted_20_Text"><text:s text:c="18"/>*****************************************************</text:p>
      <text:p text:style-name="Preformatted_20_Text"/>
      <text:p text:style-name="Preformatted_20_Text">P01 <text:s text:c="7"/>tgtcctcataggacgccatcggttgagttcgctgcggctgcgactcccagtcctcggggt</text:p>
      <text:p text:style-name="Preformatted_20_Text">AP008984.1 tgtcctcataggacgccatcggttgagttcgctgcggctgcgactcccagtcctcg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catgcgctcccagccgaaacaa--gttgatacgcgccgtcaggctcctcgcgcggt</text:p>
      <text:p text:style-name="Preformatted_20_Text">AP008984.1 cgctcatgcgctcccagccgaaacaactgttgatacgcgccgtcaggctcctcgcgcggt</text:p>
      <text:p text:style-name="Preformatted_20_Text"><text:soft-page-break/><text:s text:c="11"/>************************** <text:s/>********************************</text:p>
      <text:p text:style-name="Preformatted_20_Text"/>
      <text:p text:style-name="Preformatted_20_Text">P01 <text:s text:c="7"/>caaagaacgtcgtccccatcagcatcgtcagcgtcggacacgagtaggtgaacatcggcg</text:p>
      <text:p text:style-name="Preformatted_20_Text">AP008984.1 caaagaacgtcgtccccatcagcatcgtcagcgtcggacacgagtaggtgaacat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agaagatcagcacacacttcacgtaccagtacgcatgctggtaggggacgtagtgcg</text:p>
      <text:p text:style-name="Preformatted_20_Text">AP008984.1 tgtagaagatcagcacacacttcacgtaccagtacgcatgctggtaggggacgta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gcgacgctccgggtgcttggtcgtgtgcaggagcatgacggcctcgttgggcaggt</text:p>
      <text:p text:style-name="Preformatted_20_Text">AP008984.1 cctcgcgacgctccgggtgcttggtcgtgtgcaggagcatgacggcctcgttgggc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acgccgccaagcacgccagcatcatcgcatagagcgagtcgcggccgtccttcagcg</text:p>
      <text:p text:style-name="Preformatted_20_Text">AP008984.1 agaacgccgccaagcacgccagcatcatcgcatagagcgagtcgcggccgtccttc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gcggttcctgaagaggtacacgccggggatcaccacggtcaccagggcctggaaca</text:p>
      <text:p text:style-name="Preformatted_20_Text">AP008984.1 ccgtgcggttcctgaagaggtacacgccggggatcaccacggtcaccagggcctgg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agagcacatcaggtacaacgtctcgctcggcgccgagcgaagaccagcctcctcga</text:p>
      <text:p text:style-name="Preformatted_20_Text">AP008984.1 cccgagagcacatcaggtacaacgtctcgctcggcgccgagcgaagaccagcctc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acgccttgcagtagtagccgtcgtcgtactcgtcgatgttggccagccaggtgtagg</text:p>
      <text:p text:style-name="Preformatted_20_Text">AP008984.1 taaacgccttgcagtagtagccgtcgtcgtactcgtcgatgttggccagccaggtgt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gacatccacatgcacacgccgctcagcatcagcagcgaccagcccctacgctcca</text:p>
      <text:p text:style-name="Preformatted_20_Text">AP008984.1 gcagcgacatccacatgcacacgccgctcagcatcagcagcgaccagcccctacgc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tagtcgacccaggggtgtacctggctcctggcggagcccatgcacagcatcatca</text:p>
      <text:p text:style-name="Preformatted_20_Text">AP008984.1 gcaggtagtcgacccaggggtgtacctggctcctggcggagcccatgcacagcatc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ggccaccgtcaggtacagcgtcgcagactctagcccgatcgccatctggcagccgc</text:p>
      <text:p text:style-name="Preformatted_20_Text">AP008984.1 gcacggccaccgtcaggtacagcgtcgcagactctagcccgatcgccatctggcag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gccaaagtgccagtggatgttgaggccgtggatcctcgacgccaggtgcgcggcgc</text:p>
      <text:p text:style-name="Preformatted_20_Text">AP008984.1 cgcggccaaagtgccagtggatgttgaggccgtggatcctcgacgccaggtgcgcg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ccccatcaccaccttgagccagtagccctcgtcgtgcttggcgctcagcatccaca</text:p>
      <text:p text:style-name="Preformatted_20_Text">AP008984.1 aggaccccatcaccaccttgagccagtagccctcgtcgtgcttggcgctcagcatc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aaacagattcaggcacccgccgaccaggttgaagatgagcacgccggcggtgaagc</text:p>
      <text:p text:style-name="Preformatted_20_Text">AP008984.1 tcacaaacagattcaggcacccgccgaccaggttgaagatgagcacgccggcggtga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ctggacgaggggtttggcgtcgccaccactcctccgtcaaagtcgtcgctgtaat</text:p>
      <text:p text:style-name="Preformatted_20_Text">AP008984.1 cgtcgctggacgaggggtttggcgtcgccaccactcctccgtcaaagtcgtcgctgta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gtactcgtacagggcctcgttgacggagaggtcctccacggaggcgtccagcgcgc</text:p>
      <text:p text:style-name="Preformatted_20_Text">AP008984.1 cctcgtactcgtacagggcctcgttgacggagaggtcctccacggaggcgtccag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actcggaggcgacagggcaagcagcccgagcacagaaacaaaaagacccagaggtt</text:p>
      <text:p text:style-name="Preformatted_20_Text">AP008984.1 tcacactcggaggcgacagggcaagcagcccgagcacagaaacaaaaagacccagagg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atggtttcagctcgtacgaaaaaggttttattgtcggtagtgtaagtgtagtgtaggt</text:p>
      <text:p text:style-name="Preformatted_20_Text">AP008984.1 tcatggtttcagctcgtacgaaaaaggttttattgtcggtagtgtaagtgtagtgt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tgacaacgtgacaaagttaatacgggaaggtaacacagaagcttgctatttacaca</text:p>
      <text:p text:style-name="Preformatted_20_Text">AP008984.1 acagtgacaacgtgacaaagttaatacgggaaggtaacacagaagcttgctattta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agaaaaaaaaaaaaaaaaaaaaaaaaaaaaaaaaaaaaaaaaaaaaacactcatca</text:p>
      <text:p text:style-name="Preformatted_20_Text">AP008984.1 ccacag------------------------------------aaaaaaaaacactcatca</text:p>
      <text:p text:style-name="Preformatted_20_Text"><text:s text:c="11"/>****** <text:s text:c="35"/>******************</text:p>
      <text:p text:style-name="Preformatted_20_Text"/>
      <text:p text:style-name="Preformatted_20_Text">P01 <text:s text:c="7"/>ctgcgctgcgggcggacacatgccgctcgtcacatgcgccaggtgcttgtcaaagtcgac</text:p>
      <text:p text:style-name="Preformatted_20_Text">AP008984.1 ctgcgctgcgggcggacacatgccgctcgtcacatgcgccaggtgcttgtcaaagt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ttgagtcgaacgttcctcagcacgcagttctctagggacagctcggtggggatagt</text:p>
      <text:p text:style-name="Preformatted_20_Text">AP008984.1 cgagttgagtcgaacgttcctcagcacgcagttctctagggacagctcggtggggat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taggtcgacatgtggagcgccatgtggtagacgtcgcagaagccgtcgcccttctg</text:p>
      <text:p text:style-name="Preformatted_20_Text">AP008984.1 ctcgtaggtcgacatgtggagcgccatgtggtagacgtcgcagaagccgtcgccct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gggcgcttgggccagtagtcgacctgggtgagcctgtaggtgtgctggttcgtctc</text:p>
      <text:p text:style-name="Preformatted_20_Text">AP008984.1 gttggggcgcttgggccagtagtcgacctgggtgagcctgtaggtgtgctggttcg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ctgtttagctcctcggccagcagcttcacgtacgccggctcgatctgccccgccat</text:p>
      <text:p text:style-name="Preformatted_20_Text">AP008984.1 gagcctgtttagctcctcggccagcagcttcacgtacgccggctcgatctgccccg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tccttgaccatcagcacaaagacctcgtccagggtggaaggtgccgggttttcgaa</text:p>
      <text:p text:style-name="Preformatted_20_Text">AP008984.1 cgtgtccttgaccatcagcacaaagacctcgtccagggtggaaggtgccgggttttc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ttgagctcgtagtgagagtccggcagggccaggagactcctcttgatacccgtgcg</text:p>
      <text:p text:style-name="Preformatted_20_Text">AP008984.1 cagcttgagctcgtagtgagagtccggcagggccaggagactcctcttgataccc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caggccctcttctcgatgtccttgaactcgtgtcgcttgggaggcttgatggggtt</text:p>
      <text:p text:style-name="Preformatted_20_Text">AP008984.1 ggaccaggccctcttctcgatgtccttgaactcgtgtcgcttgggaggcttgatggg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tcgaggaggcttcggagggacccgtaggggaacggcatgatcatcaccggctggcc</text:p>
      <text:p text:style-name="Preformatted_20_Text">AP008984.1 ctgctcgaggaggcttcggagggacccgtaggggaacggcatgatcatcaccggct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tacggcatgccctcgatgtcgggctggatgtagacgggcgcgtggatggtgtctcc</text:p>
      <text:p text:style-name="Preformatted_20_Text">AP008984.1 tgcgtacggcatgccctcgatgtcgggctggatgtagacgggcgcgtggatggtgt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tcgctctcgacggtcttctgacgaggtgaagcagttttcgaagaaggcgatcggga</text:p>
      <text:p text:style-name="Preformatted_20_Text">AP008984.1 gcagtcgctctcgacggtcttctgacgaggtgaagcagttttcgaagaaggcgatc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gactgcgatcgttcttgctgctgttgagggggttgaggccggggaggaccggtctt</text:p>
      <text:p text:style-name="Preformatted_20_Text">AP008984.1 ttgcgactgcgatcgttcttgctgctgttgagggggttgaggccggggaggaccgg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tttgggcagagtgacgacggcgcgcgttctcttgttgagctgctgctggagttgcat</text:p>
      <text:p text:style-name="Preformatted_20_Text">AP008984.1 ggatttgggcagagtgacgacggcgcgcgttctcttgttgagctgctgctggagttgc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gctgcacgtgctgctgggcctcgagctcctgccgcttgaggtagagcctgcgcttgtg</text:p>
      <text:p text:style-name="Preformatted_20_Text">AP008984.1 gtgctgcacgtgctgctgggcctcgagctcctgccgcttgaggtagagcctgcgct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tcgatcttcttgctgtggtcctgctgctgctcgatgagtctgttcctgtggcggac</text:p>
      <text:p text:style-name="Preformatted_20_Text">AP008984.1 ctcctcgatcttcttgctgtggtcctgctgctgctcgatgagtctgttcctgtggc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tagtccagctgcatagccaggagttcggcctcgtccttggtcctctgcagcttctc</text:p>
      <text:p text:style-name="Preformatted_20_Text">AP008984.1 gtgatagtccagctgcatagccaggagttcggcctcgtccttggtcctctgcagct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ttgctgcggttgtgcggcggtctctcttcaacctcacacgagtcggcggatgtagt</text:p>
      <text:p text:style-name="Preformatted_20_Text">AP008984.1 ctcgttgctgcggttgtgcggcggtctctcttcaacctcacacgagtcggcggatgt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aggagcagacggacgcgactgattgcgcgggcgatggcgcttcagaaatctcatc</text:p>
      <text:p text:style-name="Preformatted_20_Text">AP008984.1 ggtggaggagcagacggacgcgactgattgcgcgggcgatggcgcttcagaaatct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attgcgatggtggtgggtaagtcgtccttcatgatagagacggtgctgcgctggac</text:p>
      <text:p text:style-name="Preformatted_20_Text">AP008984.1 cgagattgcgatggtggtgggtaagtcgtccttcatgatagagacggtgctgcgct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ggttcagtgtcggtggtgtcagcggcggcggcgtgtgtctgatggtgcttcaccac</text:p>
      <text:p text:style-name="Preformatted_20_Text">AP008984.1 ggtcggttcagtgtcggtggtgtcagcggcggcggcgtgtgtctgatggtgcttca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cgatggcctcgaccaccgtcgctgcgacggcggggtcaatctccacgcgcctgcg</text:p>
      <text:p text:style-name="Preformatted_20_Text">AP008984.1 cgtctcgatggcctcgaccaccgtcgctgcgacggcggggtcaatctccacgcgcc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cgacgggccctcttgatcgcggtgggtccgccgctcgtcgatggcagtctcttgcg</text:p>
      <text:p text:style-name="Preformatted_20_Text">AP008984.1 actgcgacgggccctcttgatcgcggtgggtccgccgctcgtcgatggcagtctct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ggttggaattgggcaccacgaaggcctggagctgagggggactctgcgagaaggc</text:p>
      <text:p text:style-name="Preformatted_20_Text">AP008984.1 tctggggttggaattgggcaccacgaaggcctggagctgagggggactctgcgaga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gaagctggggttgacaaagatctcggccgtctccatcacggtgttgggatcgtactt</text:p>
      <text:p text:style-name="Preformatted_20_Text">AP008984.1 gtagaagctggggttgacaaagatctcggccgtctccatcacggtgttgggatcgt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cccggcttcatgtgcgtgcgcttctggaccgtctcgatcttgacgggcgcagcgtt</text:p>
      <text:p text:style-name="Preformatted_20_Text">AP008984.1 gacgcccggcttcatgtgcgtgcgcttctggaccgtctcgatcttgacgggcgcagc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tgttggcggcggctggtcttcctttcgtcgtacctttagacggcgcgagcgcatt</text:p>
      <text:p text:style-name="Preformatted_20_Text">AP008984.1 ggtggtgttggcggcggctggtcttcctttcgtcgtacctttagacggcgcgagcgc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agatcctcatgcgtgaagggtttaacagtcgcctgttgtacgtgaggagcgagcgc</text:p>
      <text:p text:style-name="Preformatted_20_Text">AP008984.1 catgagatcctcatgcgtgaagggtttaacagtcgcctgttgtacgtgaggagcg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gtccgccgttgggcttgagaacgggtacgggcggcgaaatcctaaactctggcgg</text:p>
      <text:p text:style-name="Preformatted_20_Text">AP008984.1 cgtcggtccgccgttgggcttgagaacgggtacgggcggcgaaatcctaaactct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gggtccggatctcggatcgtgtctgagggttgaagaggttcgagagaggagggttg</text:p>
      <text:p text:style-name="Preformatted_20_Text">AP008984.1 agacgggtccggatctcggatcgtgtctgagggttgaagaggttcgagagaggagggt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agctcgaccagagtcagagagggctggagggtctgaatgatctgtggagaggacga---</text:p>
      <text:p text:style-name="Preformatted_20_Text">AP008984.1 aagctcgaccagagtcagagagggctggagggtctgaatgatctgtggagaggacgacgg</text:p>
      <text:p text:style-name="Preformatted_20_Text"><text:s text:c="11"/>********************************************************* <text:s text:c="2"/></text:p>
      <text:p text:style-name="Preformatted_20_Text"/>
      <text:p text:style-name="Preformatted_20_Text">P01 <text:s text:c="7"/>cgacggcgatggcgcagactccacgggctgtgccatgggttgctgtggcatccagtcctc</text:p>
      <text:p text:style-name="Preformatted_20_Text">AP008984.1 cgacggcgatggcgcagactccacgggctgtgccatgggttgctgtggcatccag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gggttggagagaaagtccatcaccaccttctccacatcgccaaagtcctccgtggc</text:p>
      <text:p text:style-name="Preformatted_20_Text">AP008984.1 gatggggttggagagaaagtccatcaccaccttctccacatcgccaaagtcctcc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gctccatccactcggcatccaccgccgtgtcccccgactgggtcgaggtctgaag</text:p>
      <text:p text:style-name="Preformatted_20_Text">AP008984.1 cagcagctccatccactcggcatccaccgccgtgtcccccgactgggtcgaggtct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aaatccacggtagcgtcggtcacttcagtcacttcagtcatctcaagtgagagcac</text:p>
      <text:p text:style-name="Preformatted_20_Text">AP008984.1 ctgcaaatccacggtagcgtcggtcacttcagtcacttcagtcatctcaagtgaga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aaagtggggtaccctatctcctattgtgatacaaagcgaaaggtcctcactaactta</text:p>
      <text:p text:style-name="Preformatted_20_Text">AP008984.1 attaaagtggggtaccctatctcctattgtgatacaaagcgaaaggtcctcactaac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tacggggagtggctaaatcgctgcgcgggtgtgacaaaatggcggaatggtagtat</text:p>
      <text:p text:style-name="Preformatted_20_Text">AP008984.1 acggtacggggagtggctaaatcgctgcgcgggtgtgacaaaatggcggaatggtag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ttagcattcattttattcgttttattcatttacagtcttacagtcttacaatctta</text:p>
      <text:p text:style-name="Preformatted_20_Text">AP008984.1 cacgttagcattcattttattcgttttattcatttacagtcttacagtcttacaatc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tctcacacacagaaaaatcacaagtcgtcgtcgtctacaaagatgacccccgtcgcc</text:p>
      <text:p text:style-name="Preformatted_20_Text">AP008984.1 caa--tcacacacagaaaaatcacaagtcgtcgtcgtctacaaagatgacccccgtcgcc</text:p>
      <text:p text:style-name="Preformatted_20_Text"><text:s text:c="11"/>*** <text:s/>*******************************************************</text:p>
      <text:p text:style-name="Preformatted_20_Text"/>
      <text:p text:style-name="Preformatted_20_Text">P01 <text:s text:c="7"/>ctcgtccgtatctggacggtcggctgtgaaggtgaagacggcgtggttgtgacggtggct</text:p>
      <text:p text:style-name="Preformatted_20_Text">AP008984.1 ctcgtccgtatctggacggtcggctgtgaaggtgaagacggcgtggttgtgacggt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gtgatggtgcggcctgtggactgtcgacgatggcttcatagtctgtgtcggggtcc</text:p>
      <text:p text:style-name="Preformatted_20_Text">AP008984.1 gagagtgatggtgcggcctgtggactgtcgacgatggcttcatagtctgtgtcggg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tctcgatcacgtcgtcgtcgttggtggcggacattggcacggtgaacctgctgacg</text:p>
      <text:p text:style-name="Preformatted_20_Text">AP008984.1 tggatctcgatcacgtcgtcgtcgttggtggcggacattggcacggtgaacctgct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tgtggcagatgctgtcgagggtgctctggagctgcttcagaagcgggttgttttcg</text:p>
      <text:p text:style-name="Preformatted_20_Text">AP008984.1 gacatgtggcagatgctgtcgagggtgctctggagctgcttcagaagcgggttgtt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tcctcagccctcctgaggtcctcccagccaaagtgatccgacctctgcacgcggacg</text:p>
      <text:p text:style-name="Preformatted_20_Text">AP008984.1 ggatcctcagccctcctgaggtcctcccagccaaagtgatccgacctctgcacgcg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ttgccatcttggtgaggaaggtcatgcaggcgttgacggcgttggtggtggtggca</text:p>
      <text:p text:style-name="Preformatted_20_Text">AP008984.1 ccccttgccatcttggtgaggaaggtcatgcaggcgttgacggcgttggtggtggt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acttggcatggtctgcgatctcggagggcttgtagctcacctgcagccgtcgccgg</text:p>
      <text:p text:style-name="Preformatted_20_Text">AP008984.1 aagtacttggcatggtctgcgatctcggagggcttgtagctcacctgcagccgtcgcc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gcctcgctccgtctcgctgagaaatgaccagacgggtttcctgtcgtagttgtcaatg</text:p>
      <text:p text:style-name="Preformatted_20_Text">AP008984.1 acgcctcgctccgtctcgctgagaaatgaccagacgggtttcctgtcgtagttgtca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ccatcacgttcataaagagccgcatgtcctcgacgtcttcccacccgacgcaggga</text:p>
      <text:p text:style-name="Preformatted_20_Text">AP008984.1 gccaccatcacgttcataaagagccgcatgtcctcgacgtcttcccacccgacgca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ccgtgtcggggtcaaggccggcgtcgagagcggcctggaactttttgccaaagtag</text:p>
      <text:p text:style-name="Preformatted_20_Text">AP008984.1 caggccgtgtcggggtcaaggccggcgtcgagagcggcctggaactttttgccaaa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tggagcgctcgagccgcctctgctccttgggcttgatgggctcgccgccggtccag</text:p>
      <text:p text:style-name="Preformatted_20_Text">AP008984.1 tacttggagcgctcgagccgcctctgctccttgggcttgatgggctcgccgccggt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tgagcccgatgcggatggcgtcccagagcatctgcgagcgcgaggccttgctcctc</text:p>
      <text:p text:style-name="Preformatted_20_Text">AP008984.1 accttgagcccgatgcggatggcgtcccagagcatctgcgagcgcgaggccttgc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tgcgccaactaaagtcctcgcgcctgttcttggggtccacgagatcgaggaactgt</text:p>
      <text:p text:style-name="Preformatted_20_Text">AP008984.1 gcgttgcgccaactaaagtcctcgcgcctgttcttggggtccacgagatcgaggaa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gcgtgacgaccgagaggttgcccgcgaagttccacagcgtctcgttctcctgcgcg</text:p>
      <text:p text:style-name="Preformatted_20_Text">AP008984.1 ttgcgcgtgacgaccgagaggttgcccgcgaagttccacagcgtctcgttctcctg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accgaaggcgagatgagcatgccgtcgcgcttccacacggccgaggccaccttcctg</text:p>
      <text:p text:style-name="Preformatted_20_Text">AP008984.1 tagaccgaaggcgagatgagcatgccgtcgcgcttccacacggccgaggccacctt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tcttgggcaccagcaccgcgttcacctgcagctgcagcttcgacgtcgggtacacg</text:p>
      <text:p text:style-name="Preformatted_20_Text">AP008984.1 ggcatcttgggcaccagcaccgcgttcacctgcagctgcagcttcgacgtcgggta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tcgagtgcatggcggaccacagctcaaagtggtacgactccgagtcgcgcgtgttc</text:p>
      <text:p text:style-name="Preformatted_20_Text">AP008984.1 tgcgtcgagtgcatggcggaccacagctcaaagtggtacgactccgagtcgcgcgtg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ggaggtccagagaattgtgcaccgcctcgcgcgccagcagcctcgtgtcctttaca</text:p>
      <text:p text:style-name="Preformatted_20_Text">AP008984.1 ctcaggaggtccagagaattgtgcaccgcctcgcgcgccagcagcctcgtgtcctt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tgaagatccaccacaggtgcacgccgagcatgtcccagcacttgtcgtccatgaac</text:p>
      <text:p text:style-name="Preformatted_20_Text">AP008984.1 aagttgaagatccaccacaggtgcacgccgagcatgtcccagcacttgtcgtccat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tgaacggcggcgccctgcacgacttcaagacgtagtcgaaggcgaggaacgccgtc</text:p>
      <text:p text:style-name="Preformatted_20_Text">AP008984.1 cccgtgaacggcggcgccctgcacgacttcaagacgtagtcgaaggcgaggaacg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aggcggggtagaggttgtggcgaaggaggaccggcgtcaggtaaaagtccgtgagc</text:p>
      <text:p text:style-name="Preformatted_20_Text">AP008984.1 tcataggcggggtagaggttgtggcgaaggaggaccggcgtcaggtaaaagtccgt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gcacgccgtagcccgtcgtcagccaggcgtacctatcgcattgcagcttcagctcc</text:p>
      <text:p text:style-name="Preformatted_20_Text">AP008984.1 tggggcacgccgtagcccgtcgtcagccaggcgtacctgtcgcattgcagcttcagctcc</text:p>
      <text:p text:style-name="Preformatted_20_Text"><text:s text:c="11"/>**************************************.*********************</text:p>
      <text:p text:style-name="Preformatted_20_Text"/>
      <text:p text:style-name="Preformatted_20_Text">P01 <text:s text:c="7"/>tgggcgaagcagtctgggcaggcgctgagcacgatcaccagggcgctcttgaccagcccg</text:p>
      <text:p text:style-name="Preformatted_20_Text">AP008984.1 tgggcgaagcagtctgggcaggcgctgagcacgatcaccagggcgctcttgaccagcc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ctggttgcccctgtacccgtccggaaagaacaggtcaccgaagggcgccttattgtta</text:p>
      <text:p text:style-name="Preformatted_20_Text">AP008984.1 agctggttgcccctgtacccgtccggaaagaacaggtcaccgaagggcgccttattg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tattgttatcagacaccacgacgtcgtcggtcccgtgggtccgcttgcggcgcttg</text:p>
      <text:p text:style-name="Preformatted_20_Text">AP008984.1 tccttattgttatcagacaccacgacgtcgtcggtcccgtgggtccgcttgcggcg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acggcggcaggagatcgtcgatgtcggtggcgtctgactcctctccctctatcctt</text:p>
      <text:p text:style-name="Preformatted_20_Text">AP008984.1 caagacggcggcaggagatcgtcgatgtcggtggcgtctgactcctctccctctat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cctcttcaccctcgtcttctcctctcctctcgtcctcgtcctcgtcctcagagtca</text:p>
      <text:p text:style-name="Preformatted_20_Text">AP008984.1 tcaccctcttcaccctcgtcttctcctctcctctcgtcctcgtcctcgtcctcaga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cggcctcggcgtcgtctccgacggagacctgcaggagctcgaggatggaggggacc</text:p>
      <text:p text:style-name="Preformatted_20_Text">AP008984.1 gagtcggcctcggcgtcgtctccgacggagacctgcaggagctcgaggatggaggg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agggcttgagcaggtcgtcccaggtgagctcttcctcctggagagcggggcccttg</text:p>
      <text:p text:style-name="Preformatted_20_Text">AP008984.1 gcgtagggcttgagcaggtcgtcccaggtgagctcttcctcctggagagcggggcc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ccaccttgagttcccaggacatgagcagcttcctcgcgagccaccaggccgcgaac</text:p>
      <text:p text:style-name="Preformatted_20_Text">AP008984.1 ttggccaccttgagttcccaggacatgagcagcttcctcgcgagccaccaggccgc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agaggtccttgctcagggtccgctcgcactcctcgaacctcgtaaagatctcctta</text:p>
      <text:p text:style-name="Preformatted_20_Text">AP008984.1 tcgaagaggtccttgctcagggtccgctcgcactcctcgaacctcgtaaagatctcc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gttggggcttggagtcgaccggcgtcgtctcgacaatgggtcgccagccgtagccg</text:p>
      <text:p text:style-name="Preformatted_20_Text">AP008984.1 aagtgttggggcttggagtcgaccggcgtcgtctcgacaatgggtcgccagccgta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tcctcccgaagatctccgacactcgcgtgtagcggttgaggggattcagcctcacg</text:p>
      <text:p text:style-name="Preformatted_20_Text">AP008984.1 ggcatcctcccgaagatctccgacactcgcgtgtagcggttgaggggattcagcct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acgaagggaatgttctttgccgagcgctcgagccactcgagtccgtccctgagcatc</text:p>
      <text:p text:style-name="Preformatted_20_Text">AP008984.1 tgtacgaagggaatgttctttgccgagcgctcgagccactcgagtccgtccctgag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actcggcggcgggctcgaggcaccactcgacgttgggcaggttggtattgcggcgc</text:p>
      <text:p text:style-name="Preformatted_20_Text">AP008984.1 tggtactcggcggcgggctcgaggcaccactcgacgttgggcaggttggtattgcg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ggacgggggtgagctccgcagcgtacgcgctccatgacgaaccactcgctgctgct</text:p>
      <text:p text:style-name="Preformatted_20_Text">AP008984.1 gtgaggacgggggtgagctccgcagcgtacgcgctccatgacgaaccactcgctgc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tcacccgctggtaatccgttggcggcattcatcatccttgctgttacgctgttgttg</text:p>
      <text:p text:style-name="Preformatted_20_Text">AP008984.1 atatcacccgctggtaatccgttggcggcattcatcatccttgctgttacgc---tgttg</text:p>
      <text:p text:style-name="Preformatted_20_Text"><text:s text:c="11"/>**************************************************** <text:s text:c="2"/>*****</text:p>
      <text:p text:style-name="Preformatted_20_Text"/>
      <text:p text:style-name="Preformatted_20_Text">P01 <text:s text:c="7"/>ttgttgtggattgttggttgtgattgctttatcttcctcactcttcctcactattacttc</text:p>
      <text:p text:style-name="Preformatted_20_Text">AP008984.1 ttgttgtggattgttggttgtgattgctttatcttcctcactcttcctcactatta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ctaaacctcgtgatgcagatgccattggtgcgcgttgcggtggaaggtaacctcgg</text:p>
      <text:p text:style-name="Preformatted_20_Text">AP008984.1 tcgtctaaacctcgtgatgcagatgccattggtgcgcgttgcggtggaaggtaacctc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cgggcaagtcgaccttcatcgaggccatgaaggagtacgccaagcgccagcgctggga</text:p>
      <text:p text:style-name="Preformatted_20_Text">AP008984.1 tgcgggcaagtcgaccttcatcgaggccatgaaggagtacgccaagcgccagcgct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tggtggagcccatcgacagctggaccgacgtgtgcggcaagggcaatctgctgga</text:p>
      <text:p text:style-name="Preformatted_20_Text">AP008984.1 ggtgatggtggagcccatcgacagctggaccgacgtgtgcggcaagggcaatctgc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actacaaggacatgccgcgatggggctacaccttccagagctacgcgtaccagag</text:p>
      <text:p text:style-name="Preformatted_20_Text">AP008984.1 caggtactacaaggacatgccgcgatggggctacaccttccagagctacgcgtacc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ctccagagacagacggagctcgagatgggtctccccatgctcggcgtcgacgtcgt</text:p>
      <text:p text:style-name="Preformatted_20_Text">AP008984.1 ccgtctccagagacagacggagctcgagatgggtctccccatgctcggcgtcgac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acgagcggtcctgtttcagcgacaggtttgtctttggcgaggcggcgcggatgtc</text:p>
      <text:p text:style-name="Preformatted_20_Text">AP008984.1 cgtctacgagcggtcctgtttcagcgacaggtttgtctttggcgaggcggcgcgga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aacatggacgagctcgagttcgccgcctactctgccgcgcacaagttctttgctga</text:p>
      <text:p text:style-name="Preformatted_20_Text">AP008984.1 gggtaacatggacgagctcgagttcgccgcctactctgccgcgcacaagttctttg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ctgcagagacccttcgacatacacggggtcatctacctgcgggccacaccaaagac</text:p>
      <text:p text:style-name="Preformatted_20_Text">AP008984.1 gatcctgcagagacccttcgacatacacggggtcatctacctgcgggccacaccaa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ctggagagagtcaacaagcggtcccgctcggaggagagctctgttgacatggagta</text:p>
      <text:p text:style-name="Preformatted_20_Text">AP008984.1 atgcctggagagagtcaacaagcggtcccgctcggaggagagctctgttgacatgga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accacgatccacaagctgcacgaggactggctcatgcacaagaagggcccttgcga</text:p>
      <text:p text:style-name="Preformatted_20_Text">AP008984.1 cctcaccacgatccacaagctgcacgaggactggctcatgcacaagaagggccctt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tacccctccatgtgcaaggtgcccgtgctggtggtgaacgtcgacgagtacaactg</text:p>
      <text:p text:style-name="Preformatted_20_Text">AP008984.1 gcagtacccctccatgtgcaaggtgcccgtgctggtggtgaacgtcgacgagtaca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acgtcgcgcgtcgcagggagatctttgccgaggtcgacgccttcatcaaggacca</text:p>
      <text:p text:style-name="Preformatted_20_Text">AP008984.1 cgaggacgtcgcgcgtcgcagggagatctttgccgaggtcgacgccttcatcaagg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atcgaagtgctgttttaagtttttgtgtgtgtgtgtgtgtgtgtgtgtgtgtgtgt</text:p>
      <text:p text:style-name="Preformatted_20_Text">AP008984.1 ggtcatcgaagtgctgttttaagtttttgtgtgtgtgtgtgtgtgtgtgtgtgtgt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gtgtgtgtgtgtgtgtgtgtgtgtgtgtgtgtgtgtgtgtgtgtgtgtgtgtgtgt</text:p>
      <text:p text:style-name="Preformatted_20_Text">AP008984.1 g-----------------------------------------------------------</text:p>
      <text:p text:style-name="Preformatted_20_Text"><text:s text:c="11"/>* <text:s text:c="58"/></text:p>
      <text:p text:style-name="Preformatted_20_Text"/>
      <text:p text:style-name="Preformatted_20_Text">P01 <text:s text:c="7"/>gtgtgtgtgtgtgtgtgtgtgtgtgtgtgtgtgtgtgtgtgtgtgtgtgtgtgtgtgtgt</text:p>
      <text:p text:style-name="Preformatted_20_Text">AP008984.1 ---------------------tgtgtgtgtgtgtgtgtgtgtgtgtgtgtgtgtgtgtgt</text:p>
      <text:p text:style-name="Preformatted_20_Text"><text:s text:c="32"/>***************************************</text:p>
      <text:p text:style-name="Preformatted_20_Text"/>
      <text:p text:style-name="Preformatted_20_Text">P01 <text:s text:c="7"/>gtgtgttatgaatatgtgttatgaataaaaagagagaaacgtactactgttccatgtgtt</text:p>
      <text:p text:style-name="Preformatted_20_Text">AP008984.1 gtgtgttatgaatatgtgttatgaataaaaagagagaaacgtactactgttccatg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ttattcaatgtatcaaaggtatcaaaggttatcagatgtgggtctcgtcgtccgagc</text:p>
      <text:p text:style-name="Preformatted_20_Text">AP008984.1 attttattcaatgtatcaaaggtatcaaaggttatcagatgtgggtctcgtcgtccga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ccaaagtcgtcgtcgaatagctctttgaggggtgatggcgacgacggcggctgctc-g</text:p>
      <text:p text:style-name="Preformatted_20_Text">AP008984.1 tcccaaagtcgtcgtcgaatagctctttgaggggtgatggcgacgacggcggctgctcgg</text:p>
      <text:p text:style-name="Preformatted_20_Text"><text:s text:c="11"/>********************************************************** *</text:p>
      <text:p text:style-name="Preformatted_20_Text"/>
      <text:p text:style-name="Preformatted_20_Text">P01 <text:s text:c="7"/>ggcgtagggacttgtgctggttcacgtgcagcctgatgtaggccgcgagggtgctgtcgt</text:p>
      <text:p text:style-name="Preformatted_20_Text">AP008984.1 ggcgtagggacttgtgctggttcacgtgcagcctgatgtaggccgcgagggtgct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tggcctggccgaccttgtagggactctcgtgcttggacgtcggcgtgaagatgggcc</text:p>
      <text:p text:style-name="Preformatted_20_Text">AP008984.1 agttggcctggccgaccttgtagggactctcgtgcttggacgtcggcgtgaagatg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cgtgcccttcaccttcaccaggtccacgtctccgcaggtgagcgggtaggcccaga</text:p>
      <text:p text:style-name="Preformatted_20_Text">AP008984.1 accacgtgcccttcaccttcaccaggtccacgtctccgcaggtgagcgggtaggcc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ctcctcgatcccctccgagtccggggagatgctcgcgggaggctggtgcatgatct</text:p>
      <text:p text:style-name="Preformatted_20_Text">AP008984.1 tgacctcctcgatcccctccgagtccggggagatgctcgcgggaggctggtgcatga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ccacttgacccacctgtggtgcccatgtacggtggagacggcgatcaggccgacat</text:p>
      <text:p text:style-name="Preformatted_20_Text">AP008984.1 cgtgccacttgacccacctgtggtgcccatgtacggtggagacggcgatcaggccg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cgacctgcacatgatctcgacggcctgtcccagcgccatggtgtagctcatggccc</text:p>
      <text:p text:style-name="Preformatted_20_Text">AP008984.1 tgtccgacctgcacatgatctcgacggcctgtcccagcgccatggtgtagctcat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tggcgtcggatagcacgacgtcgaccggcgccacgccgaggctcccaatgtccttcc</text:p>
      <text:p text:style-name="Preformatted_20_Text">AP008984.1 gcttggcgtcggatagcacgacgtcgaccggcgccacgccgaggctcccaatgtcct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acacggcgcccggcacgtcctgcggtccccagatcctgcccgtgaagaaccaggccg</text:p>
      <text:p text:style-name="Preformatted_20_Text">AP008984.1 agtacacggcgcccggcacgtcctgcggtccccagatcctgcccgtgaagaaccag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cttgatgttgcagcaggccctcgccgcggcccagaagggctccgagatcctcctgt</text:p>
      <text:p text:style-name="Preformatted_20_Text">AP008984.1 agagcttgatgttgcagcaggccctcgccgcggcccagaagggctccgagatcctc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cttggtgggtcccacgtagaagaagcggcgcacctcggccatgtcggcggcccgca</text:p>
      <text:p text:style-name="Preformatted_20_Text">AP008984.1 gcgacttggtgggtcccacgtagaagaagcggcgcacctcggccatgtcggcggcc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gttgagcaggacgtctcgctcaaaggcttcgcagtcggccctcatatcgtcgacgt</text:p>
      <text:p text:style-name="Preformatted_20_Text">AP008984.1 tcgcgttgagcaggacgtctcgctcaaaggcttcgcagtcggccctcatatcgtc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ctgcttgagcgagccgcggatcggcgggtagctgtcggcgatggaggcgctgagca</text:p>
      <text:p text:style-name="Preformatted_20_Text">AP008984.1 cctcctgcttgagcgagccgcggatcggcgggtagctgtcggcgatggaggcgct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cgaggtgcaccccaacagcttgtccctgagctccctgacgtccgcgcgggcgtcgc</text:p>
      <text:p text:style-name="Preformatted_20_Text">AP008984.1 ccaccgaggtgcaccccaacagcttgtccctgagctccctgacgtccgcgcgggcg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agacgtactcgacggcgctctggcccatgcggttcatcagggactcgtcgggctcgc</text:p>
      <text:p text:style-name="Preformatted_20_Text">AP008984.1 agtagacgtactcgacggcgctctggcccatgcggttcatcagggactcgtcgggc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tcgaggatcttgacagtgaagcgggccgcagcgttcagctcgaacgcggacagca</text:p>
      <text:p text:style-name="Preformatted_20_Text">AP008984.1 ggacgtcgaggatcttgacagtgaagcgggccgcagcgttcagctcgaacgcggacag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caggaccccaccacccccgatcccccgatcaaagccactgtctcgttggtgtgctctg</text:p>
      <text:p text:style-name="Preformatted_20_Text">AP008984.1 cgcaggaccccaccacccccgatcccccgatcaaagccactgtctcgttggtgtgc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tgttgtgtgtagaccgaccaagaaccgagattaaagggagcaccgaaggagagcac</text:p>
      <text:p text:style-name="Preformatted_20_Text">AP008984.1 tcattgttgtgtgtagaccgaccaagaaccgagattaaagggagcaccgaaggaga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gcggggaaggaccaggaagacgaagtagaccagaacaaggggagagagaacaagag</text:p>
      <text:p text:style-name="Preformatted_20_Text">AP008984.1 tgctgcggggaaggaccaggaagacgaagtagaccagaacaaggggagagagaaca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gcgatctacgtcgagttcctggacgacaacctctcgtgcaggtcgccgctggtgat</text:p>
      <text:p text:style-name="Preformatted_20_Text">AP008984.1 gatggcgatctacgtcgagttcctggacgacaacctctcgtgcaggtcgccgctgg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acctgcaatgagcactggtacatgttcgacgagtacgacggcgcgaccatggcgac</text:p>
      <text:p text:style-name="Preformatted_20_Text">AP008984.1 cggcacctgcaatgagcactggtacatgttcgacgagtacgacggcgcgaccatgg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tttctgagggactggcggccggtccgctacccgaccaaggtctggtccaggctggg</text:p>
      <text:p text:style-name="Preformatted_20_Text">AP008984.1 gacctttctgagggactggcggccggtccgctacccgaccaaggtctggtccagg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ctggtggggaagctgcaggtgtcccacgtgtacgacgacccgaccgtgtggtgcat</text:p>
      <text:p text:style-name="Preformatted_20_Text">AP008984.1 cagcctggtggggaagctgcaggtgtcccacgtgtacgacgacccgaccgtgtggt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tgcggtaaaaagtcgactccgacggcggcgagcatcaactggtttccctggcgcaa</text:p>
      <text:p text:style-name="Preformatted_20_Text">AP008984.1 gccgtgcggtaaaaagtcgactccgacggcggcgagcatcaactggtttccctggc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ccaagaagggtagcggcggcgagccccagctgccgcaccacagcggcgagttggc</text:p>
      <text:p text:style-name="Preformatted_20_Text">AP008984.1 cgaggccaagaagggtagcggcggcgagccccagctgccgcaccacagcggcgagt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gcggacaaattctattacgagtcgcgcggcctggatcccgagcccgacgtaccgcc</text:p>
      <text:p text:style-name="Preformatted_20_Text">AP008984.1 ccaggcggacaaattctattacgagtcgcgcggcctggatcccgagcccgacgtac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accgagtgtgagacgatcacgacggaggacgagtgcagcggcgcctggcagcacgg</text:p>
      <text:p text:style-name="Preformatted_20_Text">AP008984.1 gatgaccgagtgtgagacgatcacgacggaggacgagtgcagcggcgcctggcagc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atgaagcccgcgcgcagctggaaacccaggcgcgcagggctgttcttccaattcga</text:p>
      <text:p text:style-name="Preformatted_20_Text">AP008984.1 caccatgaagcccgcgcgcagctggaaacccaggcgcgcagggctgttcttccaat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aacttgggcgcagcgcacactcacattaagatgacccgaccgagtccccagatcac</text:p>
      <text:p text:style-name="Preformatted_20_Text">AP008984.1 ccccaacttgggcgcagcgcacactcacattaagatgacccgaccgagtccccaga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cgtctcaaggacaccccaatcataacggaggccgccttctcccacgaccactctcg</text:p>
      <text:p text:style-name="Preformatted_20_Text">AP008984.1 cactcgtctcaaggacaccccaatcataacggaggccgccttctcccacgaccact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cagctcttcaagcactgcaagtttatcggaagatggatcgttcactccctggacct</text:p>
      <text:p text:style-name="Preformatted_20_Text">AP008984.1 ctgccagctcttcaagcactgcaagtttatcggaagatggatcgttcactccctgg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aagaggacttttacaggctctcgatgctgcatctgacgcagctgccttcgactgc</text:p>
      <text:p text:style-name="Preformatted_20_Text">AP008984.1 ggtggaagaggacttttacaggctctcgatgctgcatctgacgcagctgccttcgact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cgtcggtgccggctcggggcggcctgtacagactggacctcacgctgcacctcacggc</text:p>
      <text:p text:style-name="Preformatted_20_Text">AP008984.1 ggcgtcggtgccggctcggggcggcctgtacagactggacctcacgctgcacctca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acacgttcctggtgaaccagctgctgttcctctgtcattcgcacagcgcgtacag</text:p>
      <text:p text:style-name="Preformatted_20_Text">AP008984.1 cagcaacacgttcctggtgaaccagctgctgttcctctgtcattcgcacagcgcgt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agagaggagcctccgctgtggacgcgaggaccctacagtttcagtccctctactac</text:p>
      <text:p text:style-name="Preformatted_20_Text">AP008984.1 ggtcagagaggagcctccgctgtggacgcgaggaccctacagtttcagtccctcta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aggaccggcatccgcctcggcggtccacccacgtcgagcgacgcatgagagacatt</text:p>
      <text:p text:style-name="Preformatted_20_Text">AP008984.1 gacgaggaccggcatccgcctcggcggtccacccacgtcgagcgacgcatgagagac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cagcggatcccggacgacgtcaagaccatgcgcgcgctgaaccacctcgagttcgtg</text:p>
      <text:p text:style-name="Preformatted_20_Text">AP008984.1 atccagcggatcccggacgacgtcaagaccatgcgcgcgctgaaccacctcgagtt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ggctcgccaagctcaagctggtgggcctcggctactctctgctctctaacctgctg</text:p>
      <text:p text:style-name="Preformatted_20_Text">AP008984.1 gtcgggctcgccaagctcaagctggtgggcctcggctactctctgctctctaacct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cggcccaggacgtgctgaacaagcaccggtcgtgcgcctaccgtcggcccgaggac</text:p>
      <text:p text:style-name="Preformatted_20_Text">AP008984.1 atggcggcccaggacgtgctgaacaagcaccggtcgtgcgcctaccgtcggcccga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ccggcatcacggacgagcccgtcgccgagtttatccgccgaatcgactccatgatc</text:p>
      <text:p text:style-name="Preformatted_20_Text">AP008984.1 tgccccggcatcacggacgagcccgtcgccgagtttatccgccgaatcgactccat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gcgaggccatgttcgacttgggcgcttgcaagtacggctactatacgggcgcgctg</text:p>
      <text:p text:style-name="Preformatted_20_Text">AP008984.1 gccggcgaggccatgttcgacttgggcgcttgcaagtacggctactatacgggcgc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agctgggtcacctggacagcgcgctggcgtttgccctgtcgatgctggagcgggag</text:p>
      <text:p text:style-name="Preformatted_20_Text">AP008984.1 cggcagctgggtcacctggacagcgcgctggcgtttgccctgtcgatgctggagcg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cgcgcccggcacgggctcgtcttgtaccgtcgagtactatacgccgtcggaggcc</text:p>
      <text:p text:style-name="Preformatted_20_Text">AP008984.1 cctggcgcgcccggcacgggctcgtcttgtaccgtcgagtactatacgccgtcgg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agggcatcctgcacaaggtggagctgcacctggagatgcccggcatgacgcccgag</text:p>
      <text:p text:style-name="Preformatted_20_Text">AP008984.1 gagcagggcatcctgcacaaggtggagctgcacctggagatgcccggcatgacgcc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gacaggatgcccgagctggtgcggcacatgctgctgtacctggagcggactcagcgt</text:p>
      <text:p text:style-name="Preformatted_20_Text">AP008984.1 ttcgacaggatgcccgagctggtgcggcacatgctgctgtacctggagcggactca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acaatcagatgctggccgagtttcacgtggtggaggcgacggcgtgtatgtcgagc</text:p>
      <text:p text:style-name="Preformatted_20_Text">AP008984.1 ctccacaatcagatgctggccgagtttcacgtggtggaggcgacggcgtgtatgtc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agttcgccttccacatgtgggtcccgcaaaagtgcctgagcgccatggccgagatc</text:p>
      <text:p text:style-name="Preformatted_20_Text">AP008984.1 gtgaagttcgccttccacatgtgggtcccgcaaaagtgcctgagcgccatggccga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ggccgcgcaccaacctgcagattgaccagcgccagggcttctcggccctcatgcag</text:p>
      <text:p text:style-name="Preformatted_20_Text">AP008984.1 atgcggccgcgcaccaacctgcagattgaccagcgccagggcttctcggccctcatgc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cctgaagggccgctgcctgatcgcggagggccaggagcctccatacgtgtgcctaacg</text:p>
      <text:p text:style-name="Preformatted_20_Text">AP008984.1 cgcctgaagggccgctgcctgatcgcggagggccaggagcctccatacgtgtgcct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agacggtgcgcatctatgcatcgcacgcgccggcgaccaagtgcccgctgtgccga</text:p>
      <text:p text:style-name="Preformatted_20_Text">AP008984.1 gacaagacggtgcgcatctatgcatcgcacgcgccggcgaccaagtgcccgctgtg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tgaaggcggtgatgctcgagatgcaccggctgctgtgccagaggtgcgtgcggacg</text:p>
      <text:p text:style-name="Preformatted_20_Text">AP008984.1 cgactgaaggcggtgatgctcgagatgcaccggctgctgtgccagaggtgcgtgcg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gctcgagcgaccactggacggtcctggacaagccctgcaaccggcccgaggacgag</text:p>
      <text:p text:style-name="Preformatted_20_Text">AP008984.1 atgtgctcgagcgaccactggacggtcctggacaagccctgcaaccggcccgagga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cctacgacgagccgctgtggttccaggagggcaccaacacgatcctgcggatgtcg</text:p>
      <text:p text:style-name="Preformatted_20_Text">AP008984.1 ggcgcctacgacgagccgctgtggttccaggagggcaccaacacgatcctgcggat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tggagggctggctcaagtactctgtgtgcctcaaggagcgctacatgcggctggtg</text:p>
      <text:p text:style-name="Preformatted_20_Text">AP008984.1 tacctggagggctggctcaagtactctgtgtgcctcaaggagcgctacatgcggct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ggaacgggctcaacggctgggccgcctgctacgggtacgggagtcccgaggagttc</text:p>
      <text:p text:style-name="Preformatted_20_Text">AP008984.1 gtgaggaacgggctcaacggctgggccgcctgctacgggtacgggagtcccgaggag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cgctgcacagcgaggcggccgaggagcggtggaagcgcggcatggtggacgtgagc</text:p>
      <text:p text:style-name="Preformatted_20_Text">AP008984.1 ccggcgctgcacagcgaggcggccgaggagcggtggaagcgcggcatggtggacgt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agatcggcaagatcatcagggcccacgcgcacgccagactcgacgccgagctcaag</text:p>
      <text:p text:style-name="Preformatted_20_Text">AP008984.1 aacaagatcggcaagatcatcagggcccacgcgcacgccagactcgacgccgagct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tgcccttcacggacgccttcagggccgagatcgtgtgctacgcggcgctaggcgcc</text:p>
      <text:p text:style-name="Preformatted_20_Text">AP008984.1 cggctgcccttcacggacgccttcagggccgagatcgtgtgctacgcggcgctag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ctgacggcgtcggggctgagcggcgacctcttcatcaagcgcgaggacgcccgcaac</text:p>
      <text:p text:style-name="Preformatted_20_Text">AP008984.1 aacctgacggcgtcggggctgagcggcgacctcttcatcaagcgcgaggacgcccg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tgagtctggtcgatggcgccgggtacattgtgcacagcgccgacatcgacgagtac</text:p>
      <text:p text:style-name="Preformatted_20_Text">AP008984.1 aggatgagtctggtcgatggcgccgggtacattgtgcacagcgccgacatcgacga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agaactttgagcaggtcgtctacaacctgaagctggcggcccaggagcggcacctc</text:p>
      <text:p text:style-name="Preformatted_20_Text">AP008984.1 ccgaagaactttgagcaggtcgtctacaacctgaagctggcggcccaggagcggca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gcacgcgcacctacaaggacaagtgtcgcgacgcgcacgacgccatgcgctttatc</text:p>
      <text:p text:style-name="Preformatted_20_Text">AP008984.1 gagagcacgcgcacctacaaggacaagtgtcgcgacgcgcacgacgccatgcgcttt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cgacgatgcaaaagtttggcttctcgcagattgcaagcccgcccgacgcggtggct</text:p>
      <text:p text:style-name="Preformatted_20_Text">AP008984.1 gaggcgacgatgcaaaagtttggcttctcgcagattgcaagcccgcccgacgcggt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ctgagacggccgaggccgagctcatccgacaggacgaggacgcgaggaagcccctc</text:p>
      <text:p text:style-name="Preformatted_20_Text">AP008984.1 gcctctgagacggccgaggccgagctcatccgacaggacgaggacgcgaggaagcccc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agaagcgcaggctgatcgaggcttcttctacaccgacaacgacaacgactgcagcgacg</text:p>
      <text:p text:style-name="Preformatted_20_Text">AP008984.1 aagaagcgcaggctgatcgaggcttcttctacaccgacaacgacaacgactgcagc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ttttcctctgaccttttcggcgagagagcagaggcgagagagcaagcagagacggc</text:p>
      <text:p text:style-name="Preformatted_20_Text">AP008984.1 aggcttttcctctgaccttttcggcgagagagcagaggcgagagagcaagcagaga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gaacagcaaaaccccgcagcgcgagggatccgcaataccctaccccatta---ccc</text:p>
      <text:p text:style-name="Preformatted_20_Text">AP008984.1 gagagaacagcaaaaccccgcagcgcgagggatccgcaataccctaccccattacccccc</text:p>
      <text:p text:style-name="Preformatted_20_Text"><text:s text:c="11"/>****************************************************** <text:s text:c="2"/>***</text:p>
      <text:p text:style-name="Preformatted_20_Text"/>
      <text:p text:style-name="Preformatted_20_Text">P01 <text:s text:c="7"/>cccattaacatgcaataatcctacgtgtggtgtatatatgttggttgtggttcaataaaa</text:p>
      <text:p text:style-name="Preformatted_20_Text">AP008984.1 cccattaacatgcaataatcctacgtgtggtgtatatatgttggttgtggttcaat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tatttgttttctttactgtactttgtggtcttgacacattgttaaaccctaaaatgg</text:p>
      <text:p text:style-name="Preformatted_20_Text">AP008984.1 aaatatttgttttctttactgtactttgtggtcttgacacattgttaaaccctaaa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agcctgcaccaacagcagcagcgagctgtttgagccgctcctggcgccgagcaact</text:p>
      <text:p text:style-name="Preformatted_20_Text">AP008984.1 agacagcctgcaccaacagcagcagcgagctgtttgagccgctcctggcgccgagca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gttcaccctggacgtgatcgagcaccaggacatctggtccatgtacaagaaggcgc</text:p>
      <text:p text:style-name="Preformatted_20_Text">AP008984.1 ccaggttcaccctggacgtgatcgagcaccaggacatctggtccatgtacaagaag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tctccaactggaccgccgaggagattgacctggccaaggacacggccggctgggagt</text:p>
      <text:p text:style-name="Preformatted_20_Text">AP008984.1 agttctccaactggaccgccgaggagattgacctggccaaggacacggccggctgg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gtctgagaacgaaaagtttttcctcaaaaacatactggccttcttcgccgcctctg</text:p>
      <text:p text:style-name="Preformatted_20_Text">AP008984.1 cactgtctgagaacgaaaagtttttcctcaaaaacatactggccttcttcgccgcc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catagtcaatgagaacctggccaccaggttcatgaaagaggtgcagtactttgagg</text:p>
      <text:p text:style-name="Preformatted_20_Text">AP008984.1 acggcatagtcaatgagaacctggccaccaggttcatgaaagaggtgcagtacttt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ctgcttctacggcttccagatagccatagagaacgtgcactctgaggtgtacgcca</text:p>
      <text:p text:style-name="Preformatted_20_Text">AP008984.1 cgcgctgcttctacggcttccagatagccatagagaacgtgcactctgaggtgtac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tgctcaacacgtacatcctggatcccgtcgagcgtaacgggctgttcaaggccatgg</text:p>
      <text:p text:style-name="Preformatted_20_Text">AP008984.1 aactgctcaacacgtacatcctggatcccgtcgagcgtaacgggctgttcaaggcc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gatgccctgcatcaagaagaaggcggactgggcgctcaactggatcgagagtcccg</text:p>
      <text:p text:style-name="Preformatted_20_Text">AP008984.1 agacgatgccctgcatcaagaagaaggcggactgggcgctcaactggatcgagagt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aacgttcggcgagaggctggtagcctttaccgccgtcgagggcatcttcttctcgg</text:p>
      <text:p text:style-name="Preformatted_20_Text">AP008984.1 acgcaacgttcggcgagaggctggtagcctttaccgccgtcgagggcatcttcttc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cttcgcctccatcttctggctcaagcagaaggtgtcgatgcccggactcaccttct</text:p>
      <text:p text:style-name="Preformatted_20_Text">AP008984.1 gcgccttcgcctccatcttctggctcaagcagaaggtgtcgatgcccggactcacc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cgaactcatcagcagggacgaggggctgcatagggactttgcctgcctcctgttct</text:p>
      <text:p text:style-name="Preformatted_20_Text">AP008984.1 cgaacgaactcatcagcagggacgaggggctgcatagggactttgcctgcctcctgtt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agccacctcaggcacaagccctcgaaggagcgggtccgggccatcatcacggaggccg</text:p>
      <text:p text:style-name="Preformatted_20_Text">AP008984.1 cgagccacctcaggcacaagccctcgaaggagcgggtccgggccatcatcacggag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gatcgagaaggagttcctcacgcagtcgctgcccgtgtccctggtcggcatgaacc</text:p>
      <text:p text:style-name="Preformatted_20_Text">AP008984.1 tggagatcgagaaggagttcctcacgcagtcgctgcccgtgtccctggtcggcatg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cctcatgtgcaagtacatccagtacgtcgccgaccatctcctgtgccagatgggtc</text:p>
      <text:p text:style-name="Preformatted_20_Text">AP008984.1 acgacctcatgtgcaagtacatccagtacgtcgccgaccatctcctgtgccagatg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ccgcctctacaacacgccgtgccccttcgactttatggagaacatctcgttggagg</text:p>
      <text:p text:style-name="Preformatted_20_Text">AP008984.1 tcagccgcctctacaacacgccgtgccccttcgactttatggagaacatctcgttg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agaccaactttttcgagaagcgcgtcgccgactaccaggtcaagacgacgtccaccg</text:p>
      <text:p text:style-name="Preformatted_20_Text">AP008984.1 gcaagaccaactttttcgagaagcgcgtcgccgactaccaggtcaagacgacgtcc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cgcagacgccttcatggaagacgactcttttgatttttaagctcttaaataaaaaa</text:p>
      <text:p text:style-name="Preformatted_20_Text">AP008984.1 tcgacgcagacgccttcatggaagacgactcttttgatttttaagctcttaaataa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ttgaaacg---tattgcatttgtatgtctttattcgagtgattcagattggtacag</text:p>
      <text:p text:style-name="Preformatted_20_Text">AP008984.1 accattgaaacgtattattgcatttgtatgtctttattcgagtgattcagattggtacag</text:p>
      <text:p text:style-name="Preformatted_20_Text"><text:s text:c="11"/>************ <text:s text:c="2"/>*********************************************</text:p>
      <text:p text:style-name="Preformatted_20_Text"/>
      <text:p text:style-name="Preformatted_20_Text">P01 <text:s text:c="7"/>aaggtagaggtacagagggtaaaggaggaggcggagggggtgaagagggtggagagggtt</text:p>
      <text:p text:style-name="Preformatted_20_Text">AP008984.1 aaggtagaggtacagagggtaaaggaggaggcggagggggtgaagagggtggagagg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agcagcggcggcagcggggagtaagagctgtcgcaaattcagcaagcatgcggcac</text:p>
      <text:p text:style-name="Preformatted_20_Text">AP008984.1 gagcagcagcggcggcagcggggagtaagagctgtcgcaaattcagcaagcatgc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ctcctccctgctcctctctgctcctgtccctgacacctccgctcctgtcacaacaa</text:p>
      <text:p text:style-name="Preformatted_20_Text">AP008984.1 ttctctcctccctgctcctctctgctcctgtccctgacacctccgctcctgtcaca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caccagcagccaggacgccttcatcgttactggtggctcgcgcgacggctttttta</text:p>
      <text:p text:style-name="Preformatted_20_Text">AP008984.1 ccaccaccagcagccaggacgccttcatcgttactggtggctcgcgcgacggcttt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tttgacactgtgcgcatcggtcgacgcttccgcgcactgtcacggtttcggataaa</text:p>
      <text:p text:style-name="Preformatted_20_Text">AP008984.1 agggtttgacactgtgcgcatcggtcgacgcttccgcgcactgtcacggtttcggat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aggacttttagctctcaacggacatcacatcttcaaccttcaaccttataccttcaa</text:p>
      <text:p text:style-name="Preformatted_20_Text">AP008984.1 actaggacttttagctctcaacggacatcacatcttcaaccttcaaccttatacct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caaccttcaaccactaccatcaaccatgtctgagcagggatacatgatgagagtcc</text:p>
      <text:p text:style-name="Preformatted_20_Text">AP008984.1 ctaccaaccttcaaccactaccatcaaccatgtctgagcagggatacatgatgaga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caaggatcagatcgaccaggccaaggtgaaggtggacgtcgagaccatccgcgccg</text:p>
      <text:p text:style-name="Preformatted_20_Text">AP008984.1 aggccaaggatcagatcgaccaggccaaggtgaaggtggacgtcgagaccatccg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ggacctgatggagatctctctgcacgacgcccagctcaagctgtccagggagcaga</text:p>
      <text:p text:style-name="Preformatted_20_Text">AP008984.1 tcatggacctgatggagatctctctgcacgacgcccagctcaagctgtccagggagca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cagcagctcatgactgcggccaaggacatcaaggccaagcactgcctgcagtggcagc</text:p>
      <text:p text:style-name="Preformatted_20_Text">AP008984.1 tccagcagctcatgactgcggccaaggacatcaaggccaagcactgcctgcagtg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gcaccagtggcccgagacgcacaaagagttcatcgagcgtatgaaggggctgtccg</text:p>
      <text:p text:style-name="Preformatted_20_Text">AP008984.1 gcgtgcaccagtggcccgagacgcacaaagagttcatcgagcgtatgaaggggctg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cgactttcagcggttccagtactgcatggacaactacacccccgactacaggatgg</text:p>
      <text:p text:style-name="Preformatted_20_Text">AP008984.1 aggtcgactttcagcggttccagtactgcatggacaactacacccccgactacagg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caacatcctcaagacggccatgcactatgcgacgcacatggacgccaagctggaga</text:p>
      <text:p text:style-name="Preformatted_20_Text">AP008984.1 tgcccaacatcctcaagacggccatgcactatgcgacgcacatggacgccaagctg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gtacctgtgcaaggacgtgggcttcaagcagtttaccctgcctccccgcaaggaga</text:p>
      <text:p text:style-name="Preformatted_20_Text">AP008984.1 agctgtacctgtgcaaggacgtgggcttcaagcagtttaccctgcctccccgcaag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caagatggtcaaggtccgcctcacgctcgagaaccagcacatgtgcccgatgtggg</text:p>
      <text:p text:style-name="Preformatted_20_Text">AP008984.1 agggcaagatggtcaaggtccgcctcacgctcgagaaccagcacatgtgcccgatg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tgactccccggtttctctctctgattgtcgactttctggaccagacggcgtgcgtga</text:p>
      <text:p text:style-name="Preformatted_20_Text">AP008984.1 acatgactccccggtttctctctctgattgtcgactttctggaccagacggcgtgc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agaccttgggaccttcgacccgaagaacgcgcgccacactcgggtagagatcgtgt</text:p>
      <text:p text:style-name="Preformatted_20_Text">AP008984.1 gggaagaccttgggaccttcgacccgaagaacgcgcgccacactcgggtagagatc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gagggccaccagccactaccagcacgtcaagttcgagtgggatctgtgggtcaacg</text:p>
      <text:p text:style-name="Preformatted_20_Text">AP008984.1 cggtgagggccaccagccactaccagcacgtcaagttcgagtgggatctgtgggtc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gccgaagagcgtctgtggggcctgagctcgggctacaaggacgacagtctggcca</text:p>
      <text:p text:style-name="Preformatted_20_Text">AP008984.1 agcaggccgaagagcgtctgtggggcctgagctcgggctacaaggacgacagtctg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accctaaacacgttcagctggcctacatggccgccatgtcgcggttctttggcgcct</text:p>
      <text:p text:style-name="Preformatted_20_Text">AP008984.1 agtaccctaaacacgttcagctggcctacatggccgccatgtcgcggttctttggc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cgtcagaaacgccatgccctacgaggtgtccgaggacgggaccgtcgaactgtacg</text:p>
      <text:p text:style-name="Preformatted_20_Text">AP008984.1 tcagcgtcagaaacgccatgccctacgaggtgtccgaggacgggaccgtcgaactgt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catggcggcctacttttgccacacttgcgccgagatggacctggccgtctcgttcc</text:p>
      <text:p text:style-name="Preformatted_20_Text">AP008984.1 gcaccatggcggcctacttttgccacacttgcgccgagatggacctggccgtctcgt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cagacgccagcacaagcacgacgacgaggagtgcatcgaggacaagcagtactctg</text:p>
      <text:p text:style-name="Preformatted_20_Text">AP008984.1 tgcacagacgccagcacaagcacgacgacgaggagtgcatcgaggacaagcagtac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tgactacactctgccctgcgtgaggccacgcggagacgccgacgtgagcgacgtct</text:p>
      <text:p text:style-name="Preformatted_20_Text">AP008984.1 actttgactacactctgccctgcgtgaggccacgcggagacgccgacgtgagcgac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gtacacttgcggcgacgtgagcatcctcaagtacggggacaacctcatgtacgagt</text:p>
      <text:p text:style-name="Preformatted_20_Text">AP008984.1 tgtggtacacttgcggcgacgtgagcatcctcaagtacggggacaacctcatgtacga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ctgcgacacacggtggggttctccgaagcccagctgcgccgggtggactttaacgccc</text:p>
      <text:p text:style-name="Preformatted_20_Text">AP008984.1 acctgcgacacacggtggggttctccgaagcccagctgcgccgggtggactttaac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cggatacgccgtctgctacgggtttggcgtcaagctggagcacggctacctgcact</text:p>
      <text:p text:style-name="Preformatted_20_Text">AP008984.1 tcgacggatacgccgtctgctacgggtttggcgtcaagctggagcacggctacctg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ggaggtgaggctgcagtgggaggcgggcacccgacagctgtccaagcctgagaaga</text:p>
      <text:p text:style-name="Preformatted_20_Text">AP008984.1 ctgaggaggtgaggctgcagtgggaggcgggcacccgacagctgtccaagcctgag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gatccagaggcgagcccacgccaggctgggcgccgaactcacgcggctgccctaca</text:p>
      <text:p text:style-name="Preformatted_20_Text">AP008984.1 ccctgatccagaggcgagcccacgccaggctgggcgccgaactcacgcggctgccc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gtacgtcgccagctccatcaagctgagggcggcctgcggtcccaagtacgcagaag</text:p>
      <text:p text:style-name="Preformatted_20_Text">AP008984.1 agtcgtacgtcgccagctccatcaagctgagggcggcctgcggtcccaagtacgca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tcgccaagccgggcgtagagaaggtggaggtggacgactttgtccgagactgccact</text:p>
      <text:p text:style-name="Preformatted_20_Text">AP008984.1 acgtcgccaagccgggcgtagagaaggtggaggtggacgactttgtccgagactgc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gtgcgtggaccacaggatgggagacggccggctggtgtgcaggacccacaaggtgg</text:p>
      <text:p text:style-name="Preformatted_20_Text">AP008984.1 ctgtgtgcgtggaccacaggatgggagacggccggctggtgtgcaggacccacaa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ctgcccaacgatcacgaggatttggtcagggaggtgagggcccggacagcggccc</text:p>
      <text:p text:style-name="Preformatted_20_Text">AP008984.1 cctgcctgcccaacgatcacgaggatttggtcagggaggtgagggcccggacagc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gcactggcgcactcctcaagaactcgcggtcgacgtcaaggtcggtctggcccaca</text:p>
      <text:p text:style-name="Preformatted_20_Text">AP008984.1 tcatgcactggcgcactcctcaagaactcgcggtcgacgtcaaggtcggtctggcc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ggttcacatggacagactgggctccgtctgcgtcaaggacgacaacgacgtctgcc</text:p>
      <text:p text:style-name="Preformatted_20_Text">AP008984.1 tcaaggttcacatggacagactgggctccgtctgcgtcaaggacgacaacgacgt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tcctccgactctgaagacgattgatcgatctaactgtaacccctgtgtaactgtt</text:p>
      <text:p text:style-name="Preformatted_20_Text">AP008984.1 gctgctcctccgactctgaagacgattgatcgatctaactgtaacccctgtgtaac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aacgtac-aaaaaaaccaataaaattttgaccgaagagtaagcgaaagagtcatttt</text:p>
      <text:p text:style-name="Preformatted_20_Text">AP008984.1 gtaaacgtacaaaaaaaaccaataaaattttgaccgaagagtaagcgaaagagtcatttt</text:p>
      <text:p text:style-name="Preformatted_20_Text"><text:s text:c="11"/>********** *************************************************</text:p>
      <text:p text:style-name="Preformatted_20_Text"/>
      <text:p text:style-name="Preformatted_20_Text">P01 <text:s text:c="7"/>tcctcgtggtgtgcagctttttctaacgtgtggtaggacgctaaccattaccaagtaaac</text:p>
      <text:p text:style-name="Preformatted_20_Text">AP008984.1 tcctcgtggtgtgcagctttttctaacgtgtggtaggacgctaaccattaccaagta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tacgatgacgggttgtggggtttggtggacgaccggcctggcgttgctggtcatcgc</text:p>
      <text:p text:style-name="Preformatted_20_Text">AP008984.1 cattacgatgacgggttgtggggtttggtggacgaccggcctggcgttgctggtca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ccccatct---cagcagaccacggccctcaacataaactctttggtctactctgt</text:p>
      <text:p text:style-name="Preformatted_20_Text">AP008984.1 cgtctccccatctctgcagcagaccacggccctcaacataaactctttggtctactctgt</text:p>
      <text:p text:style-name="Preformatted_20_Text"><text:s text:c="11"/>************* <text:s text:c="2"/>********************************************</text:p>
      <text:p text:style-name="Preformatted_20_Text"/>
      <text:p text:style-name="Preformatted_20_Text">P01 <text:s text:c="7"/>gagctactcggtgcccagattctgcggggtcaacgggctgccctacgagatctcggccac</text:p>
      <text:p text:style-name="Preformatted_20_Text">AP008984.1 gagctactcggtgcccagattctgcggggtcaacgggctgccctacgagatctcggcc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tcaccttcgacaagtacaacgtgagcagcgtcgagtggctagcgccagtcacaccctt</text:p>
      <text:p text:style-name="Preformatted_20_Text">AP008984.1 cttcaccttcgacaagtacaacgtgagcagcgtcgagtggctagcgccagtcacac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tcgacaccgggttcgaggaccaacgtcacctgggcgctggggaggccgcaccgcac</text:p>
      <text:p text:style-name="Preformatted_20_Text">AP008984.1 accatcgacaccgggttcgaggaccaacgtcacctgggcgctggggaggccgcacc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ctctcgttcaggcccttcgtcttcacggacgccacccggccctacgccgtgagggc</text:p>
      <text:p text:style-name="Preformatted_20_Text">AP008984.1 gacgctctcgttcaggcccttcgtcttcacggacgccacccggccctacgccgtg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ggagaaatcatcgacgtggggctcatcaagcgctacgacgacttgcccctgggatc</text:p>
      <text:p text:style-name="Preformatted_20_Text">AP008984.1 catgggagaaatcatcgacgtggggctcatcaagcgctacgacgacttgcccctgg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aaggccgccttgctgagggtgcaggcggtcggcttcgaccccgtcacatcgtacgc</text:p>
      <text:p text:style-name="Preformatted_20_Text">AP008984.1 cgtgaaggccgccttgctgagggtgcaggcggtcggcttcgaccccgtcacatcgt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ctcaagtgcgtgccctcatgttccatccgccaggatctccggttcgtgtggttcaa</text:p>
      <text:p text:style-name="Preformatted_20_Text">AP008984.1 gatcctcaagtgcgtgccctcatgttccatccgccaggatctccggttcgtgtggt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gaccaggtgcagcccggcgtctcgggagatactttgacaacgacggtccagggacg</text:p>
      <text:p text:style-name="Preformatted_20_Text">AP008984.1 ctacgaccaggtgcagcccggcgtctcgggagatactttgacaacgacggtccagg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atgtgcggcgtcgccgggtcccagctcttctccaaacccatctgggtaggagagcc</text:p>
      <text:p text:style-name="Preformatted_20_Text">AP008984.1 ctacatgtgcggcgtcgccgggtcccagctcttctccaaacccatctgggtaggag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tcgactgtccctttgacgtgagggcctggtgtccgtcgggtacggtccaaaagta</text:p>
      <text:p text:style-name="Preformatted_20_Text">AP008984.1 cgtcttcgactgtccctttgacgtgagggcctggtgtccgtcgggtacggtccaaaa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aacgagtacccgcgccgctacacggaggacgacctcagacagcccgggaccgtgct</text:p>
      <text:p text:style-name="Preformatted_20_Text">AP008984.1 cgagaacgagtacccgcgccgctacacggaggacgacctcagacagcccgggaccg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gcaacgagaccaaggctgtctcgaccctgggcatgtgcgccgagcgcaccgtctg</text:p>
      <text:p text:style-name="Preformatted_20_Text">AP008984.1 ggcctgcaacgagaccaaggctgtctcgaccctgggcatgtgcgccgagcgcaccg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tcgaggccaacaaccagtgctccgacttctcacccgccgtctacacctcctgcaa</text:p>
      <text:p text:style-name="Preformatted_20_Text">AP008984.1 caacgtcgaggccaccaaccagtgctccgacttctcacccgccgtctacacctcctgcaa</text:p>
      <text:p text:style-name="Preformatted_20_Text"><text:s text:c="11"/>************** *********************************************</text:p>
      <text:p text:style-name="Preformatted_20_Text"/>
      <text:p text:style-name="Preformatted_20_Text">P01 <text:s text:c="7"/>caacacggctgtgcacaagttctgtcccgacagcctgcccttcgtctggaccagctcgac</text:p>
      <text:p text:style-name="Preformatted_20_Text">AP008984.1 caacacggctgtgcacaagttctgtcccgacagcctgcccttcgtctggaccagct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tgggtcgtgagcacggttgactccaacaacatagtcttcacagacgtgccgggcac</text:p>
      <text:p text:style-name="Preformatted_20_Text">AP008984.1 gccgtgggtcgtgagcacggttgactccaacaacatagtcttcacagacgtgccg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tccgtgatcaacaccttctgcggcgccgagaccaacgtgtacctgctatgcggcac</text:p>
      <text:p text:style-name="Preformatted_20_Text">AP008984.1 cacctccgtgatcaacaccttctgcggcgccgagaccaacgtgtacctgctatgc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gagcaggccgtgtcggctgcccgaccccggcccgtcttctccatacccactctgga</text:p>
      <text:p text:style-name="Preformatted_20_Text">AP008984.1 cccggagcaggccgtgtcggctgcccgaccccggcccgtcttctccatacccactctg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ccatgaccgtcgccaacggagacggcgtcgtgcccgaactgtcggtggtgcgcgaggg</text:p>
      <text:p text:style-name="Preformatted_20_Text">AP008984.1 caccatgaccgtcgccaacggagacggcgtcgtgcccgaactgtcggtggtgcgcg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gtctttgagatggagtgccccagccccaacctggtggtgtactggcgcaggggaaa</text:p>
      <text:p text:style-name="Preformatted_20_Text">AP008984.1 caccgtctttgagatggagtgccccagccccaacctggtggtgtactggcgcagggg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aggatggccgtgagcctcggctcctccaacgtgaggatcctccgcaaaaccctcac</text:p>
      <text:p text:style-name="Preformatted_20_Text">AP008984.1 cctgaggatggccgtgagcctcggctcctccaacgtgaggatcctccgcaaaaccc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gaggacctcaacgccacctggagctgcgtgggtttcgacagctacaacgccatcac</text:p>
      <text:p text:style-name="Preformatted_20_Text">AP008984.1 tcgcgaggacctcaacgccacctggagctgcgtgggtttcgacagctacaacgcca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accctcttcaggtccgtctacctgacggacgtgaagcctacaacgccagcgccggc</text:p>
      <text:p text:style-name="Preformatted_20_Text">AP008984.1 ggccaccctcttcaggtccgtctacctgacggacgtgaagcctacaacgccagcgc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agcaccaccaccaccccgaccctgccagtcaccacaccaaagacgacgacgctcag</text:p>
      <text:p text:style-name="Preformatted_20_Text">AP008984.1 gacgagcaccaccaccaccccgaccctgccagtcaccacaccaaagacgacgacgc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acaaccctaccagcaccgccgaccataaccaccaccactcccgggtcctcgaccgg</text:p>
      <text:p text:style-name="Preformatted_20_Text">AP008984.1 gactacaaccctaccagcaccgccgaccataaccaccaccactcccgggtcctcga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ggacct------------------cgcttccgacgacgttcacaaccccgacgct</text:p>
      <text:p text:style-name="Preformatted_20_Text">AP008984.1 cgccgggacctcacagggaccgtccaccgcgcttccgacgacgttcacaaccccgacgct</text:p>
      <text:p text:style-name="Preformatted_20_Text"><text:s text:c="11"/>*********** <text:s text:c="17"/>*******************************</text:p>
      <text:p text:style-name="Preformatted_20_Text"/>
      <text:p text:style-name="Preformatted_20_Text">P01 <text:s text:c="7"/>gaccgtcgcccccgacgagggatccagcggcgcgctggtggtgctcatcgtcataaccgt</text:p>
      <text:p text:style-name="Preformatted_20_Text">AP008984.1 gaccgtcgcccccgacgagggatccagcggcgcgctggtggtgctcatcgtcataa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tgaggcgctgatcatcgtattcgtgatcgtggtgtgcggctgctattactacaagca</text:p>
      <text:p text:style-name="Preformatted_20_Text">AP008984.1 gtttgaggcgctgatcatcgtattcgtgatcgtggtgtgcggctgctattactaca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cccgaactcaggcacgcggtggaagagtttacgcgaaaggccaaggaggacataaa</text:p>
      <text:p text:style-name="Preformatted_20_Text">AP008984.1 caaccccgaactcaggcacgcggtggaagagtttacgcgaaaggccaaggaggacat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ttcggggcccaggtttcccggaggccctaaaacactatagcgggcgacggtagcgg</text:p>
      <text:p text:style-name="Preformatted_20_Text">AP008984.1 acgcttcggggcccaggtttcccggaggccctaaaacactatagcgggcgacggta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agagtcatttttcttagcggcgggtctatcattctaccctggtcaacagtctcccc</text:p>
      <text:p text:style-name="Preformatted_20_Text">AP008984.1 acggagagtcatttttcttagcggc-------tcattctaccctggtcaacagtctcccc</text:p>
      <text:p text:style-name="Preformatted_20_Text"><text:s text:c="11"/>************************* <text:s text:c="6"/>****************************</text:p>
      <text:p text:style-name="Preformatted_20_Text"/>
      <text:p text:style-name="Preformatted_20_Text">P01 <text:s text:c="7"/>agtcccgagaggatgttcgccggtcacagcaacagcctccggcgcacggccgtgggcctg</text:p>
      <text:p text:style-name="Preformatted_20_Text">AP008984.1 agtcccgagaggatgttcgccggtcacagcaacagcctccggcgcacggccgtggg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tcggcctggccctgctcgcctgcatggtgcaggtgtccgacgccttctacagcatc</text:p>
      <text:p text:style-name="Preformatted_20_Text">AP008984.1 gccctcggcctggccctgctcgcctgcatggtgcaggtgtccgacgccttctacag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taccatctgccccgtcgagggccaaaactttaccatgagggcgaccttcttcaccga</text:p>
      <text:p text:style-name="Preformatted_20_Text">AP008984.1 acgtaccatctgccccgtcgagggccaaaactttaccatgagggcgaccttcttcacc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aacctgacaatcatcaacgccttctggttcttctcctccacccccaacgtcaggccgtc</text:p>
      <text:p text:style-name="Preformatted_20_Text">AP008984.1 taacctgacaatcatcaacgccttctggttcttctcctccacccccaacgtcagg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accaagttcatcaccaccttctcgagggtgcccgggtccccggaccagtggcagac</text:p>
      <text:p text:style-name="Preformatted_20_Text">AP008984.1 caccaccaagttcatcaccaccttctcgagggtgcccgggtccccggaccagtggc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ctcaccatcgtcggcttcacagcggccacagacgccaaccgcgtcttcaactttag</text:p>
      <text:p text:style-name="Preformatted_20_Text">AP008984.1 cgtcctcaccatcgtcggcttcacagcggccacagacgccaaccgcgtcttcaactt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gttctcgtacctcgtcggcacgttcggcaactcgcccaacatccccgccaccgcgg</text:p>
      <text:p text:style-name="Preformatted_20_Text">AP008984.1 acgggttctcgtacctcgtcggcacgttcggcaactcgcccaacatccccgccacc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agtcggtcatcaacttcattgacaccgcgccgacggccatcaccaacggcgtgctgg</text:p>
      <text:p text:style-name="Preformatted_20_Text">AP008984.1 gcaagtcggtcatcaacttcattgacaccgcgccgacggccatcaccaacggcgtg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acctgccctgcagagtcttctactcggtggggtacatcggcgtgctcaatcagaac</text:p>
      <text:p text:style-name="Preformatted_20_Text">AP008984.1 gatcacctgccctgcagagtcttctactcggtggggtacatcggcgtgctcaatca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ctcgcgtctttgtcaaaaccgtcgagcccgcagacgacgtcgagtggagctgcatc</text:p>
      <text:p text:style-name="Preformatted_20_Text">AP008984.1 cagcctcgcgtctttgtcaaaaccgtcgagcccgcagacgacgtcgagtggagctg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acacctcatactccgggttcgtgggcaacgtcgggaccaggaccaagatcttcatg</text:p>
      <text:p text:style-name="Preformatted_20_Text">AP008984.1 tcatacacctcatactccgggttcgtgggcaacgtcgggaccaggaccaagatctt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accccgctccccaccaccactgtcacaactcccacgacggcgaccacgccgacgaca</text:p>
      <text:p text:style-name="Preformatted_20_Text">AP008984.1 atcaccccgctccccaccaccactgtcacaactcccacgacggcgaccacgccgac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accaccaccccgacaaccccaagcaccaccacctcgacgactccagaaccaccgcaa</text:p>
      <text:p text:style-name="Preformatted_20_Text">AP008984.1 ccaaccaccaccccgacaaccccaagcaccaccacctcgacgactccagaaccacc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tagccaggctcctaacaccgtcgcaagcactaccaccaccacaaccctcgccaccc</text:p>
      <text:p text:style-name="Preformatted_20_Text">AP008984.1 gcactagccaggctcctaacaccgtcgcaagcactaccaccaccacaacccccgccaccc</text:p>
      <text:p text:style-name="Preformatted_20_Text"><text:s text:c="11"/>***************************************************.********</text:p>
      <text:p text:style-name="Preformatted_20_Text"/>
      <text:p text:style-name="Preformatted_20_Text">P01 <text:s text:c="7"/>tgccgccgaccgaggcgcccagcacccagctcaccaccaccgtcgtcctcttcatcatgc</text:p>
      <text:p text:style-name="Preformatted_20_Text">AP008984.1 tgccgccgaccgaggcgcccagcacccagctcaccaccaccgtcgtcctcttcatc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cgtctttgaggtcgtggtgatcggggccgtggtcgcgctctgcgtcggagtcgcca</text:p>
      <text:p text:style-name="Preformatted_20_Text">AP008984.1 tctccgtctttgaggtcgtggtgatcggggccgtggtcgcgctctgcgtcggagtc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ggccggctcctcttactcacgtttcaaataaaacagtgtcaaagaatcatttttct</text:p>
      <text:p text:style-name="Preformatted_20_Text">AP008984.1 accaggccggctcctcttactcacgtttcaaataaaacagtgtcaaagaatcattt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ctggtagactttttgtctgtgtgtaccccggtgaatcgtggtcatatcatggggat</text:p>
      <text:p text:style-name="Preformatted_20_Text">AP008984.1 tgacctggtagactttttgtctgtgtgtaccccggtgaatcgtggtcatatcatggg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ccaaactcagtttggctcgcggagccgctgcctctgctcctgtacctgctcctgct</text:p>
      <text:p text:style-name="Preformatted_20_Text">AP008984.1 catgccaaactcagtttggctcgcggagccgctgcctctgctcctgtacctgctcctg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catcaccgatcgacgccttctatgccgtcaagtacagctcgcccacctcggccacatg</text:p>
      <text:p text:style-name="Preformatted_20_Text">AP008984.1 gccatcaccgatcgacgccttctatgccgtcaagtacagctcgcccacctcggcca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atcgccggccagccctacgtcgtgcaggccctcttccaggccgacaaccggaccgt</text:p>
      <text:p text:style-name="Preformatted_20_Text">AP008984.1 ccccatcgccggccagccctacgtcgtgcaggccctcttccaggccgacaaccgga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ggcgcgagatggctgaaccccaccaacggcgtcctcacccagtccgccatcgcggc</text:p>
      <text:p text:style-name="Preformatted_20_Text">AP008984.1 cacgggcgcgagatggctgaaccccaccaacggcgtcctcacccagtccgccatc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gccaacatcaccttctggaaaaccggtgacacttggacctcctggctcaccctgac</text:p>
      <text:p text:style-name="Preformatted_20_Text">AP008984.1 cagagccaacatcaccttctggaaaaccggtgacacttggacctcctggctcaccc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ttcgtcgcgacggactccacgccgtacgtgttcatgctactcagcaactcgaccaa</text:p>
      <text:p text:style-name="Preformatted_20_Text">AP008984.1 gcccttcgtcgcgacggactccacgccgtacgtgttcatgctactcagcaactcga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accgtcggtttcaccttcaccaccaacttcaccgtgcccgcagcggccaccttcag</text:p>
      <text:p text:style-name="Preformatted_20_Text">AP008984.1 cttgaccgtcggtttcaccttcaccaccaacttcaccgtgcccgcagcggccacct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aaacgtgaccggcgtcaacctggtgcgatgtataccgtcctgcgacagacccggcat</text:p>
      <text:p text:style-name="Preformatted_20_Text">AP008984.1 ggtaaacgtgaccggcgtcaacctggtgcgatgtataccgtcctgcgacagacccg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tacacctggcgcctcaacaacgccaccgtcgttggagccgtcgcgcagaacctcac</text:p>
      <text:p text:style-name="Preformatted_20_Text">AP008984.1 gacctacacctggcgcctcaacaacgccaccgtcgttggagccgtcgcgcagaacc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gcggcatcgggcaactacacctgtgcttacgccaattccacagtctccaacgccac</text:p>
      <text:p text:style-name="Preformatted_20_Text">AP008984.1 catcgcggcatcgggcaactacacctgtgcttacgccaattccacagtctccaacg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gtccagttcacgccgccgaccacgacgcaaacgaccaacaccccaaccacgataac</text:p>
      <text:p text:style-name="Preformatted_20_Text">AP008984.1 cttcgtccagttcacgccgccgaccacgacgcaaacgaccaacaccccaaccacgat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accaccaccccaacaacgatacctactactcctacaactccgactactcagaccgc</text:p>
      <text:p text:style-name="Preformatted_20_Text">AP008984.1 gaacaccaccaccccaacaacgatacctactactcctacaactccgactactcaga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acccactactcctacaactccgactactccgaccgcgatacct--------------</text:p>
      <text:p text:style-name="Preformatted_20_Text">AP008984.1 gatacccactactcctacaactccgactactccgaccgcgatacctactactcctacccc</text:p>
      <text:p text:style-name="Preformatted_20_Text"><text:s text:c="11"/>********************************************** <text:s text:c="13"/></text:p>
      <text:p text:style-name="Preformatted_20_Text"/>
      <text:p text:style-name="Preformatted_20_Text">P01 <text:s text:c="7"/>---------------------------ctctcctactccgactactccgaccgcgatacc</text:p>
      <text:p text:style-name="Preformatted_20_Text">AP008984.1 caccaccccaaccacgatacccactactcctacaactccgactactccgaccgcgatacc</text:p>
      <text:p text:style-name="Preformatted_20_Text"><text:s text:c="38"/>..** * **************************</text:p>
      <text:p text:style-name="Preformatted_20_Text"/>
      <text:p text:style-name="Preformatted_20_Text">P01 <text:s text:c="7"/>tactactcctacccccaccaccccaaccacgatacctaccactcctactaccccgaacac</text:p>
      <text:p text:style-name="Preformatted_20_Text">AP008984.1 tactactcctacccccaccaccccaaccacgatacctaccactcctactaccccga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accccaaccacgatacctactactccgactgcgatacctaccactcctactacccc</text:p>
      <text:p text:style-name="Preformatted_20_Text">AP008984.1 taccaccccaaccacgatacctactactccgactgcgatacctaccactcctacta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actatacctcctactactcctaccccaaccacgatacctacgaccacgagcaccac</text:p>
      <text:p text:style-name="Preformatted_20_Text">AP008984.1 gagcactatacctcctactactcctaccccaaccacgatacctacgaccacgagcacc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cgccaagagccttcaggaacgtggctctcagcgtcgagacggcggcgcccgcaacagt</text:p>
      <text:p text:style-name="Preformatted_20_Text">AP008984.1 gtcgccaagagccttcaggaacgtggctctcagcgtcgagacggcggcgcccgcaa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gcgatcgggatcgtggtcgacgcgcctgcagcctcttcaccagcagcagcggacac</text:p>
      <text:p text:style-name="Preformatted_20_Text">AP008984.1 gggtgcgatcgggatcgtggtcgacgcgcctgcagcctcttcaccagcagcagcgg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aggcccatcatcgtcctgaaaccgatctccatcacctctgccgtcgacaccacaga</text:p>
      <text:p text:style-name="Preformatted_20_Text">AP008984.1 tccgaggcccatcatcgtcctgaaaccgatctccatcacctctgccgtcgacacca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acagacgtcgtcggcgccaccaccttcgagacccccacagtccccaccgaagtcaa</text:p>
      <text:p text:style-name="Preformatted_20_Text">AP008984.1 cacaacagacgtcgtcggcgccaccaccttcgagacccccacagtccccaccgaag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agcgtgctgaaccccacggccgtcgcgttgatcgcgatgggagtcggcgagctggt</text:p>
      <text:p text:style-name="Preformatted_20_Text">AP008984.1 cggcagcgtgctgaaccccacggccgtcgcgttgatcgcgatgggagtcggcgagc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gtcaccgccatcgtcatcatctttctagcactatgtaccaccaccatttgattata</text:p>
      <text:p text:style-name="Preformatted_20_Text">AP008984.1 tgtggtcaccgccatcgtcatcatctttctagcactatgtaccaccaccatttgatt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t--gtgtcccaataaaagtaaagataaagcaaatgattcagtctctttatttatag</text:p>
      <text:p text:style-name="Preformatted_20_Text">AP008984.1 atgttgagtgtcccaataaaagtaaagataaagcaaatgattcagtctctttatttatag</text:p>
      <text:p text:style-name="Preformatted_20_Text"><text:s text:c="11"/>***** <text:s/>*****************************************************</text:p>
      <text:p text:style-name="Preformatted_20_Text"/>
      <text:p text:style-name="Preformatted_20_Text">P01 <text:s text:c="7"/>aaaacaaaatgttcagacgtgggtgagcaggcgagaggcgagcggcacctcgcactcttc</text:p>
      <text:p text:style-name="Preformatted_20_Text">AP008984.1 aaaacaaaatgttcagacgtgggtgagcaggcgagaggcgagcggcacctcgcact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tccgagtctggctcgtcgtcgtagtgccgggccttgggttgcatctggttgaggat</text:p>
      <text:p text:style-name="Preformatted_20_Text">AP008984.1 gtcctccgagtctggctcgtcgtcgtagtgccgggccttgggttgcatctggttgag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ctgaaggacatgtcgaaaaagatcttggcattgtcgttcatgatgcccatgatctc</text:p>
      <text:p text:style-name="Preformatted_20_Text">AP008984.1 gttgctgaaggacatgtcgaaaaagatcttggcattgtcgttcatgatgcccatga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gccgaggcccagctgtgcggcgccttccatcccgggtacagcttggtcttgtactc</text:p>
      <text:p text:style-name="Preformatted_20_Text">AP008984.1 gacggccgaggcccagctgtgcggcgccttccatcccgggtacagcttggtcttgta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gaggaccggcgcgaggcctccacgggtcggggagcccagctcagccacctcagcct</text:p>
      <text:p text:style-name="Preformatted_20_Text">AP008984.1 gggtgaggaccggcgcgaggcctccacgggtcggggagcccagctcagccacctca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tcgcacagcatgtccccgaacatggtctccatgggccagaagcaggcggccggcgt</text:p>
      <text:p text:style-name="Preformatted_20_Text">AP008984.1 ctgctcgcacagcatgtccccgaacatggtctccatgggccagaagcaggcggccg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ttgcgacggcgcttgttcaccagcacgcacacctcgtgcgccaggtccgtgaaggt</text:p>
      <text:p text:style-name="Preformatted_20_Text">AP008984.1 cgacttgcgacggcgcttgttcaccagcacgcacacctcgtgcgccaggtccgtga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gtcggagtgctgtcccacacggcaaacacctcggccacccattccagactcgtcgc</text:p>
      <text:p text:style-name="Preformatted_20_Text">AP008984.1 catggtcggagtgctgtcccacacggcaaacacctcggccacccattccagactcg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accagagcgtcgttgacggcggagcacacgttgtcgatgtagaccatccgcatggg</text:p>
      <text:p text:style-name="Preformatted_20_Text">AP008984.1 gttgaccagagcgtcgttgacggcggagcacacgttgtcgatgtagaccatccgcatg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cctcggcaaagtgcaggggcccggggcacaggccgctcggctggaagcagaaggcgtt</text:p>
      <text:p text:style-name="Preformatted_20_Text">AP008984.1 cacctcggcaaagtgcaggggcccggggcacaggccgctcggctggaagcagaaggc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agagggcagtggggcccgtacacgtacggcgtcctcaacaccaccgccggcctgcc</text:p>
      <text:p text:style-name="Preformatted_20_Text">AP008984.1 caggagagggcagtggggcccgtacacgtacggcgtcctcaacaccaccgccggc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gctcccgccttcaaccaggtcgactcgagcttggcccgcacgttcaggaggttcgg</text:p>
      <text:p text:style-name="Preformatted_20_Text">AP008984.1 gacggctcccgccttcaaccaggtcgactcgagcttggcccgcacgttcaggaggt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caccccacgccactcagcatcaccgcgcactgcaggttcttcaacgccgtcagctc</text:p>
      <text:p text:style-name="Preformatted_20_Text">AP008984.1 cgagcaccccacgccactcagcatcaccgcgcactgcaggttcttcaacgccgtca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accaccgcctccgtgaactcaccccagtcgtccatcgcctccttcgacggtcgacc</text:p>
      <text:p text:style-name="Preformatted_20_Text">AP008984.1 ctccaccaccgcctccgtgaactcaccccagtcgtccatcgcctccttcgacggtc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ttcagcggatggtagctgaccgcgttcaccacgtacacccgctggtacagggcgtc</text:p>
      <text:p text:style-name="Preformatted_20_Text">AP008984.1 cagcttcagcggatggtagctgaccgcgttcaccacgtacacccgctggtacaggg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gcgacaaagagctcgttcagcgaccagcggtcgctcgccttgttgcgacgggtata</text:p>
      <text:p text:style-name="Preformatted_20_Text">AP008984.1 catggcgacaaagagctcgttcagcgaccagcggtcgctcgccttgttgcgacgggt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aacttgagccggcgcagcctcacgtcctgaccgaagagcactttctccttggcagg</text:p>
      <text:p text:style-name="Preformatted_20_Text">AP008984.1 gccgaacttgagccggcgcagcctcacgtcctgaccgaagagcactttctccttgg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acgcacaccaccgtcatgtgaccacagttgagtacgtgctccaccacgcgccggcc</text:p>
      <text:p text:style-name="Preformatted_20_Text">AP008984.1 gtcgacgcacaccaccgtcatgtgaccacagttgagtacgtgctccaccacgcgcc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gaaccccgcgccgccgagaaccaccaccaccgaaccaggcgggaacatctgctgctg</text:p>
      <text:p text:style-name="Preformatted_20_Text">AP008984.1 tatgaaccccgcgccgccgagaaccaccaccaccgaaccaggcgggaacatctgct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ggcacccccggtcgccgccgatactgatactgctgctcttgctcttgacgatacat</text:p>
      <text:p text:style-name="Preformatted_20_Text">AP008984.1 gtggggcacccccggtcgccgccgatactgatactgctgctcttgctcttgacgat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tctattcctattccgatcgacaacaagatatttgagtgacacttgacacagccaac</text:p>
      <text:p text:style-name="Preformatted_20_Text">AP008984.1 ctcctctattcctattccgatcg---acaagatatttgagtgacacttgacacagccaac</text:p>
      <text:p text:style-name="Preformatted_20_Text"><text:s text:c="11"/>*********************** <text:s text:c="2"/>**********************************</text:p>
      <text:p text:style-name="Preformatted_20_Text"/>
      <text:p text:style-name="Preformatted_20_Text">P01 <text:s text:c="7"/>cgcagcgctcccgaccgcagcaacttcctccgatctggcgctagcgctggggcaacgccg</text:p>
      <text:p text:style-name="Preformatted_20_Text">AP008984.1 cgcagcgctcccgaccgcagcaacttcctccgatctggcgctagcgctggggcaa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ggggtgtgccgcgattgccgcccagtggtcagacgcgctcatgatcatgaagctta</text:p>
      <text:p text:style-name="Preformatted_20_Text">AP008984.1 gagtggggtgtgccgcgattgccgcccagtggtcagacgcgctcatgatcatgaagc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tctagtctacgcgacggttggacaatctatcgacgtgtgccgatttgggcgacggt</text:p>
      <text:p text:style-name="Preformatted_20_Text">AP008984.1 tcattctagtctacgcgacggttggacaatctatcgacgtgtgccgatttgggcga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gtgagcatgggattcatcggactcggcgtcggtttggtgctcgctttactagggata</text:p>
      <text:p text:style-name="Preformatted_20_Text">AP008984.1 aacgtgagcatgggattcatcggactcggcgtcggtttggtgctcgctttactagggat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tgtcgggttatgttggtgtagactcagactggagcacgactgccaccctgtggtcacg</text:p>
      <text:p text:style-name="Preformatted_20_Text">AP008984.1 tgtgtcgggttatgttggtgtagactcagactggagcacgactgccaccctgtggt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aagagcatcactggagaggaggagtttcgtgtataagtagctaagtcacatcatcac</text:p>
      <text:p text:style-name="Preformatted_20_Text">AP008984.1 tgtaagagcatcactggagaggaggagtttcgtgtataagtagctaagtcacatca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acagagattcacagagattcacacaactaccaatcatgaaaccaaccatcaacatga</text:p>
      <text:p text:style-name="Preformatted_20_Text">AP008984.1 atcacagagattcacagagattcacacaactaccaatcatgaaaccaaccatcaaca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agtcggagaagcagccgctgctaccacagacgatgccgtccgtcaaagatgacttta</text:p>
      <text:p text:style-name="Preformatted_20_Text">AP008984.1 ccaagtcggagaagcagccgctgctaccacagacgatgccgtccgtcaaagatgac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acagtcacccgccgtcctgcctctactgcggacctcacatcgacggtaacgacgacc</text:p>
      <text:p text:style-name="Preformatted_20_Text">AP008984.1 gatacagtcacccgccgtcctgcctctactgcggacctcacatcgacggtaacgac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ctgaggggcgacgagatgctcgtctcgccattctctgtccgaaagtggttcctga</text:p>
      <text:p text:style-name="Preformatted_20_Text">AP008984.1 cgccgctgaggggcgacgagatgctcgtctcgccattctctgtccgaaagtggttc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ggacgccgtcttctcgaccttgctggcgttcgcggtcttcaccatgtacgacgacg</text:p>
      <text:p text:style-name="Preformatted_20_Text">AP008984.1 tggcggacgccgtcttctcgaccttgctggcgttcgcggtcttcaccatgtacgac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tgatctttgggttcggagtcgccgggctgtgcatcgcgaggatgttcaacctttcgc</text:p>
      <text:p text:style-name="Preformatted_20_Text">AP008984.1 acgtgatctttgggttcggagtcgccgggctgtgcatcgcgaggatgttcaacctt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ggtgcacatccccaccacgcgcttcaagaacaacgccgtcatcgcctttaccgtgc</text:p>
      <text:p text:style-name="Preformatted_20_Text">AP008984.1 agtgggtgcacatccccaccacgcgcttcaagaacaacgccgtcatcgcctttac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gatgctggtcgtgatagcagtaggcgccatgtacctgtacctctacctcacagacg</text:p>
      <text:p text:style-name="Preformatted_20_Text">AP008984.1 tgatgatgctggtcgtgatagcagtaggcgccatgtacctgtacctctacctcaca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gccgccctcggagatggttcccaggatgatggtactgcaggtggcgtgctttgtca</text:p>
      <text:p text:style-name="Preformatted_20_Text">AP008984.1 gcctgccgccctcggagatggttcccaggatgatggtactgcaggtggcgtgcttt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agtcgtcttgtcactgcttgtcatctgtgcggcctgtacggcgcgcatctacgaga</text:p>
      <text:p text:style-name="Preformatted_20_Text">AP008984.1 ccggagtcgtcttgtcactgcttgtcatctgtgcggcctgtacggcgcgcatctac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cgacgcgggtgatccctccgtccaggaacctgctcacctgcggattcgagatgacgg</text:p>
      <text:p text:style-name="Preformatted_20_Text">AP008984.1 atacgacgcgggtgatccctccgtccaggaacctgctcacctgcggattcgagat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cagagactttcacggcggttcagagtattacgactttcacacggcgcccttctggc</text:p>
      <text:p text:style-name="Preformatted_20_Text">AP008984.1 accccagagactttcacggcggttcagagtattacgactttcacacggcgcccttc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cctggtccactacatcagcgacttgggcatcaccgtctctctggggatgacggcag</text:p>
      <text:p text:style-name="Preformatted_20_Text">AP008984.1 ttgtcctggtccactacatcagcgacttgggcatcaccgtctctctggggatgacg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tgccagagacatcagtctcatcctcacagccgtcgtggtcgtcggcatggtgatca</text:p>
      <text:p text:style-name="Preformatted_20_Text">AP008984.1 cctttgccagagacatcagtctcatcctcacagccgtcgtggtcgtcggcatggtgat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agaactgtgcccatctccaaaaactttttcgccaacggacactccgacactcttcgac</text:p>
      <text:p text:style-name="Preformatted_20_Text">AP008984.1 tgagaactgtgcccatctccaaaaactttttcgccaacggacactccgacactctt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cgttgtcacgacgctgctttccatgatagtctcggggatgatcggactcatcctct</text:p>
      <text:p text:style-name="Preformatted_20_Text">AP008984.1 acagcgttgtcacgacgctgctttccatgatagtctcggggatgatcggactcatc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gcactaccaggtctggaacgaaccgaggttcaatctcctgatctggggcctcgtcg</text:p>
      <text:p text:style-name="Preformatted_20_Text">AP008984.1 ggctgcactaccaggtctggaacgaaccgaggttcaatctcctgatctggggcct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ggtcgcgtctctgctcatcctcagcgccgcgaccttctactcttacatggtgctgc</text:p>
      <text:p text:style-name="Preformatted_20_Text">AP008984.1 tcctggtcgcgtctctgctcatcctcagcgccgcgaccttctactcttacatggtg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tcccaaacccctacccaaccaagcaccaaagagacgaggcgactacaccagaatct</text:p>
      <text:p text:style-name="Preformatted_20_Text">AP008984.1 cccgtcccaaacccctacccaaccaagcaccaaagagacgaggcgactacaccagaa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tttttttgtcgatttaccctgtgttaccctgtgtatgtgtgtgcgatgcacaaaaa</text:p>
      <text:p text:style-name="Preformatted_20_Text">AP008984.1 gaactttttttgtcgatttaccctgtgttaccctgtgtatgtgtgtgcgatgcaca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aatgctttttgaacttacttttttgactctgtacaaaagtagggttaggataaaatc</text:p>
      <text:p text:style-name="Preformatted_20_Text">AP008984.1 taaaatgc-ttttgaacttacttttttgactctgtacaaaagtagggttaggataaaatc</text:p>
      <text:p text:style-name="Preformatted_20_Text"><text:s text:c="11"/>******** ***************************************************</text:p>
      <text:p text:style-name="Preformatted_20_Text"/>
      <text:p text:style-name="Preformatted_20_Text">P01 <text:s text:c="7"/>tgtgtcttttggttataagaggtgtctggtgagacgccacactctacaagatgatgaacg</text:p>
      <text:p text:style-name="Preformatted_20_Text">AP008984.1 tgtgtcttttggttataagaggtgtctggtgagacgccacactctacaagatgatg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cttcttggttttactggcgacggtagcgacggtcaaggggcagttagaactgctgc</text:p>
      <text:p text:style-name="Preformatted_20_Text">AP008984.1 tgggcttcttggttttactggcgacggtagcgacggtcaaggggcagttagaactg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actgaccatggactgggcagtgcagtggatggacgttgtggacatcttcaacacta</text:p>
      <text:p text:style-name="Preformatted_20_Text">AP008984.1 ccgtactgaccatggactgggcagtgcagtggatggacgttgtggacatcttcaac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gcatggggtgatagacaacatctccgatccgaccatcatcagctggttcgtgccct</text:p>
      <text:p text:style-name="Preformatted_20_Text">AP008984.1 cggggcatggggtgatagacaacatctccgatccgaccatcatcagctggttcgtg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caccactactaccctaccttcctctaactctaccttcttgtctaccctctcgtcga</text:p>
      <text:p text:style-name="Preformatted_20_Text">AP008984.1 tcaccaccactactaccctaccttcctctaactctaccttcttgtctaccctctcg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acagtggccgaggccgaatccactctcgcggctaactcgacagaggcttcaactt</text:p>
      <text:p text:style-name="Preformatted_20_Text">AP008984.1 catcaacagtggccgaggccgaatccactctcgcggctaactcgacagaggcttca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ctacactccaaccccggccgggacccaggggacctctgagaattttctcgagactg</text:p>
      <text:p text:style-name="Preformatted_20_Text">AP008984.1 gggcctacactccaaccccggccgggacccaggggacctctgagaattttctcgag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agcgagcacctctctcgccccagaaaaactctctcaaacctccccggagctcaccc</text:p>
      <text:p text:style-name="Preformatted_20_Text">AP008984.1 aggcagcgagcacctctctcgctccagaaaaactctctcaaacctccccggagctcaccc</text:p>
      <text:p text:style-name="Preformatted_20_Text"><text:s text:c="11"/>**********************.*************************************</text:p>
      <text:p text:style-name="Preformatted_20_Text"/>
      <text:p text:style-name="Preformatted_20_Text">P01 <text:s text:c="7"/>agacctccgaacctttttcacaaagcgaaagtacacaaatttcactctccacgaacgaga</text:p>
      <text:p text:style-name="Preformatted_20_Text">AP008984.1 agacctccgaacctttttcacaaagcgaaagtacacaaatttcactctccacgaacga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gctgcggctcctgagacgaccgctgcggctactcaggagccatcatcggcaacctcaa</text:p>
      <text:p text:style-name="Preformatted_20_Text">AP008984.1 ccgctgcggctcctgagacgaccgctgcggctactcaggagccatcatcggcaacc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----gcctcaaccccggcagcctcaacttcaccttcagaatcttcaacggtatgga</text:p>
      <text:p text:style-name="Preformatted_20_Text">AP008984.1 ccccggcagcctcaaccccggcagcctcaacttcaccttcagaatcttcaacggtatgga</text:p>
      <text:p text:style-name="Preformatted_20_Text"><text:s text:c="11"/>** * <text:s text:c="3"/>****************************************************</text:p>
      <text:p text:style-name="Preformatted_20_Text"/>
      <text:p text:style-name="Preformatted_20_Text">P01 <text:s text:c="7"/>tgatagagtcg-----------------------cgagacaaccacctcggcaccttcgg</text:p>
      <text:p text:style-name="Preformatted_20_Text">AP008984.1 tgatagagtcggagtcgtccacgatggtgacacccgagacaaccacctcggcaccttcgg</text:p>
      <text:p text:style-name="Preformatted_20_Text"><text:s text:c="11"/>*********** <text:s text:c="22"/>**************************</text:p>
      <text:p text:style-name="Preformatted_20_Text"/>
      <text:p text:style-name="Preformatted_20_Text">P01 <text:s text:c="7"/>aggcacctaccaagtcctcagaggcgcataccaaggcgtccgaggcgcctaccgcggtct</text:p>
      <text:p text:style-name="Preformatted_20_Text">AP008984.1 aggcacctaccaagtcctcagaggcgcataccaaggcgtccgaggcgcctaccgcg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ggagtctaccgcggcacctacaccggtctcagaggagtctaccacggcatccgaga</text:p>
      <text:p text:style-name="Preformatted_20_Text">AP008984.1 cggaggagtctaccgcggcacctacaccggtctcagaggagtctaccacggcatcc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tctcccccgtcacagccgtcaacggcatcaacaacaccaccattaaagacagagaga</text:p>
      <text:p text:style-name="Preformatted_20_Text">AP008984.1 caatctcccccgtcacagccgtcaacggcatcaacaacaccaccattaaagacaga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acgactggatgataactgcgatagtctttattgtattattcgcagcactgttactaa</text:p>
      <text:p text:style-name="Preformatted_20_Text">AP008984.1 cgtacgactggatgataactgcgatagtctttattgtattattcgcagcactgttac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tctgttgtggaggcgaaacgggagagtcgctcggcagcagtccctggtcctcacca</text:p>
      <text:p text:style-name="Preformatted_20_Text">AP008984.1 tgtttctgttgtggaggcgaaacgggagagtcgctcggcagcagtccctggtcctc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tgcacgccgtccacgctgttcgaacgaccggcgacgacgatgagatcccctcgtacc</text:p>
      <text:p text:style-name="Preformatted_20_Text">AP008984.1 acgtgcacgccgtccaggctgttcgaacgaccggcgacgacgatgagatcccctcgtacc</text:p>
      <text:p text:style-name="Preformatted_20_Text"><text:s text:c="11"/>**************** *******************************************</text:p>
      <text:p text:style-name="Preformatted_20_Text"/>
      <text:p text:style-name="Preformatted_20_Text">P01 <text:s text:c="7"/>acgttcatacgttgcagagacgacctcttccatcgccgtccaccgtcagcggcggcgtga</text:p>
      <text:p text:style-name="Preformatted_20_Text">AP008984.1 acgttcatacgttgcagagacgacctcttccatcgccgtccaccgtcagcggcggc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gtctagtctgcccgattctcatgttcgtccagctcgtgcttgagctggcgcatgg</text:p>
      <text:p text:style-name="Preformatted_20_Text">AP008984.1 gcggcgtctagtctgcccgattctcatgttcgtccagctcgtgcttgagctggcgc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gaaggggaggcaggctgtgaccaggtgatctttgagtacggaaccgtggatgttga</text:p>
      <text:p text:style-name="Preformatted_20_Text">AP008984.1 cgcagaaggggaggcaggctgtgaccaggtgatctttgagtacggaaccgtggatg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ctcgcggagcttggttcggagggtggcgagggggttcaggcccagccaggccaggg</text:p>
      <text:p text:style-name="Preformatted_20_Text">AP008984.1 agtcctcgcggagcttggttcggagggtggcgagggggttcaggcccagccaggcc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cagcaggcagctctcgcccatcctcatggacagcacgctggcgtagcaagggcagc</text:p>
      <text:p text:style-name="Preformatted_20_Text">AP008984.1 gccccagcaggcagctctcgcccatcctcatggacagcacgctggcgtagcaagg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aggcggcgaagcccaggtccaggcagtctcccacggcgcacaggcccatcgaccagt</text:p>
      <text:p text:style-name="Preformatted_20_Text">AP008984.1 agaaggcggcgaagcccaggtccaggcagtctcccacggcgcacaggcccatcgac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cttactcttgacagtctgtgtgaccttggggttcctgctgatctgagcctggacga</text:p>
      <text:p text:style-name="Preformatted_20_Text">AP008984.1 cggtcttactcttgacagtctgtgtgaccttggggttcctgctgatctgagcctggac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ttgatggactccatctcggcggcggcacagcagagcggatgatgataccgggaaggtc</text:p>
      <text:p text:style-name="Preformatted_20_Text">AP008984.1 cgttgatggactccatctcggcggcggcacagcagagcggatgatgataccgggaa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cctgtgtaggcacaaattagcgcaaacccaaaataatacgcaccctggtcactttc</text:p>
      <text:p text:style-name="Preformatted_20_Text">AP008984.1 ctcgcctgtgtaggcacaaattagcgcaaacccaaaataatacgcaccctggtcact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aacgtgtccgtgtcgggctccctacacgtttcctccgagtcgccgatcatggagcgc</text:p>
      <text:p text:style-name="Preformatted_20_Text">AP008984.1 tttaacgtgtccgtgtcgggctccctacacgtttcctccgagtcgccgatcatgg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tcctactcatcgtcggtgccgtcttgttcggcgtctacatccagcccgtctccatc</text:p>
      <text:p text:style-name="Preformatted_20_Text">AP008984.1 ttcatcctactcatcgtcggtgccgtcttgttcggcgtctacatccagcccgtctc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gacagatgtggctggacatgaccacagtatccagcaccggcaaggcaggaggctgc</text:p>
      <text:p text:style-name="Preformatted_20_Text">AP008984.1 ctcagacagatgtggctggacatgaccacagtatccagcaccggcaaggcaggagg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tccaccgctatggcgtgcaagtccaacgacaacaacgccaatagcgcggtgttgaag</text:p>
      <text:p text:style-name="Preformatted_20_Text">AP008984.1 aactccaccgctatggcgtgcaagtccaacgacaacaacgccaatagcgcggtgtt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gcgtacctctccaagtggttcgatctggacaacggctggggctatacctttctgatc</text:p>
      <text:p text:style-name="Preformatted_20_Text">AP008984.1 tacgcgtacctctccaagtggttcgatctggacaacggctggggctatacctttct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tccgcagaagtatcgcagtacaacacgttcggtgttttgctgaacggcaggccctgc</text:p>
      <text:p text:style-name="Preformatted_20_Text">AP008984.1 caatccgcagaagtatcgcagtacaacacgttcggtgttttgctgaacggcaggcc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cccagtgccagccagatccggaggacagcaacaagtactactgcacgtcctccaag</text:p>
      <text:p text:style-name="Preformatted_20_Text">AP008984.1 gagacccagtgccagccagatccggaggacagcaacaagtactactgcacgtcctc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agctgcctaacgtcaagggtgcttgcgcgatcctgggcaaggactggtacggcaac</text:p>
      <text:p text:style-name="Preformatted_20_Text">AP008984.1 tccaagctgcctaacgtcaagggtgcttgcgcgatcctgggcaaggactggtacgg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tccccaccaacgcgacatggcaaaaggacaggaccagcggcgtcttcgagtggaga</text:p>
      <text:p text:style-name="Preformatted_20_Text">AP008984.1 gtcgtccccaccaacgcgacatggcaaaaggacaggaccagcggcgtcttcgagtg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gcaacaacaccacctgggtagccacccaccctcccctctgtgtcacacagcagaac</text:p>
      <text:p text:style-name="Preformatted_20_Text">AP008984.1 gacggcaacaacaccacctgggtagccacccaccctcccctctgtgtcacacagca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tctacatctgcgccctggacaagccctagcatcatcatcaccaccaccaccaccat</text:p>
      <text:p text:style-name="Preformatted_20_Text">AP008984.1 gcggtctacatctgcgccctggacaagccctagcatcatcatcaccaccaccacca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accacgtcgaggccgtcagcagatcagcccctgatgggatacaggcggttgtcggg</text:p>
      <text:p text:style-name="Preformatted_20_Text">AP008984.1 caccaccacgtcgaggccgtcagcagatcagcccctgatgggatacaggcggttgt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gagacctcgtcgagcaccaaaaagttcaagaatgctgcgctgaggatgtcgtcctt</text:p>
      <text:p text:style-name="Preformatted_20_Text">AP008984.1 gttcgagacctcgtcgagcaccaaaaagttcaagaatgctgcgctgaggatgtcgt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acggtacccgcggccttcttcttgcccccggtatccagcacgggctgattgttggc</text:p>
      <text:p text:style-name="Preformatted_20_Text">AP008984.1 gtcgacggtacccgcggccttcttcttgcccccggtatccagcacgggctgattgttg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ccgagatcaccttcaccttcttcatctgcgccaacagtttgtttaaattgacacctgt</text:p>
      <text:p text:style-name="Preformatted_20_Text">AP008984.1 gtccgagatcaccttcaccttcttcatctgcgccaacagtttgtttaaattgacac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gttgaataaaagctctttaattttcatcgggtctacgtctagttgttgtgccacgct</text:p>
      <text:p text:style-name="Preformatted_20_Text">AP008984.1 gtagttgaataaaagctctttaattttcatcgggtctacgtctagttgttgtgcca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gctagctgctcggggtccttgccgtcgcacaccgtctctgagaaggtgtcggcgtc</text:p>
      <text:p text:style-name="Preformatted_20_Text">AP008984.1 gaacgctagctgctcggggtccttgccgtcgcacaccgtctctgagaaggtgtcgg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tgcagcagctgagaggccagggagcccgtgaggtgggtctggggtttgatcttgag</text:p>
      <text:p text:style-name="Preformatted_20_Text">AP008984.1 ccggtgcagcagctgagaggccagggagcccgtgaggtgggtctggggtttgatct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tgctccgagagcttgagcctcctgatgaagctgttcatgaccatgggtcccacagc</text:p>
      <text:p text:style-name="Preformatted_20_Text">AP008984.1 cgagtgctccgagagcttgagcctcctgatgaagctgttcatgaccatgggtccca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caccacgtcggcgtggccgatcttgtagacgcgcatggcgtcggcaaaggccagaaa</text:p>
      <text:p text:style-name="Preformatted_20_Text">AP008984.1 aaacaccacgtcggcgtggccgatcttgtagacgcgcatggcgtcggcaaaggccag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tgcagcttctgcctcccgatcatcttgcccggctgcgagttgaccacgtccttggt</text:p>
      <text:p text:style-name="Preformatted_20_Text">AP008984.1 ctgctgcagcttctgcctcccgatcatcttgcccggctgcgagttgaccacgtcct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tccacgaacgcgaacacgttctgcgccccgctctcgaggcaccagttggccaccgc</text:p>
      <text:p text:style-name="Preformatted_20_Text">AP008984.1 cttgtccacgaacgcgaacacgttctgcgccccgctctcgaggcaccagttggcca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cagaggttgctcacgctctcggcgaaggtgttggactcgatcacgatggcgacgtc</text:p>
      <text:p text:style-name="Preformatted_20_Text">AP008984.1 ggcccagaggttgctcacgctctcggcgaaggtgttggactcgatcacgatggcga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tcggggaacatgaggcggctcaccatgatgtgcgtggtgagcaccagctcgtgcaa</text:p>
      <text:p text:style-name="Preformatted_20_Text">AP008984.1 gaggtcggggaacatgaggcggctcaccatgatgtgcgtggtgagcaccagctcgt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gagctgtagctgacgtggttgctgatgtcgagctcgtccaggccaaacactatgat</text:p>
      <text:p text:style-name="Preformatted_20_Text">AP008984.1 ccgcgagctgtagctgacgtggttgctgatgtcgagctcgtccaggccaaacacta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ggcatgccgttccggacggtgtgcaccgacgtgcagacgccgatgttggagacggt</text:p>
      <text:p text:style-name="Preformatted_20_Text">AP008984.1 gcgcggcatgccgttccggacggtgtgcaccgacgtgcagacgccgatgttggaga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gtcgaccaggtcgggtcgatggagatgacaaccagggactctgaggactgcttgaa</text:p>
      <text:p text:style-name="Preformatted_20_Text">AP008984.1 gcccgtcgaccaggtcgggtcgatggagatgacaaccagggactctgaggactgct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gtgtggttgacggggatgttgttcatcatgaagttgagggcgcccgtctcgaaggg</text:p>
      <text:p text:style-name="Preformatted_20_Text">AP008984.1 cacggtgtggttgacggggatgttgttcatcatgaagttgagggcgcccgtctcga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ttatcgggcttgacgttgagcgtgtggccaccggtcagctccatctcgaaggcgcc</text:p>
      <text:p text:style-name="Preformatted_20_Text">AP008984.1 cctgttatcgggcttgacgttgagcgtgtggccaccggtcagctccatctcgaag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cacaccatgttcatgagttccttgacgccctcctcgatctctatatggtcgggctt</text:p>
      <text:p text:style-name="Preformatted_20_Text">AP008984.1 gtcgcacaccatgttcatgagttccttgacgccctcctcgatctctatatggtcgggc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agatgtcgttgcagacgcagctgatgccgtcctcctcggcgtgcgccttgcacttgta</text:p>
      <text:p text:style-name="Preformatted_20_Text">AP008984.1 gtagatgtcgttgcagacgcagctgatgccgtcctcctcggcgtgcgccttgcactt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taatctatgatttgagccagggtctcgccgttttcttgcttcacgtctccgacgtg</text:p>
      <text:p text:style-name="Preformatted_20_Text">AP008984.1 cttgtaatctatgatttgagccagggtctcgccgttttcttgcttcacgtctccga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atccaagagtcagccgagccgggagagctgatgtgaatctgcttggtccccttgac</text:p>
      <text:p text:style-name="Preformatted_20_Text">AP008984.1 cgaaatccaagagtcagccgagccgggagagctgatgtgaatctgcttggtcccct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atcagcggtagcacagacacgagcaggttggccccgacgaaggcggcctcgtccac</text:p>
      <text:p text:style-name="Preformatted_20_Text">AP008984.1 tgtcatcagcggtagcacagacacgagcaggttggccccgacgaaggcggcctcgt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cagatatctgggttctgtcccctggcgctctggttggagacaagagaacaagagtg</text:p>
      <text:p text:style-name="Preformatted_20_Text">AP008984.1 cacgcagatatctgggttctgtcccctggcgctctggttggagacaagagaacaag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atggcgttcatggcagcgctacccctggccgcggtcctgctctccaaccatgacgt</text:p>
      <text:p text:style-name="Preformatted_20_Text">AP008984.1 agacatggcgttcatggcagcgctacccctggccgcggtcctgctctccaaccat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gcgggatcggcaaggccgtcaataaggtcggtgacggcgtgggagccgtcgtcga</text:p>
      <text:p text:style-name="Preformatted_20_Text">AP008984.1 ggtgagcgggatcggcaaggccgtcaataaggtcggtgacggcgtgggagccgtcg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ttcaagtctaagctcgccgagcctcgaaggaagcctgctcctcgcagatcacaggg</text:p>
      <text:p text:style-name="Preformatted_20_Text">AP008984.1 caagttcaagtctaagctcgccgagcctcgaaggaagcctgctcctcgcagatcac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ggacagaggagaagaagaaggagacaagaggtcgaagagaccgaggaggacgagga</text:p>
      <text:p text:style-name="Preformatted_20_Text">AP008984.1 acagggacagaggagaagaagaaggagacaagaggtcgaagagaccgaggaggac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aggaggacaatgaagaagaagaggagcccaaacccaggagagagaagaagcttcg</text:p>
      <text:p text:style-name="Preformatted_20_Text">AP008984.1 ggacgaggaggacaatgaagaagaagaggagcccaaacccaggagagagaagaagc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gaggccacaacaacaagagaagccgccgccacagaggaggaggtctgatcgacacgc</text:p>
      <text:p text:style-name="Preformatted_20_Text">AP008984.1 ttcgaggccacaacaacaagagaagccgccgccacagaggaggaggtctgatcgac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gcgcaccgagtcgccagctccgtgatggacgcgtataagccgggcttcaacccggg</text:p>
      <text:p text:style-name="Preformatted_20_Text">AP008984.1 cgcagcgcaccgagtcgccagctccgtgatggacgcgtataagccgggcttcaacc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atgtctgggttctcgagtcagttctcgggtcagtagaaacagccaacggcagctac</text:p>
      <text:p text:style-name="Preformatted_20_Text">AP008984.1 catgatgtctgggttctcgagtcagttctcgggtcagtagaaacagccaacggcag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acacgacgacgcctcccctcccacactctccaccccgatcccccctacaaagcccc</text:p>
      <text:p text:style-name="Preformatted_20_Text">AP008984.1 gacgacacgacgacgcctcccctcccacactctccaccccgatcccccctacaaag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cgaagtcggatcggatcagtcttttgcgagcgctcttcccgtctctaccaaaacac</text:p>
      <text:p text:style-name="Preformatted_20_Text">AP008984.1 gatgcgaagtcggatcggatcagtcttttgcgagcgctcttcccgtctctaccaaa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ctaacgccgccatgagttcgagcttccacaacgacgtcgaccgaagcgaactgtt</text:p>
      <text:p text:style-name="Preformatted_20_Text">AP008984.1 caacgctaacgccgccatgagttcgagcttccacaacgacgtcgaccgaagcgaactg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tcgaggacggacccgatctgcagagcggagggccccatcctgcgcgccctgcaggcggc</text:p>
      <text:p text:style-name="Preformatted_20_Text">AP008984.1 ttcgaggacggacccgatctgcagagcggagggccccatcctgcgcgccctgcag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cctggcgtcctcccttcctgaccacggagaccggcaagaaggacctgaacatctt</text:p>
      <text:p text:style-name="Preformatted_20_Text">AP008984.1 cctggcctggcgtcctcccttcctgaccacggagaccggcaagaaggacctgaaca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caggacctcctgtgggtcgggtgtcgtctcttgacgggcgacaaccaggccagagc</text:p>
      <text:p text:style-name="Preformatted_20_Text">AP008984.1 cggccaggacctcctgtgggtcgggtgtcgtctcttgacgggcgacaaccaggcca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ctcgtcgagcgcatgagccgcacgagagtcggcggaggcggcgagtggttccacac</text:p>
      <text:p text:style-name="Preformatted_20_Text">AP008984.1 cgacctcgtcgagcgcatgagccgcacgagagtcggcggaggcggcgagtggttcc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cggagctagcgtcccactgcggctaccccaagctggagctcttcttttgtcccgg</text:p>
      <text:p text:style-name="Preformatted_20_Text">AP008984.1 tctggcggagctagcgtcccactgcggctaccccaagctggagctcttcttttgtc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accgtcccgacgccttcgtggacagggaccgcaggctgggcttcgccatgtgctt</text:p>
      <text:p text:style-name="Preformatted_20_Text">AP008984.1 ggtggaccgtcccgacgccttcgtggacagggaccgcaggctgggcttcgccatgt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gcgttcgagctcgtccgctgctcccacaacgaggtggaggaggcggtgaccagaca</text:p>
      <text:p text:style-name="Preformatted_20_Text">AP008984.1 ggccgcgttcgagctcgtccgctgctcccacaacgaggtggaggaggcggtgacca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agtcggatcaaggacctatttagccggagccggctgagctctacgtttcatttcac</text:p>
      <text:p text:style-name="Preformatted_20_Text">AP008984.1 cgtcagtcggatcaaggacctatttagccggagccggctgagctctacgtttcatt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gccttctacggtcaacacgacctcctcctgcactgtcccggagtcacaggcatcca</text:p>
      <text:p text:style-name="Preformatted_20_Text">AP008984.1 cgcagccttctacggtcaacacgacctcctcctgcactgtcccggagtcacaggca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tcgaatatgaccgatcaggccaccctctctctcagggcttcggagacgacggctc</text:p>
      <text:p text:style-name="Preformatted_20_Text">AP008984.1 cgacgtcgaatatgaccgatcaggccaccctctctctcagggcttcggagacgacg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taccgcgaccagctcgagtccggactctttgacaagctcgtcctcggactcaagga</text:p>
      <text:p text:style-name="Preformatted_20_Text">AP008984.1 ctggtaccgcgaccagctcgagtccggactctttgacaagctcgtcctcggactca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gacgactccgacgacgtcgcctctaccaacttcaggaccttcctcgacggtacccg</text:p>
      <text:p text:style-name="Preformatted_20_Text">AP008984.1 ctttgacgactccgacgacgtcgcctctaccaacttcaggaccttcctcgacggta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gtcggtcccactgactcaacctcaacctcaacaacctctgccaccccaacaacccc</text:p>
      <text:p text:style-name="Preformatted_20_Text">AP008984.1 catcgtcggtcccactgactcaacctcaacctcaacaacctctgccaccccaacaa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aaagcaggccc--ctccgaggcgactcctcaaggccgtccgatcgggtcagagagg</text:p>
      <text:p text:style-name="Preformatted_20_Text">AP008984.1 agacaaagcaggccctgctccgaggcgactcctcaaggccgtccgatcgggtcagagagg</text:p>
      <text:p text:style-name="Preformatted_20_Text"><text:s text:c="11"/>*************** <text:s/>*******************************************</text:p>
      <text:p text:style-name="Preformatted_20_Text"/>
      <text:p text:style-name="Preformatted_20_Text">P01 <text:s text:c="7"/>aggagagcagtgagaacctggcagagggcggagagtgtgtaggggttagagagggtagga</text:p>
      <text:p text:style-name="Preformatted_20_Text">AP008984.1 aggagagcagtgagaacctggcagagggcggagagtgtgtaggggttagagagggt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tgagagcgtgttccacatcggcgccgagcgccaccagcaagccttcatgggtcctg</text:p>
      <text:p text:style-name="Preformatted_20_Text">AP008984.1 tgcctgagagcgtgttccacatcggcgccgagcgccaccagcaagccttcatgggtcc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aacgacgcctacctcctgagagagtggaagacggggcgcatgatctacgagatcggca</text:p>
      <text:p text:style-name="Preformatted_20_Text">AP008984.1 ccaacgacgcctacctcctgagagagtggaagacggggcgcatgatctacgagatc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cgtggtcggggagccggacgcgaagcaccagtacgatctcctggacaggttcgagt</text:p>
      <text:p text:style-name="Preformatted_20_Text">AP008984.1 gggccgtggtcggggagccggacgcgaagcaccagtacgatctcctggacaggttc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tgagggacgtcgactacgacctacacggtgcgcacgccgacgtgcgacgagtaaggg</text:p>
      <text:p text:style-name="Preformatted_20_Text">AP008984.1 cagtgagggacgtcgactacgacctacacggtgcgcacgccgacgtgcgacgagta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ggtagagtctctgatgacggacgacgaccgtgtgagggccatggccttcatgaccg</text:p>
      <text:p text:style-name="Preformatted_20_Text">AP008984.1 tcagggtagagtctctgatgacggacgacgaccgtgtgagggccatggccttcatg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aggcaacccctgctacgtgatgtggggcctgggcctctgctccctgggctacagga</text:p>
      <text:p text:style-name="Preformatted_20_Text">AP008984.1 acggaggcaacccctgctacgtgatgtggggcctgggcctctgctccctgggctac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gaaggccgctcacgagggtggcctcgccgagatccaggcgctcaagatgtcaatca</text:p>
      <text:p text:style-name="Preformatted_20_Text">AP008984.1 tcatgaaggccgctcacgagggtggcctcgccgagatccaggcgctcaagatgtca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cgactctcaagaatcacactttcttctacacactgcccgtcttccactttatctaaa</text:p>
      <text:p text:style-name="Preformatted_20_Text">AP008984.1 acacgactctcaagaatcacactttcttctacacactgcccgtcttccactttatct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atccccctctgtatcctcctacccaatttataacaacacagtttctttatgttttt</text:p>
      <text:p text:style-name="Preformatted_20_Text">AP008984.1 ctgtatccccctctgtatcctcctacccaatttataacaacacagtttctttatgt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atgattaagtttgtacattgacatgaaaagtagagcactgtggcgacgacgttgtga</text:p>
      <text:p text:style-name="Preformatted_20_Text">AP008984.1 ttaatgattaagtttgtacattgacatgaaaagtagagcactgtggcgacgacgtt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ttgatcggtgtctgtatcccctgtctggtgtcttctgatgttgtcaataaagcctg</text:p>
      <text:p text:style-name="Preformatted_20_Text">AP008984.1 cgatttgatcggtgtctgtatcccctgtctggtgtcttctgatgttgtcaataaag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aactgtcgaaagaatacgacatgatgtagtgtgatgttgcgtccttgatcaatcggc</text:p>
      <text:p text:style-name="Preformatted_20_Text">AP008984.1 gaaaactgtcgaaagaatacggcatgatgtagtgtgatgttgcgtccttgatcaatcggc</text:p>
      <text:p text:style-name="Preformatted_20_Text"><text:s text:c="11"/>*********************.**************************************</text:p>
      <text:p text:style-name="Preformatted_20_Text"/>
      <text:p text:style-name="Preformatted_20_Text">P01 <text:s text:c="7"/>tctttttgaggtagaggcagacacccacaatgtagaggactgagattcccatcagggcca</text:p>
      <text:p text:style-name="Preformatted_20_Text">AP008984.1 tctttttgaggtagaggcagacacccacaatgtagaggactgagattcccatcagg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gacgcccatcagcagcgctttggcgtctggcacctggttcacgaagccaagcacgc</text:p>
      <text:p text:style-name="Preformatted_20_Text">AP008984.1 gcacgacgcccatcagcagcgctttggcgtctggcacctggttcacgaagccaagc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agtcggacccgtgagggtgttggtggtgttggtcatatttgtacggtacagtttaa</text:p>
      <text:p text:style-name="Preformatted_20_Text">AP008984.1 tccaagtcggacccgtgagggtgttggtggtgttggtcatatttgtacggtacagtt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tcacaaagggtattatttagttatacaagggtatttattgacagaacacaatatca</text:p>
      <text:p text:style-name="Preformatted_20_Text">AP008984.1 gggttcacaaagggtattatttagttatacaagggtatttattgacagaacacaat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acaaggtcgtcgacggcgtcgacttcagcatgaacaatgacactgcgctcacagtg</text:p>
      <text:p text:style-name="Preformatted_20_Text">AP008984.1 cagaacaaggtcgtcgacggcgtcgacttcagcatgaacaatgacactgcgctcacag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tatcaacttgtaagggtctgggagactctatgactgtccccggaatatacaacaacgt</text:p>
      <text:p text:style-name="Preformatted_20_Text">AP008984.1 cgtatcaacttgtaagggtctgggagactctatgactgtccccggaatatacaaca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ttttcctcggaaaatctgaggcgtctcgctatagcggcggcctcctcctcgtcaaa</text:p>
      <text:p text:style-name="Preformatted_20_Text">AP008984.1 ctcattttcctcggaaaatctgaggcgtctcgctatagcggcggcctcctcctcgtc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agtccaggtcgtcgtccgactccgaactcagcaggcactcttctctcacatagta</text:p>
      <text:p text:style-name="Preformatted_20_Text">AP008984.1 ggacgagtccaggtcgtcgtccgactccgaactcagcaggcactcttctctcacata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tcgatacatttgacgcgccgctcgtgtcggatcctcctgacctttcggtaatgggc</text:p>
      <text:p text:style-name="Preformatted_20_Text">AP008984.1 gtcctcgatacatttgacgcgccgctcgtgtcggatcctcctgacctttcggtaat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tggcgtctgtgatggtactccaccgagcccaggatcagggtgatgatcagcaaggg</text:p>
      <text:p text:style-name="Preformatted_20_Text">AP008984.1 gagctggcgtctgtgatggtactccaccgagcccaggatcagggtgatgatcagca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cacgaggccggtcacgacaccgtatgcgaacatgtcccactccagcatgtcccaacg</text:p>
      <text:p text:style-name="Preformatted_20_Text">AP008984.1 tagcacgaggccggtcacgacaccgtatgcgaacatgtcccactccagcatgtccc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gacatcttagacgatggtgtgcgtcggctctggaactccgctggtggtaggtgtct</text:p>
      <text:p text:style-name="Preformatted_20_Text">AP008984.1 gaacgacatcttagacgatggtgtgcgtcggctctggaactccgctggtggtaggt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acagggtacgtacccagaagcagacttgtagaagactgtgagcccgagtccgaaga</text:p>
      <text:p text:style-name="Preformatted_20_Text">AP008984.1 gtgaacagggtacgtacccagaagcagacttgtagaagactgtgagcccgagtccg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cttgacccacaaccacgtcccttgcttagaggccaggtagatggtaaagatggctc</text:p>
      <text:p text:style-name="Preformatted_20_Text">AP008984.1 cgatcttgacccacaaccacgtcccttgcttagaggccaggtagatggtaaagatg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gtatgagaccagctatgagcccaatgaagtagctgactcgtctgtaccacagaactg</text:p>
      <text:p text:style-name="Preformatted_20_Text">AP008984.1 ctagtgtgagaccagctatgagcccaatgaagtagctgactcgtctgtaccacagaactg</text:p>
      <text:p text:style-name="Preformatted_20_Text"><text:s text:c="11"/>*****.******************************************************</text:p>
      <text:p text:style-name="Preformatted_20_Text"/>
      <text:p text:style-name="Preformatted_20_Text">P01 <text:s text:c="7"/>tagggtctccctcgccgccaaaggcttgtgcaaaagttgtgaagagtgt----agtgtca</text:p>
      <text:p text:style-name="Preformatted_20_Text">AP008984.1 tagggtctccctcgccgccaaaggcttgtgcaaaagttgtgaagagtgtcagcagtgtca</text:p>
      <text:p text:style-name="Preformatted_20_Text"><text:s text:c="11"/>************************************************* <text:s text:c="3"/>*******</text:p>
      <text:p text:style-name="Preformatted_20_Text"/>
      <text:p text:style-name="Preformatted_20_Text">P01 <text:s text:c="7"/>gcagttgtagcagaacattagacatgttgtctcaatggttcagtgatacaccatgacact</text:p>
      <text:p text:style-name="Preformatted_20_Text">AP008984.1 gcagttgtagcagaacattagacatgttgtctcaatggttcagtgatacaccatga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ctccctccattttatacacacaggaccaaaccgcaatgtcacatgacactatattt</text:p>
      <text:p text:style-name="Preformatted_20_Text">AP008984.1 tggcctccctccattttatacacacaggaccaaaccgcaatgtcacatgacactata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tggttgaaacggtgaggcagccatattgtacagatgaacatttgg-aacatttggta</text:p>
      <text:p text:style-name="Preformatted_20_Text">AP008984.1 tattggttgaaacggtgaggcagccatattgtacagatgaacatttggtaacatttggta</text:p>
      <text:p text:style-name="Preformatted_20_Text"><text:s text:c="11"/>************************************************ ***********</text:p>
      <text:p text:style-name="Preformatted_20_Text"/>
      <text:p text:style-name="Preformatted_20_Text">P01 <text:s text:c="7"/>acattagtagtagtactcgaaggcgcatttcctcgcgacgctcgctcttttgttatccag</text:p>
      <text:p text:style-name="Preformatted_20_Text">AP008984.1 acattagtagtagtactcgaaggcgcatttcctcgcgacgctcgctcttttgttat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cgtcgttggcgtctgcacagcaggaccccgagcactatgaagatcagcagacatca</text:p>
      <text:p text:style-name="Preformatted_20_Text">AP008984.1 gctccgtcgttggcgtctgcacagcaggaccccgagcactatgaagatcagcagacat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aagagtcccgagccgactcccagcgcgatgatcacccacgtcggcgtgcagagatctt</text:p>
      <text:p text:style-name="Preformatted_20_Text">AP008984.1 agaagagtcccgagccgactcccagcgcgatgatcacccacgtcggcgtgcagaga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agagggtcgggaggctgagtggtgaggagttgtcggctccgtcctcgtgatgacg</text:p>
      <text:p text:style-name="Preformatted_20_Text">AP008984.1 ggtggagagggtcgggaggctgagtggtgaggagttgtcggctccgtcctcgtgat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tcgctggctcttccgtcgtggtagtcggtggttcagtggtggtcgtctgttctact</text:p>
      <text:p text:style-name="Preformatted_20_Text">AP008984.1 ttggtcgctggctcttccgtcgtggtagtcggtggttcagtggtggtcgtctgttct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ccgtgtagttggcgaatgttccgttattcaagacacagatgtatagacccgcgtct</text:p>
      <text:p text:style-name="Preformatted_20_Text">AP008984.1 gtcaccgtgtagttggcgaatgttccgttattcaagacacagatg---------------</text:p>
      <text:p text:style-name="Preformatted_20_Text"><text:s text:c="11"/>********************************************* <text:s text:c="14"/></text:p>
      <text:p text:style-name="Preformatted_20_Text"/>
      <text:p text:style-name="Preformatted_20_Text">P01 <text:s text:c="7"/>ctccccagagaagaccgcttctgatagtcagcgaacaactcttgacggtatgttgcagtt</text:p>
      <text:p text:style-name="Preformatted_20_Text">AP008984.1 ---------------cgcttctgatagtcagcgaacaactcttgacggtatgttgcagtt</text:p>
      <text:p text:style-name="Preformatted_20_Text"><text:s text:c="26"/>*********************************************</text:p>
      <text:p text:style-name="Preformatted_20_Text"/>
      <text:p text:style-name="Preformatted_20_Text">P01 <text:s text:c="7"/>gaagcgtctcgttcactctcgggttcaccagtttaatggatgtgttcccatagtgcacaa</text:p>
      <text:p text:style-name="Preformatted_20_Text">AP008984.1 gaagcgtctcgttcactctcgggttcaccagtttaatggatgtgttcccatagtgc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gaagccgtgaccgccgagaagccagaacgccgtctgtccgctcgagcatggacacg</text:p>
      <text:p text:style-name="Preformatted_20_Text">AP008984.1 tgccgaagccgtgaccgccgagaagccagaacgccgtctgtccgctcgagcatgga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tgtcccagcttggttctcctgaatgccgatggtagaggttaagatagagtgcgcgc</text:p>
      <text:p text:style-name="Preformatted_20_Text">AP008984.1 tcagtgtcccagcttggttctcctgaatgccgatggtagaggttaagatagagtg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acacagcagcaaaagctgaaggtgatgtggcacagggtacagtggagctatataca</text:p>
      <text:p text:style-name="Preformatted_20_Text">AP008984.1 tgagacacagcagcaaaagctgaaggtgatgtggcacagggtacagtggagctata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acatcagagaggaggggagctgcgcgcagtggtcactgcccgcggtagtctatcagc</text:p>
      <text:p text:style-name="Preformatted_20_Text">AP008984.1 gaaacatcagagaggaggggagctgcgcgcagtggtcactgcccgcggtagtctat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gcgcgccagtgttgcctccgatggtcacgccggcgaccagcgtgaccgacgttgag</text:p>
      <text:p text:style-name="Preformatted_20_Text">AP008984.1 gtcagcgcgccagtgttgcctccgatggtcacgccggcgaccagcgtgaccgacgt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ctcggagcctcgactggtagacgcgctcgttggtgcgcttgtcccacatcaccacc</text:p>
      <text:p text:style-name="Preformatted_20_Text">AP008984.1 ccctctcggagcctcgactggtagacgcgctcgttggtgcgcttgtcccacatcac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ccgtcctcacgctcgcgtgaacaatcaccgtcatgcccgtgtaggtcctgatgggg</text:p>
      <text:p text:style-name="Preformatted_20_Text">AP008984.1 cgacccgtcctcacgctcgcgtgaacaatcaccgtcatgcccgtgtaggtcctgat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ctgcagggatcgtacatggccgggtgctggtccgagggcctgaggatgccgtccttg</text:p>
      <text:p text:style-name="Preformatted_20_Text">AP008984.1 tagctgcagggatcgtacatggccgggtgctggtccgagggcctgaggatgccgtc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acgacggcgagcggcgcctccatcaccccgatcacccagcacgtctggatgcccgtc</text:p>
      <text:p text:style-name="Preformatted_20_Text">AP008984.1 tacacgacggcgagcggcgcctccatcaccccgatcacccagcacgtctggatgc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tctcggcgtagaggttcgagtgggacgccgtcatcttcatcaggtagggaggccgc</text:p>
      <text:p text:style-name="Preformatted_20_Text">AP008984.1 tggatctcggcgtagaggttcgagtgggacgccgtcatcttcatcaggtagggaggcc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ggccgtgtaccagtaccggttgacgggtctcaggcacggcgggtcccactcgacgccg</text:p>
      <text:p text:style-name="Preformatted_20_Text">AP008984.1 acggccgtgtaccagtaccggttgacgggtctcaggcacggcgggtcccactcga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agagcggctcaaacgacacgagccgtgacgggtacagctcgaacgagaggggctcc</text:p>
      <text:p text:style-name="Preformatted_20_Text">AP008984.1 cccgagagcggctcaaacgacacgagccgtgacgggtacagctcgaacgagagggg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ttgggcagcgtcttcctcgtggagcaggccagcatcacgcaccgcgagtccatcacc</text:p>
      <text:p text:style-name="Preformatted_20_Text">AP008984.1 ctattgggcagcgtcttcctcgtggagcaggccagcatcacgcaccgcgagtccat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agccccagaacttgaagacctcgacgttgttgggatgcggcggcgcacagtaaccc</text:p>
      <text:p text:style-name="Preformatted_20_Text">AP008984.1 gggaagccccagaacttgaagacctcgacgttgttgggatgcggcggcgcacagta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ccttgcccgtgtcaatgtcgatgtacttgacaaattcgcccggcctggcgtagacg</text:p>
      <text:p text:style-name="Preformatted_20_Text">AP008984.1 accaccttgcccgtgtcaatgtcgatgtacttgacaaattcgcccggcctggcgta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gcgtcgcacatgctcgagtccgttcgtctcgttcgagatgaggtggccttcccag</text:p>
      <text:p text:style-name="Preformatted_20_Text">AP008984.1 gcgaggcgtcgcacatgctcgagtccgttcgtctcgttcgagatgaggtggccttc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cgctgccgctactcacgcacacgtaccagctggcgccgggttcgggcagctccagc</text:p>
      <text:p text:style-name="Preformatted_20_Text">AP008984.1 ccttcgctgccgctactcacgcacacgtaccagctggcgccgggttcgggcagctc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agaggaccggccgagcgaagcgctgaccctcgaacatgaccgagcacaccaccccg</text:p>
      <text:p text:style-name="Preformatted_20_Text">AP008984.1 tcgaagaggaccggccgagcgaagcgctgaccctcgaacatgaccgagcacaccac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tctgtcggatctcctcgtacgagtggctcgagtacgcgggctggtccccgatggcc</text:p>
      <text:p text:style-name="Preformatted_20_Text">AP008984.1 tgcttctgtcggatctcctcgtacgagtggctcgagtacgcgggctggtccccgat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gatggcctggttgacgtgcgggttggcttcgtcctcctcctcgtcctcctcctca</text:p>
      <text:p text:style-name="Preformatted_20_Text">AP008984.1 caggtgatggcctggttgacgtgcgggttggcttcgtcctcctcctcgtcctcctc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cgtcgagcccgacggggagatctccgaggggtagagggtaagcgggcaccgaagag</text:p>
      <text:p text:style-name="Preformatted_20_Text">AP008984.1 gagtcgtcgagcccgacggggagatctccgaggggtagagggtaagcgggcaccga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cgtcgtcctcgtccgaggaagggttgtcgtccgaggactcgaaggctccggccggg</text:p>
      <text:p text:style-name="Preformatted_20_Text">AP008984.1 tcgtcgtcgtcctcgtccgaggaagggttgtcgtccgaggactcgaaggctccggc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cttcggggtagacggtcggggtggcggtggtggtggaagagtggccgctgtcgctg</text:p>
      <text:p text:style-name="Preformatted_20_Text">AP008984.1 tacccttcggggtagacggtcggggtggcggtggtggtggaagagtggccgctgtc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cgtcgcccgagacgtctttcatctcttggtcccgaacggcgggtgcgacgggcatg</text:p>
      <text:p text:style-name="Preformatted_20_Text">AP008984.1 tcaccgtcgcccgagacgtctttcatctcttggtcccgaacggcgggtgcgacggg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ggctcgggtgagggctcgggctcaggggccacggtcgcgatgagctgctggagcatg</text:p>
      <text:p text:style-name="Preformatted_20_Text">AP008984.1 aagggctcgggtgagggctcgggctcaggggccacggtcgcgatgagctgctggag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tgacgttgagggccatggcgcacatgcgacggcagacggggcatcgcttcttgtgg</text:p>
      <text:p text:style-name="Preformatted_20_Text">AP008984.1 atgttgacgttgagggccatggcgcacatgcgacggcagacggggcatcgcttcttgt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agttgggtttgagcgcgaccctgtcccagcaccccttgcaaaagttgtgtccgcacgcg</text:p>
      <text:p text:style-name="Preformatted_20_Text">AP008984.1 tagttgggtttgagcgcgaccctgtcccagcaccccttgcaaaagttgtgtccgca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gacgggttcgctcaggcggcagaggcagagcgggcactctagggttttggagtcc</text:p>
      <text:p text:style-name="Preformatted_20_Text">AP008984.1 gtggtgacgggttcgctcaggcggcagaggcagagcgggcactctagggttttgga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tcccttccttctttttgctgagtttggtttgagagtccgagcgagcgagtgagaggc</text:p>
      <text:p text:style-name="Preformatted_20_Text">AP008984.1 atctcccttccttctttttgctgagtttggtttgagagtccgagcgagcgagtgag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taggtgtatgacgaggcgagtgtgagggccactgcggacacttgcgaaatctgtgc</text:p>
      <text:p text:style-name="Preformatted_20_Text">AP008984.1 atggtaggtgtatgacgaggcgagtgtgagggccactgcggacacttgcgaaatct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aaaacggcggagtcgccgtccgtcacagaggacgtctagctcttccaggaatcgca</text:p>
      <text:p text:style-name="Preformatted_20_Text">AP008984.1 gcataaaacggcggagtcgccgtccgtcacagaggacgtctagctcttccaggaat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atgcatcttttagtctcgtgaccttcaccgccgccgttcagggtgcttgcgttta</text:p>
      <text:p text:style-name="Preformatted_20_Text">AP008984.1 cgacgatgca-----tagtctcgtgaccttcaccgccgccgttcagggtgcttgcgttta</text:p>
      <text:p text:style-name="Preformatted_20_Text"><text:s text:c="11"/>********** <text:s text:c="4"/>*********************************************</text:p>
      <text:p text:style-name="Preformatted_20_Text"/>
      <text:p text:style-name="Preformatted_20_Text">P01 <text:s text:c="7"/>tacattagacggaaaagactcagtgtggtcacgacgaggaacccaatgaatatctcacat</text:p>
      <text:p text:style-name="Preformatted_20_Text">AP008984.1 tacattagacggaaaagactcagtgtggtcacgacgaggaacccaatgaatatctc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agtcgtgaatgagctgggaccggcacatattattgcgttaggaaaccatgggagta</text:p>
      <text:p text:style-name="Preformatted_20_Text">AP008984.1 gtcaagtcgtgaatgagctgggaccggcacatattattgcgttaggaaaccatggga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aagtaaggattttttttctttcggacagttgttaatacttgtactaattgaaatat</text:p>
      <text:p text:style-name="Preformatted_20_Text">AP008984.1 gtgcaagtaaggattttttttctttcggacagttgttaatacttgtactaattgaaa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atatctccatagtactcacaaagttttcgtgtacgagaccgaacaccaaat-----c</text:p>
      <text:p text:style-name="Preformatted_20_Text">AP008984.1 tttatatctccatagtactcacaaagttttcgtgtacgagaccgaacaccaaatcatagc</text:p>
      <text:p text:style-name="Preformatted_20_Text"><text:s text:c="11"/>****************************************************** <text:s text:c="4"/>*</text:p>
      <text:p text:style-name="Preformatted_20_Text"/>
      <text:p text:style-name="Preformatted_20_Text">P01 <text:s text:c="7"/>atcgaagtgatcc-----atgctagatgcgggactcggcagaaaacttacatcacgggcg</text:p>
      <text:p text:style-name="Preformatted_20_Text">AP008984.1 atcgaagtgatccatattatgctagatgcgggactcggcagaaaacttacatcacgggcg</text:p>
      <text:p text:style-name="Preformatted_20_Text"><text:s text:c="11"/>************* <text:s text:c="4"/>******************************************</text:p>
      <text:p text:style-name="Preformatted_20_Text"/>
      <text:p text:style-name="Preformatted_20_Text">P01 <text:s text:c="7"/>aagatagcgactacacactgaaatggtggctcggatggccttactgtccggtgtcgatcg</text:p>
      <text:p text:style-name="Preformatted_20_Text">AP008984.1 aagatagcgactacacactgaaatggtggctcggatggccttactgtccggtgtcga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tcatgaaagattatgacaatttgttacactatggatgcgtacacggctcagaatt</text:p>
      <text:p text:style-name="Preformatted_20_Text">AP008984.1 cgtcgtcatgaaagattatgacaatttgttacactatggatgcgtacacggctcaga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ctgaatgagatccaagacattgagacctacatgtggtctaagccggacgactataac</text:p>
      <text:p text:style-name="Preformatted_20_Text">AP008984.1 ttcctgaatgagatccaagacattgagacctacatgtggtctaagccggacgactat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aaccccgagcaattccctgattgtgtcgtttacccaaagagatcttcttgtgtgcaa</text:p>
      <text:p text:style-name="Preformatted_20_Text">AP008984.1 ataaaccccgagcaattccctgattgtgtcgtttacccaaagagatcttcttgtgt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tcaaatgtgtgcaagagttcaaacacatcctcgagcttgtcgactgtggcactgta</text:p>
      <text:p text:style-name="Preformatted_20_Text">AP008984.1 gagttcaaatgtgtgcaagagttcaaacacatcctcgagcttgtcgactgtggcactgt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tacaataataaaatgcacgcttgac-ttatcattgtgtgatgttttattgagggggag</text:p>
      <text:p text:style-name="Preformatted_20_Text">AP008984.1 tgtacaataataaaatgcacgcttgactttatcattgtgtgatgttttattgagggggag</text:p>
      <text:p text:style-name="Preformatted_20_Text"><text:s text:c="11"/>*************************** ********************************</text:p>
      <text:p text:style-name="Preformatted_20_Text"/>
      <text:p text:style-name="Preformatted_20_Text">P01 <text:s text:c="7"/>aggggaaagcgagcagctgtctcttgtagtcgcggtggctccttatgaggtcgatggaga</text:p>
      <text:p text:style-name="Preformatted_20_Text">AP008984.1 aggggaaagcgagcagctgtctcttgtagtcgcggtggctccttatgaggtcgatg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agtcagagcgacggagccgcacaggctctcgcgccaggtgtccctacagaaccaca</text:p>
      <text:p text:style-name="Preformatted_20_Text">AP008984.1 ccggagtcagagcgacggagccgcacaggctctcgcgccaggtgtccctacagaac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cccgggtccccaccggtcctcgaaggcctcctcgaatcgtctgaaggcgtcccgcg</text:p>
      <text:p text:style-name="Preformatted_20_Text">AP008984.1 cgctcccgggtccccaccggtcctcgaaggcctcctcgaatcgtctgaaggcgtcc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gttgtcccggtcagagtccagcaactcggttggagggttcaggtagcctccgaccg</text:p>
      <text:p text:style-name="Preformatted_20_Text">AP008984.1 agcggttgtcccggtcagagtccagcaactcggttggagggttcaggtagcctccg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cagcgccagcctggacccgacctcgctctcgaagcgtttgagggcccggaccaggg</text:p>
      <text:p text:style-name="Preformatted_20_Text">AP008984.1 cggccagcgccagcctggacccgacctcgctctcgaagcgtttgagggcccggacc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catcatcgcgtccgccgcctcctcgtcgtcgtactcgaacagcacgctcacgcagc</text:p>
      <text:p text:style-name="Preformatted_20_Text">AP008984.1 catccatcatcgcgtccgccgcctcctcgtcgtcgtactcgaacagcacgctcac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tcgcgtacagccgcacgatgcagtggaagaggagctccttgtgcgtcttggcaaaga</text:p>
      <text:p text:style-name="Preformatted_20_Text">AP008984.1 ccatcgcgtacagccgcacgatgcagtggaagaggagctccttgtgcgtcttggca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agcatccgccacgtcgggccccaccatcttcaccgacagttcgtcggggaactcgt</text:p>
      <text:p text:style-name="Preformatted_20_Text">AP008984.1 cgggagcatccgccacgtcgggccccaccatcttcaccgacagttcgtcggggaac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agctcaccgtaacgacggcgtccacagacccagagtagtcgacggcgatgaccgtcc</text:p>
      <text:p text:style-name="Preformatted_20_Text">AP008984.1 caaagctcaccgtaacgacggcgtccacagacccagagtagtcgacggcgatgac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cgtcctctcgagctcggcctcggtgccctcttcgcctcccagggaagggtggctca</text:p>
      <text:p text:style-name="Preformatted_20_Text">AP008984.1 gcaccgtcctctcgagctcggcctcggtgccctcttcgcctcccagggaagggtgg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ggtgctgctagggtacgaggtggacgtcgccgtgtggtgcgcgtccgggtacaggt</text:p>
      <text:p text:style-name="Preformatted_20_Text">AP008984.1 cgcgggtgctgctagggtacgaggtggacgtcgccgtgtggtgcgcgtccgggtac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atgagggtgaggtacggcgccagcagccggggcagcgtcctcgcctggcgccacg</text:p>
      <text:p text:style-name="Preformatted_20_Text">AP008984.1 cgtcgatgagggtgaggtacggcgccagcagccggggcagcgtcctcgcctggcgc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cctctcgaaggtgtcgaggcagggcccgtaccacctcacccgcgacacggccggcg</text:p>
      <text:p text:style-name="Preformatted_20_Text">AP008984.1 agctcctctcgaaggtgtcgaggcagggcccgtaccacctcacccgcgacacggc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cttcttctcgagcagcttctccacgggccgccagccccagcgcgaggggttcgcgt</text:p>
      <text:p text:style-name="Preformatted_20_Text">AP008984.1 aggccttcttctcgagcagcttctccacgggccgccagccccagcgcgaggggttc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tcagggccctcgccctcgccgagtcgacgccgtgatccttggcagaggacagggtga</text:p>
      <text:p text:style-name="Preformatted_20_Text">AP008984.1 ccatcagggccctcgccctcgccgagtcgacgccgtgatccttggcagaggacagggt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gacgactcgaggtgatccctgatgagagcgtgctcgaagacgcatcgctgcggcgcct</text:p>
      <text:p text:style-name="Preformatted_20_Text">AP008984.1 gcgacgactcgaggtgatccctgatgagagcgtgctcgaagacgcatcgctgcggc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gtccacggcgaaaaagtagcggcctcccgtcgcggccggcatggccagcacctgca</text:p>
      <text:p text:style-name="Preformatted_20_Text">AP008984.1 gagcgtccacggcgaaaaagtagcggcctcccgtcgcggccggcatggccagcacc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tcctctcgtccgagttgaccctcctgacagagtcgaaaaagtctccgtagtccgggt</text:p>
      <text:p text:style-name="Preformatted_20_Text">AP008984.1 gcttcctctcgtccgagttgaccctcctgacagagtcgaaaaagtctccgtagtcc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ttcgaaggagacggtggtggggcccagcctagagacgggcgccgtcgcaggctcgg</text:p>
      <text:p text:style-name="Preformatted_20_Text">AP008984.1 aagattcgaaggagacggtggtggggcccagcctagagacgggcgccgtcgcaggc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gagccacttgctcaggtagacgacgggtgactccctgaagaagttgaccagcagcc</text:p>
      <text:p text:style-name="Preformatted_20_Text">AP008984.1 tcctgagccacttgctcaggtagacgacgggtgactccctgaagaagttgaccagc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ctccatgtccgagtaggacggcgtgtccctcttggacctcaggcacacaatggccc</text:p>
      <text:p text:style-name="Preformatted_20_Text">AP008984.1 tgccctccatgtccgagtaggacggcgtgtccctcttggacctcaggcacacaat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gagcgggctcttcttgagcagctccctgatcctcgacagcgtccacctgttgccca</text:p>
      <text:p text:style-name="Preformatted_20_Text">AP008984.1 tggcgagcgggctcttcttgagcagctccctgatcctcgacagcgtccacctgttg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gtacaccacgatgtagttctcgtcggccgacagcttgtagttgggctcgaacgcgg</text:p>
      <text:p text:style-name="Preformatted_20_Text">AP008984.1 ggtcgtacaccacgatgtagttctcgtcggccgacagcttgtagttgggctcgaac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gtgcagctcgatgttctcgccgctgatgaactgggacacctccttgaccaggtccg</text:p>
      <text:p text:style-name="Preformatted_20_Text">AP008984.1 tccagtgcagctcgatgttctcgccgctgatgaactgggacacctccttgaccagg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gcggtgcatctggtcgacggcgacgtagacgtctcgcacgtcgcgacggcgctggg</text:p>
      <text:p text:style-name="Preformatted_20_Text">AP008984.1 tcttgcggtgcatctggtcgacggcgacgtagacgtctcgcacgtcgcgacggcg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cttggtcaccccgacctgggagacgagctcgcgctcgggctgcaggggcctcacgt</text:p>
      <text:p text:style-name="Preformatted_20_Text">AP008984.1 aggccttggtcaccccgacctgggagacgagctcgcgctcgggctgcaggggcctc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acgaagggtaggttcctgaagagctgcgcgtcgagtgtgagctcgtccgggtgct</text:p>
      <text:p text:style-name="Preformatted_20_Text">AP008984.1 cgtcgacgaagggtaggttcctgaagagctgcgcgtcgagtgtgagctcgtccggg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tcaccacgcacctgaaggtgggcagctcggccaggttgactgtgaggacggcctcga</text:p>
      <text:p text:style-name="Preformatted_20_Text">AP008984.1 ggatcaccacgcacctgaaggtgggcagctcggccaggttgactgtgaggacggc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ctcggaggcgacgccggagcagtccagcctgatcacggtgagcgcgggcctgactt</text:p>
      <text:p text:style-name="Preformatted_20_Text">AP008984.1 tgcactcggaggcgacgccggagcagtccagcctgatcacggtgagcgcgggcctg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ccacttctccaggaggcagttgacgagcgcgggtttgaggcacctcgccttgcacg</text:p>
      <text:p text:style-name="Preformatted_20_Text">AP008984.1 cgcgccacttctccaggaggcagttgacgagcgcgggtttgaggcacctcgccttg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cgagagggtgagggcgaagggctcgcgcaggtttttcttggtgtcgtcgcctgtac</text:p>
      <text:p text:style-name="Preformatted_20_Text">AP008984.1 agaccgagagggtgagggcgaagggctcgcgcaggtttttcttggtgtcgtcgcctgt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cctatgatacccgcacccgtcgtaccgtcgcgccactcgcagatcgtgacgggcgctc</text:p>
      <text:p text:style-name="Preformatted_20_Text">AP008984.1 cgcctatgatacccgcacccgtcgtaccgtcgcgccactcgcagatcgtgacgggc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tgcggcgcccgggtcgggctccctgaactcgaccagcagccagcctccgtgattct</text:p>
      <text:p text:style-name="Preformatted_20_Text">AP008984.1 ccgctgcggcgcccgggtcgggctccctgaactcgaccagcagccagcctccgtga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cctgggcagcgccgtctccatggcgtcgagagtggcgtcgagggactcgagcggcc</text:p>
      <text:p text:style-name="Preformatted_20_Text">AP008984.1 tggtcctgggcagcgccgtctccatggcgtcgagagtggcgtcgagggactcgagc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gaacacggtggtgaagaggtgtctgcaggcgcccgcgtcgtacaccaccctggccg</text:p>
      <text:p text:style-name="Preformatted_20_Text">AP008984.1 tgaggaacacggtggtgaagaggtgtctgcaggcgcccgcgtcgtacaccaccctg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ggccctgaggtacctgtccacggatgggtcctccggcgcggaggtcacccgcagct</text:p>
      <text:p text:style-name="Preformatted_20_Text">AP008984.1 cgaaggccctgaggtacctgtccacggatgggtcctccggcgcggaggtcacccg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ctcgtcggggaactcttgcaccgagggaggcagaggcgccgtgtggaccgacgcgg</text:p>
      <text:p text:style-name="Preformatted_20_Text">AP008984.1 ccagctcgtcggggaactcttgcaccgagggaggcagaggcgccgtgtggaccgac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ccccggcccctggctcccctggacctcaccgagaccttgaggtcagcgggctcgt</text:p>
      <text:p text:style-name="Preformatted_20_Text">AP008984.1 cgtcgccccggcccctggctcccctggacctcaccgagaccttgaggtcagcgggc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gacctgatagcggtagactttcttgctctgcacggcgaacgagcgctgccgcccgg</text:p>
      <text:p text:style-name="Preformatted_20_Text">AP008984.1 actcgacctgatagcggtagactttcttgctctgcacggcgaacgagcgctgccgc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ggcacgccgaggtgaggcctgtgcagcgggtggcccggcaccgcaacggtctggt</text:p>
      <text:p text:style-name="Preformatted_20_Text">AP008984.1 gcaggggcacgccgaggtgaggcctgtgcagcgggtggcccggcaccgcaacggtc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gaacggcgtcgagacgaggtccgccacccgacccgcgtctgtcgtcgagggcttcg</text:p>
      <text:p text:style-name="Preformatted_20_Text">AP008984.1 acctgaacggcgtcgagacgaggtccgccacccgacccgcgtctgtcgtcgagggc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cggctccaccgtccagcgtagggtgtaggggtccgactcgagcacggcggcctgga</text:p>
      <text:p text:style-name="Preformatted_20_Text">AP008984.1 cgcgcggctccaccgtccagcgtagggtgtaggggtccgactcgagcacggcggcc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actcgggcaggcagtcgggcaggaacgtctcgcatgtcctgtccctctggcggtcaa</text:p>
      <text:p text:style-name="Preformatted_20_Text">AP008984.1 ggaactcgggcaggcagtcgggcaggaacgtctcgcatgtcctgtccctctggcgg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aggacaccgcgcactccctgtaagactctttccacctcacgctgagcctgtcctcga</text:p>
      <text:p text:style-name="Preformatted_20_Text">AP008984.1 agtaggacaccgcgcactccctgtaagactctttccacctcacgctgagcctgtc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tggcaggatggccatctccctgtcgaggtccggggtgtagatggtcgtcaggtcgt</text:p>
      <text:p text:style-name="Preformatted_20_Text">AP008984.1 cggctggcaggatggccatctccctgtcgaggtccggggtgtagatggtcgtcag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acaatgtgtctgtgcacgacaccgtccgatccccgggacaggtccgagacgatgg</text:p>
      <text:p text:style-name="Preformatted_20_Text">AP008984.1 cgaggacaatgtgtctgtgcacgacaccgtccgatccccgggacaggtccgagacg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aaaggtgcctgcggtcgttccaggggttcttgatggagaaggccatgcccgagcagc</text:p>
      <text:p text:style-name="Preformatted_20_Text">AP008984.1 caaaaaggtgcctgcggtcgttccaggggttcttgatggagaaggccatgcccgagca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acgcgcggcagcccagtgaagctgttgttgtcatcgggcacggcggcgtcccagacgg</text:p>
      <text:p text:style-name="Preformatted_20_Text">AP008984.1 tcacgcgcggcagcccagtgaagctgttgttgtcatcgggcacggcggcgtccca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gttgaccgcgacgcaggcgggaaccctcttgtagctggcgacggctcctacgtaga</text:p>
      <text:p text:style-name="Preformatted_20_Text">AP008984.1 tcgagttgaccgcgacgcaggcgggaaccctcttgtagctggcgacggctcctacgt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aaagaggcgccagaaaacgtcgcacaggccgtagctcacgtcgatctcggagaggg</text:p>
      <text:p text:style-name="Preformatted_20_Text">AP008984.1 cggaaaagaggcgccagaaaacgtcgcacaggccgtagctcacgtcgatctcggag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cggcacgtcccgccacagcctctcggcgagcagggcggcctcgcgggtcagcgcgt</text:p>
      <text:p text:style-name="Preformatted_20_Text">AP008984.1 tcaacggcacgtcccgccacagcctctcggcgagcagggcggcctcgcgggtcagc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gaccgtgtggaggtaggtggtggtgatgcgtctggcgggatcgtcctcgggcacga</text:p>
      <text:p text:style-name="Preformatted_20_Text">AP008984.1 cctcgaccgtgtggaggtaggtggtggtgatgcgtctggcgggatcgtcctcgggc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gctcgatcacccggcgccacacgtcctcgtcgagcttggtgtactcgaagagggcga</text:p>
      <text:p text:style-name="Preformatted_20_Text">AP008984.1 ggggctcgatcacccggcgccacacgtcctcgtcgagcttggtgtactcgaagagg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caccgagaggatgaccctcacgtaggtgctgctgtcccgctccagatcccgcgcgt</text:p>
      <text:p text:style-name="Preformatted_20_Text">AP008984.1 ggagcaccgagaggatgaccctcacgtaggtgctgctgtcccgctccagatcccgc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cggccgtgtgagggcagagtcagcggtgtggatgagcgccgagcccttgtcgcact</text:p>
      <text:p text:style-name="Preformatted_20_Text">AP008984.1 cgggcggccgtgtgagggcagagtcagcggtgtggatgagcgccgagcccttgtcg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ccaggcgcagctgcggcgggccagggccaccaggcactcgagcctcgagccgtacg</text:p>
      <text:p text:style-name="Preformatted_20_Text">AP008984.1 ggacccaggcgcagctgcggcgggccagggccaccaggcactcgagcctcgagccgt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ggtgtggtgcttgacgagaaagtactggggcgactcgaccgtgtaccacgacgtgt</text:p>
      <text:p text:style-name="Preformatted_20_Text">AP008984.1 aggcggtgtggtgcttgacgagaaagtactggggcgactcgaccgtgtaccacgac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gatctcgtccgcggcggcggcgagctgaccgacgtcgagcagcaacaccgacagcg</text:p>
      <text:p text:style-name="Preformatted_20_Text">AP008984.1 tgaggatctcgtccgcggcggcggcgagctgaccgacgtcgagcagcaacaccgac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gcgcttgagccgggtcagcacgaacgcgcccacgagcaggtactcgtaggcctcca</text:p>
      <text:p text:style-name="Preformatted_20_Text">AP008984.1 tcgtgcgcttgagccgggtcagcacgaacgcgcccacgagcaggtactcgtaggcc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ctcgtacgcgtactcgggcaggcccgccgcgtagccgtgctcgttgaccagcgtgt</text:p>
      <text:p text:style-name="Preformatted_20_Text">AP008984.1 tcagctcgtacgcgtactcgggcaggcccgccgcgtagccgtgctcgttgaccagc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gatgtgagcgtgctgcttctgagaggtgcccgtcgtgcgtctgatgggcaccgtcc</text:p>
      <text:p text:style-name="Preformatted_20_Text">AP008984.1 tgacgatgtgagcgtgctgcttctgagaggtgcccgtcgtgcgtctgatgggcac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ggcgacggggtagacggcccactgcgggttcttggtagagtcgccgtggcaagagt</text:p>
      <text:p text:style-name="Preformatted_20_Text">AP008984.1 tgcaggcgacggggtagacggcccactgcgggttcttggcagagtcgccgtggcaagagt</text:p>
      <text:p text:style-name="Preformatted_20_Text"><text:s text:c="11"/>***************************************.********************</text:p>
      <text:p text:style-name="Preformatted_20_Text"/>
      <text:p text:style-name="Preformatted_20_Text">P01 <text:s text:c="7"/>cgacggcctccgagacgtcgcggtcggccttgaagggtctgagggcagagtgatccaggc</text:p>
      <text:p text:style-name="Preformatted_20_Text">AP008984.1 cgacggcctccgagacgtcgcggtcggccttgaagggtctgagggcagagtgatccag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ctcacgtaggggattggcgctccctcggtcatggacgagtcgagtccccggcgcttcg</text:p>
      <text:p text:style-name="Preformatted_20_Text">AP008984.1 gcctcacgtaggggattggcgctccctcggtcatggacgagtcgagtccccggcgc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gaatgcgtgaaacttggagcagcaggccctgcaccagatcatcatgatctcggggt</text:p>
      <text:p text:style-name="Preformatted_20_Text">AP008984.1 gggcgaatgcgtgaaacttggagcagcaggccctgcaccagatcatcatgatctcg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ctcgagcatactgcacaccaacccgacccaatctccgaaaaagtggcgcctgtcgt</text:p>
      <text:p text:style-name="Preformatted_20_Text">AP008984.1 ccagctcgagcatactgcacaccaacccgacccaatctccgaaaaagtggcgcct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gccgtagagcagggcccgctggtagtcgttgagctccctctcgaccgtcctgcgct</text:p>
      <text:p text:style-name="Preformatted_20_Text">AP008984.1 cctcgccgtagagcagggcccgctggtagtcgttgagctccctctcgaccgtcctg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accctgtccgtctcgtagtagaagagaggcgtcttatacgacggcgtccactcga</text:p>
      <text:p text:style-name="Preformatted_20_Text">AP008984.1 tggtgaccctgtccgtctcgtagtagaagagaggcgtcttatacgacggcgtcca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gctcagcccgccgagccacccgttgaccctgatccacttgcggcgcgcggtgtcgt</text:p>
      <text:p text:style-name="Preformatted_20_Text">AP008984.1 tcgagctcagcccgccgagccacccgttgaccctgatccacttgcggcgcgcggt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tccgaagcaggtgcggggccccgtgatctgcagcagctcgtgcctcggccggttca</text:p>
      <text:p text:style-name="Preformatted_20_Text">AP008984.1 cgggtccgaagcaggtgcggggccccgtgatctgcagcagctcgtgcctcggccggt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ccggttgaggaccttgatccccacgcgcaccatttcgggtctgttgatggtgaccg</text:p>
      <text:p text:style-name="Preformatted_20_Text">AP008984.1 ccacccggttgaggaccttgatccccacgcgcaccatttcgggtctgttgatggtg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gcggtaggggtgagtctggacgtcctcggtgtgcagcagggcccgcacgttgggcc</text:p>
      <text:p text:style-name="Preformatted_20_Text">AP008984.1 tgcggcggtaggggtgagtctggacgtcctcggtgtgcagcagggcccgcacgttg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caggaaaaagtcgagaccatcgttagccgtcaacctgccgccgtcgagtcgcacga</text:p>
      <text:p text:style-name="Preformatted_20_Text">AP008984.1 tgggcaggaaaaagtcgagaccatcgttagccgtcaacctgccgccgtcgagtcgc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gtcaaagatcctcagcctcctcctgcggtagctggtggggccgaaggcctgcctgg</text:p>
      <text:p text:style-name="Preformatted_20_Text">AP008984.1 tccagtcaaagatcctcagcctcctcctgcggtagctggtggggccgaaggcctgc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cacgcgctgcctgtcgaggcactcgccgagtcccctctcctccaggtactcgagca</text:p>
      <text:p text:style-name="Preformatted_20_Text">AP008984.1 ccaccacgcgctgcctgtcgaggcactcgccgagtcccctctcctccaggtactc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tgcgtcgcgctgcgtttccctaaagtcctggtagacgtcggcgtcgagcgggtcgg</text:p>
      <text:p text:style-name="Preformatted_20_Text">AP008984.1 ggtctgcgtcgcgctgcgtttccctaaagtcctggtagacgtcggcgtcgagcggg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cggatggatcccactcgaggtcgtccccgtcgacctggtagaggctgccgtccggca</text:p>
      <text:p text:style-name="Preformatted_20_Text">AP008984.1 attcggatggatcccactcgaggtcgtccccgtcgacctggtagaggctgccgtcc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ggctccggggaactcggacgggtgctcggtcagggccctgtgcctgagagtcacct</text:p>
      <text:p text:style-name="Preformatted_20_Text">AP008984.1 gcctggctccggggaactcggacgggtgctcggtcagggccctgtgcctgagagtc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ccggctcgtctccagacccgtaaagtccacggccgcggccgacttgtcgaaggctc</text:p>
      <text:p text:style-name="Preformatted_20_Text">AP008984.1 ccacccggctcgtctccagacccgtaaagtccacggccgcggccgacttgtcgaaggc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cagagtccccgcacgctgttgggcacagcttccatcacaggcgtcgtggttaccgtcg</text:p>
      <text:p text:style-name="Preformatted_20_Text">AP008984.1 cccagagtccccgcacgctgttgggcacagcttccatcacaggcgtcgtggttac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gacgagcgcctggtccctcactacggtcagaagccagtcgtgcatgtagacccatc</text:p>
      <text:p text:style-name="Preformatted_20_Text">AP008984.1 aggcgacgagcgcctggtccctcactacggtcagaagccagtcgtgcatgtagacc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ggcggtacccgctgcgcacagggcgccaaagaccgtatccacggcggcgttgtcga</text:p>
      <text:p text:style-name="Preformatted_20_Text">AP008984.1 ctctggcggtacccgctgcgcacagggcgccaaagaccgtatccacggcggcgttg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accgacgtagaggacggtgggcccctggcaggccacgcactctaccagcccgcaga</text:p>
      <text:p text:style-name="Preformatted_20_Text">AP008984.1 ggcgaccgacgtagaggacggtgggcccctggcaggccacgcactctaccagcccg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atctgagccactctacgctcaccgtctcgggcatatcaatcacggccaggttcctgc</text:p>
      <text:p text:style-name="Preformatted_20_Text">AP008984.1 ggaatctgagccactctacgctcaccgtctcgggcatatcaatcacggccaggttc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cttctgctcgtcgagcggcaccacgggtactgggttagagttggcggcggcagagg</text:p>
      <text:p text:style-name="Preformatted_20_Text">AP008984.1 ccagcttctgctcgtcgagcggcaccacgggtactgggttagagttggcggcggca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ggcaggggtagagggagctgcgttggaggcagcgacgacgacgggtctcttgtagg</text:p>
      <text:p text:style-name="Preformatted_20_Text">AP008984.1 gggtggcaggggtagagggagctgcgttggaggcagcgacgacgacgggtctcttgt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catgtagagcgtgtagaagaggcgcgagggcttgaagccgtcccgtctcgcgaaga</text:p>
      <text:p text:style-name="Preformatted_20_Text">AP008984.1 gcctcatgtagagcgtgtagaagaggcgcgagggcttgaagccgtcccgtctcgcg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tcccggccttctcgcagtaggccgccactcggccctgcctgaacgtctctacccacg</text:p>
      <text:p text:style-name="Preformatted_20_Text">AP008984.1 ctatcccggccttctcgcagtaggccgccactcggccctgcctgaacgtctctacc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tcttgcgagagacggaggcaccagaggcagctatggcagagggagagaggtcggtcc</text:p>
      <text:p text:style-name="Preformatted_20_Text">AP008984.1 ggttcttgcgagagacggaggcaccagaggcagctatggcagagggagagaggtcg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gggcacctgacgcgccagcacggggtactcgctcggatcatcgaacacgatcgaga</text:p>
      <text:p text:style-name="Preformatted_20_Text">AP008984.1 gctcgggcacctgacgcgccagcacggggtactcgctcggatcatcgaacacgatc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tcttctgctgatgtatccgtcgagtgacgggtcgtccaggacgggctgcctgagtc</text:p>
      <text:p text:style-name="Preformatted_20_Text">AP008984.1 cgcctcttctgctgatgtatccgtcgagtgacgggtcgtccaggacgggctgcctga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gtgacgacgggttcggggtgcccgtcaaagacgagcagcggcggcgaccagcgcg</text:p>
      <text:p text:style-name="Preformatted_20_Text">AP008984.1 caacggtgacgacgggttcggggtgcccgtcaaagacgagcagcggcggcgaccag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cctggccatgccggccaggtccagggcccgctgcgcgcgggtccgaacggcgaagg</text:p>
      <text:p text:style-name="Preformatted_20_Text">AP008984.1 ggtccctggccatgccggccaggtccagggcccgctgcgcgcgggtccgaacggcga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ggccacccagggccggtcggcggcgcagtccaggtaatagtctccgacgtgtgagg</text:p>
      <text:p text:style-name="Preformatted_20_Text">AP008984.1 cctcggccacccagggccggtcggcggcgcagtccaggtaatagtctccgacgtgt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gccgcggcgcactcctcggcccctcgcgcgagaaacacttgcctcgcgtccatga</text:p>
      <text:p text:style-name="Preformatted_20_Text">AP008984.1 cgagggccgcggcgcactcctcggcccctcgcgcgagaaacacttgcctcgcgtccat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tacaggaggaaggtgagcgaggcgccggccctgacagagtccgtgccgaaggtccgca</text:p>
      <text:p text:style-name="Preformatted_20_Text">AP008984.1 ggtacaggaggaaggtgagcgaggcgccggccctgacagagtccgtgccgaaggtc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cagccactcgttctcgggcagccactgcgcaccgctgcccccgccgggtgtcgacg</text:p>
      <text:p text:style-name="Preformatted_20_Text">AP008984.1 cgcacagccactcgttctcgggcagccactgcgcaccgctgcccccgccgggtgtcgatg</text:p>
      <text:p text:style-name="Preformatted_20_Text"><text:s text:c="11"/>**********************************************************.*</text:p>
      <text:p text:style-name="Preformatted_20_Text"/>
      <text:p text:style-name="Preformatted_20_Text">P01 <text:s text:c="7"/>gcgacgacgaggcatcctcgacggtagcgacgtgcggcagtactcgcacggctctgttgc</text:p>
      <text:p text:style-name="Preformatted_20_Text">AP008984.1 gcgacgacgaggcatcctcgacggtagcgacgtgcggcagtactcgcacggctctgt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gcggggcgacgccgtgagcaggccgggcgcctcgaccagggtgaacctgcccctgt</text:p>
      <text:p text:style-name="Preformatted_20_Text">AP008984.1 ccgagcggggcgacgccgtgagcaggccgggtgcctcgaccagggtgaacctgcccctgt</text:p>
      <text:p text:style-name="Preformatted_20_Text"><text:s text:c="11"/>*******************************.****************************</text:p>
      <text:p text:style-name="Preformatted_20_Text"/>
      <text:p text:style-name="Preformatted_20_Text">P01 <text:s text:c="7"/>gcttgaagaggtcccctgactcgatcaggaccgagtgcgcgccgctgccgacgctgctac</text:p>
      <text:p text:style-name="Preformatted_20_Text">AP008984.1 gcttgaagaggtcccctgactcgatcaggaccgagtgcgcgccgctgccgacgctg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atgcggcgccgtgtagcgcgagacccacagcctcctggtcctctcgagtctcacgc</text:p>
      <text:p text:style-name="Preformatted_20_Text">AP008984.1 tcctatgcggcgccgtgtagcgcgagacccacagcctcctggtcctctcgagtctc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gggcctgccgttgtagaaggtgacggtgcccagctcggggtgcgtacagaccgtca</text:p>
      <text:p text:style-name="Preformatted_20_Text">AP008984.1 agacgggcctgccgttgtagaaggtgacggtgcccagctcggggtgcgtacagacc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cctccgaacgcgcttgggcttccaatcgggctcattgaaaatcggcgcctttggtg</text:p>
      <text:p text:style-name="Preformatted_20_Text">AP008984.1 ggcgcctccgaacgcgcttgggcttccaatcgggctcattgaaaatcggcgccttt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tgtaagctctggcgctcagatccctgtgcaacagacgcttgggttcctcctcgttgt</text:p>
      <text:p text:style-name="Preformatted_20_Text">AP008984.1 gtttgtaagctctggcgctcagatccctgtgcaacagacgcttgggttcctcctcg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caagtgatccagtagcgaccgagcgtaggctcgcctctgcctgtagtagttgagaa</text:p>
      <text:p text:style-name="Preformatted_20_Text">AP008984.1 cctccaagtgatccagtagcgaccgagcgtaggctcgcctctgcctgtagtagttg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ggctccggccacagccgccgccgccgccgccatcatgggggactcggcccgtcagc</text:p>
      <text:p text:style-name="Preformatted_20_Text">AP008984.1 gttcggctccggccacagccgccgccgccgccgccatcatgggggactcggcccgt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ccaagaagctcaccagcaccctcgccgccaagcaggacggcctgatggacaccctgt</text:p>
      <text:p text:style-name="Preformatted_20_Text">AP008984.1 aagccaagaagctcaccagcaccctcgccgccaagcaggacggcctgatggacacc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atatggtggatgaagacggtgtgggtatagcgggtgcaggtgcgggtgcgggtgcag</text:p>
      <text:p text:style-name="Preformatted_20_Text">AP008984.1 acaatatggtggatgaagacggtgtgggtatagcgggtgcaggtgcgggtgcgggt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agcaacaacaccaaaggcaaccggcgcgatccccaacaatatcgtcgatgagtccg</text:p>
      <text:p text:style-name="Preformatted_20_Text">AP008984.1 cggcagcaacaacaccaaaggcaaccggcgcgatccccaacaatatcgtcgatgag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tgaggttgaagacgacgaggacgacaaactgccaaatactaatactaaggcggccg</text:p>
      <text:p text:style-name="Preformatted_20_Text">AP008984.1 agtctgaggttgaagacgacgaggacgacaaactgccaaatactaatactaaggcg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tggtgcgggcggtagcgtagacaagaacgtcgtcgacagcggccgcaatttcggga</text:p>
      <text:p text:style-name="Preformatted_20_Text">AP008984.1 cgggtggtgcgggcggtagcgtagacaagaacgtcgtcgacagcggccgcaatttcgg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taaaaacgacattgccgtcactgcctccgactcgaagctgctaccgccttcccagcagt</text:p>
      <text:p text:style-name="Preformatted_20_Text">AP008984.1 ataaaaacgacattgccgtcactgcctccgactcgaagctgctaccgccttcccag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--------------cggtcccagcagtcccagcagtcccagcagtcccagcagaagcaag</text:p>
      <text:p text:style-name="Preformatted_20_Text">AP008984.1 cccagcagtcccagcagtcccagcagtcccagcagtcccagcagtcccagcagaagcaag</text:p>
      <text:p text:style-name="Preformatted_20_Text"><text:s text:c="25"/>*.********************************************</text:p>
      <text:p text:style-name="Preformatted_20_Text"/>
      <text:p text:style-name="Preformatted_20_Text">P01 <text:s text:c="7"/>tgttcatctcggactcggacggtctgcctcagctcggcgaagagtatttgacaaagcccc</text:p>
      <text:p text:style-name="Preformatted_20_Text">AP008984.1 tgttcatctcggactcggacggtctgcctcagctcggcgaagagtatttgacaaag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gcctcccacgcaggccatgaccaagatccagactccggcaaaggtcgtcaacccgc</text:p>
      <text:p text:style-name="Preformatted_20_Text">AP008984.1 agccgcctcccacgcaggccatgaccaagatccagactccggcaaag---gtcaacccgc</text:p>
      <text:p text:style-name="Preformatted_20_Text"><text:s text:c="11"/>*********************************************** <text:s text:c="2"/>**********</text:p>
      <text:p text:style-name="Preformatted_20_Text"/>
      <text:p text:style-name="Preformatted_20_Text">P01 <text:s text:c="7"/>cagctccagcggcaaaggccgtcaaggtcgatccagcggagaagagtggaacgggcaccc</text:p>
      <text:p text:style-name="Preformatted_20_Text">AP008984.1 cagctccagcggcaaaggccgtcaaggtcgatccagcggagaagagtggaacgggc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agttgatactagcaccgtgaagcaggca---------gttgtaccaactacaaaga</text:p>
      <text:p text:style-name="Preformatted_20_Text">AP008984.1 ttgcagttgatactagcaccgtgaagcaggcaaacactggtgttgtaccaactacaaaga</text:p>
      <text:p text:style-name="Preformatted_20_Text"><text:s text:c="11"/>******************************** <text:s text:c="8"/>*******************</text:p>
      <text:p text:style-name="Preformatted_20_Text"/>
      <text:p text:style-name="Preformatted_20_Text">P01 <text:s text:c="7"/>cgcccacccccgtgctgccttcctcgcagtcaaccaagcaagaacccggggctcaggcgg</text:p>
      <text:p text:style-name="Preformatted_20_Text">AP008984.1 cgcccacccccgtgctgccttcctcgcagtcaaccaagcaagaacccggggctca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tcagaaccgcctcagacgccgcatcaaagcaggcgtctttgacattgtcatcaactg</text:p>
      <text:p text:style-name="Preformatted_20_Text">AP008984.1 acatcagaaccgcctcagacgccgcatcaaagcaggcgtctttgacattgtcatca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caataaggacgccgtcgccccaaactccggcaaggctgccactccgacagtggtcg</text:p>
      <text:p text:style-name="Preformatted_20_Text">AP008984.1 accccaataaggacgccgtcgccccaaactccggcaaggctgccactccgacagtg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gcgcgtgtttgtgacgaaggttactggcgccggcgtgaccgacggcggaaatgtct</text:p>
      <text:p text:style-name="Preformatted_20_Text">AP008984.1 acgagcgcgtgtttgtgacgaaggttactggcgccggcgtgaccgacggcggaaat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gccaccgtcggcctctgctacccagtcgtcttccaccgccaccaacaccccataca</text:p>
      <text:p text:style-name="Preformatted_20_Text">AP008984.1 tgcagccaccgtcggcctctgctacccagtcgtcttccaccgccaccaacacccca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ctcctcctcctgccaccactggaaccacagccactggaaccacagcaacaggggccg</text:p>
      <text:p text:style-name="Preformatted_20_Text">AP008984.1 aacctcctcctcctgccaccactggaaccacagccactggaaccacagcaacaggg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atggacctgcgggagacaaagacaaagcacagccgccgttaggtatcgcgctgccgt</text:p>
      <text:p text:style-name="Preformatted_20_Text">AP008984.1 ggaatggacctgcgggagacaaagacaaagcacagccgccgttaggtatcgcgctg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gctgcacggcgaccgatgggccgccctgagcaaaaaccacaccggcgcagagtcga</text:p>
      <text:p text:style-name="Preformatted_20_Text">AP008984.1 ccctgctgcacggcgaccgatgggccgccctgagcaaaaaccacaccggcgcagag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gggctcctacatgaccagcttcgtcgagctggtcaccgcctgggagtacggcaccc</text:p>
      <text:p text:style-name="Preformatted_20_Text">AP008984.1 cgtggggctcctacatgaccagcttcgtcgagctggtcaccgcctgggagtacggc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cctggcgcgcaaggtctggaaccagggcttccaggaggccaaggacaccgtcgagc</text:p>
      <text:p text:style-name="Preformatted_20_Text">AP008984.1 tgtccctggcgcgcaaggtctggaaccagggcttccaggaggccaaggacaccgtcga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agcaaccgcgaccactccaacgagctcaaggccacgggcgccaagcgcaaggccctcg</text:p>
      <text:p text:style-name="Preformatted_20_Text">AP008984.1 tgagcaaccgcgaccactccaacgagctcaaggccacgggcgccaagcgcaaggcc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cgagatcgagacccacggcgtcaggctccagcggtccgtcaactcgaccctgctcc</text:p>
      <text:p text:style-name="Preformatted_20_Text">AP008984.1 tcgccgagatcgagacccacggcgtcaggctccagcggtccgtcaactcgaccctg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acctgcgcctcgtgcacgaggaggccgatctgctcaagcgcctcaccgagcagcaca</text:p>
      <text:p text:style-name="Preformatted_20_Text">AP008984.1 agaacctgcgcctcgtgcacgaggaggccgatctgctcaagcgcctcaccgagcag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tccagtacggctccaccgccaagcacctcattaccaccatcgccgccatccatcgct</text:p>
      <text:p text:style-name="Preformatted_20_Text">AP008984.1 acgtccagtacggctccaccgccaagcacctcattaccaccatcgccgccatccat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ggaacagcaggcgaccgacatcaggacgctgtgggactcggccttcgtcgagctgc</text:p>
      <text:p text:style-name="Preformatted_20_Text">AP008984.1 actcggaacagcaggcgaccgacatcaggacgctgtgggactcggccttcgtcgag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gctcaaaaacgcgcaggcctccatcgacctccaagagcacgccatcaccgccatcc</text:p>
      <text:p text:style-name="Preformatted_20_Text">AP008984.1 tccggctcaaaaacgcgcaggcctccatcgacctccaagagcacgccatcaccgcc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ggagaccgacttcaagacgcaggccttcaggtaccgccacgacgccaagtgcgcca</text:p>
      <text:p text:style-name="Preformatted_20_Text">AP008984.1 gcatggagaccgacttcaagacgcaggccttcaggtaccgccacgacgccaagtgc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gcctcctcaggcggctggtgcacaccaagtccgagtacgacgacgatctctacgtca</text:p>
      <text:p text:style-name="Preformatted_20_Text">AP008984.1 atcgcctcctcaggcggctggtgcacaccaagtccgagtacgacgacgatctctac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catcaaatactacgactacatcctcgacggcatcgacgccgacatgaaggtggcgg</text:p>
      <text:p text:style-name="Preformatted_20_Text">AP008984.1 ggctcatcaaatactacgactacatcctcgacggcatcgacgccgacatgaaggt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cgctcccctcatcacccccaagtccaggctgtccgagtttgtgcgcagccaggacg</text:p>
      <text:p text:style-name="Preformatted_20_Text">AP008984.1 ccgacgctcccctcatcacccccaagtccaggctgtccgagtttgtgcgcagccag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tcgccgagcaggtcaagctcgaccgcacgcagctccgcgacgtccgaaagaagatcc</text:p>
      <text:p text:style-name="Preformatted_20_Text">AP008984.1 gcttcgccgagcaggtcaagctcgaccgcacgcagctccgcgacgtccgaaagaag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gcgcgcgaggccctctacagcctcttcgactcttggcgccaccggcccaccgacg</text:p>
      <text:p text:style-name="Preformatted_20_Text">AP008984.1 gcgaggcgcgcgaggccctctacagcctcttcgactcttggcgccaccggcccacc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cgccaccgccatcgtcaccgtctttgaattttacggcaagtgccagatctcggccg</text:p>
      <text:p text:style-name="Preformatted_20_Text">AP008984.1 agctcgccaccgccatcgtcaccgtctttgaattttacggcaagtgccagatctcg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gctgcgtctcgactcgcgcctggtgcagatggtcaacaccctggccgagcgcttcc</text:p>
      <text:p text:style-name="Preformatted_20_Text">AP008984.1 cgctgctgcgtctcgactcgcgcctggtgcagatggtcaacaccctggccgagcgct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ccccttctacgacgcctcggccgcgtcgccgcacgaggtgtccgaccgtcccgccg</text:p>
      <text:p text:style-name="Preformatted_20_Text">AP008984.1 cgggccccttctacgacgcctcggccgcgtcgccgcacgaggtgtccgaccgtcc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cgaggccatgatcaagcgcaaaaaacctaccgacggtacccagggcggcggcggac</text:p>
      <text:p text:style-name="Preformatted_20_Text">AP008984.1 tgctcgaggccatgatcaagcgcaaaaaacctaccgacggtacccagggcggcggcgg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ggcgacgaaggagacatcttccagaacctggccatcgtgtccgaagacgccttcccgg</text:p>
      <text:p text:style-name="Preformatted_20_Text">AP008984.1 tcggcgacgaaggagacatcttccagaacctggccatcgtgtccgaagacgccttc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gggacactggacgcccgaagaggactttgagggcgccgccaagctctacgccacct</text:p>
      <text:p text:style-name="Preformatted_20_Text">AP008984.1 gcgcgggacactggacgcccgaagaggactttgagggcgccgccaagctctacgcc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attcgaggcctaccgcgagtccctcaagcccgacgaggccgaggtggtgcgggcgg</text:p>
      <text:p text:style-name="Preformatted_20_Text">AP008984.1 tccgattcgaggcctaccgcgagtccctcaagcccgacgaggccgaggtggtgcg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caacagtcacggcgagcagaccttcgccaggccccgcgtcgcgcagttctacaggc</text:p>
      <text:p text:style-name="Preformatted_20_Text">AP008984.1 ctttcaacagtcacggcgagcagaccttcgccaggccccgcgtcgcgcagttcta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acgagccgacgccaaagtacgagggccaggcccgggtcgggctccgcgtcaacacca</text:p>
      <text:p text:style-name="Preformatted_20_Text">AP008984.1 ccaacgagccgacgccaaagtacgagggccaggcccgggtcgggctccgcgtcaac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cgacaccacctcgttcgtcgccgtctaccccatgttcgactccttctgggccgcgc</text:p>
      <text:p text:style-name="Preformatted_20_Text">AP008984.1 ccgtcgacaccacctcgttcgtcgccgtctaccccatgttcgactccttctgggc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gtggttcggccgcaccgatcatatcgatcccctctacgtcgaggccgtcaaaaacg</text:p>
      <text:p text:style-name="Preformatted_20_Text">AP008984.1 tcgagtggttcggccgcaccgatcatatcgatcccctctacgtcgaggccgtcaaa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catccgagtcacgggcagcgctggcggcggcggcaacatcaagatgcccttcatca</text:p>
      <text:p text:style-name="Preformatted_20_Text">AP008984.1 tgtgcatccgagtcacgggcagcgctggcggcggcggcaacatcaagatgcccttc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ggcccagcgcgagctccccagctacaacgacatgctcggcgccatcggactcatcg</text:p>
      <text:p text:style-name="Preformatted_20_Text">AP008984.1 aggtggcccagcgcgagctccccagctacaacgacatgctcggcgccatcggactca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gcagcagctgaggaccgaagagctcgcctttttcctcgacaccctgcgccggtaca</text:p>
      <text:p text:style-name="Preformatted_20_Text">AP008984.1 acgcgcagcagctgaggaccgaagagctcgcctttttcctcgacaccctgcgccgg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gcggatggcctgcctgatggtcctgtccgagcacctgcccgctcccgacgccgcgc</text:p>
      <text:p text:style-name="Preformatted_20_Text">AP008984.1 tcgtgcggatggcctgcctgatggtcctgtccgagcacctgcccgctcccgacgc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tgccgggctccagacctacgtgaaagccacctacaacagcctcatgtgctgcctct</text:p>
      <text:p text:style-name="Preformatted_20_Text">AP008984.1 tctttgccgggctccagacctacgtgaaagccacctacaacagcctcatgtgctgc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acctcaacacgggcagctggaccttccgtctgctgggcgcctcgtacgagtgcatcg</text:p>
      <text:p text:style-name="Preformatted_20_Text">AP008984.1 tctacctcaacacgggcagctggaccttccgtctgctgggcgcctcgtacgagtgca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acaccttccgcaacaagaccgtgctcgacgactgcattaaccagttcgtggcgcagt</text:p>
      <text:p text:style-name="Preformatted_20_Text">AP008984.1 cctacaccttccgcaacaagaccgtgctcgacgactgcattaaccagttcgtggcg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aaggacggcaccgacaagggcctcgtcgcctgcctcaaggggcgagcggtcgtcc</text:p>
      <text:p text:style-name="Preformatted_20_Text">AP008984.1 gcgagaaggacggcaccgacaagggcctcgtcgcctgcctcaaggggcgagcggt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ctggccgcgcgtgtccaacgcgcacatcgaagaggccaagggcttcaccctcatgt</text:p>
      <text:p text:style-name="Preformatted_20_Text">AP008984.1 tcaactggccgcgcgtgtccaacgcgcacatcgaagaggccaagggcttcaccctcat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acctgggtccgggacgcgcgatgcgcgcccgtggccgtccccgaaaaccacggctgcc</text:p>
      <text:p text:style-name="Preformatted_20_Text">AP008984.1 cgacctgggtccgggacgcgcgatgcgcgcccgtggccgtccccgaaaaccacgg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gctaatcagggccgaccagtgccccgttttcgcctgggagtccctcaccaggatgc</text:p>
      <text:p text:style-name="Preformatted_20_Text">AP008984.1 ccgtgctaatcagggccgaccagtgccccgttttcgcctgggagtccctcaccagg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ggaccacgcaccgccgcccgtgaccgaggacgcgctggccaagtacgtcgaggagc</text:p>
      <text:p text:style-name="Preformatted_20_Text">AP008984.1 ccctggaccacgcaccgccgcccgtgaccgaggacgcgctggccaagtacgtcgag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caagatgaccgcctccatgaaccgcaccgagcacgacgccagcaccatcgtgccca</text:p>
      <text:p text:style-name="Preformatted_20_Text">AP008984.1 tcatcaagatgaccgcctccatgaaccgcaccgagcacgacgccagcaccatcgtg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gttccagaagagc-ggggacccctcgacgacgtgagttcgactgtgggagaaatgg</text:p>
      <text:p text:style-name="Preformatted_20_Text">AP008984.1 tccagttccagaagagcgggggacccctcgacgacgtgagttcgactgtgggagaaatgg</text:p>
      <text:p text:style-name="Preformatted_20_Text"><text:s text:c="11"/>***************** ******************************************</text:p>
      <text:p text:style-name="Preformatted_20_Text"/>
      <text:p text:style-name="Preformatted_20_Text">P01 <text:s text:c="7"/>acgactctaccgcttacccgctggccctcgacgaagctccttctgcgtcctccaccagcc</text:p>
      <text:p text:style-name="Preformatted_20_Text">AP008984.1 acgactctaccgcttacccgctggccctcgacgaagctccttctgcgtcctccacc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tcgccagggcgtccagggtagagatggtggcggcagtgatggtgacgaagaaatca</text:p>
      <text:p text:style-name="Preformatted_20_Text">AP008984.1 gtcgtcgccagggcgtccagggtagagatggtggcggcagtgatggt---gaagaaatca</text:p>
      <text:p text:style-name="Preformatted_20_Text"><text:s text:c="11"/>*********************************************** <text:s text:c="2"/>**********</text:p>
      <text:p text:style-name="Preformatted_20_Text"/>
      <text:p text:style-name="Preformatted_20_Text">P01 <text:s text:c="7"/>gccggtaccagggcaggtaccatagaggcgaagaggaggaggacaactacgactttgacg</text:p>
      <text:p text:style-name="Preformatted_20_Text">AP008984.1 gccggtaccagggcaggtaccatagaggcgaagaggaggaggacaactacgacttt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gcggaggacgaagacgctcccaagtcgctgatacctccgccggaagacgtcgctc</text:p>
      <text:p text:style-name="Preformatted_20_Text">AP008984.1 cgtcggcggaggacgaagacgctcccaagtcgctgatacctccgccggaagacgtc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gtacccggcagacgagttcctcagaagagtgagggccgaagaaatctacggcggct</text:p>
      <text:p text:style-name="Preformatted_20_Text">AP008984.1 gcatgtacccggcagacgagttcctcagaagagtgagggccgaagaaatctacggc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caacagggacgacaggaacgcttcaagagtcaacggcgtcttcgagacccggggag</text:p>
      <text:p text:style-name="Preformatted_20_Text">AP008984.1 tcgacaacagggacgacaggaacgcttcaagagtcaacggcgtcttcgagacccgg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gaacgcttcaagtgataacggcgtcttgaacggacgagagggggcggacctcggaa</text:p>
      <text:p text:style-name="Preformatted_20_Text">AP008984.1 gctggaacgcttcaagtgataacggcgtcttgaacggacgagagggggcggacctcg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tacctacctgcatcaccacggtgccgcagcgggcgaaggcgacggcagtcgcttct</text:p>
      <text:p text:style-name="Preformatted_20_Text">AP008984.1 tcgatacctacctgcaccaccacggtgccgcagcgggcgaaggcgacggcagtcgcttct</text:p>
      <text:p text:style-name="Preformatted_20_Text"><text:s text:c="11"/>****************.*******************************************</text:p>
      <text:p text:style-name="Preformatted_20_Text"/>
      <text:p text:style-name="Preformatted_20_Text">P01 <text:s text:c="7"/>ctccggggttccagggtttccgcaacgtcggagccgagccctcgtccaacgcgctcttaa</text:p>
      <text:p text:style-name="Preformatted_20_Text">AP008984.1 ctccggggttccagggtttccgcaacgtcggagccgagccctcgtccaacgcgctct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actacctcgccagcaacgtcggggcggccgtctacggctacctctacggcaagaacg</text:p>
      <text:p text:style-name="Preformatted_20_Text">AP008984.1 actactacctcgccagcaacgtcggggcggccgtctacggctacctctacggcaag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tgacccagcccgagatccgcgagcacatgaagaacatctggaggctcaccggccgcc</text:p>
      <text:p text:style-name="Preformatted_20_Text">AP008984.1 acgtgacccagcccgagatccgcgagcacatgaagaacatctggaggctcaccggccg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aaccccgaagacatgtttgagagcgaagaggtggcgggccggatcgggttcgtggagt</text:p>
      <text:p text:style-name="Preformatted_20_Text">AP008984.1 gcaaccccgaagacatgtttgagagcgaagaggtggcgggccggatcgggttcgtg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ctggtccaatctcaagaccatcaagcccatggacctcgagagcatggagaactttt</text:p>
      <text:p text:style-name="Preformatted_20_Text">AP008984.1 ccttctggtccaatctcaagaccatcaagcccatggacctcgagagcatggagaac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cgacctcctcgcgtacgtgtcgaggatgtcccagctgctgatggagctcgaggaga</text:p>
      <text:p text:style-name="Preformatted_20_Text">AP008984.1 cgctcgacctcctcgcgtacgtgtcgaggatgtcccagctgctgatggagctcgag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gccgcgaacaacaagaagacgcggagggcggtggagacgacgacttcttttaaagaa</text:p>
      <text:p text:style-name="Preformatted_20_Text">AP008984.1 ttcgccgcgaacaacaagaagacgcggagggcggtggagacgacgacttcttttaa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gccgccccaccagtttcttcattgttgtttagttgttgctacttttaccttccccc</text:p>
      <text:p text:style-name="Preformatted_20_Text">AP008984.1 acttgccgccccaccagtttcttcattgttgtttagttgttgctacttttaccttc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taaaaggtgcatcttgtgtacttacctgtgtcccagttctttgt----gtggccgtg</text:p>
      <text:p text:style-name="Preformatted_20_Text">AP008984.1 gaataaaaggtgcatcttgtgtacttacctgtgtcccagttctttgtggccgtggccgtg</text:p>
      <text:p text:style-name="Preformatted_20_Text"><text:s text:c="11"/>*********************************************** <text:s text:c="3"/>*********</text:p>
      <text:p text:style-name="Preformatted_20_Text"/>
      <text:p text:style-name="Preformatted_20_Text">P01 <text:s text:c="7"/>gctgtggcatggctagtggtggtggtggtgctgtgactgaagaggagaaaatcagccggc</text:p>
      <text:p text:style-name="Preformatted_20_Text">AP008984.1 gctgtggcatggctagtggtggtggtggtgctgtgactgaagaggagaaaatcagc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cgctgcagggcccgcgccctccccttcagtaccctcctctctgagcgcgcccgatt</text:p>
      <text:p text:style-name="Preformatted_20_Text">AP008984.1 tcatcgctgcagggcccgcgccctccccttcagtaccctcctctctgagcgcgcccg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taggccagggacagccgcagcagtccgcagacctcgctacgagcaccataaacctta</text:p>
      <text:p text:style-name="Preformatted_20_Text">AP008984.1 ttataggccagggacagccgcagcagtccgcagacctcgctacgagcaccataaacc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taaccgctggggcctaccagatcagccgccgccgcggataccgtcgttcagttttg</text:p>
      <text:p text:style-name="Preformatted_20_Text">AP008984.1 ctgctaaccgctggggcctaccagatcagccgccgccgcggataccgtcgttcagtt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cgtgccgttagccgtgcaagcacgccgagatgaccagcctggtcctgtggaagacg</text:p>
      <text:p text:style-name="Preformatted_20_Text">AP008984.1 tacccgtgccgttagccgtgcaagcacgccgagatgaccagcctggtcctgtggaa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agtccagtctcaagatggtggtggagatgctggaggacgcgcagggcaacgcgtcg</text:p>
      <text:p text:style-name="Preformatted_20_Text">AP008984.1 ctcgagtccagtctcaagatggtggtggagatgctggaggacgcgcagggcaacg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cccaggaggactgccaggagctgcacgagcaggtgcaggtgctgctccaatccacg</text:p>
      <text:p text:style-name="Preformatted_20_Text">AP008984.1 gtggcccaggaggactgccaggagctgcacgagcaggtgcaggtgctgctccaatc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tcggtgccgacgccgctgcgaatgctgcagcgctcgacgtcgttgatctcgccgagg</text:p>
      <text:p text:style-name="Preformatted_20_Text">AP008984.1 ccatcggtgccgacgccgctgcgaatgctgcagcgctcgacgtcgttgatctcgcc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ggacgagcccgaagaggagaatgagcagcccctcgctgggtctggaccggcatctg</text:p>
      <text:p text:style-name="Preformatted_20_Text">AP008984.1 tcccggacgagcccgaagaggagaatgagcagcccctcgctgggtctggaccggca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tgtacccgctgcagctccggacccaggacagccccgaggagcccagcagcagcaac</text:p>
      <text:p text:style-name="Preformatted_20_Text">AP008984.1 cgcctgtacccgctgcagctccggacccaggacagccccgaggagcccagcagcagca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acagcaaggccagggcccagtggccccgcgcgtcggaggcgatgccgcagctagacctc</text:p>
      <text:p text:style-name="Preformatted_20_Text">AP008984.1 aacagcaaggccagggcccagtggccccgcgcgtcggaggcgatgccgcagctaga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gactcaagcccctaccgtccccgtcccccttggcggcgttggagcgggcgcgaggc</text:p>
      <text:p text:style-name="Preformatted_20_Text">AP008984.1 gaacgactcaagcccctaccgtccccgtcccccttggcggcgttggagcgggcgcg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ctttgaggagcgcgacggcgtccccgtcgatcggtcccttgagtcagtacgacctc</text:p>
      <text:p text:style-name="Preformatted_20_Text">AP008984.1 cggtctttgaggagcgcgacggcgtccccgtcgatcggtcccttgagtcagtacga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ccagcggcccgtcgggaacgaacaagtacaagacgcaccatcgtccccatcatctc</text:p>
      <text:p text:style-name="Preformatted_20_Text">AP008984.1 agccccagcggcccgtcgggaacgaacaagtacaagacgcaccatcgtccccatca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actactactacggaccccgaggagcaggagctggaggagcgtcgtcaacggctggtc</text:p>
      <text:p text:style-name="Preformatted_20_Text">AP008984.1 cgtactactactacggaccccgaggagcaggagctggaggagcgtcgtcaacggct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ttttcggagagccaggcgagtttccgtctgggcctggtgaagaagctgcttctatgt</text:p>
      <text:p text:style-name="Preformatted_20_Text">AP008984.1 gctttttcggagagccaggcgagtttccgtctgggcctggtgaagaagctgcttct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aggccctggagacgatggcggtgacggggatgcgcgaaaccctcggcatcctccaa</text:p>
      <text:p text:style-name="Preformatted_20_Text">AP008984.1 acggaggccctggagacgatggcggtgacggggatgcgcgaaaccctcggcatcct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agacccaaaccttccggtctctgcatacgacagcttcaacgctccgccggcacctt</text:p>
      <text:p text:style-name="Preformatted_20_Text">AP008984.1 actcagacccaaaccttccggtctctgcatacgacagcttcaacgctccgccggca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cgaaagaggtctgaacgccgagcagcactacgtgaaggcttacagccgcgccgtgc</text:p>
      <text:p text:style-name="Preformatted_20_Text">AP008984.1 tcatcgaaagaggtctgaacgccgagcagcactacgtgaaggcttacagccgcgc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ccctcccgtcaactactttgtctacggcaccagctccaacaaccccaccatcgtct</text:p>
      <text:p text:style-name="Preformatted_20_Text">AP008984.1 tggaccctcccgtcaactactttgtctacggcaccagctccaacaaccccaccatc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acgaccccaacgccggcatatggatccgcctcaaccacctcgcgcccgctcacttcc</text:p>
      <text:p text:style-name="Preformatted_20_Text">AP008984.1 ccaacgaccccaacgccggcatatggatccgcctcaaccacctcgcgcccgctcact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gaggctctcggtcgagtccatcggctaccaggccatgctgcccatgtgcaaggcct</text:p>
      <text:p text:style-name="Preformatted_20_Text">AP008984.1 aggagaggctctcggtcgagtccatcggctaccaggccatgctgcccatgtgcaa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tcaagctggcgcgcgagacgacggtccccacgggcaaccgcctcatgaacctcgtct</text:p>
      <text:p text:style-name="Preformatted_20_Text">AP008984.1 ggttcaagctggcgcgcgagacgacggtccccacgggcaaccgcctcatgaacctc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gctgcagggcgaggagcgctacgcgcgcggaggctcggccggcgccaacgccgcca</text:p>
      <text:p text:style-name="Preformatted_20_Text">AP008984.1 acgagctgcagggcgaggagcgctacgcgcgcggaggctcggccggcgccaacgcc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gcccggcctcgccgccgagagcctctccgacatgggcacatccgaccctacagccg</text:p>
      <text:p text:style-name="Preformatted_20_Text">AP008984.1 tcccgcccggcctcgccgccgagagcctctccgacatgggcacatccgaccctaca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cctctacgaggactttatgccgcagcccgccggctcgacggactcttcctccaccg</text:p>
      <text:p text:style-name="Preformatted_20_Text">AP008984.1 ccttcctctacgaggactttatgccgcagcccgccggctcgacggactcttcctccac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tcgggggacgactccgacgaccctgacgagtgggcggccaggctcacccgcgcggcat</text:p>
      <text:p text:style-name="Preformatted_20_Text">AP008984.1 actcgggggacgactccgacgaccctgacgagtgggcggccaggctcacccgcgcg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gcactacgccaggctcatcatccagaaccgacgcgcggacacggacactcgacgca</text:p>
      <text:p text:style-name="Preformatted_20_Text">AP008984.1 ccgagcactacgccaggctcatcatccagaaccgacgcgcggacacggacactcga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ctacagggacacctccagcgactcagagtggaactctgactttgacgacctcgctc</text:p>
      <text:p text:style-name="Preformatted_20_Text">AP008984.1 gggcctacagggacacctccagcgactcagagtggaactctgactttgacgacctc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ggagcggccggggctgctggtgaggctcactgcggagaacctggccctcaaccaga</text:p>
      <text:p text:style-name="Preformatted_20_Text">AP008984.1 ccccggagcggccggggctgctggtgaggctcactgcggagaacctggccctcaac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ccaaaagttcaggcgaaagaggaggcagaggagaacggccaaggcctccctgccgc</text:p>
      <text:p text:style-name="Preformatted_20_Text">AP008984.1 agctccaaaagttcaggcgaaagaggaggcagaggagaacggccaaggcctccctg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gggcctcgagccctcgtcctcttcttcctcgagctcggactcggagtggaggaggt</text:p>
      <text:p text:style-name="Preformatted_20_Text">AP008984.1 tgctgggcctcgagccctcgtcctcttcttcctcgagctcggactcgga-tggaggaggt</text:p>
      <text:p text:style-name="Preformatted_20_Text"><text:s text:c="11"/>************************************************* **********</text:p>
      <text:p text:style-name="Preformatted_20_Text"/>
      <text:p text:style-name="Preformatted_20_Text">P01 <text:s text:c="7"/>ggaggaggtggaggaggtggaggaggtggaggaggtggtggcgccggtaccgtcgcaccc</text:p>
      <text:p text:style-name="Preformatted_20_Text">AP008984.1 ggaggaggtggaggaggtggaggaggtggaggaggtggtggcgccggtaccgtcgc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agccgtgtcgactctgcgaccacgccgtcttggccgagtaccgcacgggcgagatg</text:p>
      <text:p text:style-name="Preformatted_20_Text">AP008984.1 gtcaagccgtgtcgactctgcgaccacgccgtcttggccgagtaccgcacgggcga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acctagagttccacacgctcctcatgatggccgcgcggaggatggtgaaggacctg</text:p>
      <text:p text:style-name="Preformatted_20_Text">AP008984.1 cagaacctagagttccacacgctcctcatgatggccgcgcggaggatggtgaagga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aggccgacccgaccctggaccagaccagcatgtcctacgcgcgcttcaagaagatg</text:p>
      <text:p text:style-name="Preformatted_20_Text">AP008984.1 gacaaggccgacccgaccctggaccagaccagcatgtcctacgcgcgcttcaagaa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acgagccccacgccatcaagcccgccgtgttcgccgacacctctcaggcccatgcc</text:p>
      <text:p text:style-name="Preformatted_20_Text">AP008984.1 ctcaacgagccccacgccatcaagcccgccgtgttcgccgacacctctcaggccca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cgctgctcatcatcctcctctcctcatcctcgaccgtaccccccccaccccccccc</text:p>
      <text:p text:style-name="Preformatted_20_Text">AP008984.1 ctcgcgctgct-------------------------------------------------</text:p>
      <text:p text:style-name="Preformatted_20_Text"><text:s text:c="11"/>*********** <text:s text:c="48"/></text:p>
      <text:p text:style-name="Preformatted_20_Text"/>
      <text:p text:style-name="Preformatted_20_Text">P01 <text:s text:c="7"/>cccccccccccccccccccccgtcctcatcctcgaccgtaccctcgtcctcatcctcacc</text:p>
      <text:p text:style-name="Preformatted_20_Text">AP008984.1 ---------------ctcatcgtcctcatcctcgaccgtaccctcgtcctcatcctcacc</text:p>
      <text:p text:style-name="Preformatted_20_Text"><text:s text:c="26"/>*.* .****************************************</text:p>
      <text:p text:style-name="Preformatted_20_Text"/>
      <text:p text:style-name="Preformatted_20_Text">P01 <text:s text:c="7"/>caacgccggctcctcagcgtcgacgaccaacagcaccaccaccgcagcggagtgtctgcg</text:p>
      <text:p text:style-name="Preformatted_20_Text">AP008984.1 caacgccggctcctcagcgtcgacgaccaacagcaccaccaccgcagcggagtgtc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atctgcgcatccatcaccgccagcgggcccgcagcgtactctgactctctcatgaa</text:p>
      <text:p text:style-name="Preformatted_20_Text">AP008984.1 gaccatctgcgcatccatcaccgccagcgggcccgcagcgtactctgactctctca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gtggcggccctggtgaggctagaagaaaacactttggccttctggaccgagctctg</text:p>
      <text:p text:style-name="Preformatted_20_Text">AP008984.1 agccgtggcggccctggtgaggctagaagaaaacactttggccttctggaccgagctc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ccaggtacgccgagatcgaccgtcgctacagacagtacctgagctcgcagcaggccag</text:p>
      <text:p text:style-name="Preformatted_20_Text">AP008984.1 gtccaggtacgccgagatcgaccgtcgctacagacagtacctgagctcgcagcagg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cagaggcccaccgccttcgacgtctgcgcgctgttgggtaccatcatccgagagaa</text:p>
      <text:p text:style-name="Preformatted_20_Text">AP008984.1 actgcagaggcccaccgccttcgacgtctgcgcgctgttgggtaccatcatccgag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cacgaactgtcccccgacacgcttaagcagctcaccgcagcggaggacctggccca</text:p>
      <text:p text:style-name="Preformatted_20_Text">AP008984.1 gacgcacgaactgtcccccgacacgcttaagcagctcaccgcagcggaggacctgg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gagaaggactcttatgtgaaactgctacacgatcaggtctcgctagagtttctgta</text:p>
      <text:p text:style-name="Preformatted_20_Text">AP008984.1 ggctgagaaggactcttatgtgaaactgctacacgatcaggtctcgctagagtttct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ggcaaggacagggatctggccctggtagacaaccaagatgtccaactcgacttttt</text:p>
      <text:p text:style-name="Preformatted_20_Text">AP008984.1 ctacggcaaggacagggatctggccctggtagacaaccaagatgtccaactcgact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cgggaggcagccatgtattgacctgacctcttcttcctctgccgacgacctcatga</text:p>
      <text:p text:style-name="Preformatted_20_Text">AP008984.1 cacgcgggaggcagccatgtattgacctgacctcttcttcctctgccgacgacctca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atggaggccgacgccatggagtgccccgtgtgctttgtggccgacgaccgctcga</text:p>
      <text:p text:style-name="Preformatted_20_Text">AP008984.1 tggtgatggaggccgacgccatggagtgccccgtgtgctttgtggccgacgaccg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ctggaccaagctagacgcctcggccgtcgctgccctgatgaaagccttccccaagt</text:p>
      <text:p text:style-name="Preformatted_20_Text">AP008984.1 cgcactggaccaagctagacgcctcggccgtcgctgccctgatgaaagccttcccca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ggagatcatgcggggctactggccgctccgcatgttcaccgtgtccggggacaggc</text:p>
      <text:p text:style-name="Preformatted_20_Text">AP008984.1 cttcggagatcatgcggggctactggccgctccgcatgttcaccgtgtccgggga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acgcttcatcggcacggtgccgctgagctttggctgcgccgtaccggagtcggtct</text:p>
      <text:p text:style-name="Preformatted_20_Text">AP008984.1 tcatacgcttcatcggcacggtgccgctgagctttggctgcgccgtaccggagtcg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cccctacagcgagcggcaccgctacgaggacgcctggcagcccgagcgctaccagg</text:p>
      <text:p text:style-name="Preformatted_20_Text">AP008984.1 cgatcccctacagcgagcggcaccgctacgaggacgcctggcagcccgagcgctac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tgaccgacatggggccccatgtggtgagccagttcgtcaagctgcgcgcggagtgcg</text:p>
      <text:p text:style-name="Preformatted_20_Text">AP008984.1 ccatgaccgacatggggccccatgtggtgagccagttcgtcaagctgcgcgcgga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caacgacatgtcctggttcgcggacctggactcgaaggcgaggaacaggctgctcg</text:p>
      <text:p text:style-name="Preformatted_20_Text">AP008984.1 tcctcaacgacatgtcctggttcgcggacctggactcgaaggcgaggaacaggctg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caggtgaccccggtgtggcacagcgcgattctgatggagtacgtgcgtctgagca</text:p>
      <text:p text:style-name="Preformatted_20_Text">AP008984.1 agcagcaggtgaccccggtgtggcacagcgcgattctgatggagtacgtgcgtct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ctcctcggacgcgatggcccaggaggacctggacgaggccaaactggacaaggccc</text:p>
      <text:p text:style-name="Preformatted_20_Text">AP008984.1 ccgtctcctcggacgcgatggcccaggaggacctggacgaggccaaactggacaa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caacgtgtggtccagacacaagtaccacaagatgaagctgcccgctctgcccgagt</text:p>
      <text:p text:style-name="Preformatted_20_Text">AP008984.1 gcatcaacgtgtggtccagacacaagtaccacaagatgaagctgcccgctctgcccga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tcacatcgagcggtacgagggcaactacagactgacggacaagtcgccggccacccccg</text:p>
      <text:p text:style-name="Preformatted_20_Text">AP008984.1 ttcacatcgagcggtacgagggcaactacagactgacggacaagtcgccggccacc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tctctttcggagggctccttcgtcctctctgccctatcctcgttctccccgccagc</text:p>
      <text:p text:style-name="Preformatted_20_Text">AP008984.1 acggtctctttcggagggctccttcgtcctctctgccctatcctcgttctccccgc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aacctctcctccccgccagcctcaccagccccagagctcgcgcaagagaaccctgc</text:p>
      <text:p text:style-name="Preformatted_20_Text">AP008984.1 ctcaaacctctcctccccgccagcctcaccagccccagagctcgcgcaagagaacc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tgaggacgacgccgccaagcgcgccaagcaaaagtcgatagcgtcctactttggcg</text:p>
      <text:p text:style-name="Preformatted_20_Text">AP008984.1 ccgttgaggacgacgccgccaagcgcgccaagcaaaagtcgatagcgtcctacttt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gcgaagggcccgaccgctgcggcgtccgtctccacggtggcccagatcaaggccg</text:p>
      <text:p text:style-name="Preformatted_20_Text">AP008984.1 gcggcgcgaagggcccgaccgctgcggcgtccgtctccacggtggcccagatcaag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acatcaaccagagcgtcgaggccgccatcgccgccttcgagccctggctggagaaca</text:p>
      <text:p text:style-name="Preformatted_20_Text">AP008984.1 ggaacatcaaccagagcgtcgaggccgccatcgccgccttcgagccctggctggag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ctcggccatcaaccacgtcaacgagtgctgctacctgcacaccgaggcgcagatcc</text:p>
      <text:p text:style-name="Preformatted_20_Text">AP008984.1 cggtctcggccatcaaccacgtcaacgagtgctgctacctgcacaccgaggcgcag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cacggtgccctccaaccacgagatggagaagatccccaagcaacccttcaagacgg</text:p>
      <text:p text:style-name="Preformatted_20_Text">AP008984.1 tcttcacggtgccctccaaccacgagatggagaagatccccaagcaacccttcaa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cgagatgctggagagctacgtgagcgacacccagatgtcgatggtgtacgcgtgcg</text:p>
      <text:p text:style-name="Preformatted_20_Text">AP008984.1 gcatcgagatgctggagagctacgtgagcgacacccagatgtcgatggtgtacgc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gccccgcaacagaaagcgcctggcggtgatcgtcaacgagaacctcaaggactcgc</text:p>
      <text:p text:style-name="Preformatted_20_Text">AP008984.1 gcgtgccccgcaacagaaagcgcctggcggtgatcgtcaacgagaacctcaaggac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acgctacgtgctgatgaccccggagatcctggacagcctggtgcgcaagtccgagg</text:p>
      <text:p text:style-name="Preformatted_20_Text">AP008984.1 acagacgctacgtgctgatgaccccggagatcctggacagcctggtgcgcaagtcc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ggcaccgtggtgagcttccacgaggtcttcttcatgaacaggatcttcacccgac</text:p>
      <text:p text:style-name="Preformatted_20_Text">AP008984.1 agaggggcaccgtggtgagcttccacgaggtcttcttcatgaacaggatcttcacc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ctttgacatcgacgcgccgtggcccggtgactttgactgcgacgccgccctgtaca</text:p>
      <text:p text:style-name="Preformatted_20_Text">AP008984.1 tcaactttgacatcgacgcgccgtggcccggtgactttgactgcgacgccgccctg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agctggccgccaccatgcaggccctgtgctacgtggtgtggtccaacacgatcgggg</text:p>
      <text:p text:style-name="Preformatted_20_Text">AP008984.1 agaagctggccgccaccatgcaggccctgtgctacgtggtgtggtccaacacgatc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agatccagctgaggcccctgcagatggccgtgttccgccgccccgccaagaacaagt</text:p>
      <text:p text:style-name="Preformatted_20_Text">AP008984.1 ccaagatccagctgaggcccctgcagatggccgtgttccgccgccccgccaagaaca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tctgagggttctcctcaagctgcccttcaactgcgccatgcggggcatcgacgtgg</text:p>
      <text:p text:style-name="Preformatted_20_Text">AP008984.1 ggagtctgagggttctcctcaagctgcccttcaactgcgccatgcggggcatcgacgt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gccagcctggtggagagcatggtgcgggaagccgtcgccaagcgtctgccctacctga</text:p>
      <text:p text:style-name="Preformatted_20_Text">AP008984.1 tggccagcctggtggagagcatggtgcgggaagccgtcgccaagcgtctgccctac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cacgcagcacgaaaagaacaaggacctgttcgcgcaccacgagaacgacgagggcc</text:p>
      <text:p text:style-name="Preformatted_20_Text">AP008984.1 ccctcacgcagcacgaaaagaacaaggacctgttcgcgcaccacgagaacgacgag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gctcctgatgcacaagcctaccaggtcccccaggtggttctctaaatcgacgggcc</text:p>
      <text:p text:style-name="Preformatted_20_Text">AP008984.1 actcgctcctgatgcacaagcctaccaggtcccccaggtggttctctaaatcgacg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acgtggaggactctactccttggactggcggcaaggtggtgtcgagcatcgacgtcg</text:p>
      <text:p text:style-name="Preformatted_20_Text">AP008984.1 aatacgtggaggactctactccttggactggcggcaaggtggtgtcgagcatcga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gtacggatcccacaagagcgtgcggctgccgtactgcggcaaggcggacgggtcga</text:p>
      <text:p text:style-name="Preformatted_20_Text">AP008984.1 cggtgtacggatcccacaagagcgtgcggctgccgtactgcggcaaggcggacggg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tcctgcctgtgtggacttcgccggggacgagggccgaggtgcactggaagccgtcgc</text:p>
      <text:p text:style-name="Preformatted_20_Text">AP008984.1 ggttcctgcctgtgtggacttcgccggggacgagggccgaggtgcactggaagccg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tctgatgagcgccccgtacacgcacaacgagctgacgctgctgccggagctggacc</text:p>
      <text:p text:style-name="Preformatted_20_Text">AP008984.1 ggtgcctgatgagcgccccgtacacgcacaacgagctgacgctgctgccggagctggacc</text:p>
      <text:p text:style-name="Preformatted_20_Text"><text:s text:c="11"/>****.*******************************************************</text:p>
      <text:p text:style-name="Preformatted_20_Text"/>
      <text:p text:style-name="Preformatted_20_Text">P01 <text:s text:c="7"/>acacgctgccgttcgcggtgtccgagtcgacgatgctgcagcactctagcaagatgaagt</text:p>
      <text:p text:style-name="Preformatted_20_Text">AP008984.1 acacgctgccgttcgcggtgtccgagtcgacgatgctgcagcactctagcaagatga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tggggcgtaccgggagcggcggcgctgaccaaggaccgggtggccagctgcctgg</text:p>
      <text:p text:style-name="Preformatted_20_Text">AP008984.1 ggacgtggggcgtaccgggagcggcggcgctgaccaaggaccgggtggccagctgc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ggcggaacagcactacaaacaaaagtttactgagaaaccccgggagaactttagca</text:p>
      <text:p text:style-name="Preformatted_20_Text">AP008984.1 ccgcggcggaacagcactacaaacaaaagtttactgagaaaccccgggagaacttt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catcagcaacaaggccgtattccactgcgagctgtgcggtagggagcacaagaaca</text:p>
      <text:p text:style-name="Preformatted_20_Text">AP008984.1 tgctcatcagcaacaaggccgtattccactgcgagctgtgcggtagggagcacaag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aaagatctgcttcttggtcttctcgcacgcgtggtttttgaaatgtttccacacga</text:p>
      <text:p text:style-name="Preformatted_20_Text">AP008984.1 agcaaaagatctgcttcttggtcttctcgcacgcgtggtttttgaaatgtttccac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ggtgctgtacgcggcgctggagccccagaccggggctctgcgttggaaagagcgta</text:p>
      <text:p text:style-name="Preformatted_20_Text">AP008984.1 cggaggtgctgtacgcggcgctggagccccagaccggggctctgcgttggaaagag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tgtctgtctgtatggcgagtgaggatgctggcggaccccgagcttcagggtccgtc</text:p>
      <text:p text:style-name="Preformatted_20_Text">AP008984.1 cagctgtctgtctgtatggcgagtgaggatgctggcggaccccgagcttcagggt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cgcatgttagactctgtacgcgaccattactggcgcgaggctgaaacgtttattaa</text:p>
      <text:p text:style-name="Preformatted_20_Text">AP008984.1 caggcgcatgttagactctgtacgcgaccattactggcgcgaggctgaaacgtttat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gatgttgagtacgcttcaaactgtctcatggtgtctttcttggccgaggccctgga</text:p>
      <text:p text:style-name="Preformatted_20_Text">AP008984.1 agacgatgttgagtacgcttcaaactgtctcatggtgtctttcttggccgaggccctg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tgcacgcgtacggcggcggctttggcaagatctggcggtcggagctgttccccaacgg</text:p>
      <text:p text:style-name="Preformatted_20_Text">AP008984.1 gctgcacgcgtacggcggcggctttggcaagatctggcggtcggagctgttcccca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acgtccttctacggctacgacaagtactttcacaggagcgtctgcagccgctacat</text:p>
      <text:p text:style-name="Preformatted_20_Text">AP008984.1 cctgacgtccttctacggctacgacaagtactttcacaggagcgtctgcagccgct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gaggactcggacgcgctgatgggcaaactgaacgtgtgcaagaggttcctgctgtg</text:p>
      <text:p text:style-name="Preformatted_20_Text">AP008984.1 gctcgaggactcggacgcgctgatgggcaaactgaacgtgtgcaagaggttcctgc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ctggccggggggcccttcgtgcaccagaccttcacctacctcaacatgtgctcggc</text:p>
      <text:p text:style-name="Preformatted_20_Text">AP008984.1 cgtgctggccggggggcccttcgtgcaccagaccttcacctacctcaacatgtgct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ctgtttgagacgcagcacggtgtcgagtacatggagtcgcggttggcggacagggt</text:p>
      <text:p text:style-name="Preformatted_20_Text">AP008984.1 ctgcctgtttgagacgcagcacggtgtcgagtacatggagtcgcggttggcggaca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gggcactactgcttcgtacacccctctcacgtccacgctcccgagcccggagagct</text:p>
      <text:p text:style-name="Preformatted_20_Text">AP008984.1 gtgcgggcactactgcttcgtacacccctctcacgtccacgctcccgagcccggag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acgaggctcgccgagatggacggggcccagtccgcagcggccagcgccggcgtgtc</text:p>
      <text:p text:style-name="Preformatted_20_Text">AP008984.1 ggagacgaggctcgccgagatggacggggcccagtccgcagcggccagcgccggcg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cggcggacgacgccgtcgaggacatgcaggccggccgcaagaacgcgctggacgt</text:p>
      <text:p text:style-name="Preformatted_20_Text">AP008984.1 gctgacggcggacgacgccgtcgaggacatgcaggccggccgcaagaacgcgctg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tcggagcgcgaggcgaggatggccaggcgcgccgacaacgtagagcagcacgcgtt</text:p>
      <text:p text:style-name="Preformatted_20_Text">AP008984.1 gaggtcggagcgcgaggcgaggatggccaggcgcgccgacaacgtagagcagcacgc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acgcagaacatgaacgtgctcatcgagtgcgcgagggcggccaacaagatccgcaa</text:p>
      <text:p text:style-name="Preformatted_20_Text">AP008984.1 caagacgcagaacatgaacgtgctcatcgagtgcgcgagggcggccaacaagatcc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ctgaccaaggctcgcgagctgagggaccagctcaccaaggcccgcgcactcctcaa</text:p>
      <text:p text:style-name="Preformatted_20_Text">AP008984.1 gacgctgaccaaggctcgcgagctgagggaccagctcaccaaggcccgcgcactcc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cacgaggcgcccaagtacatgcacgaggtgccactctaccactggtacctggcgta</text:p>
      <text:p text:style-name="Preformatted_20_Text">AP008984.1 ggagcacgaggcgcccaagtacatgcacgaggtgccactctaccactggtacctgg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tcgctgagggacctctcggcgcacaaggctcacctggtcggaggtcgacgccacta</text:p>
      <text:p text:style-name="Preformatted_20_Text">AP008984.1 cgcctcgctgagggacctctcggcgcacaaggctcacctggtcggaggtcgacgcc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tcgataccgccaaccctgccgtgccggcgatggtacccgccgtcgcgctcaggtc</text:p>
      <text:p text:style-name="Preformatted_20_Text">AP008984.1 cgccgtcgataccgccaaccctgccgtgccggcgatggtacccgccgtcgcgctca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tcgtgcggagggcccacgaatttctgggctacgcgcacgccggcgacacggacct</text:p>
      <text:p text:style-name="Preformatted_20_Text">AP008984.1 cgccgtcgtgcggagggcccacgaatttctgggctacgcgcacgccggcgacacgg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gcggcggtcatcaagcaggccggcgtcatgaagaacgtttccacgcgatcgctcag</text:p>
      <text:p text:style-name="Preformatted_20_Text">AP008984.1 ggccgcggcggtcatcaagcaggccggcgtcatgaagaacgtttccacgcgatcgctc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tctcggtctacaacgagtacctcaacgccatcgtgccgccgctcgtcaagctcaacat</text:p>
      <text:p text:style-name="Preformatted_20_Text">AP008984.1 ggtctcggtctacaacgagtacctcaacgccatcgtgccgccgctcgtcaagctca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ggatactacgtgccccgatacgtcttcttcaagtactacgagagcatgcagttcag</text:p>
      <text:p text:style-name="Preformatted_20_Text">AP008984.1 ggtcggatactacgtgccccgatacgtcttcttcaagtactacgagagcatgcagt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ggcatgctcacggcgcacaggaatcacctcaactcggacatcgatctcaaggacgt</text:p>
      <text:p text:style-name="Preformatted_20_Text">AP008984.1 ccccggcatgctcacggcgcacaggaatcacctcaactcggacatcgatctcaag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ggcagcaccttcgaacagggcaaacgcatcataggggccaacaccctggggtggca</text:p>
      <text:p text:style-name="Preformatted_20_Text">AP008984.1 actcggcagcaccttcgaacagggcaaacgcatcataggggccaacaccctggggt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ttttggatgtatgccaacctggaagcctacaggatcatgcacaaacttgcagcgca</text:p>
      <text:p text:style-name="Preformatted_20_Text">AP008984.1 cttcttttggatgtatgccaacctggaagcctacaggatcatgcacaaacttgcag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ccatccggaaatcctctcggcataagtacgaggcccacgagtttggccaagtactt</text:p>
      <text:p text:style-name="Preformatted_20_Text">AP008984.1 ccgcccatccggaaatcctctcggcataagtacgaggcccacgagtttggccaagt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gttttcggaagcacgcacattgcgctcaagctgaaggatgtatacatcgttgaacc</text:p>
      <text:p text:style-name="Preformatted_20_Text">AP008984.1 catcgttttcggaagcacgcacattgcgctcaagctgaaggatgtatacatcgttg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cagaacctctaccgactcttcctctgctgggagaaggatgtcacagcggacgacgc</text:p>
      <text:p text:style-name="Preformatted_20_Text">AP008984.1 gatccagaacctctaccgactcttcctctgctgggagaaggatgtcacagcggacg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gacctatccgaagcaggcgacgcatcacccccaacagcaccaccagacggcgctac</text:p>
      <text:p text:style-name="Preformatted_20_Text">AP008984.1 agacgacctatccgaagcaggcgacgcatcacccccaacagcaccaccagacggcg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tcctcctcaccatcccaacaacaaccagtatctgcaccatcaatatcagcacaaac</text:p>
      <text:p text:style-name="Preformatted_20_Text">AP008984.1 accgtcctcctcaccatcccaacaacaaccagtatctgcaccatcaatatcagcaca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ccagggccaggaccaggaccagggcaagcgacagctgtgggaggctctgccatacc</text:p>
      <text:p text:style-name="Preformatted_20_Text">AP008984.1 agcaccagggccaggaccaggaccagggcaagcgacagctgtgggaggctctgccat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ataccctccgccgcctcctccggttctaacccatggatcctacccattgcccgtcg</text:p>
      <text:p text:style-name="Preformatted_20_Text">AP008984.1 cggcataccctccgccgcctcctccggttctaacccatggatcctacccattgcc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tacaatgtgcaagcctcagaagcctataggtcacaacttgaagaagaagaagaaga</text:p>
      <text:p text:style-name="Preformatted_20_Text">AP008984.1 ctcatacaatgtgcaagcctcagaagcctataggtcacaactt---gaagaagaagaaga</text:p>
      <text:p text:style-name="Preformatted_20_Text"><text:s text:c="11"/>******************************************* <text:s text:c="2"/>**************</text:p>
      <text:p text:style-name="Preformatted_20_Text"/>
      <text:p text:style-name="Preformatted_20_Text">P01 <text:s text:c="7"/>cggcgacgactgaggcgatgaggactgtgactgaaacggcggcgggcgaggaggacccca</text:p>
      <text:p text:style-name="Preformatted_20_Text">AP008984.1 cggcgacgactgaggcgatgaggactgtgactgaaacggcggcgggcgaggaggac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catctcggcgctgctggccgaaaaggttttggtgacgtcgggtaggacgaggtacc</text:p>
      <text:p text:style-name="Preformatted_20_Text">AP008984.1 agtccatctcggcgctgctggccgaaaaggttttggtgacgtcgggtaggacgaggt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cctcgagagctcagcgagatgccgctctcgacctcggtgctggtaggctccaact</text:p>
      <text:p text:style-name="Preformatted_20_Text">AP008984.1 cgacgcctcgagagctcagcgagatgccgctctcgacctcggtgctggtaggctccaa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aacatccacatcaaccactggatcagtaacaacgtcggcgggctgtggccggaaggct</text:p>
      <text:p text:style-name="Preformatted_20_Text">AP008984.1 acaacatccacatcaaccactggatcagtaacaacgtcggcgggctgtggccggaa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ggtgaacgcgaacaacctcatgtgggtcctgacgagtcctgagtttaaccgttcca</text:p>
      <text:p text:style-name="Preformatted_20_Text">AP008984.1 acagggtgaacgcgaacaacctcatgtgggtcctgacgagtcctgagtttaaccgt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ggagctcaggcacatcagccggtgcggcaccatcgtgtgcatggaggcctttgtca</text:p>
      <text:p text:style-name="Preformatted_20_Text">AP008984.1 tgacggagctcaggcacatcagccggtgcggcaccatcgtgtgcatggaggccttt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gaggtcggtcaagagcaagctgagactgttggacgtctttaccgaggcggccgcga</text:p>
      <text:p text:style-name="Preformatted_20_Text">AP008984.1 tcctgaggtcggtcaagagcaagctgagactgttggacgtctttaccgaggcggcc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acggtctctgatgaggtacccgactatgaggcgccgcctcgtctcaaggacctgt</text:p>
      <text:p text:style-name="Preformatted_20_Text">AP008984.1 cggcgacggtctctgatgaggtacccgactatgaggcgccgcctcgtctcaaggac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gacgcccaagctgcccgccatgcagacgccgactcaccaggtggtggccgtcaaca</text:p>
      <text:p text:style-name="Preformatted_20_Text">AP008984.1 ctccgacgcccaagctgcccgccatgcagacgccgactcaccaggtggtggccgtc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cgccaacgaggccgagacgacgctggtgtgcatgcccacggacgtgaaggatctct</text:p>
      <text:p text:style-name="Preformatted_20_Text">AP008984.1 tcaacgccaacgaggccgagacgacgctggtgtgcatgcccacggacgtgaaggat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tgccggcgtgaagagggtccggctcacgcagcagtttaccggggacatggtctggg</text:p>
      <text:p text:style-name="Preformatted_20_Text">AP008984.1 actctgccggcgtgaagagggtccggctcacgcagcagtttaccggggacatggt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cagagtggtgcacccgaacatcatcgactacatctggtcgggcatctacagcaaca</text:p>
      <text:p text:style-name="Preformatted_20_Text">AP008984.1 cgcgcagagtggtgcacccgaacatcatcgactacatctggtcgggcatctacagc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ctacgccgtctacaaccccgagcggtacggctcgacgctgagggaaatgtttaacg</text:p>
      <text:p text:style-name="Preformatted_20_Text">AP008984.1 tccactacgccgtctacaaccccgagcggtacggctcgacgctgagggaaatgttt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gagagagagggccgcacgctgagccacgccgtcctgctggagatcatcagagggg</text:p>
      <text:p text:style-name="Preformatted_20_Text">AP008984.1 cctgcgagagagagggccgcacgctgagccacgccgtcctgctggagatcatcaaagggg</text:p>
      <text:p text:style-name="Preformatted_20_Text"><text:s text:c="11"/>******************************************************.*****</text:p>
      <text:p text:style-name="Preformatted_20_Text"/>
      <text:p text:style-name="Preformatted_20_Text">P01 <text:s text:c="7"/>tggcggaggccctcacctttctcgagagctaccggctggtgcactcgggcatggacggcg</text:p>
      <text:p text:style-name="Preformatted_20_Text">AP008984.1 tggcggaggccctcacctttctcgagagctaccggctggtgcactcgggcatgga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ctgtggtggtgtcggatgaggcctcgggacgatcctgcctgagcgcgctgcagcacg</text:p>
      <text:p text:style-name="Preformatted_20_Text">AP008984.1 attctgtggtggtgtcggatgaggcctcgggacgatcctgcctgagcgcgctgcag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gtgcgctcccatcgagtgcaacccttacggggagcagctgctcaagttcagggccg</text:p>
      <text:p text:style-name="Preformatted_20_Text">AP008984.1 tgaggtgcgctcccatcgagtgcaacccttacggggagcagctgctcaagttcagg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ggacgacgccaagcggaggggcctgctgcccgacgtggagaccggacccgtgccgc</text:p>
      <text:p text:style-name="Preformatted_20_Text">AP008984.1 tgctggacgacgccaagcggaggggcctgctgcccgacgtggagaccggacccgtg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gagggccatggacgtgctgaacaagacggtcgcaacgcccaagctgctgctgtggg</text:p>
      <text:p text:style-name="Preformatted_20_Text">AP008984.1 tcaagagggccatggacgtgctgaacaagacggtcgcaacgcccaagctgctgctgtg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atgacgggctcgacgccgacctacgatcacgagcagacggcgcggatgatgtgcgtcc</text:p>
      <text:p text:style-name="Preformatted_20_Text">AP008984.1 tcatgacgggctcgacgccgacctacgatcacgagcagacggcgcggatgatgtg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ggagcaagccggggccagcatccgcatcaagatggtggtgcccaagatctgcgtga</text:p>
      <text:p text:style-name="Preformatted_20_Text">AP008984.1 ccacggagcaagccggggccagcatccgcatcaagatggtggtgcccaagatctgc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cgatccgcaggagcccaagttgtcgatgcacaggctgcccctctcgctctacacca</text:p>
      <text:p text:style-name="Preformatted_20_Text">AP008984.1 gggacgatccgcaggagcccaagttgtcgatgcacaggctgcccctctcgctctac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gcaggatcccgccgagacgtccttctaccagaagggcgccgccgtcgtctacaggg</text:p>
      <text:p text:style-name="Preformatted_20_Text">AP008984.1 agacgcaggatcccgccgagacgtccttctaccagaagggcgccgccgtcgtctac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ggaaaagtggccgctgctgcaggtcggaggggacccgatcctctacacgggctcca</text:p>
      <text:p text:style-name="Preformatted_20_Text">AP008984.1 acctggaaaagtggccgctgctgcaggtcggaggggacccgatcctctacacgggc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ctgctcggtcagatgcgtggaggtgccgctgcactgcttcaactacatcgggctga</text:p>
      <text:p text:style-name="Preformatted_20_Text">AP008984.1 agggctgctcggtcagatgcgtggaggtgccgctgcactgcttcaactacatcggg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caggcaccccggcctgctggggcccatgagcgtggcgcacaagcacaacaagcacc</text:p>
      <text:p text:style-name="Preformatted_20_Text">AP008984.1 gggtcaggcaccccggcctgctggggcccatgagcgtggcgcacaagcacaacaag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gctcttgttcgacacgaccaagatcttttccctgtacggatgcatccataagtcgg</text:p>
      <text:p text:style-name="Preformatted_20_Text">AP008984.1 tcctgctcttgttcgacacgaccaagatcttttccctgtacggatgcatccataag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gctctcggtgaaggatctggtggagctgatggcgcccgtagtgcaatttttggcgg</text:p>
      <text:p text:style-name="Preformatted_20_Text">AP008984.1 gccagctctcggtgaaggatctggtggagctgatggcgcccgtagtgcaattttt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cgagtacgagggcatctacccctttgctcccgaggatccccaggtgatggtggtgg</text:p>
      <text:p text:style-name="Preformatted_20_Text">AP008984.1 agcgcgagtacgagggcatctacccctttgctcccgaggatccccaggtgatgg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ccctcacacgagcaagtggagcctgacccgagagccggccggctgggactctgcgc</text:p>
      <text:p text:style-name="Preformatted_20_Text">AP008984.1 tgagccctcacacgagcaagtggagcctgacccgagagccggccggctgggactct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cacctcggtgaaggtcgagtcccttaggtggctggcttacctcaaggccctccacg</text:p>
      <text:p text:style-name="Preformatted_20_Text">AP008984.1 tcttcacctcggtgaaggtcgagtcccttaggtggctggcttacctcaaggccctc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actttgtcgacgccgccaacctcaacagcccgctctcggacctcatctgcgaggcca</text:p>
      <text:p text:style-name="Preformatted_20_Text">AP008984.1 actactttgtcgacgccgccaacctcaacagcccgctctcggacctcatctgcgag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cctgcagcacctggcatcctacatgcctcccgtctctgcctacgctcacaagacgg</text:p>
      <text:p text:style-name="Preformatted_20_Text">AP008984.1 agtccctgcagcacctggcatcctacatgcctcccgtctctgcctacgctcacaa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ggtcggacacgttcccttcaacgcttcgcctccggaggagtccctcacggacgtga</text:p>
      <text:p text:style-name="Preformatted_20_Text">AP008984.1 ctgaggtcggacacgttcccttcaacgcttcgcctccggaggagtccctcacggac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caatatcctggtggacctgcaacgacaggagctgaagcaagaagcaagagccgaag</text:p>
      <text:p text:style-name="Preformatted_20_Text">AP008984.1 tcaacaatatcctggtggacctgcaacgacaggagctgaagcaagaagcaagagccga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gccggcggag---------ccgaagcagccgaagcagccgaagcagccgaagcagacg</text:p>
      <text:p text:style-name="Preformatted_20_Text">AP008984.1 cagccgaagcagccgaagcagccgaagcagccgaagcagccgaagcagccgaagcagacg</text:p>
      <text:p text:style-name="Preformatted_20_Text"><text:s text:c="11"/>******. * ** <text:s text:c="8"/>***************************************</text:p>
      <text:p text:style-name="Preformatted_20_Text"/>
      <text:p text:style-name="Preformatted_20_Text">P01 <text:s text:c="7"/>aagcagacgacgacgacgacc----------ccaccaaaccccacgaagatcaagacggc</text:p>
      <text:p text:style-name="Preformatted_20_Text">AP008984.1 aagcagacgacgacgacgaccaccaaacccaacaccaaaccccacgaagatcaagacggc</text:p>
      <text:p text:style-name="Preformatted_20_Text"><text:s text:c="11"/>********************* <text:s text:c="10"/>****************************</text:p>
      <text:p text:style-name="Preformatted_20_Text"/>
      <text:p text:style-name="Preformatted_20_Text">P01 <text:s text:c="7"/>tgaaacggtacaagaaccagaacctacattgccgctggaagccaggtagtgagccgtggt</text:p>
      <text:p text:style-name="Preformatted_20_Text">AP008984.1 tgaaacggtacaagaaccagaacctacattgccgctggaagccaggtagtgagccg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ttgtctttgactccgggttcgaagtgatagacgaggctcttgtctgtaccagtcag</text:p>
      <text:p text:style-name="Preformatted_20_Text">AP008984.1 catcttgtctttgactccgggttcgaagtgatagacgaggctcttgtctgtaccag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cttgtacttgaacttgtcggggaaccacgtcttgtccctgtaggcgtccatgaacgt</text:p>
      <text:p text:style-name="Preformatted_20_Text">AP008984.1 atccttgtacttgaacttgtcggggaaccacgtcttgtccctgtaggcgtccatga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acgtttttcctgatggtcgatgccatgttttgattctgcgcctgcacctgtattgt</text:p>
      <text:p text:style-name="Preformatted_20_Text">AP008984.1 ctgtacgtttttcctgatggtcgatgccatgttttgattctgcgcctgcacctgta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gtattgtatgaattgcaataaaaggttgaaattatttggagagtctggttactaaag</text:p>
      <text:p text:style-name="Preformatted_20_Text">AP008984.1 attgtattgtatgaattgcaataaaaggttgaaattattt-gagagtctggttactaaag</text:p>
      <text:p text:style-name="Preformatted_20_Text"><text:s text:c="11"/>**************************************** *******************</text:p>
      <text:p text:style-name="Preformatted_20_Text"/>
      <text:p text:style-name="Preformatted_20_Text">P01 <text:s text:c="7"/>tacatacataccatgatgtcgatgcccatgaacgataacatggcgcccagcaccacagac</text:p>
      <text:p text:style-name="Preformatted_20_Text">AP008984.1 tacatacataccatgatgtcgatgcccatgaacgataacatggcgcccagcaccac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tggtggttttgccgcaacgacggggcaccgtcgccaccatgtagcatttgttgtaa</text:p>
      <text:p text:style-name="Preformatted_20_Text">AP008984.1 acgatggtggttttgccgcaacgacggggcaccgtcgccaccatgtagcatttgttg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ttgaagagacggtccacctctctgagcagacgggggttgttgatctctgggttgaag</text:p>
      <text:p text:style-name="Preformatted_20_Text">AP008984.1 tagttgaagagacggtccacctctctgagcagacgggggttgttgatctctgggtt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cgacggccgggctggccaggccgaccatgtcgagcaagaggtgcttgtacttgtag</text:p>
      <text:p text:style-name="Preformatted_20_Text">AP008984.1 cgggcgacggccgggctggccaggccgaccatgtcgagcaagaggtgcttgtactt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tcgtgccccagctgcttctcggcgcatcccagggtcatgcctctgaggatttcgagc</text:p>
      <text:p text:style-name="Preformatted_20_Text">AP008984.1 agatcgtgccccagctgcttctcggcgcatcccagggtcatgcctctgaggatttc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agggctccatcctgaaggggatgccgttttgctcgtgctcggccacgaacctgatg</text:p>
      <text:p text:style-name="Preformatted_20_Text">AP008984.1 tggaagggctccatcctgaaggggatgccgttttgctcgtgctcggccacgaacct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agtctatcatggtcttgatctgctcgaacttgcgcttctgcctgtccctctgagca</text:p>
      <text:p text:style-name="Preformatted_20_Text">AP008984.1 atgcagtctatcatggtcttgatctgctcgaacttgcgcttctgcctgtccctct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tctcggcggccagcttgagcaggtgctccttgtgcgccagggcctgcgcccgctcg</text:p>
      <text:p text:style-name="Preformatted_20_Text">AP008984.1 gccttctcggcggccagcttgagcaggtgctccttgtgcgccagggcctgcgcccg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tccctcttctcgatggcctgcctgccggcctgcagcgtctcgcactcgagcaggagc</text:p>
      <text:p text:style-name="Preformatted_20_Text">AP008984.1 acgtccctcttctcgatggcctgcctgccggcctgcagcgtctcgcactcgagcagga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ggccttctccatgtcggtgagctgcggcggcactagaatgttgtccagctccgccgcc</text:p>
      <text:p text:style-name="Preformatted_20_Text">AP008984.1 ctggccttctccatgtcggtgagctgcggcggcactagaatgttgtccagctccgc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agctggtcgtcctcgtcgtccctaccgacgtgggccatgcggttcatggtcctgaag</text:p>
      <text:p text:style-name="Preformatted_20_Text">AP008984.1 agaagctggtcgtcctcgtcgtccctacagacgtgggccatgcggttcatggtcttgaag</text:p>
      <text:p text:style-name="Preformatted_20_Text"><text:s text:c="11"/>**************************** *************************.*****</text:p>
      <text:p text:style-name="Preformatted_20_Text"/>
      <text:p text:style-name="Preformatted_20_Text">P01 <text:s text:c="7"/>atgtggtcgctgtacccgtcgatcctctgctccgggtaacacatattaccgagcgcgtcc</text:p>
      <text:p text:style-name="Preformatted_20_Text">AP008984.1 atgtggtcgctgtacccgtcgatcctctgctccgggtaacacatattaccgagcg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attttgtgcgagacgtcaaagtcgggagggtactctagcgaggccagcagagcgtcg</text:p>
      <text:p text:style-name="Preformatted_20_Text">AP008984.1 actattttgtgcgagacgtcaaagtcgggagggtactctagcgaggccagcagag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tcatcctcggaatagtcgctgttgccattctgtgcttgcgcgatatgcagtgctac</text:p>
      <text:p text:style-name="Preformatted_20_Text">AP008984.1 acgctcatcctcggaatagtcgctgttgccattctgtgcttgcgcgatatgcagtg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taccgaagtgttacgacggagagccggcgtgcggtccctcactcagggagacgtta</text:p>
      <text:p text:style-name="Preformatted_20_Text">AP008984.1 cctgtaccgaagtgttacgacggagagccggcgtgcggtccctcactcagggagacg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gggccgtcaggcagtgtccgcgtaaccagacacagccgtgcctcacttggaaattg</text:p>
      <text:p text:style-name="Preformatted_20_Text">AP008984.1 atgagggccgtcaggcagtgtccgcgtaaccagacacagccgtgcctcacttggaaa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aacggcagcaccttcatgtcggtgacgcgttgggaagagacgtgcgcccaggtgctg</text:p>
      <text:p text:style-name="Preformatted_20_Text">AP008984.1 gaaaacggcagcaccttcatgtcggtgacgcgttgggaagagacgtgcgcccaggt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tcgtgaggggctgcgcgctgcaccggctgtctccccctgataacctgggcgcgctc</text:p>
      <text:p text:style-name="Preformatted_20_Text">AP008984.1 aggttcgtgaggggctgcgcgctgcaccggctgtctccccctgataacctgggcgc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gcgtggctcctggaccaggccaggctcataccctccaaccaccacgcgctcacctac</text:p>
      <text:p text:style-name="Preformatted_20_Text">AP008984.1 atcgcgtggctcctggaccaggccaggctcataccctccaaccaccacgcgctcac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ggacgctgcacgggtgcatgctcaagttcagcgcgttcatggacaacaaacccaga</text:p>
      <text:p text:style-name="Preformatted_20_Text">AP008984.1 gtggggacgctgcacgggtgcatgctcaagttcagcgcgttcatggacaacaaacc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aaggcatagacattgaagcgctcaacgtttatttcggtatcacacagagacaaaag</text:p>
      <text:p text:style-name="Preformatted_20_Text">AP008984.1 ctgcaaggcatagacattgaagcgctcaacgtttatttcggtatcacacagagacaa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ataaacacagacagcgtgatagaggcggccggagccgacgacaaagagcacaagaga</text:p>
      <text:p text:style-name="Preformatted_20_Text">AP008984.1 attataaacacagacagcgtgatagaggcggccggagccgacgacaaagagcacaa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acaaggaccactgtgagctatcggccatgaacccaggcacgttctttgtccgcgga</text:p>
      <text:p text:style-name="Preformatted_20_Text">AP008984.1 gtctacaaggaccactgtgagctatcggccatgaacccaggcacgttctttgtccgc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ggtcgagggagtccagtgctgcgtgggccagctcgtgccctcggcctcggacgat</text:p>
      <text:p text:style-name="Preformatted_20_Text">AP008984.1 gtggtggtcgagggagtccagtgctgcgtgggccagctcgtgccctcggcctcggac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aggtcgacgaagacgacgacgcgctcgaagcgctggaaaagcccttctggcacagc</text:p>
      <text:p text:style-name="Preformatted_20_Text">AP008984.1 tcgaaggtcgacgaagacgacgacgcgctcgaagcgctggaaaagcccttctggcaca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cgtcatgtggctgggaagcgtcatgccctaggtgagtggg-ggggtatagtgggtata</text:p>
      <text:p text:style-name="Preformatted_20_Text">AP008984.1 gccgtcatgtggctgggaagcgtcatgccctaggtgagtggggggggtatagtgggtata</text:p>
      <text:p text:style-name="Preformatted_20_Text"><text:s text:c="11"/>****************************************** *****************</text:p>
      <text:p text:style-name="Preformatted_20_Text"/>
      <text:p text:style-name="Preformatted_20_Text">P01 <text:s text:c="7"/>gtggtgaagagagcgggaagtgacagtacgatcaacagtacgcgtcgctcgtctctctcc</text:p>
      <text:p text:style-name="Preformatted_20_Text">AP008984.1 gtggtgaagagagcgggaggtgacagtacgatcaacagtacgcgtcgctcgtctctctcc</text:p>
      <text:p text:style-name="Preformatted_20_Text"><text:s text:c="11"/>******************.*****************************************</text:p>
      <text:p text:style-name="Preformatted_20_Text"/>
      <text:p text:style-name="Preformatted_20_Text">P01 <text:s text:c="7"/>tgcgccggtatgggtgcgagcgtctgtatcccctggcggcgcaggcctctcggatgaccc</text:p>
      <text:p text:style-name="Preformatted_20_Text">AP008984.1 tgcgccggtatgggtgcgagcgtctgtatcccctggcggcgcaggcctctcggatg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cttgagctcaaacttttgctggcggatcgactcggccacggtctgggtgaaagagt</text:p>
      <text:p text:style-name="Preformatted_20_Text">AP008984.1 tgttcttgagctcaaacttttgctggcggatcgactcggccacggtctgggtgaaa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gaagaaggtgcccaccggaaagctcttttcgatgtaggcgtcgtcccagtcgggca</text:p>
      <text:p text:style-name="Preformatted_20_Text">AP008984.1 ccacgaagaaggtgcccaccggaaagctcttttcgatgtaggcgtcgtcccagtcg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gtgttgatcagtctgaggacctcggagcggtgcgcctgctgggccatgagcctga</text:p>
      <text:p text:style-name="Preformatted_20_Text">AP008984.1 cctgcgtgttgatcagtctgaggacctcggagcggtgcgcctgctgggccatgagc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cacggctcgcttgagcaccatcccggccagcatgatgccgatctgagcccctacgt</text:p>
      <text:p text:style-name="Preformatted_20_Text">AP008984.1 tgcccacggctcgcttgagcaccatcccggccagcatgatgccgatctgagcccct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aaagtcgtgcgacatgaggaacctgttggagtaggggtcgtcgagcgacaccaccg</text:p>
      <text:p text:style-name="Preformatted_20_Text">AP008984.1 tcctaaagtcgtgcgacatgaggaacctgttggagtaggggtcgtcgagcgacacc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catgttgtagtagtcgacggggaacatgctcttgattagcaagacgtgcgctgctt</text:p>
      <text:p text:style-name="Preformatted_20_Text">AP008984.1 actccatgttgtagtagtcgacggggaacatgctcttgattagcaagacgtgcgct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cgccgtcgcgcccatgtccatgatcctcgagacgggcagcttgtcccccttgagca</text:p>
      <text:p text:style-name="Preformatted_20_Text">AP008984.1 gtgtcgccgtcgcgcccatgtccatgatcctcgagacgggcagcttgtccccctt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gccaggatcatctcgttgaggctaaagtcatcatacgagtaagagttgagggctc</text:p>
      <text:p text:style-name="Preformatted_20_Text">AP008984.1 tggtggccaggatcatctcgttgaggctaaagtcctcatacgagtaagagttgagggctc</text:p>
      <text:p text:style-name="Preformatted_20_Text"><text:s text:c="11"/>********************************** *************************</text:p>
      <text:p text:style-name="Preformatted_20_Text"/>
      <text:p text:style-name="Preformatted_20_Text">P01 <text:s text:c="7"/>tgccgaagtagccctgagcgcggctgctgacgcccttgaagtgcctgcagtccagggtca</text:p>
      <text:p text:style-name="Preformatted_20_Text">AP008984.1 tgccgaagtagccctgagcgcggctgctgacgcccttgaagtgcctgcagtccagg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aatgtcgttgaagaagtggcacatgctgtcctgcacgctgggcacctggtaggttg</text:p>
      <text:p text:style-name="Preformatted_20_Text">AP008984.1 tgcgaatgtcgttgaagaagtggcacatgctgtcctgcacgctgggcacctggtag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ggctcgggagggaga---cgagggcagaagatcgagtggcgacgatggaggggagg</text:p>
      <text:p text:style-name="Preformatted_20_Text">AP008984.1 tcagggctcgggagggagacggcgagggcagaagatcgagtggcgacgatggaggggagg</text:p>
      <text:p text:style-name="Preformatted_20_Text"><text:s text:c="11"/>******************* <text:s text:c="2"/>**************************************</text:p>
      <text:p text:style-name="Preformatted_20_Text"/>
      <text:p text:style-name="Preformatted_20_Text">P01 <text:s text:c="7"/>gtaaagcgggttgagatggtacggagggtagaggctgagaccgagcgagtagttgagaag</text:p>
      <text:p text:style-name="Preformatted_20_Text">AP008984.1 gtaaagcgggttgagatggtacggagggtagaggctgagaccgagcgagtagttga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agacagcgcagagacgagctcgaggtccaggctgttactaatcctcaggttcctcc</text:p>
      <text:p text:style-name="Preformatted_20_Text">AP008984.1 gttgagacagcgcagagacgagctcgaggtccaggctgttactaatcctcaggttcct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aaaggtatcgccgccggaggatgaggacgagagctgtcgcttgatctttctgcttctc</text:p>
      <text:p text:style-name="Preformatted_20_Text">AP008984.1 gcaaaggtatcgccgccggaggatgaggacgagagctgtcgcttgatctttctgct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gaggttcgggagtgggaagccgatcgagctcatgctcaaaatcggacagggacagg</text:p>
      <text:p text:style-name="Preformatted_20_Text">AP008984.1 ttgcgaggttcgggagtgggaagccgatcgagctcatgctcaaaatcggacaggga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ggtctgactcgccgagtgcgtcgagcgtcgcgtcttggaggagcgcctcgatgtca</text:p>
      <text:p text:style-name="Preformatted_20_Text">AP008984.1 gacaggtctgactcgccgagtgcgtcgagcgtcgcgtcttggaggagcgcctcgat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agtctccatccgactcatcctcgccgtcgtcggcgcgaggtgctctcacttctacg</text:p>
      <text:p text:style-name="Preformatted_20_Text">AP008984.1 tcaaagtctccatccgactcatcctcgccgtcgtcggcgcgaggtgctctcacttct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ccttctccctcgctctccccctcgctctcgctgctgctgagcagatccgatttcgcg</text:p>
      <text:p text:style-name="Preformatted_20_Text">AP008984.1 ttcccttctccctcgctctccccctcgctctcgctgctgctgagcagatccgattt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ggctgccctcgacctcagaacgtcttcgatgtccttggacaggcccgtatcaacc</text:p>
      <text:p text:style-name="Preformatted_20_Text">AP008984.1 gcgagggctgccctcgacctcagaacgtcttcgatgtccttggacaggcccgtatc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gactttgttggacttgggcgtagagaacaccttgagcttgggcaccttgaagggt</text:p>
      <text:p text:style-name="Preformatted_20_Text">AP008984.1 agcaggactttgttggacttgggcgtagagaacaccttgagcttgggcaccttgaa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ggggacccgcgggtgaggaggctgccgctgcgctcggacccgctgcggctgacggt</text:p>
      <text:p text:style-name="Preformatted_20_Text">AP008984.1 gaccggggacccgcgggtgaggaggctgccgctgcgctcggacccgctgcggctga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agctgcaccacctcggcgtcgaggccctcgcctaccaggacggtgtcctgcaggtcg</text:p>
      <text:p text:style-name="Preformatted_20_Text">AP008984.1 cccagctgcaccacctcggcgtcgaggccctcgcctaccaggacggtgtcctgcag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cgacggcctccatgagatgggccagctcgttgtgctcggcggtgatgcgctcgatg</text:p>
      <text:p text:style-name="Preformatted_20_Text">AP008984.1 atgccgacggcctccatgagatgggccagctcgttgtgctcggcggtgatgcgctc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ggttagagtggcctgctcctcggcgctgagcgagttgtatatggggcccatgggg</text:p>
      <text:p text:style-name="Preformatted_20_Text">AP008984.1 gcgagggttagagtggcctgctcctcggcgctgagcgagttgtatatggggcccat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agtccagggccctgacgatggtgtccttctcggatgccttggtcttgatcaagcgc</text:p>
      <text:p text:style-name="Preformatted_20_Text">AP008984.1 tcaaagtccagggccctgacgatggtgtccttctcggatgccttggtcttgatca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actcgcgccgcttggtgcggaccctgcgccgctgctcttgcagctcgtcgggtagc</text:p>
      <text:p text:style-name="Preformatted_20_Text">AP008984.1 ctgtactcgcgccgcttggtgcggaccctgcgccgctgctcttgcagctcgtcgggt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cctcgtctgtgaactgcaggtcgatcacgccggcgttggtcttttcggccttgagg</text:p>
      <text:p text:style-name="Preformatted_20_Text">AP008984.1 tcgtcctcgtctgtgaactgcaggtcgatcacgccggcgttggtcttttcgtccttgagg</text:p>
      <text:p text:style-name="Preformatted_20_Text"><text:s text:c="11"/>*************************************************** ********</text:p>
      <text:p text:style-name="Preformatted_20_Text"/>
      <text:p text:style-name="Preformatted_20_Text">P01 <text:s text:c="7"/>ttcttggccgcggtccgcaggtgagcgatggtcgtctcccaagtcttggcagcggcgcgc</text:p>
      <text:p text:style-name="Preformatted_20_Text">AP008984.1 ttcttggccgcggtccgcaggtgagcgatggtcgtctcccaagtcttggcagcgg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cttcggtcctgctgttctcgagggcgaaccgcacggccatgtccagcaggttgttt</text:p>
      <text:p text:style-name="Preformatted_20_Text">AP008984.1 tcctcttcggtcctgctgttctcgagggcgaaccgcacggccatgtccagcaggttgt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gtcgtcggggtagttgacgaggcccctgagatgctgctgcagcgcggccttgctcatg</text:p>
      <text:p text:style-name="Preformatted_20_Text">AP008984.1 cggtcgtcggggtagttgacgaggcccctgagatgctgctgcagcgcggccttgct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aggagcgggtgatggggttgtcgggcgcggagccctccgagtagaggtccgccgcc</text:p>
      <text:p text:style-name="Preformatted_20_Text">AP008984.1 gccgaggagcgggtgatggggttgtcgggcgcggagccctccgagtagaggtccgc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cttgatgttgtcctcgagccccgcgcgcagcgtgtccctgtgctcctgcagctcc</text:p>
      <text:p text:style-name="Preformatted_20_Text">AP008984.1 gcggccttgatgttgtcctcgagccccgcgcgcagcgtgtccctgtgctcctgcag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cgatctgctcgagcgtgagggcctcggcgtcctcggccatggactctggcgcgacc</text:p>
      <text:p text:style-name="Preformatted_20_Text">AP008984.1 tggtcgatctgctcgagcgtgagggcctcggcgtcctcggccatggactctggcgc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ccgtcaccctctcaaacactgaagtccccgccgtcgtcgacgtcgaggccttcctg</text:p>
      <text:p text:style-name="Preformatted_20_Text">AP008984.1 atgcccgtcaccctctcaaacactgaagtccccgccgtcgtcgacgtcgaggcctt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ctcgatcttcttgtcggcgagcaccttgagcttgacctcggtctcctgcagcagc</text:p>
      <text:p text:style-name="Preformatted_20_Text">AP008984.1 agcagctcgatcttcttgtcggcgagcaccttgagcttgacctcggtctcctgca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cggcggtgtcgaggttggcgagggggcccgacgcccgcgcggcggcgaccccctgc</text:p>
      <text:p text:style-name="Preformatted_20_Text">AP008984.1 gcgacggcggtgtcgaggttggcgagggggcccgacgcccgcgcggcggcgacccc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tgagcgccttgcgcttgaaggcctgagtgtggccgcggagcgccgtggcgacggcc</text:p>
      <text:p text:style-name="Preformatted_20_Text">AP008984.1 gccatgagcgccttgcgcttgaaggcctgagtgtggccgcggagcgccgtggcgac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cgcccttggtctcgtaggagatggcctgctgttccaggaaaaaatcgcgggccgtg</text:p>
      <text:p text:style-name="Preformatted_20_Text">AP008984.1 ttgtcgcccttggtctcgtaggagatggcctgctgttccaggaaaaaatcgcgggc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tggtcatgtgcagggtgcgcttgatcgagtccaccactgccttctccacgcgggcg</text:p>
      <text:p text:style-name="Preformatted_20_Text">AP008984.1 cgggtggtcatgtgcagggtgcgcttgatcgagtccaccactgccttctccacgcg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cggcctcgtcggccaggtagccctcgcgcgactcgctggccaggcccttctcctca</text:p>
      <text:p text:style-name="Preformatted_20_Text">AP008984.1 cgctcggcctcgtcggccaggtagccctcgcgcgactcgctggccaggcccttctc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cctcgcctctgccgccctctcctctgccgccgccttcgatgatctcgtagaggtct</text:p>
      <text:p text:style-name="Preformatted_20_Text">AP008984.1 tcctcctcgcctctgccgccctctcctctgccgccgccttcgatgatctcgtagag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cggcgtcgcgcttggcggcgtcggccaggcaggcgctggtcacgactgcgggcagg</text:p>
      <text:p text:style-name="Preformatted_20_Text">AP008984.1 tcgtcggcgtcgcgcttggcggcgtcggccaggcaggcgctggtcacgactgcggg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aggcgctggccgtgacggccccggcgctggccgaggccctgacgggtatagtgtcc</text:p>
      <text:p text:style-name="Preformatted_20_Text">AP008984.1 agcgaggcgctggccgtgacggccccggcgctggccgaggccctgacgggtatagt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cgctgaacgggaggatctcgggcacgggcagcttgtcgggcaggccctctcccgcg</text:p>
      <text:p text:style-name="Preformatted_20_Text">AP008984.1 ctggcgctgaacgggaggatctcgggcacgggcagcttgtcgggcaggccctctcc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ccctctttctgtttttgcggcggccgctgaacaggacgtcgtccacgtaggcagcg</text:p>
      <text:p text:style-name="Preformatted_20_Text">AP008984.1 tcgcccctctttctgtttttgcggcggccgctgaacaggacgtcgtccacgtaggcag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gctgaggtagcccctgaccgagttgacgagacgcgccgtcttggagcgggcatcggcg</text:p>
      <text:p text:style-name="Preformatted_20_Text">AP008984.1 aggctgaggtagcccctgaccgagttgacgagacgcgccgtcttggagcgggcat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gcacgggcggcgcgtccagcgagacgaggtccatcatcagcggcgaggtctcgttg</text:p>
      <text:p text:style-name="Preformatted_20_Text">AP008984.1 ggcagcacgggcggcgcgtccagcgagacgaggtccatcatcagcggcgaggtctc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agggcgcccaggtcatgagcgcgccgagctggggcttcttggcgagccacttggcc</text:p>
      <text:p text:style-name="Preformatted_20_Text">AP008984.1 atgtagggcgcccaggtcatgagcgcgccgagctggggcttcttggcgagccactt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gcctgcggatctgcgcgtactgcatggcccagaccttcatgctcctggcgtgcgcc</text:p>
      <text:p text:style-name="Preformatted_20_Text">AP008984.1 ctcagcctgcggatctgcgcgtactgcatggcccagaccttcatgctcctggcgt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gctcgacctcgcgcatggccatgtcctgcgccacgcgcccggccatgctcatgggg</text:p>
      <text:p text:style-name="Preformatted_20_Text">AP008984.1 gagggctcgacctcgcgcatggccatgtcctgcgccacgcgcccggccatgctcat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ggaaggagctgacgggcgccttgtcgaacacgcgcctgctcagcaagaagtggagg</text:p>
      <text:p text:style-name="Preformatted_20_Text">AP008984.1 tcgaggaaggagctgacgggcgccttgtcgaacacgcgcctgctcagcaagaagtg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aggagagctctgcgagggccggggtgaccctgtagttggggtcgaggtggcccggc</text:p>
      <text:p text:style-name="Preformatted_20_Text">AP008984.1 ttgaaggagagctctgcgagggccggggtgaccctgtagttggggtcgaggtggcc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cgaccgagcggcagcagtagtcgtagtcctggaagacgagctgttcgaaacctggg</text:p>
      <text:p text:style-name="Preformatted_20_Text">AP008984.1 gactcgaccgagcggcagcagtagtcgtagtcctggaagacgagctgttcgaaac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caggcgcacgtcagcgggcatgccaccgtcgatgaagaggagctggctgaacttg</text:p>
      <text:p text:style-name="Preformatted_20_Text">AP008984.1 gtggtcaggcgcacgtcagcgggcatgccaccgtcgatgaagaggagctggctgaa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ccagccagagcatgccgatgcgggccagctcgtgcgggccctgggtccccggtttg</text:p>
      <text:p text:style-name="Preformatted_20_Text">AP008984.1 cacgccagccagagcatgccgatgcgggccagctcgtgcgggccctgggtccccggt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gtgcgtgcgcgacggcctcgatggcggagcacttgtcgacaaagtccccgacggtg</text:p>
      <text:p text:style-name="Preformatted_20_Text">AP008984.1 tgctgtgcgtgcgcgacggcctcgatggcggagcacttgtcgacaaagtccccgac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gtacatggcgcgggtgacggggctctgcgccggcacgtagacgtcgcaggtcatg</text:p>
      <text:p text:style-name="Preformatted_20_Text">AP008984.1 caggtgtacatggcgcgggtgacggggctctgcgccggcacgtagacgtcgcaggt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ggatgtgcggcagcatggccgagggcacgtagatggagttggggttggacggcacg</text:p>
      <text:p text:style-name="Preformatted_20_Text">AP008984.1 cgctggatgtgcggcagcatggccgagggcacgtagatggagttggggttggacgg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tggtgctgtgcagcggcctgagcatggaggcgccgggctgcttgccctccaggtag</text:p>
      <text:p text:style-name="Preformatted_20_Text">AP008984.1 gggctggtgctgtgcagcggcctgagcatggaggcgccgggctgcttgccctccag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acagcgccgaggcgacgctcagaaagacgtccttcctgagctggaacaggttgacg</text:p>
      <text:p text:style-name="Preformatted_20_Text">AP008984.1 gagcacagcgccgaggcgacgctcagaaagacgtccttcctgagctggaacaggtt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tggcgctgcgctcgagcaggttgatgtggtagggcgtgcggccgaacaggggccac</text:p>
      <text:p text:style-name="Preformatted_20_Text">AP008984.1 tccgtggcgctgcgctcgagcaggttgatgtggtagggcgtgcggccgaacaggggcc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cagacgggtggcgatgcacttgtgcaggaactcgtcggcgagccaccaggtgcagcgg</text:p>
      <text:p text:style-name="Preformatted_20_Text">AP008984.1 ctcagacgggtggcgatgcacttgtgcaggaactcgtcggcgagccaccaggtgca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agcatgcccccgaagaggaacacggcgcccaggacgaaggtgaggtgcgccgtgttg</text:p>
      <text:p text:style-name="Preformatted_20_Text">AP008984.1 ggaagcatgcccccgaagaggaacacggcgcccaggacgaaggtgaggtgcgccgt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gtttggtgccgtccgagcggggcgactgctgcttgaagaagtggtacagcacgcgc</text:p>
      <text:p text:style-name="Preformatted_20_Text">AP008984.1 tccggtttggtgccgtccgagcggggcgactgctgcttgaagaagtggtacagca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agacgctgctcgggtggcccgtcagtccgcgggacagcacgctggccatcatgagg</text:p>
      <text:p text:style-name="Preformatted_20_Text">AP008984.1 tccgagacgctgctcgggtggcccgtcagtccgcgggacagcacgctggccatcat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ccttggcggagcgtgccacctcgggctccagcttggcgaagacgccggagaccata</text:p>
      <text:p text:style-name="Preformatted_20_Text">AP008984.1 cacaccttggcggagcgtgccacctcgggctccagcttggcgaagacgccggagacc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cctcctggtcgctgaggacgaccttgcccgagcacgaattgacggccatgccgaac</text:p>
      <text:p text:style-name="Preformatted_20_Text">AP008984.1 ccgacctcctggtcgctgaggacgaccttgcccgagcacgaattgacggccatgcc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acaacgtgaggtggttcctgaggatcggcgaggacttggagcccttgaagtagatc</text:p>
      <text:p text:style-name="Preformatted_20_Text">AP008984.1 agggacaacgtgaggtggttcctgaggatcggcgaggacttggagcccttgaagta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cgttgtaagcgggagccgggttcatccaggggctggcgaagggcacgctgatgtcc</text:p>
      <text:p text:style-name="Preformatted_20_Text">AP008984.1 tgggcgttgtaagcgggagccgggttcatccaggggctggcgaagggcacgctgat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tgccgaacctaaagtccacgaaggaggtcgggaggtgtctggccagcgcggcgttg</text:p>
      <text:p text:style-name="Preformatted_20_Text">AP008984.1 tccctgccgaacctaaagtccacgaaggaggtcgggaggtgtctggccagcgcggc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gtcccgcgagcagggcgcagtagacgccgggctcgttgacgctgaaggtgaagggt</text:p>
      <text:p text:style-name="Preformatted_20_Text">AP008984.1 atgggtcccgcgagcagggcgcagtagacgccgggctcgttgacgctgaaggtgaa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gcttcgaagaagaacggaggggcacctcgccgacgtcctcctgtcgggagacgagc</text:p>
      <text:p text:style-name="Preformatted_20_Text">AP008984.1 tcctgcttcgaagaagaacggaggggcacctcgccgacgtcctcctgtcgggagac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aggtctcgagcagcgcgccgggctcgagctcggcgacgactgagtccttgggtttg</text:p>
      <text:p text:style-name="Preformatted_20_Text">AP008984.1 gacgaggtctcgagcagcgcgccgggctcgagctcggcgacgactgagtccttgggt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cgacccgcttgcgcacgtccttcttgacaccggactcggaggcgccatacatcacg</text:p>
      <text:p text:style-name="Preformatted_20_Text">AP008984.1 gtgacgacccgcttgcgcacgtccttcttgacaccggactcggaggcgccatacat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ccgtctccttcatgaccagcgcccgcaccgctcccgacacgcggctcgtggagttg</text:p>
      <text:p text:style-name="Preformatted_20_Text">AP008984.1 agagccgtctccttcatgaccagcgcccgcaccgctcccgacacgcggctcgtgga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tgacggccttgggcccgaagataacggggccgaggctattgtagagcccctcaaag</text:p>
      <text:p text:style-name="Preformatted_20_Text">AP008984.1 gcgctgacggccttgggcccgaagataacggggccgaggctattgtagagcccctca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aggcgctgatgtagttgggcaccaggctcatgtccggggcgcccatcagcaggtcg</text:p>
      <text:p text:style-name="Preformatted_20_Text">AP008984.1 tccgaggcgctgatgtagttgggcaccaggctcatgtccggggcgcccatcagcaggt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gtcgctatcgctgtcgctgtctacgcccgccggagaggcgacggcgtccaagttcttg</text:p>
      <text:p text:style-name="Preformatted_20_Text">AP008984.1 tcgtcgctatcgctgtcgctgtctacgcccgccggagaggcgacggcgtccaagt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gcttgttggcgcggtcgtccctatcgcgcttggagcgcttcgaggtggagcccttg</text:p>
      <text:p text:style-name="Preformatted_20_Text">AP008984.1 aggcgcttgttggcgcggtcgtccctatcgcgcttggagcgcttcgaggtggagcc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tcctccacgtccagctgcctgagcttggccgcggcccgcttcaccctgtcgttgagc</text:p>
      <text:p text:style-name="Preformatted_20_Text">AP008984.1 ttttcctccacgtccagctgcctgagcttggccgcggcccgcttcaccctgtcgtt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ccgaggcgcgctgggcctcctgcagcttcttgttccaggctgcgaactcgccgggg</text:p>
      <text:p text:style-name="Preformatted_20_Text">AP008984.1 gcgtccgaggcgcgctgggcctcctgcagcttcttgttccaggctgcgaactcgcc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tggtcgggtcgatggcgggcgagtcccgcaccatgcccgtgtagcggttgagggcc</text:p>
      <text:p text:style-name="Preformatted_20_Text">AP008984.1 ttcttggtcgggtcgatggcgggcgagtcccgcaccatgcccgtgtagcggttgag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tgaactgctcgttgaggacggccaggttggccctgagcttggagcggtccacgttg</text:p>
      <text:p text:style-name="Preformatted_20_Text">AP008984.1 tccttgaactgctcgttgaggacggccaggttggccctgagcttggagcggtccac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gtttgcctcccgtgagatcggcgaacacgacggcgcgctcgccggtttccagcacg</text:p>
      <text:p text:style-name="Preformatted_20_Text">AP008984.1 aggggtttgcctcccgtgagatcggcgaacacgacggcgcgctcgccggtttccag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tgaccatgtcgggcagcacgttggccttggcggcaggcaccacgttcgcggccggc</text:p>
      <text:p text:style-name="Preformatted_20_Text">AP008984.1 ctcttgaccatgtcgggcagcacgttggccttggcggcaggcaccacgttcgcggc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cgaccccggcgagggcgtcgcgcttgccctggcccaaaccagtgatcacaaaggcc</text:p>
      <text:p text:style-name="Preformatted_20_Text">AP008984.1 accccgaccccggcgagggcgtcgcgcttgccctggcccaaaccagtgatcacaa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gtcgcgtcgctacgggcgcagcgaccgccgcggcgtcggccagtcgcgccgcagcg</text:p>
      <text:p text:style-name="Preformatted_20_Text">AP008984.1 gagggtcgcgtcgctacgggcgcagcgaccgccgcggcgtcggccagtcgcgccgc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tggtctcttcgtcttcgccatcgctgaggatgacgacgggcgcgccgccgagcccg</text:p>
      <text:p text:style-name="Preformatted_20_Text">AP008984.1 gcgttggtctcttcgtcttcgccatcgctgaggatgacgacgggcgcgccgccgag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cttcttcctcttcgccgctctcgaaagcttcaagatccaccacgtcgtcggccatc</text:p>
      <text:p text:style-name="Preformatted_20_Text">AP008984.1 tcttcttcttcctcttcgccgctctcgaaagcttcaagatccaccacgtcgtcggc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gatgcgcggtggtggttgtgcttgttaccgcaacgttcgacgcgacacctttcagg</text:p>
      <text:p text:style-name="Preformatted_20_Text">AP008984.1 tcttgatgcgcggtggtggttgtgcttgttaccgcaacgttcgacgcgacaccttt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gcctctaaagcaaactcgtcatttttgtcagttcaacgaggattgctgatttgatct</text:p>
      <text:p text:style-name="Preformatted_20_Text">AP008984.1 gtagcctctaaagcaaactcgtcatttttgtcagttcaacgaggattgctgatttga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ctctcaccgaaaagctgaca-------------------------tctttgcaggt</text:p>
      <text:p text:style-name="Preformatted_20_Text">AP008984.1 tgcgctctcaccgaaaagctgacagctcgaccttattccgttctctcattctttgcaggt</text:p>
      <text:p text:style-name="Preformatted_20_Text"><text:s text:c="11"/>************************ <text:s text:c="24"/>***********</text:p>
      <text:p text:style-name="Preformatted_20_Text"/>
      <text:p text:style-name="Preformatted_20_Text">P01 <text:s text:c="7"/>caccaacacaaccttcaaccaaccaaccatgatcagactgtctaccatcgccttggtgct</text:p>
      <text:p text:style-name="Preformatted_20_Text">AP008984.1 caccaacacaaccttcaaccaaccaaccatgatcagactgtctaccatcgccttggtg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cgctgctgtaccgcggcgtcttctccatcgagatgaacctaaccgagagcattggcac</text:p>
      <text:p text:style-name="Preformatted_20_Text">AP008984.1 ggcgctgctgtaccgcggcgtcttctccat---------------cgagagcattggcac</text:p>
      <text:p text:style-name="Preformatted_20_Text"><text:s text:c="11"/>****************************** <text:s text:c="14"/>***************</text:p>
      <text:p text:style-name="Preformatted_20_Text"/>
      <text:p text:style-name="Preformatted_20_Text">P01 <text:s text:c="7"/>tacgaccgaactggaacggttaggtttgaatagcacagagaaggcgcgtgtggcgagagc</text:p>
      <text:p text:style-name="Preformatted_20_Text">AP008984.1 tacgaccgaactggaacggttaggtttgaatagcacagagaaggcgcgtgtggcga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aagaaacattggatgccgacgttgggtccgggtcaggtatggggtctggtatggg</text:p>
      <text:p text:style-name="Preformatted_20_Text">AP008984.1 catcaaagaaacattggatgccgacgttgggtccgggtcaggtatggggtctggta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agatagagagcgccgtgaggccaatgactacgacgcatttgagtctgtcacgggtga</text:p>
      <text:p text:style-name="Preformatted_20_Text">AP008984.1 tctagatagagagcgccgtgaggccaatgactacgacgcatttgagtctgtcacgg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aagccgctggagatcgtggagctcatcacatcaaccaccgctccagaaccagaaac</text:p>
      <text:p text:style-name="Preformatted_20_Text">AP008984.1 ggagaagccgctggagatcgtggagctcatcacatcaaccaccgctccagaaccaga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gaggaaaccaccgaggaaaccaccgaggaaaccaccgaggtaaccaccgaggaaac</text:p>
      <text:p text:style-name="Preformatted_20_Text">AP008984.1 tactgaggtaaccaccgaggtaaccaccgaggaaaccaccgaggaaaccaccgaggaaac</text:p>
      <text:p text:style-name="Preformatted_20_Text"><text:s text:c="11"/>******** *********** *********************** ***************</text:p>
      <text:p text:style-name="Preformatted_20_Text"/>
      <text:p text:style-name="Preformatted_20_Text">P01 <text:s text:c="7"/>caccgaggtaaccaccgaggtaaccaccgaggtaaccaccgaggaaaccaccgaggtaac</text:p>
      <text:p text:style-name="Preformatted_20_Text">AP008984.1 caccgaggtaaccaccgaggtaaccaccgaggaaaccaccgaggaaaccaccgaggaaac</text:p>
      <text:p text:style-name="Preformatted_20_Text"><text:s text:c="11"/>******************************** *********************** ***</text:p>
      <text:p text:style-name="Preformatted_20_Text"/>
      <text:p text:style-name="Preformatted_20_Text">P01 <text:s text:c="7"/>caccgaggaaaccaccgaggtaaccaccgaggaa--ccccgaggaaaccaccgaggaaac</text:p>
      <text:p text:style-name="Preformatted_20_Text">AP008984.1 caccgaggaaaccaccgaggtaaccaccgaggaaaccaccgaggaaaccaccgaggaaac</text:p>
      <text:p text:style-name="Preformatted_20_Text"><text:s text:c="11"/>********************************** <text:s/>* **********************</text:p>
      <text:p text:style-name="Preformatted_20_Text"/>
      <text:p text:style-name="Preformatted_20_Text">P01 <text:s text:c="7"/>caccgaggaaaccaccgaggtaaccaccgaggaaaccaccgaggtaaccaccgaggaaac</text:p>
      <text:p text:style-name="Preformatted_20_Text">AP008984.1 caccgaggaaaccaccgaggaaaccaccgaggaaaccaccgaggtaaccaccgaggaaac</text:p>
      <text:p text:style-name="Preformatted_20_Text"><text:s text:c="11"/>******************** ***************************************</text:p>
      <text:p text:style-name="Preformatted_20_Text"/>
      <text:p text:style-name="Preformatted_20_Text">P01 <text:s text:c="7"/>caccgaggtaaccaccgaggaaaccaccgaggaaaccaccgaggaaaccaccgaggaaac</text:p>
      <text:p text:style-name="Preformatted_20_Text">AP008984.1 caccgaggtaaccaccgaggaaaccaccgaggaaaccaccgaggtaaccaccgaggaaac</text:p>
      <text:p text:style-name="Preformatted_20_Text"><text:s text:c="11"/>******************************************** ***************</text:p>
      <text:p text:style-name="Preformatted_20_Text"/>
      <text:p text:style-name="Preformatted_20_Text">P01 <text:s text:c="7"/>caccgaggaaaccaccgaggaaaccaccgaggtggttaccgaggatgccttcaccaacgg</text:p>
      <text:p text:style-name="Preformatted_20_Text">AP008984.1 caccgaggaaaccaccgaggaaaccaccgaggtggttaccgaggatgccttcacca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gccacagaggcctacactaagatggtgcagatggccaccgaccccaccagcatgat</text:p>
      <text:p text:style-name="Preformatted_20_Text">AP008984.1 tcctgccacagaggcctacactaagatggtgcagatggccaccgaccccaccagca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gagagcgccagctataagccctcgatggatccaacctggtccaccagctacaagcc</text:p>
      <text:p text:style-name="Preformatted_20_Text">AP008984.1 gccggagagcgccagctataagccctcgatggatccaacctggtccaccagctaca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aaaccttcagcggatccctcctggtccacctacaacgtcaacaacagcccttcagt</text:p>
      <text:p text:style-name="Preformatted_20_Text">AP008984.1 ttcaaaaccttcagcggatccctcctggtccacctacaacgtcaacaacagccctt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tccgacttggtccaccgtcaacaagatgccgtctacactcgacgacgacgtcgcacc</text:p>
      <text:p text:style-name="Preformatted_20_Text">AP008984.1 ggatccgacttggtccaccgtcaacaagatgccgtctacactcgacgacgacgtcg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gccacgtccatgacaccggagcagcgcaaagaactcgaggtccgaatggctgagtt</text:p>
      <text:p text:style-name="Preformatted_20_Text">AP008984.1 cacagccacgtccatgacaccggagcagcgcaaagaactcgaggtccgaatggctgag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tcaggtccttcatgaagcgatatgtcagcgacctcagctccctgctcagacagctcag</text:p>
      <text:p text:style-name="Preformatted_20_Text">AP008984.1 ggtcaggtccttcatgaagcgatatgtcagcgacctcagctccctgctcagacagc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gccttccaacaatctacacccaagtgatgcttttttgtttcgattttgattttgga</text:p>
      <text:p text:style-name="Preformatted_20_Text">AP008984.1 cacagccttccaacaatctacacccaagtgatgc-tttttgtttcg--------------</text:p>
      <text:p text:style-name="Preformatted_20_Text"><text:s text:c="11"/>********************************** *********** <text:s text:c="13"/></text:p>
      <text:p text:style-name="Preformatted_20_Text"/>
      <text:p text:style-name="Preformatted_20_Text">P01 <text:s text:c="7"/>ttgattctaccaataaaaactgtgtgaatattaagctattactgttgcagtcgttccgtt</text:p>
      <text:p text:style-name="Preformatted_20_Text">AP008984.1 -tgattctaccaataaaaactgtgtgaatattaagctattactgttgcagtcgttccgtt</text:p>
      <text:p text:style-name="Preformatted_20_Text"><text:s text:c="12"/>***********************************************************</text:p>
      <text:p text:style-name="Preformatted_20_Text"/>
      <text:p text:style-name="Preformatted_20_Text">P01 <text:s text:c="7"/>ttttgttcatctttttgttcaactgttttctctaatctgctctaatactgttcatattaa</text:p>
      <text:p text:style-name="Preformatted_20_Text">AP008984.1 ttttgttcatctttttgttcaactgttttctctaatctgctctaatactgttcatat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ctgttattattaaaaaaaagagttgagatttaaaccttaaaccgtctttatttcgct</text:p>
      <text:p text:style-name="Preformatted_20_Text">AP008984.1 aaactgttattattaaaaaaaagagttgagatttaaaccttaaaccgtctttattt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atataactcaatggatggattcgagaaactggttgacggagatgcaggggatcttg</text:p>
      <text:p text:style-name="Preformatted_20_Text">AP008984.1 gtacatataactcaatggatggattcgagaaactggttgacggagatgcagggga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tggtgggtctgtccgcgactttggcgacgcaccgcgcgcagagtctgtgcggtctc</text:p>
      <text:p text:style-name="Preformatted_20_Text">AP008984.1 aggttggtgggtctgtccgcgactttggcgacgcaccgcgcgcagagtctgtgcgg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gtttctcgttgtgattaaacagggccgtgaaggtctgcctttcctcctggctgtcg</text:p>
      <text:p text:style-name="Preformatted_20_Text">AP008984.1 ctcggtttctcgttgtgattaaacagggccgtgaaggtctgcctttcctcctggct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cgcacttttcgcacttgagcgcgagcatcgcctgctgaaagtggtagagcgccgtc</text:p>
      <text:p text:style-name="Preformatted_20_Text">AP008984.1 gcgccgcacttttcgcacttgagcgcgagcatcgcctgctgaaagtggtagagcg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cgtcgtcctcgtcgtcgtccatgccgctgatgaacaccctgtccaggtgctcggac</text:p>
      <text:p text:style-name="Preformatted_20_Text">AP008984.1 tcgtcgtcgtcctcgtcgtcgtccatgccgctgatgaacaccctgtccaggtgctc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gcgcctttctatagtcgttcccgtagaagcagaggaaccacgtcttgcggtgggtg</text:p>
      <text:p text:style-name="Preformatted_20_Text">AP008984.1 cgcggcgcctttctatagtcgttcccgtagaagcagaggaaccacgtcttgcggtg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agttgatggaggcgagcatctggttcacccgcaccagatcaaagttcctgggggta</text:p>
      <text:p text:style-name="Preformatted_20_Text">AP008984.1 atgcagttgatggaggcgagcatctggttcacccgcaccagatcaaagttcctgggg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tgggtgtctcacagacggggtgcaggtgagccttctcgtagtccacgtcgggcagc</text:p>
      <text:p text:style-name="Preformatted_20_Text">AP008984.1 ggcttgggtgtctcacagacggggtgcaggtgagccttctcgtaatccacgtcgggcagc</text:p>
      <text:p text:style-name="Preformatted_20_Text"><text:s text:c="11"/>********************************************.***************</text:p>
      <text:p text:style-name="Preformatted_20_Text"/>
      <text:p text:style-name="Preformatted_20_Text">P01 <text:s text:c="7"/>acgatcatctgccgggtctcgaaggtctcgtagtcgagcctgcccgtcaccagctcccgc</text:p>
      <text:p text:style-name="Preformatted_20_Text">AP008984.1 acgatcatctgccgggtctcgaaggtctcgtagtcgagcctgcccgtcaccagctc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tcgaggccaccttcacgcagaacccgtgaggcttcaccagcggcgagtcgacgttg</text:p>
      <text:p text:style-name="Preformatted_20_Text">AP008984.1 acgctcgaggccaccttcacgcagaacccgtgaggcttcaccagcggcgagtcgac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tcatcaggtcgtacgtcacgccgccttcccccaccacgtagacgccgtgcgcgtcg</text:p>
      <text:p text:style-name="Preformatted_20_Text">AP008984.1 catctcatcaggtcgtacgtcacgccgccttcccccaccacgtagacgccgtgcgcgt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gtagagggctgaagtgccgttggccagcacccccagcttcacgcaggacctcttgatc</text:p>
      <text:p text:style-name="Preformatted_20_Text">AP008984.1 gcgtagagggctgaagtgccgttggccagcacccccagcttcacgcaggacctctt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tgcccatcggaggcgacctgagctggtacgacaggcaggctggcagcagcaccagc</text:p>
      <text:p text:style-name="Preformatted_20_Text">AP008984.1 ctgatgcccatcggaggcgacctgagctggtacgacaggcaggctggcagcagcac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tttcgagagcaggccgtcctcgaggatgggcccgtggttgaccgcctcgttcagg</text:p>
      <text:p text:style-name="Preformatted_20_Text">AP008984.1 gtctctttcgagagcaggccgtcctcgaggatgggcccgtggttgaccgcctcgtt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tgctggcccgtttgcgtttgcccagcctggcgctcgggggagagggagatgagcgc</text:p>
      <text:p text:style-name="Preformatted_20_Text">AP008984.1 acgctgctggcccgtttgcgtttgcccagcctggcgctcgggggagagggagatg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gttgagcgggtgaagcgggtgaaggagggtgagcggacggaggagagggtccttgg</text:p>
      <text:p text:style-name="Preformatted_20_Text">AP008984.1 gagggttgagcgggtgaagcgggtgaaggagggtgagcggacggaggagagggtcc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gaggtggcggcctgcgtcgcgcatagtagaccgagtcgatgggcggctttgcgacg</text:p>
      <text:p text:style-name="Preformatted_20_Text">AP008984.1 gatggaggtggcggcctgcgtcgcgcatagtagaccgagtcgatgggcggctttgc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aggtggaccctgctgcccgcaaacacgttgagcagtctgttctcgatgagggactgt</text:p>
      <text:p text:style-name="Preformatted_20_Text">AP008984.1 gtaaggtggaccctgctgcccgcaaacacgttgagcagtctgttctcgatgaggga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gctcgtcacccgaaggcgtcctgagcaggcagtcgacgtagcgcgccatgctctcg</text:p>
      <text:p text:style-name="Preformatted_20_Text">AP008984.1 acgggctcgtcacccgaaggcgtcctgagcaggcagtcgacgtagcgcgccatgct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gggccagctcgtcgtcaatgtcgtcggacgggccgcagcctccgacctccgagaac</text:p>
      <text:p text:style-name="Preformatted_20_Text">AP008984.1 agctgggccagctcgtcgtcaatgtcgtcggacgggccgcagcctccgacctccga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tggccctggtgtgtttcagggcgttgtggagcagctggacggcggaggggtacacc</text:p>
      <text:p text:style-name="Preformatted_20_Text">AP008984.1 cacctggccctggtgtgtttcagggcgttgtggagcagctggacggcggaggggta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ctggcgccagcgcgttcgagagggccagcttgtcgtaggcgccgaagcgggtcatg</text:p>
      <text:p text:style-name="Preformatted_20_Text">AP008984.1 gactctggcgccagcgcgttcgagagggccagcttgtcgtaggcgccgaagcgggt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cacctcgtcctcctcagcgcgcgtgagggaccgcttgggatccctgagcaggttg</text:p>
      <text:p text:style-name="Preformatted_20_Text">AP008984.1 ggcctcacctcgtcctcctcagcgcgcgtgagggaccgcttgggatccctgagcag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actctcccttggagatgaactccgcggtccacccggcctcgacggcgccgggcacg</text:p>
      <text:p text:style-name="Preformatted_20_Text">AP008984.1 aagaactctcccttggagatgaactccgcggtccacccggcctcgacggcgccggg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tcaggtagtctctgtcgagcggcttgaccctctcctgatcgcacagggtgctccat</text:p>
      <text:p text:style-name="Preformatted_20_Text">AP008984.1 catctcaggtagtctctgtcgagcggcttgaccctctcctgatcgcacagggtgctccat</text:p>
      <text:p text:style-name="Preformatted_20_Text"><text:s text:c="11"/>**.*********************************************************</text:p>
      <text:p text:style-name="Preformatted_20_Text"/>
      <text:p text:style-name="Preformatted_20_Text">P01 <text:s text:c="7"/>ccgttgagcacgttggtgcccatcagcgcgtgcaggtcgttgtagaagacctgcatgagc</text:p>
      <text:p text:style-name="Preformatted_20_Text">AP008984.1 ccgttgagcacgttggtgcccatcagcgcgtgcaggtcgttgtagaagacctgcat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ggtactgcgtctccaggtcgtacttgaggagttccgagcggcaggtgaacatggtc</text:p>
      <text:p text:style-name="Preformatted_20_Text">AP008984.1 tcggggtactgcgtctccaggtcgtacttgaggagttccgagcggcaggtgaacatgg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gagggcgttgggtagctgcagtcgtgcgaccgtttcctcgcccagctcgcccaagagc</text:p>
      <text:p text:style-name="Preformatted_20_Text">AP008984.1 gagagggcgttgggtagctgcagtcgtgcgacc---tcctcgcccagctcgcccaagagc</text:p>
      <text:p text:style-name="Preformatted_20_Text"><text:s text:c="11"/>********************************* <text:s text:c="2"/>************************</text:p>
      <text:p text:style-name="Preformatted_20_Text"/>
      <text:p text:style-name="Preformatted_20_Text">P01 <text:s text:c="7"/>tgctggtacctcgccgccaccatcgtctcgagctcgtagtagggtatcatcctgctagat</text:p>
      <text:p text:style-name="Preformatted_20_Text">AP008984.1 tgctggtacctcgccgccaccatcgtctcgagctcgtagtagggtatcatcctgct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taatcatcacaaaaaggcacggggttaagaggtttgcgtttttattaagacacatgt</text:p>
      <text:p text:style-name="Preformatted_20_Text">AP008984.1 atttaatcatcacaaaaaggcacggggttaagaggtttgcgtttttattaagacac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aatggtcgcatcaatgttgggaggttgcggaggtttcccgtgcgctgcgggtcctcg</text:p>
      <text:p text:style-name="Preformatted_20_Text">AP008984.1 tacaatggtcgcatcaatgttgggaggttgcggaggtttcccgtgcgctgcgggtc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cgtctcaccgcagtatgtgcttcttgaacgactgcgactgttgcggcgtcagcttg</text:p>
      <text:p text:style-name="Preformatted_20_Text">AP008984.1 ccgtcgtctcaccgcagtatgtgcttcttgaacgactgcgactgttgcggcgtcag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ggctcttgtagcggtcctcgacggcgtatgcgaggtccatggtctggaaccccacg</text:p>
      <text:p text:style-name="Preformatted_20_Text">AP008984.1 aagaggctcttgtagcggtcctcgacggcgtatgcgaggtccatggtctggaaccc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tcgggtccctgcactgcgggcacgtgctgtggtaggtgttgctgagattgtccctc</text:p>
      <text:p text:style-name="Preformatted_20_Text">AP008984.1 atgctcgggtccctgcactgcgggcacgtgctgtggtaggtgttgctgagattgtc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cgggcagcttgttcgagcactccttgcagatgtggtgtccgttcctgcaggcaaac</text:p>
      <text:p text:style-name="Preformatted_20_Text">AP008984.1 tgagcgggcagcttgttcgagcactccttgcagatgtggtgtccgttcctgcaggca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cggcttcagctcgatgcagatggggcagcacaccaccccggagatgtcgccgtgc</text:p>
      <text:p text:style-name="Preformatted_20_Text">AP008984.1 agcagcggcttcagctcgatgcagatggggcagcacaccaccccggagatgtcgc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tggtgcgccactggtacagcgtcgcgttcatgagagcgtcgtggatcggcgtctcc</text:p>
      <text:p text:style-name="Preformatted_20_Text">AP008984.1 atgctggtgcgccactggtacagcgtcgcgttcatgagagcgtcgtggatcggcgt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tggttatcaggtcctccgagatgtcatcggtgccggtgagacggctgtgggggaac</text:p>
      <text:p text:style-name="Preformatted_20_Text">AP008984.1 ctgatggttatcaggtcctccgagatgtcatcggtgccggtgagacggctgtgggg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cgtcttctccttcgtggtcggtcaccagccggggcgctcccttgggcacggggtag</text:p>
      <text:p text:style-name="Preformatted_20_Text">AP008984.1 acgccgtcttctccttcgtggtcggtcaccagccggggcgctcccttgggcacggg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ttgtctgcaggcaggtgagcagccctatccagctgcccatggccaccgaggcgaag</text:p>
      <text:p text:style-name="Preformatted_20_Text">AP008984.1 atgattgtctgcaggcaggtgagcagccctatccagctgcccatggccaccgaggc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cgtgcgcgcccatctcggccttgaacgcgtagccgtacaggggacacacgtgcgcc</text:p>
      <text:p text:style-name="Preformatted_20_Text">AP008984.1 gtgccgtgcgcgcccatctcggccttgaacgcgtagccgtacaggggacacacgt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gcttggcctcggggatccaggtgtagtcgctctcgcccagcgacagcagcagatcc</text:p>
      <text:p text:style-name="Preformatted_20_Text">AP008984.1 aggtgcttggcctcggggatccaggtgtagtcgctctcgcccagcgacagcagcag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ccttgtttctgaagcccgtcacgccgtacttgggcgcgttgccgtcgtaccccgcg</text:p>
      <text:p text:style-name="Preformatted_20_Text">AP008984.1 gagcccttgtttctgaagcccgtcacgccgtacttgggcgcgttgccgtcgtaccccg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gccgacaaagaagagcatcgacgggtagcaaaagtagcacgaggccctgctcttctca</text:p>
      <text:p text:style-name="Preformatted_20_Text">AP008984.1 acgccgacaaagaagagcatcgacgggtagcaaaagtagcacgaggccctgctctt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ccccgagcttgacggcgtgcaggggaacgttgattcccgacggaggcgagccgcgc</text:p>
      <text:p text:style-name="Preformatted_20_Text">AP008984.1 aacaccccgagcttgacggcgtgcaggggaacgttgattcccgacggaggcgagc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gtcccatgcccacgttcagaaacacgagccggtccacgtcctgaccgtcgagcgcg</text:p>
      <text:p text:style-name="Preformatted_20_Text">AP008984.1 cggtgtcccatgcccacgttcagaaacacgagccggtccacgtcctgaccgtcgag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cgcctagtatgcggacggcgtgacggtgcacggccggcttcttgagccaggccgcg</text:p>
      <text:p text:style-name="Preformatted_20_Text">AP008984.1 ccgacgcctagtatgcggacggcgtgacggtgcacggccggcttcttgagccaggc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gcgcgttggtcctgtccatgttggcccttctgcggcgcgagtcctcctgcgcagag</text:p>
      <text:p text:style-name="Preformatted_20_Text">AP008984.1 agctgcgcgttggtcctgtccatgttggcccttctgcggcgcgagtcctcctgcgc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ggatgtggacgagctcgagcagctgcgggttgccgagggccggcgccgtctcgtcc</text:p>
      <text:p text:style-name="Preformatted_20_Text">AP008984.1 ttgaggatgtggacgagctcgagcagctgcgggttgccgagggccggcgccgtct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gcagggtccagaggatcgtgtcgggcacctgctgcggcctaacgtccagggccttt</text:p>
      <text:p text:style-name="Preformatted_20_Text">AP008984.1 tcgggcagggtccagaggatcgtgtcgggcacctgctgcggcctaacgtccagggcc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tcatgatccccgtcactgccaccgagccggcgacctcgtgtggcgccgtgacgggt</text:p>
      <text:p text:style-name="Preformatted_20_Text">AP008984.1 accgtcatgatccccgtcactgccaccgagccggcgacctcgtgtggcgccgtgac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tggtcttgagcaggagtcgctcgccgtgcagcatgtagtgtccctccgggtagggc</text:p>
      <text:p text:style-name="Preformatted_20_Text">AP008984.1 cggctggtcttgagcaggagtcgctcgccgtgcagcatgtagtgtccctccgggt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tcgactgtaggtgtccgaacacgggcaggttgtgctgccgcatgaggttgccgagg</text:p>
      <text:p text:style-name="Preformatted_20_Text">AP008984.1 ttgatcgactgtaggtgtccgaacacgggcaggttgtgctgccgcatgaggttgcc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gctcgtacgtggagcccttggtctgggtgacggggttggggtccagctcgtcgcgc</text:p>
      <text:p text:style-name="Preformatted_20_Text">AP008984.1 ttctgctcgtacgtggagcccttggtctgggtgacggggttggggtccagctcgt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cggggaggttgcggcacatcttgtccgccagccgctcgatggccacgatggcgttg</text:p>
      <text:p text:style-name="Preformatted_20_Text">AP008984.1 acggcggggaggttgcggcacatcttgtccgccagccgctcgatggccacgatggc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gctcgcgcaggatggcgcccagcttggcgtctcggcgcctgagctccctgatggtc</text:p>
      <text:p text:style-name="Preformatted_20_Text">AP008984.1 cagggctcgcgcaggatggcgcccagcttggcgtctcggcgcctgagctccctgat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agatctcctcgcacagccgcagcgccttcttcacgcgctcctcgcccatacgcatc</text:p>
      <text:p text:style-name="Preformatted_20_Text">AP008984.1 gcgtagatctcctcgcacagccgcagcgccttcttcacgcgctcctcgcccatacg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tccgaacacgacggccatctcgtccttcacgcgggtaaaggcccgcgcgtcgtcc</text:p>
      <text:p text:style-name="Preformatted_20_Text">AP008984.1 gtctctccgaacacgacggccatctcgtccttcacgcgggtaaaggcccgcgcgt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tgatcctcttgatgacatcgggattctcgtcgtcggggtagagcgtgacctcgccg</text:p>
      <text:p text:style-name="Preformatted_20_Text">AP008984.1 tccttgatcctcttgatgacatcgggattctcgtcgtcggggtagagcgtgacctcgc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ttgcttgaagaggaccgtcgtcagcacgtgcttgaggctcggcagctgctcgacgggg</text:p>
      <text:p text:style-name="Preformatted_20_Text">AP008984.1 tcttgcttgaagaggaccgtcgtcagcacgtgcttgaggctcggcagctgctcgac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cgaaggtgtgcgagacgccgttgcggtccttggcgtgccagtccgagtggaggacg</text:p>
      <text:p text:style-name="Preformatted_20_Text">AP008984.1 acggcgaaggtgtgcgagacgccgttgcggtccttggcgtgccagtccgagtggag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acttgacgaccagtgtctgctgtagctcggccatccgctggcacgcgtggtggtag</text:p>
      <text:p text:style-name="Preformatted_20_Text">AP008984.1 gggcacttgacgaccagtgtctgctgtagctcggccatccgctggcacgcgtggtg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gaagggtgctcggtgcggcgccctgcgcgcagtcctccagacgctggatgaggtca</text:p>
      <text:p text:style-name="Preformatted_20_Text">AP008984.1 aggcgaagggtgctcggtgcggcgccctgcgcgcagtcctccagacgctggatgag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atcagcatgttgacgggtagccgctgccgcttgggtcggggatgcgccagctcttgc</text:p>
      <text:p text:style-name="Preformatted_20_Text">AP008984.1 cccatcagcatgttgacgggtagccgctgccgcttgggtcggggatgcgccagctct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tctccttctccaccgtgacctgggtctcccggtcgaacgcgggccagctgaacatt</text:p>
      <text:p text:style-name="Preformatted_20_Text">AP008984.1 ctgatctccttctccaccgtgacctgggtctcccggtcgaacgcgggccagctgaac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gtgaagttgacaggttt---------ttgagagggcccgtgatgccaaccacttaat</text:p>
      <text:p text:style-name="Preformatted_20_Text">AP008984.1 tttgtgaagttgacaggtttgacaaagtgttgagagggcccgtgatgccaaccacttaat</text:p>
      <text:p text:style-name="Preformatted_20_Text"><text:s text:c="11"/>******************** <text:s text:c="8"/>*******************************</text:p>
      <text:p text:style-name="Preformatted_20_Text"/>
      <text:p text:style-name="Preformatted_20_Text">P01 <text:s text:c="7"/>cgcgaggtttcgcgcagctcctagagccgcgctgcgggccctacgcctctctttatctcg</text:p>
      <text:p text:style-name="Preformatted_20_Text">AP008984.1 cgcgaggtttcgcgcagctcctagagccgcgctgcgggccctacgcctctctttat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cgcaccaccgccgcacactctgaaaaaggatggctatgctggaactggtgatcgga</text:p>
      <text:p text:style-name="Preformatted_20_Text">AP008984.1 cagccgcaccaccgccgcacactctgaaaaaggatggctatgctggaactggtgatc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atgttcgcgggcaagagcacagagagctgcaggcggctggagcgtctgtcctacagc</text:p>
      <text:p text:style-name="Preformatted_20_Text">AP008984.1 cccatgttcgcgggcaagagcacagagagctgcaggcggctggagcgtctgtccta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gacgctgcatcgccgtcaagcacgccatagaccagcgctacaccgaagagtccaag</text:p>
      <text:p text:style-name="Preformatted_20_Text">AP008984.1 gggcgacgctgcatcgccgtcaagcacgccatagaccagcgctacaccgaagagtc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ccatgcacagcggcgcgacctacccggccatctccgcgggttacctgtacgaggtg</text:p>
      <text:p text:style-name="Preformatted_20_Text">AP008984.1 gtggccatgcacagcggcgcgacctacccggccatctccgcgggttacctgtacga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agcgtctggaggaatacgacgccgtggccgtcgacgagggacagttcttccccgac</text:p>
      <text:p text:style-name="Preformatted_20_Text">AP008984.1 atgcagcgtctggaggaatacgacgccgtggccgtcgacgagggacagttcttccc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acgagggagtcgtgcagctgctgaccgcgggcaagtacgtgatcgtggcggcgctg</text:p>
      <text:p text:style-name="Preformatted_20_Text">AP008984.1 ctctacgagggagtcgtgcagctgctgaccgcgggcaagtacgtgatcgtggcggc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gggactttatgcagcagcccttcaagcaggtgacggcgttggtgcccatggcggac</text:p>
      <text:p text:style-name="Preformatted_20_Text">AP008984.1 gacggggactttatgcagcagcccttcaagcaggtgacggcgttggtgcccatggc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ctggacaagctgacggcggtgtgcatgaagtgcaagatgcgcgacgcacccttcacc</text:p>
      <text:p text:style-name="Preformatted_20_Text">AP008984.1 aagctggacaagctgacggcggtgtgcatgaagtgcaagatgcgcgacgcacccttca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cagaatctctcagggcacggacctggtccaggttggaggcgccgagtcttaccaggcg</text:p>
      <text:p text:style-name="Preformatted_20_Text">AP008984.1 gtcagaatctctcagggcacggacctggtccaggttggaggcgccgagtcttacca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gtcgtccctgtctcacggggttcaggatggcccagtacgagctgtacggtccgccg</text:p>
      <text:p text:style-name="Preformatted_20_Text">AP008984.1 gtgtgtcgtccctgtctcacggggttcaggatggcccagtacgagctgtacggtc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ctcctcctgcgcataatctactgggtgcgcccgtcgtgtcagccgctccacctcgt</text:p>
      <text:p text:style-name="Preformatted_20_Text">AP008984.1 cctcctcctcctgcgcataatctactgggtgcgcccatcgtgtcagccgctccacctcgt</text:p>
      <text:p text:style-name="Preformatted_20_Text"><text:s text:c="11"/>************************************.***********************</text:p>
      <text:p text:style-name="Preformatted_20_Text"/>
      <text:p text:style-name="Preformatted_20_Text">P01 <text:s text:c="7"/>tcttgtaacatatctatcctgtgatggtgtgtgtggaaccaataaaat--tgtgcgactt</text:p>
      <text:p text:style-name="Preformatted_20_Text">AP008984.1 tcttgtaac--atctatcctgtgatggtgtgtgtggaaccaataaaataatgtgcgactt</text:p>
      <text:p text:style-name="Preformatted_20_Text"><text:s text:c="11"/>********* <text:s/>************************************* <text:s/>**********</text:p>
      <text:p text:style-name="Preformatted_20_Text"/>
      <text:p text:style-name="Preformatted_20_Text">P01 <text:s text:c="7"/>gaatatggttgtacgggtttttttttaacaaaaactaaactaccgaaacacgaaacactt</text:p>
      <text:p text:style-name="Preformatted_20_Text">AP008984.1 gaatatggttgtacggg--tttttttaacaaaaactaaactaccgaaacacgaaacactt</text:p>
      <text:p text:style-name="Preformatted_20_Text"><text:s text:c="11"/>***************** <text:s/>*****************************************</text:p>
      <text:p text:style-name="Preformatted_20_Text"/>
      <text:p text:style-name="Preformatted_20_Text">P01 <text:s text:c="7"/>gctctgagcgactttgcgtccaatactttaaaaaaacaggagatattaaatatagttcaa</text:p>
      <text:p text:style-name="Preformatted_20_Text">AP008984.1 gctctgagcgactttgcgtccaatactttaaaaaaa-aggagatattaaatatagttcaa</text:p>
      <text:p text:style-name="Preformatted_20_Text"><text:s text:c="11"/>************************************ ***********************</text:p>
      <text:p text:style-name="Preformatted_20_Text"/>
      <text:p text:style-name="Preformatted_20_Text">P01 <text:s text:c="7"/>acgtttattgggatacacacatcatacacaaaatcatgtgctcaacagttcgacggggat</text:p>
      <text:p text:style-name="Preformatted_20_Text">AP008984.1 acgtttattgggatacacacatcatacacaaaatcatgtgctcaacagttcgacggg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cccgtgtgtccgtactttgtcaaccagtcctccagggtcggtttggcgctggcctc</text:p>
      <text:p text:style-name="Preformatted_20_Text">AP008984.1 ggagcccgtgtgtccgtactttgtcaaccagtcctccagggtcggtttggcgctgg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cccttggtcacggcgatggcagacgccacaatcctcgcgacgggttccgtcagagc</text:p>
      <text:p text:style-name="Preformatted_20_Text">AP008984.1 cttgcccttggtcacggcgatggcagacgccacaatcctcgcgacgggttccgtca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ttcttaaacatttcgacgcctcctccgacggtgaaccactctgaccaattcaggtc</text:p>
      <text:p text:style-name="Preformatted_20_Text">AP008984.1 agagttcttaaacatttcgacgcctcctccgacggtgaaccactctgaccaattca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ggccacgtctgcctgtgcatcatcgtctgcacagcgtccctcgacagccccagccc</text:p>
      <text:p text:style-name="Preformatted_20_Text">AP008984.1 ggagggccacgtctgcctgtgcatcatcgtctgcacagcgtccctcgacagcccca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agcagtcgccactcttccctgttgagcggcacgaacgccaacgcgtcgcaccccac</text:p>
      <text:p text:style-name="Preformatted_20_Text">AP008984.1 gcacagcagtcgccactcttccctgttgagcggcacgaacgccaacgcgtcgcacc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aggccagcatctccgagtacattagcgacgtctggtcctcctgggtaaagaggcg</text:p>
      <text:p text:style-name="Preformatted_20_Text">AP008984.1 cgtcgaggccagcatctccgagtacattagcgacgtctggtcctcctgggtaaaga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gcacgttctcggcgaagcacctcatcagcacggtccccacggcgtgcctaaagtt</text:p>
      <text:p text:style-name="Preformatted_20_Text">AP008984.1 ggtgggcacgttctcggcgaagcacctcatcagcacggtccccacggcgtgcctaa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tagggctgcttcatgtacatcttgaaaacggcgtaggcctcgtcgattgtcacatg</text:p>
      <text:p text:style-name="Preformatted_20_Text">AP008984.1 ttggtagggctgcttcatgtacatcttgaaaacggcgtaggcctcgtcgattgtca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tccaggcgcgtgttgatggcaaagatggcctggtacaagacggcctgctgcgggtc</text:p>
      <text:p text:style-name="Preformatted_20_Text">AP008984.1 ctggtccaggcgcgtgttgatggcaaagatggcctggtacaagacggcctgctgcggg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cgatcgggtacgtcggcgtgcgccacttgaccttcctcaacgtccccgtcatggaagc</text:p>
      <text:p text:style-name="Preformatted_20_Text">AP008984.1 ctcgatcgggtacgtcggcgtgcgccacttgaccttcctcaacgtccccgtcatgga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cagggcatgtagtcgacggcgcacttgggcacgatgctcttgatctgttccacact</text:p>
      <text:p text:style-name="Preformatted_20_Text">AP008984.1 ctcgcagggcatgtagtcgacggcgcacttgggcacgatgctcttgatctgttcca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cccctgatggtgcccaggttgggcagcgcgttgatgaccctggcgaagcccgtcgc</text:p>
      <text:p text:style-name="Preformatted_20_Text">AP008984.1 caggcccctgatggtgcccaggttgggcagcgcgttgatgaccctggcgaagcccg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ttcagcttggggttgacgctcaggatcgaggtcaccagcttgagcttctcgggcat</text:p>
      <text:p text:style-name="Preformatted_20_Text">AP008984.1 cgccttcagcttggggttgacgctcaggatcgaggtcaccagcttgagcttctcgg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tcgcgccacagaaagagctgcgagcagctcgcgccgttcagaaagctcagcatgtt</text:p>
      <text:p text:style-name="Preformatted_20_Text">AP008984.1 gtactcgcgccacagaaagagctgcgagcagctcgcgccgttcagaaagctcagca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gggtagtgcagcctgaggtccaccacgttccagctgctgtgcgacccgttcgtcac</text:p>
      <text:p text:style-name="Preformatted_20_Text">AP008984.1 cttggggtagtgcagcctgaggtccaccacgttccagctgctgtgcgacccgttcg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tgctccagagtcgtaccgctcatcatgtagtgcaggatgctcgcgtggtacttgtt</text:p>
      <text:p text:style-name="Preformatted_20_Text">AP008984.1 cacctgctccagagtcgtaccgctcatcatgtagtgcaggatgctcgcgtggtact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tacatggcaatgtccagcaggcaggccttggcactcaccgtgcaagaatcgagcag</text:p>
      <text:p text:style-name="Preformatted_20_Text">AP008984.1 ggcgtacatggcaatgtccagcaggcaggccttggcactcaccgtgcaagaatcga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cgcgacatcctctggcacatcatgtcactcgactctagcaccgttctcacgtagat</text:p>
      <text:p text:style-name="Preformatted_20_Text">AP008984.1 gcaccgcgacatcctctggcacatcatgtcactcgactctagcaccgttctcacgt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gagcggcaggtcatgggccgactcatcaccgtcgcgacggccaccacgttctgctg</text:p>
      <text:p text:style-name="Preformatted_20_Text">AP008984.1 gtacgagcggcaggtcatgggccgactcatcaccgtcgcgacggccaccacgttct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atcttcatcagctccatcacgcctttggtcttgtggtagtcgtcccacacgtagtg</text:p>
      <text:p text:style-name="Preformatted_20_Text">AP008984.1 caccatcttcatcagctccatcacgcctttggtcttgtggtagtcgtcccacacgt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accacgtcctgcagaaactcgcagtccgatagcagctccctgaagtgggaccggag</text:p>
      <text:p text:style-name="Preformatted_20_Text">AP008984.1 gcagaccacgtcctgcagaaactcgcagtccgatagcagctccctgaagtgggacc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cgcgtcctgaacccggccgcgcacgtcgcgcagttcagcagcgcgatgtgctcctc</text:p>
      <text:p text:style-name="Preformatted_20_Text">AP008984.1 cacccgcgtcctgaacccggccgcgcacgtcgcgcagttcagcagcgcgatgtgc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tggtcgcacttgcggtgggtcggattcggcttgggtgccgtctctgccgccgcctt</text:p>
      <text:p text:style-name="Preformatted_20_Text">AP008984.1 gctctggtcgcacttgcggtgggtcggattcggcttgggtgccgtctctgccgccg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cgggtaccttgaggtgctgctgacaaccgggtggcctgacccgagtctgaggagt</text:p>
      <text:p text:style-name="Preformatted_20_Text">AP008984.1 caacgcgggtaccttgaggtgctgctgacaaccgggtggcctgacccgagtctgag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gtcttctgcggagggtactgcgccttgggaacgtagatgtgagggtgtgagaggtg</text:p>
      <text:p text:style-name="Preformatted_20_Text">AP008984.1 ctgagtcttctgcggagggtactgcgccttgggaacgtagatgtgagggtgtgagagg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ggtgcgggtacggcggcggtggcagcaccagcgtcttgcctccctcgatggtgatggt</text:p>
      <text:p text:style-name="Preformatted_20_Text">AP008984.1 agggtgcgggtacggcggcggtggcagcaccagcgtcttgcctccctcgatggtga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ttcttgggctgctgctgctgctgttcggccgcaatcgatttgctcatgaccgaaat</text:p>
      <text:p text:style-name="Preformatted_20_Text">AP008984.1 cagcttcttgggctgctgctgctgctgttcggccgcaatcgatttgctcatgaccgaa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tcgccgtcgtcctcatcagcctcgtcgtccgcatcgacttccatcctctcattctc</text:p>
      <text:p text:style-name="Preformatted_20_Text">AP008984.1 cacctcgccgtcgtcctcatcagcctcgtcgtccgcatcgacttccatcctctcat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ctcaccttctcccccctctctacgacccccgaggcggaggaggtggtagtggtggt</text:p>
      <text:p text:style-name="Preformatted_20_Text">AP008984.1 ggccctcaccttctcccccctctctacgacccccgaggcggaggaggtggtagtgg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gaggaggacgcggtggaggtgatcagcggagtctccgtcacggtgtagcgttgggg</text:p>
      <text:p text:style-name="Preformatted_20_Text">AP008984.1 ggctgaggaggacgcggtggaggtgatcagcggagtctccgtcacggtgtagcgttgggg</text:p>
      <text:p text:style-name="Preformatted_20_Text"><text:s text:c="11"/>* **********************************************************</text:p>
      <text:p text:style-name="Preformatted_20_Text"/>
      <text:p text:style-name="Preformatted_20_Text">P01 <text:s text:c="7"/>agacatgggacagatggtgatggtgtgcgccgtcgtgtgaggcggcagcacggcgaggag</text:p>
      <text:p text:style-name="Preformatted_20_Text">AP008984.1 agacatgggacagatggtgatggtgtgcgccgtcgtgtgaggcggcagcacggcga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ggaggctgaggtttggccgcctccggcgcggccctcctgaagacgcccgtctcaaa</text:p>
      <text:p text:style-name="Preformatted_20_Text">AP008984.1 cttgggaggctgaggtttggccgcctccggcgcggccctcctgaagacgcccgtctc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acgggcggcgtgtccaccatcacgttcacgatggggttcctcttggcgaaggacag</text:p>
      <text:p text:style-name="Preformatted_20_Text">AP008984.1 gttgacgggcggcgtgtccaccatcacgttcacgatggggttcctcttggcgaagg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gccggcctctgcgccgcgatggtccacaccggcggcaacatcctattgttgacgac</text:p>
      <text:p text:style-name="Preformatted_20_Text">AP008984.1 aggcgccggcctctgcgccgcgatggtccacaccggcggcaacatcctattgttga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tccgaggcggatgacacggacatgcacctgctcagggtccaggccctgagcatggc</text:p>
      <text:p text:style-name="Preformatted_20_Text">AP008984.1 ggtgtccgaggcggatgacacggacatgcacctgctcagggtccaggccctgagca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acccctcgtgcttgctggtgctggtggtgccgccgctgcctgacacgctcagatt</text:p>
      <text:p text:style-name="Preformatted_20_Text">AP008984.1 cctggacccctcgtgcttgctggtgctggtggtgccgccgctgcctgacacgctcag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ggctcgtcaaccgtctccacatcaatctcgtcctcctcatccgccagggccgagac</text:p>
      <text:p text:style-name="Preformatted_20_Text">AP008984.1 ctcgggctcgtcaaccgtctccacatcaatctcgtcctcctcatccgccagggccg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ccgagacggcggcggctgtagccgaccggctgttgctgcgcgtgtaggggtgatg</text:p>
      <text:p text:style-name="Preformatted_20_Text">AP008984.1 ggcggccgagacggcggcggctgtagccgaccggctgttgctgcgcgtgtaggggt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tgcgtcttcttgttgaagatgtgctccgagacgtgtttgttcgagatctcgatctg</text:p>
      <text:p text:style-name="Preformatted_20_Text">AP008984.1 cctctgcgtcttcttgttgaagatgtgctccgagacgtgtttgttcgagatctcga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tcgatctccttgtacgagatcggctttcggcgacggcggcccctgccgaggcgagt</text:p>
      <text:p text:style-name="Preformatted_20_Text">AP008984.1 ctcctcgatctccttgtacgagatcggctttcggcgacggcggcccctgccgaggc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accggactcgtgtcgatgaccaggttctcgtgatcatcttcttcctcggtccgttt</text:p>
      <text:p text:style-name="Preformatted_20_Text">AP008984.1 cggcaccggactcgtgtcgatgaccaggttctcgtgatcatcttcttcctcggtccgt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cgtcgtcggggacgggtacggggttgggtacggggttggcgacctcgccatcattttc</text:p>
      <text:p text:style-name="Preformatted_20_Text">AP008984.1 accgtcgtcggggacgggtacggggttgggtacggggttggcgacctcgccatcatt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-----cgtttgcgttggtagacatgatattggcaaattttcggtctctctgcgctaacgg</text:p>
      <text:p text:style-name="Preformatted_20_Text">AP008984.1 gttggcgtttgcgttggtagacatgatattggcaaattttcggtctctctgcgctaacgg</text:p>
      <text:p text:style-name="Preformatted_20_Text"><text:s text:c="16"/>*******************************************************</text:p>
      <text:p text:style-name="Preformatted_20_Text"/>
      <text:p text:style-name="Preformatted_20_Text">P01 <text:s text:c="7"/>agttgtgtgtgacgaggggtgaccccgaaggttcatattccccctcgactgggtgcgacc</text:p>
      <text:p text:style-name="Preformatted_20_Text">AP008984.1 agttgtgtgtgacgaggggtgaccccgaaggttcatattccccctcgactgggtgc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gcctgatggcagccagggacattgcgatgaatcagcggggtgctgcgggtgatgg</text:p>
      <text:p text:style-name="Preformatted_20_Text">AP008984.1 gcagcgcctgatggcagccagggacattgcgatgaatcagcggggtgctgcgggtg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aggacgaggaatcgaccttcgacaacagctgcgaggatctgcccgactttgtaga</text:p>
      <text:p text:style-name="Preformatted_20_Text">AP008984.1 cggcgaggacgaggaatcgaccttcgacaacagctgcgaggatctgcccgactttgt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gcctgacggaggagaaccgcaagcggtacaacatccaggacggcgactttcctcc</text:p>
      <text:p text:style-name="Preformatted_20_Text">AP008984.1 ggcctgcctgacggaggagaaccgcaagcggtacaacatccaggacggcgactttc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agggtggcggtgcacctgtcccagaaggccttcaccgcctgggacgaggtcgacta</text:p>
      <text:p text:style-name="Preformatted_20_Text">AP008984.1 gtacagggtggcggtgcacctgtcccagaaggccttcaccgcctgggacgaggtcg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gccctggccgactgcctgtgcgagggtacccacctgcaggccgtgcacactcacaa</text:p>
      <text:p text:style-name="Preformatted_20_Text">AP008984.1 cgcggccctggccgactgcctgtgcgagggtacccacctgcaggccgtgcacactc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tacgtgctggcgtgcggcgctctgctgtggggcaagggcgcctggatggacccgca</text:p>
      <text:p text:style-name="Preformatted_20_Text">AP008984.1 gctctacgtgctggcgtgcggcgctctgctgtggggcaagggcgcctggatggacc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atgagccgtctctacgtgcacgacgtcgtcaagatcaagctgcttgagcgcgtcgt</text:p>
      <text:p text:style-name="Preformatted_20_Text">AP008984.1 gatgatgagccgtctctacgtgcacgacgtcgtcaagatcaagctgcttgagcgc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gggttcatgatggccctgcagaaggcgctgcgcattcagaagcagggctgcaggat</text:p>
      <text:p text:style-name="Preformatted_20_Text">AP008984.1 gtacgggttcatgatggccctgcagaaggcgctgcgcattcagaagcagggctgcag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ggctcgaggacccggagaaggtggaggatatgaagaactttgtgctgcacaaggg</text:p>
      <text:p text:style-name="Preformatted_20_Text">AP008984.1 ggtggggctcgaggacccggagaaggtggaggatatgaagaactttgtgctgcaca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aaccaccactacgccttctgcgatcaccactggcagcactgggccctgggccgctc</text:p>
      <text:p text:style-name="Preformatted_20_Text">AP008984.1 cttcaaccaccactacgccttctgcgatcaccactggcagcactgggccctgggcc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gagggcgagctgcccgacgtggtggtcaaggagatgattagcgacggcctagcctg</text:p>
      <text:p text:style-name="Preformatted_20_Text">AP008984.1 cttcgagggcgagctgcccgacgtggtggtcaaggagatgattagcgacggcctag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ctggagcgcgccggtcccttctcgacgctggccgactggctcgagtccttcagtct</text:p>
      <text:p text:style-name="Preformatted_20_Text">AP008984.1 caccctggagcgcgccggtcccttctcgacgctggccgactggctcgagtccttca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gcctacccgcagcccatgcacaagcagatcaggcagcacctgatggaggccttcaa</text:p>
      <text:p text:style-name="Preformatted_20_Text">AP008984.1 ccgcgcctacccgcagcccatgcacaagcagatcaggcagcacctgatggaggccttc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acgctcaggacgtcgactttccgatgttcaagagcagcctcaagttcctggcctcgat</text:p>
      <text:p text:style-name="Preformatted_20_Text">AP008984.1 caacgctcaggacgtcgactttccgatgttcaagagcagcctcaagttcctggcctc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tgcctctacaagacgccgcgctggagcttcatgcccagcgccgtcaataccaccct</text:p>
      <text:p text:style-name="Preformatted_20_Text">AP008984.1 gcactgcctctacaagacgccgcgctggagcttcatgcccagcgccgtcaatacca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accttcgacgactgcgcctgcgacgtgcacgtcctgcgccacgtcgagggccaaaa</text:p>
      <text:p text:style-name="Preformatted_20_Text">AP008984.1 cgacaccttcgacgactgcgcctgcgacgtgcacgtcctgcgccacgtcgagggcc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tgcgactgtctgtgctgccgtcgccagggctgtcacgacgaggactgccgtcccac</text:p>
      <text:p text:style-name="Preformatted_20_Text">AP008984.1 cagctgcgactgtctgtgctgccgtcgccagggctgtcacgacgaggactgccgtc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gccctggacgcggccgagctccgcggcgagggcatgtcggacgacgacgacatcga</text:p>
      <text:p text:style-name="Preformatted_20_Text">AP008984.1 cgcggccctggacgcggccgagctccgcggcgagggcatgtcggacgacgacgaca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gaggaggaggccctcggcgccgtcaagctggacgtgggccgcatgaagcagaagcg</text:p>
      <text:p text:style-name="Preformatted_20_Text">AP008984.1 gagcgaggaggaggccctcggcgccgtcaagctggacgtgggccgcatgaagcaga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cagaaggccatgcgctacgcctcggcagctgcggcagccgacgccgcggacggtca</text:p>
      <text:p text:style-name="Preformatted_20_Text">AP008984.1 catgcagaaggccatgcgctacgcctcggcagctgcggcagccgacgccgcggacg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atgtactccgtcaaagagcccaaggtggtggccgtcaaggctcagctggtgggtgt</text:p>
      <text:p text:style-name="Preformatted_20_Text">AP008984.1 gaagatgtactccgtcaaagagcccaaggtggtggccgtcaaggctcagctggtgg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ataccgacgctccctcatcctccacggcggcaaaggactgcgcggacggcaagtg</text:p>
      <text:p text:style-name="Preformatted_20_Text">AP008984.1 cggcgataccgacgctccctcatcctccacggcggcaaaggactgcgcggacggca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ggaccctgcaactgcgagcgtcctcccggccctccgaccgactacgacaagagggt</text:p>
      <text:p text:style-name="Preformatted_20_Text">AP008984.1 tcagggaccctgcaactgcgagcgtcctcccggccctccgaccgactacgacaaga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ggccaagaagatcaggaagcccaagaacctacccaaaaccaaatcctaacatctcgc</text:p>
      <text:p text:style-name="Preformatted_20_Text">AP008984.1 taaggccaagaagatcaggaagcccaagaacctacccaaaaccaaatcctaacatc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tcactcaccaata-aaaaagtcagagtctagtattgttagtgtgtgtttttattgt</text:p>
      <text:p text:style-name="Preformatted_20_Text">AP008984.1 tcactcactcaccaataaaaaaagtcagagtctagtattgttagtgtgtgtttttattgt</text:p>
      <text:p text:style-name="Preformatted_20_Text"><text:s text:c="11"/>***************** ******************************************</text:p>
      <text:p text:style-name="Preformatted_20_Text"/>
      <text:p text:style-name="Preformatted_20_Text">P01 <text:s text:c="7"/>ttcatgtttcaaacaagtacgacagtgaaagagttaacaaaatgtgatcggaggttcgtt</text:p>
      <text:p text:style-name="Preformatted_20_Text">AP008984.1 ttcatgtttcaaacaagtacgacagtgaaagagttaacaaaatgtgatcggaggttc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tctgaaccgtcccccacaacgtgaggatgtgtgtggacgagccgtcgcggggctc</text:p>
      <text:p text:style-name="Preformatted_20_Text">AP008984.1 ggtgatctgaaccgtcccccacaacgtgaggatgtgtgtggacgagccgtcgcggg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ctcatcacgtcccacacgagtcgccggtcctagtcccgcttctgagcccaggcgag</text:p>
      <text:p text:style-name="Preformatted_20_Text">AP008984.1 gccgctcatcacgtcccacacgagtcgccggtcctagtcccgcttctgagcccagg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ctggtcgaacggttcccaacggcgacgtctaccggtctgagggaccagggtccgcg</text:p>
      <text:p text:style-name="Preformatted_20_Text">AP008984.1 ccgtctggtcgaacggttcccaacggcgacgtctaccggtctgagggaccagggtccg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cggttgcgctcgcccgctctgcgggtcaggcggtcacccagaggacgtctggagcggg</text:p>
      <text:p text:style-name="Preformatted_20_Text">AP008984.1 gccggttgcgctcgcccgctctgcgggtcaggcggtcacccagaggacgtctggag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tcggcgacggtccggggtcgaccgtctctgcacgatccgcgagtgggtaggcagcgc</text:p>
      <text:p text:style-name="Preformatted_20_Text">AP008984.1 ttttcggcgacggtccggggtcgaccgtctctgcacgatccgcgagtgggtaggc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ccgagccgtccgtctcgacgtgcccgcaggtacctccaagccgagacggcgacggc</text:p>
      <text:p text:style-name="Preformatted_20_Text">AP008984.1 tggcccgagccgtccgtctcgacgtgcccgcaggtacctccaagccgagacggcga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aacctcggtcgacgccgacctaccccgttgccggggtgcaggtcagaggggctctc</text:p>
      <text:p text:style-name="Preformatted_20_Text">AP008984.1 gagcaacctcggtcgacgccgacctaccccgttgccggggtgcaggtcagaggggc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ccctccttcccacgcggccgacggcgtccgaagccgtctcatcatcaaccgttcat</text:p>
      <text:p text:style-name="Preformatted_20_Text">AP008984.1 acctccctccttcccacgcggccgacggcgtccgaagccgtctcatcatcaaccgt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cgaaggcgtcccgcggaacgctgccgagcgtggaccgccggggataccaacgccgt</text:p>
      <text:p text:style-name="Preformatted_20_Text">AP008984.1 cggacgaaggcgtcccgcggaacgctgccgagcgtggaccgccggggataccaacg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ctgccgactcgcgaaccgtcagaggccggtggggattcccgtgccgagcgccttcc</text:p>
      <text:p text:style-name="Preformatted_20_Text">AP008984.1 gaccctgccgactcgcgaaccgtcagaggccggtggggattcccgtgccgagcgcct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ctccggacgcctgtctctggtagaggccgtcctgccccgccagagcgagggcgttg</text:p>
      <text:p text:style-name="Preformatted_20_Text">AP008984.1 cttcctccggacgcctgtctctggtagaggccgtcctgccccgccagagcgagggc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catccgattccgcgtgccccgatccctgccgacgcggcagagatcgctcgccggat</text:p>
      <text:p text:style-name="Preformatted_20_Text">AP008984.1 agcgcatccgattccgcgtgccccgatccctgccgacgcggcagagatcgctcgccg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tcctgccatgcgagaccctggagcccgtgaagcgctttcagactcggctccccgt</text:p>
      <text:p text:style-name="Preformatted_20_Text">AP008984.1 cgtcgtcctgccatgcgagaccctggagcccgtgaagcgctttcagactcggctcc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gtctgacgtgaggaggttggcgagtagtcgcagcgaccgtcgcacacccatccgtc</text:p>
      <text:p text:style-name="Preformatted_20_Text">AP008984.1 gagtgtctgacgtgaggaggttggcgagtagtcgcagcgaccgtcgcacacccat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gtgagagtcggacagacgccgaacgccgccgttcagcatctgggccatagaggttt</text:p>
      <text:p text:style-name="Preformatted_20_Text">AP008984.1 acgcgtgagagtcggacagacgccgaacgccgccgttcagcatctgggccatagagg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tgcacccgagtagcagagtcgtcacgacaatcgagagacggagtccatttggccga</text:p>
      <text:p text:style-name="Preformatted_20_Text">AP008984.1 tcggtgcacccgagtagcagagtcgtcacgacaatcgagagacggagtccatttgg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agaccgggatggatccagctcgctttcggcggcgggacccgaacccatgtccccg</text:p>
      <text:p text:style-name="Preformatted_20_Text">AP008984.1 ggtgaagaccgggatggatccagctcgctttcggcggcgggacccgaacccatgtc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gtggcccgcacgacgtcggacgctccctaccgagtgagccgtctctctgacccgg</text:p>
      <text:p text:style-name="Preformatted_20_Text">AP008984.1 cgacggtggcccgcacgacgtcggacgctccctaccgagtgagccgtctctctgac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tgcgggcgccaccagcccttttatgcgttctgcgtcgaggatgatgctggcggagc</text:p>
      <text:p text:style-name="Preformatted_20_Text">AP008984.1 gtcgtgcgggcgccaccagcccttttatgcgttctgcgtcgaggatgatgctggcgga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ccgtcagggggcccatcatcaagggtcctccgcgagagtgcagctggcccatggtgta</text:p>
      <text:p text:style-name="Preformatted_20_Text">AP008984.1 ggccgtcagggggcccatcatcaagggtcctccgcgagagtgcagctggcccatggt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ggcggtggcggcgcgctgaagggattctcgttctccatgaagcactggttgtcgta</text:p>
      <text:p text:style-name="Preformatted_20_Text">AP008984.1 ggctggcggtggcggcgcgctgaagggattctcgttctccatgaagcactggttgt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ctcccgcaccaccgcctcctccggggtagcccatcttgttgcgacgcatgtccat</text:p>
      <text:p text:style-name="Preformatted_20_Text">AP008984.1 gcagcctcccgcaccaccgcctcctccggggtagcccatcttgttgcgacgcatgt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tactggttcttggcgcagttcttgcagccgtcgtcctcgcacagttggtagcgctg</text:p>
      <text:p text:style-name="Preformatted_20_Text">AP008984.1 cctgtactggttcttggcgcagttcttgcagccgtcgtcctcgcacagttggtagc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gcgatggccatcagcatgatgatgaaggtgacggcgctgagcgtgagcgccaccac</text:p>
      <text:p text:style-name="Preformatted_20_Text">AP008984.1 catggcgatggccatcagcatgatgatgaaggtgacggcgctgagcgtgagcgcca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cggccaccggggtcatcataacgtccccggcgtagaccgaggtgctgaacgccgt</text:p>
      <text:p text:style-name="Preformatted_20_Text">AP008984.1 gctgacggccaccggggtcatcataacgtccccggcgtagaccgaggtgctgaacg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gatgaagacatggttggttgttggggttaggggtgaagggtgaaggtcaa-ggggg</text:p>
      <text:p text:style-name="Preformatted_20_Text">AP008984.1 cgcggatgaagacatggttggttgttggggttaggggtgaagggtgaaggtcaagggggg</text:p>
      <text:p text:style-name="Preformatted_20_Text"><text:s text:c="11"/>****************************************************** *****</text:p>
      <text:p text:style-name="Preformatted_20_Text"/>
      <text:p text:style-name="Preformatted_20_Text">P01 <text:s text:c="7"/>ggggggtgagaggactaccactgctgctgctgttgctggagttgagcgagctgcttctgg</text:p>
      <text:p text:style-name="Preformatted_20_Text">AP008984.1 ggggggtgagaggactaccactgctgctgctgttgctggagttgagcgagctgctt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gggcgagcagctgctgctggctgttctggggctgactctggccctccttgagaata</text:p>
      <text:p text:style-name="Preformatted_20_Text">AP008984.1 agctgggcgagcagctgctgctggctgttctggggctgactctggccctccttgaga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actgacgctgaagcaaatcgatcggcaccccgcgtcccattgcctgttgtgcgggc</text:p>
      <text:p text:style-name="Preformatted_20_Text">AP008984.1 tccaactgacgctgaagcaaatcgatcggcaccccgcgtcccattgcctgttgtgc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agacatttattttttgtttgtgtttcttggcgaaggtctccgtggccgtggccagg</text:p>
      <text:p text:style-name="Preformatted_20_Text">AP008984.1 gcatagacatttattttttgtttgtgtttcttggcgaaggtctccgtggccgtggc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ccgactccagggtgttccgcgcgacggcgcacggaaaatacaggcaggcctttctg</text:p>
      <text:p text:style-name="Preformatted_20_Text">AP008984.1 atgaccgactccagggtgttccgcgcgacggcgcacggaaaatacaggcaggcctt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ggcacgctgtcgagggtgtcgagctgaacggaccagccgtccttaccggggtcctcg</text:p>
      <text:p text:style-name="Preformatted_20_Text">AP008984.1 aagggcacgctgtcgagggtgtcgagctgaacggaccagccgtccttaccggggtc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gtcggctcccttgtctcccttgtccccggccttgcccttgtccccgccgccgctg</text:p>
      <text:p text:style-name="Preformatted_20_Text">AP008984.1 gtctcgtcggctcccttgtctcccttgtccccggccttgcccttgtccccgccgcc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tgccgctctttttggagacgctcgaagacgcggaggctttgccgccgccagagtcc</text:p>
      <text:p text:style-name="Preformatted_20_Text">AP008984.1 ccgctgccgctctttttggagacgctcgaagacgcggaggctttgccgccgccaga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tgctcggagagccctcgggatcgtcctctgaaaagttttcgtcgacctcgacgccg</text:p>
      <text:p text:style-name="Preformatted_20_Text">AP008984.1 ttcttgctcggagagccctcgggatcgtcctctgaaaagttttcgtcgacctcgacgc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catgctgatgtctttggcgacggcctcgacgtgtctgaggtagaggttggggtagtcg</text:p>
      <text:p text:style-name="Preformatted_20_Text">AP008984.1 tccatgctgatgtctttggcgacggcctcgacgtgtctgaggtagaggttggggta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gacacctcttcttactgacggtgaaggactcgaccagtgtatcgagctggaacctg</text:p>
      <text:p text:style-name="Preformatted_20_Text">AP008984.1 gccagacacctcttcttactgacggtgaaggactcgaccagtgtatcgagctggaa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tcggtggcggtcttgagcttgatgagctcgcgcctgatgtgcacattcagcgtgagc</text:p>
      <text:p text:style-name="Preformatted_20_Text">AP008984.1 atctcggtggcggtcttgagcttgatgagctcgcgcctgatgtgcacattcagcgt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cgagcacgtccgccatgaacgtgttgctgacggcctcgaacgtgtgaaaggcctcg</text:p>
      <text:p text:style-name="Preformatted_20_Text">AP008984.1 ctctcgagcacgtccgccatgaacgtgttgctgacggcctcgaacgtgtgaaaggc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cggcgtcgaccgctttcgagctgaaaaagtgcgtgtagtggcgcaggcccgtcgtg</text:p>
      <text:p text:style-name="Preformatted_20_Text">AP008984.1 cacacggcgtcgaccgctttcgagctgaaaaagtgcgtgtagtggcgcaggcccgt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tctctgtgccctcaaagtggggacccagcgcgccgcccgcgaacctaccgccgaac</text:p>
      <text:p text:style-name="Preformatted_20_Text">AP008984.1 tccgtctctgtgccctcaaagtggggacccagcgcgccgcccgcgaacctaccgcc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gccccaccaggttgcggtccacgagcagcccgcggtcgatcgagttggtgatcctc</text:p>
      <text:p text:style-name="Preformatted_20_Text">AP008984.1 gcctgccccaccaggttgcggtccacgagcagcccgcggtcgatcgagttggtga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ggtacccgatccaggtgcgactggcgccggcgacgtgcagggccctcagactcatg</text:p>
      <text:p text:style-name="Preformatted_20_Text">AP008984.1 gagaggtacccgatccaggtgcgactggcgccggcgacgtgcagggccctcagact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acttgacgaacatggacgaggcgctggcaatgtccgacacgttgttggggtagacg</text:p>
      <text:p text:style-name="Preformatted_20_Text">AP008984.1 aggaacttgacgaacatggacgaggcgctggcaatgtccgacacgttgttggggta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ggctcaggttcttaaagtggacgacgccgacgcccgactgcgtcttggtgtaacag</text:p>
      <text:p text:style-name="Preformatted_20_Text">AP008984.1 gcccggctcaggttcttaaagtggacgacgccgacgcccgactgcgtcttggtgta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gcgacacctccgagccggaccaggtgcactggatggttcccttctgcttcagctcg</text:p>
      <text:p text:style-name="Preformatted_20_Text">AP008984.1 acctgcgacacctccgagccggaccaggtgcactggatggttcccttctgcttcag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actcgctccggaacgtgcggaactccttctgcagcttggagcccaggtacgagtgg</text:p>
      <text:p text:style-name="Preformatted_20_Text">AP008984.1 aggtactcgctccggaacgtgcggaactccttctgcagcttggagcccaggtacga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tcttgacgatggtctcgcgctgcttggcgagaggcatccccggcagccactcgtgc</text:p>
      <text:p text:style-name="Preformatted_20_Text">AP008984.1 atgctcttgacgatggtctcgcgctgcttggcgagaggcatccccggcagccact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gcccgcagccgagggcctggtagatgcgatctcggggagcgtcgtgcgtgcccgcg</text:p>
      <text:p text:style-name="Preformatted_20_Text">AP008984.1 cagggcccgcagccgagggcctggtagatgcgatctcggggagcgtcgtgcgtgcc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cggactggtctcggtggcccgtgatggtaaagtagccctggccggggtacttgtcc</text:p>
      <text:p text:style-name="Preformatted_20_Text">AP008984.1 acgacggactggtctcggtggcccgtgatggtaaagtagccctggccggggtactt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ctcccttcacccggccgagcctgtgcaggaacactacatccttttccgagccgtca</text:p>
      <text:p text:style-name="Preformatted_20_Text">AP008984.1 agctctcccttcacccggccgagcctgtgcaggaacactacatccttttccgagccgt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cacacagggacccaagaggtctgacaggcagaactgtcccgtgaactggacgtagtct</text:p>
      <text:p text:style-name="Preformatted_20_Text">AP008984.1 tccacacagggacccaagaggtctgacaggcagaactgtcccgtgaactggacgta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cggagagctggtcggctttgtggtcgacggtaaggtcgacggcgagtgaggcgtac</text:p>
      <text:p text:style-name="Preformatted_20_Text">AP008984.1 ccctcggagagctggtcggctttgtggtcgacggtaaggtcgacggcgagtgaggc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cgtggaacatgctagcttgggctgttgaggttgaagggtttgaggttgaaagaacc</text:p>
      <text:p text:style-name="Preformatted_20_Text">AP008984.1 tcggcgtggaacatgctagcttgggctgttgaggttgaagggtttgaggttgaaag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acctgacctcctcctccttctccttctcctcctcctcctcctctgcttttgcctctt</text:p>
      <text:p text:style-name="Preformatted_20_Text">AP008984.1 tagacctgacctcctcctcctcctccttctccttctcctcctcctctgcttttgcctctt</text:p>
      <text:p text:style-name="Preformatted_20_Text"><text:s text:c="11"/>*********************.***********.**************************</text:p>
      <text:p text:style-name="Preformatted_20_Text"/>
      <text:p text:style-name="Preformatted_20_Text">P01 <text:s text:c="7"/>ccttttcttcttctcctctccggggttcgggagaaggtctcttggcgggtggcggtctgg</text:p>
      <text:p text:style-name="Preformatted_20_Text">AP008984.1 ccttttcttcttctcctctccggggttcgggagaaggtctcttggcgggtggcggt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gagcgagagtcggggctggtcggccttgggtctcggaggagccctcttcctgccgt</text:p>
      <text:p text:style-name="Preformatted_20_Text">AP008984.1 tcgagagcgagagtcggggctggtcggccttgggtctcggaggatccctcttcctgccgt</text:p>
      <text:p text:style-name="Preformatted_20_Text"><text:s text:c="11"/>******************************************** ***************</text:p>
      <text:p text:style-name="Preformatted_20_Text"/>
      <text:p text:style-name="Preformatted_20_Text">P01 <text:s text:c="7"/>ttgctgctgtctcagacttgcggactgtgaccgccgtgtcgcgaatgactttgaggtcga</text:p>
      <text:p text:style-name="Preformatted_20_Text">AP008984.1 ttgctgctgtctcagacttgcggactgtgaccgccgtgtcgcgaatgactttgagg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cccagagccttgtccaagacgccgcaaacctgacggttgactgtgtgtgtgggtt</text:p>
      <text:p text:style-name="Preformatted_20_Text">AP008984.1 gctgacccagagccttgtccaagacgccgcaaacctgacggttgactgtgtgtgtgg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gaggaagggctcgccgtcttctacgcgcagggagtagtggggcctacccctcgtcg</text:p>
      <text:p text:style-name="Preformatted_20_Text">AP008984.1 cagcgaggaagggctcgccgtcttctacgcgcagggagtagtggggcctacccct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aaatcatttttaatgtttacgattaccagcgtcgcaccctcgacgcacacgtcgc</text:p>
      <text:p text:style-name="Preformatted_20_Text">AP008984.1 tctggaaatcatttttaatgtttacgattaccagcgtcgcaccctcgacgcacacg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atcgtctcccttcgccacgcgctccttgagatccgcgtacaccctgtcctcggtcc</text:p>
      <text:p text:style-name="Preformatted_20_Text">AP008984.1 tcagatcgtctcccttcgccacgcgctccttgagatccgcgtacaccctgtcctcg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tttgtaagggagcgttaggtgcctcatgaggttggcggcctcggactctgtcaggc</text:p>
      <text:p text:style-name="Preformatted_20_Text">AP008984.1 acagtttgtaagggagcgttaggtgcctcatgaggttggcggcctcggactctgt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tcggggcgagacgccaaagaacctgctcaccatccccagcagcgtcctgttgtcgt</text:p>
      <text:p text:style-name="Preformatted_20_Text">AP008984.1 tcggtcggggcgagacgccaaagaacctgctcaccatccccagcagcgtcctgtt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gtcgccggcggcgacaccgaacagggagagcgtcgagaagcggcagagctccctaa</text:p>
      <text:p text:style-name="Preformatted_20_Text">AP008984.1 caccgtcgccggcggcgacaccgaacagggagagcgtcgagaagcggcagagctccc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tactggacgcagagtgccgccgtcgcctgcttctcgccgacgctgggcagcccgt</text:p>
      <text:p text:style-name="Preformatted_20_Text">AP008984.1 agaggtactggacgcagagtgccgccgtcgcctgcttctcgccgacgctgggcagc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tagtcggtgccgtacatcgagagacccaccgcggctccgcagcaggccgccgccg</text:p>
      <text:p text:style-name="Preformatted_20_Text">AP008984.1 tggtgtagtcggtgccgtacatcgagagacccaccgcggctccgcagcaggccgccgc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gcctcgggatccacgctcatgcacaccccggtgtcgtccaccatcttgtagcgctcct</text:p>
      <text:p text:style-name="Preformatted_20_Text">AP008984.1 tggcctcgggatccacgctcatgcacaccccggtgtcgtccaccatcttgtagcgc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gtagcgctggtagctcgagaggggcacccggcccgaagcgtagaggagatgggtca</text:p>
      <text:p text:style-name="Preformatted_20_Text">AP008984.1 cgcagtagcgctggtagctcgagaggggcacccggcccgaagcgtagaggagatgg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catgatgctcgccacgctttgcctcttgtccttggccggcgcggccttgttggccc</text:p>
      <text:p text:style-name="Preformatted_20_Text">AP008984.1 ggtccatgatgctcgccacgctttgcctcttgtccttggccggcgcggccttgtt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gaatgtgaagaaggcgccgtccttggtggtgcagaagccgtcgttttggagcctga</text:p>
      <text:p text:style-name="Preformatted_20_Text">AP008984.1 ccgcgaatgtgaagaaggcgccgtccttggtggtgcagaagccgtcgttttggagc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tgctcagccccagcgacgccgtcaccagctcgtacactggctggcccgtcttggcca</text:p>
      <text:p text:style-name="Preformatted_20_Text">AP008984.1 ggttgctcagccccagcgacgccgtcaccagctcgtacactggctggcccgtcttg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cggcacagctcctcgagcttctccgcgggcatgcacgagctcatgtagagcaggg</text:p>
      <text:p text:style-name="Preformatted_20_Text">AP008984.1 cgtcgcggcacagctcctcgagcttctccgcgggcatgcacgagctcatgtagagc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tctaaagagcgggccccgcgtgaaggtcctggcgcaggccctcaggaacccgtacc</text:p>
      <text:p text:style-name="Preformatted_20_Text">AP008984.1 tgcgtctaaagagcgggccccgcgtgaaggtcctggcgcaggccctcaggaacccgt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ctcgtcctcgaggaaggccttgatgccgtccactggcacgcagaactcgtccacca</text:p>
      <text:p text:style-name="Preformatted_20_Text">AP008984.1 agacctcgtcctcgaggaaggccttgatgccgtccactggcacgcagaactcgtcc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ggtccagctgtcaaagtccaacagccacagcagagcgtcgcgctctccctcgaatc</text:p>
      <text:p text:style-name="Preformatted_20_Text">AP008984.1 gcggggtccagctgtcaaagtccaacagccacagcagagcgtcgcgctctccctcga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agcggggtccggacacccgttcaccctaccgtcgctcgagacgaaaggcgccggcc</text:p>
      <text:p text:style-name="Preformatted_20_Text">AP008984.1 ccgcagcggggtccggacacccgttcaccctaccgtcgctcgagacgaaaggcgcc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ctcgccgacgtcgacccagcacagggccaggctgaggctagcgtccatatcgacat</text:p>
      <text:p text:style-name="Preformatted_20_Text">AP008984.1 tcagctcgccgacgtcgacccagcacagggccaggctgaggctagcgtccatatcg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aaactttctgtagctgcggaacagcaggtccgatcgggccagcgcgtctctcttac</text:p>
      <text:p text:style-name="Preformatted_20_Text">AP008984.1 cgacaaactttctgtagctgcggaacagcaggtccgatcgggccagcgcgtctctct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gtcacctccgtcgcgctcgcaggaggagccgtacctggccaccaggatggcggcca</text:p>
      <text:p text:style-name="Preformatted_20_Text">AP008984.1 cactgtcacctccgtcgcgctcgcaggaggagccgtacctggccaccaggatggcg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cgtgtccttggactctattaggacggtggtgcggttggggcaccccagcacgccgc</text:p>
      <text:p text:style-name="Preformatted_20_Text">AP008984.1 tgtccgtgtccttggactctattaggacggtggtgcggttggggcaccccagcacg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tggcagcatctcggccacctggaagcagagcatgtcgctctcgtagtgcagctccc</text:p>
      <text:p text:style-name="Preformatted_20_Text">AP008984.1 gctctggcagcatctcggccacctggaagcagagcatgtcgctctcgtagtgtagctccc</text:p>
      <text:p text:style-name="Preformatted_20_Text"><text:s text:c="11"/>****************************************************.*******</text:p>
      <text:p text:style-name="Preformatted_20_Text"/>
      <text:p text:style-name="Preformatted_20_Text">P01 <text:s text:c="7"/>ggtccgtgtcctccaaaaacttttgaaagagggccctgagcctggccaggtcctcgtccg</text:p>
      <text:p text:style-name="Preformatted_20_Text">AP008984.1 ggtccgtgtcctccaaaaacttttgaaagagggccctgagcctggccaggtcctcgtc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gaagcggacccggacgccatgtgaaaccatccccggcctcccaccccggtcacggcgg</text:p>
      <text:p text:style-name="Preformatted_20_Text">AP008984.1 tggaagcggacccggacgccatgtgaaaccatccccggcctcccaccccggtcac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gtagacgtagtggccgtcgccgccgtcctgcaccctggtcctcgacgcctcgacat</text:p>
      <text:p text:style-name="Preformatted_20_Text">AP008984.1 tgccgtagacgtagtggccgtcgccgccgtcctgcaccctggtcctcgacgcctcg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gtcgtgtctctgcaatatgacgacggtctgtttgggcctgagctccagggtgccca</text:p>
      <text:p text:style-name="Preformatted_20_Text">AP008984.1 cctcgtcgtgtctctgcaatatgacgacggtctgtttgggcctgagctccagggtg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actcgacgatgcgcgcaaagaggttcgccttgtgtcgcgaatccttcagcatcgaca</text:p>
      <text:p text:style-name="Preformatted_20_Text">AP008984.1 cgtactcgacgatgcgcgcaaagaggttcgccttgtgtcgcgaatccttcagcatc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aaagggaatcatcccatgcttccctgtgatgagcgcgctgggcgctcaccgcgaact</text:p>
      <text:p text:style-name="Preformatted_20_Text">AP008984.1 caaaaagggaatcatcccatgcttccctgtgatgagcgcgctgggcgctcaccgcga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ggccaccggccatcgaatccagacagaacaccaccaggttggtggccttgagtttcg</text:p>
      <text:p text:style-name="Preformatted_20_Text">AP008984.1 ttaggccaccggccatcgaatccagacagaacaccaccaggttggtggccttgagt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caagaggcctctgatcttgtccaggaccacatcgacggcgtcgtccatgctcatgc</text:p>
      <text:p text:style-name="Preformatted_20_Text">AP008984.1 ccagcaagaggcctctgatcttgtccaggaccacatcgacggcgtcgtccatgctc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tgccgttgtacttgttcatttccgatgcctgactgaggcatatcgtgtgtatggtca</text:p>
      <text:p text:style-name="Preformatted_20_Text">AP008984.1 ccatgccgttgtacttgttcatttccgatgcctgactgaggcatatcgtgtgtatg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caggtccaggatacagcaaccgtacctggagtcagccttcttgaagcggagcgtct</text:p>
      <text:p text:style-name="Preformatted_20_Text">AP008984.1 gggtcaggtccaggatacagcaaccgtacctggagtcagccttcttgaagcggagc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acccgtggggacgcccagggccctgagccacctcgccgtgttgagatacgtgaaaa</text:p>
      <text:p text:style-name="Preformatted_20_Text">AP008984.1 tgggacccgtggggacgcccagggccctgagccacctcgccgtgttgagatacgtg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cgcgctacgaatacccatcttttatttcttttagagtgaaggagagtgacgatgct</text:p>
      <text:p text:style-name="Preformatted_20_Text">AP008984.1 cgcccgcgctacgaatacccatcttttatttcttttagagtgaaggagagtgacga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ttactctctgagcttgtgggagctgagggtggcggaggggatgaaggagccatgga</text:p>
      <text:p text:style-name="Preformatted_20_Text">AP008984.1 ggacttactctctgagcttgtgggagctgagggtggcggaggggatgaaggagcca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ggtgccgctgcgggtgaccccgatgcggagggctccgagatggcgacggcgaaggg</text:p>
      <text:p text:style-name="Preformatted_20_Text">AP008984.1 caccggtgccgctgcgggtgaccccgatgcggagggctccgagatggcgacggcga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tcgggtcgacccaacaagtcctccgccgccgacctggtcgtgccgagtccctggga</text:p>
      <text:p text:style-name="Preformatted_20_Text">AP008984.1 aggatcgggtcgacccaacaagtcctccgccgccgacctggtcgtgccgagtccct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tggcagggcccgcgcgagcagagggcctcgctcaaggtcggctacgctttccacct</text:p>
      <text:p text:style-name="Preformatted_20_Text">AP008984.1 tcagtggcagggcccgcgcgagcagagggcctcgctcaaggtcggctacgctttcc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ccaggcaggtccagtgggactacgtgtggaacaagtatctgtggctcgacagcac</text:p>
      <text:p text:style-name="Preformatted_20_Text">AP008984.1 gcggcccaggcaggtccagtgggactacgtgtggaacaagtatctgtggctcgacagc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acctgaacctcgcggggccctcgatcctcaccgacctgcccgagtccgtctacatgac</text:p>
      <text:p text:style-name="Preformatted_20_Text">AP008984.1 ggacctgaacctcgcggggccctcgatcctcaccgacctgcccgagtccgtctaca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gcctactacgacacgcgccgctgcggcgtgcccatgaagctcctctttgacatggc</text:p>
      <text:p text:style-name="Preformatted_20_Text">AP008984.1 catggcctactacgacacgcgccgctgcggcgtgcccatgaagctcctctttgaca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acggtggaggacgtcgaggagccgccggacgccgccttcgtcaacctgacgctgcc</text:p>
      <text:p text:style-name="Preformatted_20_Text">AP008984.1 ctcgacggtggaggacgtcgaggagccgccggacgccgccttcgtcaacctgacg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tccaagaacatctcgcgggcctcgcagctggtgacggccagctcctacatggccaa</text:p>
      <text:p text:style-name="Preformatted_20_Text">AP008984.1 ccgctccaagaacatctcgcgggcctcgcagctggtgacggccagctcctacatgg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cacggcatgcgcgtccgaaccgccgccgagctccgactgttctcggaggtcgagca</text:p>
      <text:p text:style-name="Preformatted_20_Text">AP008984.1 ggtgcacggcatgcgcgtccgaaccgccgccgagctccgactgttctcggaggtc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gactgcaactttctggtggccgagaactccgaggagcacgtgctgctggagctgcc</text:p>
      <text:p text:style-name="Preformatted_20_Text">AP008984.1 ggaggactgcaactttctggtggccgagaactccgaggagcacgtgctgctggag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acaccttcgagcaccccaacgcgccgctgatcggcgagcagatcgggcacgtcgg</text:p>
      <text:p text:style-name="Preformatted_20_Text">AP008984.1 gcaggacaccttcgagcaccccaacgcgccgctgatcggcgagcagatcgggcacg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tacggcagggccgcgacgggatggacccagacgcacgtcgccctggccgagcagcg</text:p>
      <text:p text:style-name="Preformatted_20_Text">AP008984.1 ccactacggcagggccgcgacgggatggacccagacgcacgtcgccctggccgagc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aggagcctggacgcccagctcgagcagctcgagctcaccgacaagcgcctccacga</text:p>
      <text:p text:style-name="Preformatted_20_Text">AP008984.1 ggccaggagcctggacgcccagctcgagcagctcgagctcaccgacaagcgcctcc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gacggctcgcacctcgacccctacacgctcaagctgcacgcgctcaagctcaaggc</text:p>
      <text:p text:style-name="Preformatted_20_Text">AP008984.1 cctcgacggctcgcacctcgacccctacacgctcaagctgcacgcgctcaagctca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aagcgccgggtcaacctggccaggggatccaagcgcgtggtgcccgtcacgggcat</text:p>
      <text:p text:style-name="Preformatted_20_Text">AP008984.1 gctcaagcgccgggtcaacctggccaggggatccaagcgcgtggtgcccgtcacgg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gcgctttccagcggcaccaccgatttcctcctgtcgccctattctcacctgcccta</text:p>
      <text:p text:style-name="Preformatted_20_Text">AP008984.1 gaccgcgctttccagcggcaccaccgatttcctcctgtcgccctattctcacctgcc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cgcgactttttcgagaagacctcgggcttcgtcaggcgcaagacacacgccgcgag</text:p>
      <text:p text:style-name="Preformatted_20_Text">AP008984.1 cgagcgcgactttttcgagaagacctcgggcttcgtcaggcgcaagacacacgccg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gtgctgcccaagagcgaggatggcatgaacgccatcgtgcgcctcatcctgcgaca</text:p>
      <text:p text:style-name="Preformatted_20_Text">AP008984.1 agtggtgctgcccaagagcgaggatggcatgaacgccatcgtgcgcctcatcctgc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accttcgtggacgtcgccggcaagatgcgatcggacccgggccccgtcgctcccat</text:p>
      <text:p text:style-name="Preformatted_20_Text">AP008984.1 caacaccttcgtggacgtcgccggcaagatgcgatcggacccgggccccgtcgctc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ctggaccagggcttcaacatagaagagtacatggacggcgcgcccaagggacaggg</text:p>
      <text:p text:style-name="Preformatted_20_Text">AP008984.1 cgcgctggaccagggcttcaacatagaagagtacatggacggcgcgcccaagggacag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ccgaggaggacggcggcccggttcaggagaaccctccgaggcaacagcagcagtacgt</text:p>
      <text:p text:style-name="Preformatted_20_Text">AP008984.1 cgccgaggaggacggcggcccggttcaggagaaccctccgaggcaacagcagcagt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ggtcccctgcccgagatcgcgtcctcacaacccgtgccagtaccaccctcgcagcc</text:p>
      <text:p text:style-name="Preformatted_20_Text">AP008984.1 gttcggtcccctgcccgagatcgcgtcctcacaacccgtgccagtaccaccctcgc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gcacagccgcagacaccctcgcagccaccggcaccggcacagccaccttcgcaacc</text:p>
      <text:p text:style-name="Preformatted_20_Text">AP008984.1 accggcacagccgcagacaccctcgcagccaccggcaccggcacagccaccttcgc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caacctccatcgcctccgcagccctcggagccatcctccctgccctccgtcccctc</text:p>
      <text:p text:style-name="Preformatted_20_Text">AP008984.1 ctctcaacctccatcgcctccgcagccctcggagccatcctccctgccctccgtcc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taccagccgccgtcccctccgatcctcgactcgcaggagctgatggactcctcgca</text:p>
      <text:p text:style-name="Preformatted_20_Text">AP008984.1 gcagtaccagccgccgtcccctccgatcctcgactcgcaggagctgatggactcct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tcgcccgcgccgtcgccacgcagagaggaggacgacggcctgcccaaggtgacggt</text:p>
      <text:p text:style-name="Preformatted_20_Text">AP008984.1 gccatcgcccgcgccgtcgccacgcagagaggaggacgacggcctgcccaaggtga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tgctgccccagcctgagtactacacgctgcagtacaccttcgccaaggtcctgcc</text:p>
      <text:p text:style-name="Preformatted_20_Text">AP008984.1 gcggctgctgccccagcctgagtactacacgctgcagtacaccttcgccaaggtc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acttcttcaggcgcctcaacgtgtgcctggtggcctactcgtacagggccgggct</text:p>
      <text:p text:style-name="Preformatted_20_Text">AP008984.1 cgaggacttcttcaggcgcctcaacgtgtgcctggtggcctactcgtacagggccg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ctgaccaaggtcaggtccgacggcaactgcctgttctcgagcctggccgagctgtg</text:p>
      <text:p text:style-name="Preformatted_20_Text">AP008984.1 gagcctgaccaaggtcaggtccgacggcaactgcctgttctcgagcctggccgagc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gcgacaagacgcgctacatggacatcaagaagatctgttacgactggatcgtgcg</text:p>
      <text:p text:style-name="Preformatted_20_Text">AP008984.1 cctgggcgacaagacgcgctacatggacatcaagaagatctgttacgactggatc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tacgactcggacctgctgctgcacaacagcctccgcacctacctcgaggaccgctc</text:p>
      <text:p text:style-name="Preformatted_20_Text">AP008984.1 caactacgactcggacctgctgctgcacaacagcctccgcacctacctcgaggacc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gacaacggagcgtggggcgagatggtggacgtgcaggcctgcgccgacttcttcca</text:p>
      <text:p text:style-name="Preformatted_20_Text">AP008984.1 cagggacaacggagcgtggggcgagatggtggacgtgcaggcctgcgccgacttct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acgatcaacatcatctcgggctcggaggtgatctcggacagggaggtgaccgtgtc</text:p>
      <text:p text:style-name="Preformatted_20_Text">AP008984.1 cctgacgatcaacatcatctcgggctcggaggtgatctcggacagggaggtgaccg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cagagggtgtccccgcgcgaggacccggccggcacggccgtcaacaggaacgtctt</text:p>
      <text:p text:style-name="Preformatted_20_Text">AP008984.1 catgcagagggtgtccccgcgcgaggacccggccggcacggccgtcaacaggaacg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cgcttcgcgcagagccactacgatccctacaacacgcgctcgacgcccttcaacta</text:p>
      <text:p text:style-name="Preformatted_20_Text">AP008984.1 cctccgcttcgcgcagagccactacgatccctacaacacgcgctcgacgcccttca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agtgggtcacgggcatcggcagcatctgccactacaacggcgtcgacaccttcct</text:p>
      <text:p text:style-name="Preformatted_20_Text">AP008984.1 cgaggagtgggtcacgggcatcggcagcatctgccactacaacggcgtcgacaccttc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cgttcgtgatgggagagcacccgccgcctcccgagggcccccatctctcgggcaggct</text:p>
      <text:p text:style-name="Preformatted_20_Text">AP008984.1 gccgttcgtgatgggagagcacccgccgcctcccgagggcccccatctctcgggca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ctcacggacgagggctacgaggacctgcagcccggcgactcggtctcgcagatcta</text:p>
      <text:p text:style-name="Preformatted_20_Text">AP008984.1 ggcgctcacggacgagggctacgaggacctgcagcccggcgactcggtctcgcaga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cagtccgtcgccggggacggcagcgggcgacgggtggtggacgtgcgggaccccgg</text:p>
      <text:p text:style-name="Preformatted_20_Text">AP008984.1 ctcgcagtccgtcgccggggacggcagcgggcgacgggtggtggacgtgcgggacc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gccttcgagttcaaccaggccgcggccttctccactcagtccaccgcgcgcacctc</text:p>
      <text:p text:style-name="Preformatted_20_Text">AP008984.1 gctggccttcgagttcaaccaggccgcggccttctccactcagtccaccgcgcgca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gccgcgatgctggtggagcccagggagcgggtgccccaggacctgaccctcgccca</text:p>
      <text:p text:style-name="Preformatted_20_Text">AP008984.1 cttcgccgcgatgctggtggagcccagggagcgggtgccccaggacctgaccctcg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tgctccgtgccgtccggcgtcgtcctcacgcgcgagacgctggaggaggccgtcgt</text:p>
      <text:p text:style-name="Preformatted_20_Text">AP008984.1 gttctgctccgtgccgtccggcgtcgtcctcacgcgcgagacgctggaggaggcc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acgctcatcaacatggcagacggcggcttcgccaagtcggttcgcctctacgaggg</text:p>
      <text:p text:style-name="Preformatted_20_Text">AP008984.1 cacgacgctcatcaacatggcagacggcggcttcgccaagtcggttcgcctctacg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tggccgacgccaacgaccagccgctcaccaacgagcagatggcgcggtgcctcga</text:p>
      <text:p text:style-name="Preformatted_20_Text">AP008984.1 agaggtggccgacgccaacgaccagccgctcaccaacgagcagatggcgcggtgc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agcacgctccaaccaggcgccaacggcttcgacagggccgtggagatcctcaggtc</text:p>
      <text:p text:style-name="Preformatted_20_Text">AP008984.1 cgggagcacgctccaaccaggcgccaacggcttcgacagggccgtggagatcctca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accgtcaagccgcccgtcaaccagcagcagcagctcatctacacgcaggatcctcc</text:p>
      <text:p text:style-name="Preformatted_20_Text">AP008984.1 ccacaccgtcaagccgcccgtcaaccagcagcagcagctcatctacacgcaggatc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gtcttctacaaggacttcttcttccacttttacgagatggtctgggccctgcactt</text:p>
      <text:p text:style-name="Preformatted_20_Text">AP008984.1 aggagtcttctacaaggacttcttcttccacttttacgagatggtctgggccctgc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cctctggcgcagaccgtcgtcgaccaggccgtcaggcccagcgtccaccgcaacgc</text:p>
      <text:p text:style-name="Preformatted_20_Text">AP008984.1 tggtcctctggcgcagaccgtcgtcgaccaggccgtcaggcccagcgtccaccgca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tggttgctggccaagctcatgccccgaaacgacgaggccagcgcctacaacgccgt</text:p>
      <text:p text:style-name="Preformatted_20_Text">AP008984.1 ggcgtggttgctggccaagctcatgccccgaaacgacgaggccagcgcctacaacg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tggccttccacaaatacgagacggcggtgctggggacggcgtcggggtggacgac</text:p>
      <text:p text:style-name="Preformatted_20_Text">AP008984.1 ggcggtggccttccacaaatacgagacggcggtgctggggacggcgtcggggtgga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atggggagaatccatcccccagcagacccgcctcgcgcggtccgactacccggccct</text:p>
      <text:p text:style-name="Preformatted_20_Text">AP008984.1 ggtatggggagaatccatcccccagcagacccgcctcgcgcggtccgactacccgg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tcctcaacgccgtcaagcccatgcgcttccccactcccttcacctcctacggccc</text:p>
      <text:p text:style-name="Preformatted_20_Text">AP008984.1 ggccttcctcaacgccgtcaagcccatgcgcttccccactcccttcacctcctacggc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acctggccacctgcgggaaggacgtcggcgtggcgctgggcagagtgggtttcgaccc</text:p>
      <text:p text:style-name="Preformatted_20_Text">AP008984.1 gcacctggccacctgcgggaaggacgtcggcgtggcgctgggcagagtgggtttcg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tcgtctgcaccatgatcggctcggtgacggacgtcggctggaacaacacggtcgt</text:p>
      <text:p text:style-name="Preformatted_20_Text">AP008984.1 gcaggtcgtctgcaccatgatcggctcggtgacggacgtcggctggaacaacacg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agaactgtcccgtggagacggtgctcgccgccgccatcaagctgggcgccaacat</text:p>
      <text:p text:style-name="Preformatted_20_Text">AP008984.1 caacgagaactgtcccgtggagacggtgctcgccgccgccatcaagctgggcgcca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gactttgcgcacctgtcctccagcacggctgtgtggagccaggcctaccgggcggc</text:p>
      <text:p text:style-name="Preformatted_20_Text">AP008984.1 cacggactttgcgcacctgtcctccagcacggctgtgtggagccaggcctaccgg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gcgcacatgggcatccagcgtcgcatcagcatcaggaccatgcgcgacgagctggc</text:p>
      <text:p text:style-name="Preformatted_20_Text">AP008984.1 ctcggcgcacatgggcatccagcgtcgcatcagcatcaggaccatgcgcgacgagc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gtgcacgccgtctggggcctcacgccgcctcccgaggatccctcccgctgctacag</text:p>
      <text:p text:style-name="Preformatted_20_Text">AP008984.1 cagggtgcacgccgtctggggcctcacgccgcctcccgaggatccctcccgctgct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ggctacctcaagctgctcatgacggaccccgagcgcgccagccgggaggacctcat</text:p>
      <text:p text:style-name="Preformatted_20_Text">AP008984.1 gctgggctacctcaagctgctcatgacggaccccgagcgcgccagccgggaggacc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cagatgttcctggacgctctcctcgccgtcaacaacagcacagacgccatccacgt</text:p>
      <text:p text:style-name="Preformatted_20_Text">AP008984.1 caaccagatgttcctggacgctctcctcgccgtcaacaacagcacagacgccatcc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cgctggggaaggccctgccgaacacgacgcaccacgggcacctggactcgctgat</text:p>
      <text:p text:style-name="Preformatted_20_Text">AP008984.1 cgccgcgctggggaaggccctgccgaacacgacgcaccacgggcacctggactcgc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ccacccaggcctcggacaccgtcaacagcatcgagcccaacctgcagatgcacga</text:p>
      <text:p text:style-name="Preformatted_20_Text">AP008984.1 ggtggccacccaggcctcggacaccgtcaacagcatcgagcccaacctgcagatgc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gtcatgaacaccttcagttacctgcccaaaccaacgttccagtgggtcttccccga</text:p>
      <text:p text:style-name="Preformatted_20_Text">AP008984.1 gctggtcatgaacaccttcagttacctgcccaaaccaacgttccagtgggtcttcc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gacccggtcctgtacgccaagcgggtgtgggacacctacgtgagggaccacgacgc</text:p>
      <text:p text:style-name="Preformatted_20_Text">AP008984.1 cacggacccggtcctgtacgccaagcgggtgtgggacacctacgtgagggaccacg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aacacgttcgccctagaccggctcgaggtacccggcgcgcccaagatccagcagct</text:p>
      <text:p text:style-name="Preformatted_20_Text">AP008984.1 cgtcaacacgttcgccctagaccggctcgaggtacccggcgcgcccaagatccag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tgagcacgggcgcctcgtccttcgtggtggtggacggccgggtgatcgtggacct</text:p>
      <text:p text:style-name="Preformatted_20_Text">AP008984.1 gcaggtgagcacgggcgcctcgtccttcgtggtggtggacggccgggtgatcgtgg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ggacggcgtgctacctgaagcagctcagcggcatcacatccttcgcggtgatcgc</text:p>
      <text:p text:style-name="Preformatted_20_Text">AP008984.1 gctgaggacggcgtgctacctgaagcagctcagcggcatcacatccttcgcggtga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cggcacctggacgtgatgcccgaggtcctgctggcagtctgcgtgaacctggccat</text:p>
      <text:p text:style-name="Preformatted_20_Text">AP008984.1 cgcgcggcacctggacgtgatgcccgaggtcctgctggcagtctgcgtgaacctggcc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gcggccgcggggtggagggggactggcccccgatcttcaagctggtgtcgagcttcgc</text:p>
      <text:p text:style-name="Preformatted_20_Text">AP008984.1 gagcggccgcggggtggagggggactggcccccgatcttcaagctggtgtcgagct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caccaccaccacgcgctgtcgtccttcgcctacacgccgccgtatgagctggtgga</text:p>
      <text:p text:style-name="Preformatted_20_Text">AP008984.1 cgtgcaccaccaccacgcgctgtcgtccttcgcctacacgccgccgtatgagctgg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aggttcctgcactgcgccaagcccgaccagcgggtgatcctggctgtgcacgcgct</text:p>
      <text:p text:style-name="Preformatted_20_Text">AP008984.1 cctcaggttcctgcactgcgccaagcccgaccagcgggtgatcctggctgtgcacg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gcccaccgagtcgacaggagcaaccactctgagcgcctgaacgaggccgacgtgat</text:p>
      <text:p text:style-name="Preformatted_20_Text">AP008984.1 gctggcccaccgagtcgacaggagcaaccactctgagcgcctgaacgaggccgacg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gtcggctccagggagatctcgtgcgaggaggtgctccgctgcctgcagaccatgtt</text:p>
      <text:p text:style-name="Preformatted_20_Text">AP008984.1 caaggtcggctccagggagatctcgtgcgaggaggtgctccgctgcctgcagacca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gccgagcccgactactttgcggcgttctggtcgggcgagccctgccagctagagtg</text:p>
      <text:p text:style-name="Preformatted_20_Text">AP008984.1 ccaggccgagcccgactactttgcggcgttctggtcgggcgagccctgccagctag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gcctggtggcgctcgtgctgcttatggcggtcaagcaccggatcggcccggccaa</text:p>
      <text:p text:style-name="Preformatted_20_Text">AP008984.1 cgagggcctggtggcgctcgtgctgcttatggcggtcaagcaccggatcggcccgg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gccgggacacgcacctgtacaagtttctgacctggcgcgacggcgcgctccacaa</text:p>
      <text:p text:style-name="Preformatted_20_Text">AP008984.1 catcagccgggacacgcacctgtacaagtttctgacctggcgcgacggcgcgctcc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ccgaggccaagaccttcgagcgaagggcccagagactgccttacatggactacct</text:p>
      <text:p text:style-name="Preformatted_20_Text">AP008984.1 ggcggccgaggccaagaccttcgagcgaagggcccagagactgccttacatggact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ccatcacggccgcggtcgagacgagggtggccgacctcgccaccgttgacgagtt</text:p>
      <text:p text:style-name="Preformatted_20_Text">AP008984.1 ggacgccatcacggccgcggtcgagacgagggtggccgacctcgccaccgttgacg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cgcgagcacaccacgcgctggtacagcagcctggtcgactcgtcgcagtaccccta</text:p>
      <text:p text:style-name="Preformatted_20_Text">AP008984.1 catccgcgagcacaccacgcgctggtacagcagcctggtcgactcgtcgcagtaccc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atggagaaggtgatcgccttctgcgaccagcacaaggagctgttggggctccgcgt</text:p>
      <text:p text:style-name="Preformatted_20_Text">AP008984.1 cggcatggagaaggtgatcgccttctgcgaccagcacaaggagctgttggggctcc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ctcgcccgggccacggctcaggtgcggacctacttcacagactacaacgcgccgag</text:p>
      <text:p text:style-name="Preformatted_20_Text">AP008984.1 gctcctcgcccgggccacggctcaggtgcggacctacttcacagactacaacgcgc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aggcccttccccgagtaccagcagctggtgatggggtggcccgcgctcttcacgcc</text:p>
      <text:p text:style-name="Preformatted_20_Text">AP008984.1 caggaggcccttccccgagtaccagcagctggtgatggggtggcccgcgctcttca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gtgcagggccccaagcccgccgtcgcggcgccgcagcccgtctacacgccgcgctc</text:p>
      <text:p text:style-name="Preformatted_20_Text">AP008984.1 cgtggtgcagggccccaagcccgccgtcgcggcgccgcagcccgtctacacgccgc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gaccccaacatgccgccccagcgcatggtgtcctcgtcgaccgtcaccgacgacga</text:p>
      <text:p text:style-name="Preformatted_20_Text">AP008984.1 ctcggaccccaacatgccgccccagcgcatggtgtcctcgtcgaccgtcaccgacgac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cggcggcggccaccgcgtccatcctgcagcaggacgacaacaccatcggggacgacgc</text:p>
      <text:p text:style-name="Preformatted_20_Text">AP008984.1 gacggcggcggccaccgcgtccatcctgcagcaggacgacaacaccatcggggacg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cccgcgggatccgagacgggctccgtgatagacctcaggacccagcggggccagga</text:p>
      <text:p text:style-name="Preformatted_20_Text">AP008984.1 cagccccgcgggatccgagacgggctccgtgatagacctcaggacccagcggggcc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cagcagggacagggtgtagtgatggtggacctgaccagacccgacgctcccgaccc</text:p>
      <text:p text:style-name="Preformatted_20_Text">AP008984.1 gtggcagcagggacagggtgtagtgatggtggacctgaccagacccgacgctcccg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tgatcgcgctgtcgcccggcgaggaaccctccgctcggccgctgcgacagcaaga</text:p>
      <text:p text:style-name="Preformatted_20_Text">AP008984.1 cgacgtgatcgcgctgtcgcccggcgaggaaccctccgctcggccgctgcgacagc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accccagcaagcgacgggcgccgtcgagatgatggagatcaccgtcgccgagcccgt</text:p>
      <text:p text:style-name="Preformatted_20_Text">AP008984.1 ggaaccccagcaagcgacgggcgccgtcgagatgatggagatcaccgtccccgagcccgt</text:p>
      <text:p text:style-name="Preformatted_20_Text"><text:s text:c="11"/>************************************************* **********</text:p>
      <text:p text:style-name="Preformatted_20_Text"/>
      <text:p text:style-name="Preformatted_20_Text">P01 <text:s text:c="7"/>cgcggaggacccggcacagcgcgcgctggccgacatcgcggcgcagctcgagcagctgca</text:p>
      <text:p text:style-name="Preformatted_20_Text">AP008984.1 cgcggaggacccggcacagcgcgcgctggccgacatcgcggcgcagctcgagcagc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cagatgaaccccgtccagcctccgccgccgccgaccgaggaaccgccacagcagcc</text:p>
      <text:p text:style-name="Preformatted_20_Text">AP008984.1 ggcccagatgaaccccgtccagcctccgccgccgccgaccgaggaaccgccacagc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ctgccgccacctcaagaagagccacagcagccccatgagcctccgctgccgccacc</text:p>
      <text:p text:style-name="Preformatted_20_Text">AP008984.1 tccgctgccgccacctcaagaagagccacagcagccccatgagcctccgctgccgc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agaaccgccacagcaaccacagcagccccaggagccacagcaggagccgaagcagaa</text:p>
      <text:p text:style-name="Preformatted_20_Text">AP008984.1 acaagaaccgccacagcaaccacagcagccccaggagccacagcaggagccgaagc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aggaggacgagcgggccagggccaagtacgtccaggagtgcagcgacgcctgcct</text:p>
      <text:p text:style-name="Preformatted_20_Text">AP008984.1 ggacgaggaggacgagcgggccagggccaagtacgtccaggagtgcagcgacgcct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aggttccaggaggccggggccagcggcgccttccgaggatgcttcatcgtctgcga</text:p>
      <text:p text:style-name="Preformatted_20_Text">AP008984.1 cgccaggttccaggaggccggggccagcggcgccttccgaggatgcttcatcgtct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gcggacacgacgttcggcgtgccgacgctgtccgtggtcaagatcggcgaggtcat</text:p>
      <text:p text:style-name="Preformatted_20_Text">AP008984.1 tccggcggacacgacgttcggcgtgccgacgctgtccgtggtcaagatcggcgagg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cccaacaagcagttctcctcggtcaagcccaagctgcctccttggttcggcctgga</text:p>
      <text:p text:style-name="Preformatted_20_Text">AP008984.1 catccccaacaagcagttctcctcggtcaagcccaagctgcctccttggttcggcc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cgaacctgctgatgtccgaggtgccgcgctgggaccggcagaagctgcaccagtt</text:p>
      <text:p text:style-name="Preformatted_20_Text">AP008984.1 cgtctcgaacctgctgatgtccgaggtgccgcgctgggaccggcagaagctgcacc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ttcgcgcaaccctcggcgccgccggaccaggacgtcgtggggatcgtgcccttcat</text:p>
      <text:p text:style-name="Preformatted_20_Text">AP008984.1 ttggttcgcgcaaccctcggcgccgccggaccaggacgtcgtggggatcgtgccct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aagggcgcgcccgagccgctgagggccgtctactccgccacgctggccgtcgaccg</text:p>
      <text:p text:style-name="Preformatted_20_Text">AP008984.1 gctcaagggcgcgcccgagccgctgagggccgtctactccgccacgctggccgtcgac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tggcgaggctggccgacctcagctggcagaaccccgacaccagggtggtgctggacgt</text:p>
      <text:p text:style-name="Preformatted_20_Text">AP008984.1 cctggcgaggctggccgacctcagctggcagaaccccgacaccagggtggtgctg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tgcgcctccaactacaactttggcctgatctcggtggccgtgttcaggtacggcgt</text:p>
      <text:p text:style-name="Preformatted_20_Text">AP008984.1 gctgtgcgcctccaactacaactttggcctgatctcggtggccgtgttcaggtacg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tgaccgagcccaagctcctcatgaagcacctgagggactactgcctgtccctggt</text:p>
      <text:p text:style-name="Preformatted_20_Text">AP008984.1 gcagctgaccgagcccaagctcctcatgaagcacctgagggactactgcctgtccc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tacagcgacgtctggagcggcgcgggcggcgcggtcgcggggctgatggaggcctc</text:p>
      <text:p text:style-name="Preformatted_20_Text">AP008984.1 ggtgtacagcgacgtctggagcggcgcgggcggcgcggtcgcggggctgatggagg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aggtgcctggcgcagggcatcgagggccgcgagacggccgagcgcgcgctggcctt</text:p>
      <text:p text:style-name="Preformatted_20_Text">AP008984.1 caggaggtgcctggcgcagggcatcgagggccgcgagacggccgagcgcgcgctgg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agacggaccccttcatgctgggcacccgcatgctcaaggacctgacggaccccag</text:p>
      <text:p text:style-name="Preformatted_20_Text">AP008984.1 cctgcagacggaccccttcatgctgggcacccgcatgctcaaggacctgacggacc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gtcgagctgaaaaactttaccaccatctggaccaagacaaagatcgatgcccacgc</text:p>
      <text:p text:style-name="Preformatted_20_Text">AP008984.1 cacggtcgagctgaaaaactttaccaccatctggaccaagacaaagatcgatgccc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aaggacggcggcgtgtttgcgctgctgccgccggtcggcggcgtggtgcccgaatc</text:p>
      <text:p text:style-name="Preformatted_20_Text">AP008984.1 gtacaaggacggcggcgtgtttgcgctgctgccgccggtcggcggcgtggtgcccga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gtcacgctgcctccgcaggccccggccgagcgggcgccgtccgagcccgactcgcc</text:p>
      <text:p text:style-name="Preformatted_20_Text">AP008984.1 gatcgtcacgctgcctccgcaggccccggccgagcgggcgccgtccgagcccgact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gctcctctggcgccgaccctgcctctgatgcccccgcagcaggagcctccgcagag</text:p>
      <text:p text:style-name="Preformatted_20_Text">AP008984.1 tctcgctcctctggcgccgaccctgcctctgatgcccccgcagcaggagcctccgc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acgctgcccaccgccgcggccgaggccctggcccgcatcgaggagctgatggacac</text:p>
      <text:p text:style-name="Preformatted_20_Text">AP008984.1 tcccacgctgcccaccgccgcggccgaggccctggcccgcatcgaggagctgatgg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cccgtcgtgccggaggccgccgatcgggagctggtgaggagcatcgaggtggcccg</text:p>
      <text:p text:style-name="Preformatted_20_Text">AP008984.1 gggtcccgtcgtgccggaggccgccgatcgggagctggtgaggagcatcgaggtgg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gaccaggtcagggtggtggaggagctggtgaccatccgcacgcagtcctcggacat</text:p>
      <text:p text:style-name="Preformatted_20_Text">AP008984.1 cgtggaccaggtcagggtggtggaggagctggtgaccatccgcacgcagtcctcgg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cgggagaccgagaccgtgaggctcgccgtccagtccgagacgctcgagatgcagac</text:p>
      <text:p text:style-name="Preformatted_20_Text">AP008984.1 ggtgcgggagaccgagaccgtgaggctcgccgtccagtccgagacgctcgagatgc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ctcaagcagagcgaccaggagcgggccgagcgactcgagagggacagggagagggc</text:p>
      <text:p text:style-name="Preformatted_20_Text">AP008984.1 gcgcctcaagcagagcgaccaggagcgggccgagcgactcgagagggacagggag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cgctgggcaaggagcggcgcaagaaaaagagcaagaccagagcccgcgacgatcc</text:p>
      <text:p text:style-name="Preformatted_20_Text">AP008984.1 cgccgcgctgggcaaggagcggcgcaagaaaaagagcaagaccagagcccgcgacgat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acgacgcccgcgagagggaccgcgagagcaaggccgagcgaaagcgccgccttgtgga</text:p>
      <text:p text:style-name="Preformatted_20_Text">AP008984.1 ctacgacgcccgcgagagggaccgcgagagcaaggccgagcgaaagcgccgccttg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cgacgcgccgtcttcgaggagcgccgcagcctggaggttcagctgctggacatgcg</text:p>
      <text:p text:style-name="Preformatted_20_Text">AP008984.1 gaagcgacgcgccgtcttcgaggagcgccgcagcctggaggttcagctgctggaca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aaccctctggagctcccctcgtctcagccgctgaccgaggaggaggtgcgggtcat</text:p>
      <text:p text:style-name="Preformatted_20_Text">AP008984.1 tcggaaccctctggagctcccctcgtctcagccgctgaccgaggaggaggtgcggg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tcgggttccgagttcataccgcccgacgcggtggactctgacctggagagcgtggc</text:p>
      <text:p text:style-name="Preformatted_20_Text">AP008984.1 cacctcgggttccgagttcataccgcccgacgcggtggactctgacctggagagc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acgacggacaccgaggccgtcagcgtcgcgagcggcagggtggcggacgtggcgga</text:p>
      <text:p text:style-name="Preformatted_20_Text">AP008984.1 gacgacgacggacaccgaggccgtcagcgtcgcgagcggcagggtggcggacgtggc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gcggacgtggaggagatggagcccggcaccccgacgcccgacatggacgacgagac</text:p>
      <text:p text:style-name="Preformatted_20_Text">AP008984.1 cgtggcggacgtggaggagatggagcccggcaccccgacgcccgacatggacgacg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tcgctggtgcgcgattttgtggcgggcgcctttgccgagtcggacgacgacgagac</text:p>
      <text:p text:style-name="Preformatted_20_Text">AP008984.1 ggcttcgctggtgcgcgattttgtggcgggcgcctttgccgagtcggacgacgacg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ccgaacgacggcgaccagagttggatggacaacccgcaggtggcccacgccgtgga</text:p>
      <text:p text:style-name="Preformatted_20_Text">AP008984.1 gtacccgaacgacggcgaccagagttggatggacaacccgcaggtggcccacgccg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tggtcggcgtgctgggagctgtgccgctacgcgttctggacggcggcggacgagcg</text:p>
      <text:p text:style-name="Preformatted_20_Text">AP008984.1 cgagtggtcggcgtgctgggagctgtgccgctacgcgttctggacggcggcggacg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cgatcgaggagcttgatcaacgtgtggcgccgcgtggagatcaccgacgtgaaggc</text:p>
      <text:p text:style-name="Preformatted_20_Text">AP008984.1 cacccgatcgaggagcttgatcaacgtgtggcgccgcgtggagatcaccgacgtga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ctggagctcatgtccccgaggggccgtgacctgtcccggcactgcttcgtggtgcg</text:p>
      <text:p text:style-name="Preformatted_20_Text">AP008984.1 cgtgctggagctcatgtccccgaggggccgtgacctgtcccggcactgcttcgtg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aaccaggtggcctggcgctcgatggtgcgccagcgcggcggctggcctgtcggcgg</text:p>
      <text:p text:style-name="Preformatted_20_Text">AP008984.1 cgagaaccaggtggcctggcgctcgatggtgcgccagcgcggcggctggcctgtc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aggtggacggacttttgcctgacggaggccgagcggcagctggccgagctggccgt</text:p>
      <text:p text:style-name="Preformatted_20_Text">AP008984.1 cgtgaggtggacggacttttgcctgacggaggccgagcggcagctggccgagctgg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aacctggactcgtgcgtggccacgctcttctcggagctcgaggacccggtggggat</text:p>
      <text:p text:style-name="Preformatted_20_Text">AP008984.1 gcggaacctggactcgtgcgtggccacgctcttctcggagctcgaggacccggtggg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tcgacctcgtgcccgctggcctttagcatctggcacgacgtcggcgtgtcgaagga</text:p>
      <text:p text:style-name="Preformatted_20_Text">AP008984.1 gctctcgacctcgtgcccgctggcctttagcatctggcacgacgtcggcgtgtcga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gtgcaggcgctgacgacggtcgacagggaggccgtcgagttgtcgcagctggaggt</text:p>
      <text:p text:style-name="Preformatted_20_Text">AP008984.1 gatggtgcaggcgctgacgacggtcgacagggaggccgtcgagttgtcgcagctggag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acgacctgacgaggtgcaaggcctgggtgcacgcgttgggccataaggacaataaaga</text:p>
      <text:p text:style-name="Preformatted_20_Text">AP008984.1 cgacgacctgacgaggtgcaaggcctgggtgcacgcgttgggccataaggacaata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attttgtggtgctgtggccaaccttttgtcggacatcgaggctctcgatcagattcc</text:p>
      <text:p text:style-name="Preformatted_20_Text">AP008984.1 gatattttgtggtgctgtggccaaccttttgtcggacatcgaggctctcgatcagat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gtcccatcacccaccagcagcatggcggccggcggcgggttcgagatcccggagca</text:p>
      <text:p text:style-name="Preformatted_20_Text">AP008984.1 ccccgtcccatcacccaccagcagcatggcggccggcggcgggttcgagatcccg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cagttggagctgagcagcctctttggcgccgatgagctccggaccgtgacctacag</text:p>
      <text:p text:style-name="Preformatted_20_Text">AP008984.1 actgcagttggagctgagcagcctctttggcgccgatgagctccggaccgtgacct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cgcaaccgcgacgtgtttgctaccgattcttcgacgttcgtgcctcccctgcagca</text:p>
      <text:p text:style-name="Preformatted_20_Text">AP008984.1 gctccgcaaccgcgacgtgtttgctaccgattcttcgacgttcgtgcctcccctg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cagaggcagcagcagcgggcctccgcagcgccctccacggcggggtaccaatcgaa</text:p>
      <text:p text:style-name="Preformatted_20_Text">AP008984.1 gaagcagaggcagcagcagcgggcctccgcagcgccctccacggcggggtaccaatc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ggcctcgagccctcgacgcccaacccgccgactgccttcacgcagcagcagccgac</text:p>
      <text:p text:style-name="Preformatted_20_Text">AP008984.1 tcacggcctcgagccctcgacgcccaacccgccgactgccttcacgcagcagcagc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cccagagaagacgtacctgcggcgcgagtggacctcaacgttgtggccaacatcgc</text:p>
      <text:p text:style-name="Preformatted_20_Text">AP008984.1 ggcgcccagagaagacgtacctgcggcgcgagtggacctcaacgttgtggccaaca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aggaactcgagacagcagcaggaccagcaggccgaggaggagtactaccggcagca</text:p>
      <text:p text:style-name="Preformatted_20_Text">AP008984.1 cgccaggaactcgagacagcagcaggaccagcaggccgaggaggagtactaccgg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caggagcagcgcgccgcccgggagcgtctggccatcgagcaggcagagcgcgaggc</text:p>
      <text:p text:style-name="Preformatted_20_Text">AP008984.1 ggagcaggagcagcgcgccgcccgggagcgtctggccatcgagcaggcagagcgcg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gacagggtcctccagcagcaggccgcgcaggcacaggaggacgaacagcagtacaa</text:p>
      <text:p text:style-name="Preformatted_20_Text">AP008984.1 cagagacagggtcctccagcagcaggccgcgcaggcacaggaggacgaacagcagt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tccgacagcagccaggatggtcaacgcgtgccgccgcccgacgacgtgcaaacggg</text:p>
      <text:p text:style-name="Preformatted_20_Text">AP008984.1 cgagtccgacagcagccaggatggtcaacgcgtgccgccgcccgacgacgtgcaaa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tacgggtaccgtgcgccgaacatgtacggggtcgagtacagcaaccaagaagaata</text:p>
      <text:p text:style-name="Preformatted_20_Text">AP008984.1 cgcgtacgggtaccgtgcgccgaacatgtacggggtcgagtacagcaaccaagaaga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cggtggtatccgcagtattcgcaagacgactacggccagggctcccagcaagacta</text:p>
      <text:p text:style-name="Preformatted_20_Text">AP008984.1 cactcggtggtatccgcagtattcgcaagacgactacggccagggctcccagcaag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cagggctcccagcagcaagccaccgaagtcatcgtcggtcaagtgtctggccaggg</text:p>
      <text:p text:style-name="Preformatted_20_Text">AP008984.1 cggccagggctcccagcagcaagccaccgaagtcatcgtcggtcaagtgtctggcc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gggcagctcacggggaccggcaacatcttcacgctggccaacaccggcaacactgg</text:p>
      <text:p text:style-name="Preformatted_20_Text">AP008984.1 cagcgggcagctcacggggaccggcaacatcttcacgctggccaacaccggcaacact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acccagggacgctcggcaacaccaactacaacggcaacggcacgtcgtacatcaaccc</text:p>
      <text:p text:style-name="Preformatted_20_Text">AP008984.1 caacccagggacgctcggcaacaccaactacaacggcaacggcacgtcgtacatca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caaccccctcaacccgacggggcccatccgcatcacggggaccggcctcccgggcac</text:p>
      <text:p text:style-name="Preformatted_20_Text">AP008984.1 aaccaaccccctcaacccgacggggcccatccgcatcacggggaccggcctcccg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aactccgggacgggcaacccgggtcctcttccacccggcaacccaggcaccacggg</text:p>
      <text:p text:style-name="Preformatted_20_Text">AP008984.1 gggcaactccgggacgggcaacccgggtcctcttccacccggcaacccaggcacca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acagggacaggcaacacgggtaacccaggcttctctggcaactctggcttcagcgg</text:p>
      <text:p text:style-name="Preformatted_20_Text">AP008984.1 caacacagggacaggcaacacgggtaacccaggcttctctggcaactctggcttca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cagcggcaacccgggtccaccacccggaccgccaggcaacccaggcggcaacagcgg</text:p>
      <text:p text:style-name="Preformatted_20_Text">AP008984.1 taacagcggcaacccgggtccaccacccggaccgccaggcaacccaggcggcaaca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ggcggcggcagtggcggcaaccctccaccaaatccaccgccgtttggtcctcctcc</text:p>
      <text:p text:style-name="Preformatted_20_Text">AP008984.1 aggcggcggcggcagtggcggaaaccctccaccaaatccaccgccgtttggtcctcctcc</text:p>
      <text:p text:style-name="Preformatted_20_Text"><text:s text:c="11"/>********************* **************************************</text:p>
      <text:p text:style-name="Preformatted_20_Text"/>
      <text:p text:style-name="Preformatted_20_Text">P01 <text:s text:c="7"/>aggcggacgcggatttttcggcggcggcggctcgggatcgggcggccgcggcggaggcgg</text:p>
      <text:p text:style-name="Preformatted_20_Text">AP008984.1 aggcggacgcggatttttcggcggcggcggctcgggatcgggcggccgcggcgga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gaggccgaggcttcaacaacggcgggtcggcgctgaaccgtccccgctcctcggc</text:p>
      <text:p text:style-name="Preformatted_20_Text">AP008984.1 cggcggaggccgaggcttcaacaacggcgggtcggcgctgaaccgtccccgctcct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cccgtggacatgacccagcacatcctggccagcaacagcaacatcgcgcccttcca</text:p>
      <text:p text:style-name="Preformatted_20_Text">AP008984.1 caggcccgtggacatgacccagcacatcctggccagcaacagcaacatcgcgccct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tctacgacgagcagctccgcatcgtaatcctccgcgacgtgagcgcgcacctgac</text:p>
      <text:p text:style-name="Preformatted_20_Text">AP008984.1 cgacgtctacgacgagcagctccgcatcgtaatcctccgcgacgtgagcgcgcacc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acggtcgcccctcgcttcagacgcgtacccgtcttcgtgccgcagcccgcacagca</text:p>
      <text:p text:style-name="Preformatted_20_Text">AP008984.1 cggcacggtcgcccctcgcttcagacgcgtacccgtcttcgtgccgcagcccgca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accctgccgggtctctttgagcccaacctggcctacatgcagtggtacgacggcgc</text:p>
      <text:p text:style-name="Preformatted_20_Text">AP008984.1 gggcaccctgccgggtctctttgagcccaacctggcctacatgcagtggtacgacg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aacaacgccgcggcggccaacatcgtctacccggcgctgcccaacccctctcactt</text:p>
      <text:p text:style-name="Preformatted_20_Text">AP008984.1 gctcaacaacgccgcggcggccaacatcgtctacccggcgctgcccaacccctctc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ggcaaccccaaccccgacatccgcttcgacgtctcgcaggaggtgcaggaaaagtt</text:p>
      <text:p text:style-name="Preformatted_20_Text">AP008984.1 tgacggcaaccccaaccccgacatccgcttcgacgtctcgcaggaggtgcaggaaa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gccaccgcgatgatctgggagatgcccagccgctgcctcatctacacgcacatggc</text:p>
      <text:p text:style-name="Preformatted_20_Text">AP008984.1 tgacgccaccgcgatgatctgggagatgcccagccgctgcctcatctacacgcaca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tgcgtgaggtggtgcctcaacagccacgcgctgatgtgcaccgaggccgtggtggc</text:p>
      <text:p text:style-name="Preformatted_20_Text">AP008984.1 cgactgcgtgaggtggtgcctcaacagccacgcgctgatgtgcaccgaggccgtggtg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tgggtcagtactgcgcgctggtcaacgcggcagagttctaccagatcctggccggcct</text:p>
      <text:p text:style-name="Preformatted_20_Text">AP008984.1 cctgggtcagtactgcgcgctggtcaacgcggcagagttctaccagatcctggcc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ttcaggcagcagctgtcctcgcagcagtgcgtcgtctactacatgctgtggggctg</text:p>
      <text:p text:style-name="Preformatted_20_Text">AP008984.1 cgagttcaggcagcagctgtcctcgcagcagtgcgtcgtctactacatgctgtggg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tggtgccctccacgcacatctacaccggcaacgacggcttggcctacaacctggc</text:p>
      <text:p text:style-name="Preformatted_20_Text">AP008984.1 cctgctggtgccctccacgcacatctacaccggcaacgacggcttggcctacaacc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ccgccgaaccccgtcgaccgcacggcgttcgtgctcaacctcgagaacacgctgac</text:p>
      <text:p text:style-name="Preformatted_20_Text">AP008984.1 cgcgccgccgaaccccgtcgaccgcacggcgttcgtgctcaacctcgagaacacgc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gcgtcgccgtcaacaacgggccctcgttcggccccgacgtctgggccacgctcct</text:p>
      <text:p text:style-name="Preformatted_20_Text">AP008984.1 caacggcgtcgccgtcaacaacgggccctcgttcggccccgacgtctgggccacgc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acggtggcgcagctgggcaacgtctccggctcgtccgagttctgggccgtcgcggg</text:p>
      <text:p text:style-name="Preformatted_20_Text">AP008984.1 gtacacggtggcgcagctgggcaacgtctccggctcgtccgagttctgggccgtcg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tacctcacggagctcgtctacaccaacctgggcaactccttcaactgcctcatgcg</text:p>
      <text:p text:style-name="Preformatted_20_Text">AP008984.1 actctacctcacggagctcgtctacaccaacctgggcaactccttcaactgcctca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gccacgctgctcgagagcatgcggcgcacgtacctctacgagaaccacctcatggg</text:p>
      <text:p text:style-name="Preformatted_20_Text">AP008984.1 catggccacgctgctcgagagcatgcggcgcacgtacctctacgagaaccacctca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gactttatgctgggcggcctgaccggcgtggagatggccccggcctgcgacggctc</text:p>
      <text:p text:style-name="Preformatted_20_Text">AP008984.1 ctacgactttatgctgggcggcctgaccggcgtggagatggccccggcctgcgacg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tcgccgtgcgcgacgtcgaccagtggcagtacagcgtgcgcaacgagcgcaacac</text:p>
      <text:p text:style-name="Preformatted_20_Text">AP008984.1 ggcggtcgccgtgcgcgacgtcgaccagtggcagtacagcgtgcgcaacgaccgcaacac</text:p>
      <text:p text:style-name="Preformatted_20_Text"><text:s text:c="11"/>*************************************************** ********</text:p>
      <text:p text:style-name="Preformatted_20_Text"/>
      <text:p text:style-name="Preformatted_20_Text">P01 <text:s text:c="7"/>gagcttcttctacctgtcgggcatgaggaagctggtgctggggcccggctcgctgggcac</text:p>
      <text:p text:style-name="Preformatted_20_Text">AP008984.1 gagcttcttctacctgtcgggcatgaggaagctggtgctggggcccggctcgctg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gtcgcgctgctggacctgccgcaggaccgcgacagggacgcgttcaaagccggcat</text:p>
      <text:p text:style-name="Preformatted_20_Text">AP008984.1 ccgcgtcgcgctgctggacctgccgcaggaccgcgacagggacgcgttcaaagccg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ccgcgactgccccatgcttatacccaggcccctcaactacatggggccagccttctt</text:p>
      <text:p text:style-name="Preformatted_20_Text">AP008984.1 taaccgcgactgccccatgcttatacccaggcccctcaactacatggggccagcct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gcgcagcagcaggtcttcaagaacgcggaccactacctgctcaacaccaacaacta</text:p>
      <text:p text:style-name="Preformatted_20_Text">AP008984.1 ctacgcgcagcagcaggtcttcaagaacgcggaccactacctgctcaacaccaaca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gcgtcgctggcgctgatctgccgcgacatgctgggctactacaccatcaacaacgc</text:p>
      <text:p text:style-name="Preformatted_20_Text">AP008984.1 ccgcgcgtcgctggcgctgatctgccgcgacatgctgggctactacaccatcaaca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actgctgccgcatctcggaggcccgcggcaagggctggctggtggacccgcagtc</text:p>
      <text:p text:style-name="Preformatted_20_Text">AP008984.1 gcggcactgctgccgcatctcggaggcccgcggcaagggctggctggtggacccgcag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cgctccgccgccgccactttttcgagagcatcctctacgactcgaccaacgagccggc</text:p>
      <text:p text:style-name="Preformatted_20_Text">AP008984.1 gccgctccgccgccgccactttttcgagagcatcctctacgactcgaccaacgagc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gccgggccgtcgcaaccagcagtttatcaccagcgcgcaccacatgaaccagggcgc</text:p>
      <text:p text:style-name="Preformatted_20_Text">AP008984.1 ggggccgggccgtcgcaaccagcagtttatcaccagcgcgcaccacatgaaccagg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gcggcttcggcgccgtgcgccagggcacctacgtgagcaacaccgtcgtggcgtc</text:p>
      <text:p text:style-name="Preformatted_20_Text">AP008984.1 cagcagcggcttcggcgccgtgcgccagggcacctacgtgagcaacaccgtcgtgg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ctggggctgcagatggcgacggtcaccaccaaggacctcatcatcgagggcgacga</text:p>
      <text:p text:style-name="Preformatted_20_Text">AP008984.1 gatcctggggctgcagatggcgacggtcaccaccaaggacctcatcatcgagggcg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gactacgtgaccaaccccgacgacttcatcatgaccgcggcggacgaggagctcct</text:p>
      <text:p text:style-name="Preformatted_20_Text">AP008984.1 gtccgactacgtgaccaaccccgacgacttcatcatgaccgcggcggacgaggagc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ccgctcatcaacagcaggacccacatcagggccggcgccaacctcttcgacatgga</text:p>
      <text:p text:style-name="Preformatted_20_Text">AP008984.1 ctacccgctcatcaacagcaggacccacatcagggccggcgccaacctcttcgaca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gccccttcggctaccccatcttcaaccgcaacggcagcatcggcacctacggcgt</text:p>
      <text:p text:style-name="Preformatted_20_Text">AP008984.1 catcagccccttcggctaccccatcttcaaccgcaacggcagcatcggcacctacg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atgctcaagtggaccgccgactataacctggagaaggccaacttcaacatcaccga</text:p>
      <text:p text:style-name="Preformatted_20_Text">AP008984.1 cgacatgctcaagtggaccgccgactataacctggagaaggccaacttcaacatca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tgcacgctcttcagctacgagctcacgcggctcgagtcccgcgtgctgagcgactg</text:p>
      <text:p text:style-name="Preformatted_20_Text">AP008984.1 gatctgcacgctcttcagctacgagctcacgcggctcgagtcccgcgtgctgagcg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aaagcgggccgcttcaacgtcaaccagtgggccttcatgcactgctgcatgatcgt</text:p>
      <text:p text:style-name="Preformatted_20_Text">AP008984.1 gtccaaagcgggccgcttcaacgtcaaccagtgggccttcatgcactgctgcatga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cagaaccgcgacgacatccccgccggtcagttctgggagtacggcacggaggtggc</text:p>
      <text:p text:style-name="Preformatted_20_Text">AP008984.1 catgcagaaccgcgacgacatccccgccggtcagttctgggagtacggcacggag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gcggccccgagcgtctcagggcgctgggctactccaacgtcaggatctcggcgct</text:p>
      <text:p text:style-name="Preformatted_20_Text">AP008984.1 cgagggcggccccgagcgtctcagggcgctgggctactccaacgtcaggatctcgg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aagctcgccaacaccttcaagctgatgaacatgcagtgccgcgagttcaccacgac</text:p>
      <text:p text:style-name="Preformatted_20_Text">AP008984.1 cgtcaagctcgccaacaccttcaagctgatgaacatgcagtgccgcgagttcacca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ccggcgcagcccgccgtcaccctcgccaacttccaggtgcagctcaacctcaccat</text:p>
      <text:p text:style-name="Preformatted_20_Text">AP008984.1 caagccggcgcagcccgccgtcaccctcgccaacttccaggtgcagctcaacctca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ccatggccagctgcctgggcctcatcgacctgttcgccaaggtcatcttcaaggt</text:p>
      <text:p text:style-name="Preformatted_20_Text">AP008984.1 cagcaccatggccagctgcctgggcctcatcgacctgttcgccaaggtcatcttca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ttcatgaacggcgtgcagtgcctggccaccatgcccctcacgcagctgcttaagca</text:p>
      <text:p text:style-name="Preformatted_20_Text">AP008984.1 gcccttcatgaacggcgtgcagtgcctggccaccatgcccctcacgcagctgctcaagca</text:p>
      <text:p text:style-name="Preformatted_20_Text"><text:soft-page-break/><text:s text:c="11"/>******************************************************.*****</text:p>
      <text:p text:style-name="Preformatted_20_Text"/>
      <text:p text:style-name="Preformatted_20_Text">P01 <text:s text:c="7"/>gggctacaccaactacaagcgcgtggcccacaagtacgagacggtgctcagcgcccgccg</text:p>
      <text:p text:style-name="Preformatted_20_Text">AP008984.1 gggctacaccaactacaagcgcgtggcccacaagtacgagacggtgctcagcgcc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atgtcctccggcctgaagagagacaactttatcgtcaacggcgagttcctcatcag</text:p>
      <text:p text:style-name="Preformatted_20_Text">AP008984.1 cctcatgtcctccggcctgaagagagacaactttatcgtcaacggcgagttcctca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cacggcacttaggccgcagcgacccgtcaccagaccccgggaccttacactccatt</text:p>
      <text:p text:style-name="Preformatted_20_Text">AP008984.1 ctaccacggcacttaggccgcagcgacccgtcaccagaccccgggaccttacactcc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cagactgttagtgctagtcagtgctgttgtcgtatcgcgcttgtgctggtc-tttg</text:p>
      <text:p text:style-name="Preformatted_20_Text">AP008984.1 ctcacagactgttagtgctagtcagtgctgttgtcgtatcgcgcttgtgctggtcttttg</text:p>
      <text:p text:style-name="Preformatted_20_Text"><text:s text:c="11"/>******************************************************* ****</text:p>
      <text:p text:style-name="Preformatted_20_Text"/>
      <text:p text:style-name="Preformatted_20_Text">P01 <text:s text:c="7"/>taatataaataaataaaagagattataatgtcgagtgtggacgagtctgagttcttagcg</text:p>
      <text:p text:style-name="Preformatted_20_Text">AP008984.1 taatataaataaataaaagagattataatgtcgagtgtggaagagtctgagttcttagag</text:p>
      <text:p text:style-name="Preformatted_20_Text"><text:s text:c="11"/>***************************************** **************** *</text:p>
      <text:p text:style-name="Preformatted_20_Text"/>
      <text:p text:style-name="Preformatted_20_Text">P01 <text:s text:c="7"/>gcaccatctggtgagggagaagaggatgaagacggcgaagaagaggacgagtgcgccagg</text:p>
      <text:p text:style-name="Preformatted_20_Text">AP008984.1 gcaccatctggtgagggagaagaggatgaagacggcgaagaagaggacgagtgcgc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agttcctgagcctggacgaggccatgaaccctctgtactacaactggatagtgcgc</text:p>
      <text:p text:style-name="Preformatted_20_Text">AP008984.1 atggagttcctgagcctggacgaggccatgaaccctctgtactacaactggatagt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acgagtacgtgctggcgcacatgccgaaggggaccgacgcgtacacctgcgtcgac</text:p>
      <text:p text:style-name="Preformatted_20_Text">AP008984.1 ttcaacgagtacgtgctggcgcacatgccgaaggggaccgacgcgtacacctgcgt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accccgtcgagctcgtgacggccgacgtgcccgacccggaggaccgggcgcagctg</text:p>
      <text:p text:style-name="Preformatted_20_Text">AP008984.1 ctggaccccgtcgagctcgtgacggccgacgtgcccgacccggaggaccgggcgca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acgactggcgcgccgctttcgaggagggactgtggcagcacctcaggtccgccaac</text:p>
      <text:p text:style-name="Preformatted_20_Text">AP008984.1 tggcacgactggcgcgccgctttcgaggagggactgtggcagcacctcaggtccgc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tctactcgacggggcgaacctgcatcaggcccgcgacctacctgccggtgcacaac</text:p>
      <text:p text:style-name="Preformatted_20_Text">AP008984.1 gagctctactcgacggggcgaacctgcatcaggcccgcgacctacctgccggtgca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tggtgcacctcatgaaccaagaggccccctccgagcgcaaggccgtgctgctgtgg</text:p>
      <text:p text:style-name="Preformatted_20_Text">AP008984.1 cagctggtgcacctcatgaaccaagaggccccctccgagcgcaaggccgtgctgct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cctcgcacctcctgaccagagtcgacgacgccgggatggagaacctggcgtcgtcg</text:p>
      <text:p text:style-name="Preformatted_20_Text">AP008984.1 atggcctcgcacctcctgaccagagtcgacgacgccgggatggagaacctggcgt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attggagggtggccaccctcgccagcgtgatgagtccccgctgcgccctggcctcg</text:p>
      <text:p text:style-name="Preformatted_20_Text">AP008984.1 ctcgattggagggtggccaccctcgccagcgtgatgagtccccgctgcgccctggc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ggttcaggactctggcccgcatgaggatcggggtggtgtgcgccatgtggcccctg</text:p>
      <text:p text:style-name="Preformatted_20_Text">AP008984.1 ctgaggttcaggactctggcccgcatgaggatcggggtggtgtgcgccatgtggcc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aggaccagctcgcgcggctcacgcaccaggactggtccgggtacctctacaccttc</text:p>
      <text:p text:style-name="Preformatted_20_Text">AP008984.1 ctcgaggaccagctcgcgcggctcacgcaccaggactggtccgggtacctctacacct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acacctcacggacgagagcggcgagcgcgacgtctttgagatggcggccaactacagg</text:p>
      <text:p text:style-name="Preformatted_20_Text">AP008984.1 agacacctcacggacgagagcggcgagcgcgacgtctttgagatggcggccaacta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gagtgtgcctgtcgctgatcggggaggcccgccgctacacgccgcgcacggacgag</text:p>
      <text:p text:style-name="Preformatted_20_Text">AP008984.1 cgcagagtgtgcctgtcgctgatcggggaggcccgccgctacacgccgcgcacgga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tccacctggacggcaccaagctgaggctggccgctgcggccctgaccaacgcgacg</text:p>
      <text:p text:style-name="Preformatted_20_Text">AP008984.1 tccctccacctggacggcaccaagctgaggctggccgctgcggccctgaccaacgc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acatgatcatcgacgacgtcgtgcgggcggccaccacctgcgaccacagggcgcac</text:p>
      <text:p text:style-name="Preformatted_20_Text">AP008984.1 ccttacatgatcatcgacgacgtcgtgcgggcggccaccacctgcgaccacagggc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aggagcgactcggaagctacctcgactcgcggcgatcggccctgcacgtcttgata</text:p>
      <text:p text:style-name="Preformatted_20_Text">AP008984.1 tggcaggagcgactcggaagctacctcgactcgcggcgatcggccctgcacgtcttg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tcggggtgcatcacggcgacgcaggccgactacatgaacgtgctgtgggaggaagcc</text:p>
      <text:p text:style-name="Preformatted_20_Text">AP008984.1 atctcggggtgcatcacggcgacgcaggccgactacatgaacgtgctgtgggagga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agatatccgaggcagagcgcgcagcggtgtgaacgctcgcgcatgtgtttgcggtt</text:p>
      <text:p text:style-name="Preformatted_20_Text">AP008984.1 gtcgagatatccgaggcagagcgcgcagcggtgtgaacgctcgcgcatgtgtttgcg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gtgtgtattcaaacaataaagcgtttaaaaatgatggtcctcccatgctttttatt</text:p>
      <text:p text:style-name="Preformatted_20_Text">AP008984.1 atgg--gtgtattcaaacaataaagcgtttaaaaatgatggtcctcccatgctttttatt</text:p>
      <text:p text:style-name="Preformatted_20_Text"><text:s text:c="11"/>**** <text:s/>******************************************************</text:p>
      <text:p text:style-name="Preformatted_20_Text"/>
      <text:p text:style-name="Preformatted_20_Text">P01 <text:s text:c="7"/>caatcctgctcctcttgaaaagcttaagatgaatacttcaatcgcattgtgccttgtgat</text:p>
      <text:p text:style-name="Preformatted_20_Text">AP008984.1 caatcctgctcctcttgaaaagcttaagatgaatacttcaatcgcattgtgccttg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tctgtgctgcttcttctgacaacagtacaaccacaacatcgactgagaccactct</text:p>
      <text:p text:style-name="Preformatted_20_Text">AP008984.1 cctggtctgtgctgcttcttctgacaacagtacaaccacaacatcgactgagacca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accacaagttccgcaacgtctaccactgttcaacctacaacggatggccagtcgcg</text:p>
      <text:p text:style-name="Preformatted_20_Text">AP008984.1 acctaccacaagttccgcaacgtctaccactgttcaacctacaacggatggcaatac---</text:p>
      <text:p text:style-name="Preformatted_20_Text"><text:s text:c="11"/>**************************************************** * <text:s/>* <text:s text:c="2"/></text:p>
      <text:p text:style-name="Preformatted_20_Text"/>
      <text:p text:style-name="Preformatted_20_Text">P01 <text:s text:c="7"/>catcagcgc--tccacggtgcatccagcgcatccaacggtgcatccagtgcatccagtgc</text:p>
      <text:p text:style-name="Preformatted_20_Text">AP008984.1 caccagcgcatccaacggtgcatccagtgcatcca---gtgcatccagtgcatccagtgc</text:p>
      <text:p text:style-name="Preformatted_20_Text"><text:s text:c="11"/>**.****** <text:s/>.* *************.******* <text:s text:c="2"/>**********************</text:p>
      <text:p text:style-name="Preformatted_20_Text"/>
      <text:p text:style-name="Preformatted_20_Text">P01 <text:s text:c="7"/>atccagtgcatcctccatcacccagcctgtcactagttctaccgccaatgttaccgatgt</text:p>
      <text:p text:style-name="Preformatted_20_Text">AP008984.1 atccagtgcatcctccatcacccagcctgtcactagttctaccgccaatgttaccg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gatcatctcaacgatcctcacctcccttaatgccagcggtgtcaacgtcagtgctat</text:p>
      <text:p text:style-name="Preformatted_20_Text">AP008984.1 tacgatcatctcaacgatcctcacctcccttaatgccagcggtgtcaacgtcagtgc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cagcctgccaatgtcagtaccgccgccgcctccgccgcctcaaccgaatcaacaac</text:p>
      <text:p text:style-name="Preformatted_20_Text">AP008984.1 cacccagcctgc-----tcagtaccgccgccgcctccgccgcctcaaccgaatcaacaac</text:p>
      <text:p text:style-name="Preformatted_20_Text"><text:s text:c="11"/>************ <text:s text:c="4"/>*******************************************</text:p>
      <text:p text:style-name="Preformatted_20_Text"/>
      <text:p text:style-name="Preformatted_20_Text">P01 <text:s text:c="7"/>cacacttcaggctaatggaaccgtggcaagcgtctccactagcacagagacgactacaca</text:p>
      <text:p text:style-name="Preformatted_20_Text">AP008984.1 cacacttcaggctaatggaaccgtggcaagcgtctccactagcacagagacgactaca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aaaca---actgcagagagcactacgagcggtggatccgcggagactagtgcgccggc</text:p>
      <text:p text:style-name="Preformatted_20_Text">AP008984.1 gcaaacaactactgcagagagcactacgagcggtggatccgcggagactagtgcgccggc</text:p>
      <text:p text:style-name="Preformatted_20_Text"><text:s text:c="11"/>******* <text:s text:c="2"/>**************************************************</text:p>
      <text:p text:style-name="Preformatted_20_Text"/>
      <text:p text:style-name="Preformatted_20_Text">P01 <text:s text:c="7"/>tcggccaaacacgactctgatcgctgcggcttccaccaccacagagagcaccacaactgt</text:p>
      <text:p text:style-name="Preformatted_20_Text">AP008984.1 tcggccaaacacgactctgatcgctgcggcttccaccaccacagagagcaccacaa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gagtctactaccacagcagcacccaacgccacaaccactgagcctgccaacaccac</text:p>
      <text:p text:style-name="Preformatted_20_Text">AP008984.1 gccagagtctactaccacagcagcacccaacgccacaaccactgagcctgccaaca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actactattcctactaccactactacaacaaccactacaacaacagctccggcgcc</text:p>
      <text:p text:style-name="Preformatted_20_Text">AP008984.1 tacca---------ctactaccactactacaacaaccactacaacaacagctccggcgcc</text:p>
      <text:p text:style-name="Preformatted_20_Text"><text:s text:c="11"/>***** <text:s text:c="8"/>**********************************************</text:p>
      <text:p text:style-name="Preformatted_20_Text"/>
      <text:p text:style-name="Preformatted_20_Text">P01 <text:s text:c="7"/>gtctcctcctgcacccacagaggatccctctgtgctcaacagtaggtccaagactcagac</text:p>
      <text:p text:style-name="Preformatted_20_Text">AP008984.1 gtctcctcctgcacccacagaggatccctctgtgctcaacagtaggtccaagactc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gtcaccatcgcggtcagctttgccttcgccttcttctgggtcaagttctgcaggct</text:p>
      <text:p text:style-name="Preformatted_20_Text">AP008984.1 ctttgtcaccatcgcggtcagctttgccttcgccttcttctgggtcaagttctgca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cagacgtgcgccagaagaagaataatgacaccctcgccaaggacgaggagaagcg</text:p>
      <text:p text:style-name="Preformatted_20_Text">AP008984.1 catcacagacgtgcgccagaagaagaataatgacaccctcgccaaggacgaggaga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gagatggtgtccctgtccgccaacaaccaccaccacagccacaacacccaaaacag</text:p>
      <text:p text:style-name="Preformatted_20_Text">AP008984.1 ggtcgagatggtgtccctgtccgccaacaaccaccaccacagccacaacacccaaa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accgtcttcaaggattatgaggcggcaaaggagaggggtgagaggctgccgacggt</text:p>
      <text:p text:style-name="Preformatted_20_Text">AP008984.1 tctgaccgtcttcaaggattatgaggcggcaaaggagaggggtgagaggctgccga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ctctccagcgagaacctgcgcttcaagcgcgatctgactccggaggagagggccag</text:p>
      <text:p text:style-name="Preformatted_20_Text">AP008984.1 cgccctctccagcgagaacctgcgcttcaagcgcgatctgactccggaggagaggg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aggagaggaagatggtgctggtgctgttctacctgggcctgtgctcgctgctgcc</text:p>
      <text:p text:style-name="Preformatted_20_Text">AP008984.1 ggtggaggagaggaagatggtgctggtgctgttctacctgggcctgtgctcgctg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aacacctttatcggggccctacctttcgcccagactctacccgtgcccaacatcgg</text:p>
      <text:p text:style-name="Preformatted_20_Text">AP008984.1 ctggaacacctttatcggggccctacctttcgcccagact-----cgtgcccaacatcgg</text:p>
      <text:p text:style-name="Preformatted_20_Text"><text:s text:c="11"/>**************************************** <text:s text:c="4"/>***************</text:p>
      <text:p text:style-name="Preformatted_20_Text"/>
      <text:p text:style-name="Preformatted_20_Text">P01 <text:s text:c="7"/>caacgtgatcaccgtctgctccctggtgcctctgatctttggggcctttgtcgacgcagt</text:p>
      <text:p text:style-name="Preformatted_20_Text">AP008984.1 caacgtgatcaccgtctgctccctggtgcctctgatctttggggcctttgtcgacg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tgtcatgaagacgatccccctgctgctggcgacggccgccgtcaacatcgggctctt</text:p>
      <text:p text:style-name="Preformatted_20_Text">AP008984.1 gtttgtcatgaagacgatccccctgctgctggcgacggccgccgtcaacatcgggc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tttgtgctggccgagtccccctacgctctgctgacgatgactgtggtggctgggct</text:p>
      <text:p text:style-name="Preformatted_20_Text">AP008984.1 tgcctttgtgctggccgagtccccctacgctctgctgacgatgactgtggtggctg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acggcgccctgatgggctcagccagtagacgggtcatggaaaagtacggctcacg</text:p>
      <text:p text:style-name="Preformatted_20_Text">AP008984.1 ggtgaacggcgccctgatgggctcagccagtagacgggtcatggaaaagtacggctca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tccagcccttctttgccgggcaggccacctcgggcatcttcactaccctgctgagcgt</text:p>
      <text:p text:style-name="Preformatted_20_Text">AP008984.1 catccagcccttctttgccgggcaggccacctcgggcatcttcactaccctgctga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ttttacgcctttaacctggagcccaaggtggtggccgctgtcatactgctgctcgg</text:p>
      <text:p text:style-name="Preformatted_20_Text">AP008984.1 catcttttacgcctttaacctggagcccaaggtggtggccgctgtcatactgctgc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ttctcgagacgctcgccgccatcctcatcaccaagtacctgagagccatagtcca</text:p>
      <text:p text:style-name="Preformatted_20_Text">AP008984.1 cgtctttctcgagacgctcgccgccatcctcatcaccaagtacctgagagccatag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acgatgaggccgacggcgccgccgaaacctccgagttccagagacggctggcgat</text:p>
      <text:p text:style-name="Preformatted_20_Text">AP008984.1 ggacgacgatgaggccgacggcgccgccgaaacctccgagttccagagacggctggc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agcgggtggacgtgaagcgggtgctgaggggactggctacggcctatgccaagaa</text:p>
      <text:p text:style-name="Preformatted_20_Text">AP008984.1 gctgaagcgggtggacgtgaagcgggtgctgaggggactggctacggcctatgcca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ctgcccatgtttacgctcacgctgcagtttctcatgatgaccctctactttcccgc</text:p>
      <text:p text:style-name="Preformatted_20_Text">AP008984.1 cgcgctgcccatgtttacgctcacgctgcagtttctcatgatgaccctctactttc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gtggcagactttgtctttcagttcaacgacccgtggtccaagtgcgccctgttcct</text:p>
      <text:p text:style-name="Preformatted_20_Text">AP008984.1 cgtggtggcagactttgtctttcagttcaacgacccgtggtccaagtgcgccctgt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ttgccatcggggacaacgccgtcaagtgtgcgcctcagctcttccacaagaagaa</text:p>
      <text:p text:style-name="Preformatted_20_Text">AP008984.1 ggcctttgccatcggggacaacgccgtcaagtgtgcgcctcagctcttccacaaaaagaa</text:p>
      <text:p text:style-name="Preformatted_20_Text"><text:s text:c="11"/>******************************************************.*****</text:p>
      <text:p text:style-name="Preformatted_20_Text"/>
      <text:p text:style-name="Preformatted_20_Text">P01 <text:s text:c="7"/>gacgccgacgctgggcatcgtcatcacctccaacctcatggtgctgctgctgctcctgct</text:p>
      <text:p text:style-name="Preformatted_20_Text">AP008984.1 gacgccgacgctgggcatcgtcatcacctccaacctcatggtgctgctgctgctcc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aaggtgaaccccgagtacctgcgcgtggcccctgcttggatccacaactttatcct</text:p>
      <text:p text:style-name="Preformatted_20_Text">AP008984.1 gtgcaaggtgaaccccgagtacctgcgcgtggcccctgcttggatccacaacttta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tacgtgatgtgctttgtgttcggcgggctgcacgccttcaacatgctgctgacggt</text:p>
      <text:p text:style-name="Preformatted_20_Text">AP008984.1 gatgtacgtgatgtgctttgtgttcggcgggctgcacgccttcaacatgctgctga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aacatcaagcagcacacccagttcacgggttccctgctccagatctgcatttacag</text:p>
      <text:p text:style-name="Preformatted_20_Text">AP008984.1 ggagaacatcaagcagcacacccagttcacgggttccctgctccagatctgcattt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ctgggcatcgggagcgtggcgagcatgggctaccgtcgcctactgtagtattatgt</text:p>
      <text:p text:style-name="Preformatted_20_Text">AP008984.1 cggcctgggcatcgggagcgtggcgagcatgggctaccgtcgcctactgtagtatt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gctttttatgaaaaacaaataaacgcaatatagtgtacaccgtggtctttattaat</text:p>
      <text:p text:style-name="Preformatted_20_Text">AP008984.1 atgtgctttttatgaaaaacaaataaacgcaatatagtgtacaccgtggtctttatta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taacataataatgtactacttgatggtcgcggcggccttgatggtcgaagccgcgg</text:p>
      <text:p text:style-name="Preformatted_20_Text">AP008984.1 ttgataacataataatgtactacttgatggtcgcggcggccttgatggtcgaagcc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cttggaaaagtataacgcgactccggttgtggctatgaagccggaagccacggcgg</text:p>
      <text:p text:style-name="Preformatted_20_Text">AP008984.1 cgtgcttggaaaagtataacgcgactccggttgtggctatgaagccggaagccacggc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cccactccgatgagtatcgcattggcctgtgtgagcgtgacggtgttcgaggcggacg</text:p>
      <text:p text:style-name="Preformatted_20_Text">AP008984.1 accccactccgatgagtatcgcattggcctgtgtgagcgtgacggtgttcgaggcg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ccctggcgaggtgttggtgttggtgttgttggtggtgggtaaggttacgttggagt</text:p>
      <text:p text:style-name="Preformatted_20_Text">AP008984.1 caggccctggcgaggtgttggtgttggtgttgttggtggtgggtaaggttacgttg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cgtcgcattagtt---gtagtggcagtgtcgtttgtggtggttgtgttggtagtgg</text:p>
      <text:p text:style-name="Preformatted_20_Text">AP008984.1 aggtcgtcgcattagttgtggtagtggcagtgtcgtttgtggtggttgtgttggtagtgg</text:p>
      <text:p text:style-name="Preformatted_20_Text"><text:s text:c="11"/>***************** <text:s text:c="2"/>****************************************</text:p>
      <text:p text:style-name="Preformatted_20_Text"/>
      <text:p text:style-name="Preformatted_20_Text">P01 <text:s text:c="7"/>tagtggtggtgtttgtggtgatggctgtggtgatggtggcgttggtcgccggtagggttg</text:p>
      <text:p text:style-name="Preformatted_20_Text">AP008984.1 tagtggtggtgtttgtggtgatggctgtggtgatggtggcgttggtcgccggtagg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cgtcgtggtggtggtggtggtggtggtggtggtggtgggggaggttgacaaataac</text:p>
      <text:p text:style-name="Preformatted_20_Text">AP008984.1 tcggcgtcgtggtggtggtggtggtggt-------------ggggaggttgacaaataac</text:p>
      <text:p text:style-name="Preformatted_20_Text"><text:s text:c="11"/>**************************** <text:s text:c="12"/>*******************</text:p>
      <text:p text:style-name="Preformatted_20_Text"/>
      <text:p text:style-name="Preformatted_20_Text">P01 <text:s text:c="7"/>tgcttgatcctggtgccgttgaccaggcccgtgatggccccataggtcacgcagctccag</text:p>
      <text:p text:style-name="Preformatted_20_Text">AP008984.1 tgcttgatcctggtgccgttgaccaggcccgtgatggccccataggtcacgcagct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gttggtgtccggaacctcgatggtcttgaccatggtcctggagttgccgacgccg</text:p>
      <text:p text:style-name="Preformatted_20_Text">AP008984.1 gtggtgttggtgtccggaacctcgatggtcttgaccatggtcctggagttgccga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gaggtggagaagaggacactgcccctgtaccagctcacgacggtgctggcgacgccg</text:p>
      <text:p text:style-name="Preformatted_20_Text">AP008984.1 tacgaggtggagaagaggacactgcccctgtaccagctcacgacggtgctggcga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gcggggtgcaggtcatgctgaagacgtctcctattctcagcgtcgcagtctcgggc</text:p>
      <text:p text:style-name="Preformatted_20_Text">AP008984.1 gccggcggggtgcaggtcatgctgaagacgtctcctattctcagcgtcgcagtctc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agaccgaccatgtccgtgtagatgttgctgacctgcaggttgatggacgtcgcgttg</text:p>
      <text:p text:style-name="Preformatted_20_Text">AP008984.1 atcagaccgaccatgtccgtgtagatgttgctgacctgcaggttgatggacgtcgc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ggagcgccgccgctgaggtggcgttggcgcagggcgcgtagatctcgtactctgtg</text:p>
      <text:p text:style-name="Preformatted_20_Text">AP008984.1 acctggagcgccgccgctgaggtggcgttggcgcagggcgcgtagatctcgtactc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aaaacaccttgacgactccgcttgtgacgacgagcctgcccgggtccgtggtggct</text:p>
      <text:p text:style-name="Preformatted_20_Text">AP008984.1 ccacaaaacaccttgacgactccgcttgtgacgacgagcctgcccgggtccgtggt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cgttgacgccggagacggtgaccctggagaaggccacctcgttgggacagtacttg</text:p>
      <text:p text:style-name="Preformatted_20_Text">AP008984.1 atggcgttgacgccggagacggtgaccctggagaaggccacctcgttgggacagta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tggtcatgttggtgttgcaggcggcgaccacgatgggggtgacggcggagcactgc</text:p>
      <text:p text:style-name="Preformatted_20_Text">AP008984.1 gagatggtcatgttggtgttgcaggcggcgaccacgatgggggtgacggcggagca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tgacggtgtgggcctcctgcgagcacatgtacttggccgggcagcgtcccatggtc</text:p>
      <text:p text:style-name="Preformatted_20_Text">AP008984.1 gcgttgacggtgtgggcctcctgcgagcacatgtacttggccgggcagcgtcccat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ccgctttggagctggtagacgtcggat-cccgcacacaaacacgttgcccatctgc</text:p>
      <text:p text:style-name="Preformatted_20_Text">AP008984.1 atgaccgctttggagctggtagacgtcggatccccgcacacaaacacgttgcccatctgc</text:p>
      <text:p text:style-name="Preformatted_20_Text"><text:soft-page-break/><text:s text:c="11"/>******************************* ****************************</text:p>
      <text:p text:style-name="Preformatted_20_Text"/>
      <text:p text:style-name="Preformatted_20_Text">P01 <text:s text:c="7"/>ctgaggttgtcctcgttgtagggtttgacgatcctgtccaccacgcgggtgatgggtccc</text:p>
      <text:p text:style-name="Preformatted_20_Text">AP008984.1 ctgaggttgtcctcgttgtagggtttgacgatcctgtccaccacgcgggtgatggg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gacaccagcggttcacgtcgaaggggcactcgaagacgggctcccctagccagacg</text:p>
      <text:p text:style-name="Preformatted_20_Text">AP008984.1 tcgggacaccagcggttcacgtcgaaggggcactcgaagacgggctcccctagcca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tccgacctgaggctggccgcgactcccttgagctcacaagagtacatgcccgacacg</text:p>
      <text:p text:style-name="Preformatted_20_Text">AP008984.1 ggatccgacctgaggctggccgcgactcccttgagctcacaagagtacatgcccga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tgtccagggtgttgacagaggtggtggtgtggaggacgccgttcctgaaccagtca</text:p>
      <text:p text:style-name="Preformatted_20_Text">AP008984.1 gtcgtgtccagggtgttgacagaggtggtggtgtggaggacgccgttcctgaacca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tgcgagaggcccgtgctgcagttgacgtgacacttgactcgcacgccgccgcccaac</text:p>
      <text:p text:style-name="Preformatted_20_Text">AP008984.1 aactgcgagaggcccgtgctgcagttgacgtgacacttgactcgcacgccgccgcc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cgggtgtgtgtccgacggtgaagagctcgttcttggcgatgggtctgaagcccgtg</text:p>
      <text:p text:style-name="Preformatted_20_Text">AP008984.1 gtcgcgggtgtgtgtccgacggtgaagagctcgttcttggcgatgggtctgaagcc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ggtggggtaggtgaagttgtcgccggaggtggtgtagatgcggagcctgaaggag</text:p>
      <text:p text:style-name="Preformatted_20_Text">AP008984.1 gtggtggtggggtaggtgaagttgtcgccggaggtggtgtagatgcggagcctgaa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gctcctgcacgtccgagggcatgaatgggttgatggcgaactgtcctacccaggcg</text:p>
      <text:p text:style-name="Preformatted_20_Text">AP008984.1 gtgagctcctgcacgtccgagggcatgaatgggttgatggcgaactgtcctaccca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cctgtcccgcattggggacgaaggtgaaggtgaacctgttggccgctccggtctgg</text:p>
      <text:p text:style-name="Preformatted_20_Text">AP008984.1 ccggcctgtcccgcattggggacgaaggtgaaggtgaacctgttggccgctccggt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tggtcacgttgggggtgagcatctccacagaggagacgatctggcccacggtgaag</text:p>
      <text:p text:style-name="Preformatted_20_Text">AP008984.1 gacatggtcacgttgggggtgagcatctccacagaggagacgatctggcccacggt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agtccacctgcatcgatgcggtcagaccgtacgcgaagcagccggcgttcttggtg</text:p>
      <text:p text:style-name="Preformatted_20_Text">AP008984.1 gagaagtccacctgcatcgatgcggtcagaccgtacgcgaagcagccggcgttctt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acgacggtctgagcgtcgcccgtacccgccagcagcagcagcaggctcgggacgacg</text:p>
      <text:p text:style-name="Preformatted_20_Text">AP008984.1 tagacgacggtctgagcgtcgcccgtacccgccagcagcagcagcaggctcgggac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gcggcgagaccatcgtttgtttgtggggtggtgttgcgggtttccgtcgtgtgagg</text:p>
      <text:p text:style-name="Preformatted_20_Text">AP008984.1 acgagcggcgagaccatcgtttgtttgtggggtggtgttgcgggtttccgtcgtgt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tgtaaggcgccgtgcgtcgttgcctagaaaaatgactctttgactagggactctt</text:p>
      <text:p text:style-name="Preformatted_20_Text">AP008984.1 cgtcttgtaaggcgccgtgcgtcgttgcctagaaaaatgactctttgactagggac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tttttctcgg-tttttttattattgtcaacaacacggtacaatggtagcaataattt</text:p>
      <text:p text:style-name="Preformatted_20_Text">AP008984.1 ttttttttctcggttttttttattattgtcaacaacacggtacaatggtagcaataattt</text:p>
      <text:p text:style-name="Preformatted_20_Text"><text:s text:c="11"/>************* **********************************************</text:p>
      <text:p text:style-name="Preformatted_20_Text"/>
      <text:p text:style-name="Preformatted_20_Text">P01 <text:s text:c="7"/>ggggtacaataca---------gggggggttaacattcagacagtttcagacttccagca</text:p>
      <text:p text:style-name="Preformatted_20_Text">AP008984.1 ggggtacaatacaggggggggggggggggttaacattcagacagtttcagacttccagca</text:p>
      <text:p text:style-name="Preformatted_20_Text"><text:soft-page-break/><text:s text:c="11"/>************* <text:s text:c="8"/>**************************************</text:p>
      <text:p text:style-name="Preformatted_20_Text"/>
      <text:p text:style-name="Preformatted_20_Text">P01 <text:s text:c="7"/>tgtcttcgagttggtggtaggtgctctgtcggggatcgacccaggcgggttcgagcgtgc</text:p>
      <text:p text:style-name="Preformatted_20_Text">AP008984.1 tgtcttcgagttggtggtaggtgctctgtcggggatcgacccaggcgggttcgag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tgggtcgacggagtgcagcgcggcgttgagctcggccgggtagggttcggcgcgga</text:p>
      <text:p text:style-name="Preformatted_20_Text">AP008984.1 actgtgggtcgacggagtgcagcgcggcgttgagctcggccgggtagggttcggcgc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tctgggcacgggctcggtgggatcgggcacgggagggttctcgatcgtctcgagct</text:p>
      <text:p text:style-name="Preformatted_20_Text">AP008984.1 tgggtctgggcacgggctcggtgggatcgggcacgggagggttctcgatcgtctcg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catgctgtcccggtggatgagcttccagccgtcggtgctccagatgttgtagtgcg</text:p>
      <text:p text:style-name="Preformatted_20_Text">AP008984.1 cgaccatgctgtcccggtggatgagcttccagccgtcggtgctccagatgttgta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cctgtacttttcgagcggggagaaggggttggcggtgacctgcttgcccatcacga</text:p>
      <text:p text:style-name="Preformatted_20_Text">AP008984.1 gcgccctgtacttttcgagcggggagaaggggttggcggtgacctgcttgcccatc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cgcgctcacgaaggtgtccgggtacagcttgtgcgtgacggacttgttccacttgt</text:p>
      <text:p text:style-name="Preformatted_20_Text">AP008984.1 aggccgcgctcacgaaggtgtccgggtacagcttgtgcgtgacggacttgttccac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gacggcctggtctgcgttgtggatgcccgagtcgaggcagcggtgaccctcggact</text:p>
      <text:p text:style-name="Preformatted_20_Text">AP008984.1 cgatgacggcctggtctgcgttgtggatgcccgagtcgaggcagcggtgaccctcgg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ggccaggcaggccctcatctccctgcaggtgtcagaccagtagaagagctcgagct</text:p>
      <text:p text:style-name="Preformatted_20_Text">AP008984.1 cggaggccaggcaggccctcatctccctgcaggtgtcagaccagtagaagagctcg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aggctgccgagccctcgcaccttctcgggcagcgcggccagcaccaggtaagggt</text:p>
      <text:p text:style-name="Preformatted_20_Text">AP008984.1 tggtgaggctgccgagccctcgcaccttctcgggcagcgcggccagcaccaggtaa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accttggagtagggcaccttgtacgtgaggtccaggcgggccatctcgatggtgg</text:p>
      <text:p text:style-name="Preformatted_20_Text">AP008984.1 tggtgaccttggagtagggcaccttgtacgtgaggtccaggcgggccatctcga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cccctcgcggacgatctggaactggcggggcctgtcgtagctgaactccatgttct</text:p>
      <text:p text:style-name="Preformatted_20_Text">AP008984.1 tggccccctcgcggacgatctggaactggcggggcctgtcgtagctgaactccatg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aggtgtggaaggactggaaggtcaccacgccgtagaaggtaaagagtctggaaaagt</text:p>
      <text:p text:style-name="Preformatted_20_Text">AP008984.1 cccaggtgtggaaggactggaaggtcaccacgccgtagaaggtaaagagtctggaaa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gccgtcgcgcgtgcagaggacgatggcctgtgtgatgatgtcgacgtcgctctcct</text:p>
      <text:p text:style-name="Preformatted_20_Text">AP008984.1 cttcgccgtcgcgcgtgcagaggacgatggcctgtgtgatgatgtcgacgtcgctc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cagggtacccttgcgggcggcgagctcgatgagatggttgtagtctgcggcgagct</text:p>
      <text:p text:style-name="Preformatted_20_Text">AP008984.1 cgaacagggtacccttgcgggcggcgagctcgatgagatggttgtagtctgcggcg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ggcgccgatgacttcgagcttggccttgacgctgtcgacggcgttgttccaccgtt</text:p>
      <text:p text:style-name="Preformatted_20_Text">AP008984.1 gagtggcgccgatgacttcgagcttggccttgacgctgtcgacggcgttgttccacc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gaaggcgtagagcggggcgccggcggtgaggatgccgccgccggtgtagatgacat</text:p>
      <text:p text:style-name="Preformatted_20_Text">AP008984.1 tcatgaaggcgtagagcggggcgccggcggtgaggatgccgccgccggtgtagatgac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gtgaggttgcgggactcgaggtaggtcttgatgagggccctaaagtccttgaggtggc</text:p>
      <text:p text:style-name="Preformatted_20_Text">AP008984.1 cggtgaggttgcgggactcgaggcaggtcttgatgagggccctaaagtccttgaggtggc</text:p>
      <text:p text:style-name="Preformatted_20_Text"><text:s text:c="11"/>***********************.************************************</text:p>
      <text:p text:style-name="Preformatted_20_Text"/>
      <text:p text:style-name="Preformatted_20_Text">P01 <text:s text:c="7"/>agacctcgtcgagggcgccgaggttgcagcggaccatgatctcaaagtgctcgatcttgt</text:p>
      <text:p text:style-name="Preformatted_20_Text">AP008984.1 agacctcgtcgagggcgccgaggttgcagcggaccatgatctcaaagtgctcgatc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ggccgtgcagcaccagaggggcacgttgataatctcatggtcgaacccccccaagg</text:p>
      <text:p text:style-name="Preformatted_20_Text">AP008984.1 cggaggccgtgcagcaccagaggggcacgttgataatctcatggtcgaaccccccca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accgtctttcgtaggttgctgcagggacaccatcgtcgggcctctctaccgtgagg</text:p>
      <text:p text:style-name="Preformatted_20_Text">AP008984.1 acagaccgtctttcgtaggttgctgcagggacaccatcgtcgggcctctctaccgt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agtggaaggacaggcagtcgaaagcctcgctaatgatcgggtccctacacaagtac</text:p>
      <text:p text:style-name="Preformatted_20_Text">AP008984.1 ttgcagtggaaggacaggcagtcgaaagcctcgctaatgatcgggtccctacacaa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tattacgcgaaggataacagaacagtaatttgaaacaacccggtcccagcggtcgc</text:p>
      <text:p text:style-name="Preformatted_20_Text">AP008984.1 gagatattacgcgaaggataacagaacagtaatttgaaacaacccggtcccagcgg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gtctgcccggtccctcgggtagctctccgtccccggccgcctcgtggtccctgccc</text:p>
      <text:p text:style-name="Preformatted_20_Text">AP008984.1 gagtgtctgcccggtccctcgggtagctctccgtccccggccgcctcgtggtccct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cgacggcgtcgcagtcctcttcggagtagtcgagtggcacgccgtagtcccagagc</text:p>
      <text:p text:style-name="Preformatted_20_Text">AP008984.1 tgatcgacggcgtcgcagtcctcttcggagtagtcgagtggcacgccgtagtccca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ccccgaagaagggatccactgcgggcgtgagggcgcacctgcccgcgacgattggt</text:p>
      <text:p text:style-name="Preformatted_20_Text">AP008984.1 atgtccccgaagaagggatccactgcgggcgtgagggcgcacctgcccgcgacgat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cgttgcctccgacggtgcccagcctgatccccacagcggggtggaccgggtgcgcc</text:p>
      <text:p text:style-name="Preformatted_20_Text">AP008984.1 ctgccgttgcctccgacggtgcccagcctgatccccacagcggggtggaccgggt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gctcgtacgggtcggccatgcactggtgcgtccagcagggccactcggagtggtag</text:p>
      <text:p text:style-name="Preformatted_20_Text">AP008984.1 ttgagctcgtacgggtcggccatgcactggtgcgtccagcagggccactcggagtg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ccgccgcgtgcggctccagggccttgtaggtgtgcacggtgccctccgagtcgcac</text:p>
      <text:p text:style-name="Preformatted_20_Text">AP008984.1 cgtcccgccgcgtgcggctccagggccttgtaggtgtgcacggtgccctccgagtc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gcagcacgggccggcagaggtccgagggcaggcaggggtaagcggggaaccacttg</text:p>
      <text:p text:style-name="Preformatted_20_Text">AP008984.1 agctgcagcacgggccggcagaggtccgagggcaggcaggggtaagcggggaacca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gcgcgcccatacaccaggtagagacctggcagagtccgtcgcgctcaacgacaacg</text:p>
      <text:p text:style-name="Preformatted_20_Text">AP008984.1 ctgtgcgcgcccatacaccaggtagagacctggcagagtccgtcgcgctcaacgac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cgacgcagtggttccactttttgactcgcttgatcctc-tttgctccctctcctcg</text:p>
      <text:p text:style-name="Preformatted_20_Text">AP008984.1 ggctcgacgcagtggttccactttttgactcgcttgatcctcttttgctccctctcctcg</text:p>
      <text:p text:style-name="Preformatted_20_Text"><text:s text:c="11"/>****************************************** *****************</text:p>
      <text:p text:style-name="Preformatted_20_Text"/>
      <text:p text:style-name="Preformatted_20_Text">P01 <text:s text:c="7"/>tcgtcgtccccgtccccgtcggtagcgttggtgat---agaagaataggaagtgatagaa</text:p>
      <text:p text:style-name="Preformatted_20_Text">AP008984.1 tcgtcgtccccgtccccgtcggtagcgttggtgatagaagaagaataggaagtgatagaa</text:p>
      <text:p text:style-name="Preformatted_20_Text"><text:soft-page-break/><text:s text:c="11"/>*********************************** <text:s text:c="2"/>**********************</text:p>
      <text:p text:style-name="Preformatted_20_Text"/>
      <text:p text:style-name="Preformatted_20_Text">P01 <text:s text:c="7"/>cgagaagggtcagacgccctgacagaagaagcggcggcgtcggcccttttactgttgtcg</text:p>
      <text:p text:style-name="Preformatted_20_Text">AP008984.1 cgagaagggtcagacgccctgacagaagaagcggcggcgtcggcccttttactgtt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tcacgacgttagctctgcccagatgccacattgggtcccctgggtccgggcaggat</text:p>
      <text:p text:style-name="Preformatted_20_Text">AP008984.1 cgggtcacgacgttagctctgcccagatgccacattgggtcccctgggtccgggcag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tagagctgcttgacgaaggcctttgtggtcttgggctgcaccgtcgagggcatcac</text:p>
      <text:p text:style-name="Preformatted_20_Text">AP008984.1 ctcgtagagctgcttgacgaaggcctttgtggtcttgggctgcaccgtcgagggca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acgatgttgttgaggatcttgcgcgtgtactcgtgcaggtgcttgtccaggcagaa</text:p>
      <text:p text:style-name="Preformatted_20_Text">AP008984.1 cgagacgatgttgttgaggatcttgcgcgtgtactcgtgcaggtgcttgtccaggc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atgtagaggttggagggcagctgggagcccagggtgtacagcgcgtgcatgagcgc</text:p>
      <text:p text:style-name="Preformatted_20_Text">AP008984.1 gttgatgtagaggttggagggcagctgggagcccagggtgtacagcgcgtgcatg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atctgtgcggggatgatgcgctgcggcgggttgttgtacctgttgccgcccacgag</text:p>
      <text:p text:style-name="Preformatted_20_Text">AP008984.1 ctggatctgtgcggggatgatgcgctgcggcgggttgttgtacctgttgccgccca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accgtcagagagtggatgtcgtgcgcgatgcactcgagcaccatctcccacatgag</text:p>
      <text:p text:style-name="Preformatted_20_Text">AP008984.1 caccaccgtcagagagtggatgtcgtgcgcgatgcactcgagcaccatctcccaca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agcgtggcagtcgtcgtgcacgtcgggcttgtagtcttcgagtcggtcgagcttggg</text:p>
      <text:p text:style-name="Preformatted_20_Text">AP008984.1 gtaagcgtggcagtcgtcgtgcacgtcgggcttgtagtcttcgagtcggtcgagct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agcgcgtggaggaggtagcgcttctcgcggatgcccatcaggtcgttcaccttcac</text:p>
      <text:p text:style-name="Preformatted_20_Text">AP008984.1 cgccagcgcgtggaggaggtagcgcttctcgcggatgcccatcaggtcgttcacct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acgcagcgaccggggtagttgttgttgggcctgaagcaggccttgacgctgcgctc</text:p>
      <text:p text:style-name="Preformatted_20_Text">AP008984.1 cccgacgcagcgaccggggtagttgttgttgggcctgaagcaggccttgacgctgc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acggcggccgctgcggctccgagcattcggtcgagggagcccgagacgccctgcat</text:p>
      <text:p text:style-name="Preformatted_20_Text">AP008984.1 gtcgacggcggccgctgcggctccgagcattcggtcgagggagcccgagacgccct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ctgaccctgaaggtggtgttggcggcgttgagcaggccttgcgtcttggcgaggcc</text:p>
      <text:p text:style-name="Preformatted_20_Text">AP008984.1 gtgcctgaccctgaaggtggtgttggcggcgttgagcaggccttgcgtcttggcg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tctccggcggacaggccgaacttgaccttgccgccaaagagcgcccagttggcaag</text:p>
      <text:p text:style-name="Preformatted_20_Text">AP008984.1 gatgtctccggcggacaggccgaacttgaccttgccgccaaagagcgcccagttggcgag</text:p>
      <text:p text:style-name="Preformatted_20_Text"><text:s text:c="11"/>*********************************************************.**</text:p>
      <text:p text:style-name="Preformatted_20_Text"/>
      <text:p text:style-name="Preformatted_20_Text">P01 <text:s text:c="7"/>ggacttctcgagcttggcgtagtccgtgggcacctgcgggaactgcgtcggaggtctggg</text:p>
      <text:p text:style-name="Preformatted_20_Text">AP008984.1 ggacttctcgagcttggcgtagtccgtgggcacctgcgggaactgcgtcggaggt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ttgaacaccacgaaggggtccgagcaccagtccaccacgaaattgagcagggcctg</text:p>
      <text:p text:style-name="Preformatted_20_Text">AP008984.1 gaagttgaacaccacgaaggggtccgagcaccagtccaccacgaaattgagcaggg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aggcgcgacgtcgtcctcgacatctcgtcgacggtcggctcgttgggctgggtgcg</text:p>
      <text:p text:style-name="Preformatted_20_Text">AP008984.1 gtacaggcgcgacgtcgtcctcgacatctcgtcgacggtcggctcgttgggctgggtg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gcgagttgacggtgagcaggcactgcatgaggtccctgtacgtggggcgcatggtgcg</text:p>
      <text:p text:style-name="Preformatted_20_Text">AP008984.1 cagcgagttgacggtgagcaggcactgcatgaggtccctgtacgtggggcgcatg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gggtccacgtcggccgccgcgactgcctcgacggtcctgtgcgcgatctgctgctc</text:p>
      <text:p text:style-name="Preformatted_20_Text">AP008984.1 gctcgggtccacgtcggccgccgcgactgcctcgacggtcctgtgcgcgatctgct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atggcggcctgggccatggcgttggcgcccggccgatctcccccgttgccgttcct</text:p>
      <text:p text:style-name="Preformatted_20_Text">AP008984.1 gttgatggcggcctgggccatggcgttggcgcccggccgatctcccccgttgccgt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ctgccgttcctg-tgccgttcctgttgccgttcctccggcccggaccgttcctgtt</text:p>
      <text:p text:style-name="Preformatted_20_Text">AP008984.1 gttgctgccgttcctgttgccgttcctgttgccgttcctccggcccggaccgttcctgtt</text:p>
      <text:p text:style-name="Preformatted_20_Text"><text:s text:c="11"/>**************** *******************************************</text:p>
      <text:p text:style-name="Preformatted_20_Text"/>
      <text:p text:style-name="Preformatted_20_Text">P01 <text:s text:c="7"/>gatgcgggtccggacggccgcggcggccgaggccgcgctggcgggtggcgggacggctgg</text:p>
      <text:p text:style-name="Preformatted_20_Text">AP008984.1 gatgcgggtccggacggccgcggcggccgaggccgcgctggcgggtggcgggacgg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tcgaagtcgacggcccgacctccatctcctccagcgcgtcctcgaagatgtcctc</text:p>
      <text:p text:style-name="Preformatted_20_Text">AP008984.1 cgccgtcgaagtcgacggcccgacctccatctcctccagcgcgtcctcgaagatg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gcagaggctgcgaggccacggccgcggcggcctggttggcctggtcgatctgaac</text:p>
      <text:p text:style-name="Preformatted_20_Text">AP008984.1 gcgaggcagaggctgcgaggccacggccgcggcggcctggttggcctggtcgatct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ttctcgatcgacatcacgttggcgggtggcggcggcggcgcggcgccttcgtcgac</text:p>
      <text:p text:style-name="Preformatted_20_Text">AP008984.1 ctggttctcgat---catcacgttggcgggtggcggcggcggcgcggcgccttcgtcgac</text:p>
      <text:p text:style-name="Preformatted_20_Text"><text:s text:c="11"/>************ <text:s text:c="2"/>*********************************************</text:p>
      <text:p text:style-name="Preformatted_20_Text"/>
      <text:p text:style-name="Preformatted_20_Text">P01 <text:s text:c="7"/>ggccatctcgagcatctcggtgtcctcgacgaccggcgctgctcctccgccaccgccacc</text:p>
      <text:p text:style-name="Preformatted_20_Text">AP008984.1 ggccatctcgagcatctcggtgtcctcgacgaccggcgctgctcctccgccaccgc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ggcgccggcagccgcagcgggtctgggtcccgctccgaccccggtgtcgatgtcggg</text:p>
      <text:p text:style-name="Preformatted_20_Text">AP008984.1 aacggcgccggcagccgcagcgggtctgggtcccgctccgaccccggtgtcgatgt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gactgcgttgcggcgaggaaggcctccctgtctctgagctcctgtgtgacggcgtc</text:p>
      <text:p text:style-name="Preformatted_20_Text">AP008984.1 cacggactgcgttgcggcgaggaaggcctccctgtctctgagctcctgtgtgacgg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gggatgatgagctcgccggggaaccgcgtgtgcatcacgtagctattgctggtggc</text:p>
      <text:p text:style-name="Preformatted_20_Text">AP008984.1 gtcggggatgatgagctcgccggggaaccgcgtgtgcatcacgtagctattgctg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ttgaggtcggcggcggtgacggtgtactcggcgactttaccgtcgaccatcttgcg</text:p>
      <text:p text:style-name="Preformatted_20_Text">AP008984.1 gtcgttgaggtcggcggcggtgacggtgtactcggcgactttaccgtcgaccatct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acctgtggcttgccgtcgagcagctcggagatctgggcggtggagaggccggtggc</text:p>
      <text:p text:style-name="Preformatted_20_Text">AP008984.1 gatgacctgtggcttgccgtcgagcagctcggagatctgggcggtggagaggccg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atcacgatcctggactggtgagcgtagccgcgctgcaccgcgtccgagtccatctg</text:p>
      <text:p text:style-name="Preformatted_20_Text">AP008984.1 cgccatcacgatcctggactggtgagcgtagccgcgctgcaccgcgtccgagtcca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gagtcgagttccctgctcatgacgacgtcgtccacctggcccatggcggccgtgat</text:p>
      <text:p text:style-name="Preformatted_20_Text">AP008984.1 caccgagtcgagttccctgctcatgacgacgtcgtccacctggcccatggcggccgtg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tgatggtctggaagagggtgttgagcggtttgttgagctggttgtagtgggggaacgc</text:p>
      <text:p text:style-name="Preformatted_20_Text">AP008984.1 cgtgatggtctggaagagggtgttgagcggtttgttgagctggttgtagtggggga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gtgccagccctccgaggagccgagcggcacgttcctgagctgctgggtgaggcgcac</text:p>
      <text:p text:style-name="Preformatted_20_Text">AP008984.1 aaagtgccagccctccgaggagccgagcggcacgttcctgagctgctgggtgaggc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ttgagcaccttcatccaccacctctgggccgggtcgggcttctcacccttgatctt</text:p>
      <text:p text:style-name="Preformatted_20_Text">AP008984.1 ggcgttgagcaccttcatccaccacctctgggccgggtcgggcttctcacccttga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acgtcgcggaggaagccgtcgggatccctggtcctgcggttcatggcgcccttgat</text:p>
      <text:p text:style-name="Preformatted_20_Text">AP008984.1 gagcacgtcgcggaggaagccgtcgggatccctggtcctgcggttcatggcgccct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tcgtgagcgtggcgccgttggtggcgaagatgctgtaggggaatatgttgtactc</text:p>
      <text:p text:style-name="Preformatted_20_Text">AP008984.1 ggtggtcgtgagcgtggcgccgttggtggcgaagatgctgtaggggaatatgttgta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cccagcgaggcggcaggcgtctgatgaaggtcctccagctcggcggcgtgagcca</text:p>
      <text:p text:style-name="Preformatted_20_Text">AP008984.1 gctgccccagcgaggcggcaggcgtctgatgaaggtcctccagctcggcggcgtga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agggacacgccgacgtcggccaacacgcacagccacagcataaagtgcttgcagta</text:p>
      <text:p text:style-name="Preformatted_20_Text">AP008984.1 gtacagggacacgccgacgtcggccaacacgcacagccacagcataaagtgcttgca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aggttggcgaggcgcatggcggtggtgagctggtccccgctgttgagcgccgaggt</text:p>
      <text:p text:style-name="Preformatted_20_Text">AP008984.1 gcccaggttggcgaggcgcatggcggtggtgagctggtccccgctgttgagcgccg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ttggccaccatgtcgtcgaggatggtaaagtaggcgtccatgacggcgaggtcgat</text:p>
      <text:p text:style-name="Preformatted_20_Text">AP008984.1 gcccttggccaccatgtcgtcgaggatggtaaagtaggcgtccatgacggcgaggtc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tagtcgtcggtgttgtagccgaagcgcgccgagcagtcgaacatgacggtcaggac</text:p>
      <text:p text:style-name="Preformatted_20_Text">AP008984.1 gcggtagtcgtcggtgttgtagccgaagcgcgccgagcagtcgaacatgacggtca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ctggtgaagaagcggtgggccgtgaacatggtgctcacgcgggagttgcgggtgca</text:p>
      <text:p text:style-name="Preformatted_20_Text">AP008984.1 ctggctggtgaagaagcggtgggccgtgaacatggtgctcacgcgggagttgcggg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agcagcttgtcgtagtgcttgtcggtgtcgatcttgagctcggggaacatgtagat</text:p>
      <text:p text:style-name="Preformatted_20_Text">AP008984.1 ctcgagcagcttgtcgtagtgcttgtcggtgtcgatcttgagctcggggaacatgt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cgcgcgagaagtagcagaggttcttcatggtgagcatggtcacccgcttgacgtc</text:p>
      <text:p text:style-name="Preformatted_20_Text">AP008984.1 ggcctcgcgcgagaagtagcagaggttcttcatggtgagcatggtcacccgcttga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tcgatgatctcctcgacgcctctgtagccgccgacggtcaggttgttgcgcacctc</text:p>
      <text:p text:style-name="Preformatted_20_Text">AP008984.1 gctgtcgatgatctcctcgacgcctctgtagccgccgacggtcaggttgttgcgca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gcccagccgtgcgaccagtacagggacctgaagtgcagcatggtgttgatgccgta</text:p>
      <text:p text:style-name="Preformatted_20_Text">AP008984.1 gttggcccagccgtgcgaccagtacagggacctgaagtgcagcatggtgttgatgc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gtgtagccctgcagcatctgaccgacgtcctcgacgaactgcacggcctgggactt</text:p>
      <text:p text:style-name="Preformatted_20_Text">AP008984.1 gcccgtgtagccctgcagcatctgaccgacgtcctcgacgaactgcacggcctgggac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tgggcatgctgcgcccggtggtgatggactccatcacctggtcgtagtagcggatcct</text:p>
      <text:p text:style-name="Preformatted_20_Text">AP008984.1 ggtgggcatgctgcgcccggtggtgatggactccatcacctggtcgtagtagcgga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agggccagcgtgtattccacgggctcgatgagcatgagcttgggcatcagcgtggc</text:p>
      <text:p text:style-name="Preformatted_20_Text">AP008984.1 ggacagggccagcgtgtattccacgggctcgatgagcatgagcttgggcatcagc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gtgtccttcacgtagagcttgtgcgcgaacttggtgatgtcggcgtcgttcttgga</text:p>
      <text:p text:style-name="Preformatted_20_Text">AP008984.1 gcgggtgtccttcacgtagagcttgtgcgcgaacttggtgatgtcggcgtcgttct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tagcggatggtgggctcgatggcgagctcgacgtcgtagtagcgtcgcaggtagtc</text:p>
      <text:p text:style-name="Preformatted_20_Text">AP008984.1 gttgtagcggatggtgggctcgatggcgagctcgacgtcgtagtagcgtcgcaggta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cccttgatcgcgaacatcttgtagaggtccttggcgtgcaccgtcttggagcccgt</text:p>
      <text:p text:style-name="Preformatted_20_Text">AP008984.1 gtcgcccttgatcgcgaacatcttgtagaggtccttggcgtgcaccgtcttggagc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ccgtacctgaagaagggcccctcgttgagcgggttgtgcaggccgccggtgggggt</text:p>
      <text:p text:style-name="Preformatted_20_Text">AP008984.1 ccgcccgtacctgaagaagggcccctcgttgagcgggttgtgcaggccgccggtgg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ttgtcggggatggggatcggcgactgcgccggctcgccgactctaaagtacagctg</text:p>
      <text:p text:style-name="Preformatted_20_Text">AP008984.1 agtgttgtcggggatggggatcggcgactgcgccggctcgccgactctaaagtaca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ttgttggcgccggtggccgtctgcaggtcgtccatccacagcggtctgccgacgcg</text:p>
      <text:p text:style-name="Preformatted_20_Text">AP008984.1 caccttgttggcgccggtggccgtctgcaggtcgtccatccacagcggtctgccga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gacgagtcgcccgccgtgccgatggtggacagctcgtccgagatcatcttatcgag</text:p>
      <text:p text:style-name="Preformatted_20_Text">AP008984.1 caccgacgagtcgcccgccgtgccgatggtggacagctcgtccgagatcatcttat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tcgacatctggcgtgacgagctcggtgtccgtccccgtctccacgtagagcccgtc</text:p>
      <text:p text:style-name="Preformatted_20_Text">AP008984.1 ctcgtcgacatctggcgtgacgagctcggtgtccgtccccgtctccacgtagagc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ttgagctcctcgagccgctcgcggatctcccgctcgcgcaccgggttgtgcacgaa</text:p>
      <text:p text:style-name="Preformatted_20_Text">AP008984.1 ccgcttgagctcctcgagccgctcgcggatctcccgctcgcgcaccgggttgtgcac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aaagtccgggtcgccctctacgatgggctggtcggaggtgcgcgccggcaccaggct</text:p>
      <text:p text:style-name="Preformatted_20_Text">AP008984.1 cttaaagtccgggtcgccctctacgatgggctggtcggaggtgcgcgccggcacca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atcgcggtcttgtcgtacttgcgctggaggcgcgcgaggttgatctgcgcgttgag</text:p>
      <text:p text:style-name="Preformatted_20_Text">AP008984.1 caggatcgcggtcttgtcgtacttgcgctggaggcgcgcgaggttgatctgcgcgt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tgcatctggtcctcgcgctgcttcttgttctcgacgtcgggatcctcgggcagctc</text:p>
      <text:p text:style-name="Preformatted_20_Text">AP008984.1 gcgctgcatctggtcctcgcgctgcttcttgttctcgacgtcgggatcctcgggca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tgatcgagcacctcgatggtggtggccagctcgtccgagggcatcctgccgggtcc</text:p>
      <text:p text:style-name="Preformatted_20_Text">AP008984.1 ctcctgatcgagcacctcgatggtggtggccagctcgtccgagggcatcctgccgg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tgcctgtcgtcgtcgtttcgcggcaccacgacgacgaactgcgggaggttcttggg</text:p>
      <text:p text:style-name="Preformatted_20_Text">AP008984.1 cctctgcctgtcgtcgtcgtttcgcggcaccacgacgacgaactgcgggaggttcttg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tgcgcggcggcaggttgagctcggcggtcggcgtgtcccagccgttgatctccttgag</text:p>
      <text:p text:style-name="Preformatted_20_Text">AP008984.1 gttgcgcggcggcaggttgagctcggcggtcggcgtgtcccagccgttgatctcct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ttgagggtggcctcgggtccctcgcgctgcacctgctgcagcttggccttgtcgac</text:p>
      <text:p text:style-name="Preformatted_20_Text">AP008984.1 gtacttgagggtggcctcgggtccctcgcgctgcacctgctgcagcttggccttgt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tccttggtcgcctggtccttgatgatgatgtcgagctccttcttgccgatggcgat</text:p>
      <text:p text:style-name="Preformatted_20_Text">AP008984.1 gaagtccttggtcgcctggtccttgatgatgatgtcgagctccttcttgccgatggc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gccttgatgatgtacttgaggtagtcgagcctgagccggttgaagagcgactcggt</text:p>
      <text:p text:style-name="Preformatted_20_Text">AP008984.1 gccggccttgatgatgtacttgaggtagtcgagcctgagccggttgaagagcgact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cgcttgtaggcgcgcatctccttctcgtacagcttcctgagctcggcgacctcctt</text:p>
      <text:p text:style-name="Preformatted_20_Text">AP008984.1 gtgccgcttgtaggcgcgcatctccttctcgtacagcttcctgagctcggcgacct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ggttggagaactcgcgctcaaagagcagcttctccgcggccaggtcggcctcgta</text:p>
      <text:p text:style-name="Preformatted_20_Text">AP008984.1 gctgcggttggagaactcgcgctcaaagagcagcttctccgcggccaggtcggcct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tgggtcatgttcttggcctcgaggtcgtagcgcttcttgacggcgtcgacgctctt</text:p>
      <text:p text:style-name="Preformatted_20_Text">AP008984.1 cttttgggtcatgttcttggcctcgaggtcgtagcgcttcttgacggcgtcgacgc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taaaagttgtcgtcggccgtgcggccgctggtgatctgcgactcgagcctggagtt</text:p>
      <text:p text:style-name="Preformatted_20_Text">AP008984.1 gatgtaaaagttgtcgtcggccgtgcggccgctggtgatctgcgactcgagcctgg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cgcttcagctggtccaccatgtcgacgctgcccttgtactcgaccttgatgttctc</text:p>
      <text:p text:style-name="Preformatted_20_Text">AP008984.1 ctcgcgcttcagctggtccaccatgtcgacgctgcccttgtactcgaccttgatgt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aacttgtacatctgcttggcgtagtcgttctcgtaggtgagcttgtccagctcgaa</text:p>
      <text:p text:style-name="Preformatted_20_Text">AP008984.1 ctggaacttgtacatctgcttggcgtagtcgttctcgtaggtgagcttgtccagctc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agccgggcctcctcgagcttgtccctgagcgcgacgttcttggagcgcaggtcctt</text:p>
      <text:p text:style-name="Preformatted_20_Text">AP008984.1 gcggagccgggcctcctcgagcttgtccctgagcgcgacgttcttggagcgcaggt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tggcgcttgaagttctcggccgccatgcagcgggtggccgcctcctggtagcgctc</text:p>
      <text:p text:style-name="Preformatted_20_Text">AP008984.1 gatctggcgcttgaagttctcggccgccatgcagcgggtggccgcctcctggtagc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ttgacccgcgtgagctcatcgtacaccagtttcagcatcatctccagctccttcac</text:p>
      <text:p text:style-name="Preformatted_20_Text">AP008984.1 ggcgttgacccgcgtgagctcatcgtacaccagtttcagcatcatctccagctcct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gccttgagggcctccaccgtctcgggcaccggcttcttgatggactgcataaagtc</text:p>
      <text:p text:style-name="Preformatted_20_Text">AP008984.1 ccgggccttgagggcctccaccgtctcgggcaccggcttcttgatggactgcataaa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atgttgaccttgggagtcggcttgcgcacgaggttggggttggcgcgggcgctctc</text:p>
      <text:p text:style-name="Preformatted_20_Text">AP008984.1 gaacatgttgaccttgggagtcggcttgcgcacgaggttggggttggcgcgggcgc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agcttcttgcgctcctgggacttgcggtactcttcggggtcgaaggcggcgggcgg</text:p>
      <text:p text:style-name="Preformatted_20_Text">AP008984.1 ctcgagcttcttgcgctcctgggacttgcggtactcttcggggtcgaaggcggcgggc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tctcgatctccatgtcgggctcgtactcgacgccgccggccggaggctcgtactcggg</text:p>
      <text:p text:style-name="Preformatted_20_Text">AP008984.1 catctcgatctccatgtcgggctcgtactcgacgccgccggccggaggctcgtact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tcaatctcctccatgggcgtctcgccatcgtccgcgacggaggcggcctcagtgac</text:p>
      <text:p text:style-name="Preformatted_20_Text">AP008984.1 cggctcaatctcctccatgggcgtctcgccatcgtccgcgacggaggcggcctcag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tgcgcgatgaccgccgccgcctgcgcttggggttgagcggcgggtggctgctcggc</text:p>
      <text:p text:style-name="Preformatted_20_Text">AP008984.1 gccttgcgcgatgaccgccgccgcctgcgcttggggttgagc------------------</text:p>
      <text:p text:style-name="Preformatted_20_Text"><text:s text:c="11"/>****************************************** <text:s text:c="17"/></text:p>
      <text:p text:style-name="Preformatted_20_Text"/>
      <text:p text:style-name="Preformatted_20_Text">P01 <text:s text:c="7"/>ctggggggggggttggcgggtggctggggttgagcgggtgcctgagcggcctggggttga</text:p>
      <text:p text:style-name="Preformatted_20_Text">AP008984.1 --------------ggcgggtggctggggttgagcgggtgcctgagcggcctggggttga</text:p>
      <text:p text:style-name="Preformatted_20_Text"><text:s text:c="25"/>**********************************************</text:p>
      <text:p text:style-name="Preformatted_20_Text"/>
      <text:p text:style-name="Preformatted_20_Text">P01 <text:s text:c="7"/>gcgggtggctgagcggccgcctggggttgagcgggtggctggggttgaggttgagcggcc</text:p>
      <text:p text:style-name="Preformatted_20_Text">AP008984.1 gcgggtggctgagcggccgcctggggttgagcgggtggctggggttgaggttgagc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cctgggcctgggcctgggcctgggcgagctggcgtcgcgcgtcggccagctgttgc</text:p>
      <text:p text:style-name="Preformatted_20_Text">AP008984.1 tgggcctgggcctgggcctgggcctgggcgagctggcgtcgcgcgtcggccagctgt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gttccttggacgactgctgcaaggcggtgagggcggcggcgtagttgagctcgttg</text:p>
      <text:p text:style-name="Preformatted_20_Text">AP008984.1 tccagttccttggacgactgctgcaaggcggtgagggcggcggcgtagttgagctc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tgtactcctcggcctgctccttcatgcgccgctcgaggtcccgggtcacgttcgcg</text:p>
      <text:p text:style-name="Preformatted_20_Text">AP008984.1 ttgttgtactcctcggcctgctccttcatgcgccgctcgaggtcccgggtcacgtt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tggcctcggcgtccttggcgagctcctcctggcgcttgagcctgagcgccaggtcc</text:p>
      <text:p text:style-name="Preformatted_20_Text">AP008984.1 aggttggcctcggcgtccttggcgagctcctcctggcgcttgagcctgagcgccag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tggactctgcggcgttgcggccgatggtctcgttctgctgcttggcgctctcgacg</text:p>
      <text:p text:style-name="Preformatted_20_Text">AP008984.1 ttgatggactcggcggcgttgcggccgatggtctcgttctgctgcttggcgctctcgacg</text:p>
      <text:p text:style-name="Preformatted_20_Text"><text:s text:c="11"/>*********** ************************************************</text:p>
      <text:p text:style-name="Preformatted_20_Text"/>
      <text:p text:style-name="Preformatted_20_Text">P01 <text:s text:c="7"/>gcgtcggcgagcgtcttggccagcgtctcgatctcgtcttccttgtccgcgaggcggctg</text:p>
      <text:p text:style-name="Preformatted_20_Text">AP008984.1 gcgtcggcgagcgtcttggccagcgtctcgatctcgtcttccttgtccgcgaggcg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ctgcggccgtctcgttcttggcgctggccagcttggtcttgaggtcccgcacctcg</text:p>
      <text:p text:style-name="Preformatted_20_Text">AP008984.1 agcgctgcggccgtctcgttcttggcgctggccagcttggtcttgaggtcccgcac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ccttgaccttcatggtgtcgcggcccagcacggcctcggcctcgagctcggagatg</text:p>
      <text:p text:style-name="Preformatted_20_Text">AP008984.1 gcgtccttgaccttcatggtgtcgcggcccagcacggcctcggcctcgagctcgga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actgggccttgacggtcatgttggccttggccgtgtcgtgcgcctccttgagcgcg</text:p>
      <text:p text:style-name="Preformatted_20_Text">AP008984.1 cgcgactgggccttgacggtcatgttggccttggccgtgtcgtgcgcctccttgag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cgctggcctggagcttggcctggtactcgttgacctgctccatggtcaggtcgtag</text:p>
      <text:p text:style-name="Preformatted_20_Text">AP008984.1 gcctcgctggcctggagcttggcctggtactcgttgacctgctccatggtcaggtc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tctgcgtgtgggccagggcatccttggtcttctggtgctcgtcgttcgccgccttg</text:p>
      <text:p text:style-name="Preformatted_20_Text">AP008984.1 gcgctctgcgtgtgggccagggcatccttggtcttctggtgctcgtcgttcgccgcct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tggcgtcggcgacgctctgagcgtcggccttgatgccggccagctcggccgtggtctgc</text:p>
      <text:p text:style-name="Preformatted_20_Text">AP008984.1 atggcgtcggcgacgctctgagcgtcggccttgatgccggccagctcggccgtggt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actgatcctcgagctgctggtagttgagccgcgcggtgtcgagcagcgaggtcgag</text:p>
      <text:p text:style-name="Preformatted_20_Text">AP008984.1 ttgaactgatcctcgagctgctggtagttgagccgcgcggtgtcgagcagcgaggt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cgcctgctcctcgagctccttgatccgcagctcggcgtggtcctgctgaccggag</text:p>
      <text:p text:style-name="Preformatted_20_Text">AP008984.1 gcggccgcctgctcctcgagctccttgatccgcagctcggcgtggtcctgctgacc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ggtgcacatcttctgggcctcctgcagctcgcgcgtcacggcggccgagctcttg</text:p>
      <text:p text:style-name="Preformatted_20_Text">AP008984.1 gcgagggtgcacatcttctgggcctcctgcagctcgcgcgtcacggcggccgagc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gcttctcgttgctcttgagcagcgccgtgtacttgcccgtgatgtcgtcgagggag</text:p>
      <text:p text:style-name="Preformatted_20_Text">AP008984.1 accagcttctcgttgctcttgagcagcgccgtgtacttgcccgtgatgtcgtcgag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tgcaggcgtcgagttccttggcggcggcggccttgacctggtcgacggtgtcggcg</text:p>
      <text:p text:style-name="Preformatted_20_Text">AP008984.1 gccttgcaggcgtcgagttccttggcggcggcggccttgacctggtcgacggtgt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cttgcgcggactttgtcagcgcgtcccgcgcggccttgagggcctcgtcgtaggac</text:p>
      <text:p text:style-name="Preformatted_20_Text">AP008984.1 gtgtcttgcgcggactttgtcagcgcgtcccgcgcggccttgagggcctcgtcgta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ggacctcctgcgaggacttgttggcgttggccttctcgagggcgagctgctgctgc</text:p>
      <text:p text:style-name="Preformatted_20_Text">AP008984.1 tggcggacctcctgcgaggacttgttggcgttggccttctcgagggcgagctgctg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tgtcgatggcggcgtccttggccttgacctgctccgccagcgcggtctgctgctgc</text:p>
      <text:p text:style-name="Preformatted_20_Text">AP008984.1 aggttgtcgatggcggcgtccttggccttgacctgctccgccagcgcggtctgctg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tggccgcgacctgcgtcgagacctggccgagccgctcgagggcctcggcgttggtc</text:p>
      <text:p text:style-name="Preformatted_20_Text">AP008984.1 tgcatggccgcgacctgcgtcgagacctggccgagccgctcgagggcctcggcgtt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cggtctgctgcgcccgggccagcttggtctgcaggtccttgacgagcctgtcgctc</text:p>
      <text:p text:style-name="Preformatted_20_Text">AP008984.1 ttctcggtctgctgcgcccgggccagcttggtctgcaggtccttgacgagcctgtc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cgccgctcgcctgcatggcgtcgagctgcttctgcacctgggtcttgagggtcagc</text:p>
      <text:p text:style-name="Preformatted_20_Text">AP008984.1 ttggcgccgctcgcctgcatggcgtcgagctgcttctgcacctgggtcttgagggt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ccgccatgtcgagcttgaggtactcctgcagggtggtgatgaattcaaagatggtg</text:p>
      <text:p text:style-name="Preformatted_20_Text">AP008984.1 tgctccgccatgtcgagcttgaggtactcctgcagggtggtgatgaattcaaagat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ccttgacgggcaagaggggcgacttgatcttgttgtaatagagcgcggcgcccatg</text:p>
      <text:p text:style-name="Preformatted_20_Text">AP008984.1 tcggccttgacgggcaagaggggcgacttgatcttgttgtaatagagcgcggcgcc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aggcgagggtcttgttgcacacctcgtagacgggaagcacgtaggcgttgagggtg</text:p>
      <text:p text:style-name="Preformatted_20_Text">AP008984.1 gtggaggcgagggtcttgttgcacacctcgtagacgggaagcacgtaggcgttgag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atattttgaccatggtctcgggttcgagggttgcatcgttgacgatgacttctagg</text:p>
      <text:p text:style-name="Preformatted_20_Text">AP008984.1 tcgaatattttgaccatggtctcgggttcgagggttgcatcgttgacgatgacttcta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tttttggagggtgtctgagcggtcgcggggaggcagcccgagaaactgcgcgacgccg</text:p>
      <text:p text:style-name="Preformatted_20_Text">AP008984.1 gctttttggagggtgtctgagcggtcgcggggaggcagcccgagaaactgcgcga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ccagcagagtgatcctgttgacctcggccgctacatcgcggacgccgtcgttggcg</text:p>
      <text:p text:style-name="Preformatted_20_Text">AP008984.1 ttctccagcagagtgatcctgttgacctcggccgctacatcgcggacgccgtcgtt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gcgccagactggggtggaccacccgaggccatgactctcgcggcaggtgatcggcta</text:p>
      <text:p text:style-name="Preformatted_20_Text">AP008984.1 ctagcgccagactggggtggaccacccgaggccatgactctcgcggcaggtgatcggcta</text:p>
      <text:p text:style-name="Preformatted_20_Text"><text:s text:c="11"/>.***********************************************************</text:p>
      <text:p text:style-name="Preformatted_20_Text"/>
      <text:p text:style-name="Preformatted_20_Text">P01 <text:s text:c="7"/>gggccactaccgagacgagctcctgctcaaagaaggtgtctagcctcacgaggcccttgg</text:p>
      <text:p text:style-name="Preformatted_20_Text">AP008984.1 gggccactaccgagacgagctcctgctcaaagaaggtgtctagcctcacgaggccc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ctcggcgtcgtcccgctcgtctcgcgcggagcgggtggcccaggtccggtgcacga</text:p>
      <text:p text:style-name="Preformatted_20_Text">AP008984.1 gatcctcggcgtcgtcccgctcgtctcgcgcggagcgggtggcccaggtccggtgc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gcagtggaagggcacgttcagtcggtcgccccacaggtgagcgacggtgttcagga</text:p>
      <text:p text:style-name="Preformatted_20_Text">AP008984.1 cggggcagtggaagggcacgttcagtcggtcgccccacaggtgagcgacggtgttc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tagcctcacgtgttgggtgacgggcacctcgcagatcagaggttcgtcggccgtgt</text:p>
      <text:p text:style-name="Preformatted_20_Text">AP008984.1 aggctagcctcacgtgttgggtgacgggcacctcgcagatcagaggttcgtcggcc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ggcgtagagtagcctttcacccagcttacccgcgctcaccaacacattacctcggg</text:p>
      <text:p text:style-name="Preformatted_20_Text">AP008984.1 gcacggcgtagagtagcctttcacccagcttacccgcgctcaccaacacattacct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acgtgtatggtagatttcccccccccctcaccctcacccctcaccctcaccctcacc</text:p>
      <text:p text:style-name="Preformatted_20_Text">AP008984.1 gtaacgtgtatggtagattt-------ccctcaccctca-ccctcaccctcaccctca-c</text:p>
      <text:p text:style-name="Preformatted_20_Text"><text:s text:c="11"/>******************** <text:s text:c="6"/>************ ****************** *</text:p>
      <text:p text:style-name="Preformatted_20_Text"/>
      <text:p text:style-name="Preformatted_20_Text">P01 <text:s text:c="7"/>cctcgccctgtccccgctgctggccccgctgctgtcctctgagaaggatcttgggtcccg</text:p>
      <text:p text:style-name="Preformatted_20_Text">AP008984.1 cctcgccctgtccccgctgctggccccgctgctgtcctctgagaaggatcttgggt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gtagacgacgccggtggccgggtcctccatcgagaccagggggccctcggaggtgt</text:p>
      <text:p text:style-name="Preformatted_20_Text">AP008984.1 tcaggtagacgacgccggtggccgggtcctccatcgagaccagggggccctcggag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taggtaggtcggggcacgacgccgaggtcgctcaggtaggtcgccgccgcgtagt</text:p>
      <text:p text:style-name="Preformatted_20_Text">AP008984.1 agaggtaggtaggtcggggcacgacgccgaggtcgctcaggtaggtcgccgccgcgt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tcgagccgcagctgggcctgggtgctcgcctggaagatgacgtgcgtgtgcgggc</text:p>
      <text:p text:style-name="Preformatted_20_Text">AP008984.1 agaggtcgagccgcagctgggcctgggtgctcgcctggaagatgacgtgcgtgtgc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tagcactcgtccatgatggtcaggggcagcgtgcccctgtagttctcggagaaga</text:p>
      <text:p text:style-name="Preformatted_20_Text">AP008984.1 cctggtagcactcgtccatgatggtcaggggcagcgtgcccctgtagttctcggag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gaggtggccagcagcagcgtgtgcgccggcgtgtagggcagccccagctcgcaga</text:p>
      <text:p text:style-name="Preformatted_20_Text">AP008984.1 gcggcgaggtggccagcagcagcgtgtgcgccggcgtgtagggcagccccagctcg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tcatcctcgccgagccgaagccctgcatgagcctggtctccttctcggagggcctcg</text:p>
      <text:p text:style-name="Preformatted_20_Text">AP008984.1 ggatcatcctcgccgagccgaagccctgcatgagcctggtctccttctcggagggcct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aggcaccacatgtcccgcatcgcgtccaccaggcccgtgccccagctgtgcatccaga</text:p>
      <text:p text:style-name="Preformatted_20_Text">AP008984.1 ccaggcaccacatgtcccgcatcgcgtccaccaggcccgtgccccagctgtgcatc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ggagcagacggcccccagcacggccgtgacgggcgccatcgcggcggcgttggtct</text:p>
      <text:p text:style-name="Preformatted_20_Text">AP008984.1 actcggagcagacggcccccagcacggccgtgacgggcgccatcgcggcggcgttg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actcgcggatggcctcggcgcgccactctgccgtctcggtgcagcccaggcacagcg</text:p>
      <text:p text:style-name="Preformatted_20_Text">AP008984.1 cgtactcgcggatggcctcggcgcgccactctgccgtctcggtgcagcccaggcac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ggccctttccggcaggccgtcggccttcatgatgtagacgccggactcgtcgcgaa</text:p>
      <text:p text:style-name="Preformatted_20_Text">AP008984.1 tgcgggccctttccggcaggccgtcggccttcatgatgtagacgccggactcgtcgc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gacggcgcccggcgagcgcggcctcactccggcccgctgcggcaccccgtcctcga</text:p>
      <text:p text:style-name="Preformatted_20_Text">AP008984.1 ggtcgacggcgcccggcgagcgcggcctcactccggcccgctgcggcaccccgtc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gtagggacaccagacgagcgtgaggtcctcgatgaggcgcccgacctcccagttgt</text:p>
      <text:p text:style-name="Preformatted_20_Text">AP008984.1 tcccgtagggacaccagacgagcgtgaggtcctcgatgaggcgcccgacctcccag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cttgcccagcatcagcagcaggttgcccttggcgaagggcaccctgaacccgtacg</text:p>
      <text:p text:style-name="Preformatted_20_Text">AP008984.1 cggtcttgcccagcatcagcagcaggttgcccttggcgaagggcaccctgaacccgt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accgcgcgaaggacaggccgtggtagggcacgtccagctcggcgtagaggtcctcct</text:p>
      <text:p text:style-name="Preformatted_20_Text">AP008984.1 cgtaccgcgcgaaggacaggccgtggtagggcacgtccagctcggcgtagaggtcc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cttggggctggtcttgagggctctgggcagccggtgcgtggcggtggcgggtatgt</text:p>
      <text:p text:style-name="Preformatted_20_Text">AP008984.1 cgggcttggggctggtcttgagggctctgggcagccggtgcgtggcggtggcgggt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gacgccgagttcgacgaacctgggcgtcctgtacgatgctcgggcgacgccatcct</text:p>
      <text:p text:style-name="Preformatted_20_Text">AP008984.1 tgccgacgccgagttcgacgaacctgggcgtcctgtacgatgctcgggcgacgcca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ttcagggtccaggcctcgaccggctcgtactctgagaattgcccaaacagtggct</text:p>
      <text:p text:style-name="Preformatted_20_Text">AP008984.1 cgacgttcagggtccaggcctcgaccggctcgtactctgagaattgcccaaacagt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tgccctcacgcacaacatgatcttggcgctggccctgtagcgctccatacccgggt</text:p>
      <text:p text:style-name="Preformatted_20_Text">AP008984.1 tgcctgccctcacgcacaacatgatcttggcgctggccctgtagcgctccataccc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ttttttctggtactagtggtactgctgctctgaaggatggaagagttactcgagaa</text:p>
      <text:p text:style-name="Preformatted_20_Text">AP008984.1 cctcttttttctggtactagtggtactgctgctctgaaggatggaagagttactcg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ccccgatggtggctcgggagcacctggacgagttcaaggagctcaagcgcaccta</text:p>
      <text:p text:style-name="Preformatted_20_Text">AP008984.1 ggtggccccgatggtggctcgggagcacctggacgagttcaaggagctcaagcgcac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ggtaagaccaaggacaagaaggtcaagacggcgatgctgtttgctgccggtcgaac</text:p>
      <text:p text:style-name="Preformatted_20_Text">AP008984.1 ccggggtaagaccaaggacaagaaggtcaagacggcgatgctgtttgctgccggtc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agatactgctggaactggagacggcgcgagagcggatcaaggccctgcaggacga</text:p>
      <text:p text:style-name="Preformatted_20_Text">AP008984.1 ggcggagatactgctggaactggagacggcgcgagagcggatcaaggccctgcaggac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aggcgaaggtagaggacgacctgaaggactcgctgaaaaagtgcgacgatctggggga</text:p>
      <text:p text:style-name="Preformatted_20_Text">AP008984.1 caaggcgaaggtagaggacgacctgaaggactcgctgaaaaagtgcgacgatctgg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acgaaggcgcttcagacagctctcgacgccgctcgcaaggagaatgcagacaacga</text:p>
      <text:p text:style-name="Preformatted_20_Text">AP008984.1 cgagacgaaggcgcttcagacagctctcgacgccgctcgcaaggagaatgcagaca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cgtcgggtgcatttggccgcggcgccgcccaaccaggcgcaacttttggctttaca</text:p>
      <text:p text:style-name="Preformatted_20_Text">AP008984.1 gcctcgtcgggtgcatttggccgcggcgccgcccaaccaggcgcaacttttggctt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aaagacctgacccgtcgccacaaggacgtggtggagcgcgaggcccagcgccgggc</text:p>
      <text:p text:style-name="Preformatted_20_Text">AP008984.1 agtcaaagacctgacccgtcgccacaaggacgtggtggagcgcgaggcccagcgcc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ccgagtccctggcgcgccgggtgcgggacctggaggacgagctgaggaaaaggtc</text:p>
      <text:p text:style-name="Preformatted_20_Text">AP008984.1 cgaggccgagtccctggcgcgccgggtgcgggacctggaggacgagctgaggaaaa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gagcaccagctggccgaagaggcctccaaggagaagatcagggacacgctgcggct</text:p>
      <text:p text:style-name="Preformatted_20_Text">AP008984.1 gtccgagcaccagctggccgaagaggcctccaaggagaagatcagggacacgctgc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aacacggcgggcagcatgcggcacatggacttcttgcccgtcgtcaggggccgcag</text:p>
      <text:p text:style-name="Preformatted_20_Text">AP008984.1 gctcaacacggcgggcagcatgcggcacatggacttcttgcccgtcgtcaggggcc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aaggaggtcaccctgaacgcgtacctgcagtacgtgcggaccaacgagcagctgta</text:p>
      <text:p text:style-name="Preformatted_20_Text">AP008984.1 ctacaaggaggtcaccctgaacgcgtacctgcagtacgtgcggaccaacgagcagct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gaaaagtgcggcaccttcctcacccagggcacggccaaccagatgtacgacaacgc</text:p>
      <text:p text:style-name="Preformatted_20_Text">AP008984.1 ccgcgaaaagtgcggcaccttcctcacccagggcacggccaaccagatgtacgaca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atgggcgccgtcagccagctgagcaccgagtgggtgtccaagtactttgtggagcc</text:p>
      <text:p text:style-name="Preformatted_20_Text">AP008984.1 gtgcatgggcgccgtcagccagctgagcaccgagtgggtgtccaagtactttgtgg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gcgccctactcgatggtgcaccactacgaggagttcctccactttcgcatcgtgct</text:p>
      <text:p text:style-name="Preformatted_20_Text">AP008984.1 gctggcgccctactcgatggtgcaccactacgaggagttcctccactttcgcatcg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aactgcaccaacctctttgcccagctgctgacggtggtgcagctgaacgccgtcgc</text:p>
      <text:p text:style-name="Preformatted_20_Text">AP008984.1 gtgcaactgcaccaacctctttgcccagctgctgacggtggtgcagctgaacgccg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gagaacaggaggaaggtgtccctgaccgagttcaagagcctggccaacatttgcga</text:p>
      <text:p text:style-name="Preformatted_20_Text">AP008984.1 cacggagaacaggaggaaggtgtccctgaccgagttcaagagcctggccaacattt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cccaagcggcagttcagggccggcatcgagatccaccgcaccgcgttccagcccta</text:p>
      <text:p text:style-name="Preformatted_20_Text">AP008984.1 cgagcccaagcggcagttcagggccggcatcgagatccaccgcaccgcgttccagcc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agatctttgtcgagtacgttagggccgagcgcgccgcgacggagccgctgccgtg</text:p>
      <text:p text:style-name="Preformatted_20_Text">AP008984.1 cctggagatctttgtcgagtacgttagggccgagcgcgccgcgacggagccgctgc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ctgcgcagtatgggcccctggagaaccgcttcaaggtgatggtcaagggcgccct</text:p>
      <text:p text:style-name="Preformatted_20_Text">AP008984.1 caggtctgcgcagtatgggcccctggagaaccgcttcaaggtgatggtcaagggcgcc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tcgaggacgatcgcaacgccaccgccgtcaagcgtaagcggatgagggtagacgacct</text:p>
      <text:p text:style-name="Preformatted_20_Text">AP008984.1 gatcgaggacgatcgcaacgccaccgccgtcaagcgtaagcggatgagggtagacg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aacttttacggggcgacgccgccgtactcttcgacggcggcatcgacggcagcacc</text:p>
      <text:p text:style-name="Preformatted_20_Text">AP008984.1 cctcaacttttacggggcgacgccgccgtactcttcgacggcggcatcgacggcag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gcagggtccgcttcgcagcaggcccccgcctcctcgggccccgctgcgccatcttt</text:p>
      <text:p text:style-name="Preformatted_20_Text">AP008984.1 cgcagcagggtccgcttcgcagcaggcccccgcctcctcgggccccgctgcgccatc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taacgtacaccctttaatgacactgtgttgctgtttttgttttcaatgatctgtga</text:p>
      <text:p text:style-name="Preformatted_20_Text">AP008984.1 accctaacgtacaccctttaatgacactgtgttgctgtttttgttttcaatgatct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attttgataaatggacgccgatgagctcgacttttgttgcgatgagtttgatctgta</text:p>
      <text:p text:style-name="Preformatted_20_Text">AP008984.1 aaaattttgataaatggacgccgatgagctcgacttttgttgcgatgagtttgatct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aggagcccagcgaggcttctcggctggggtacggggacaaggacgatgatgacga</text:p>
      <text:p text:style-name="Preformatted_20_Text">AP008984.1 cggcgaggagcccagcgaggcttctcggctggggtacggggacaaggacgatgatg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gtgacgactgcgacgactctgctagcgtcgtaccgtcgcctgcctca------tc</text:p>
      <text:p text:style-name="Preformatted_20_Text">AP008984.1 cggcggtgacgactgcgacgactctgctagcgtcgtaccgtcgcctgcctcatctgtgtc</text:p>
      <text:p text:style-name="Preformatted_20_Text"><text:s text:c="11"/>**************************************************** <text:s text:c="5"/>**</text:p>
      <text:p text:style-name="Preformatted_20_Text"/>
      <text:p text:style-name="Preformatted_20_Text">P01 <text:s text:c="7"/>ttccacctcgtcctcttattctttcaaggcgcctcaatccaggttcaacaggggaaccaa</text:p>
      <text:p text:style-name="Preformatted_20_Text">AP008984.1 ttccacctcgtcctcttattctttcaaggcgcctcaatccaggttcaacaggggaa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tcaaccctttcaagaaaaaggtgaaggaggatgaggatgaggatgatgaggtgaa</text:p>
      <text:p text:style-name="Preformatted_20_Text">AP008984.1 caggttcaaccctttcaagaaaaaggtgaag------gaggatgaggatgatgaggtgaa</text:p>
      <text:p text:style-name="Preformatted_20_Text"><text:s text:c="11"/>******************************* <text:s text:c="5"/>***********************</text:p>
      <text:p text:style-name="Preformatted_20_Text"/>
      <text:p text:style-name="Preformatted_20_Text">P01 <text:s text:c="7"/>ggacgaagaggagacgagggtagaggtagagagcaagggagccctgagcaagaaggtgac</text:p>
      <text:p text:style-name="Preformatted_20_Text">AP008984.1 ggacgaagaggagacgagggtagaggtagagagcaagggagccctgagcaagaagg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cactacctggcctacaccagccacctccagagagtgtgggcctcagacatcatgga</text:p>
      <text:p text:style-name="Preformatted_20_Text">AP008984.1 cgatcactacctggcctacaccagccacctccagagagtgtgggcctcagacatca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tggcgtcgcctaccaacgctctcctggccagggtctgtctgctggccgggtgcgc</text:p>
      <text:p text:style-name="Preformatted_20_Text">AP008984.1 cctgctggcgtcgcctaccaacgctctcctggccagggtctgtctgctggccgggt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cgggcaagacgtacgccatcaacatactgagggaggccgccggcccttactgcgc</text:p>
      <text:p text:style-name="Preformatted_20_Text">AP008984.1 cggcgcgggcaagacgtacgccatcaacatactgagggaggccgccggcccttact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cggccagcaccctgaacgcggcggggatccacgcggactctcgcaccatccacag</text:p>
      <text:p text:style-name="Preformatted_20_Text">AP008984.1 ggtgacggccagcaccctgaacgcggcggggatccacgcggactctcgcaccatcc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ctgggcttcaacacgacggagctgctggacctcaactcgagcgaccaggagtggtt</text:p>
      <text:p text:style-name="Preformatted_20_Text">AP008984.1 ctacctgggcttcaacacgacggagctgctggacctcaactcgagcgaccaggagtg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agtacaagaagcggcacaaagacacgttcgatatgctgcagcaggcgcacaaggc</text:p>
      <text:p text:style-name="Preformatted_20_Text">AP008984.1 cgccgagtacaagaagcggcacaaagacacgttcgatatgctgcagcaggcgcacaag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acatcgcgaagcccaaccacgactgtccctctctccgcatgaggtgcgccaagtgtca</text:p>
      <text:p text:style-name="Preformatted_20_Text">AP008984.1 ctacatcgcgaagcccaaccacgactgtccctctctccgcatgaggtgcgccaagt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ggatgtccgagccggacgaccgcggctccggtttcgacaccatccagtcccaggc</text:p>
      <text:p text:style-name="Preformatted_20_Text">AP008984.1 ggcctggatgtccgagccggacgaccgcggctccggtttcgacaccatccagtcc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acgggccccgccaggctgccgctgctgatcatcgacgagtacgggatgctcacggg</text:p>
      <text:p text:style-name="Preformatted_20_Text">AP008984.1 cttcacgggccccgccaggctgccgctgctgatcatcgacgagtacgggatgctca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atgctggcccgcgtgctgatcgcgctcaagctgtgggccccgccgggcgaccagca</text:p>
      <text:p text:style-name="Preformatted_20_Text">AP008984.1 cggcatgctggcccgcgtgctgatcgcgctcaagctgtgggccccgccgggcgac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tggtgctcgtgggctccgtcacccagctccagcccggacgaggcgtcgaggacag</text:p>
      <text:p text:style-name="Preformatted_20_Text">AP008984.1 cctggtggtgctcgtgggctccgtcacccagctccagcccggacgaggcgtcgagg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cgtcctgacgacggcctgtggacgttcggcaagtgggaccaggtgacggcgtcgcg</text:p>
      <text:p text:style-name="Preformatted_20_Text">AP008984.1 ggaccgtcctgacgacggcctgtggacgttcggcaagtgggaccaggtgacggcgt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aacctgccctttagcgtgcggtccatagaggactcggagtacagcgagtgcctgga</text:p>
      <text:p text:style-name="Preformatted_20_Text">AP008984.1 cttcaacctgccctttagcgtgcggtccatagaggactcggagtacagcgagtgcc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ctgcagctgaacgtgagcacggtgcgctttcaggagatcatgcagtcgcgggtcaa</text:p>
      <text:p text:style-name="Preformatted_20_Text">AP008984.1 catgctgcagctgaacgtgagcacggtgcgctttcaggagatcatgcagtcgcggg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tgcgacaggttcgggccccatacgccgagggtgatgcaccaggacaacgcggtgcg</text:p>
      <text:p text:style-name="Preformatted_20_Text">AP008984.1 caactgcgacaggttcgggccccatacgccgagggtgatgcaccaggacaacgcg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ctcaacgacgcctcgctcaagaacacggacggcgagcagcgcaccttcatgcccaa</text:p>
      <text:p text:style-name="Preformatted_20_Text">AP008984.1 acagctcaacgacgcctcgctcaagaacacggacggcgagcagcgcaccttcatgc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accacaacaacgtgcagaaccccgtcgagcgcaaaaagtttttcgccgtggtgcg</text:p>
      <text:p text:style-name="Preformatted_20_Text">AP008984.1 ggtgaaccacaacaacgtgcagaaccccgtcgagcgcaaaaagtttttcgccgtg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gcttcaagcacatcaactttttcgacggggtggtggtgaaggtgggctcgctggt</text:p>
      <text:p text:style-name="Preformatted_20_Text">AP008984.1 gcagcgcttcaagcacatcaactttttcgacggggtggtggtgaaggtgggctcgc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gtgctcaagtaccagccgcagaactttgagggctgcctcggtgtggtggaagaggt</text:p>
      <text:p text:style-name="Preformatted_20_Text">AP008984.1 gtgcgtgctcaagtaccagccgcagaactttgagggctgcctcggtgtggtggaag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cccgccgtgcgggtgcgctcgctcgagtctggcaacgtgcacaacattggcgtgtg</text:p>
      <text:p text:style-name="Preformatted_20_Text">AP008984.1 ctcgcccgccgtgcgggtgcgctcgctcgagtctggcaacgtgcacaacattggcg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ttcaactttgacaggatgaggacggtggagctgatgcccctgaagctggcgcacgg</text:p>
      <text:p text:style-name="Preformatted_20_Text">AP008984.1 cgtgttcaactttgacaggatgaggacggtggagctgatgcccctgaagctggcgc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aacacttacttttgccagggcctcacgttcaagtttccagtcgtctacgcgccgcc</text:p>
      <text:p text:style-name="Preformatted_20_Text">AP008984.1 catgaacacttacttttgccagggcctcacgttcaagtttccagtcgtctacgcgccg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cctactacgccatgagccccatcaagcccagctgctacgtggtgtgcacgcgtgtgac</text:p>
      <text:p text:style-name="Preformatted_20_Text">AP008984.1 tgcctactacgccatgagccccatcaagcccagctgctacgtggtgtgcacgcgtg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tcgcggtttactgaacctgaccaattgttcattcgcaaacacgccgacgggccagac</text:p>
      <text:p text:style-name="Preformatted_20_Text">AP008984.1 aaatcgcggtttactgaacctgaccaattgttcattcgcaaacacgccgacgggcc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tatttttccccgccgtgtgtgaggttcaagctagacagcgagctgggctaccgact</text:p>
      <text:p text:style-name="Preformatted_20_Text">AP008984.1 ttgctatttttccccgccgtgtgtgaggttcaagctagacagcgagctgggctaccg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aaaaacgcagtctttaacgacgccccagatccctctcagagcagcaagtttaaaaa</text:p>
      <text:p text:style-name="Preformatted_20_Text">AP008984.1 ggacaaaaacgcagtctttaacgacgccccagatccctctcagagcagcaagttta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ttggagacggtagcccccttagtataaatcaggccgagagagggagagagctcctaa</text:p>
      <text:p text:style-name="Preformatted_20_Text">AP008984.1 gaattggagacggtagcccccttagtataaatcaggccgagagagggagagagctcc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ctcgcctcttgtactccttctactctgtcggtttcactgacgcttgaaccatgtac</text:p>
      <text:p text:style-name="Preformatted_20_Text">AP008984.1 gacgctcgcctcttgtactccttctactctgtcggtctcactgacgcttgaaccatgtac</text:p>
      <text:p text:style-name="Preformatted_20_Text"><text:s text:c="11"/>************************************.***********************</text:p>
      <text:p text:style-name="Preformatted_20_Text"/>
      <text:p text:style-name="Preformatted_20_Text">P01 <text:s text:c="7"/>ggattaaacagcgcgtccggctttctcgacacggaatgggtcgagaagcagggtatggtc</text:p>
      <text:p text:style-name="Preformatted_20_Text">AP008984.1 ggattaaacagcgcgtccggctttctcgacacggaatgggtcgagaagcagggtat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cgccagaagaggtggccaagatgctgaaccctcacctggccaccatgggcaagccc</text:p>
      <text:p text:style-name="Preformatted_20_Text">AP008984.1 accccgccagaagaggtggccaagatgctgaaccctcacctggccaccatgggcaa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acgtgacgagtctgatgctgcccaacggcatctttgtgccctacacgccgacgggt</text:p>
      <text:p text:style-name="Preformatted_20_Text">AP008984.1 gtggacgtgacgagtctgatgctgcccaacggcatctttgtgccctacacgccgac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agcccaacatcgcaatcggcggtggttacttttacaggccctcttaccacgggtac</text:p>
      <text:p text:style-name="Preformatted_20_Text">AP008984.1 cccgagcccaacatcgcaatcggcggtggttacttttacaggccctcttaccacgg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cggtggccgaggatagcgacgacctgcagaagctgcacaagaacgtgctgtgtcgc</text:p>
      <text:p text:style-name="Preformatted_20_Text">AP008984.1 gggtcggtggccgaggatagcgacgacctgcagaagctgcacaagaacgtgctgtg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gagggacagtggactcgcacggccctgatcggcgtccccaccacgggcaacttcccc</text:p>
      <text:p text:style-name="Preformatted_20_Text">AP008984.1 aacgagggacagtggactcgcacggccctgatcggcgtccccaccacgggcaactt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atctatttgactacaagaaccaaaagtaccagatcgtaaacacgggccccgacgcg</text:p>
      <text:p text:style-name="Preformatted_20_Text">AP008984.1 gtggatctatttgactacaagaaccaaaagtaccagatcgtaaacacgggccccga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actctggcgacgctttcatggtggagcctccgtccgtcgaggcctccaaggcccag</text:p>
      <text:p text:style-name="Preformatted_20_Text">AP008984.1 ctgcactctggcgacgctttcatggtggagcctccgtccgtcgaagcctccaaggcccag</text:p>
      <text:p text:style-name="Preformatted_20_Text"><text:s text:c="11"/>********************************************.***************</text:p>
      <text:p text:style-name="Preformatted_20_Text"/>
      <text:p text:style-name="Preformatted_20_Text">P01 <text:s text:c="7"/>atcgacagcttcaagcgcatcagggcgcagggcagcttcaggcagcccacgctgctggga</text:p>
      <text:p text:style-name="Preformatted_20_Text">AP008984.1 atcgacagcttcaagcgcatcagggcgcagggcagcttcaggcagcccacgctgct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gtccgccaccaaccgcgtgccctcggagctcacgcaccgcatgaagcacatcatg</text:p>
      <text:p text:style-name="Preformatted_20_Text">AP008984.1 ggcctgtccgccaccaaccgcgtgccctcggagctcacgcaccgcatgaagcacatca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cagggacattgggctgtgcatggacattacgacgcccgggcaaggcggcgtgcaagcc</text:p>
      <text:p text:style-name="Preformatted_20_Text">AP008984.1 gccagggacattgggctgtgcatggacattacgacgcccgggcaaggcggcgtgca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tggcgcgactgtaccaggcccccacggagctgggtcaggccgtcaagaactctgtg</text:p>
      <text:p text:style-name="Preformatted_20_Text">AP008984.1 ggtctggcgcgactgtaccaggcccccacggagctgggtcaggccgtcaagaactc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ccacaacgctggactgtatgaactccctggacgtgatcttctccatgatgcgacgc</text:p>
      <text:p text:style-name="Preformatted_20_Text">AP008984.1 atggccacaacgctggactgtatgaactccctggacgtgatcttctccatgatgcg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gccgctctacctcgcggcgtgctcgagactctggccgagttccacaactttaagcac</text:p>
      <text:p text:style-name="Preformatted_20_Text">AP008984.1 atcgccgctctacctcgcggcgtgctcgagactctggccgagttccacaactttaa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ggacccaacgcgacgatgcccgacccggccatcctgatcgagatctggaggacaccc</text:p>
      <text:p text:style-name="Preformatted_20_Text">AP008984.1 gggggacccaacgcgacgatgcccgacccggccatcctgatcgagatctggaggac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tcgcggacctcttcatggaatccatggacatgggcttccagtccatcgaccggctc</text:p>
      <text:p text:style-name="Preformatted_20_Text">AP008984.1 gccgtcgcggacctcttcatggaatccatggacatgggcttccagtccatcgaccg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actgcacctacggcacggtgatcaagtccacagaggccaacccaacctccacccgg</text:p>
      <text:p text:style-name="Preformatted_20_Text">AP008984.1 aggcactgcacctacggcacggtgatcaagtccacagaggccaacccaacctccac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agatcatctacaacgcttacagcggacagtacgacacgggcgacaccttcgagggc</text:p>
      <text:p text:style-name="Preformatted_20_Text">AP008984.1 ggagagatcatctacaacgcttacagcggacagtacgacacgggcgacaccttcg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tactctccttcaacggctactgatttttttttgatatgcgtgtatatgttgtggtg</text:p>
      <text:p text:style-name="Preformatted_20_Text">AP008984.1 gccgtactctccttcaacggctactgatttttttttgatatgcgtgtatatgttgt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caaagaaataaaagaatgac---------catacacgtttcagtttttattattgg</text:p>
      <text:p text:style-name="Preformatted_20_Text">AP008984.1 tgttcaaagaaataaaagaatgaccctagacctcatacacgtttcagtttttattattgg</text:p>
      <text:p text:style-name="Preformatted_20_Text"><text:s text:c="11"/>************************ <text:s text:c="8"/>***************************</text:p>
      <text:p text:style-name="Preformatted_20_Text"/>
      <text:p text:style-name="Preformatted_20_Text">P01 <text:s text:c="7"/>aacaataaactacaactatacagtggagcggttgaaggtgacgaggagcgtgtctccgtc</text:p>
      <text:p text:style-name="Preformatted_20_Text">AP008984.1 aacaataaactacaactatacagtggagcggttgaaggtgacgaggagcgtgtct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accctgacgaagccgtcgctgaagctgttgaagggatccaagtgcaggctgctgga</text:p>
      <text:p text:style-name="Preformatted_20_Text">AP008984.1 caccaccctgacgaagccgtcgctgaagctgttgaagggatccaagtgcaggctgc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gaccgtgggtctcaggtagaagacgacgttgtctccgtcctctttggcgcagtagga</text:p>
      <text:p text:style-name="Preformatted_20_Text">AP008984.1 ggggaccgtgggtctcaggtagaagacgacgttgtctccgtcctctttggcgcagt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cggggctcttccctgacgatctcgtccaagctggacttgaactctacccactcgta</text:p>
      <text:p text:style-name="Preformatted_20_Text">AP008984.1 gatgcggggctcttccctgacgatctcgtccaagctggacttgaactctacccact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gcggtgttcctggggaagatggtgggtgtgatgttgcgggtgatctgcatcttaca</text:p>
      <text:p text:style-name="Preformatted_20_Text">AP008984.1 acccgcggtgttcctggggaagatggtgggtgtgatgttgcgggtgatctgcatct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tcatcccagtagacggtcacagactcggcgaggtggtacgctcgctcgccgccgcc</text:p>
      <text:p text:style-name="Preformatted_20_Text">AP008984.1 ctggtcatcccagtagacggtcacagactcggcgaggtggtacgctcgctcgccgccg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cgtggttcatcacaggctctgcgaggtgaagaacctgctgttgagggtcaggctgctg</text:p>
      <text:p text:style-name="Preformatted_20_Text">AP008984.1 tccgtggttcatcacaggctctgcgaggtgaagaacctgctgttgagggtcaggct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atctccgcttgagaatctctagggtcttggcgcagacgacggacctgggttctccg</text:p>
      <text:p text:style-name="Preformatted_20_Text">AP008984.1 agacatctccgcttgaggatctctagggtcttggcgcagacgacggacctgggttctccg</text:p>
      <text:p text:style-name="Preformatted_20_Text"><text:s text:c="11"/>*****************.******************************************</text:p>
      <text:p text:style-name="Preformatted_20_Text"/>
      <text:p text:style-name="Preformatted_20_Text">P01 <text:s text:c="7"/>ccgagccgcttggctctgctctcaaagttggctaggatggcctcggacgcggtccgggcc</text:p>
      <text:p text:style-name="Preformatted_20_Text">AP008984.1 ccgagccgcttggctctgctctcaaagttggctaggatggcctcggacgcggtccg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gatcgtcgggcagagcggggaagcagcccaggaggttacactcggagtcgtagcga</text:p>
      <text:p text:style-name="Preformatted_20_Text">AP008984.1 tggggatcgtcgggcagagcggggaagcagcccaggaggttacactcggagtcgta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ccactcgcagccctcgccaaagtagagcagtctgactttttcgatctcgtcggcg</text:p>
      <text:p text:style-name="Preformatted_20_Text">AP008984.1 caacgccactcgcagccctcgccaaagtagagcagtctgactttttcgatctcgt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tgtaggtgcagacgctaaagtcctgctccttttcagcctcgacgtcgtccgcggcg</text:p>
      <text:p text:style-name="Preformatted_20_Text">AP008984.1 agcgtgtaggtgcagacgctaaagtcctgctccttttcagcctcgacgtcgtccg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tttcgataactcggaattcgggatcgtagcggatgagcagtgaggtgaggcaggag</text:p>
      <text:p text:style-name="Preformatted_20_Text">AP008984.1 cctctttcgataactcggaattcgggatcgtagcggatgagcagtgaggtgaggca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tggactcgatggcgtcgagggcgctgcggagatcctcctcgagcgcgtttatcttt</text:p>
      <text:p text:style-name="Preformatted_20_Text">AP008984.1 cggctggactcgatggcgtcgagggcgctgcggagatcctcctcgagcgcgtttatc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gcagatgggacgacgtctgttgtacccatctgtcgttctctgggacgcccggccac</text:p>
      <text:p text:style-name="Preformatted_20_Text">AP008984.1 tcgcgcagatgggacgacgtctgttgtacccatctgtcgttctctgggacgcccgg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gtatatcgtcgtagatggaggggtgcgtgtccatgctgtttgacctgctcgccgcg</text:p>
      <text:p text:style-name="Preformatted_20_Text">AP008984.1 tcgagtatatcgtcgtagatggaggggtgcgtgtccatgctgtttgacctgctcgc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agtgtcagcgactgttgcaggaggaggccctggaggtggtcctcaccaacatcaac</text:p>
      <text:p text:style-name="Preformatted_20_Text">AP008984.1 gccaagtgtcagcgactgttgcaggaggaggccctggaggtggtcctcaccaacat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tttacgctcagtgggcaggcgccttcgccaccacagtcgactatggcgctgcggcc</text:p>
      <text:p text:style-name="Preformatted_20_Text">AP008984.1 gtcttttacgctcagtgggcaggcgccttcgccaccacagtcgactatggcgctgc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gcggcagcgtgggaggctcgggggccggggagcactttggcgcggcgtacatcagg</text:p>
      <text:p text:style-name="Preformatted_20_Text">AP008984.1 cacggcggcagcgtgggaggctcgggggccggggagcactttggcgcggcgtacat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tgctgaacggcggccactttatggcgcacgacgggcagctgaccttcaccgagggc</text:p>
      <text:p text:style-name="Preformatted_20_Text">AP008984.1 cagctgctgaacggcggccactttatggcgcacgacgggcagctgaccttcaccg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agctgtgccgcctgaccaacaggctcctgcccgtgagcgagctgtcgctggtctac</text:p>
      <text:p text:style-name="Preformatted_20_Text">AP008984.1 tcccagctgtgccgcctgaccaacaggctcctgcccgtgagcgagctgtcgctggt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gagccctctctgcccaagctggtggcgtgggagcagtccgcctcggacctcgcgcgg</text:p>
      <text:p text:style-name="Preformatted_20_Text">AP008984.1 tacgagccctctctgcccaagctggtggcgtgggagcagtccgcctcggacctcgcgc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cgagcggccgtacctggaccccaacatgatccgcaactgcctggagcccgagttgacg</text:p>
      <text:p text:style-name="Preformatted_20_Text">AP008984.1 gacgagcggccgtacctggaccccaacatgatccgcaactgcctggagcccgagtt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ccaagatgtctctgctggagtcggcggcgtcggggagaggcggcggcttcgccaag</text:p>
      <text:p text:style-name="Preformatted_20_Text">AP008984.1 gcctccaagatgtctctgctggagtcggcggcgtcggggagaggcggcggcttcgc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agagactggggctggtggaccctagagacgagcggctcgcgctgctccaccagagg</text:p>
      <text:p text:style-name="Preformatted_20_Text">AP008984.1 cgcaagagactggggctggtggaccctagagacgagcggctcgcgctgctccacca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gctccgaggccgggtccatgtacgtctcgaaagagtacgcctcggagctggtcatg</text:p>
      <text:p text:style-name="Preformatted_20_Text">AP008984.1 atgcgctccgaggccgggtccatgtacgtctcgaaagagtacgcctcggagctggt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gcgtcacgtcgatggcagttctcgaattcttggggtacccggagaagccatgccag</text:p>
      <text:p text:style-name="Preformatted_20_Text">AP008984.1 tactgcgtcacgtcgatggcagttctcgaattcttggggtacccggagaagccatg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cgacgacgccgatgatggaagagcattactagacgacgaaggagcaggcagggagg</text:p>
      <text:p text:style-name="Preformatted_20_Text">AP008984.1 ccgccgacgacgccgatgatggaagagcattactagacgacgaaggagcaggcagg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gagggtggtggggagctgcagctgcatgcgcgtggtgttcctgctggccttgatgg</text:p>
      <text:p text:style-name="Preformatted_20_Text">AP008984.1 cgaagagggtggtggggagctccagctgcatgcgcgtggtgttcctgctggccttgatgg</text:p>
      <text:p text:style-name="Preformatted_20_Text"><text:s text:c="11"/>********************* **************************************</text:p>
      <text:p text:style-name="Preformatted_20_Text"/>
      <text:p text:style-name="Preformatted_20_Text">P01 <text:s text:c="7"/>ccgaggtgtacttgaggccctgcaggatgatcttgcgcgtgttgttgagctggttggcga</text:p>
      <text:p text:style-name="Preformatted_20_Text">AP008984.1 ccgaggtgtacttgaggccctgcaggatgatcttgcgcgtgttgttgagctggttg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cttgttgaccagggtgatcttcttgccgtcgatctcgaaggtccgcagcaggtagt</text:p>
      <text:p text:style-name="Preformatted_20_Text">AP008984.1 cgtccttgttgaccagggtgatcttcttgccgtcgatctcgaaggtccgcagcaggt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gagcgtgtctgactcgcacaccatgttggagatgaggcggctggccacgttcatct</text:p>
      <text:p text:style-name="Preformatted_20_Text">AP008984.1 ccttgagcgtgtctgactcgcacaccatgttggagatgaggcggctggccacgttca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gaggtcctgcgcgatcgagtggtagagcaggtgccgcttgagctgcagcagcctga</text:p>
      <text:p text:style-name="Preformatted_20_Text">AP008984.1 cggagaggtcctgcgcgatcgagtggtagagcaggtgccgcttgagctgcagcagc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tcgagaacatgtcgccgcacgacgcccgcgccgtcttgaagatggaccaggcgccct</text:p>
      <text:p text:style-name="Preformatted_20_Text">AP008984.1 cattcgagaacatgtcgccgcacgacgcccgcgccgtcttgaagatggaccaggcg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gtcgtccttgagcatgagcagggcctcctcgagcctccgctcgcgcgtctcctggg</text:p>
      <text:p text:style-name="Preformatted_20_Text">AP008984.1 tgatgtcgtccttgagcatgagcagggcctcctcgagcctccgctcgcgcgtctc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gcagtgggccgcgcacagcgcgcagtagccggacttgaccgggttggacaccttga</text:p>
      <text:p text:style-name="Preformatted_20_Text">AP008984.1 gcatgcagtgggccgcgcacagcgcgcagtagccggacttgaccgggttggacacc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ggtgccgacgttgggcccggccgtctccatcgccgccgcggcgtacgattgctgca</text:p>
      <text:p text:style-name="Preformatted_20_Text">AP008984.1 agctggtgccgacgttgggcccggccgtctccatcgccgccgcggcgtacgattgc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ttggaaattggttttcgggctggtcggagcccgagccctcggaacgcgagggcacga</text:p>
      <text:p text:style-name="Preformatted_20_Text">AP008984.1 aatttggaaattggttttcgggctggtcggagcccgagccctcggaacgcgagggcac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gccctgagctcacttcccgtgccttcggttgttgtggatctcccgtcttcgtccgtat</text:p>
      <text:p text:style-name="Preformatted_20_Text">AP008984.1 gggccctgagctcacttcccgtgccttcggttgttgtggatctcccgtcttcgtccg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tcgccgtcgcggcctcccattcccccgtacaccatctcgtcgtcggtcagcgtcg</text:p>
      <text:p text:style-name="Preformatted_20_Text">AP008984.1 catcatcgccgtcgcggcctcccattcccccgtacaccatctcgtcgtcggtcag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aacagctggtgccttctgtggactccgctcatctccgcggtggtttcaaaaaaga</text:p>
      <text:p text:style-name="Preformatted_20_Text">AP008984.1 ggtgaaacagctggtgccttctgtggactccgctcatctccgcggtggtttcaaaaaaag</text:p>
      <text:p text:style-name="Preformatted_20_Text"><text:s text:c="11"/>**********************************************************..</text:p>
      <text:p text:style-name="Preformatted_20_Text"/>
      <text:p text:style-name="Preformatted_20_Text">P01 <text:s text:c="7"/>acagagagagaccaggagacaagtgaactgttcggcgtctactgtcgatatgggctctta</text:p>
      <text:p text:style-name="Preformatted_20_Text">AP008984.1 a-acagagagaccaggagacaagtgaactgttcggcgtctactgtcgatatgggctctta</text:p>
      <text:p text:style-name="Preformatted_20_Text"><text:s text:c="11"/>* * ********************************************************</text:p>
      <text:p text:style-name="Preformatted_20_Text"/>
      <text:p text:style-name="Preformatted_20_Text">P01 <text:s text:c="7"/>cctgtcatcatctaccaaccaaactccggccgtcctggctctccctccgccgcctccgac</text:p>
      <text:p text:style-name="Preformatted_20_Text">AP008984.1 cctgtcatcatctaccaaccaaactccggccgtcctggctctccctccgccgcctc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acgccgcagcgcgatgaggctcaggcagaagaggagcgccatcagaccctctcctc</text:p>
      <text:p text:style-name="Preformatted_20_Text">AP008984.1 tccaacgccgcagcgcgatgaggctcaggcagaagaggagcgccatcagaccctc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gcccagcagcaggagaggaagctcttctcggtgtgcggcacccagtggccccgaac</text:p>
      <text:p text:style-name="Preformatted_20_Text">AP008984.1 tcaggcccagcagcaggagaggaagctcttctcggtgtgcggcacccagtggcccc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tttgacagggacaacttcaagccagaccgctgctacgtggtgaggagggacaggcc</text:p>
      <text:p text:style-name="Preformatted_20_Text">AP008984.1 gctctttgacagggacaacttcaagccagaccgctgctacgtggtgaggagggac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tcggagttctgcttcaccgtctacgagacgcgtcgctgttgcgtgcccgccaatcc</text:p>
      <text:p text:style-name="Preformatted_20_Text">AP008984.1 caactcggagttctgcttcaccgtctacgagacgcgtcgctgttgcgtgcccgcca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gagacggtggactttgtcaaccgcaccaccacggagctggtcgcgcagatgaacaa</text:p>
      <text:p text:style-name="Preformatted_20_Text">AP008984.1 cagggagacggtggactttgtcaaccgcaccaccacggagctggtcgcgcagatga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atcatcagttcccaggaaatgcagcttttgatccaggtcaacacgcagtaccgcaa</text:p>
      <text:p text:style-name="Preformatted_20_Text">AP008984.1 gggcatcatcagttcccaggaaatgcagcttttgatccaggtcaacacgcagtacc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atgtgggccggcaactcgagccgcatggtctcgccgctcacctacggctcccagca</text:p>
      <text:p text:style-name="Preformatted_20_Text">AP008984.1 caagatgtgggccggcaactcgagccgcatggtctcgccgctcacctacggctcc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agtctacggcgtgtcgcacctgtgcgggtccctgctgcggctcgtcgcggagcagcg</text:p>
      <text:p text:style-name="Preformatted_20_Text">AP008984.1 cgtagtctacggcgtgtcgcacctgtgcgggtccctgctgcggctcgtcgcggagc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ttcacctatgacccgcaggcgcagaccctgacggtgcacctgctcaagaaccccga</text:p>
      <text:p text:style-name="Preformatted_20_Text">AP008984.1 ctacttcacctatgacccgcaggcgcagaccctgacggtgcacctgctcaagaacc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aacctcgaggaggcagagagggccacgtccaccagaagtcaccactaccatcgccg</text:p>
      <text:p text:style-name="Preformatted_20_Text">AP008984.1 ccagaacctcgaggaggcagagagggccacgtccaccagaagtcaccactaccat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gacctggtgctcggcacactcgacactcgacgcaacgccggctatggcccctcatc</text:p>
      <text:p text:style-name="Preformatted_20_Text">AP008984.1 ctccgacctggtgctcggcacactcgacactcgacgcaacgccggctatggcccctca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tcgaagtcgttcactcaccgcgcggcaccttactgagtcccgcacggaggggctcagct</text:p>
      <text:p text:style-name="Preformatted_20_Text">AP008984.1 ttcgaagtcgttcactcaccgcgcggcaccttactgagtcccgcacggaggggct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cggccagcgccccgacggaaccatactggccgtggacaggggcaggctgctctgca</text:p>
      <text:p text:style-name="Preformatted_20_Text">AP008984.1 tccacggccagcgccccgacggaaccatactggccgtggacaggggcaggctgctc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cgccgacatcgacgagctcgagcgcaccctcctcggctcctctgcccccgtgagcc</text:p>
      <text:p text:style-name="Preformatted_20_Text">AP008984.1 cgcacgccgacatcgacgagctcgagcgcaccctcctcggctcctctgcccccgtg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aagacctggtccccatctactgcgaccgctgcctgccctacactctgccctggtccc</text:p>
      <text:p text:style-name="Preformatted_20_Text">AP008984.1 acaaagacctggtccccatctactgcgaccgctgcctgccctacactctgccctgg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tcccgtctcccatgaccgcgacggcctcctgcccgctcacgggtacaccgtcgtgg</text:p>
      <text:p text:style-name="Preformatted_20_Text">AP008984.1 aggctcccgtctcccatgaccgcgacggcctcctgcccgctcacgggtacaccgtc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cgccggcgtcttctccagggacctggtggagaccaagggcatggagaagacgtccc</text:p>
      <text:p text:style-name="Preformatted_20_Text">AP008984.1 gcaccgccggcgtcttctccagggacctggtggagaccaagggcatggagaagacg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ctaccacctgcccctgcgggacctcgagctcttcacccacactcagaagagcaacc</text:p>
      <text:p text:style-name="Preformatted_20_Text">AP008984.1 agcactaccacctgcccctgcgggacctcgagctcttcacccacactcagaagagc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gctgttggtgcactgcgacatccccattggctccgtaatctgctattggcacgtac</text:p>
      <text:p text:style-name="Preformatted_20_Text">AP008984.1 gcgtgctgttggtgcactgcgacatccccattggctccgtaatctgctattggcac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cagggaaaacgcgcactgcgccgtcaacgctctgattgtcatcaccgaccaggcct</text:p>
      <text:p text:style-name="Preformatted_20_Text">AP008984.1 acgacagggaaaacgcgcactgcgccgtcaacgctctgattgtcatcaccgacca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caccatcttctcgaggtgcaaggggctcagttggacgactacctcggtggtggcca</text:p>
      <text:p text:style-name="Preformatted_20_Text">AP008984.1 tccacaccatcttctcgaggtgcaaggggctcagttggacgactacctcggtggtg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ctgtctctggtcgggatccccggccgcgcttccagcctcatccacagcatcagca</text:p>
      <text:p text:style-name="Preformatted_20_Text">AP008984.1 gcgagctgtctctggtcgggatccccggccgcgcttccagcctcatccacagcat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ctcggacctcacgcagggcaccctgcccgtatcgcgcaaacccgacctcaggtccc</text:p>
      <text:p text:style-name="Preformatted_20_Text">AP008984.1 ggctctcggacctcacgcagggcaccctgcccgtatcgcgcaaacccgacctcagg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ctacggccgcaactctccgcgacacgccgacgtcgtcatggcggcgctcagcaagg</text:p>
      <text:p text:style-name="Preformatted_20_Text">AP008984.1 tgggctacggccgcaactctccgcgacacgccgacgtcgtcatggcggcgctcagca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ggagaaccccgaggagacggccagcgatcagaggagagagtggaagcagatggtgg</text:p>
      <text:p text:style-name="Preformatted_20_Text">AP008984.1 gcacggagaaccccgaggagacggccagcgatcagaggagagagtggaagcaga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tgctcatgggccagctggacctcctctacgaggccaccatcgcgaagggcccagacg</text:p>
      <text:p text:style-name="Preformatted_20_Text">AP008984.1 agatgctcatgggccagctggacctcctctacgaggccaccatcgcgaagggccca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cggccaggccagcaaaagatatttaagcgagggccgcgacctgtttaaaaaactcc</text:p>
      <text:p text:style-name="Preformatted_20_Text">AP008984.1 acgacggccaggccagcaaaagatatttaagcgagggccgcgacctgtttaaaaaact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gagctcaaggcccatcttgagaagctcgagtctgcctcaacccctgccgcagtatcag</text:p>
      <text:p text:style-name="Preformatted_20_Text">AP008984.1 acgagctcaaggcccatcttgagaagctcgagtctgcctcaacccctgccgcagta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gcaccagcaccctcaacctcagtacccgcgccgcagcagacgaccgagacgccaa</text:p>
      <text:p text:style-name="Preformatted_20_Text">AP008984.1 cagcagcaccagcaccctcaacctcagtacccgcgccgcagcagacgaccgagacg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agattcccgagcaggaaccccagaagcctcggtcacatctcagcaggctcagtcag</text:p>
      <text:p text:style-name="Preformatted_20_Text">AP008984.1 aagaagattcccgagcaggaaccccagaagcctcggtcacatctcagcaggctcag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actgtaccctctcaaccggtaacctctgtaccctctcaaccggtaacctctgtaca</text:p>
      <text:p text:style-name="Preformatted_20_Text">AP008984.1 ctc--ctgtaccctctcaaccggtaacctctgtaccctctcaaccggtaacctctgtaca</text:p>
      <text:p text:style-name="Preformatted_20_Text"><text:s text:c="11"/>*** <text:s/>*******************************************************</text:p>
      <text:p text:style-name="Preformatted_20_Text"/>
      <text:p text:style-name="Preformatted_20_Text">P01 <text:s text:c="7"/>acaacccaataagatggccagctcagacgacattcgcgacgccgtcgccaaggcactcgc</text:p>
      <text:p text:style-name="Preformatted_20_Text">AP008984.1 acaacccaataagatggccagctcagacgacattcgcgacgccgtcgccaaggcac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tgatcaagccttccatccagcaatacactcctccaccccagcccaaccacggcgg</text:p>
      <text:p text:style-name="Preformatted_20_Text">AP008984.1 cgacgtgatcaagccttccatccagcaatacactcctccaccccagcccaaccac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gcgacggggttcagggactttgtcgagatgttcaagctcatgcagcagatgcacgc</text:p>
      <text:p text:style-name="Preformatted_20_Text">AP008984.1 cggagcgacggggttcagggactttgtcgagatgttcaagctcatgcagcagatgc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gctcaggcccccgcacccgttgcggcccctgctcccgtggtggcccaggttcccca</text:p>
      <text:p text:style-name="Preformatted_20_Text">AP008984.1 tccggctcaggcccccgcacccgttgcggcccctgctcccgtggtggcccaggttc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ctgtcgcaccacgggctggtggacgacgaacacccttccacctcggctcaccagag</text:p>
      <text:p text:style-name="Preformatted_20_Text">AP008984.1 gtccctgtcgcaccacgggctggtggacgacgaacacccttccacctcggctcacc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ggcaagcgcaagctggagctgtctgacgatgacatcaagctgtttaagaagctgag</text:p>
      <text:p text:style-name="Preformatted_20_Text">AP008984.1 aggaggcaagcgcaagctggagctgtctgacgatgacatcaagctgtttaagaagc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caagacgagctcagccggcgcgagaaggagcgcctggccctcaaagaggagctcaa</text:p>
      <text:p text:style-name="Preformatted_20_Text">AP008984.1 ggagcaagacgagctcagccggcgcgagaaggagcgcctggccctcaaagaggagc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agagatgatggccgagttctcctcctccgtacctcaagcagcggcacccgtggttgt</text:p>
      <text:p text:style-name="Preformatted_20_Text">AP008984.1 gaaagagatgatggccgagttctcctcctccgtacctcaagcagcggcacccgtgg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tctacctcagcaccagcacccgtcaccgacgtgaagcagctggtgagcgaggccat</text:p>
      <text:p text:style-name="Preformatted_20_Text">AP008984.1 accctctacctcagcaccagcacccgtcaccgacgtgaagcagctggtgagcgagg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gagctgctcgccgtccagcagcagcaacagcagcaagccgtggtgccggctcccca</text:p>
      <text:p text:style-name="Preformatted_20_Text">AP008984.1 caaggagctgctcgccgtccagcagcagcaacagcagcaagccgtggtgccggctc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gtcccgggtcccgccaccaccatctcccttccagtggccaccctggccgcggccac</text:p>
      <text:p text:style-name="Preformatted_20_Text">AP008984.1 gggagtcccgggtcccgccaccaccatctcccttccagtggccaccctggccgcgg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agatcacccgcagccgcagcggcactccagagcgccatcaacaacgtacacgagtc</text:p>
      <text:p text:style-name="Preformatted_20_Text">AP008984.1 aggcagatcacccgcagccgcagcggcactccagagcgccatcaacaacgtacacgag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ccagccagctggtccccggcggcctcaacctcggagtcgccggcgtgcccgtcaacgc</text:p>
      <text:p text:style-name="Preformatted_20_Text">AP008984.1 ggccagccagctggtccccggcggcctcaacctcggagtcgccggcgtgcccgtca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accgtcgtgagcacaccacaacccgctgtaccctccacatcaacccaggtcgtctc</text:p>
      <text:p text:style-name="Preformatted_20_Text">AP008984.1 gtcgaccgtcgtgagcacaccacaacccgctgtaccctccacatcaacccaggtcg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tcggcggggctcgaggtccagggcggcggcaacaagaaatccctcaacgacgacgc</text:p>
      <text:p text:style-name="Preformatted_20_Text">AP008984.1 agtctcggcggggctcgaggtccagggcggcggcaacaagaaatccctcaacgacg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aagatgatgatgctgatgatggaccactagagggcccgctgcggtgctctcctccg</text:p>
      <text:p text:style-name="Preformatted_20_Text">AP008984.1 ccgcaagatgatgatgctgatgatggaccactagagggcccgctgcggtgctctcc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ccaaacccctattcttgtaatgcccagcaacactctttcaataaaagttgttccgtt</text:p>
      <text:p text:style-name="Preformatted_20_Text">AP008984.1 aaaccaaacccctattcttgtaatgcccagcaacactctttcaataaaagttgttcc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cgacaagtcttgtttgtgtacctctacactacttccacactaaaagatgcaagcct</text:p>
      <text:p text:style-name="Preformatted_20_Text">AP008984.1 tgttcgacaagtcttgtttgtgtacctctacactacttccacactaaaagatgcaa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agctgtacgaggccttcagcgactacctgcccaagcaggtgacggagcaagagtttg</text:p>
      <text:p text:style-name="Preformatted_20_Text">AP008984.1 ttaagctgtacgaggccttcagcgactacctgcccaagcaggtgacggagcaagagt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gggcgacggagacaatgagctcatgtacgtcgcctccgtgaggttgatcgaggagt</text:p>
      <text:p text:style-name="Preformatted_20_Text">AP008984.1 acaggggcgacggagacaatgagctcatgtacgtcgcctccgtgaggttgatcgag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cagggtttgggcctgctggccggactctggcagaaagaaatgtttctggatcaggc</text:p>
      <text:p text:style-name="Preformatted_20_Text">AP008984.1 ccttcagggtttgggcctgctggccggactctggcagaaagaaatgtttctggat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gtggtggccctgcgtgatgtcggacagggtgtacgagctcgtgggcaggagcaagc</text:p>
      <text:p text:style-name="Preformatted_20_Text">AP008984.1 ccgtgtggtggccctgcgtgatgtcggacagggtgtacgagctcgtgggcaggagca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cgcgctggcctcgacgcggtcgctgccgcaggtcggcggcgtgtggctcaacaacg</text:p>
      <text:p text:style-name="Preformatted_20_Text">AP008984.1 ccttcgcgctggcctcgacgcggtcgctgccgcaggtcggcggcgtgtggctcaac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caccaagcaggacgtgcggtgccggctgatcctcttcaagaacaagagggagcgtc</text:p>
      <text:p text:style-name="Preformatted_20_Text">AP008984.1 ccgacaccaagcaggacgtgcggtgccggctgatcctcttcaagaacaagagggag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cttcatcaacctgctccgcaaagagttccccaacgacgccgacgtcggcaccttcg</text:p>
      <text:p text:style-name="Preformatted_20_Text">AP008984.1 aggtcttcatcaacctgctccgcaaagagttccccaacgacgccgacgtcggcacc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ctcagactctgacatgatggggatggccgagtgcatcctcaacaggttcctctgct</text:p>
      <text:p text:style-name="Preformatted_20_Text">AP008984.1 agggctcagactctgacatgatggggatggccgagtgcatcctcaacaggttcctc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cttttacagatctcccgggttcgtctcggacccggcctcagacaaccccgtcatct</text:p>
      <text:p text:style-name="Preformatted_20_Text">AP008984.1 gccacttttacagatctcccgggttcgtctcggacccggcctcagacaaccccgtca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gaacgagctgtggtcgtgcgacgccgccgacgagtccctctacaacgtgcacttta</text:p>
      <text:p text:style-name="Preformatted_20_Text">AP008984.1 cgctgaacgagctgtggtcgtgcgacgccgccgacgagtccctctacaacgtgcacttt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tttagggacgaggtgctcctcaggaagctgaaggaggccggggccctgggcaggcaag</text:p>
      <text:p text:style-name="Preformatted_20_Text">AP008984.1 actttagggacgaggtgctcctcaggaagctgaaggaggccggggccctgggcagg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ggcgcgggagctggaggccaagcgggcccaggccgtggcgacgatgccgcgccggt</text:p>
      <text:p text:style-name="Preformatted_20_Text">AP008984.1 aggaggcgcgggagctggaggccaagcgggcccaggccgtggcgacgatgccgcgc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cccgagctcgtgtacaggtgcgccttcttcgacatcgagtgcgtgttcgactctg</text:p>
      <text:p text:style-name="Preformatted_20_Text">AP008984.1 tggtgcccgagctcgtgtacaggtgcgccttcttcgacatcgagtgcgtgttcgac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cctggatcccaacctggacgtcggcctggacccgacgttcgccgccgacctcaaga</text:p>
      <text:p text:style-name="Preformatted_20_Text">AP008984.1 accacctggatcccaacctggacgtcggcctggacccgacgttcgccgccgacctc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agcccgagtgaagtcctgcttcatcaaggactttctccctcccaggaacacgagca</text:p>
      <text:p text:style-name="Preformatted_20_Text">AP008984.1 tcgaagcccgagtgaagtcctgcttcatcaaggactttctccctcccaggaacac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caggggctacaaagaagtcacgagcgtgagcctggtgtacggaggcaacgagaggg</text:p>
      <text:p text:style-name="Preformatted_20_Text">AP008984.1 acctcaggggctacaaagaagtcacgagcgtgagcctggtgtacggaggcaacgag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ggccacgggccgcaaggtcgagaagaagatcagggaggtctggtacaacgccgcga</text:p>
      <text:p text:style-name="Preformatted_20_Text">AP008984.1 accaggccacgggccgcaaggtcgagaagaagatcagggaggtctggtacaacgcc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gcagggccccggtcccatcaaggacgactcttgcggcgacgtcgtcaccctcaacg</text:p>
      <text:p text:style-name="Preformatted_20_Text">AP008984.1 gagtgcagggccccggtcccatcaaggacgactcttgcggcgacgtcgtcaccctc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gctgacctcctgcgccagcgagctggagatgctggtgaggttcatgagggccgtga</text:p>
      <text:p text:style-name="Preformatted_20_Text">AP008984.1 gcgtgctgacctcctgcgccagcgagctggagatgctggtgaggttcatgagggcc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tcactgcgacgtgctgtttgtcttcaactatgatttcgacgtgatggtcatcacct</text:p>
      <text:p text:style-name="Preformatted_20_Text">AP008984.1 gggatcactgcgacgtgctgtttgtcttcaactatgatttcgacgtgatggtcatc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agtcaacttttacaggagcgtgtacccggaggatcccctgacctccgagctggtgg</text:p>
      <text:p text:style-name="Preformatted_20_Text">AP008984.1 cccgagtcaacttttacaggagcgtgtacccggaggatcccctgacctccgagc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cttcgagcaggccttctccaaggatccccgcatggtgcccgccgactttacctttc</text:p>
      <text:p text:style-name="Preformatted_20_Text">AP008984.1 agctcttcgagcaggccttctccaaggatccccgcatggtgcccgccgactttacct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caacaagcacaacgcctgctactctgagttgctggacaccatcgacaagcacaagg</text:p>
      <text:p text:style-name="Preformatted_20_Text">AP008984.1 tggacaacaagcacaacgcctgctactctgagctgctggacaccatcgacaagcacaagg</text:p>
      <text:p text:style-name="Preformatted_20_Text"><text:s text:c="11"/>********************************.***************************</text:p>
      <text:p text:style-name="Preformatted_20_Text"/>
      <text:p text:style-name="Preformatted_20_Text">P01 <text:s text:c="7"/>aagggttctttgcggcgtgcaggaaagccggcgcggcaagggacgagcggggctgcctgg</text:p>
      <text:p text:style-name="Preformatted_20_Text">AP008984.1 aagggttctttgcggcgtgcaggaaagccggcgcggcaagggacgagcggggctgc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tacccgcacgcacgtgagcgacttcttcccctaccagacggcctggaaaaagttta</text:p>
      <text:p text:style-name="Preformatted_20_Text">AP008984.1 tgattacccgcacgcacgtgagcgacttcttcccctaccagacggcctggaaaaag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taacaagcagctcaactcgaccatgaggagcctcggcgtctacatcgtggacctga</text:p>
      <text:p text:style-name="Preformatted_20_Text">AP008984.1 tggataacaagcagctcaactcgaccatgaggagcctcggcgtctacatcgtggacct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aaggtcaacaacaccaagtcggtcaagagcggcgccagcaggttcgtcaagctggaga</text:p>
      <text:p text:style-name="Preformatted_20_Text">AP008984.1 tgaaggtcaacaacaccaagtcggtcaagagcggcgccagcaggttcgtcaagctg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ggccaacaccatcatcagcaagtcgaggcccttcaagtgtccgcacaaggctggca</text:p>
      <text:p text:style-name="Preformatted_20_Text">AP008984.1 cggtggccaacaccatcatcagcaagtcgaggcccttcaagtgtccgcacaaggct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tcaagggcgtagcgtaccacgagatggacgccatgttcttcaagggaggcaaggacc</text:p>
      <text:p text:style-name="Preformatted_20_Text">AP008984.1 agatcaagggcgtagcgtaccacgagatggacgccatgttcttcaagggaggcaag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aagtacctcatgtataatctggctgactcggagctgctggccaggatcacccgct</text:p>
      <text:p text:style-name="Preformatted_20_Text">AP008984.1 tctggaagtacctcatgtataatctggctgactcggagctgctggccaggatcacc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ccgtccccacatcgagtttgtgtgcagggtgagggccaccttcggcctggactatg</text:p>
      <text:p text:style-name="Preformatted_20_Text">AP008984.1 tcacccgtccccacatcgagtttgtgtgcagggtgagggccaccttcggcctggact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tctgggcagggagaaggtagagttcagcggggccatggtgcagtctaccaagtcgg</text:p>
      <text:p text:style-name="Preformatted_20_Text">AP008984.1 tgagtctgggcagggagaaggtagagttcagcggggccatggtgcagtctaccaag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ggctcccttgctctacagcaaggtccgcataggacgcttcgtggcgactggcaaga</text:p>
      <text:p text:style-name="Preformatted_20_Text">AP008984.1 tggaggctcccttgctctacagcaaggtccgcataggacgcttcgtggcggctggcaaga</text:p>
      <text:p text:style-name="Preformatted_20_Text"><text:s text:c="11"/>**************************************************.*********</text:p>
      <text:p text:style-name="Preformatted_20_Text"/>
      <text:p text:style-name="Preformatted_20_Text">P01 <text:s text:c="7"/>acttcgcctcggtggcgatgggaggcaagtacgcttccatagactacaggcgcaatatca</text:p>
      <text:p text:style-name="Preformatted_20_Text">AP008984.1 acttcgcctcggtggcgatgggaggcaagtacgcttccatagactacaggcgcaat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gaaaggaggcaaggtgtttcagcccctgctggggatgacctacacgggtccctaca</text:p>
      <text:p text:style-name="Preformatted_20_Text">AP008984.1 aggtgaaaggaggcaaggtgtttcagcccctgctggggatgacctacacgggtccc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caccgtctgcacgtacgactttgccagcctgtaccccagcaacatgtgcgacggcg</text:p>
      <text:p text:style-name="Preformatted_20_Text">AP008984.1 tcggcaccgtctgcacgtacgactttgccagcctgtaccccagcaacatgtgcga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tcagccccgagtcgatcgtgtcgaagatggaccccttctgcctcgagtacgtgagga</text:p>
      <text:p text:style-name="Preformatted_20_Text">AP008984.1 gtatcagccccgagtcgatcgtgtcgaagatggaccccttctgcctcgagtacgt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cggtcatgctggactggaagaagatacccgctgccagcaacatggaagagatcaggg</text:p>
      <text:p text:style-name="Preformatted_20_Text">AP008984.1 acacggtcatgctggactggaagaagatacccgctgccagcaacatggaagagatc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acccgcactcggaggacctctacaccatcctctgctacaagaacaaggaggtcggct</text:p>
      <text:p text:style-name="Preformatted_20_Text">AP008984.1 actacccgcactcggaggacctctacaccatcctctgctacaagaacaaggaggtc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ccgcttcgagacctacacggcgtctagcctcaaccactacctgagcatgaggtccc</text:p>
      <text:p text:style-name="Preformatted_20_Text">AP008984.1 gggtccgcttcgagacctacacggcgtctagcctcaaccactacctgagcatgagg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acaagaagcgcatgaagacggagaaggacgccgggctcaaggcctactacgaccaga</text:p>
      <text:p text:style-name="Preformatted_20_Text">AP008984.1 aatacaagaagcgcatgaagacggagaaggacgccgggctcaaggcctactacgac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gggcgagatgaaggtgtgcgccaactctcactacggagtggcccagtccctctgcc</text:p>
      <text:p text:style-name="Preformatted_20_Text">AP008984.1 tgcagggcgagatgaaggtgtgcgccaactctcactacggagtggcccagtccctctg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catctcaccacctggtcgggcaggcaaaagattctgctggtggagacggcggtgaaga</text:p>
      <text:p text:style-name="Preformatted_20_Text">AP008984.1 agcatctcaccacctggtcgggcaggcaaaagattctgctggtggagacggcggtg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gccgggcatgaccgtcgtgtacggcgacacggacagcgtcatgtaccagtgtcccc</text:p>
      <text:p text:style-name="Preformatted_20_Text">AP008984.1 agacgccgggcatgaccgtcgtgtacggcgacacggacagcgtcatgtaccagtgt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cgagatgaaccctctggacgtggacaccgtgagggaggacgtgagcgccgaagcgg</text:p>
      <text:p text:style-name="Preformatted_20_Text">AP008984.1 cggccgagatgaaccctctggacgtggacaccgtgagggaggacgtgagcgccgaa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acctctacaccaagggcaagactcgggaggaaggcgagaccgttcagaggatcctga</text:p>
      <text:p text:style-name="Preformatted_20_Text">AP008984.1 tgaacctctacaccaagggcaagactcgggaggaaggcgagaccgttcagaggatc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cctcaacgaccgtctgtacgagttcatggccgagaggatggtgtacgtcgacgacc</text:p>
      <text:p text:style-name="Preformatted_20_Text">AP008984.1 gggacctcaacgaccgtctgtacgagttcatggccgagaggatggtgtacgtcgac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gaacgtgaggcctctgtcgcgctgccccgagaccaaacacttttacctgacggact</text:p>
      <text:p text:style-name="Preformatted_20_Text">AP008984.1 aagtgaacgtgaggcctctgtcgcgctgccccgagaccaaacacttttacctgacgg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ggacgggcagcgggtgtacctcaaggacatctttgaccgcacgctcatcaccaacc</text:p>
      <text:p text:style-name="Preformatted_20_Text">AP008984.1 ctgtggacgggcagcgggtgtacctcaaggacatctttgaccgcacgctcatcacc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ctacgagaacacggctacggtgagcatcaacatggccaagaagaactacatctaca</text:p>
      <text:p text:style-name="Preformatted_20_Text">AP008984.1 tggcctacgagaacacggctacggtgagcatcaacatggccaagaagaactacatc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accacgagctggaggacggggtgctgaccaagaccaaggagaagctga-gggggtgc</text:p>
      <text:p text:style-name="Preformatted_20_Text">AP008984.1 ccaaccacgagctggaggacggggtgctgaccaagaccaaggagaagctgaggggggtgc</text:p>
      <text:p text:style-name="Preformatted_20_Text"><text:s text:c="11"/>*************************************************** ********</text:p>
      <text:p text:style-name="Preformatted_20_Text"/>
      <text:p text:style-name="Preformatted_20_Text">P01 <text:s text:c="7"/>aggccatcaagaacaacgccgccggagcgacgcgcgacttcaacaacgacatggtgtacg</text:p>
      <text:p text:style-name="Preformatted_20_Text">AP008984.1 aggccatcaagaacaacgccgccggagcgacgcgcgacttcaacaacgacatggtgt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cttcaggggctgggcgatcgtgtacgccagcaccttcggcaacatcaacggcatga</text:p>
      <text:p text:style-name="Preformatted_20_Text">AP008984.1 cttgcttcaggggctgggcgatcgtgtacgccagcaccttcggcaacatcaacggca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gtacaagagctggggctcggtgagggaaggggacgacgtctacttttgcacgacgg</text:p>
      <text:p text:style-name="Preformatted_20_Text">AP008984.1 tctcgtacaagagctggggctcggtgagggaaggggacgacgtctacttttgcac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cgagttcgacgagtggcacgcctgcaccaactacgagaagatggtgtgcgagtggt</text:p>
      <text:p text:style-name="Preformatted_20_Text">AP008984.1 cgcccgagttcgacgagtggcacgcctgcaccaactacgagaagatggtgtgcgag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gtggtgtcgtgcctcacggaacccgcggccagctcggccgagtacagcatgcaca</text:p>
      <text:p text:style-name="Preformatted_20_Text">AP008984.1 gcagggtggtgtcgtgcctcacggaacccgcggccagctcggccgagtacagcatg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cgtgctgaggaagccggacggcgtcgagttcaagtacgtgtgcgcgtcggacagta</text:p>
      <text:p text:style-name="Preformatted_20_Text">AP008984.1 ggctcgtgctgaggaagccggacggcgtcgagttcaagtacgtgtgcgcgtcggaca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acttcaacatgacccacaccttctccctggcggagcagatccgtcgcgacgccgtgg</text:p>
      <text:p text:style-name="Preformatted_20_Text">AP008984.1 acaacttcaacatgacccacaccttctccctggcggagcagatccgtcgcgacgccgt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ctgaacctgatcaagttcaggtactggtcggcgagcgctggcttcacgagctggcgga</text:p>
      <text:p text:style-name="Preformatted_20_Text">AP008984.1 cgctgaacctgatcaagttcaggtactggtcggcgagcgctggcttcacgagctggc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catccagtactctggcctgcagacgttcaagcaggagtccctcaaggtcaccttca</text:p>
      <text:p text:style-name="Preformatted_20_Text">AP008984.1 gcctcatccagtactctggcctgcagacgttcaagcaggagtccctcaaggtcacct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gtacggagcggtcaacaccaagaacaacaaggtggcctacgtgacggtggagacgc</text:p>
      <text:p text:style-name="Preformatted_20_Text">AP008984.1 acgagtacggagcggtcaacaccaagaacaacaaggtggcctacgtgacggtggag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ccgggtggacgccgagtacaagaagcaggtgcccatcctgagctttctcaagggct</text:p>
      <text:p text:style-name="Preformatted_20_Text">AP008984.1 tgtgccgggtggacgccgagtacaagaagcaggtgcccatcctgagctttctcaag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gttcgacgtgaagcagaacgtgatggacagggacatgtggggctcctcgagcatcc</text:p>
      <text:p text:style-name="Preformatted_20_Text">AP008984.1 tcaggttcgacgtgaagcagaacgtgatggacagggacatgtggggctcctcgagc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tcacgacctgacggtggacgatctcatggccgcgttggagtggcccgacgtgatca</text:p>
      <text:p text:style-name="Preformatted_20_Text">AP008984.1 accttcacgacctgacggtggacgatctcatggccgcgttggagtggcccgacgtg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cgccgagtggcgcggacagtcggaggaggccgtcgcttcggacgagcggcaggact</text:p>
      <text:p text:style-name="Preformatted_20_Text">AP008984.1 gggacgccgagtggcgcgggcagtcggaggaggccgtcgcttcggacgagcggcaggact</text:p>
      <text:p text:style-name="Preformatted_20_Text"><text:s text:c="11"/>*******************.****************************************</text:p>
      <text:p text:style-name="Preformatted_20_Text"/>
      <text:p text:style-name="Preformatted_20_Text">P01 <text:s text:c="7"/>ctgagcagatgaagctgctgagggacatgaaggccggggagctggcgcgggccaaggcca</text:p>
      <text:p text:style-name="Preformatted_20_Text">AP008984.1 ctgagcagatgaagctgctgagggacatgaaggccggggagctggcgcgggccaag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aacccaagagggccaagaagggtaccatggacgccttcctcacggacgaagaagaag</text:p>
      <text:p text:style-name="Preformatted_20_Text">AP008984.1 agaaacccaagagggccaagaagggtaccatggacgccttcctcacggacgaagaa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gggtggaggtgcccccgctgcgcacgagcggggtgcccgcggagaaccacatcgcgc</text:p>
      <text:p text:style-name="Preformatted_20_Text">AP008984.1 aaagggtggaggtgcccccgctgcgcacgagcggggtgcccgcggagaaccacat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caggcgggtgcccccgttccacccgatggccctgaagcacgctctgagtctggcgg</text:p>
      <text:p text:style-name="Preformatted_20_Text">AP008984.1 gggacaggcgggtgcccccgttccacccgatggccctgaagcacgctctgagtct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cacggaggacaccaactacggcgtgcacctgctgtttgacatgtttgtgcccaaga</text:p>
      <text:p text:style-name="Preformatted_20_Text">AP008984.1 ccgtcacggaggacgccaactacggcgtgcacctgctgtttgacatgtttgtgcccaaga</text:p>
      <text:p text:style-name="Preformatted_20_Text"><text:s text:c="11"/>**************.*********************************************</text:p>
      <text:p text:style-name="Preformatted_20_Text"/>
      <text:p text:style-name="Preformatted_20_Text">P01 <text:s text:c="7"/>cgggcaaggtccccgtggggtggcctctgaggaccaagctggagcgtggcctcgcgttcg</text:p>
      <text:p text:style-name="Preformatted_20_Text">AP008984.1 cgggcaaggtccccgtggggtggcctctgaggaccaagctggagcgcggcctcgcgttcg</text:p>
      <text:p text:style-name="Preformatted_20_Text"><text:s text:c="11"/>**********************************************.*************</text:p>
      <text:p text:style-name="Preformatted_20_Text"/>
      <text:p text:style-name="Preformatted_20_Text">P01 <text:s text:c="7"/>tgagggacacgtacgaccacatgagattgctcaaggacaagggtcaggccgtgttcagca</text:p>
      <text:p text:style-name="Preformatted_20_Text">AP008984.1 tgagggacacgtacgaccacatgagattgctcaaggacaagggtcaggccgtgtt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tactcgacgcccgtcaagacggatctgctggacgacgtcgactttgaggagacgt</text:p>
      <text:p text:style-name="Preformatted_20_Text">AP008984.1 tggtgtactcgacgcccgtcaagacggatctgctggacgacgtcgactttgagga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aaggcccgtaaactttggcgaggacaacgtgatgcgcatcctgacgaggcccgaga</text:p>
      <text:p text:style-name="Preformatted_20_Text">AP008984.1 ttgtgaggcccgtaaactttggcgaggacaacgtgatgcgcatcctgacgaggcccgaga</text:p>
      <text:p text:style-name="Preformatted_20_Text"><text:soft-page-break/><text:s text:c="11"/>****.*******************************************************</text:p>
      <text:p text:style-name="Preformatted_20_Text"/>
      <text:p text:style-name="Preformatted_20_Text">P01 <text:s text:c="7"/>tcatgcgggccctgctggactctaaccgggagctgctggccaagaagctgtcctcgaccg</text:p>
      <text:p text:style-name="Preformatted_20_Text">AP008984.1 tcatgcgggccctgctggactctaaccgggagctgctggccaagaagctgtcctcg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caagttcacccacgagaacctgagggtgcccgcctgtctgagggagctggtcgggg</text:p>
      <text:p text:style-name="Preformatted_20_Text">AP008984.1 tgggcaagttcacccacgagaacctgagggtgcccgcctgtctgagggagctggtc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gctggtgccctacacgggcgaccctacggacaaagacaccatacaactgtgcgaga</text:p>
      <text:p text:style-name="Preformatted_20_Text">AP008984.1 ccaggctggtgccctacacgggcgaccctacggacaaagacaccatacaactgtgc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tgtatcagtataggattttattgggtgcagcgaaaaactattgtacagcagagtacg</text:p>
      <text:p text:style-name="Preformatted_20_Text">AP008984.1 atctgtatcagtataggattttattgggtgcagcgaaaaactattgtacagcagagt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acacatacagaaggtggactggacgcgggcggacctgggcctggagacgctagagt</text:p>
      <text:p text:style-name="Preformatted_20_Text">AP008984.1 acagacacatacagaaggtggactggacgcgggcggacctgggcctggagacgcta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cccggccttcgccacgcactttgagctcaaggtc-tttttaggcgtcgcaagtctg</text:p>
      <text:p text:style-name="Preformatted_20_Text">AP008984.1 gtcccccggccttcgccacgcactttgagctcaaggtcttttttaggcgtcgcaagtctg</text:p>
      <text:p text:style-name="Preformatted_20_Text"><text:s text:c="11"/>************************************** *********************</text:p>
      <text:p text:style-name="Preformatted_20_Text"/>
      <text:p text:style-name="Preformatted_20_Text">P01 <text:s text:c="7"/>cgctggacctcttcaagcggcagtcgtcctccccccactcggcggcgtcttcggtccagt</text:p>
      <text:p text:style-name="Preformatted_20_Text">AP008984.1 cgctggacctcttcaagcggcagtcgtcctccccccactcggcggcgtcttcggtc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aggcctcgccggcgcactgcgacttttgcggcagatactggtcgatggccctctcgg</text:p>
      <text:p text:style-name="Preformatted_20_Text">AP008984.1 cccaggcctcgccggcgcactgcgacttttgcggcagatactggtcgatggccctc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gaacgcgtccttcgccaagtttgtgtctgaccagtacgagccggtcaggcggctgt</text:p>
      <text:p text:style-name="Preformatted_20_Text">AP008984.1 gtgagaacgcgtccttcgccaagtttgtgtctgaccagtacgagccggtcaggcgg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ctcttgtagtagcggtgcgggtactgcttcgccgccgtctgtcctgctgaggagga</text:p>
      <text:p text:style-name="Preformatted_20_Text">AP008984.1 cttcctcttgtagtagcggtgcgggtactgcttcgccgccgtctgtcctgctgag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cgagcgggtctgtctccaggagttttcgcaggtctctgcgcagcagcaggcctctt</text:p>
      <text:p text:style-name="Preformatted_20_Text">AP008984.1 aggtcgagcgggtctgtctccaggagttttcgcaggtctctgcgcagcagcaggcc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ttctgagtccgcctgacgaagcagaggttggggagggaagggaacacggagaagag</text:p>
      <text:p text:style-name="Preformatted_20_Text">AP008984.1 gggtttctgagtccgcctgacgaagcagaggttggggagggaagggaacacggaga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ggtggaggcgcttgggcacagcggggacctggatcacgctgtcgatggtgtaggt</text:p>
      <text:p text:style-name="Preformatted_20_Text">AP008984.1 tctggggtggaggcgcttgggcacagcggggacctggatcacgctgtcgatggtgt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gggctgacaaagacgatgtagctgtggacgttgctggagcagcagaggccgaacgt</text:p>
      <text:p text:style-name="Preformatted_20_Text">AP008984.1 gctggggctgacaaagacgatgtagctgtggacgttgctggagcagcagaggccga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ctgaacatgcactcgcctatccaggtctgggtcttgtagcggttgaggagagcggc</text:p>
      <text:p text:style-name="Preformatted_20_Text">AP008984.1 gtgcctgaacatgcactcgcctatccaggtctgggtcttgtagcggttgaggaga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cggtggcgcctccgtgggtcttgatctcgacgaggataaagttgccctccgcgtc</text:p>
      <text:p text:style-name="Preformatted_20_Text">AP008984.1 gctgacggtggcgcctccgtgggtcttgatctcgacgaggataaagttgccctccgcg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tggcgacgccgtccagctctgtgccgtggtggttaccgtcgaaggctgccggggagac</text:p>
      <text:p text:style-name="Preformatted_20_Text">AP008984.1 ggtggcgacgccgtccagctctgtgccgtggtggttaccgtcgaaggctgccgggg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cacaaactctgcagcggtgtccctgaggtctcctggaggtgacggcgatgccggc</text:p>
      <text:p text:style-name="Preformatted_20_Text">AP008984.1 gtctccacaaactctgcagcggtgtccctgaggtctcctggaggtgacggcgatgc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atgggtctccagccgtaggagcggtagaggctggcgacgatgggtcccctcctgct</text:p>
      <text:p text:style-name="Preformatted_20_Text">AP008984.1 gtcgatgggtctccagccgtaggagcggtagaggctggcgacgatgggtcccctcc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aactcgcgcttgacgagcgtgtccaccagcgtccccactctcacgtagaagaggga</text:p>
      <text:p text:style-name="Preformatted_20_Text">AP008984.1 atggaactcgcgcttgacgagcgtgtccaccagcgtccccactctcacgtagaaga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atgagggcctggcggaccgagtggacggtgaagggcgccgcgtgggacaggacctc</text:p>
      <text:p text:style-name="Preformatted_20_Text">AP008984.1 cctgatgagggcctggcggaccgagtggacggtgaagggcgccgcgtgggacagga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cgctatcggccaggtcctcggccctatccctgcacgcctccggtagctgcttgag</text:p>
      <text:p text:style-name="Preformatted_20_Text">AP008984.1 ggcggcgctatcggccaggtcctcggccctatccctgcacgcctccggtagctgct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tccgtacttaattgtggtttagtccaaatccgaccttgtaaaattttagccaggcg</text:p>
      <text:p text:style-name="Preformatted_20_Text">AP008984.1 gagctccgtacttaattgtggtttagtccaaatccgaccttgtaaaattttagcca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gacacatcttgttggagaccgtcgatctcaagtttaatcggaatccgctgcttggc</text:p>
      <text:p text:style-name="Preformatted_20_Text">AP008984.1 ctcggacacatcttgttggagaccgtcgatctcaagtttaatcggaatccgctgct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tacaagctagacgtcgggtaaaggtacgaaagattcttggtgatacccacatcgcg</text:p>
      <text:p text:style-name="Preformatted_20_Text">AP008984.1 cctgtacaagctagacgtcgggtaaaggtacgaaagattcttggtgatacccacat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ccaggttccaccaccgccctaggtagctcgccgttgccgcacttgagagcagcgga</text:p>
      <text:p text:style-name="Preformatted_20_Text">AP008984.1 ggagccaggttccaccaccgccctaggtagctcgccgttgccgcacttgagagcagc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aagatcggtgcatccatctcgacgctcgtcaggttgtgactgtcctcgtcctcatg</text:p>
      <text:p text:style-name="Preformatted_20_Text">AP008984.1 ggagaagaccggtgcatccatctcgacgctcgtcaggttgtgactgtcctcgtcctcatg</text:p>
      <text:p text:style-name="Preformatted_20_Text"><text:s text:c="11"/>********.***************************************************</text:p>
      <text:p text:style-name="Preformatted_20_Text"/>
      <text:p text:style-name="Preformatted_20_Text">P01 <text:s text:c="7"/>gcagtcaccaaagctcaactggccaagagagcc-aaaaaatcggcaccgccctgatgaac</text:p>
      <text:p text:style-name="Preformatted_20_Text">AP008984.1 gcagtcaccaaagctcaactggccaagagagccaaaaaaatcggcaccgccctgatgaac</text:p>
      <text:p text:style-name="Preformatted_20_Text"><text:s text:c="11"/>********************************* **************************</text:p>
      <text:p text:style-name="Preformatted_20_Text"/>
      <text:p text:style-name="Preformatted_20_Text">P01 <text:s text:c="7"/>aaggtgcccactgcgtcggcgagcaagctcctcgtcaagcttcccgtagacgctgagcga</text:p>
      <text:p text:style-name="Preformatted_20_Text">AP008984.1 aaggtgcccactgcgtcggcgagcaagctcctcgtcaagcttcccgtagacgctga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agatactcgtcgcaactgtcacgcaggtcatctgtccaatgtttgccccgctgacg</text:p>
      <text:p text:style-name="Preformatted_20_Text">AP008984.1 ttcaagatactcgtcgcaactgtcacgcaggtcatctgtccaatgtttgccccgct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gcattgcgcacgccatgtactccaacgatcccaactttgatctcaacggcgccttc</text:p>
      <text:p text:style-name="Preformatted_20_Text">AP008984.1 atgggcattgcgcacgccatgtactccaacgatcccaactttgatctcaacggcgc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ggcatcggaatcttcggtgccctcgtcttcctcgtcctcctcggaaccttcatcatg</text:p>
      <text:p text:style-name="Preformatted_20_Text">AP008984.1 atcggcatcggaatcttcggtgccctcgtcttcctcgtcctcctcggaaccttcatca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ctgctaccggtgcgtgaagggaggccacagcatgttcatgctgatgaggcccgtgttg</text:p>
      <text:p text:style-name="Preformatted_20_Text">AP008984.1 ctctgctaccggtgcgtgaagggaggccacagcatgttcatgctgatgaggcccgt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tgtttatcctcaacatcttcctcttcctgatcggggtcatctacgccggcatcaac</text:p>
      <text:p text:style-name="Preformatted_20_Text">AP008984.1 gcgctgtttatcctcaacatcttcctcttcctgatcggggtcatctacgccggcat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tgtgcaagacggtcacctactcgaagacggcggtgtgcgtgtctcagaacgccatg</text:p>
      <text:p text:style-name="Preformatted_20_Text">AP008984.1 ctgctgtgcaagacggtcacctactcgaagacggcggtgtgcgtgtctcagaacgc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tggccgtgctggagctcttcaccgcctgcctgatcctcctcaaagagaccctttac</text:p>
      <text:p text:style-name="Preformatted_20_Text">AP008984.1 tccctggccgtgctggagctcttcaccgcctgcctgatcctcctcaaagagaccctt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gcctgcgcatggccgagatcaaggcccgcgtgagcggcggcgctatggagtacgaa</text:p>
      <text:p text:style-name="Preformatted_20_Text">AP008984.1 agcggcctgcgcatggccgagatcaaggcccgcgtgagcggcggcgctatggagtac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agcgacgacgaatactactacaactcctaccagaacgtagcggagggcctccagagg</text:p>
      <text:p text:style-name="Preformatted_20_Text">AP008984.1 ggaagcgacgacgaatactactacaactcctaccagaacgtagcggagggcctcca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atgcgcgactatcaggacgacgaggatttttctgacccagacactgagagcgtcatc</text:p>
      <text:p text:style-name="Preformatted_20_Text">AP008984.1 tctatgcgcgactatcaggacgacgaggatttttctgacccagacactgagagcgt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aggcctccaaaatcccacgcaagtacaccggcaagatgtggtgattccgaagcctc</text:p>
      <text:p text:style-name="Preformatted_20_Text">AP008984.1 ggtcaggcctccaaaatcccacgcaagtacaccggcaagatgtggtgattccgaag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agtcgccgccaccaccaccaccccacagtcgaggccagcaccacaaaacacagcag</text:p>
      <text:p text:style-name="Preformatted_20_Text">AP008984.1 tcgcagtcgccgccaccaccaccaccccacagtcgaggccagcaccacaaaacaca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tttaacattgtgaagttttttgatatttttaagatactagaaataatataccacgg</text:p>
      <text:p text:style-name="Preformatted_20_Text">AP008984.1 ccgctttaacattgtgaagtttttttgatatttttagatactagaaataatataccacgg</text:p>
      <text:p text:style-name="Preformatted_20_Text"><text:s text:c="11"/>************************* . <text:s text:c="2"/>**** *************************</text:p>
      <text:p text:style-name="Preformatted_20_Text"/>
      <text:p text:style-name="Preformatted_20_Text">P01 <text:s text:c="7"/>cgttgtacgtgctggtgaaagccagcatcaccgccacaatgtgcaaaacgaataaaacaa</text:p>
      <text:p text:style-name="Preformatted_20_Text">AP008984.1 cgttgtacgtgctggtgaaagccagcatcaccgccacaatgtgcaaaacgaataaa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tgtacaacagtttgaagcccgtgtgtctcattgggaattgttgtgatgacaaagagg</text:p>
      <text:p text:style-name="Preformatted_20_Text">AP008984.1 aattgtacaacagtttgaagcccgtgtgtctcattgggaattgttg---tgacaaagagg</text:p>
      <text:p text:style-name="Preformatted_20_Text"><text:s text:c="11"/>********************************************** <text:s text:c="2"/>***********</text:p>
      <text:p text:style-name="Preformatted_20_Text"/>
      <text:p text:style-name="Preformatted_20_Text">P01 <text:s text:c="7"/>tgaagggttgtgaagatcagacgagctcgttgaggatgcgggtaatgttttggttctcga</text:p>
      <text:p text:style-name="Preformatted_20_Text">AP008984.1 tgaagggttgtgaagatcagacgagctcgttgaggatgcgggtaatgttttggtt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gttcctgatctgtctccgggtgctcttgtcgtccacgccgctgaccgtcttgatga</text:p>
      <text:p text:style-name="Preformatted_20_Text">AP008984.1 gacggttcctgatctgtctccgggtgctcttgtcgtccacgccgctgaccgtcttga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caggatcccggcaaagaggctcacgcaggcctgcccgcacacgagggtgtagaaga</text:p>
      <text:p text:style-name="Preformatted_20_Text">AP008984.1 cggccaggatcccggcaaagaggctcacgcaggcctgcccgcacacgagggtgtag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acactctgaagcagaagctgcgctgggacgggtcgctctcggtggcgctcgcgtagg</text:p>
      <text:p text:style-name="Preformatted_20_Text">AP008984.1 ggtacactctgaagcagaagctgcgctgggacgggtcgctctcggtggcgctcgcgta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cgcatgtgagggttcatgcgctgcagggtggccgctgcggccagatgagccagggcca</text:p>
      <text:p text:style-name="Preformatted_20_Text">AP008984.1 ctcgcatgtgagggttcatgcgctgcagggtggccgctgcggccagatgagccagg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gaaaagggctatccggaccagggcgagcgcgacccagcgggccctctgcatgtgct</text:p>
      <text:p text:style-name="Preformatted_20_Text">AP008984.1 tcgggaaaagggctatccggaccagggcgagcgcgacccagcgggccctctgcatg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cgtgtcctcgcggaggcccgcagcggtcgacatgatggccccgtccgagtgcagcg</text:p>
      <text:p text:style-name="Preformatted_20_Text">AP008984.1 cgagcgtgtcctcgcggaggcccgcagcggtcgacatgatggccccgtccgagtgc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gtactccttgacggaggcgaccacaaactgaaaaaacacggtgagcttgaagaggt</text:p>
      <text:p text:style-name="Preformatted_20_Text">AP008984.1 ccgcgtactccttgacggaggcgaccacaaactgaaaaaacacggtgagcttgaag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ggccaggttggccaggcacaccgatagcatcgtcgccctcatggccgagatgccgc</text:p>
      <text:p text:style-name="Preformatted_20_Text">AP008984.1 aggtggccaggttggccaggcacaccgatagcatcgtcgccctcatggccgagatg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aaacagtggagcggagggtccgccgcagcgcctccgttgccgccgatgctgatgc</text:p>
      <text:p text:style-name="Preformatted_20_Text">AP008984.1 cgtcgaaacagtggagcggagggtccgccgcagcgcctccgttgccgccgatgctg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gatgttgtcggaggagccgttctccccgagcaggccgatgaccccctgcaccaccg</text:p>
      <text:p text:style-name="Preformatted_20_Text">AP008984.1 cgctgatgttgtcggaggagccgttctccccgagcaggccgatgaccccctgcacc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cacggcgtgcgggttgtcgccgccgccgccgccgtcgtggtgggggtgagagcgat</text:p>
      <text:p text:style-name="Preformatted_20_Text">AP008984.1 aggccacggcgtgcgggttgtcgccgccgccgccgccgtcgtggtgggggtgagagc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cacaaacacgctgatggtcacgaggacccagccgaaggtgaagaggcccgtgagga</text:p>
      <text:p text:style-name="Preformatted_20_Text">AP008984.1 cgagcacaaacacgctgatggtcacgaggacccagccgaaggtgaagaggcccgt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gtccagcccggaccggtccgcgcgcttgagcctgccccggctgttgtagtagtagc</text:p>
      <text:p text:style-name="Preformatted_20_Text">AP008984.1 tcacgtccagcccgggccggtccgcgcgcttgagcctgccccggctgttgtagtagtagc</text:p>
      <text:p text:style-name="Preformatted_20_Text"><text:s text:c="11"/>***************.********************************************</text:p>
      <text:p text:style-name="Preformatted_20_Text"/>
      <text:p text:style-name="Preformatted_20_Text">P01 <text:s text:c="7"/>gggggcccttgccctcgccgccgcctccgccgccgcccccatcccgtctctcgtcgccgc</text:p>
      <text:p text:style-name="Preformatted_20_Text">AP008984.1 gggggcccttgccctcgccgccgcctccgccgccgcccccatcccgtctctcgtcg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cggggccccccccctcgccctcgccctcgccctcttcgccctcgccctcgtccct</text:p>
      <text:p text:style-name="Preformatted_20_Text">AP008984.1 cgtctcgggg-----cccctcgccctcgccctcgccctcttcgccctcgccctcgtccct</text:p>
      <text:p text:style-name="Preformatted_20_Text"><text:s text:c="11"/>********** <text:s text:c="4"/>*********************************************</text:p>
      <text:p text:style-name="Preformatted_20_Text"/>
      <text:p text:style-name="Preformatted_20_Text">P01 <text:s text:c="7"/>caacctgttgtacctatacgcgctcataaccccgttgggacagcgtgtcgttgacgatgc</text:p>
      <text:p text:style-name="Preformatted_20_Text">AP008984.1 caacctgttgtacctatacgcgctcataaccccgttgggacagcgtgtcgttgacg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cacgtccttgtagcgctgcgagtacctgtaggagcttacgcaggtgcccacgagcc</text:p>
      <text:p text:style-name="Preformatted_20_Text">AP008984.1 tctccacgtccttgtagcgctgcgagtacctgtaggagcttacgcaggtgcccacg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agaggatcttccagaagaccagcgccggtatgatgtagatgtaccactcgcacgggg</text:p>
      <text:p text:style-name="Preformatted_20_Text">AP008984.1 agtagaggatcttccagaagaccagcgccggtatgatgtagatgtaccactcgcac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acggccgtccaggcaatgtagctcacaaagcagacaagcccgaataagaccaacg</text:p>
      <text:p text:style-name="Preformatted_20_Text">AP008984.1 gcgagacggccgtccaggcaatgtagctcacaaagcagacaagcccgaataagaccaa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gtgcgggtgccggaggtcgacggctggccctgcacgatgggcgtctggggagcaggaa</text:p>
      <text:p text:style-name="Preformatted_20_Text">AP008984.1 tggtgcgggtgccggaggtcgacggctggccctgcacgatgggcgtctggggagcag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ctgt---------tgcctgcgcccgttcaccaccgaggcgatgccc--ctgctgct</text:p>
      <text:p text:style-name="Preformatted_20_Text">AP008984.1 tccgctgttgcttcttgtgcctgcgcccgttcaccaccgaggcgatgccctgctgctgct</text:p>
      <text:p text:style-name="Preformatted_20_Text"><text:s text:c="11"/>******** <text:s text:c="8"/>********************************* <text:s/>********</text:p>
      <text:p text:style-name="Preformatted_20_Text"/>
      <text:p text:style-name="Preformatted_20_Text">P01 <text:s text:c="7"/>gctcgagctgctcggcctcgatcagctcgtcgtcgacgtcgtcgaggaggacctctcggt</text:p>
      <text:p text:style-name="Preformatted_20_Text">AP008984.1 gctcgagctgctcggcctcgatcagctcgtcgtcgacgtcgtcgaggaggacctct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cccgcagcagcccttgcgaggcggcacgccggccctgcgacgggcgctggtgcgta</text:p>
      <text:p text:style-name="Preformatted_20_Text">AP008984.1 aggacccgcagcagcccttgcgaggcggcacgccggccctgcgacgggcgctggtg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gacccagtacatgaactgtttggtccacccgatggctcccaggatggtggggatca</text:p>
      <text:p text:style-name="Preformatted_20_Text">AP008984.1 gggtgacccagtacatgaactgtttggtccacccgatggctcccaggatggtgggg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cacggtgagccacacgctgaggtgcccgtagcacacgctgttggggcacctcctga</text:p>
      <text:p text:style-name="Preformatted_20_Text">AP008984.1 cgcacacggtgagccacacgctgaggtgcccgtagcacacgctgttggggcacctc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tgcccttgtcgtacaggcacgacgtggcgaggtagacgccgacgccggcgatcagga</text:p>
      <text:p text:style-name="Preformatted_20_Text">AP008984.1 acatgcccttgtcgtacaggcacgacgtggcgaggtagacgccgacgccggcgatc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aaggcgaacctgagcacgaacttgaacagaccgcacaaaggagacatggctactg</text:p>
      <text:p text:style-name="Preformatted_20_Text">AP008984.1 cgtcgaaggcgaacctgagcacgaacttgaacagaccgcacaaaggagacatggct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ggttgtcttggtgatccccgaggggagctttttattgtgagcgttaacaatcattac</text:p>
      <text:p text:style-name="Preformatted_20_Text">AP008984.1 aaaggttgtcttggtgatccccgaggggagctttttattgtgagcgttaacaatcat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aagtacggcgggtgagaaaggaaagtttgtttagaagacgagcttgcccttgagct</text:p>
      <text:p text:style-name="Preformatted_20_Text">AP008984.1 atgtaagtacggcgggtgagaaaggaaagtttgtttagaagacgagcttgcccttg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atggcctgcacgaactggttggtgtcggcggagctgggcatcaccacctcgttgg</text:p>
      <text:p text:style-name="Preformatted_20_Text">AP008984.1 tggtgatggcctgcacgaactggttggtgtcggcggagctgggcatcaccacctcg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ggtgtctgtgcgcttgtagtcctccctgaacagggttccgttgtcggcggtggccg</text:p>
      <text:p text:style-name="Preformatted_20_Text">AP008984.1 gtcgggtgtctgtgcgcttgtagtcctccctgaacagggttccgttgtcggcggtg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tgagaccggcctgggcctggaggtggcacacggcaaagtgcgcgtggttgttggtct</text:p>
      <text:p text:style-name="Preformatted_20_Text">AP008984.1 agttgagaccggcctgggccttgaggtggcacacggcaaagtgcgcgtggttgttggtct</text:p>
      <text:p text:style-name="Preformatted_20_Text"><text:s text:c="11"/>********************* **************************************</text:p>
      <text:p text:style-name="Preformatted_20_Text"/>
      <text:p text:style-name="Preformatted_20_Text">P01 <text:s text:c="7"/>tgcgggcggcgagcagcgccgcggccctctccacgccggtctcggtcggcacgttgacgg</text:p>
      <text:p text:style-name="Preformatted_20_Text">AP008984.1 tgcgggcggcgagcagcgccgcggccctctccacgccggtctcggtcggcacgtt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cccgtgtcaaagtagagctgtacgcccttgacggacagcagcatggtgttgatgt</text:p>
      <text:p text:style-name="Preformatted_20_Text">AP008984.1 tggtgcccgtgtcaaagtagagctgtacgcccttgacggacagcagcatggtgttg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cccgaggttgtcgaacttggcgtagagcgccttgttgtcggcccagcgcttggtcg</text:p>
      <text:p text:style-name="Preformatted_20_Text">AP008984.1 ggtccccgaggttgtcgaacttggcgtagagcgccttgttgtcggcccagcgcttggt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tcgctgagcttgacgaccttggccttgaccctgtcgagcttggtcgggttcagcttcc</text:p>
      <text:p text:style-name="Preformatted_20_Text">AP008984.1 ggtcgctgagcttgacgaccttggccttgaccctgtcgagcttggtcgggttcagct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tcaggcggccaaagaggtcggcggtgtgcagctgtcgcacgagcttggtcctcagcg</text:p>
      <text:p text:style-name="Preformatted_20_Text">AP008984.1 acatcaggcggccaaagaggtcggcggtgtgcagctgtcgcacgagcttggtcctc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ctcggcctggtccgtgggcacgctcttgtaacccaggggacccgtgagcatctgca</text:p>
      <text:p text:style-name="Preformatted_20_Text">AP008984.1 ccagctcggcctggtccgtgggcacgctcttgtaacccaggggacccgtgagcatc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tgaggtctatgatcttgaaggcgaacgcgtaggcctggcggatcttggtgtctgggg</text:p>
      <text:p text:style-name="Preformatted_20_Text">AP008984.1 ggatgaggtctatgatcttgaaggcgaacgcgtaggcctggcggatcttggtgtct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aaggggaacgtcttctccatgagcatgtcgtacttgatggaggcgacggcgcaca</text:p>
      <text:p text:style-name="Preformatted_20_Text">AP008984.1 cggcgaaggggaacgtcttctccatgagcatgtcgtacttgatggaggcgacggcg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cttgaggaactcctcgtcgatgttggagagggccatgccctcgtagaaggccgcgc</text:p>
      <text:p text:style-name="Preformatted_20_Text">AP008984.1 tcttcttgaggaactcctcgtcgatgttggagagggccatgccctcgtagaaggc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tgcattgggtcccccgacggcgcccaggatcatctgcgcgggcttcctctctctcg</text:p>
      <text:p text:style-name="Preformatted_20_Text">AP008984.1 tgtctgcattgggtcccccgacggcgcccaggatcatctgcgcgggcttcctctct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gcgtactttttggcggcggccatcagctccacgcagggcgcgagggtgcccaccg</text:p>
      <text:p text:style-name="Preformatted_20_Text">AP008984.1 cgacggcgtactttttggcggcggccatcagctccacgcagggcgcgagggtgccc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cgcgtaggccgtgtccacctcgttgatcttggagatgtccacggtgtacccggcct</text:p>
      <text:p text:style-name="Preformatted_20_Text">AP008984.1 aggacgcgtaggccgtgtccacctcgttgatcttggagatgtccacggtgtaccc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gcgagcgtcgcgtacatggcgtccgcccgctgcagcaaccccgtcaccttcttgc</text:p>
      <text:p text:style-name="Preformatted_20_Text">AP008984.1 cggcggcgagcgtcgcgtacatggcgtccgcccgctgcagcaaccccgtcaccttct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gatgaccaggggcaccccggcgcagatgcgcctggcgttctggaaggcgccctgga</text:p>
      <text:p text:style-name="Preformatted_20_Text">AP008984.1 agtggatgaccaggggcaccccggcgcagatgcgcctggcgttctggaaggcgccc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gtgcagtccgggaaagatgctgccgtcctggtgctcgtcgtagatgtagtcgaggt</text:p>
      <text:p text:style-name="Preformatted_20_Text">AP008984.1 aagagtgcagtccgggaaagatgctgccgtcctggtgctcgtcgtagatgtagtcg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gtcctcggagaaatcgtcgggcagcttgcacctcacgtacggcaggtccgcctcga</text:p>
      <text:p text:style-name="Preformatted_20_Text">AP008984.1 tgaggtcctcggagaaatcgtcgggcagcttgcacctcacgtacggcaggtccgc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ggcgcgcaccgcgctggggcccggcagcttctggtaggcgacggcgcggcgctctg</text:p>
      <text:p text:style-name="Preformatted_20_Text">AP008984.1 gcacggcgcgcaccgcgctggggcccggcagcttctggtaggcgacggcgcggcgc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tcatcttggcgtccccgcagcatcccgtcacctgctcgtcgcagtaccaggcgtcgt</text:p>
      <text:p text:style-name="Preformatted_20_Text">AP008984.1 caatcatcttggcgtccccgcagcatcccgtcacctgctcgtcgcagtaccaggc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agtcggcgcgcgggacgccgacgccgatgcggaggctggccgggtgctggtccacga</text:p>
      <text:p text:style-name="Preformatted_20_Text">AP008984.1 tgtagtcggcgcgcgggacgccgacgccgatgcggaggctggccgggtgctggtccac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gacacggtgttgaccagtgtgtaggggttgtatggggtgcacgaggccgagaagccct</text:p>
      <text:p text:style-name="Preformatted_20_Text">AP008984.1 aggacacggtgttgaccagtgtgtaggggttgtatggggtgcacgaggccgagaag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catcgccagcgcggcgctcacgatgcactgcctggtgggccatctgccgttggtga</text:p>
      <text:p text:style-name="Preformatted_20_Text">AP008984.1 tgcgcatcgccagcgcggcgctcacgatgcactgcctggtgggccatctgccgttg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caggccgtacttttgcaccgcgtccttgatatcgacggggatggtggtcatgtccg</text:p>
      <text:p text:style-name="Preformatted_20_Text">AP008984.1 cggccaggccgtacttttgcaccgcgtccttgatatcgacggggatggtggtcatg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ggccgtgcccgcgagggccagcttatcgagtgcgtcgaggtcttctctggcgacgg</text:p>
      <text:p text:style-name="Preformatted_20_Text">AP008984.1 tgttggccgtgcccgcgagggccagcttatcgagtgcgtcgaggtcttctctggc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gaagagctcctcgaggaacttgtcgtccggggtgaaggtcggctcgggcggcacgc</text:p>
      <text:p text:style-name="Preformatted_20_Text">AP008984.1 cgtggaagagctcctcgaggaacttgtcgtccggggtgaaggtcggctcgggcggc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ctggcgttgaccatcaccttgacaaagtccttggggaacatcttgctgtcgtctg</text:p>
      <text:p text:style-name="Preformatted_20_Text">AP008984.1 ggcggctggcgttgaccatcaccttgacaaagtccttggggaacatcttgctgtcg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tctcgacagccggcgtgagcgtctcgtcgtagctgtcaaacatcctatcggacctgg</text:p>
      <text:p text:style-name="Preformatted_20_Text">AP008984.1 ggatctcgacagccggcgtgagcgtctcgtcgtagctgtcaaacatcctatcggac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acatccccgtcaggttgagcggctggtgccggggctgagcgggcggcggtggcggcg</text:p>
      <text:p text:style-name="Preformatted_20_Text">AP008984.1 gcaacatccccgtcaggttgagcggctggtgccggggctgagcgggcggcggtgg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ggttgaggagtcctctggggctgagcgggagactgagccgggggctgattgggct</text:p>
      <text:p text:style-name="Preformatted_20_Text">AP008984.1 gcaggggttgaggagtcctctggggctgagcgggagactgagccgggggctgattg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tgggaggctgagccgggggctgattgggctgattgggaggctgagccgggggttgag</text:p>
      <text:p text:style-name="Preformatted_20_Text">AP008984.1 gattgggaggctgagccgggggctgattgggctgattgggaggctgagccgggggt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agcgggacggatgggggacctggacctgtccctgaccctgtggtggtggttgttgc</text:p>
      <text:p text:style-name="Preformatted_20_Text">AP008984.1 tgcgagcgggacggatgggggacctggacctgtccctgaccctgtggtggtggttgt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acgatggcgacggggtacctgttggcgttcagagggtgatcgtggtagcggcggt</text:p>
      <text:p text:style-name="Preformatted_20_Text">AP008984.1 gcgagacgatggcgacggggtacctgttggcgttcagagggtgatcgtggtagcgg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actgtcgagcgtcttcgtagtcggtgcgatgatgttggttgccgccgtggagagaga</text:p>
      <text:p text:style-name="Preformatted_20_Text">AP008984.1 ggtactgtcgagcgtcttcgtagtcggtgcgatgatgttggttgccgccgtggaga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tgggcagccgcttatagtcgtagtgatagttcgaaaagagctttctgcccgagttga</text:p>
      <text:p text:style-name="Preformatted_20_Text">AP008984.1 ggttgggcagccgcttatagtcgtagtgatagttcgaaaagagctttctgcccgag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ggctgctgctgcatgttgttgcccttcacgttgctcccgatctgcgtggacaccc</text:p>
      <text:p text:style-name="Preformatted_20_Text">AP008984.1 gcaggggctgctgctgcatgttgttgcccttcacgttgctcccgatctgcgtggac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cggggtgaccgtcgggttgaagcgcgcgttaagcgctgcccgctccgtcattcttg</text:p>
      <text:p text:style-name="Preformatted_20_Text">AP008984.1 tgagcggggtgaccgtcgggttgaagcgcgcgttaagcgctgcccgctccgtcattct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gtgtctgaggctgagccagagagagtacccgcagatgctccgcggagactttcaggta</text:p>
      <text:p text:style-name="Preformatted_20_Text">AP008984.1 ctgtgtctgaggctgagccagagagagtacccgcagatgctccgcggagactttcag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caaaagtgtttctctagatcaggtcgctgcgctaccagccacctgtagaaagcgcc</text:p>
      <text:p text:style-name="Preformatted_20_Text">AP008984.1 gcgacaaaagtgtttctctagatcaggtcgctgcgctaccagccacctgtagaaa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gtctggaagcaggaaaggatgtattcttctcgcgagacgcccgactcgtttacctt</text:p>
      <text:p text:style-name="Preformatted_20_Text">AP008984.1 gtacgtctggaagcaggaaaggatgtattcttctcgcgagacgcccgactcgttta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gaggcacaccgcccttcggagccgcggtggacagtaacgtgaagaggcaccagat</text:p>
      <text:p text:style-name="Preformatted_20_Text">AP008984.1 gcagggaggcacaccgcccttcggagccgcggtggacagtaacgtgaagaggcacc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tcgtagtaatcgtaggcgccatcgggtgatgttttctttttc-ttttgtcctgctc</text:p>
      <text:p text:style-name="Preformatted_20_Text">AP008984.1 gtcctcgtagtaatcgtaggcgccatcgggtgatgttttctttttctttttgtcctgctc</text:p>
      <text:p text:style-name="Preformatted_20_Text"><text:s text:c="11"/>********************************************** *************</text:p>
      <text:p text:style-name="Preformatted_20_Text"/>
      <text:p text:style-name="Preformatted_20_Text">P01 <text:s text:c="7"/>gggtcccggccgttgcgctgcggactccgtctcagccgtctccagccccaactcctctcg</text:p>
      <text:p text:style-name="Preformatted_20_Text">AP008984.1 gggtcccggccgttgcgctgcggactccgtctcagccgtctccagccccaactcct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ccttctcctcctcctgcttgctcttgagggccatcacaaagaacatgccgacggt</text:p>
      <text:p text:style-name="Preformatted_20_Text">AP008984.1 cctggccttctcctcctcctgcttgctcttgagggccatcacaaagaacatgccga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gtcgcgggtctgatgttctgggcccagtccaggacggtgtcgacggtgaggttctc</text:p>
      <text:p text:style-name="Preformatted_20_Text">AP008984.1 gtccgtcgcgggtctgatgttctgggcccagtccaggacggtgtcgacggtgaggt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ggtcctgtccgaagacggtctcgtagacgaggttgagcttggcgtcggtgcggtc</text:p>
      <text:p text:style-name="Preformatted_20_Text">AP008984.1 cggcgggtcctgtccgaagacggtctcgtagacgaggttgagcttggcgtcggtgc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gtcaggtaggcccccacacacaccttgaaggagttgagcgcgtaggtcttccaggc</text:p>
      <text:p text:style-name="Preformatted_20_Text">AP008984.1 ctctgtcaggtaggcccccacacacaccttgaaggagttgagcgcgtaggtcttc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acctgcctgcgcatgagggtgaactggagcagggcctgctgctggtccccgagcgc</text:p>
      <text:p text:style-name="Preformatted_20_Text">AP008984.1 ctccacctgcctgcgcatgagggtgaactggagcagggcctgctgctggtccccg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aggcccgcgatgatcccgcaggtgatatccttgtactcctcggcgccgatggtggt</text:p>
      <text:p text:style-name="Preformatted_20_Text">AP008984.1 gccgaggcccgcgatgatcccgcaggtgatatccttgtactcctcggcgccgatgg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agcgctggtaggcgccgaagacggcctcggcgaagagcagctgcccgtacgagcg</text:p>
      <text:p text:style-name="Preformatted_20_Text">AP008984.1 caggtagcgctggtaggcgccgaagacggcctcggcgaagagcagctgcccgtacg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gcctcgagcgcggccatcatcagctgggagccgcgcttgccgtggctctgcgtgga</text:p>
      <text:p text:style-name="Preformatted_20_Text">AP008984.1 ccaggcctcgagcgcggccatcatcagctgggagccgcgcttgccgtggctctgcg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atcttcacctcgggcggcttcaccaccaccttctgcgccatctcggccccgacgag</text:p>
      <text:p text:style-name="Preformatted_20_Text">AP008984.1 ctccatcttcacctcgggcggcttcaccaccaccttctgcgccatctcggccccga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ataaagtagcgcagcagggaggtgtcgtcggtgaagcgacgctgcctggccagcat</text:p>
      <text:p text:style-name="Preformatted_20_Text">AP008984.1 ggcgataaagtagcgcagcagggaggtgtcgtcggtgaagcgacgctgcctggccagc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gcaggcacatgagcgtcttcttgttgacggcgcattcttgtttgatcctggccatctc</text:p>
      <text:p text:style-name="Preformatted_20_Text">AP008984.1 cagcaggcacatgagcgtcttcttgttgacggcgcattcttgtttgatcctggcca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gtcgaaggcgcgcgcccagtgagcgtactgggagacggtgatcagcagaaccctctg</text:p>
      <text:p text:style-name="Preformatted_20_Text">AP008984.1 aaggtcgaaggcgcgcgcccagtgagcgtactgggagacggtgatcagcagaaccc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tcgacggtgagctcgtcgggcccctccagatccaccacatgaacagagccataaca</text:p>
      <text:p text:style-name="Preformatted_20_Text">AP008984.1 agtctcgacggtgagctcgtcgggcccctccagatccaccacatgaacagagccat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acgaatgagtaaggaaagccgtttattacaacaggggcgccaaattcgcccgacaa</text:p>
      <text:p text:style-name="Preformatted_20_Text">AP008984.1 ctgaacgaatgagtaaggaaagccgtttattacaacaggggcgccaaattcgcccg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ttcacaaatggtgtctacagagtctagtgctgcccgctgggcagcgttttcagtcgt</text:p>
      <text:p text:style-name="Preformatted_20_Text">AP008984.1 caattcacaaatggtgtctacagagtctagtgctgcccgctgggcagcgttttca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gcagggtccatgctaggtactcgaagcgtactggctgctcgaggtcggcgaaatgg</text:p>
      <text:p text:style-name="Preformatted_20_Text">AP008984.1 tccagcagggtccatgctaggtactcgaagcgtactggctgctcgaggtcggcgaa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tgtaccactctgggacgtcgttttcttccgcgacggacactgttagggcgtgtttt</text:p>
      <text:p text:style-name="Preformatted_20_Text">AP008984.1 tacctgtaccactctgggacgtcgttttcttccgcgacggacactgttagggcgtg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agacccaggaaggtgtgctctgcgcgcgccgaggccacggtctgataggccatggcg</text:p>
      <text:p text:style-name="Preformatted_20_Text">AP008984.1 agaagacccaggaaggtgtgctctgcgcgcgccgaggccacggtctgataggccat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gcagggacagcacggccgttgcggagtccctcggcggcgcctcgagaccggcggcc</text:p>
      <text:p text:style-name="Preformatted_20_Text">AP008984.1 tggggcagggacagcacggccgttgcggagtccctcggcggcgcctcgagaccggc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agaacatctcgacggcgaggtccctcatctcccgggcctcctcgctgtagtccccg</text:p>
      <text:p text:style-name="Preformatted_20_Text">AP008984.1 tcccagaacatctcgacggcgaggtccctcatctcccgggcctcctcgctgtagtc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cctcgtagatgaacctgggcctcttgtaggcctcggtcagggtgagcgccacgaag</text:p>
      <text:p text:style-name="Preformatted_20_Text">AP008984.1 atggcctcgtagatgaacctgggcctcttgtaggcctcggtcagggtgagcgccac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tcgtcgacgtgccccgcgaaccctctgccgccgctgctctcctccccgtcccctcgc</text:p>
      <text:p text:style-name="Preformatted_20_Text">AP008984.1 aactcgtcgacgtgccccgcgaaccctctgccgccgctgctctcctccccgtcccc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ggtgtggcggtgtttgctgctgttgccgtgagggatccctgtagttagtccacccc</text:p>
      <text:p text:style-name="Preformatted_20_Text">AP008984.1 tggcggtgtggcggtgcttgctgc---tgccgtgagggatccctgtagttagtccacccc</text:p>
      <text:p text:style-name="Preformatted_20_Text"><text:s text:c="11"/>****************.******* <text:s text:c="2"/>*********************************</text:p>
      <text:p text:style-name="Preformatted_20_Text"/>
      <text:p text:style-name="Preformatted_20_Text">P01 <text:s text:c="7"/>tgttgctgctcctgttcggtgaggagggtgccgtccacctgtccttgcggctgctgctgg</text:p>
      <text:p text:style-name="Preformatted_20_Text">AP008984.1 tgttgctgctcctgttcggtgaggagggtgccgtccacctgtccttgcggctgctg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cctggagcatctgcaggagggtggccgcgtccatgttcagcgcctctgccatgagc</text:p>
      <text:p text:style-name="Preformatted_20_Text">AP008984.1 tgctcctggagcatctgcaggagggtggccgcgtccatgttcagcgcctctgccat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gtgatggaggcgtccacctgcggcggtgacgacggcgtgttctgctccgagttcatc</text:p>
      <text:p text:style-name="Preformatted_20_Text">AP008984.1 tttgtgatggaggcgtccacctgcggcggtgacgacggcgtgttctgctccgagttca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cgtgcgtcgctgatggcggccgctgctgctccgatttgacggtcctgagctggtgttc</text:p>
      <text:p text:style-name="Preformatted_20_Text">AP008984.1 ctcgtgcgtcgctgatggcggccgctgctgctccgatttgacggtc--------------</text:p>
      <text:p text:style-name="Preformatted_20_Text"><text:s text:c="11"/>********************************************** <text:s text:c="13"/></text:p>
      <text:p text:style-name="Preformatted_20_Text"/>
      <text:p text:style-name="Preformatted_20_Text">P01 <text:s text:c="7"/>ctgagggcgacgacggtcctctcgtgctcctgcttgaggtggttgtacgcgctggtgatg</text:p>
      <text:p text:style-name="Preformatted_20_Text">AP008984.1 --gagggcgacgacggtcctctcgtgctcctgcttgaggtggttgtacgcgctggtgatg</text:p>
      <text:p text:style-name="Preformatted_20_Text"><text:s text:c="13"/>**********************************************************</text:p>
      <text:p text:style-name="Preformatted_20_Text"/>
      <text:p text:style-name="Preformatted_20_Text">P01 <text:s text:c="7"/>gactgcagcatcttttctagcttgctgatctttatctcctcccccgagcccgtcttgttg</text:p>
      <text:p text:style-name="Preformatted_20_Text">AP008984.1 gactgcagcatcttttctagcttgctgatctttatctcctcccccgagcccgtctt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agagggacactttgaagagttggctgtcgtcgatgtgacgccggaagcccgggatg</text:p>
      <text:p text:style-name="Preformatted_20_Text">AP008984.1 atgaagagggacactttgaagagttggctgtcgtcgatgtgacgccggaagcccgg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ttgtacatgctccagatgatgttcttgaggagcttctcgctgcccgtcaggttgtcc</text:p>
      <text:p text:style-name="Preformatted_20_Text">AP008984.1 atcttgtacatgctccagatgatgttcttgaggagcttctcgctgcccgtcaggtt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tgtggttctcgtgcacgctcatgcggagctcccgctcgggcttgttgtactttttg</text:p>
      <text:p text:style-name="Preformatted_20_Text">AP008984.1 agcgtgtggttctcgtgcacgctcatgcggagctcccgctcgggcttgttgtacttt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ggttcttgatgccgtacagcgactggtacacctgcgacgcgtggccgttgtgcagc</text:p>
      <text:p text:style-name="Preformatted_20_Text">AP008984.1 gtgaggttcttgatgccgtacagcgactggtacacctgcgacgcgtggccgttgt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tcagactgatgtagccctccctgattacgttcatgaagcagaagaaggtggtgggg</text:p>
      <text:p text:style-name="Preformatted_20_Text">AP008984.1 ttgctcagactgatgtagccctccctgattacgttcatgaagcagaagaaggtggt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tggtgtgcgtgctcttgggcctgatgaggctctcctccttgcgcttgagtctcagg</text:p>
      <text:p text:style-name="Preformatted_20_Text">AP008984.1 ctgttggtgtgcgtgctcttgggcctgatgaggctctcctccttgcgcttgagtct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tgctcggcgagtagttgtggtggttgttgctggtgctgaactgggcaaagtacacc</text:p>
      <text:p text:style-name="Preformatted_20_Text">AP008984.1 gctctgctcggcgagtagttgtggtggttgttgctggtgctgaactgggcaaagta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gcgggtcctggctgggcttgttgtagaggaactgattgaagcgcgcgatggcctcc</text:p>
      <text:p text:style-name="Preformatted_20_Text">AP008984.1 accggcgggtcctggctgggcttgttgtagaggaactgattgaagcgcgcgatggc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ggatctcgtagaagagcggtatctcaactgtcgtgccgttgatagtgatgccgtcc</text:p>
      <text:p text:style-name="Preformatted_20_Text">AP008984.1 ttggggatctcgtagaagagcggtatctcaactgtcgtgccgttgatagtgatgc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tgggcagcgtccccaccttgtggttgagcgtccgcgtcgaaaagtacgtgtggccg</text:p>
      <text:p text:style-name="Preformatted_20_Text">AP008984.1 aggttgggcagcgtccccaccttgtggttgagcgtccgcgtcgaaaagtacgtgtg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gcacacagggtgtccacgttgccgttgggtcgcatgaactcggcggtgaagatgttg</text:p>
      <text:p text:style-name="Preformatted_20_Text">AP008984.1 tacgcacacagggtgtccacgttgccgttgggtcgcatgaactcggcggtgaagat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tggtgttcttggtgtcctcctggttgtccggcatcaggtagacgacggtcatcagg</text:p>
      <text:p text:style-name="Preformatted_20_Text">AP008984.1 ggcatggtgttcttggtgtcctcctggttgtccggcatcaggtagacgacggtcat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tggtgcccagcactttggcgtcgttaccggaggggttcctgcaccagtagtagatg</text:p>
      <text:p text:style-name="Preformatted_20_Text">AP008984.1 ctcttggtgcccagcactttggcgtcgttaccggaggggttcctgcaccagtagtaga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cgtgcgcgagaagagcagggtgcacagggacggaggcctctccaggggcgagtgcgcg</text:p>
      <text:p text:style-name="Preformatted_20_Text">AP008984.1 tgcgtgcgcgagaagagcagggtgcacagggacggaggcctctccaggggcgagtg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gtttcccgcagccgcacagacccgtggaggtgtccgccgaggccgagcccgcgcag</text:p>
      <text:p text:style-name="Preformatted_20_Text">AP008984.1 atgggtttcccgcagccgcacagacccgtggaggtgtccgccgaggccgagcccgc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tctcctcgccggcgccgcctcccgcgacgcgtgaggtaccgccgcgcttggacttg</text:p>
      <text:p text:style-name="Preformatted_20_Text">AP008984.1 gagttctcctcgccggcgccgcctcccgcgacgcctgaggtaccgccgcgcttggacttg</text:p>
      <text:p text:style-name="Preformatted_20_Text"><text:s text:c="11"/>********************************** *************************</text:p>
      <text:p text:style-name="Preformatted_20_Text"/>
      <text:p text:style-name="Preformatted_20_Text">P01 <text:s text:c="7"/>accttggccttggtcttgtcgctcaccaggttggcgttgtaggtcgagtagacctgactg</text:p>
      <text:p text:style-name="Preformatted_20_Text">AP008984.1 accttggccttggtcttgtcgctcaccaggttggcgttgtaggtcgagtagacctg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ggccgtggtagtcgagcatgtcccagctcacgggttcggctccggggtgctccctc</text:p>
      <text:p text:style-name="Preformatted_20_Text">AP008984.1 gtggggccgtggtagtcgagcatgtcccagctcacgggttcggctccggggtgctc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gcccatgctgggcggcttgtacatcggatcgacgcgagggtgcttgcactcgccc</text:p>
      <text:p text:style-name="Preformatted_20_Text">AP008984.1 ggcgggcccatgctgggcggcttgtacatcggatcgacgcgagggtgcttgcactc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acgggcccagggccactatgatgttgctgatgtcgtcccgcgtgcggatgagctcg</text:p>
      <text:p text:style-name="Preformatted_20_Text">AP008984.1 ggcaacgggcccagggccactatgatgttgctgatgtcgtcccgcgtgcggatgag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cctccctgccgtagctgatgggcaccatgcgcttggtgagggactggcagaagcag</text:p>
      <text:p text:style-name="Preformatted_20_Text">AP008984.1 tccacctccctgccgtagctgatgggcaccatgcgcttggtgagggactggcagaa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cacttggtgaagaggttgcccagggccgtcttgagcatctccctggggtacagctcc</text:p>
      <text:p text:style-name="Preformatted_20_Text">AP008984.1 tagcacttggtgaagaggttgcccagggccgtcttgagcatctccctggggtacag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ccgccttgcacagcgcggcggtgtagctggccgacagggtcttgttgtggacgttg</text:p>
      <text:p text:style-name="Preformatted_20_Text">AP008984.1 gccgccgccttgcacagcgcggcggtgtagctggccgacagggtcttgttgtggac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tacgtacgccgccttgccgagcacggcgtcgagcttcaccttgaccatcacgtac</text:p>
      <text:p text:style-name="Preformatted_20_Text">AP008984.1 cctgctacgtacgccgccttgccgagcacggcgtcgagcttcaccttgaccatcac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aggcgccctccttgttgaagagcacgggcaccttgacgtgcatgagctccctgcac</text:p>
      <text:p text:style-name="Preformatted_20_Text">AP008984.1 gcgtaggcgccctccttgttgaagagcacgggcaccttgacgtgcatgagctccct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tgagcacggaaaagtccgtgcccctgttgaagaacttgcccagctgatccttggac</text:p>
      <text:p text:style-name="Preformatted_20_Text">AP008984.1 ttggtgagcacggaaaagtccgtgcccctgttgaagaacttgcccagctgatcctt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cacgccgttgataccggtcagcaccctcccgtagaacttgtccacaaagttgcag</text:p>
      <text:p text:style-name="Preformatted_20_Text">AP008984.1 tctggcacgccgttgataccggtcagcaccctcccgtagaacttgtccacaaagtt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cctgcgtgagggtgttggccggcacgtgcttgttgggcgtccacacgccgggctcc</text:p>
      <text:p text:style-name="Preformatted_20_Text">AP008984.1 caggcctgcgtgagggtgttggccggcacgtgcttgttgggcgtccacacgccggg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gatcctgcgtcggccgtccgaggaaagcgtcgagctggtggctctctgtggctatc</text:p>
      <text:p text:style-name="Preformatted_20_Text">AP008984.1 ctgggatcctgcgtcggccgtccgaggaaagcgtcgagctggtggctctctgtggcta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gtagatgcggttgaggtcggtgtcgtggtgcaggccctgcgcctctggggcgatggcg</text:p>
      <text:p text:style-name="Preformatted_20_Text">AP008984.1 acgtagatgcggttgaggtcggtgtcgtggtgcaggccctgcgcctctggggcgat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tggtgcagttgtcgggccaggccgccgtgttgtcgaaggccaccctgttggtcacg</text:p>
      <text:p text:style-name="Preformatted_20_Text">AP008984.1 tggttggtgcagttgtcgggccaggccgccgtgttgtcgaaggccaccctgttggt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agcggtcgctgtcgtcgtctgtgcgcggcgtccacccgaaagagtcgtcgtcggga</text:p>
      <text:p text:style-name="Preformatted_20_Text">AP008984.1 ttgaagcggtcgctgtcgtcgtctgtgcgcggcgtccacccgaaagagtcgtcgtc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cgaggtccgtcttgtcgaggtccaggcatgtgagcagccactcgacgcaggccggg</text:p>
      <text:p text:style-name="Preformatted_20_Text">AP008984.1 ccgacgaggtccgtcttgtcgaggtccaggcatgtgagcagccactcgacgcaggc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agtacacccagccccggttctgctgcgagccaaagtataggtcgaagaggccctcg</text:p>
      <text:p text:style-name="Preformatted_20_Text">AP008984.1 tccgagtacacccagccccggttctgctgcgagccaaagtataggtcgaagaggcc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ccccgcagatggtcttgtggtaaaagtagttgatggcgtaggtgacgaccgtctcc</text:p>
      <text:p text:style-name="Preformatted_20_Text">AP008984.1 ctgtccccgcagatggtcttgtggtaaaagtagttgatggcgtaggtgacgaccgt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tgaagagcagctcaaagtagagagcggtctgcgtgttggtgtgcacgaaggagcgc</text:p>
      <text:p text:style-name="Preformatted_20_Text">AP008984.1 gggttgaagagcagctcaaagtagagagcggtctgcgtgttggtgtgcacgaagg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tctcggcgttggcctcgaggaagaaggattcgatggccaggcgcttctcgtgcggc</text:p>
      <text:p text:style-name="Preformatted_20_Text">AP008984.1 cacttctcggcgttggcctcgaggaagaaggattcgatggccaggcgcttctcgt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cgtcggcggcaagacggtcacggagccggggctcaggtagatgggcgccttgttg</text:p>
      <text:p text:style-name="Preformatted_20_Text">AP008984.1 tctggcgtcggcggcaagacggtcacggagccggggctcaggtagatgggcgcctt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cgacgtaggccatgttggccttcttcatgatgcacatcttggactgccagacctgg</text:p>
      <text:p text:style-name="Preformatted_20_Text">AP008984.1 ggcgcgacgtaggccatgttggccttcttcatgatgcacatcttggactgccagac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ccgagtgcgcgtctatcatcaggatgttgctgatgtggaacttgaagaagaacttg</text:p>
      <text:p text:style-name="Preformatted_20_Text">AP008984.1 gtgtccgagtgcgcgtctatcatcaggatgttgctgatgtggaacttgaagaagaa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tctgcttgttgaggtgagcgacgtggatgtgctgcggctgggctatccagtcgttt</text:p>
      <text:p text:style-name="Preformatted_20_Text">AP008984.1 cggttctgcttgttgaggtgagcgacgtggatgtgctgcggctgggctatccagtcg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ggtctgcgacgaaggcgacgacgtgtgacgtcgtgctggtggtggtgcgtgaggcc</text:p>
      <text:p text:style-name="Preformatted_20_Text">AP008984.1 tgttggtctgcgacgaaggcgacgacgtgtgacgtcgtgctggtggtggtgcgtg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aacagcttgaccacctgcaccatgcactcgaaggtcgggtccgctctctcctgcgcg</text:p>
      <text:p text:style-name="Preformatted_20_Text">AP008984.1 ctaaacagcttgaccacctgcaccatgcactcgaaggtcgggtccgctctctcctg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gcgtccaggcgttgatctcatctatggacttgaccttgagcttctccgtctggatg</text:p>
      <text:p text:style-name="Preformatted_20_Text">AP008984.1 ccgggcgtccaggcgttgatctcatctatggacttgaccttgagcttctccgtctg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tggtgtactgcagctcgtggtcaaagaggaaggcctcgtagtagatcctgatgttg</text:p>
      <text:p text:style-name="Preformatted_20_Text">AP008984.1 ttggtggtgtactgcagctcgtggtcaaagaggaaggcctcgtagtagatcctgatgt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ctccttgtccttctgtatcacgctgcagtggtcgcccaggctcgccgggtccgatagg</text:p>
      <text:p text:style-name="Preformatted_20_Text">AP008984.1 gtctccttgtccttctgtatcacgctgcagtggtcgcccaggctcgccgggtccgat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gacgacctgtcggcgtatgcgatcttgggcagcaccctggccaggtgcttgatggtc</text:p>
      <text:p text:style-name="Preformatted_20_Text">AP008984.1 aacgacgacctgtcggcgtatgcgatcttgggcagcaccctggccaggtgcttgat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tgcctatgaagtacacgtacggcggctgcttaccctcggcctggtcggtgagcagc</text:p>
      <text:p text:style-name="Preformatted_20_Text">AP008984.1 tggatgcctatgaagtacacgtacggcggctgcttaccctcggcctggtcggtga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tcgttgagacgcttgagcttggccgagctctgcatgtcgcgatccgcagtgggggtc</text:p>
      <text:p text:style-name="Preformatted_20_Text">AP008984.1 cagtcgttgagacgcttgagcttggccgagctctgcatgtcgcgatccgcagtggg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tgggcgcaacggcgacggtgggttgcgcaaattccaaagcctggcctgcaatgtgc</text:p>
      <text:p text:style-name="Preformatted_20_Text">AP008984.1 acggtgggcgcaacggcgacggtgggttgcgcaaattccaaagcctggcctgcaat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tataagcgtctcattttggcagagggttcatcattgtcaaaagcgattcctccgctg</text:p>
      <text:p text:style-name="Preformatted_20_Text">AP008984.1 gaatataagcgtctcattttggcagagggttcatc---------agcgattcctccgctg</text:p>
      <text:p text:style-name="Preformatted_20_Text"><text:s text:c="11"/>*********************************** <text:s text:c="8"/>****************</text:p>
      <text:p text:style-name="Preformatted_20_Text"/>
      <text:p text:style-name="Preformatted_20_Text">P01 <text:s text:c="7"/>gtacaatcaaccacgccgtcgactaccttggactgc---tgctgttgttgagagcgcttc</text:p>
      <text:p text:style-name="Preformatted_20_Text">AP008984.1 gtacaatcaaccacgccgtcgactaccttggactgctgttgctgttgttgagagcgcttc</text:p>
      <text:p text:style-name="Preformatted_20_Text"><text:s text:c="11"/>************************************ <text:s text:c="2"/>*********************</text:p>
      <text:p text:style-name="Preformatted_20_Text"/>
      <text:p text:style-name="Preformatted_20_Text">P01 <text:s text:c="7"/>attgctcctctggaatttgtgatcttcactcctcagctgttctacctagactgattgacg</text:p>
      <text:p text:style-name="Preformatted_20_Text">AP008984.1 attgctcctctggaatttgtgatcttcactcctcagctgttctacctagactgatt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ctaccatcctgcccgtttgtaccgacatcccctccaagccgttcctgcccctcttc</text:p>
      <text:p text:style-name="Preformatted_20_Text">AP008984.1 atggctaccatcctgcccgtttgtaccgacatcccctccaagccgttcctgcccct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acagccacccggtgttcctctttcacctgggcgacgccaccaccgtctactctgtc</text:p>
      <text:p text:style-name="Preformatted_20_Text">AP008984.1 acggacagccacccggtgttcctctttcacctgggcgacgccaccaccgtctactc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agagaacacattggattctttgatcgagagtgccgcagcgatgacgcccgcacgttc</text:p>
      <text:p text:style-name="Preformatted_20_Text">AP008984.1 catagagaacacattggattctttgaccgagagtgccgcagcgatgacgcccgcacgttc</text:p>
      <text:p text:style-name="Preformatted_20_Text"><text:s text:c="11"/>**************************.*********************************</text:p>
      <text:p text:style-name="Preformatted_20_Text"/>
      <text:p text:style-name="Preformatted_20_Text">P01 <text:s text:c="7"/>gagcagctcatgtttgcctacgcctccaagtacgtggagggcgcagcctccgtcgctgcc</text:p>
      <text:p text:style-name="Preformatted_20_Text">AP008984.1 gagcagctcatgtttgcctacgcctccaagtacgtggagggcgcagcctccgtcg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gggcaagggcaccaaggacaaggagggtaccaaggacgacggggccaagaaggac</text:p>
      <text:p text:style-name="Preformatted_20_Text">AP008984.1 gctgcgggcaagggcaccaaggacaaggagggtaccaaggacgacggggccaagaa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gtggccgtcacctttgatggcatctgcaagatgctcggcgtcgacccggcgtcgccc</text:p>
      <text:p text:style-name="Preformatted_20_Text">AP008984.1 aaggtggccgtcacctttgatggcatctgcaagatgctcggcgtcgacccggcgtc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tgagcaggacggtgctgggcgccgccatcgagcacgccacgaagacgaatgccgcc</text:p>
      <text:p text:style-name="Preformatted_20_Text">AP008984.1 gacctgagcaggacggtgctgggcgccgccatcgagcacgccacgaagacgaatgc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aggtccacatcaacgaccaggtgaaccccgaggacatggccgagttcaagaagcag</text:p>
      <text:p text:style-name="Preformatted_20_Text">AP008984.1 gccaaggtccacatcaacgaccaggtgaaccccgaggacatggccgagttcaagaagc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gaagaacctggcctgggtgctgctggtgaccgcggccgagaagctgacggagaagctg</text:p>
      <text:p text:style-name="Preformatted_20_Text">AP008984.1 tggaagaacctggcctgggtgctgctggtgaccgcggccgagaagctgacggagaa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cgctcgaagaccagcctctcctccacgccgtctgcaacatgctgatgggcgcctgc</text:p>
      <text:p text:style-name="Preformatted_20_Text">AP008984.1 gccccgctcgaagaccagcctctcctccacgccgtctgcaacatgctgatgggcgc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ccaagtttttggcccgggagaccgtggcctggctgttcaagccgctgctggtgccc</text:p>
      <text:p text:style-name="Preformatted_20_Text">AP008984.1 gaggccaagtttttggcccgggagaccgtggcctggctgttcaagccgctgctggt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ggatcatgaacaccaagaagcgcctgggcttcgtcggggccgacatctacaagggc</text:p>
      <text:p text:style-name="Preformatted_20_Text">AP008984.1 gtacggatcatgaacaccaagaagcgcctgggcttcgtcggggccgacatctaca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agactcagcctgccatgacctggtcggcgccgtctgacgcgacgtcgggctgctgc</text:p>
      <text:p text:style-name="Preformatted_20_Text">AP008984.1 ctcaagactcagcctgccatgacctggtcggcgccgtctgacgcgacgtcgggctg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ttgagacctggatgacctacatgggtccctccagccctcactacttcaacaggaac</text:p>
      <text:p text:style-name="Preformatted_20_Text">AP008984.1 gactttgagacctggatgacctacatgggtccctccagccctcactacttcaacag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aggcccacgctcgccgaggagtccgtgtacactctggcccagagtccccactacgtg</text:p>
      <text:p text:style-name="Preformatted_20_Text">AP008984.1 ggtaggcccacgctcgccgaggagtccgtgtacactctggcccagagtccccacta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gcgtgcagaaccacatggaggccgcgctggtcaagtcgtcgggcttcggctacggc</text:p>
      <text:p text:style-name="Preformatted_20_Text">AP008984.1 gccagcgtgcagaaccacatggaggccgcgctggtcaagtcgtcgggcttcggcta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tcaacttcaagtacgacaaggagaacctctacgacatgggccttatcatctacacg</text:p>
      <text:p text:style-name="Preformatted_20_Text">AP008984.1 acgctcaacttcaagtacgacaaggagaacctctacgacatgggccttatcatcta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catgcaggacctgaacctggcccggcagtccaacaacatcgtgtggctcagggac</text:p>
      <text:p text:style-name="Preformatted_20_Text">AP008984.1 ggcctcatgcaggacctgaacctggcccggcagtccaacaacatcgtgtggctcag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agcacaactttttcgagcccgcagagtttaacctgcccgacggcgtcgtgccgccg</text:p>
      <text:p text:style-name="Preformatted_20_Text">AP008984.1 atgaagcacaactttttcgagcccgcagagtttaacctgcccgacggcgtcgtgc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ccaagacgggcaagagctggggcaaggccacctactatcagatcaagggcatcccc</text:p>
      <text:p text:style-name="Preformatted_20_Text">AP008984.1 agtcccaagacgggcaagagctggggcaaggccacctactatcagatcaagggcat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ccgacggccagacgcacagctggcagtcggtggagttgcacagcggcaaccaggcc</text:p>
      <text:p text:style-name="Preformatted_20_Text">AP008984.1 ggccccgacggccagacgcacagctggcagtcggtggagttgcacagcggcaacc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tgcacgagtcgctgcagtttctggccaagacggcgacgacggcgctcggcggcgcc</text:p>
      <text:p text:style-name="Preformatted_20_Text">AP008984.1 cgcctgcacgagtcgctgcagtttctggccaagacggcgacgacggcgctcggcg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acaagctcttcaccaccaagttctctgacaaggtggaacgcagcgtgacgatggcc</text:p>
      <text:p text:style-name="Preformatted_20_Text">AP008984.1 gccaacaagctcttcaccaccaagttctctgacaaggtggaacgcagcgtgacgat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gtgatgacccaggccagctttaacgcgtgcagcgagaagggcatgttcttggagggc</text:p>
      <text:p text:style-name="Preformatted_20_Text">AP008984.1 ggggtgatgacccaggccagcttcaacgcgtgcagcgagaagggcatgttcttggagggc</text:p>
      <text:p text:style-name="Preformatted_20_Text"><text:soft-page-break/><text:s text:c="11"/>***********************.************************************</text:p>
      <text:p text:style-name="Preformatted_20_Text"/>
      <text:p text:style-name="Preformatted_20_Text">P01 <text:s text:c="7"/>aaggacgagtacaagatcacagacgtgactcccgagacactcaaggtgctcaagtacaag</text:p>
      <text:p text:style-name="Preformatted_20_Text">AP008984.1 aaggacgagtacaagatcacagacgtgactcccgagacactcaaggtgctcaagta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gcgtgcggctggagaacacaccgtcgtctctgttgagcgcttgcatggtgttcaag</text:p>
      <text:p text:style-name="Preformatted_20_Text">AP008984.1 ctgggcgtgcggctggagaacacaccgtcgtctctgttgagcgcttgcatggtgtt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gcggcgtgcgccgagtacctgcacctgctgttccccgctctgcgaggggccggggac</text:p>
      <text:p text:style-name="Preformatted_20_Text">AP008984.1 tttgcggcgtgcgccgagtacctgcacctgctgttccccgctctgcgaggggccgg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gggtgcccatccaggcgtacgaggacctgtcccacctgaggacggacggtcaggag</text:p>
      <text:p text:style-name="Preformatted_20_Text">AP008984.1 tgcggggtgcccatccaggcgtacgaggacctgtcccacctgaggacggacggtca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aggtgcgtggagctgagggacatggtggccggcatcgagcgggcctcgttcgaggcc</text:p>
      <text:p text:style-name="Preformatted_20_Text">AP008984.1 tttaggtgcgtggagctgagggacatggtggccggcatcgagcgggcctcgttcg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tgcgccgtcagccccaaggacgacaccaacgccgccgcctgcacgggcttcacgggg</text:p>
      <text:p text:style-name="Preformatted_20_Text">AP008984.1 atctgcgccgtcagccccaaggacgacaccaacgccgccgcctgcacgggcttcac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gtgccccgcaccacgggagtgaggtgcgcgatggtgaagcctgccccggccaacgcc</text:p>
      <text:p text:style-name="Preformatted_20_Text">AP008984.1 ttcgtgccccgcaccacgggagtgaggtgcgcgatggtgaagcctgccccggccaa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ccgcgtccgtgtccaagcccgacatgtacgactggtgcgagaagattgtggccaag</text:p>
      <text:p text:style-name="Preformatted_20_Text">AP008984.1 agcgccgcgtccgtgtccaagcccgacatgtacgactggtgcgagaagattgtggc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cgcctgctcgccgcgacgctctgccccgccgcatccaggagctggccgagattaag</text:p>
      <text:p text:style-name="Preformatted_20_Text">AP008984.1 acgccgcctgctcgccgcgacgctctgccccgccgcatccaggagctggccgagatt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acaccctggtcacgtctgccatggccgggtccgccaaggcgctggtgtaccagcgt</text:p>
      <text:p text:style-name="Preformatted_20_Text">AP008984.1 atgtacaccctggtcacgtctgccatggccgggtccgccaaggcgctggtgtacca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ccgtctacaccatgaccggggtgcccatcggctacgagtcgttcctggacgacaag</text:p>
      <text:p text:style-name="Preformatted_20_Text">AP008984.1 cccgccgtctacaccatgaccggggtgcccatcggctacgagtcgttcctggacga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aagaaggcgccctgcttcccccgcgtgtcgttcgacttcttctgcggagctggccag</text:p>
      <text:p text:style-name="Preformatted_20_Text">AP008984.1 tacaagaaggcgccctgcttcccccgcgtgtcgttcgacttcttctgcggagctgg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gcc-aaaagtacatgcggtgcacctggcccgacgagcgcggccagggcggcagacag</text:p>
      <text:p text:style-name="Preformatted_20_Text">AP008984.1 aacgccaaaaagtacatgcggtgcacctggcccgacgagcgcggccagggcggcagacag</text:p>
      <text:p text:style-name="Preformatted_20_Text"><text:s text:c="11"/>****** *****************************************************</text:p>
      <text:p text:style-name="Preformatted_20_Text"/>
      <text:p text:style-name="Preformatted_20_Text">P01 <text:s text:c="7"/>ggcccagttctgacgctgatgaaccccaagtcggtcttttcgcagacgtacctggagggc</text:p>
      <text:p text:style-name="Preformatted_20_Text">AP008984.1 ggcccagttctgacgctgatgaaccccaagtcggtcttttcgcagacgtacctgg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ccggcgagtctggcgtgcagcagctgcagctctctgacaggatccaggacgcggtg</text:p>
      <text:p text:style-name="Preformatted_20_Text">AP008984.1 agcgccggcgagtctggcgtgcagcagctgcagctctctgacaggatccaggacgc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tcctgcagcagaaccgatcggtcggggacgaggacctcgaggactacggcctggac</text:p>
      <text:p text:style-name="Preformatted_20_Text">AP008984.1 atgatcctgcagcagaaccgatcggtcggggacgaggacctcgaggactacggcctgg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ggacagcaagaagatggtggtggagctgcttaagcaggccggggtcgagtacaagggc</text:p>
      <text:p text:style-name="Preformatted_20_Text">AP008984.1 gaggacagcaagaagatggtggtggagctgcttaagcaggccggggtcgagtaca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agctgcgggacgcccggctggccaagaaacgcgccgccgaggacgaggaagaggac</text:p>
      <text:p text:style-name="Preformatted_20_Text">AP008984.1 tcggagctgcgggacgcccggctggccaagaaacgcgccgccgaggacgaggaaga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aggaaggcgtcgagggtagcggcagcagcagaccggccaaggccgccaagacctct</text:p>
      <text:p text:style-name="Preformatted_20_Text">AP008984.1 gacgaagaaggcgtcgagggtagcggcagcagcagaccggccaaggccgccaagacctct</text:p>
      <text:p text:style-name="Preformatted_20_Text"><text:s text:c="11"/>*****.******************************************************</text:p>
      <text:p text:style-name="Preformatted_20_Text"/>
      <text:p text:style-name="Preformatted_20_Text">P01 <text:s text:c="7"/>tcgtaccccaacctcttcaacaagggcggcacgtcggtgcctcccgccgactctgcgtcc</text:p>
      <text:p text:style-name="Preformatted_20_Text">AP008984.1 tcgtaccccaacctcttcaacaagggcggcacgtcggtgcctcccgccgactctg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ttagcgtctcgaacggcaagaaggccgccgcaaagtccggcggagactttttggac</text:p>
      <text:p text:style-name="Preformatted_20_Text">AP008984.1 ctgtttagcgtctcgaacggcaagaaggccgccgcaaagtccggcggagacttttt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ttcttggacaacatgtagggcctcgttggtggtgttgcttgttgtgggtggtgtgac</text:p>
      <text:p text:style-name="Preformatted_20_Text">AP008984.1 agtttcttggacaacatgtagggcctcgttggtggtgttgcttgttgtgggtggtg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atctaataaagcattacattatcttatactaagtctgttttgtgtcgtggtgtctgt</text:p>
      <text:p text:style-name="Preformatted_20_Text">AP008984.1 aaaatctaataaagcattacattatcttatactaagtctgttttgtgtcgtggtgt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gcatttcgggagggatagggagatggcctccacttcaacccgctgtgcccgctggg</text:p>
      <text:p text:style-name="Preformatted_20_Text">AP008984.1 gagtgcatttcgggagggatagggagatggcctccacttcaa-ccgctgtgcccgctggg</text:p>
      <text:p text:style-name="Preformatted_20_Text"><text:s text:c="11"/>****************************************** *****************</text:p>
      <text:p text:style-name="Preformatted_20_Text"/>
      <text:p text:style-name="Preformatted_20_Text">P01 <text:s text:c="7"/>tccgctgagtccgctgagtccgctgggtccgctgggtccggtgggtccggtaagcccaag</text:p>
      <text:p text:style-name="Preformatted_20_Text">AP008984.1 tccgctgagtccgctgggtccgctgggtccgctgggtccggtaagcccgataagcccaag</text:p>
      <text:p text:style-name="Preformatted_20_Text"><text:s text:c="11"/>****************.*************************..*.***.**********</text:p>
      <text:p text:style-name="Preformatted_20_Text"/>
      <text:p text:style-name="Preformatted_20_Text">P01 <text:s text:c="7"/>caggtgatgagcgtcaacctgccccggctcatgcacaataggacggcgccgggcgctccc</text:p>
      <text:p text:style-name="Preformatted_20_Text">AP008984.1 caggtgatgagcgtcaacctgccccggctcatgcacaataggacggcgccgggcgc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cgccgccgtttgtggcgaggggcacgcagtactttctgctaaacaaggactgggac</text:p>
      <text:p text:style-name="Preformatted_20_Text">AP008984.1 aggccgccgccgtttgtggcgaggggcacgcagtactttctgctaaacaaggactg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tctacgccgacctcgaaatttttctgaacagtctcaaggacgccgtcgtgtacgag</text:p>
      <text:p text:style-name="Preformatted_20_Text">AP008984.1 gatctctacgccgacctcgaaatttttctgaacagtctcaaggacgccgtcgtgta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cggacaggagcaacctgcccatcaaagaatcgtcgtggatggagactcgcgccatc</text:p>
      <text:p text:style-name="Preformatted_20_Text">AP008984.1 gtggcggacaggagcaacctgcccatcaaagaatcgtcgtggatggagactcgcgc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tcaagcgccggtggtgcgtgatggacgacggtagggagctctcggactacatcatg</text:p>
      <text:p text:style-name="Preformatted_20_Text">AP008984.1 cccgtcaagcgccgatggtgcgtgatggacgacggtagggagctctcggactacatcatg</text:p>
      <text:p text:style-name="Preformatted_20_Text"><text:s text:c="11"/>**************.*********************************************</text:p>
      <text:p text:style-name="Preformatted_20_Text"/>
      <text:p text:style-name="Preformatted_20_Text">P01 <text:s text:c="7"/>ctcatcgatgtcatcttccagaagaagggcaagggcccttcgtgccggctggtgtacggc</text:p>
      <text:p text:style-name="Preformatted_20_Text">AP008984.1 ctcatcgatgtcatcttccagaagaagggcaagggcccttcgtgccggctggtgta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cgcacaggaacgcgtacatgtacgccgtccacaggctgatcgacttcaaggatggc</text:p>
      <text:p text:style-name="Preformatted_20_Text">AP008984.1 gagtcgcacaggaacgcgtacatgtacgccgtccacaggctgatcgacttcaaggatg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cgttcccaacgttgtgcatcggctcgaggagtactttggcggggaggtggtgaagctg</text:p>
      <text:p text:style-name="Preformatted_20_Text">AP008984.1 gtcgttcccaacgttgtgcatcggctcgaggagtactttggcggggaggtggtgaa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cccaggaagatcccgaggtgatcgccatgagctccggctcgggctcctcttcttcg</text:p>
      <text:p text:style-name="Preformatted_20_Text">AP008984.1 gcgccccaggaagatcccgaggtgatcgccatgagctccggctcgggctcctcttc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cttccgaggacgaggacgacagggcccaggcgtcctcctctttgtcctcgtcttcg</text:p>
      <text:p text:style-name="Preformatted_20_Text">AP008984.1 tcctcttccgaggacgaggacgacagggcccaggcgtcctcctctttgtcctcgtc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aggaggacagcggtaagggtaagggtaagggtgagggtgagggtgagggtgagggc</text:p>
      <text:p text:style-name="Preformatted_20_Text">AP008984.1 tccgaggaggacagcggtaagggtaagggtaagggtgagggtgagggtgagggtg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aaaaaaaaatatgcctccaaagaagcccgagcccaagaagcaaccaaagtccaagg</text:p>
      <text:p text:style-name="Preformatted_20_Text">AP008984.1 aag--aaaaaaaatatgcctccaaagaagcccgagcccaagaagcaaccaaagtccaagg</text:p>
      <text:p text:style-name="Preformatted_20_Text"><text:s text:c="11"/>*** <text:s/>*******************************************************</text:p>
      <text:p text:style-name="Preformatted_20_Text"/>
      <text:p text:style-name="Preformatted_20_Text">P01 <text:s text:c="7"/>ccatcatctactccgatgatgatagcagcagtagtagcagcagtggtagtggtagcgaca</text:p>
      <text:p text:style-name="Preformatted_20_Text">AP008984.1 ccatcatctactccgatgatgatagcagcagtagtagcagcagtggtagtggtagc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gaggatagcgtcgaagtgcccgcagcggctcccgtgaagcccaagagggtcagaa</text:p>
      <text:p text:style-name="Preformatted_20_Text">AP008984.1 gcagcgaggatagcgtcgaagtgcccgcagcggctcccgtgaagcccaagagggtc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cagacccaagctaccggaggcgccctctgagacgatcgacgttagtatcagcgacg</text:p>
      <text:p text:style-name="Preformatted_20_Text">AP008984.1 agcccagacccaagctaccggaggcgccctctgagacgatcgacgttagtatcagc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tcgccatctccgtcgccgagatggacgcggcagagaaggagagggacaaggagaagg</text:p>
      <text:p text:style-name="Preformatted_20_Text">AP008984.1 ctatcgccatctccgtcgccgagatggacgcggcagagaaggagagggacaaggaga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gacaaggagaaggagagggacagagaaaagaagaaaaaggccaagaagaagacca</text:p>
      <text:p text:style-name="Preformatted_20_Text">AP008984.1 agagggacaaggagaaggagagggacagagaaaagaagaaaaaggccaagaagaag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cagcgagagggtgatcttgaaggccaagcgcactctgcccaacctgacacccgtgg</text:p>
      <text:p text:style-name="Preformatted_20_Text">AP008984.1 aggacagcgagagggtgatcttgaaggccaagcgcactctgcccaacctgacaccc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tcagcctgagcaacagcgagcctatcgccctcacggattcctcggacgaggagcgcg</text:p>
      <text:p text:style-name="Preformatted_20_Text">AP008984.1 ccatcagcctgagcaacagcgagcctatcgccctcacggattcctcggacgaggag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gggactcgcgggtaggatgacctcggtcgaggcggccctggcctcgggagacagac</text:p>
      <text:p text:style-name="Preformatted_20_Text">AP008984.1 acgagggactcgcgggtaggatgacctcggtcgaggcggccctggcctcgggagac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gtacccgtccagcgacaggatctctcggcggcggtcgacagtcaggcgacgctgc</text:p>
      <text:p text:style-name="Preformatted_20_Text">AP008984.1 agagggtacccgtccagcgacaggatctctcggcggcggtcgacagtcaggcgacg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ggacgcgctgatcctctcctctggcgaagacgacgccggagaccttgtgatagacg</text:p>
      <text:p text:style-name="Preformatted_20_Text">AP008984.1 ccgcggacgcgctgatcctctcctctggcgaagacgacgccggagaccttgtgata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cgccgagcagaggaagcgcaaaaagaacaaggacaaaaataagaacccgaggggac</text:p>
      <text:p text:style-name="Preformatted_20_Text">AP008984.1 tgctcgccgagcagaggaagcgcaaaaagaacaaggacaaaaataagaacccgagggg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ctcgcttaaaaccttttctttattgttgttgtataataattaaaaaaatgtaatcaca</text:p>
      <text:p text:style-name="Preformatted_20_Text">AP008984.1 tgctcgcttaaaaccttttctttattgttgttgtataataatt-aaaaaatgtaatcaca</text:p>
      <text:p text:style-name="Preformatted_20_Text"><text:s text:c="11"/>******************************************* ****************</text:p>
      <text:p text:style-name="Preformatted_20_Text"/>
      <text:p text:style-name="Preformatted_20_Text">P01 <text:s text:c="7"/>agaagcattgttgtgcgttgatgttcctcacgatagcttgacggcactcgtcgagccgta</text:p>
      <text:p text:style-name="Preformatted_20_Text">AP008984.1 agaagcattgttgtgcgttgatgttcctcacgatagcttgacggcactcgtcgagc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tgtatgcccgagagtgcctgtgagggcgacgcagacgccgttgcctgtagcataga</text:p>
      <text:p text:style-name="Preformatted_20_Text">AP008984.1 gccctgtatgcccgagagtgcctgtgagggcgacgcagacgccgttgcctgtagcat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tccgtgcggcggcgggccggtgggtttctgcttcttgggtttgggaggcccgccgcc</text:p>
      <text:p text:style-name="Preformatted_20_Text">AP008984.1 agatccgtgcggcggcgggccggtgggtttctgcttcttgggtttgggaggcccgc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ccgtcttctccgggcacggactgcactcctccgatggagtgaaactggaactgtct</text:p>
      <text:p text:style-name="Preformatted_20_Text">AP008984.1 ctcgccgtcttctccgggcacggactgcactcctccgatggagtgaaactggaact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agcgtggggtcaaagttgcacatgggcagtccgctggcctcggagagcatgacggc</text:p>
      <text:p text:style-name="Preformatted_20_Text">AP008984.1 gatgagcgtggggtcaaagttgcacatgggcagtccgctggcctcggagagcatga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gagttggggttgaggaacagactgaacttgtgcacctcgtctatgctcacgggcct</text:p>
      <text:p text:style-name="Preformatted_20_Text">AP008984.1 gatggagttggggttgaggaacagactgaacttgtgcacctcgtctatgctcacg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ttggagagctgcacgcagaagcccgagcggttgagcagggcgatgaccctgctcag</text:p>
      <text:p text:style-name="Preformatted_20_Text">AP008984.1 ggcgttggagagctgcacgcagaagcccgagcggttgagcagggcgatgaccctgc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agcttgatgctgttggagccgatcctcatggtgtcctcctctgcgttcttgccctt</text:p>
      <text:p text:style-name="Preformatted_20_Text">AP008984.1 gatgagcttgatgctgttggagccgatcctcatggtgtcctcctctgcgttcttgc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ggcgatgatgttctccttggacgagagaaagttctcgttgagcagcaccagcttcca</text:p>
      <text:p text:style-name="Preformatted_20_Text">AP008984.1 gtaggcgatgatgttctccttggacgagagaaagttctcgttgagcagcaccagct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ccgtgccacacgttgaagagttcggcgacgtcggccatggtcaccgtcgtgtcgaa</text:p>
      <text:p text:style-name="Preformatted_20_Text">AP008984.1 gaagccgtgccacacgttgaagagttcggcgacgtcggccatggtcaccgtcgtgtc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tgcagggactctgtggcctcgccgaggtggacgtgccgaaagtccacgatgccgct</text:p>
      <text:p text:style-name="Preformatted_20_Text">AP008984.1 ggcgtgcagggactctgtggcctcgccgaggtggacgtgccgaaagtccacgatgc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gattccgatccggaggagaactgctcgatggtggcctctgcggaggccttgatggt</text:p>
      <text:p text:style-name="Preformatted_20_Text">AP008984.1 gaaggattccgatccggaggagaactgctcgatggtggcctctgcggaggccttga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tcgcgtatgccgtcggtgatctccctcatcctcatcaggcactcgtccttgttgta</text:p>
      <text:p text:style-name="Preformatted_20_Text">AP008984.1 gccgtcgcgtatgccgtcggtgatctccctcatcctcatcaggcactcgtccttgtt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tctcggttgtgcgctatgcgcagcacctcagccagagcggagccgtcggtggccct</text:p>
      <text:p text:style-name="Preformatted_20_Text">AP008984.1 gatgtctcggttgtgcgctatgcgcagcacctcagccagagcggagccgtcggtgg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ctcaggtccgtggtggccctcctcagcatgccggccttggtggtgtacatggcgct</text:p>
      <text:p text:style-name="Preformatted_20_Text">AP008984.1 cttgctcaggtccgtggtggccctcctcagcatgccggccttggtggtgtacatggcg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ggaggagctcctgattgagcagcttgcccctggcgtcgctggtgtcggacaccacgtc</text:p>
      <text:p text:style-name="Preformatted_20_Text">AP008984.1 gcggaggagctcctgattgagcagcttgcccctggcgtcgctggtgtcggacacca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acccgacgccgctttgagctgctgcaggaggttgttgccgtagatctcgtgcctgtt</text:p>
      <text:p text:style-name="Preformatted_20_Text">AP008984.1 gctacccgacgccgctttgagctgctgcaggaggttgttgccgtagatctcgtgcc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gccgccaccacgtttggatcgttgatgagggacttgaccatgtcctgcctgtcctg</text:p>
      <text:p text:style-name="Preformatted_20_Text">AP008984.1 ggaggccgccaccacgtttggatcgttgatgagggacttgaccatgtcctgcctgt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ttctcctcgcgcggcgccgtcacgaggcacttttggttgccgaagatgatgttggt</text:p>
      <text:p text:style-name="Preformatted_20_Text">AP008984.1 ggtcttctcctcgcgcggcgccgtcacgaggcacttttggttgccgaagatgatgt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tgcttgaagccgcgctggaagcgctcggccatcttgagggcctcgtacatgttggt</text:p>
      <text:p text:style-name="Preformatted_20_Text">AP008984.1 gagctgcttgaagccgcgctggaagcgctcggccatcttgagggcctcgtacatgt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ttgagggtcgggtcctgagaaagaaaatgacacagttagacggcgtggtaggattg</text:p>
      <text:p text:style-name="Preformatted_20_Text">AP008984.1 gcggttgagggtcgggtcctgagaaagaaaatgacacagttagacggcgtggtagga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ttgggtgcgtgtgtggtttgcgatatcacctcgctcagcatgaacatgtggtagtg</text:p>
      <text:p text:style-name="Preformatted_20_Text">AP008984.1 aggtttgggtgcgtgtgtggtttgcgatatcacctcgctcagcatgaacatgtggt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aggctcttgtccatgccccggcacagcttggtgcacttgtcgtacatgatggtgac</text:p>
      <text:p text:style-name="Preformatted_20_Text">AP008984.1 ctgcaggctcttgtccatgccccggcacagcttggtgcacttgtcgtacatgatgg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tcctcgaacggcgggatgtacgtgatgtagccccggcagagcctgaaggcgaagca</text:p>
      <text:p text:style-name="Preformatted_20_Text">AP008984.1 ctgctcctcgaacggcgggatgtacgtgatgtagccccggcagagcctgaaggcgaagca</text:p>
      <text:p text:style-name="Preformatted_20_Text"><text:s text:c="11"/>*** ********************************************************</text:p>
      <text:p text:style-name="Preformatted_20_Text"/>
      <text:p text:style-name="Preformatted_20_Text">P01 <text:s text:c="7"/>caccagcttgctgaggcccgcgttctggaagaagccggcaaagtcgtgcgcctgggcgtt</text:p>
      <text:p text:style-name="Preformatted_20_Text">AP008984.1 caccagcttgctgaggcccgcgttctggaagaagccggcaaagtcgtgcgcctgggc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gcgagcagctcctggaagaagagctcgatggggtactggacggtcggcggtagctt</text:p>
      <text:p text:style-name="Preformatted_20_Text">AP008984.1 gcgggcgagcagctcctggaagaagagctcgatggggtactggacggtcggcggta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ctgccgatgagctcgtggacggcccgcgccgggttcttggactccctgctggcggc</text:p>
      <text:p text:style-name="Preformatted_20_Text">AP008984.1 gagcctgccgatgagctcgtggacggcccgcgccgggttcttggactccctgctg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atccgcagctccagctcctgaaggcgtcgtgtaaagtgttcgacggcgccgtcctc</text:p>
      <text:p text:style-name="Preformatted_20_Text">AP008984.1 caccatccgcagctccagctcctgaaggcgtcgtgtaaagtgttcgacggcgccg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aagacgaggtcctcgtgcgacaggtcgatgtcgtcgctggagatggtcctgtaggg</text:p>
      <text:p text:style-name="Preformatted_20_Text">AP008984.1 gacgaagacgaggtcctcgtgcggcaggtcgatgtcgtcgctggagatggtcctgtaggg</text:p>
      <text:p text:style-name="Preformatted_20_Text"><text:s text:c="11"/>***********************.************************************</text:p>
      <text:p text:style-name="Preformatted_20_Text"/>
      <text:p text:style-name="Preformatted_20_Text">P01 <text:s text:c="7"/>gatgcagttgtagacgatggcgtacagaaagtagcgcttgaagaactcggtgaggtagca</text:p>
      <text:p text:style-name="Preformatted_20_Text">AP008984.1 gatgcagttgtagacgatggcgtacagaaagtagcgcttgaagaactcggtgaggt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aacctgagctcgacctgctccgcgagcttgcagaccagcgtgcggaccatggacat</text:p>
      <text:p text:style-name="Preformatted_20_Text">AP008984.1 gcggaacctgagctcgacctgctccgcgagcttgcagaccagcgtgcggaccatggac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gatggtcctcggcctgactggactcgggacccgtcacccagtcgatgttccgaaagcc</text:p>
      <text:p text:style-name="Preformatted_20_Text">AP008984.1 gcgatggtcctcggcctgactggactcgggacccgtcacccagtcgatgttccgaa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gtgtcagcaaagttgatgttgctcatcatggtcttgttgatgtgatcgcacagttc</text:p>
      <text:p text:style-name="Preformatted_20_Text">AP008984.1 ggccgtgtcagcaaagttgatgttgctcatcatggtcttgttgatgtgatcgcacag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tccgtgataatcttattgaccgtgctggcaaaaaccacgtccgacctcgacacctc</text:p>
      <text:p text:style-name="Preformatted_20_Text">AP008984.1 gacgtccgtgataatcttattgaccgtgctggcaaaaaccacgtccgacctcgaca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ccttgacgaactcgggccctggtcctaagaacagaggcgacgtcttgcgcgccac</text:p>
      <text:p text:style-name="Preformatted_20_Text">AP008984.1 cagcaccttgacgaactcgggccctggtcctaagaacagaggcgacgtcttgcgcg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tccgccatgccgagccgctcgaggatactctgcttgaactgatcgttgcccgtgcc</text:p>
      <text:p text:style-name="Preformatted_20_Text">AP008984.1 ctcctccgccatgccgagccgctcgaggatactctgcttgaactgatcgttgcccgtacc</text:p>
      <text:p text:style-name="Preformatted_20_Text"><text:s text:c="11"/>*********************************************************.**</text:p>
      <text:p text:style-name="Preformatted_20_Text"/>
      <text:p text:style-name="Preformatted_20_Text">P01 <text:s text:c="7"/>cccgttgagccgggccacgttgagcctgcacttgttgtagaaggccgtgatgggcacctg</text:p>
      <text:p text:style-name="Preformatted_20_Text">AP008984.1 cccgttgagccgggccacgttgagcctgcacttgttgtagaaggccgtgatgggca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tcctctcggatcagctcctcgagggtggccttctgaaattgcagggcggactgatc</text:p>
      <text:p text:style-name="Preformatted_20_Text">AP008984.1 cctctcctctcggatcagctcctcgagggtggccttctgaaattgcagggcggact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tgctcgcccctggactggctgttgctgccaccgccgacgccgccgaacccgaagcc</text:p>
      <text:p text:style-name="Preformatted_20_Text">AP008984.1 gagctgctcgcccctggactggctgttgctgccaccgccgacgccgccgaacccga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tcgaccgagtagaggctggggccgccgccggcgcccttgctcgagtaggccctcat</text:p>
      <text:p text:style-name="Preformatted_20_Text">AP008984.1 gccgtcgaccgagtagaggctggggccgccgccggcgcccttgctcgagtaggccc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aggcatcttttactcct--tatacaagagctatgagctgcggggcggacgtgtgcgg</text:p>
      <text:p text:style-name="Preformatted_20_Text">AP008984.1 cctaggcatcttttactcctgatatacaagagctatgagctgcggggcggacgtgtgcgg</text:p>
      <text:p text:style-name="Preformatted_20_Text"><text:s text:c="11"/>******************** <text:s/>**************************************</text:p>
      <text:p text:style-name="Preformatted_20_Text"/>
      <text:p text:style-name="Preformatted_20_Text">P01 <text:s text:c="7"/>caccgtaacgggtctgctcaccaccctgtcgggacgcttcttacactggatgaattacgc</text:p>
      <text:p text:style-name="Preformatted_20_Text">AP008984.1 caccgtaacgggtctgctcaccaccctgtcgggacgcttcttacactggatgaatt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gcaaagatattagggaatttgaagaagaacgcgagttcctgctcagcatggaccc</text:p>
      <text:p text:style-name="Preformatted_20_Text">AP008984.1 ggtgagcaaagatattagggaatttgaagaagaacgcgagttcctgctcagcatgg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gagcgtctggtgcttctggagcgagaggtgcaggactcggcgaacgtcatacgaca</text:p>
      <text:p text:style-name="Preformatted_20_Text">AP008984.1 cgatgagcgtctggtgcttctggagcgagaggtgcaggactcggcgaacgtcatac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cgaaccagccccatcccaacagcgtcgaccgcatgaaactcaaggcggcgcgcat</text:p>
      <text:p text:style-name="Preformatted_20_Text">AP008984.1 gctgacgaaccagccccatcccaacagcgtcgaccgcatgaaactcaaggcggcgc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actgcgcaacaaggcccaggccttcggcgccgagatgatctcccaggtgaacatgga</text:p>
      <text:p text:style-name="Preformatted_20_Text">AP008984.1 ccaactgcgcaacaaggcccaggccttcggcgccgagatgatctcccaggtgaaca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accaaggacctgctcgtcgatcaggcgctcaccgagaagcgcttcatcgtgcggcg</text:p>
      <text:p text:style-name="Preformatted_20_Text">AP008984.1 ccgcaccaaggacctgctcgtcgatcaggcgctcaccgagaagcgcttcatcgtgcgg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gcttgcgccagtccatgaagccccagctggcctacgagcggctcaacgagctgaaaag</text:p>
      <text:p text:style-name="Preformatted_20_Text">AP008984.1 gagcttgcgccagtccatgaagccccagctggcctacgagcggctcaacgagctgaa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gacgcgttcggccagcacctcgaggacctgctcggggagcagctccaggatcacta</text:p>
      <text:p text:style-name="Preformatted_20_Text">AP008984.1 ggaggacgcgttcggccagcacctcgaggacctgctcggggagcagctccaggatc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gacattaaacaggaattttgcgatttggccgagaccaacgaagatgtaagtgaaga</text:p>
      <text:p text:style-name="Preformatted_20_Text">AP008984.1 ctcggacattaaacaggaattttgcgatttggccgagaccaacgaagatgtaagtg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ggagacgacatcgctcaccagactctggaggaacgcagtcgcagcatcggttgcac</text:p>
      <text:p text:style-name="Preformatted_20_Text">AP008984.1 tgagggagacgacatcgctcaccagactctggaggaacgcagtcgcagcatcggtt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cctcccgaactgatcggtttgcagctcgaccaactcaagttggaactcgacgcctg</text:p>
      <text:p text:style-name="Preformatted_20_Text">AP008984.1 gtcgcctcccgaactgatcggtttgcagctcgaccaactcaagttggaactcgacg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cccgttccgtccccatcccgcctgacggagagatagagagagaaaagaagcaaaaag</text:p>
      <text:p text:style-name="Preformatted_20_Text">AP008984.1 atccccgttccgtccccatcccgcctgacggagagatagagagagaaaagaagcaaa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aaacccgaaaccgatcccgagcgggccgtctgacttaaaaacttttttacgcgacc</text:p>
      <text:p text:style-name="Preformatted_20_Text">AP008984.1 cacaaaacccgaaaccgatcccgagcgggccgtctgacttaaaaacttttttacgc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gacagcacaagcggctgacagacacacgacgcaccacccgacatggcgagtcaaca</text:p>
      <text:p text:style-name="Preformatted_20_Text">AP008984.1 gtccgacagcacaagcggctgacagacacacgacgcaccacccgacatggcgagtc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tatcatagggcgccagcccgccaccatgggcaccaactttagcacggacgactttgg</text:p>
      <text:p text:style-name="Preformatted_20_Text">AP008984.1 gtttatcatagggcgccagcccgccaccatgggcaccaactttagcacggacgact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accggggctccgtgaccgacggcaaccgcttcaagcagctgcggtcccttaactc</text:p>
      <text:p text:style-name="Preformatted_20_Text">AP008984.1 catcaaccggggctccgtgaccgacggcaaccgcttcaagcagctgcggtcccttaa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ggcgtcaaggactttatgaaaaagttcaacggctggaccggcgagaaactcatcaa</text:p>
      <text:p text:style-name="Preformatted_20_Text">AP008984.1 gcccggcgtcaaggactttatgaaaaagttcaacggctggaccggcgagaaactca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tacctcgacctgggcatggaggacatgaagtacgcctggggcgccgacaccaacct</text:p>
      <text:p text:style-name="Preformatted_20_Text">AP008984.1 cagctacctcgacctgggcatggaggacatgaagtacgcctggggcgccgacacca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actttctgagagacggcaaggcgtacgccgtcgctctgggtcgtctgatggtcgg</text:p>
      <text:p text:style-name="Preformatted_20_Text">AP008984.1 caacgactttctgagagacggcaaggcgtacgccgtcgctctgggtcgtctgatgg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tccctcaccgagctccagaccaagaactacgtgggcctgagcctcatgtcccgcat</text:p>
      <text:p text:style-name="Preformatted_20_Text">AP008984.1 aggctccctcaccgagctccagaccaagaactacgtgggcctgagcctcatgtccc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tgcccgacggtattcccgaagacaacgccgtcttctccctgtccatcgtctacga</text:p>
      <text:p text:style-name="Preformatted_20_Text">AP008984.1 gctgctgcccgacggtattcccgaagacaacgccgtcttctccctgtccatcgtct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atgaccatggccctacccggcgccatccgttccctcgcagccgacgtgaacgcctg</text:p>
      <text:p text:style-name="Preformatted_20_Text">AP008984.1 ccagatgaccatggccctacccggcgccatccgttccctcgcagccgacgtgaacgcc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agactaccatgtccttcggtctcacccagtacaccaccagcatccagttcctgcatca</text:p>
      <text:p text:style-name="Preformatted_20_Text">AP008984.1 gcagactaccatgtccttcggtctcacccagtacaccaccagcatccagttcctgc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ctgctgtacctggtcaagtccgagcccgtgaccgagcacgccaggcgcaagttcgg</text:p>
      <text:p text:style-name="Preformatted_20_Text">AP008984.1 ggagctgctgtacctggtcaagtccgagcccgtgaccgagcacgccaggcgcaagt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atgatgaaccgtttcaggctgagcatcatccactctcacgcgcaggccgccgtcag</text:p>
      <text:p text:style-name="Preformatted_20_Text">AP008984.1 ccagatgatgaaccgtttcaggctgagcatcatccactctcacgcgcaggccgccg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cagggttcgtcgagaccatcatcggcagacagctgggcaagtccatcattgacgc</text:p>
      <text:p text:style-name="Preformatted_20_Text">AP008984.1 gcagccagggttcgtcgagaccatcatcggcagacagctgggcaagtccatcattg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gagtcgtgtacaacatcgcgaaagccgaggccctgctgtgcggcctgtgcacccg</text:p>
      <text:p text:style-name="Preformatted_20_Text">AP008984.1 cgccggagtcgtgtacaacatcgcgaaagccgaggccctgctgtgcggcctgtgca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ccccgccaccatgacgcccttggtggagattgccctgatggccctcaccagccgcgg</text:p>
      <text:p text:style-name="Preformatted_20_Text">AP008984.1 taaccccgccaccatgacgcccttggtggagattgccctgatggccctcaccagcc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ctggacaacagcaacacgcactactttggcgccatgaactcgcagtttttcctgcc</text:p>
      <text:p text:style-name="Preformatted_20_Text">AP008984.1 ggacctggacaacagcaacacgcactactttggcgccatgaactcgcagtttttc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ctggtcacacacaccgccgttgtgagcaccgtaatgcccaccttcacctacaacac</text:p>
      <text:p text:style-name="Preformatted_20_Text">AP008984.1 ccagctggtcacacacaccgccgttgtgagcaccgtaatgcccaccttcacctaca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cgggaccgcgtcgaggccgccaagcgctcagagatcctctccgtggcctgggagag</text:p>
      <text:p text:style-name="Preformatted_20_Text">AP008984.1 cagccgggaccgcgtcgaggccgccaagcgctcagagatcctctccgtggcctggg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tgatcgctccgccgggctcgggccccgtgcagtccgccagcgccggctacacagc</text:p>
      <text:p text:style-name="Preformatted_20_Text">AP008984.1 cgccgtgatcgctccgccgggctcgggccccgtgcagtccgccagcgccggctaca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ctgacggtgccagcggcctccatccccatggacagcgtgactctgcccgccgtcgt</text:p>
      <text:p text:style-name="Preformatted_20_Text">AP008984.1 cagcctgacggtgccagcggcctccatccccatggacagcgtgactctgcccgcc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gcggaggcgccgtcgtgcccttcatcctgttcgacggtcagcccatctgcagaga</text:p>
      <text:p text:style-name="Preformatted_20_Text">AP008984.1 ggtgagcggaggcgccgtcgtgcccttcatcctgttcgacggtcagcccatctgca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ccctccatgggcagaccgtttgtgagcaacggcctccagtacagatacttcacagt</text:p>
      <text:p text:style-name="Preformatted_20_Text">AP008984.1 cgggccctccatgggcagaccgtttgtgagcaacggcctccagtacagatacttca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tgcccggctcccatcacctcgggactgagcccggccaccctcttcgacgagagcgt</text:p>
      <text:p text:style-name="Preformatted_20_Text">AP008984.1 gggttgcccggctcccatcacctcgggactgagcccggccaccctcttcgacgaga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aaccccatcagcgctgccgcgctgtccatgtacaccccacgcaagacctgcgtgtt</text:p>
      <text:p text:style-name="Preformatted_20_Text">AP008984.1 gtccaaccccatcagcgctgccgcgctgtccatgtacaccccacgcaagacctgcg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agcacggcgacacccgcttcgtcgacctcgccacccctgcacgtcaaggccgagg</text:p>
      <text:p text:style-name="Preformatted_20_Text">AP008984.1 cgacgagcacggcgacacccgcttcgtcgacctcgcca-ccctgcacgtcaaggccgagg</text:p>
      <text:p text:style-name="Preformatted_20_Text"><text:soft-page-break/><text:s text:c="11"/>************************************** *********************</text:p>
      <text:p text:style-name="Preformatted_20_Text"/>
      <text:p text:style-name="Preformatted_20_Text">P01 <text:s text:c="7"/>tggcagagctgtgggacatcaacagagcccgccaacgtttcaacgcattgtccaccgaac</text:p>
      <text:p text:style-name="Preformatted_20_Text">AP008984.1 tggcagagctgtgggacatcaacagagcccgccaacgtttcaacgcattgcccaccgaac</text:p>
      <text:p text:style-name="Preformatted_20_Text"><text:s text:c="11"/>**************************************************.*********</text:p>
      <text:p text:style-name="Preformatted_20_Text"/>
      <text:p text:style-name="Preformatted_20_Text">P01 <text:s text:c="7"/>agagggcgacgacgagggtcgaggcctacctcaacagggccgacgtgctctgggtggccc</text:p>
      <text:p text:style-name="Preformatted_20_Text">AP008984.1 agagggcgacgacgagggtcgaggcctacctcaacagggccgacgtgctctgggt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gcagaagaagctccagagccaggactgtccctacgagttctcccctcgcttcatga</text:p>
      <text:p text:style-name="Preformatted_20_Text">AP008984.1 ccacgcagaagaagctccagagccaggactgtccctacgagttctcccctcgcttca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cctggccctcaacaacggcaacctgcagtccatcgtcaagcacaggggagtcatgt</text:p>
      <text:p text:style-name="Preformatted_20_Text">AP008984.1 ccagcctggccctcaacaacggcaacctgcagtccatcgtcaagcacaggggagtc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accagacggccatgtccgagccccacatcgagaacatcgccgtcgcggccgagctct</text:p>
      <text:p text:style-name="Preformatted_20_Text">AP008984.1 ggaaccagacggccatgtccgagccccacatcgagaacatcgccgtcgcggccgag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ccgcgctgggcctcaacgaccagcagctcaagaacaccgttgccttcatccaaagct</text:p>
      <text:p text:style-name="Preformatted_20_Text">AP008984.1 acaccgcgctgggcctcaacgaccagcagctcaagaacaccgttgccttcatccaa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gccgccgccgacgctcgcatgatgcgagactgcgtggcactcaagatgctggcac</text:p>
      <text:p text:style-name="Preformatted_20_Text">AP008984.1 gcggcgccgccgccgacgctcgcatgatgcgagactgcgtggcactcaagatgct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gggcaccagcctggacgacctcgagcagcaccacggcaacgccgatcccgtcgtgg</text:p>
      <text:p text:style-name="Preformatted_20_Text">AP008984.1 acgagggcaccagcctggacgacctcgagcagcaccacggcaacgccgatcccgtc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ttctcgacttccacgagcaccgcgccacccccgtcgccaacacgccgagcgcacgcg</text:p>
      <text:p text:style-name="Preformatted_20_Text">AP008984.1 ccattctcgacttccacgagcaccgcgccacccccgtcgccaacacgccgagcgca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ctccgcgtacgacgtcctgagcgaggtgatcccgcgtctgctcaacaggctgctcg</text:p>
      <text:p text:style-name="Preformatted_20_Text">AP008984.1 ccgactccgcgtacgacgtcctgagcgaggtgatcccgcgtctgctcaacaggctg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cacgggccacctgctgctctcggacccgtgcggctggcacatctttggccgcgtgc</text:p>
      <text:p text:style-name="Preformatted_20_Text">AP008984.1 gaggcacgggccacctgctgctctcggacccgtgcggctggcacatctttggccg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cttcttcgagaaccacatcggggagcgcgacgccaccaacaatcagcgcatgtccc</text:p>
      <text:p text:style-name="Preformatted_20_Text">AP008984.1 tcaacttcttcgagaaccacatcggggagcgcgacgccaccaacaatcagcgcatg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acggcttccacatgacacacgagcacttctccacgctcatcaagatcagggacaccc</text:p>
      <text:p text:style-name="Preformatted_20_Text">AP008984.1 gctacggcttccacatgacacacgagcacttctccacgctcatcaagatcagggac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ccactttgaggccgtcgtcggcaagtggctgtccccgctgcacctgcccaacgatc</text:p>
      <text:p text:style-name="Preformatted_20_Text">AP008984.1 tggcccactttgaggccgtcgtcggcaagtggctgtccccgctgcacctgcccaac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acgtgttcctcggcgacaacgagcccatgaccgtcagatggtcctggatcgcctgcg</text:p>
      <text:p text:style-name="Preformatted_20_Text">AP008984.1 cctacgtgttcctcggcgacaacgagcccatgaccgtcagatggtcctggatcgcc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tcttcgacaccgccgtgctctttggcacggaggtcggctacctcaagtcccgcgtcg</text:p>
      <text:p text:style-name="Preformatted_20_Text">AP008984.1 ccatcttcgacaccgccgtgctctttggcacggaggtcggctacctcaagtcccgcgt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gctggcggcggcggcaaccactttaggctgcaccacgccacctgcgccgggtccctgg</text:p>
      <text:p text:style-name="Preformatted_20_Text">AP008984.1 tggctggcggcggcggcaaccactttaggctgcaccacgccacctgcgccgggtcc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tgtcggcaccaacctccccaacgtctttgagggcatggtggccgcgggcgccccga</text:p>
      <text:p text:style-name="Preformatted_20_Text">AP008984.1 cctttgtcggcaccaacctccccaacgtctttgagggcatggtggccgcgggcgcc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gaacatcatgcagggcgccgtcgccggcatcgacgtctactcgcacagcggggcca</text:p>
      <text:p text:style-name="Preformatted_20_Text">AP008984.1 acaggaacatcatgcagggcgccgtcgccggcatcgacgtctactcgcacagcggg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cctgtaccagacggggtacgtcgcccgctcggaggcagagcacgacagcgccgtga</text:p>
      <text:p text:style-name="Preformatted_20_Text">AP008984.1 ccttcctgtaccagacggggtacgtcgcccgctcggaggcagagcacgacagcgcc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ctgggacacgccagggccagccgtctccgccggagcttcaacacctgcccgctcg</text:p>
      <text:p text:style-name="Preformatted_20_Text">AP008984.1 gctgcctgggacacgccagggccagccgtctccgccggagcttcaacacctgcccg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cctggccatggccacccactactcgctggtggtcaaccagaagaacgtcctcaact</text:p>
      <text:p text:style-name="Preformatted_20_Text">AP008984.1 tggccctggccatggccacccactactcgctggtggtcaaccagaagaacgtcctca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caagttctactactcgggatggtcctacctggtggtgaggaggctcgagttcgagg</text:p>
      <text:p text:style-name="Preformatted_20_Text">AP008984.1 ttgacaagttctactactcgggatggtcctacctggtggtgaggaggctcgagttc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cggcttctccgtcatgcccgtacagagccacctcttggtcgtgggcaacagcaagt</text:p>
      <text:p text:style-name="Preformatted_20_Text">AP008984.1 caggcggcttctccgtcatgcccgtacagagccacctcttggtcgtgggcaacagca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tctggcccaggagatcggcctcgacggacagttctgtctgaggtccatgatgagat</text:p>
      <text:p text:style-name="Preformatted_20_Text">AP008984.1 tcgatctggcccaggagatcggcctcgacggacagttctgtctgaggtccatgatg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cgtcgtgccgttgggagtgctgggacagggagtctacttccccgcgtccttcatcc</text:p>
      <text:p text:style-name="Preformatted_20_Text">AP008984.1 acgccgtcgtgccgttgggagtgctgggacagggagtctacttccccgcgtccttc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acgtcaagggactgggtctcgagtacgtgaaccacctgcagtccaagccccgctaca</text:p>
      <text:p text:style-name="Preformatted_20_Text">AP008984.1 gcaacgtcaagggactgggtctcgagtacgtgaaccacctgcagtccaagccccgc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gaactccttcgaccacaagtcggcctgcatgcacgccttcatcatggactgggccc</text:p>
      <text:p text:style-name="Preformatted_20_Text">AP008984.1 gcatgaactccttcgaccacaagtcggcctgcatgcacgccttcatcatggactg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catgcaccctcccatccagggagcagctaccggagtgggacccatcctgtccgcca</text:p>
      <text:p text:style-name="Preformatted_20_Text">AP008984.1 cgtccatgcaccctcccatccagggagcagctaccggagtgggacccatcctgtcc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tcgcttcaaccctctcctgggcaacgtgagcgccgccgacttcttcaagccggacg</text:p>
      <text:p text:style-name="Preformatted_20_Text">AP008984.1 acggtcgcttcaaccctctcctgggcaacgtgagcgccgccgacttcttcaagccg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caacgtgcagcgcttctacaccacctgccccttccagaacccctacctgaacgaga</text:p>
      <text:p text:style-name="Preformatted_20_Text">AP008984.1 ccttcaacgtgcagcgcttctacaccacctgccccttccagaacccctacctgaac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ggccgcgctgcacaggatcctcggccagctcggcgatcccaacgcagacatgttcg</text:p>
      <text:p text:style-name="Preformatted_20_Text">AP008984.1 tgcaggccgcgctgcacaggatcctcggccagctcggcgatcccaacgcagacatgtt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ccgggcaagcgcaacgccgtgctcaccaccaccatcaagcactactaccagttcctca</text:p>
      <text:p text:style-name="Preformatted_20_Text">AP008984.1 cgccgggcaagcgcaacgccgtgctcaccaccaccatcaagcactactaccagttc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gaacaccagcgtcatgagccgcctggagaagaacctccagacccgactccagacca</text:p>
      <text:p text:style-name="Preformatted_20_Text">AP008984.1 ccgagaacaccagcgtcatgagccgcctggagaagaacctccagacccgactccag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cgaggagtactttgcgtcccacggcttcaacaagagcgccagcgtcttctacgtgg</text:p>
      <text:p text:style-name="Preformatted_20_Text">AP008984.1 tgggcgaggagtactttgcgtcccacggcttcaacaagagcgccagcgtcttctac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acagcaccatcggcgcccagagcgaacagctcctcaagacgcccatcgactctgaca</text:p>
      <text:p text:style-name="Preformatted_20_Text">AP008984.1 acaacagcaccatcggcgcccagagcgaacagctcctcaagacgcccatcgactct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cggcaccttcctgatcatgtgcaggacggacaacatcaccttcgatcccaagacga</text:p>
      <text:p text:style-name="Preformatted_20_Text">AP008984.1 accgcggcaccttcctgatcatgtgcaggacggacaacatcaccttcgatcccaag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cgtgcccatcaacaagctgctgctggacctccagggactcaacccgctcagactgc</text:p>
      <text:p text:style-name="Preformatted_20_Text">AP008984.1 ccgacgtgcccatcaacaagctgctgctggacctccagggactcaacccgctcaga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ggtcaaccccaccaacagagccaacctgaccaggcaaatcctcaacaacgacccag</text:p>
      <text:p text:style-name="Preformatted_20_Text">AP008984.1 tcgaggtcaaccccaccaacagagccaacctgaccaggcaaatcctcaacaacgac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cgccgtttaggtccgctccgggcgacggccgccgccgtttcagtaccgagtgagtg</text:p>
      <text:p text:style-name="Preformatted_20_Text">AP008984.1 cgcacgccgtttaggtccgctccgggcgacggccgccgccgtttcagtaccgagtg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aggagtgagatggggagctccatgtccaacctggagacgttcctggagtgcttcag</text:p>
      <text:p text:style-name="Preformatted_20_Text">AP008984.1 tgagaggagtgagatggggagctccatgtccaacctggagacgttcctggagtgct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tactttgcagagtccgtgctgagcggcgcgcacatggactgggtcagggccatgga</text:p>
      <text:p text:style-name="Preformatted_20_Text">AP008984.1 cggctactttgcagagtccgtgctgagcggcgcgcacatggactgggtcagggcca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catgtggcacggcgcatcgcgtccctgcagctcgaccagatccagagcaaggtccg</text:p>
      <text:p text:style-name="Preformatted_20_Text">AP008984.1 cgatcatgtggcacggcgcatcgcgtccctgcagctcgaccagatccagagcaagg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cagcaagagtgggaagagacccagaccgagctgacggcgctggacgaggaggccaa</text:p>
      <text:p text:style-name="Preformatted_20_Text">AP008984.1 cgagcagcaagagtgggaagagacccagaccgagctgacggcgctggacgaggagg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ctggcctccgagatcgagcgcatcaagatagagctcaaggcctccggagtggacga</text:p>
      <text:p text:style-name="Preformatted_20_Text">AP008984.1 gcgcctggcctccgagatcgagcgcatcaagatagagctcaaggcctccggagtgg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attcgcaagctccggacggtcaggctccacaacctgcagtcgcgcttcgacaacat</text:p>
      <text:p text:style-name="Preformatted_20_Text">AP008984.1 gaacattcgcaagctccggacggtcaggctccacaacctgcagtcgcgcttcgaca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gagatggtcgcgacacaggccgtcagcaacacgcagtacatcaccgccaagcagca</text:p>
      <text:p text:style-name="Preformatted_20_Text">AP008984.1 ctacgagatggtcgcgacacaggccgtcagcaacacgcagtacatcaccgccaag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gaggtgctcaaccacctggccaagcagcccagggtcaggatcgatcccaccaaggc</text:p>
      <text:p text:style-name="Preformatted_20_Text">AP008984.1 ggcagaggtgctcaaccacctggccaagcagcccagggtcaggatcgatcccaccaag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atggccgcgcagagacacaccagacgcgtgttcgagctcagcaagcagagcatgacggt</text:p>
      <text:p text:style-name="Preformatted_20_Text">AP008984.1 tatggccgcgcagagacacaccagacgcgtgttcgagctcagcaagcagagcatgac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gccgtctcaaccaaaaaacggcgggcatcccttcggacgacgtctctgtgctcct</text:p>
      <text:p text:style-name="Preformatted_20_Text">AP008984.1 catcagccgtctcaaccaaaaaacggcgggcatcccttcggacgacgtctctgtgc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gacgacgacgtacccccttctccttcttcgcacaaacatcaccaccaccacagtat</text:p>
      <text:p text:style-name="Preformatted_20_Text">AP008984.1 gggagacgacgacgtacccccttctccttcttcgcacaaacatcaccaccaccacag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atgctgggctgaaacgacgggctgatttgtttatggttttattgataatgttataa</text:p>
      <text:p text:style-name="Preformatted_20_Text">AP008984.1 acccatgctgggctgaaacgacgggctgatttgtttatggttttattgataatgtta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atgtgagtcactgttcttgctgttgttactgtttttgacgtccaat-aaaaagatt</text:p>
      <text:p text:style-name="Preformatted_20_Text">AP008984.1 tgtcatgtgagtcactgttcttgctgttgttactgtttttgacgtccaataaaaaagatt</text:p>
      <text:p text:style-name="Preformatted_20_Text"><text:s text:c="11"/>************************************************** *********</text:p>
      <text:p text:style-name="Preformatted_20_Text"/>
      <text:p text:style-name="Preformatted_20_Text">P01 <text:s text:c="7"/>gcatgtcacgcactgtgtacgtgggttcttttaggttgtaggccctcacgtcggtgtaga</text:p>
      <text:p text:style-name="Preformatted_20_Text">AP008984.1 gcatgtcacgcactgtgtacgtgggttcttttaggttgtaggccctcacgtcggtgt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gagcccgttgcggcccctcacgcaggggcgaccgtagctcacgatccccagctgcc</text:p>
      <text:p text:style-name="Preformatted_20_Text">AP008984.1 cgctgagcccgttgcggcccctcacgcaggggcgaccgtagctcacgatccccag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ctgtggtcccgcgaggactcgcacatgaggggcccgccagagtcgcccaggcaga</text:p>
      <text:p text:style-name="Preformatted_20_Text">AP008984.1 gcggcctgtggtcccgcgaggactcgcacatgaggggcccgccagagtcgcccagg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tggtcaaaggacccggcgcagacggtgaacggcggcgtgcgctccggcatgtccc</text:p>
      <text:p text:style-name="Preformatted_20_Text">AP008984.1 cgtcgtggtcaaaggacccggcgcagacggtgaacggcggcgtgcgctccggcatg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acacctgaacttgtccaccagagggacgtggatggtcttgactgggtgctcgagct</text:p>
      <text:p text:style-name="Preformatted_20_Text">AP008984.1 tgtcacacctgaacttgtccaccagagggacgtggatggtcttgactgggtgctcg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catgttggcgccgaggacgacggggtagcctcgcaggccgtacccggccaccaggc</text:p>
      <text:p text:style-name="Preformatted_20_Text">AP008984.1 cggccatgttggcgccgaggacgacggggtagcctcgcaggccgtacccggccac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cttcctcgccttcgtgctccccgcgctcaaacagctccacgggcttcttcgagggcg</text:p>
      <text:p text:style-name="Preformatted_20_Text">AP008984.1 actcttcctcgccttcgtgctccccgcgctcaaacagctccacgggcttcttcgag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gggcctgtcgagctccatcagcgcgacgtcgtacccgttccagttgaagagctcgg</text:p>
      <text:p text:style-name="Preformatted_20_Text">AP008984.1 ctgcgggcctgtcgagctccatcagcgcgacgtcgtacccgttccagttgaagagc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ggggtcggcgaggatgcgtcgtgccctcgccataaaatcgggtgcgtaaaagtggc</text:p>
      <text:p text:style-name="Preformatted_20_Text">AP008984.1 cgatggggtcggcgaggatgcgtcgtgccctcgccataaaatcgggtgcgtaaaa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gacgaccttgtgccgcacgacgcccggctggtacagctccgtgatgctgaagagcc</text:p>
      <text:p text:style-name="Preformatted_20_Text">AP008984.1 aggcgacgaccttgtgccgcacgacgcccggctggtacagctccgtgatgctgaag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ggccaccacgaccgagtcgagcttctgcgtgcggccgttgatgcagcagtggcccg</text:p>
      <text:p text:style-name="Preformatted_20_Text">AP008984.1 cgaaggccaccacgaccgagtcgagcttctgcgtgcggccgttgatgcagcagtggcc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gtcagcgcgtgggtcgcgttgtagagcgtggccccgcaaaagaggcccaggttgtccg</text:p>
      <text:p text:style-name="Preformatted_20_Text">AP008984.1 cggtcagcgcgtgggtcgcgttgtagagcgtggccccgcaaaagaggcccaggttg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gactcccagatatggcggcacggcgatggccaccatgccgcccatgagctttgaat</text:p>
      <text:p text:style-name="Preformatted_20_Text">AP008984.1 agacgactcccagatatggcggcacggcgatggccaccatgccgcccatgagctttga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cccgttcgcattaacagtaaccgcgacattggtagtagcgtgtaaggcgtttattg</text:p>
      <text:p text:style-name="Preformatted_20_Text">AP008984.1 gttgcccgttcgcattaacagtaaccgcgacattggtagtagcgtgtaaggcgttta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cattgtcaacaacatcaacataacgatacataggctggttctgggtcgcggcgggca</text:p>
      <text:p text:style-name="Preformatted_20_Text">AP008984.1 aatcattg---------tcaacataacgatacataggctggttctgggtcgcggcgggca</text:p>
      <text:p text:style-name="Preformatted_20_Text"><text:s text:c="11"/>******** <text:s text:c="8"/>*******************************************</text:p>
      <text:p text:style-name="Preformatted_20_Text"/>
      <text:p text:style-name="Preformatted_20_Text">P01 <text:s text:c="7"/>ccacgatgaccaggacgggcgtgctgcggtaccacagcagcaggaccagggtggccagca</text:p>
      <text:p text:style-name="Preformatted_20_Text">AP008984.1 ccacgatgaccaggacgggcgtgctgcggtaccacagcagcaggaccagggtggc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aaagaagaagcagcgcctgttaccaagcaggcttagaagacgggggttgggtacca</text:p>
      <text:p text:style-name="Preformatted_20_Text">AP008984.1 cgggaaagaagaagcagcgcctgttaccaagcaggcttagaagacgggggttgggt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ttggagccggcgtaggcagagggcaggacggactgttgttgcgccgatgccacgtcc</text:p>
      <text:p text:style-name="Preformatted_20_Text">AP008984.1 tagttggagccggcgtaggcagagggcaggacggactgttgttgcgccgatgcca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gcgttctgatgcgagtgaggcacctctgcacgtagatcagggcttgaccgatgtgg</text:p>
      <text:p text:style-name="Preformatted_20_Text">AP008984.1 ttgagcgttctgatgcgagtgaggcacctctgcacgtagatcagggcttgaccgat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tcgttgcgaccacggccgcttcggtgggagtgttcttggtggagttgtagatcttg</text:p>
      <text:p text:style-name="Preformatted_20_Text">AP008984.1 gtcttcgttgcgaccacggccgcttcggtgggagtgttcttggtggagttgtaga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ccgtcgacaggaacgcgtttgccatgtcctcgacggtcctcctcgggagcatctta</text:p>
      <text:p text:style-name="Preformatted_20_Text">AP008984.1 tctgccgtcgacaggaacgcgtttgccatgtcctcgacggtcctcctcgggagcatc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cggcgccgccggagacgagcctctcgtagcgctcgtggtgctcaaagagcatggtg</text:p>
      <text:p text:style-name="Preformatted_20_Text">AP008984.1 gtggcggcgccgccggagacgagcctctcgtagcgctcgtggtgctcaaagagcat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accacagcaggggcatggagacggggaaggccttcttgttatccctaccgtcgggt</text:p>
      <text:p text:style-name="Preformatted_20_Text">AP008984.1 aggaaccacagcaggggcatggagacggggaaggccttcttgttatccctaccgtc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gccgcttcggagccgtctcggagatgcccagcttgcccaggagcatggagaagagc</text:p>
      <text:p text:style-name="Preformatted_20_Text">AP008984.1 tccagccgcttcggagccgtctcggagatgcccagcttgcccaggagcatggagaa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actcgttgtccactctcttgatgagcgagtccctcgacccgaaggcggcggcgagc</text:p>
      <text:p text:style-name="Preformatted_20_Text">AP008984.1 tcgtactcgttgtccactctcttgatgagcgagtccctcgacccgaaggcggcggc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cctcgatctgctcggcgctggcgtcgaagggcacgacgtggtaggtcaggatggcg</text:p>
      <text:p text:style-name="Preformatted_20_Text">AP008984.1 tgggcctcgatctgctcggcgctggcgtcgaagggcacgacgtggtaggtcaggat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cgatctccctggtctcggggaactgctccgtgacatatttacagatgcagaccgtc</text:p>
      <text:p text:style-name="Preformatted_20_Text">AP008984.1 gccacgatctccctggtctcggggaactgctccgtgacatatttacagatgcagaccg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ctggtcaaacattttgatgaggcgaagagggttgagaaggttgcgaggattgaggcag</text:p>
      <text:p text:style-name="Preformatted_20_Text">AP008984.1 agctggtcaaacattttgatgaggcgaagagggttgagaaggttgcgaggattgag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tgcgaggagagcctgaggtccaccgagagcttgaagaagggaacgctgggcttcac</text:p>
      <text:p text:style-name="Preformatted_20_Text">AP008984.1 tgcttgcgaggagagcctgaggtccaccgagagcttgaagaagggaacgctgggct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gctcgcaggcccagggtccgtggagtccgacgttgcagagcaggcagcggggcag</text:p>
      <text:p text:style-name="Preformatted_20_Text">AP008984.1 cagcagctcgcaggcccagggtccgtggagtccgacgttgcagagcaggcagcggg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cacttgcagtgctggggctccttctcgcagaccaagcagggcaggcacctacaaag</text:p>
      <text:p text:style-name="Preformatted_20_Text">AP008984.1 gacgcacttgcagtgctggggctccttctcgcagaccaagcagggcaggcacctaca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aatcggttgtagtagcggaggacggttctggcgaggaggctgtgtccgcacgctct</text:p>
      <text:p text:style-name="Preformatted_20_Text">AP008984.1 ggcgaatcggttgtagtagcggaggacggttctggcgaggaggctgtgtccgcacg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agctggagccactgagccctgtccaagtcccaggcgggaaatataccgtgcctgga</text:p>
      <text:p text:style-name="Preformatted_20_Text">AP008984.1 cgacagctggagccactgagccctgtccaagtcccaggcgggaaatataccgtgcc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gcgaacatgaggactgccctcgaggtgtccccggacacgaaaggccccacctcgtc</text:p>
      <text:p text:style-name="Preformatted_20_Text">AP008984.1 cgctgcgaacatgaggactgccctcgaggtgtccccggacacgaaaggccccacct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ctcagacatagctcctggatcttctcgggctcgagcctgggcgccctcgggtccgc</text:p>
      <text:p text:style-name="Preformatted_20_Text">AP008984.1 cgccctcagacatagctcctggatcttctcgggctcgagcctgggcgccctcgggt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tgcatgtagtccctgagcaccatgtaagagtccgtttcggagggatcgcagcgcag</text:p>
      <text:p text:style-name="Preformatted_20_Text">AP008984.1 gggctgcatgtagtccctgagcaccatgtaagagtccgtttcggagggatcgcagc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ccggcctgagagtcgtcgtcgaggagcttggcgacgctggtgtagggctctgggtt</text:p>
      <text:p text:style-name="Preformatted_20_Text">AP008984.1 cgccccggcctgagagtcgtcgtcgaggagcttggcgacgctggtgtagggctctgg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gggtcgacggtcagggtgtcgcagttgagcgtcctcgagagggccgcgagggcctt</text:p>
      <text:p text:style-name="Preformatted_20_Text">AP008984.1 gtgcgggtcgacggtcagggtgtcgcagttgagcgtcctcgagagggccgcgaggg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gcctgcggtgctcgcggtactccgagcccagcgtctgatagtaccgcttgacggc</text:p>
      <text:p text:style-name="Preformatted_20_Text">AP008984.1 ggcctgcctgcggtgctcgcggtactccgagcccagcgtctgatagtaccgcttga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tgaccttgtcagtgggctcggagacggtcgccgccgtcgcctggcccgagtagtc</text:p>
      <text:p text:style-name="Preformatted_20_Text">AP008984.1 cgtcttgaccttgtcagtgggctcggagacggtcgccgccgtcgcctggcccgagta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gagcagtgttcgtgctggacggcctgcgagaggttcatgcggatccatcccttggg</text:p>
      <text:p text:style-name="Preformatted_20_Text">AP008984.1 tggggagcagtgttcgtgctggacggcctgcgagaggttcatgcggatccatccct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gtgcggccgtaggccttgaaggccgagttgggcacaaagttggtcacgaagctgtg</text:p>
      <text:p text:style-name="Preformatted_20_Text">AP008984.1 cacggtgcggccgtaggccttgaaggccgagttgggcacaaagttggtcacgaagc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agctgcgagagcggcgtcgcgcggagcgtcactttaaagtcggtcctggggcacat</text:p>
      <text:p text:style-name="Preformatted_20_Text">AP008984.1 cgagagctgcgagagcggcgtcgcgcggagcgtcactttaaagtcggtcctggggcac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actctgcccacctgtgcctggggtaggccctgcgcgcgctctcggccggcaggctcag</text:p>
      <text:p text:style-name="Preformatted_20_Text">AP008984.1 ccactctgcccacctgtgcctggggtaggccctgcgcgcgctctcggccggcaggc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cagcaccatccctcgtcagtcgcgacgagcacgacatgagcgccggggtgcgcggc</text:p>
      <text:p text:style-name="Preformatted_20_Text">AP008984.1 cacgcagcaccatccctcgtcagtcgcgacgagcacgacatgagcgccggggtgc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aaggcctcgtccaggctccagacgttcgagacgttgaagccgcctggtcccgccgt</text:p>
      <text:p text:style-name="Preformatted_20_Text">AP008984.1 gaggaaggcctcgtccaggctccagacgttcgagacgttgaagccgcctggtcccg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agcgtcttcttcttcttggcgttgaccgacttgatcctcagccacacgttggtgcg</text:p>
      <text:p text:style-name="Preformatted_20_Text">AP008984.1 cactagcgtcttcttcttcttggcgttgaccgacttgatcctcagccacacgttgg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tcgacgtcgtagtactggtcccctggaaacttgacggcgtgcgccaggggagagga</text:p>
      <text:p text:style-name="Preformatted_20_Text">AP008984.1 cccttcgacgtcgtagtactggtcccctggaaacttgacggcgtgcgccagggga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tagttggccgggttgccgtagtggaggtgagggatcgggtagaacctcgcgcgctc</text:p>
      <text:p text:style-name="Preformatted_20_Text">AP008984.1 tccgtagttggccgggttgccgtagtggaggtgagggatcgggtagaacctcgcgc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ggcacgtgaggttgggtttcttcctgagctccgcgaggcaggactgagcagagtc</text:p>
      <text:p text:style-name="Preformatted_20_Text">AP008984.1 tctggggcacgtgaggttgggtttcttcctgagctccgcgaggcaggactgagcaga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acgcgtccctcgagcagggctgccagagcgacgcagttggggcactcgcacctctt</text:p>
      <text:p text:style-name="Preformatted_20_Text">AP008984.1 ccacacgcgtccctcgagcagggctgccagagcgacgcagttggggcactcgcacc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gtgctctgtccgttagaggtcgaagagctagaagagacacagagggccttcttgat</text:p>
      <text:p text:style-name="Preformatted_20_Text">AP008984.1 gtctgtgctctgtccgttagaggtcgaagagctagaagagacacagagggccttct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gacctgacctgctccacgtccgaggccaccgagtcggggatccacgagaggctgaa</text:p>
      <text:p text:style-name="Preformatted_20_Text">AP008984.1 gagggacctgacctgctccacgtccgaggccaccgagtcggggatccacgagaggc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acgaacacgggctcgggcctcccgcataggagtccgtggtcgaggtcgacatcgca</text:p>
      <text:p text:style-name="Preformatted_20_Text">AP008984.1 gggcacgaacacgggctcgggcctcccgcataggagtccgtggtcgaggtcgacat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tcgcaccattcggcgatggggtcacctccgcacttggccgaacactcgcatgtcgg</text:p>
      <text:p text:style-name="Preformatted_20_Text">AP008984.1 ccagtcgcaccattcggcgatggggtcacctccgcacttggccgaacactcgcatg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gccccattcgaacctggccccgcacccgacgcagctggcccatcgggtgcaggagct</text:p>
      <text:p text:style-name="Preformatted_20_Text">AP008984.1 gtagccccattcgaacctggccccgcacccgacgcagctggcccatcgggtgcagg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cacgagtgggcagagttgggtccgcactctgtgcaggccgtgaggccggcggggcg</text:p>
      <text:p text:style-name="Preformatted_20_Text">AP008984.1 ctcgcacgagtgggcagagttgggtccgcactctgtgcaggccgtgaggccggcgg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gggatgctggccttgaagcgctggacggcgaggcccgtctccttgacgaccgagcg</text:p>
      <text:p text:style-name="Preformatted_20_Text">AP008984.1 ctgcgggatgctggccttgaagcgctggacggcgaggcccgtctccttgacgaccg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ttttgcaccgcggtacaaaagggcctcgaggccagcgagggcaccagctcgggcca</text:p>
      <text:p text:style-name="Preformatted_20_Text">AP008984.1 ccacttttgcaccgcggtacaaaagggcctcgaggccagcgagggcaccagctcgggc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ccaggtccacgtaggtggtgccgttgtacgccgcggaccaggccgagatgaggttgtt</text:p>
      <text:p text:style-name="Preformatted_20_Text">AP008984.1 gtccaggtccacgtaggtggtgccgttgtacgccgcggaccaggccgagatgaggt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acggagaaggttttgcggacggcagcgtcgtgcaggtcgaagcctccgagtagcac</text:p>
      <text:p text:style-name="Preformatted_20_Text">AP008984.1 ggtcacggagaaggttttgcggacggcagcgtcgtgcaggtcgaagcctccgagta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tcgtccagtccgtgggacgccgccgtcttcttgggcacgagcaggtaagggccgag</text:p>
      <text:p text:style-name="Preformatted_20_Text">AP008984.1 ctcctcgtccagtccgtgggacgccgccgtcttcttgggcacgagcaggtaagggc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ggcaggctctgtgggagccgcttggcgcctccgagcttgtaagcgtcgcaacggtc</text:p>
      <text:p text:style-name="Preformatted_20_Text">AP008984.1 ctgcggcaggctctgtgggagccgcttggcgcctccgagcttgtaagcgtcgcaac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attaccttgaccgacttgccgtctgcgacgggcgaccctatggccgtgcgggtgtc</text:p>
      <text:p text:style-name="Preformatted_20_Text">AP008984.1 cctcattaccttgaccgacttgccgtctgcgacgggcgaccctatggccgtgcggg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aatgtccaggcgaggttggcctggtagcaggggtggttgggcacgttgacgtgcag</text:p>
      <text:p text:style-name="Preformatted_20_Text">AP008984.1 cgtgaatgtccaggcgaggttggcctggtagcaggggtggttgggcacgttgacgt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gcgtagaacccggactgctgctcgaagggtacggggcaggtgttgagcgtcgctct</text:p>
      <text:p text:style-name="Preformatted_20_Text">AP008984.1 ccaggcgtagaacccggactgctgctcgaagggtacggggcaggtgttgagcgtcg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ctgccgcacgacaccgtccagtccgcgtggttatgtgtggtgatcacgtgggacac</text:p>
      <text:p text:style-name="Preformatted_20_Text">AP008984.1 gcacctgccgcacgacaccgtccagtccgcgtggttatgtgtggtgatcatgtgggacac</text:p>
      <text:p text:style-name="Preformatted_20_Text"><text:s text:c="11"/>**************************************************.*********</text:p>
      <text:p text:style-name="Preformatted_20_Text"/>
      <text:p text:style-name="Preformatted_20_Text">P01 <text:s text:c="7"/>cagcccttcgaggctgatgcccatggtgcacagggggcacctcagctttcgcatcccaga</text:p>
      <text:p text:style-name="Preformatted_20_Text">AP008984.1 cagcccttcgaggctgatgcccatggtgcacagggggcacctcagctttcgcatcc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ttgttttagtttatacacgaaggagagagagagagagagagagagagagaggagaga</text:p>
      <text:p text:style-name="Preformatted_20_Text">AP008984.1 catttgttttagtttatacacgaaggagag-----------------------------a</text:p>
      <text:p text:style-name="Preformatted_20_Text"><text:s text:c="11"/>****************************** <text:s text:c="28"/>*</text:p>
      <text:p text:style-name="Preformatted_20_Text"/>
      <text:p text:style-name="Preformatted_20_Text">P01 <text:s text:c="7"/>gagagagagagagagagagagagagagagagagagagagagagagagagagagagagaga</text:p>
      <text:p text:style-name="Preformatted_20_Text">AP008984.1 gagagagagagagagagagagagagagagagagagagagagagagagagagagaga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gagagagagagcccgtcgattataattcttcgtcctcgatgtctcccatgtaggta</text:p>
      <text:p text:style-name="Preformatted_20_Text">AP008984.1 gagagagagagagagcccgtcgattataattcttcgtcctcgatgtctcccatgtag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gcggagtagtagaccttgtggcttctacccgtgaccttgagtatgttgtccctgacg</text:p>
      <text:p text:style-name="Preformatted_20_Text">AP008984.1 tacgcggagtagtagaccttgtggcttctacccgtgaccttgagtatgttgtccct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agctgctgcgggtgatcttgacggggaacgaggacagcgcgctgcgggccttgcgt</text:p>
      <text:p text:style-name="Preformatted_20_Text">AP008984.1 atgtagctgctgcgggtgatcttgacggggaacgaggacagcgcgctgcgggcctt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aggtcttcctgaagatctgcgccagcaccagcatgaacttgttggcgacggcgata</text:p>
      <text:p text:style-name="Preformatted_20_Text">AP008984.1 ctgaaggtcttcctgaagatctgcgccagcaccagcatgaacttgttggcgacggcg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cctcgatgtccttgcccaggtcctccttgtaaggggtgaaggtcgcggcggtggag</text:p>
      <text:p text:style-name="Preformatted_20_Text">AP008984.1 aagtcctcgatgtccttgcccaggtcctccttgtaaggggtgaaggtcgcggcggtgg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tctcgagcgccctagtgaggagcttcctgtagtattggtccacgcgctcgcacaccgtg</text:p>
      <text:p text:style-name="Preformatted_20_Text">AP008984.1 atctcgagcgccctagtgaggagcttcctgtagtattggtccacgcgctcgcacac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agaagccctcgttaccctccgtgatggtccgctgcgggtgatcatcgcccatgagc</text:p>
      <text:p text:style-name="Preformatted_20_Text">AP008984.1 aggaagaagccctcgttaccctccgtgatggtccgctgcgggtgatcatcgcccat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tggactgctcggcggcgacgtcgtccaggttgcccttctgggagtaggcgacgacg</text:p>
      <text:p text:style-name="Preformatted_20_Text">AP008984.1 agcttggactgctcggcggcgacgtcgtccaggttgcccttctgggagtaggcgac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agtagaggatcttgaggtcccggcacctcaggaaggcgtcggtgatctcgtcgggc</text:p>
      <text:p text:style-name="Preformatted_20_Text">AP008984.1 aggcagtagaggatcttgaggtcccggcacctcaggaaggcgtcggtgatctcgtc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ggggcctctcgaagaaggccgcgttggcgctgatgaggagtctgggcagctgcttc</text:p>
      <text:p text:style-name="Preformatted_20_Text">AP008984.1 ttgaggggcctctcgaagaaggccgcgttggcgctgatgaggagtctgggcagctg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ccacggccacctcgctcgcgttctcgacggtcctctccacctcgtagcgccggggc</text:p>
      <text:p text:style-name="Preformatted_20_Text">AP008984.1 tcgaccacggccacctcgctcgcgttctcgacggtcctctccacctcgtagcgccg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gctcctctggggtgaaggtcgcgaggcccatgtccgcgggagagtccgcgatcatg</text:p>
      <text:p text:style-name="Preformatted_20_Text">AP008984.1 ggcagctcctctggggtgaaggtcgcgaggcccatgtccgcgggagagtccgcgat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tcgtcgtcctccagcgtctgcaccacggggctcacgctgatcacgttggcgaactcg</text:p>
      <text:p text:style-name="Preformatted_20_Text">AP008984.1 aactcgtcgtcctccagcgtctgcaccacggggctcacgctgatcacgttggcgaa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tgaaggcgatgctggcgctggacctcacgccggtgcggccctcgtccgagacggcg</text:p>
      <text:p text:style-name="Preformatted_20_Text">AP008984.1 gtgatgaaggcgatgctggcgctggacctcacgccggtgcggccctcgtccgaga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ggctccccggcgcctcatcttgttcctcagcgcgttcatgtcgttgcccccgtac</text:p>
      <text:p text:style-name="Preformatted_20_Text">AP008984.1 gtggtggctccccggcgcctcatcttgttcctcagcgcgttcatgtcgttgccccc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actcggaggcggccgaggattcctcgtcggactgggtggcgacggtggacctgagg</text:p>
      <text:p text:style-name="Preformatted_20_Text">AP008984.1 tctgactcggaggcggccgaggattcctcgtcggactgggtggcgacggtggacct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cagtctcgaacagctcgtcccagtccaccgggttagagactgtggatacgccgcct</text:p>
      <text:p text:style-name="Preformatted_20_Text">AP008984.1 ttgacagtctcgaacagctcgtcccagtccaccgggttagagactgtggatacgcc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gtctgtggcacggaggaggcctcggcgtactctcgctccatcagctcgaggcccgtg</text:p>
      <text:p text:style-name="Preformatted_20_Text">AP008984.1 ggggtctgtggcacggaggaggcctcggcgtactctcgctccatcagctcgaggcc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cggttgctgcccctgtcccaggag--------ggagcgggatctcgagcgggacctg</text:p>
      <text:p text:style-name="Preformatted_20_Text">AP008984.1 aagcggttgctgcccctgtcccaggagcgggacctcgagcgggatctcgagcgggacctg</text:p>
      <text:p text:style-name="Preformatted_20_Text"><text:s text:c="11"/>*************************** <text:s text:c="8"/>************************</text:p>
      <text:p text:style-name="Preformatted_20_Text"/>
      <text:p text:style-name="Preformatted_20_Text">P01 <text:s text:c="7"/>tcgcctcctctgtcctctctcctgcctcccctctcgcctcggtctcttcccttcttggtc</text:p>
      <text:p text:style-name="Preformatted_20_Text">AP008984.1 tcgcctcctctgtcctctctcctgcctcccctctcgcctcggtctcttcccttctt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ctctcctctcctctccctctctttcgcctctttcgcccttgtcacccctgtccctc</text:p>
      <text:p text:style-name="Preformatted_20_Text">AP008984.1 ttgtctctcctctcctctccctctctttcgcctctttcgcccttgtcacccctgtccc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ttttttcggagcggacggtggaggaggcatgagctgagcgtccatgtcggcgtcaacc</text:p>
      <text:p text:style-name="Preformatted_20_Text">AP008984.1 gattttttcggagcggacggtggaggaggcatgagctgagcgtccatgtcggcgtc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cggcggcggctggggcctctccagatcgtcgtcgcccatcacctgctcctcgatc</text:p>
      <text:p text:style-name="Preformatted_20_Text">AP008984.1 ggcggcggcggcggctggggcctctccagatcgtcgtcgcccatcacctgctcctc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cgacctccgagacggctgggacgacgacaacgatggacggggtggcgggcctggac</text:p>
      <text:p text:style-name="Preformatted_20_Text">AP008984.1 acctcgacctccgagacggctgggacgacggcaacgatggacggggtggcgggcctggac</text:p>
      <text:p text:style-name="Preformatted_20_Text"><text:s text:c="11"/>******************************.*****************************</text:p>
      <text:p text:style-name="Preformatted_20_Text"/>
      <text:p text:style-name="Preformatted_20_Text">P01 <text:s text:c="7"/>gcggagagggcctgggccttcttggtcttgtccctgctcttgtccttcttcttcttcttg</text:p>
      <text:p text:style-name="Preformatted_20_Text">AP008984.1 gcggagagggcctgggccttcttggtcttgtccctgctcttgtccttcttcttct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cgacgatgtccttcttcttggtgtggcgggacttgtccttgcgggccttgaccagg</text:p>
      <text:p text:style-name="Preformatted_20_Text">AP008984.1 gcctcgacgatgtccttcttcttggtgtggcgggacttgtccttgcgggccttgac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cctcctcgctctcgctctcatcgccgtcgcggcgagacggcgctggcgacggcgag</text:p>
      <text:p text:style-name="Preformatted_20_Text">AP008984.1 tcctcctcctcgctctcgctctcatcgccgtcgcggcgagacggcgctggcgacgg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aaggtcgcgcaaggacggtggcgccgatgagcctgtgcgtctcgtagggaaacagg</text:p>
      <text:p text:style-name="Preformatted_20_Text">AP008984.1 ggagaaggtcgcgcaaggacggtggcgccgatgagcctgtgcgtctcgtagggaaa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tcggcgtcgggctcgtagtcctcgtccgagctcatgtccgagtcctcgagcagcacg</text:p>
      <text:p text:style-name="Preformatted_20_Text">AP008984.1 ccatcggcgtcgggctcgtagtcctcgtccgagctcatgtccgagtcctcgagcag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cgcagtcctcggcgttgcagtggggcatgtcgaggtggacgtcgtgcaccctgatc</text:p>
      <text:p text:style-name="Preformatted_20_Text">AP008984.1 gcctcgcagtcctcggcgttgcagtggggcatgtcgaggtggacgtcgtgcaccct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cgcggaccttgacggggaagagtcgccgaagctcgggcaggtcggcggtgagcctg</text:p>
      <text:p text:style-name="Preformatted_20_Text">AP008984.1 acttcgcggaccttgacggggaagagtcgccgaagctcgggcaggtcggcggtgag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agcgcacgcggctgtagtgcttgggcaccagctcctcggtgaggtggcccatctgc</text:p>
      <text:p text:style-name="Preformatted_20_Text">AP008984.1 tcccagcgcacgcggctgtagtgcttgggcaccagctcctcggtgaggtggcccat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ggagccaggtctgccgcaccagggtctggtagaggtgcgtcgggtagaagaggtcg</text:p>
      <text:p text:style-name="Preformatted_20_Text">AP008984.1 cggaggagccaggtctgccgcaccagggtctggtagaggtgcgtcgggtagaagag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cgtggttgatgggcgcgttcttcgggtcgcagagcaggaaccccgcgaggatcctg</text:p>
      <text:p text:style-name="Preformatted_20_Text">AP008984.1 ttgtcgtggttgatgggcgcgttcttcgggtcgcagagcaggaaccccgcgaggat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cggccggggcgaagagcagcgcggccttgatcagggccttgaagagcttgaccgct</text:p>
      <text:p text:style-name="Preformatted_20_Text">AP008984.1 gcctcggccggggcgaagagcagcgcggccttgatcagggccttgaagagcttgac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ggtggacgacgtcttgtgcagggccatcctgtccatgagcttcaccaggtccgtg</text:p>
      <text:p text:style-name="Preformatted_20_Text">AP008984.1 gcggcggtggacgacgtcttgtgcagggccatcctgtccatgagcttcaccaggtc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tgtcggtgttgcctttggtcttgccgtccctcgcgtagacggcgagcagcgagagc</text:p>
      <text:p text:style-name="Preformatted_20_Text">AP008984.1 ggcatgtcggtgttgcctttggtcttgccgtccctcgcgtagacggcgagcagcgaga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agcgggacccgagcatctcgacgcagaacttggtctcgggccccgtcctgaagctgggc</text:p>
      <text:p text:style-name="Preformatted_20_Text">AP008984.1 aagcgggacccgagcatctcgacgcagaacttggtctcgggccccgtcctgaagct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tggtgcgcacgggctgcagcaaggacgagagcctcatgcccgcggtgaccaggccc</text:p>
      <text:p text:style-name="Preformatted_20_Text">AP008984.1 ggcatggtgcgcacgggctgcagcaaggacgagagcctcatgcccgcggtgacca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cgggcgccttgtacttgacggcgctgctcttcttgacgtgcaggtagtgcatcagg</text:p>
      <text:p text:style-name="Preformatted_20_Text">AP008984.1 gggccgggcgccttgtacttgacggcgctgctcttcttgacgtgcaggtagtgcat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gctcgccggccgtgagggcgaaggtcttgagcctcgagtagcccatcttggcggcg</text:p>
      <text:p text:style-name="Preformatted_20_Text">AP008984.1 gccagctcgccggccgtgagggcgaaggtcttgagcctcgagtagcccatcttgg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tgaagaggttctcgccgtagctgttggtgctcttgtagatccactgcttgttgatc</text:p>
      <text:p text:style-name="Preformatted_20_Text">AP008984.1 tccttgaagaggttctcgccgtagctgttggtgctcttgtagatccactgcttgtt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actccttgtagaagccgtactcgccgtctctccagcacaagcccagcgccttgtcc</text:p>
      <text:p text:style-name="Preformatted_20_Text">AP008984.1 tggtactccttgtagaagccgtactcgccgtctctccagcacaggcccagcgccttgtcc</text:p>
      <text:p text:style-name="Preformatted_20_Text"><text:s text:c="11"/>*******************************************.****************</text:p>
      <text:p text:style-name="Preformatted_20_Text"/>
      <text:p text:style-name="Preformatted_20_Text">P01 <text:s text:c="7"/>cagtacttggagcccttgcacacctcgtgcacgaaggtgatgcgcttgaggaacctgtag</text:p>
      <text:p text:style-name="Preformatted_20_Text">AP008984.1 cagtacttggagcccttgcacacctcgtgcacgaaggtgatgcgcttgaggaacct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actggcagtggtagatctgtcgcggggcgctcaccacgggcctcctggtgccgctg</text:p>
      <text:p text:style-name="Preformatted_20_Text">AP008984.1 tcgaactggcagtggtagatctgtcgcggggcgctcaccacgggcctcctggtgcc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tcttgtccgagagcaccagaaagtccacggagctgagctgcgagggctgcgtgagc</text:p>
      <text:p text:style-name="Preformatted_20_Text">AP008984.1 ttcatcttgtccgagagcaccagaaagtccacggagctgagctgcgagggctgcgt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tgaagcggagcatcgggggcctggcgttcttcatggcctgcctgtcctcgaaccag</text:p>
      <text:p text:style-name="Preformatted_20_Text">AP008984.1 tccctgaagcggagcatcgggggcctggcgttcttcatggcctgcctgtcctcgaa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agtcgccgacggcgtggggtagcggcgtcccgtacagctgcgagtccttgagcgtc</text:p>
      <text:p text:style-name="Preformatted_20_Text">AP008984.1 ccgtagtcgccgacggcgtggggtagcggcgtcccgtacagctgcgagtccttgag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gttcggggtacttttccagcgccgtgctgtcgggcagctccctgatctgccgcagc</text:p>
      <text:p text:style-name="Preformatted_20_Text">AP008984.1 gccagttcggggtacttttccagcgccgtgctgtcgggcagctccctgatctgcc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cgccggtggcccccggctccgaagcccgggcggcccgcagcggctctgtgaggagc</text:p>
      <text:p text:style-name="Preformatted_20_Text">AP008984.1 tccacgccggtggcccccggctccgaagcccgggcggcccgcagcggctctgtgag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acatccagaggggtcagtccggcgagaacggcctgccgcgcgagctcggctggcact</text:p>
      <text:p text:style-name="Preformatted_20_Text">AP008984.1 gcaacatccagaggggtcagtccggcgagaacggcctgccgcgcgagctcggctgg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ctatatcgaacttttgctgcggtggcaccgatggcggtaccgatactgatgatgca</text:p>
      <text:p text:style-name="Preformatted_20_Text">AP008984.1 ttgactatatcgaacttttgctgcggtggcaccgatggcggtaccgatactgatga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attctgctgttgctcatccatcatcgccgacggtggcgacgacggtggaccacgt</text:p>
      <text:p text:style-name="Preformatted_20_Text">AP008984.1 ggtggattctgctgttgctcatccatcatcgccgacggtggcgacgacggtggaccac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aaattcagcagactctgacacgactagagatacgacagcggttcaggggagagagagt</text:p>
      <text:p text:style-name="Preformatted_20_Text">AP008984.1 tcaaattcagcagactctgacacgactagagatacgacagcggttcaggggagaga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atagggatagacactgaagatattgaccatttgaaaatcaaccacgagatctcggc</text:p>
      <text:p text:style-name="Preformatted_20_Text">AP008984.1 agacatagggatagacactgaagatattgaccatttgaaaatcaaccacgagatct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aagcgcgagatacgcagggagcagttcaacaacgaggacgacggtccgccgccgcc</text:p>
      <text:p text:style-name="Preformatted_20_Text">AP008984.1 gctcaagcgcgagatacgcagggagcagttcaacaacgaggacgacggtccgccgc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cccgaggacgagaccgtgttcgagctggtctcggcactgccgaggggtcgcggcag</text:p>
      <text:p text:style-name="Preformatted_20_Text">AP008984.1 cgaacccgaggacgagaccgtgttcgagctggtctcggcactgccgaggggtcgcg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cacgagttctttctgagggagctaggcaaggcctacacggtggagctgctggacct</text:p>
      <text:p text:style-name="Preformatted_20_Text">AP008984.1 ctggcacgagttctttctgagggagctaggcaaggcctacacggtggagctgctgg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agggagcgcagggaccgtttgacgcctcgccgcctgtgcgacgtgctgcgggcctt</text:p>
      <text:p text:style-name="Preformatted_20_Text">AP008984.1 cctcagggagcgcagggaccgtttgacgcctcgccgcctgtgcgacgtgctgcggg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ttcttcaagtcccccaggcaggtgagggtgctgctgctgggcaacaaggccctcaa</text:p>
      <text:p text:style-name="Preformatted_20_Text">AP008984.1 ctccttcttcaagtcccccaggcaggtgagggtgctgctgctgggcaacaaggccc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aagggctacaacggcatgggcttcggcacggaggagcgctcggactcttaccagct</text:p>
      <text:p text:style-name="Preformatted_20_Text">AP008984.1 gtggaagggctacaacggcatgggcttcggcacggaggagcgctcggactcttac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aacctccgcaaggaactcggcggcgactacgacccgacgctcgagagttgggccaa</text:p>
      <text:p text:style-name="Preformatted_20_Text">AP008984.1 gaccaacctccgcaaggaactcggcggcgactacgacccgacgctcgagagttggg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aggggtgctgtgcctgtccgtgggtctgacctgcgccggggaagaggatcactcgga</text:p>
      <text:p text:style-name="Preformatted_20_Text">AP008984.1 gcaaggggtgctgtgcctgtccgtgggtctgacctgcgccggggaagaggatcactc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tgggccaagctggtggaggccgcggtggccaagtgcctctcggccaacaagcagct</text:p>
      <text:p text:style-name="Preformatted_20_Text">AP008984.1 agcgtgggccaagctggtggaggccgcggtggccaagtgcctctcggccaacaag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tccatcgcgatagggtacgacgccagaaaactcttcaacacggccgtcgccacact</text:p>
      <text:p text:style-name="Preformatted_20_Text">AP008984.1 gcagtccatcgcgatagggtacgacgccagaaaactcttcaacacggccgtcgcca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gggagcctctccaaggagcagtgcgtcttcaccaccgactacctctacaggagcga</text:p>
      <text:p text:style-name="Preformatted_20_Text">AP008984.1 gacggggagcctctccaaggagcagtgcgtcttcaccaccgactacctctacagga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atcgccagtcgcgtgtttgctcacaccaacacccagctccaacagcacaagatccc</text:p>
      <text:p text:style-name="Preformatted_20_Text">AP008984.1 ctttatcgccagtcgcgtgtttgctcacaccaacacccagctccaacagcacaaga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tgcagtggacgctcgacacagcggagccgcgttgaccaaagtacaaggctaatta</text:p>
      <text:p text:style-name="Preformatted_20_Text">AP008984.1 gcaggtgcagtggacgct---cacagcggagccgcgttgaccaaagtacaaggctaatta</text:p>
      <text:p text:style-name="Preformatted_20_Text"><text:s text:c="11"/>****************** <text:s text:c="2"/>***************************************</text:p>
      <text:p text:style-name="Preformatted_20_Text"/>
      <text:p text:style-name="Preformatted_20_Text">P01 <text:s text:c="7"/>atgattgttttggtgcttgtgtgacttgtgtgcggcgttgtaaataaagtgcagcatcga</text:p>
      <text:p text:style-name="Preformatted_20_Text">AP008984.1 atgattgttttggtgcttgtgtgacttgtgtgcggcgttgtaaataaagtgcagcatc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cctacccgtcagtgtcttgtggtggttgtctcccaatttttttgtaatatttctgaca</text:p>
      <text:p text:style-name="Preformatted_20_Text">AP008984.1 tccctacccgtcagtgtcttgtggtggttgtctcccaatttttttgtaatatttct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ataacgacgatgagggcactgctgtgcctgtgcctggtctctgtcgccgctctgat</text:p>
      <text:p text:style-name="Preformatted_20_Text">AP008984.1 agtgataacgacgatgagggcactgctgtgcctgtgcctggtctctgtcgccgctc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tcggggaggacgacggacgcccaggcgtacgacgcttccctgctgctgcagacacc</text:p>
      <text:p text:style-name="Preformatted_20_Text">AP008984.1 actttcggggaggacgacggacgcccaggcgtacgacgcttccctgctgctgcaga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aaggtgctgcccatgtgcatcacccagttcaactttaggggctactttacgagcga</text:p>
      <text:p text:style-name="Preformatted_20_Text">AP008984.1 ctccaaggtgctgcccatgtgcatcacccagttcaactttaggggctactttacga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tgcagattcagacgccggcgctgggtcagacggtgcgggtggtggccgccgtgac</text:p>
      <text:p text:style-name="Preformatted_20_Text">AP008984.1 cggcgtgcagattcagacgccggcgctgggtcagacggtgcgggtggtggccgccg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ctgctggtgtacaacatggcagagtcggtcgaggacgcgatgagggactactgcac</text:p>
      <text:p text:style-name="Preformatted_20_Text">AP008984.1 ggagctgctggtgtacaacatggcagagtcggtcgaggacgcgatgagggactact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cgacgcccgtcaccaagctcaccaccgacctccacctgactatgctctacacggg</text:p>
      <text:p text:style-name="Preformatted_20_Text">AP008984.1 cgtcgcgacgcccgtcaccaagctcaccaccgacctccacctgactatgctctaca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atactcctctgaggctgtgctacccgagggtgcccatgacctcccagctggccag</text:p>
      <text:p text:style-name="Preformatted_20_Text">AP008984.1 cctgcatactcctctgaggctgtgctacccgagggtgcccatgacctcccagctgg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tcctactactgccccagcgtgtgcagccaccgcgacaccgacgaggccatcaccag</text:p>
      <text:p text:style-name="Preformatted_20_Text">AP008984.1 caagtcctactactgccccagcgtgtgcagccaccgcgacaccgacgaggccatca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gacgcgtgcaggttgggccaaaacagtctggccggcaaggcttggggactgctcat</text:p>
      <text:p text:style-name="Preformatted_20_Text">AP008984.1 tcgcgacgcgtgcaggttgggccaaaacagtctggccggcaaggcttggggactgc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ggcgatcccatggacccgctcgtcctctcgcagctgcggcagagcccgatcctggg</text:p>
      <text:p text:style-name="Preformatted_20_Text">AP008984.1 gcggggcgatcccatggacccgctcgtcctctcgcagctgcggcagagcccgatc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tgcctgctcaagtatttcggccagagcgccgtcagccccaacagcacctgcttggg</text:p>
      <text:p text:style-name="Preformatted_20_Text">AP008984.1 gccctgcctgctcaagtatttcggccagagcgccgtcagccccaacagcacctgct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gtcggcgacttttgctacaggggcatgtgcatcagcaagacggcgaggccgcgcgg</text:p>
      <text:p text:style-name="Preformatted_20_Text">AP008984.1 ggccgtcggcgacttttgctacaggggcatgtgcatcagcaagacggcgaggccgcgcgg</text:p>
      <text:p text:style-name="Preformatted_20_Text"><text:s text:c="11"/>*.**********************************************************</text:p>
      <text:p text:style-name="Preformatted_20_Text"/>
      <text:p text:style-name="Preformatted_20_Text">P01 <text:s text:c="7"/>attcaccaacgagcccgtgctgaccggggtgccgcacacgtactgctcggtggacagcgc</text:p>
      <text:p text:style-name="Preformatted_20_Text">AP008984.1 attcaccaacgagcccgtgctgaccggggtgccgcacacgtactgctcggtggac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cagcgccagcagaagcccgctcagttccagaccctggcctccagtctcaacgccag</text:p>
      <text:p text:style-name="Preformatted_20_Text">AP008984.1 tacccagcgccagcagaagcccgctcagttccagaccctggcctccagtctcaacg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tgcgacgcctgcctctaccgctccgtgcccatgaccctgaacgcttcctgggctga</text:p>
      <text:p text:style-name="Preformatted_20_Text">AP008984.1 cctgtgcgacgcctgcctctaccgctccgtgcccatgaccctgaacgcttcctgggct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ccgtactcgtgcagcaggccgtgacctccatgcgccccgcgtgtccctccgtccacct</text:p>
      <text:p text:style-name="Preformatted_20_Text">AP008984.1 ggccgtactcgtgcagcaggccgtgacctccatgcgccccgcgtgtccctccgtcc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ctcaccgccgccgacgccgactggttcaacctcgtcaacgataccgcggtgagggc</text:p>
      <text:p text:style-name="Preformatted_20_Text">AP008984.1 ggtcctcaccgccgccgacgccgactggttcaacctcgtcaacgataccgcggtg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tcgtgcagagggccgtggacatggtcacggccaacgagctgcagggtctggtgtt</text:p>
      <text:p text:style-name="Preformatted_20_Text">AP008984.1 cgccgtcgtgcagagggccatggacatggtcacggccaacgagctgcagggtctggtgtt</text:p>
      <text:p text:style-name="Preformatted_20_Text"><text:s text:c="11"/>*******************.****************************************</text:p>
      <text:p text:style-name="Preformatted_20_Text"/>
      <text:p text:style-name="Preformatted_20_Text">P01 <text:s text:c="7"/>tgagttcggtcccggggtgagcggcctgggcctggacttctacacgcagttcctcatcga</text:p>
      <text:p text:style-name="Preformatted_20_Text">AP008984.1 tgagttcggtcccggggtgagcggcctgggcctggacttctacacgcagttcctca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cgcgtgaggctctggacgcagaacctcaacggcgtcctgctcggggtgatgaccta</text:p>
      <text:p text:style-name="Preformatted_20_Text">AP008984.1 cgtgcgcgtgaggctctggacgcagaacctcaacggcgtcctgctcggggtgatgac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agggtgagcaccgggttcctgagggttgcgacggtggcccccttcctcgacaagtt</text:p>
      <text:p text:style-name="Preformatted_20_Text">AP008984.1 caacagggtgagcaccgggttcctgagggttgcgacggtggcccccttcctcgaca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gacaggagcgtggacatcaagagcttcaccacgccgagtgactgcgactacaacat</text:p>
      <text:p text:style-name="Preformatted_20_Text">AP008984.1 ctttgacaggagcgtggacatcaagagcttcaccacgccgagtgactgcgactaca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accaagtgcacggccgctcacaacacggtgagggactttgccgagaacctcctggc</text:p>
      <text:p text:style-name="Preformatted_20_Text">AP008984.1 gcgcaccaagtgcacggccgctcacaacacggtgagggactttgccgagaacctcc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gcgtccctcccgtcaagctggtcgtcggcgtgagcctgtacgggtccatggctcc</text:p>
      <text:p text:style-name="Preformatted_20_Text">AP008984.1 gcagggcgtccctcccgtcaagctggtcgtcggcgtgagcctgtacgggtccatgg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tccaccgcctgcaactcggtcctgggaggtgagggcgtccagggaaggatccccat</text:p>
      <text:p text:style-name="Preformatted_20_Text">AP008984.1 gggctccaccgcctgcaactcggtcctgggaggtgagggcgtccagggaaggatcc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tacatcacccagggcggctacaacctcaacacgcagcccgtgtgcggcgtgatcga</text:p>
      <text:p text:style-name="Preformatted_20_Text">AP008984.1 cgactacatcacccagggcggctacaacctcaacacgcagcccgtgtgcggcgtga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accactggctactgcaccttctcggtccagatcggctccgacaactgcgtgtggcg</text:p>
      <text:p text:style-name="Preformatted_20_Text">AP008984.1 cccgaccactggctactgcaccttctcggtccagatcggctccgacaactgcgtgt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atgcgtgaggcccacatccgctacagggtgtcgcagcttatgaccaggtacccgtc</text:p>
      <text:p text:style-name="Preformatted_20_Text">AP008984.1 caccatgcgtgaggcccacatccgctacagggtgtcgcagcttatgaccaggtac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gacctcctcgtgctggacgtgagcgtgagcaggaacggctactggatcgacgtcgt</text:p>
      <text:p text:style-name="Preformatted_20_Text">AP008984.1 cgcggacctcctcgtgctggacgtgagcgtgagcaggaacggctactggatcgac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cagacggtgacggccaacctgccctccgtctccaaagcggcgatcgtcggcgggcc</text:p>
      <text:p text:style-name="Preformatted_20_Text">AP008984.1 caagcagacggtgacggccaacctgccctccgtctccaaagcggcgatcgtcggcg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tactacgtggggagcgggccgcgggtgcagtgccccggcatcctcaactttgtcgg</text:p>
      <text:p text:style-name="Preformatted_20_Text">AP008984.1 ctactactacgtggggagcgggccgcgggtgcagtgccccggcatcctcaactttgtc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acacgatcatcacctcggtcgagtacgacaagacggtcaagatccccctcctcggagg</text:p>
      <text:p text:style-name="Preformatted_20_Text">AP008984.1 ggacacgatcatcacctcggtcgagtacgacaagacggtcaagatccccctcctcg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ctggcgctggacggcttcacctgcggtaccggcgcggcgatgaccccttccacctg</text:p>
      <text:p text:style-name="Preformatted_20_Text">AP008984.1 ctacctggcgctggacggcttcacctgcggtaccggcgcggcgatgaccccttcca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caggtccccacgttcgccgtcgacatggtcaccctgcagacggtctcctcggccac</text:p>
      <text:p text:style-name="Preformatted_20_Text">AP008984.1 tgcccaggtccccacgttcgccgtcgacatggtcaccctgcagacggtctcctcgg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cgcagcgtgctgtacgacccggtcaactactgcttcgtggtgccccgctcgcagca</text:p>
      <text:p text:style-name="Preformatted_20_Text">AP008984.1 ctctcgcagcgtgctgtacgacccggtcaactactgcttcgtggtgccccgctcg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tgccagttcaccgcgaccgagggctccaaggtcgacgtctaccagctcgggacgga</text:p>
      <text:p text:style-name="Preformatted_20_Text">AP008984.1 gctgtgccagttcaccgcgaccgagggctccaaggtcgacgtctaccagctcgggac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accgacaagcccgtggagcgagacgtctactggctgggcgtgagcgcgtacatcac</text:p>
      <text:p text:style-name="Preformatted_20_Text">AP008984.1 ctttaccgacaagcccgtggagcgagacgtctactggctgggcgtgagcgcgtaca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gtggacgactggacgacggtcatcgaggccatccccgtcgactacaagtgcgtgag</text:p>
      <text:p text:style-name="Preformatted_20_Text">AP008984.1 catcgtggacgactggacgacggtcatcgaggccatccccgtcgactacaagtgcg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gacgtgtcgagcattcccgactgtctgcaggtggtgtgcggcggcgacatcgggtg</text:p>
      <text:p text:style-name="Preformatted_20_Text">AP008984.1 cttcgacgtgtcgagcattcccgactgtctgcaggtggtgtgcggcggcgacatcg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aagcgggcggcgagcgcctgttctatggacgtctccacgcgggtggccatcatggg</text:p>
      <text:p text:style-name="Preformatted_20_Text">AP008984.1 ccgaaagcgggcggcgagcgcctgttctatggacgtctccacgcgggtggccatca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agcagcagttctacgcggtgaacgaggtgtaccagctcatggtgcgcgagctcac</text:p>
      <text:p text:style-name="Preformatted_20_Text">AP008984.1 cctgcagcagcagttctacgcggtgaacgaggtgtaccagctcatggtgcgcgagc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tacagcgtgagtgacatcgaccccttcacgggccagtcccgcgcgcccagcaagtt</text:p>
      <text:p text:style-name="Preformatted_20_Text">AP008984.1 ccagtacagcgtgagtgacatcgaccccttcacgggccagtcccgcgcgcccagca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ggcgcgctgcttagcctgttcggcatcggcctgggcgccaagaacgcgtacgacat</text:p>
      <text:p text:style-name="Preformatted_20_Text">AP008984.1 ctttggcgcgctgcttagcctgttcggcatcggcctgggcgccaagaacgcgtacg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cagctgcaggacgccatgcagacggtcaagggcatgctcaacacgcagtccgtcat</text:p>
      <text:p text:style-name="Preformatted_20_Text">AP008984.1 tgcccagctgcaggacgccatgcagacggtcaagggcatgctcaacacgcagtccg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gacgtgcacgaccgtctgctcaagaacctccaggcccagctggtgagccacgacca</text:p>
      <text:p text:style-name="Preformatted_20_Text">AP008984.1 gctggacgtgcacgaccgtctgctcaagaacctccaggcccagctggtgagccacg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tggtgacggtgcagagtcagttccaggggcagcagacgcagctcaacggcctcaa</text:p>
      <text:p text:style-name="Preformatted_20_Text">AP008984.1 gcagctggtgacggtgcagagtcagttccaggggcagcagacgcagctcaacggcc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gccctgaacgccaccaacacctacgtgaaccagctggtgcaggccaccgccgccaa</text:p>
      <text:p text:style-name="Preformatted_20_Text">AP008984.1 ccaggccctgaacgccaccaacacctacgtgaaccagctggtgcaggccaccgccgcc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ccgagatgtccaacaacctccagacgcagatcaactcgcagcaggccatcatcgacct</text:p>
      <text:p text:style-name="Preformatted_20_Text">AP008984.1 cgccgagatgtccaacaacctccagacgcagatcaactcgcagcaggccatcatcg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acagcaagatcggcgtcaactcgagggccatcagccacaactcggaccagatcat</text:p>
      <text:p text:style-name="Preformatted_20_Text">AP008984.1 catcaacagcaagatcggcgtcaactcgagggccatcagccacaactcggaccaga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ctgggcaacgggctggccaacatcagcatcgccctcgacaacaacatcaaggccgt</text:p>
      <text:p text:style-name="Preformatted_20_Text">AP008984.1 gaagctgggcaacgggctggccaacatcagcatcgccctcgacaacaacatcaagg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gcagggtgaccatgctcgaggacgaggtcaacgacaggttctcgtacgtggcgag</text:p>
      <text:p text:style-name="Preformatted_20_Text">AP008984.1 caacggcagggtgaccatgctcgaggacgaggtcaacgacaggttctcgtacgtgg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ctgaccaaactcagggcccagcaggcgtcggacgtcgccgacctcaactactcgat</text:p>
      <text:p text:style-name="Preformatted_20_Text">AP008984.1 ccagctgaccaaactcagggcccagcaggcgtcggacgtcgccgacctcaactactc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ctgcacaacgccgccatgctctactaccagcagctcaacaacttcgccgtcaccct</text:p>
      <text:p text:style-name="Preformatted_20_Text">AP008984.1 cgagctgcacaacgccgccatgctctactaccagcagctcaacaacttcgccgtca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cacaacgcgctcaagctcacggccatggtcgagtcctacaggacctgcttcaggtc</text:p>
      <text:p text:style-name="Preformatted_20_Text">AP008984.1 ggcgcacaacgcgctcaagctcacggccatggtcgagtcctacaggacctgcttca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cctcgggttacctgcagggctgccccgtcaaccagcccttcctcaagagcaagcc</text:p>
      <text:p text:style-name="Preformatted_20_Text">AP008984.1 cctggcctcgggttacctgcagggctgccccgtcaaccagcccttcctcaagagca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tttgccaactttaggtccgtgctgggcatcgtctacaggcaggacctcggcgtcgc</text:p>
      <text:p text:style-name="Preformatted_20_Text">AP008984.1 cttctttgccaactttaggtccgtgctgggcatcgtctacaggcaggacctcggcg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tcctctacaaggtgcccaagtccttccgcgatttcgccctctacgccatctcggc</text:p>
      <text:p text:style-name="Preformatted_20_Text">AP008984.1 cgccgtcctctacaaggtgcccaagtccttccgcgatttcgccctctacgccatct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ccgctcagggtcaacggcgagtggtacgtgccgaggagcgacgacgtcgtgatgct</text:p>
      <text:p text:style-name="Preformatted_20_Text">AP008984.1 caagccgctcagggtcaacggcgagtggtacgtgccgaggagcgacgacgtcgtga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gacggtaacttttacagcaagccccagtgcgacagcaacatctgcgagccgcccgc</text:p>
      <text:p text:style-name="Preformatted_20_Text">AP008984.1 gggcgacggtaacttttacagcaagccccagtgcgacagcaacatctgcgagccgc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acccgagctggaccgactgcatggccgccatcacggtgcagtccgtgtcccagat</text:p>
      <text:p text:style-name="Preformatted_20_Text">AP008984.1 gctgcacccgagctggaccgactgcatggccgccatcacggtgcagtccgtgtccc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aacttttgccgcctgatcaagtgcgcggcggaccactgcacggacgtgatcacctc</text:p>
      <text:p text:style-name="Preformatted_20_Text">AP008984.1 cttcaacttttgccgcctgatcaagtgcgcggcggaccactgcacggacgtgatca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gtcacctacacgggcgtcgtcaacctgcccgaccgatccgtgggcgactttacctt</text:p>
      <text:p text:style-name="Preformatted_20_Text">AP008984.1 cccggtcacctacacgggcgtcgtcaacctgcccgaccgatccgtgggcgacttta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aacggcgtcgcacccgttggcgccgtacagcccgtgcccgtgccctcggtcaacat</text:p>
      <text:p text:style-name="Preformatted_20_Text">AP008984.1 ctacaacggcgtcgcacccgttggcgccgtacagcccgtgcccgtgccctcggtcaac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tgcccatccagaccagcgccacgctacaggacattgccccggccgtggcccaggtgca</text:p>
      <text:p text:style-name="Preformatted_20_Text">AP008984.1 cgtgcccatccagaccagcgccacgctacaggacattgccccggccgtggcccagg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gtggtgacggacctgagcgggagcatgacccagttcaacgcgcagatcgccaagct</text:p>
      <text:p text:style-name="Preformatted_20_Text">AP008984.1 gtccgtggtgacggacctgagcgggagcatgacccagttcaacgcgcagatcgcca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gccgacgtgcagtccaagctcaacgacctctacaccacgcagctggccttcaacct</text:p>
      <text:p text:style-name="Preformatted_20_Text">AP008984.1 ccaggccgacgtgcagtccaagctcaacgacctctacaccacgcagctggccttca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tacgatcagtggcagcagctggtgaccaacctacacaggaacgaggccctctacaa</text:p>
      <text:p text:style-name="Preformatted_20_Text">AP008984.1 cacgtacgatcagtggcagcagctggtgaccaacctacacaggaacgaggccctct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gcatcgaccagttcaacgccggcgcccagcagttcgggaccagcctggagcagtg</text:p>
      <text:p text:style-name="Preformatted_20_Text">AP008984.1 gcagggcatcgaccagttcaacgccggcgcccagcagttcgggaccagcctggagc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cagcagcagggcgagtggcaggggctgagggacgagttcaagaacgtctcgagcat</text:p>
      <text:p text:style-name="Preformatted_20_Text">AP008984.1 gaagcagcagcagggcgagtggcaggggctgagggacgagttcaagaacgtctcga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gacgagctcaagaaggtgtacaacgcgcaggccgcccgcttcgccgatcagctcaa</text:p>
      <text:p text:style-name="Preformatted_20_Text">AP008984.1 ctacgacgagctcaagaaggtgtacaacgcgcaggccgcccgcttcgccgatcagc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atgatgaacggcgactggaccgacgccttcacgggtcccgtcaagaacctggccat</text:p>
      <text:p text:style-name="Preformatted_20_Text">AP008984.1 caggatgatgaacggcgactggaccgacgccttcacgggtcccgtcaagaacctgg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ctcaccagcctattcggcctgggaggactcggaggcatcctgggcgccctccggtg</text:p>
      <text:p text:style-name="Preformatted_20_Text">AP008984.1 cggcctcaccagcctattcggcctgggaggactcggaggcatcctgggcgccctcc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ttccccagcctgtgcagcgcctgcggaggctgtgggggctgcggcgggctctgcgg</text:p>
      <text:p text:style-name="Preformatted_20_Text">AP008984.1 cgccttccccagcctgtgcagcgcctgcggaggctgtgggggctgcggcgggctct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tgcggcggcggctgcggcggctgtgggctgtgcggaggttgctgcggcgcgtgcag</text:p>
      <text:p text:style-name="Preformatted_20_Text">AP008984.1 cttgtgcggcggcggctgcggcggctgtgggctgtgcggaggttgctgcggcgcgt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tgcgggccctgcatagccacagcctgcgcgccctgcatagcctgctgtgccctacc</text:p>
      <text:p text:style-name="Preformatted_20_Text">AP008984.1 ctgctgcgggccctgcatagccacagcctgcgcgccctgcatagcctgctgtgccct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tgcgtctcgctgtgcagctgttgcagcagctgcagcagatgcggtggctcgtgcaa</text:p>
      <text:p text:style-name="Preformatted_20_Text">AP008984.1 gtgctgcgtctcgctgtgcagctgttgcagcagctgcagcagatgcggtggctcgt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gtgctgcagcggctgctcacacggcggctacgaatacgacgagtacgaagatgagga</text:p>
      <text:p text:style-name="Preformatted_20_Text">AP008984.1 aaagtgctgcagcggctgctcacacggcggctacgaatacgacgagtacgaagat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acacacgacgactagatcaaagatacacacctttacctttattg-aaaaaaataaa</text:p>
      <text:p text:style-name="Preformatted_20_Text">AP008984.1 gcacacacacgacgactagatcaaagatacacacctttacctttattgaaaaaaaataaa</text:p>
      <text:p text:style-name="Preformatted_20_Text"><text:s text:c="11"/>************************************************ ***********</text:p>
      <text:p text:style-name="Preformatted_20_Text"/>
      <text:p text:style-name="Preformatted_20_Text">P01 <text:s text:c="7"/>gcttgttacaagagtgttctgtgtttcacgtggtgatagatgggtgatttggtgggggag</text:p>
      <text:p text:style-name="Preformatted_20_Text">AP008984.1 gcttgttacaagagtgttctgtgtttcacgtggtgatagatgggtgatttggtggggg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gatgtacttgacgaggtccaggggacacacgggacagtccatgagcccggataggtct</text:p>
      <text:p text:style-name="Preformatted_20_Text">AP008984.1 cagatgtacttgacgaggtccaggggacacacgggacagtccatgagcccggatag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tgtctccttctcctcctccgccataagcggcgtcgaccagttcccataccctggcg</text:p>
      <text:p text:style-name="Preformatted_20_Text">AP008984.1 ttgctgtctccttctcctcctccgccataagcggcgtcgaccagttcccataccct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acgagtgcttgatccgggcgacgttgggtgtcacgttctcgtagtcgggcgcgaag</text:p>
      <text:p text:style-name="Preformatted_20_Text">AP008984.1 tcgaacgagtgcttgatccgggcgacgttgggtgtcacgttctcgtagtcgggcgc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tggcgggaggaggcacgagcgcgaggtcccagtagctctggaactggaggtacagc</text:p>
      <text:p text:style-name="Preformatted_20_Text">AP008984.1 agtctggcgggaggaggcacgagcgcgaggtcccagtagctctggaactggaggta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aggccagggagctcagcctgaagcccatgttgccc--------cctgtggtgcttg</text:p>
      <text:p text:style-name="Preformatted_20_Text">AP008984.1 acgcaggccagggagctcagcctgaagcccatgttgcccctgtggtgcctgtggtgcttg</text:p>
      <text:p text:style-name="Preformatted_20_Text"><text:s text:c="11"/>*************************************** <text:s text:c="7"/>*************</text:p>
      <text:p text:style-name="Preformatted_20_Text"/>
      <text:p text:style-name="Preformatted_20_Text">P01 <text:s text:c="7"/>cgcgaaggccagtagtcctcctcgagtatcttggcggcgtcgtgctccagtgggcacgac</text:p>
      <text:p text:style-name="Preformatted_20_Text">AP008984.1 cgcgaaggccagtagtcctcctcgagtatcttggcggcgtcgtgctccagtgggca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agtagaggctcaggagatgcgccagcctgacgagctcgtgcgggccctcgaccgta</text:p>
      <text:p text:style-name="Preformatted_20_Text">AP008984.1 ggcgagtagaggctcaggagatgcgccagcctgacgagctcgtgcgggccctcgac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acctcgcgcagcccctgagcacctgcatgaggagccatatcgcggcggcgacggcc</text:p>
      <text:p text:style-name="Preformatted_20_Text">AP008984.1 ccggacctcgcgcagcccctgagcacctgcatgaggagccatatcgcggcggcgac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gcctcgactgcgtgtcgtgcttgtcgaaccttcggaaggcctgggtgatggtgttg</text:p>
      <text:p text:style-name="Preformatted_20_Text">AP008984.1 tcccgcctcgactgcgtgtcgtgcttgtcgaaccttcggaaggcctgggtgatggt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cccgcatggccaggtcgcagtagtccctgaggtcgaacctctcgcctcgcctgagc</text:p>
      <text:p text:style-name="Preformatted_20_Text">AP008984.1 gtggcccgcatggccaggtcgcagtagtccctgaggtcgaacctctcgcctcgcct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cgagcacgtcgtaggtgacatggctgtggcccactcggatcacgggcgcgaaggcg</text:p>
      <text:p text:style-name="Preformatted_20_Text">AP008984.1 ttctcgagcacgtcgtaggtgacatggctgtggcccactcggatcacgggcgcgaa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ggtgctcggcgaatgccctgaacaccccggacgccagcgggctgtctctgagctgg</text:p>
      <text:p text:style-name="Preformatted_20_Text">AP008984.1 ctgcggtgctcggcgaatgccctgaacaccccggacgccagcgggctgtctctgag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tgtcgacgacgtcttcgcccagacggatggggtgctcgacggcgatccagacaaag</text:p>
      <text:p text:style-name="Preformatted_20_Text">AP008984.1 tccatgtcgacgacgtcttcgcccagacggatggggtgctcgacggcgatccagaca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actggtgcaccatcatcctcttccaggccgtccaacactcgacgggctgcgtgagg</text:p>
      <text:p text:style-name="Preformatted_20_Text">AP008984.1 agggactggtgcaccatcatcctcttccaggccgtccaacactcgacgggctgcgt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ggagcacgacccggtcttcctcgggtatctcatcggcgtcgaacggggtgttggag</text:p>
      <text:p text:style-name="Preformatted_20_Text">AP008984.1 acctggagcacgacccggtcttcctcgggtatctcatcggcgtcgaacggggtgtt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gggagacgtctggggactctggttcgatcgccgtcgccacgttgccggtgtcggcg</text:p>
      <text:p text:style-name="Preformatted_20_Text">AP008984.1 ttgagggagacgtctggggactctggttcgatcgccgtcgccacgttgccggtgtcgg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gaagatgggatcgtgttctatgggtttgggtcggggaggcagccacggcgcgtcgtcc</text:p>
      <text:p text:style-name="Preformatted_20_Text">AP008984.1 tcgaagatgggatcgtgttctatgggtttgggtcggggaggcagccacggcgcgt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acagtccgtgttcgacgtccactatggccctgatggtgcccgtcttggagggcgcc</text:p>
      <text:p text:style-name="Preformatted_20_Text">AP008984.1 agccacagtccgtgttcgacgtccactatggccctgatggtgcccgtcttggagg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tctcgtcgtctgtcatcgtcggtagtgttgagtggtcagacgtacattagaaccac</text:p>
      <text:p text:style-name="Preformatted_20_Text">AP008984.1 tggatctcgtcgtctgtcatcgtcggtagtgttgagtggtcagacgtacattagaa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tccagtggcctgggtgaatagtgctgcgcggtatatagcaaacgcccgaccggtcc</text:p>
      <text:p text:style-name="Preformatted_20_Text">AP008984.1 aggctccagtggcctgggtgaatagtgctgcgcggtatatagcaaacgcccgaccg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gaatccaccacgtacagcgcgccctgtctgagtgctgcgggaggcagtgctccggg</text:p>
      <text:p text:style-name="Preformatted_20_Text">AP008984.1 cacggaatccaccacgtacagcgcgccctgtctgagtgctgcgggaggcagtgctc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tcttattagagaggtgatacctctcctcaccaccaatttagctggaagccatactgt</text:p>
      <text:p text:style-name="Preformatted_20_Text">AP008984.1 tagtcttattagagaggtgatacctctcctcaccaccaatttagctggaagccata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tacgaatcaatcacgaggagccatctcagttcaacgaacatgtcttcttcttcttc</text:p>
      <text:p text:style-name="Preformatted_20_Text">AP008984.1 gccatacgaatcaatcacgaggagccatctcagttcaacgaacatg--------------</text:p>
      <text:p text:style-name="Preformatted_20_Text"><text:s text:c="11"/>********************************************** <text:s text:c="13"/></text:p>
      <text:p text:style-name="Preformatted_20_Text"/>
      <text:p text:style-name="Preformatted_20_Text">P01 <text:s text:c="7"/>ttcttcttcttcttcttcttcttcttcttcttcttcttcttcttcttcttcatcagcatc</text:p>
      <text:p text:style-name="Preformatted_20_Text">AP008984.1 ----tcttcttcttcttcttcttcttcttcttcttcttcttcttcttcatcatcagcatc</text:p>
      <text:p text:style-name="Preformatted_20_Text"><text:s text:c="15"/>******************************************** ***********</text:p>
      <text:p text:style-name="Preformatted_20_Text"/>
      <text:p text:style-name="Preformatted_20_Text">P01 <text:s text:c="7"/>gacagcatcgacgccatctctctctcctctgagactgagttctggtccgacgtcgcacac</text:p>
      <text:p text:style-name="Preformatted_20_Text">AP008984.1 gacagcatcgacgccatctctctctcctctgagactgagttctggtccgacgtcgc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tttctcctcaggctgcggcagacgctggagcagatgaaggcctcccgcgacaacga</text:p>
      <text:p text:style-name="Preformatted_20_Text">AP008984.1 cgactttctcctcaggctgcggcagacgctggagcagatgaaggcctcccgcgaca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ccctcgtccgtcctgggccctttcgcgcggggctcgcaggtgatggatttcaacgc</text:p>
      <text:p text:style-name="Preformatted_20_Text">AP008984.1 cgagccctcgtccgtcctgggccctttcgcgcggggctcgcaggtgatggatttca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atgccccgcaaccagcccgacttccagagcctctgtatgctggcggacgtcgcgta</text:p>
      <text:p text:style-name="Preformatted_20_Text">AP008984.1 ggcgatgccccgcaaccagcccgacttccagagcctctgtatgctggcggacgtcg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ccgagcaccctgaggagcacgccggcttctccgacgacgaggataggctggtgat</text:p>
      <text:p text:style-name="Preformatted_20_Text">AP008984.1 caggtccgagcaccctgaggagcacgccggcttctccgacgacgaggataggctgg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gaggcggacgaggaggccccagcaacgcagacggccgtggaggttgaggccgcgac</text:p>
      <text:p text:style-name="Preformatted_20_Text">AP008984.1 cgatgaggcggacgaggaggccccagcaacgccgacggccgtggaggttgaggccgcgac</text:p>
      <text:p text:style-name="Preformatted_20_Text"><text:s text:c="11"/>******************************** ***************************</text:p>
      <text:p text:style-name="Preformatted_20_Text"/>
      <text:p text:style-name="Preformatted_20_Text">P01 <text:s text:c="7"/>ggtggaagagcgaccgctggacctgtccgtgcccagaaagacgtcctctccgacggtgga</text:p>
      <text:p text:style-name="Preformatted_20_Text">AP008984.1 ggtggaagagcgaccgctggacctgtccgtgcccagaaagacgtcctctccgacgg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tggtcgcttagacgcgatcttgaagcgggttatagaggacgactttgagtacgtgaa</text:p>
      <text:p text:style-name="Preformatted_20_Text">AP008984.1 aaatggtcgcttagacgcgatcttgaagcgggttatagaggacgactttgagtacgtg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cagaagacgagcccctagatctgagcagaaagtcgtccgcagctgctggctcgttctc</text:p>
      <text:p text:style-name="Preformatted_20_Text">AP008984.1 cgcagaagacgagcccctagatctgagcagaaagtcgtccgcagctgctggctcgt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tcccaaacccgcttctgctttctcgtacctcaaaccagcttctgcgtaccccaaacc</text:p>
      <text:p text:style-name="Preformatted_20_Text">AP008984.1 gtatcccaaacccgcttctgctttctcgtacctcaaaccagcttctgcgtacccca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cgctgccgctgccgc--gcgctgccgctgccgctgccgctgccgccgcccaagcc</text:p>
      <text:p text:style-name="Preformatted_20_Text">AP008984.1 cgccgcgctgccgctgccgctgccgctgccgctgccgctgccgctgccgccgcccaagcc</text:p>
      <text:p text:style-name="Preformatted_20_Text"><text:s text:c="11"/>******************** <text:s text:c="2"/>*************************************</text:p>
      <text:p text:style-name="Preformatted_20_Text"/>
      <text:p text:style-name="Preformatted_20_Text">P01 <text:s text:c="7"/>gcgcacgttcgggctgcctcctccgaagcctcccagtctgttacagtcgcccaccgagga</text:p>
      <text:p text:style-name="Preformatted_20_Text">AP008984.1 gcgcacgttcgggctgcctcctccgaagcctcccagtctgttacagtcgcccacc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ctttgtcagtgtgaccgtacccaggaagccctggtccgtggtgcctccgatcttctc</text:p>
      <text:p text:style-name="Preformatted_20_Text">AP008984.1 aacctttgtcagtgtgaccgtacccaggaagccctggtccgtggtgcctccgatct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ggcgaacggatcgcgtctcgggccgaggccttctccacggccatgccgcctccgcc</text:p>
      <text:p text:style-name="Preformatted_20_Text">AP008984.1 tccgggcgaacggatcgcgtctcgggccgaggccttctccacggccatgccgcctc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tgccccttcgaggccatcgagtacgcgaagcgggctccgttggcctttgacaggtc</text:p>
      <text:p text:style-name="Preformatted_20_Text">AP008984.1 gggctgccccttcgaggccatcgagtacgcgaagcgggctccgttggcctttgaca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gagacgcgcgacggcgcggtcccatccgaggtctgcgatactctcggggcaggtgcc</text:p>
      <text:p text:style-name="Preformatted_20_Text">AP008984.1 aaagagacgcgcgacggcgcggtcccatccgaggtctgcgatactctcggggcagg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agcccttaaagttgacggctccgtactctacgacggtcggcggcaagggatcgtc</text:p>
      <text:p text:style-name="Preformatted_20_Text">AP008984.1 cgacgagcccttaaagttgacggctccgtactctacgacggtcggcggcaagggat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gatgcccccgtgcttcgacaacagcgacaacatgctggataggatctacacgctcta</text:p>
      <text:p text:style-name="Preformatted_20_Text">AP008984.1 aaagatgcccccgtgcttcgacaacagcgacaacatgctggataggatctacacgc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aacggcaggaagcatgaggtgccctgggtgatgctgaacgggatgaccctggcgga</text:p>
      <text:p text:style-name="Preformatted_20_Text">AP008984.1 ctacaacggcaggaagcacgaggtgccctgggtgatgctgaacgggatgaccctggcgga</text:p>
      <text:p text:style-name="Preformatted_20_Text"><text:s text:c="11"/>******************.*****************************************</text:p>
      <text:p text:style-name="Preformatted_20_Text"/>
      <text:p text:style-name="Preformatted_20_Text">P01 <text:s text:c="7"/>cgcgatcgcgcggatcaatgccggggagcgcggctgcgacatgccttataacaggctggc</text:p>
      <text:p text:style-name="Preformatted_20_Text">AP008984.1 cgcgatcgcgcggatcaatgccggggagcgcggctgcgacatgccttataacaggc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tcctggttcaggtgcgagccgctggtgcccgtggacgacccatcgatgccggagga</text:p>
      <text:p text:style-name="Preformatted_20_Text">AP008984.1 cacgtcctggttcaggtgcgagccgctggtgcccgtggacgacccatcgatgccg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cggacgcgccgctattgctcaggcaacattgacctggcggcgtgtcccagcgcctg</text:p>
      <text:p text:style-name="Preformatted_20_Text">AP008984.1 gaagcggacgcgccgctattgctcaggcaacattgacctggcggcgtgtcccagcg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aactacacggaggtgccggccgacgaccccatatggaaggtggtaaagactagcgc</text:p>
      <text:p text:style-name="Preformatted_20_Text">AP008984.1 ggccaactacacggaggtgccggccgacgaccccatatggaaggtggtaaagact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ggaatcaagacgcacattcaagtacactcagggtttcttggtttatttgacagtaaa</text:p>
      <text:p text:style-name="Preformatted_20_Text">AP008984.1 tacggaatcaagacgcacattcaagtacactcagggtttcttggtttatttgacagta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tggcagagaacaggggtgaatacaagcccctcacattcggcctctacggggccagtta</text:p>
      <text:p text:style-name="Preformatted_20_Text">AP008984.1 catggcagagaacaggggtgaatacaagcccctcacattcggcctctacggggccag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ggacagcagatcaggagctgggtgcgttacaagttggacggtcagtggcgcttcta</text:p>
      <text:p text:style-name="Preformatted_20_Text">AP008984.1 caggggacagcagatcaggagctgggtgcgttacaagttggacggtcagtggcgct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gacccgtactgcctggacacggtggccaaggactgcatcttcggtctcggggaggt</text:p>
      <text:p text:style-name="Preformatted_20_Text">AP008984.1 cggggacccgtactgcctggacacggtggccaaggactgcatcttcggtctcgggg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tacggcaggcgctacctggatcagcagtcgttggatctgtgctcggtgtacaccaa</text:p>
      <text:p text:style-name="Preformatted_20_Text">AP008984.1 catctacggcaggcgctacctggatcagcagtcgttggatctgtgctcggtgtaca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gcgctcaagatgtttggcggcaagctgggccacgcgacgaacggcgtcgatccctc</text:p>
      <text:p text:style-name="Preformatted_20_Text">AP008984.1 gtacgcgctcaagatgtttggcggcaagctgggccacgcgacgaacggcgtcgatc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ctgccgggtctgggcgacatggatcacctgtggggctggcaccgtccctgcgccaa</text:p>
      <text:p text:style-name="Preformatted_20_Text">AP008984.1 gtacctgccgggtctgggcgacatggatcacctgtggggctggcaccgtccctgcg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ctggtctcgggcaagtactggctccccgaccgtcccgaggcccgggacctagacaa</text:p>
      <text:p text:style-name="Preformatted_20_Text">AP008984.1 ggacctggtctcgggcaagtactggctccccgaccgtcccgaggcccgggacctag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agacgccgaaagttgcttgcgtccgcggcggctctgtgcctctcgacgtccttct</text:p>
      <text:p text:style-name="Preformatted_20_Text">AP008984.1 agaggagacgccgaaagttgcttgcgtccgcggcggctctgtgcctctcgacgtcc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gagtctgagcgccccagcaacactcagaagcttggacaggcacggcatcctgctgg</text:p>
      <text:p text:style-name="Preformatted_20_Text">AP008984.1 catggagtctgagcgccccagcaacactcagaagcttggacaggcacggcatcctg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atccacaccgccccacacgggtcggaccgcgccgtcgttcgcgtgcccgagtacag</text:p>
      <text:p text:style-name="Preformatted_20_Text">AP008984.1 cgggatccacaccgccccacacgggtcggaccgcgccgtcgttcgcgt------gtacag</text:p>
      <text:p text:style-name="Preformatted_20_Text"><text:s text:c="11"/>************************************************ <text:s text:c="5"/>******</text:p>
      <text:p text:style-name="Preformatted_20_Text"/>
      <text:p text:style-name="Preformatted_20_Text">P01 <text:s text:c="7"/>agcgcttgtaggtccatccgtggttcagctgcaggctcctcaccacaccgccggttccgg</text:p>
      <text:p text:style-name="Preformatted_20_Text">AP008984.1 agcgcttgtaggtccatccgtggttcagctgcaggctcctcaccacaccgccggtt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ggctccggctcctcgaacacctcgaccgccggcggatctcttcctctgcggtttgt</text:p>
      <text:p text:style-name="Preformatted_20_Text">AP008984.1 ctccggctccggctcctcgaacacctcgaccgccggcggatctcttcctctgcggt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aacgacgtacatcagcggaagatcgttgtgagggtgtcccagcacgccgtcgaccg</text:p>
      <text:p text:style-name="Preformatted_20_Text">AP008984.1 cgtcaacgacgtacatcagcggaagatcgttgtgagggtgccccagcacgccgtcgaccg</text:p>
      <text:p text:style-name="Preformatted_20_Text"><text:s text:c="11"/>****************************************.*******************</text:p>
      <text:p text:style-name="Preformatted_20_Text"/>
      <text:p text:style-name="Preformatted_20_Text">P01 <text:s text:c="7"/>cttcaccaagag-agcggagtcgtcttggcgtccacggccaacgtcgggaaccaccttaa</text:p>
      <text:p text:style-name="Preformatted_20_Text">AP008984.1 cttcaccaagagcagcggagtcgtcttggcgtccacggccaacgtcgggaaccaccttaa</text:p>
      <text:p text:style-name="Preformatted_20_Text"><text:s text:c="11"/>************ ***********************************************</text:p>
      <text:p text:style-name="Preformatted_20_Text"/>
      <text:p text:style-name="Preformatted_20_Text">P01 <text:s text:c="7"/>cgtccatgccaagcgtcagagccccggccctgcagacgacggtcgtgagtccaagaaggt</text:p>
      <text:p text:style-name="Preformatted_20_Text">AP008984.1 cgtccatgccaagcgtcagagccccggccctgcagacgacggtcgtgagtccaaga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ctcggaggggcactcgtgcctggcgccgaccacggacagcccggcgcacacgcaca</text:p>
      <text:p text:style-name="Preformatted_20_Text">AP008984.1 cagactcggaggggcactcgtgcctggcgccgaccacggacagcccggcgcacacgca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cagctgcagcacaccatcaggtccgagtatccggcgtagagcagtcgcttgtccccga</text:p>
      <text:p text:style-name="Preformatted_20_Text">AP008984.1 gacagctgcagcacaccatcaggtccgagtatccggcgtagagcagtcgcttgtcc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cctcgcgtctccgtcaaagagctcggatccgaggatgcacctgttgtgatcggcgg</text:p>
      <text:p text:style-name="Preformatted_20_Text">AP008984.1 accgcctcgcgtctccgtcaaagagctcggatccgaggatgcacctgttgtgatc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gcgtgggtcacggcggcgagacgagcggcgagaggactgtcgaggggcacccgtc</text:p>
      <text:p text:style-name="Preformatted_20_Text">AP008984.1 cctgcgcgtgggtcacggcggcgagacgagcggcgagaggactgtcgaggggcac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gatgccgctgcccatgacttctaggcggcggagacgatcccggggcgcgggtttgg</text:p>
      <text:p text:style-name="Preformatted_20_Text">AP008984.1 ccacgatgccgctgcccatgacttctaggcggcggagacgatcccggggcgcgggt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ctcatgctcgcagggcttgaacttggaaccccctgacattagctgcgccatggtgg</text:p>
      <text:p text:style-name="Preformatted_20_Text">AP008984.1 ggcactcatgctcgcagggcttgaacttggaaccccctgacattagctgcgcca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actgtcgcaccaggcgcagcgcacctctccctggaacacgtacagtccctgtctag</text:p>
      <text:p text:style-name="Preformatted_20_Text">AP008984.1 gtggactgtcgcaccaggcgcagcgcacctctccctggaacacgtacagtccctgtc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gttttcgttggccctgtagggcagcttggcgacgtcgcgcgccatgctccacgtct</text:p>
      <text:p text:style-name="Preformatted_20_Text">AP008984.1 accagttttcgttggccctgtagggcagcttggcgacgtcgcgcgccatgctccac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tcggtccctgagcttgagcatgcggtggggaaaccttccctggccgatgctgtaca</text:p>
      <text:p text:style-name="Preformatted_20_Text">AP008984.1 gaagtcggtccctgagcttgagcatgcggtggggaaaccttccctggccgatgctg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gtaccgctgattctcgtggttgttgttggagggctcgaatcctctggcgtacaccc</text:p>
      <text:p text:style-name="Preformatted_20_Text">AP008984.1 ggctgtaccgctgattctcgtggttgttgttggagggctcgaatcctctggcgtac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gtgggacacggcgacggccacctcgcggatctgcttcaggacatgggggtgcatga</text:p>
      <text:p text:style-name="Preformatted_20_Text">AP008984.1 tgacgtgggacacggcgacggccacctcgcggatctgcttcaggacatgggggtgca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gagatcgcagcgctgcgtgcatgcgaaatccgcaaagccaggcaaactccaaaact</text:p>
      <text:p text:style-name="Preformatted_20_Text">AP008984.1 cggagagatcgcagcgctgcgtgcatgcgaaatccgcaaagccaggcaaactccaaa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cttggctgacatcctcgcgccacaggtctgacactgcacttcaaaaaccccgtcct</text:p>
      <text:p text:style-name="Preformatted_20_Text">AP008984.1 ccagcttggctgacatcctcgcgccacaggtctgacactgcacttcaaaaaccccg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tgtggtgatgaccagattgcgcgaagagagctcgctggccacatcaaactttttct</text:p>
      <text:p text:style-name="Preformatted_20_Text">AP008984.1 cgcatgtggtgatgaccagattgcgcgaagagagctcgctggccacatcaaacttt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accctcaccttcaccctcgccgcagctggtgtgattgattggatccagacgaccca</text:p>
      <text:p text:style-name="Preformatted_20_Text">AP008984.1 cctcaccctcaccttcaccctcgccgcagctggtgtgattgattggatccagacga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aaagatggactgtatctgctcgaggctgaagccctgcgtgctgagctccttgacca</text:p>
      <text:p text:style-name="Preformatted_20_Text">AP008984.1 ccgcaaagatggactgtatctgctcgaggctgaagccctgcgtgctgagctccttg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gtctatggcgtctccgagttcgtcctggagcctctgctgctcggaggcgaggtggg</text:p>
      <text:p text:style-name="Preformatted_20_Text">AP008984.1 cctcgtctatggcgtctccgagttcgtcctggagcctctgctgctcggaggcgaggtg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gccaacgcgcggtcctcctcttcctctgcgccgacacccgcaccgacgccacagctgt</text:p>
      <text:p text:style-name="Preformatted_20_Text">AP008984.1 ccgccaacgcgcggtcctcctcttcctctgcgccgacacccgcaccgacgccacag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cgcctcgtcggcgctgatttcggagctggacgtcgtgggcgccgagctgttgccga</text:p>
      <text:p text:style-name="Preformatted_20_Text">AP008984.1 tggacgcctcgtcggcgctgatttcggagctggacgtcgtgggcgccgagctgttg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ccactggatactggagtcttcgaggcgggaggccattgtcgaggtggagagttttc</text:p>
      <text:p text:style-name="Preformatted_20_Text">AP008984.1 agggccactggatactggagtcttcgaggcgggaggccattgtcgaggtggagagtt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gttgcacctgtgcgtggtgagactgttgcagggcaaacctagcaggctgaacagac</text:p>
      <text:p text:style-name="Preformatted_20_Text">AP008984.1 ccctgttgcacctgtgcgtggtgagactgttgcagggcaaacctagcaggctgaac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agtcacgcactgtgccgtctcgatcaagtgtttggtcgagaaggtagagccccagt</text:p>
      <text:p text:style-name="Preformatted_20_Text">AP008984.1 tgggagtcacgcactgtgccgtctcgatcaagtgtttggtcgagaaggtagagccc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atgcgacgcggctggtcggcgaggacgcctccgcctttttcgctaaacggggcttgc</text:p>
      <text:p text:style-name="Preformatted_20_Text">AP008984.1 tttatgcgacgcggctggtcggcgaggacgcctccgcctttttcgctaaacggggct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gaacgacgtgcacgccgtgctgagggctgcggccctccgcctggccgaggatccct</text:p>
      <text:p text:style-name="Preformatted_20_Text">AP008984.1 ctccgaacgacgtgcacgccgtgctgagggctgcggccctccgcctggccgaggat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gactgcgccttcgacacgggtatgatggtggacgcggccggcaggcgcttcaggc</text:p>
      <text:p text:style-name="Preformatted_20_Text">AP008984.1 cgacggactgcgccttcgacacgggtatgatggtggacgcggccggcaggcgctt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ggggacgctcgggctgatggactctacgctcctggtgatccacgagaagacgctga</text:p>
      <text:p text:style-name="Preformatted_20_Text">AP008984.1 tggcggggacgctcgggctgatggactctacgctcctggtgatccacgagaagacg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agtcgtgctcggtgcgtcgctgtggacggcgcacaatgtcaagaacgagacggtac</text:p>
      <text:p text:style-name="Preformatted_20_Text">AP008984.1 agggagtcgtgctcggtgcgtcgctgtggacggcgcacaatgtcaagaacgagacg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ttacccggcccgggaccggccctcactgagggaccaaaagagccacatgcagatcc</text:p>
      <text:p text:style-name="Preformatted_20_Text">AP008984.1 ccttttacccggcccgggaccggccctcactgagggaccaaaagagccacatgcag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ggcgaggagcgaacgcgagctgaggaaggtgtcggccagctgcatgagcttttcga</text:p>
      <text:p text:style-name="Preformatted_20_Text">AP008984.1 tcctggcgaggagcgaacgcgagctgaggaaggtgtcggccagctgcatgagcttt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acgaggagctgccagatgtggaccaggggcgagctcttcaagggctacgccggcg</text:p>
      <text:p text:style-name="Preformatted_20_Text">AP008984.1 ggacgacgaggagctgccagatgtggaccaggggcgagctcttcaagggctacgc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tcgcgcacggacgcgacgccgtgttctggaagccgctgtccagcaacaaccccaagt</text:p>
      <text:p text:style-name="Preformatted_20_Text">AP008984.1 gcttcgcgcacggacgcgacgccgtgttctggaagccgctgtccagcaacaacccca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agagacctacactgcctcggcgggggacgcgttcgagccgctcagggtctactcga</text:p>
      <text:p text:style-name="Preformatted_20_Text">AP008984.1 gcctagagacctacactgcctcggcgggggacgcgttcgagccgctcagggtcta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gggttccccaaagaactactcgacggcgagggcgactggcgcgcgacgcttgatg</text:p>
      <text:p text:style-name="Preformatted_20_Text">AP008984.1 cgccggggttccccaaagaactactcgacggcgagggcgactggcgcgcgacgcttga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tgcgcaatgcactccgaagaggcgattgcgaaacgcctgccgcagcgggtgcggtcca</text:p>
      <text:p text:style-name="Preformatted_20_Text">AP008984.1 cttgcgcaatgcactccgaagaggcgattgcgaaacgcctgccgcagcgggtgcgg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gcagcaagccctctgaggtttcaaaggcttcacaaggcctctcggtttctcccccta</text:p>
      <text:p text:style-name="Preformatted_20_Text">AP008984.1 aacgcagcaagccctctgaggtttcaaaggcttcacaaggcctctcggtttctcccc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aaatcctcaacgaccgctatctccggtggtggtgatctcgccttcgtcttcgcctt</text:p>
      <text:p text:style-name="Preformatted_20_Text">AP008984.1 tcagaaatcctcaacgaccgctatctccggtggtggtgatctcgccttcgtcttcg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tcgccttcgtcttcgccttcgtcttcgccttcgtcttccaagcccaagccaaagc</text:p>
      <text:p text:style-name="Preformatted_20_Text">AP008984.1 cgtcttcgccttcgtcttcgccttcgtcttcgccttcgtcttccaagcccaagccaa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agaccttcgcctcccaaacgcagggcagtttctctgaccgcactgtcttctgttc</text:p>
      <text:p text:style-name="Preformatted_20_Text">AP008984.1 caacgagaccttcgcctcccaaacgcagggcagtttctctgaccgcactgtcttctg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tcccgaggtagaagaaggagaagtggatgaggaggacatcaggtccatccaacagt</text:p>
      <text:p text:style-name="Preformatted_20_Text">AP008984.1 ccgttcccgaggtagaagaaggagaagtggatgaggaggacatcaggtccatccaa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gagcagggccagcctaggcagtctcagcagcagcagtagtagcatcggaagggatc</text:p>
      <text:p text:style-name="Preformatted_20_Text">AP008984.1 ttctgagcagggccagcctaggcagtctcagcagcagcagtagtagcatcggaagg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tccagaagaggacgtgtgtgccgcctacaaggtgttgggagatgattctctgcagt</text:p>
      <text:p text:style-name="Preformatted_20_Text">AP008984.1 aagatccagaagaggacgtgtgtgccgcctacaaggtgttgggagatgattctctg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tcggattcgtctgtcaatccaccgcgacgcctgccgctctccatcgagcttacaccc</text:p>
      <text:p text:style-name="Preformatted_20_Text">AP008984.1 gcttcggattcgtctgtcaatccaccgcgacgcctgccgctctccatcgagcttac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agtctccggaggtcacggagatcttcacgatagatgtggacggagaggaatcgcgg</text:p>
      <text:p text:style-name="Preformatted_20_Text">AP008984.1 atggagtctccggaggtcacggagatcttcacgatagatgtggacggagaggaatc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catcgccacagctgccaacccagccgccgcagaacccgcagccccgtcccctccgg</text:p>
      <text:p text:style-name="Preformatted_20_Text">AP008984.1 cacccatcgccacagctgccaacccagccgccgcagaacccgcagccccgtcccct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agtcatgtttacatctccgcagcgaggttcggatctcctcttcgggatgcgtgcga</text:p>
      <text:p text:style-name="Preformatted_20_Text">AP008984.1 ttgcagtcatgtttacatctccgcagcgaggttcggatctcctcttcgggatgcgt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tgctctgtgataaagagccccaagaagttgaagcgcacactgacccagactttaagc</text:p>
      <text:p text:style-name="Preformatted_20_Text">AP008984.1 acgtgctctgtgataaagagccccaagaagttgaagcgcacactgacccagacttta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agtatcgagcacctaccaagctgcatcgactcgccttcagtgcgacggtcggatc</text:p>
      <text:p text:style-name="Preformatted_20_Text">AP008984.1 cctgcagtatcgagcacctaccaagctgcatcgactcgccttcagtgcgacggtcg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cttccccttctggaacgtgtggcgtgatttctgccgtgccgaccccgcctgtgtca</text:p>
      <text:p text:style-name="Preformatted_20_Text">AP008984.1 tctccttccccttctggaacgtgtggcgtgatttctgccgtgccgaccccgcctgt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acaccttctacggacagcaagtgtacattcaggtcgtcgccgacaagtcgctctatt</text:p>
      <text:p text:style-name="Preformatted_20_Text">AP008984.1 tctacaccttctacggacagcaagtgtacattcaggtcgtcgccgacaagtcgctcta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cccgaaaaagcggaggcgttcggagtccccgacgacagaacctacgccaaccccctca</text:p>
      <text:p text:style-name="Preformatted_20_Text">AP008984.1 cccccgaaaaagcggaggcgttcggagtccccgacgacagaacctacgccaacccc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actctcgcatcctctcagacgagacgatgtcagaagacggggcctcttcttctggt</text:p>
      <text:p text:style-name="Preformatted_20_Text">AP008984.1 agagactctcgcatcctctcagacgagacgatgtcagaagacggggcctcttcttc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aaagtcatcggcggtcacgggccacctactttcagagtactgaggaggcggcggcg</text:p>
      <text:p text:style-name="Preformatted_20_Text">AP008984.1 accaaaagtcatcggcggtcacgggccacctactttcagagtactgaggaggcgg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tgaggagagagtccctgttcctgaggacgctcaccgtcaggcaggccttcgcgccc</text:p>
      <text:p text:style-name="Preformatted_20_Text">AP008984.1 gccctgaggagagagtccctgttcctgaggacgctcaccgtcaggcaggccttcgc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cgctcaggaccctcacgaggctcttttcggacgcgggcaccaagctcacctacatg</text:p>
      <text:p text:style-name="Preformatted_20_Text">AP008984.1 gacacgctcaggaccctcacgaggctcttttcggacgcgggcaccaagctcaccta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tcgagcagccagctgatgcaccaggaggacctggacgctctgcagccgccaccgtcg</text:p>
      <text:p text:style-name="Preformatted_20_Text">AP008984.1 atctcgagcagccagctgatgcaccaggaggacctggacgctctgcagccgccac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cgccggaggagagcggcgcagaggacgaggtcgaggtaaagcacaagcgctccaag</text:p>
      <text:p text:style-name="Preformatted_20_Text">AP008984.1 tcgccgccggaggagagcggcgcagaggacgaggtcgaggtaaagcacaagcgctc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agaaagaccaagccccgcgcggtctctatccgcatggacagggaggacaggctcggg</text:p>
      <text:p text:style-name="Preformatted_20_Text">AP008984.1 cccagaaagaccaagccccgcgcggtctctatccgcatggacagggaggacaggct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ccaccgccgtactgatggtgtcgaccatgccgaccggcatcaagcgcgtcgtctac</text:p>
      <text:p text:style-name="Preformatted_20_Text">AP008984.1 gaacccaccgccgtactgatggtgtcgaccatgccgaccggcatcaagcgcgtcgt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cggaccacagcctgggctcgggtaggtactccaaggtgtaccccatctcgtcctct</text:p>
      <text:p text:style-name="Preformatted_20_Text">AP008984.1 acggcggaccacagcctgggctcgggtaggtactccaaggtgtaccccatctcgtc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ggggagagaaggcgcccttcgcctcagagtgcgtcaagacgtgcatcaacgtgaac</text:p>
      <text:p text:style-name="Preformatted_20_Text">AP008984.1 acccggggagagaaggcgcccttcgcctcagagtgcgtcaagacgtgcatcaacgt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ggctggcgcccatgctcatgaaccacccgcacgtgatgcccgccgcgaccatctac</text:p>
      <text:p text:style-name="Preformatted_20_Text">AP008984.1 gactggctggcgcccatgctcatgaaccacccgcacgtgatgcccgccgcgaccat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aggccgagttctgcatcaggatgccccggctgacgatgaccctgcacgactttgtc</text:p>
      <text:p text:style-name="Preformatted_20_Text">AP008984.1 tccaaggccgagttctgcatcaggatgccccggctgacgatgaccctgcacgactt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cgtcggcatcggggaagctgtggctgcccgtgtccaaggaggaaaagagcgcgatg</text:p>
      <text:p text:style-name="Preformatted_20_Text">AP008984.1 ttctcgtcggcatcggggaagctgtggctgcccgtgtccaaggaggaaaagagcgc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aggcggtcgtgctcggggtgctgaaggcgatcgagtacatgaactcgctgggcctc</text:p>
      <text:p text:style-name="Preformatted_20_Text">AP008984.1 ctgaaggcggtcgtgctcggggtgctgaaggcgatcgagtacatgaactcgctggg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acaacgacatcaagcccgccaacgtgctgctgacgccgtaccccttcgacgtgaag</text:p>
      <text:p text:style-name="Preformatted_20_Text">AP008984.1 taccacaacgacatcaagcccgccaacgtgctgctgacgccgtaccccttcgacgtga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gtccgactttagcctcaccacctacctgccccagcccggcacggtacacttctccgcg</text:p>
      <text:p text:style-name="Preformatted_20_Text">AP008984.1 ctgtccgactttagcctcaccacctacctgccccagcccggcacggtacacttctc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aggtggccacctcggacaggaactctacggtgctcctgaacgcggacgtgctgcac</text:p>
      <text:p text:style-name="Preformatted_20_Text">AP008984.1 ccggaggtggccacctcggacaggaactctacggtgctcctgaacgcggacgtgct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tgaggccctacaggacggacgtgtggagcgccgcgatgctggcgtttgcggcctcg</text:p>
      <text:p text:style-name="Preformatted_20_Text">AP008984.1 cagctgaggccctacaggacggacgtgtggagcgccgcgatgctggcgtttgcggc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gaaccgcgagatgaactctctgatccacttcagcccctctgtctacccgtctccc</text:p>
      <text:p text:style-name="Preformatted_20_Text">AP008984.1 gcgaggaaccgcgagatgaactctctgatccacttcagcccctctgtctacccgtc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acccggacaaccacaggctcacattcaagcccaactggcagccgtcgagggtcgcc</text:p>
      <text:p text:style-name="Preformatted_20_Text">AP008984.1 tcgcacccggacaaccacaggctcacattcaagcccaactggcagccgtcgagggt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aggccgtcagctttgctcccgaggacaccttctgcgaaaaggtcttcaggctgggg</text:p>
      <text:p text:style-name="Preformatted_20_Text">AP008984.1 gtccaggccgtcagctttgctcccgaggacaccttctgcgaaaaggtcttcaggct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cacatttcacggaaaggctcgacgcgacccaggtcctggaccagctcgtgaaggcc</text:p>
      <text:p text:style-name="Preformatted_20_Text">AP008984.1 acggcacatttcacggaaaggctcgacgcgacccaggtcctggaccagctcgtga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gtgctgactggtcccaaaagacagaatttgttccctattgaccgtacaagctgtttt</text:p>
      <text:p text:style-name="Preformatted_20_Text">AP008984.1 aacgtgctgactggtcccaaaagacagaatttgttccctattgaccgtacaagctg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cggacaccttcacactgtcgcgaaagggtacaagatgaccctagcgccggcgtgac</text:p>
      <text:p text:style-name="Preformatted_20_Text">AP008984.1 gtgacggacaccttcacactgtcgcgaaagggtacaagatgaccctagcgccggcg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gtccggccccaccatgta--tctacttttgtatcatatttcttgtcgttggtgatg</text:p>
      <text:p text:style-name="Preformatted_20_Text">AP008984.1 gggtgtccggccccaccatgtatgtctacttttgtatcatatttcttgtcgttggtgatg</text:p>
      <text:p text:style-name="Preformatted_20_Text"><text:s text:c="11"/>********************** <text:s/>************************************</text:p>
      <text:p text:style-name="Preformatted_20_Text"/>
      <text:p text:style-name="Preformatted_20_Text">P01 <text:s text:c="7"/>ttttttgccgtgtgtggcgatgctcaacaaataaatcaaacttcaaaaccatataccgta</text:p>
      <text:p text:style-name="Preformatted_20_Text">AP008984.1 ttttttgccgtgtgtggcgatgctcaacaaataaatcaaacttcaaaaccatatac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gtccgtctgtccgactgacgtcgttatactactgtaggccggactctccgatcgcc</text:p>
      <text:p text:style-name="Preformatted_20_Text">AP008984.1 ctctgtccgtctgtccgactgacgtcgttatactactgtaggccggactctccgat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acgccggcatcacggtcacctggaacctcaacgacaggaacgggtacgtgcccatc</text:p>
      <text:p text:style-name="Preformatted_20_Text">AP008984.1 atggacgccggcatcacggtcacctggaacctcaacgacaggaacgggtacgtgcc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tgacgggcgcctacactgccctgacggtggtgactgcgtcgcggtcggtggtggc</text:p>
      <text:p text:style-name="Preformatted_20_Text">AP008984.1 gtctctgacgggcgcctacactgccctgacggtggtgactgcgtcgcggtcggtg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ctccgaggcctcccaacgcaaacggcgccctgcagctgacggtccgtccagcttc</text:p>
      <text:p text:style-name="Preformatted_20_Text">AP008984.1 cgtcgctccgaggcctcccaacgcaaacggcgccctgcagctgacggtccgtccag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gcttcaacgggcagatcgtcatgtacgagtacggctacgggcccgactggggcacc</text:p>
      <text:p text:style-name="Preformatted_20_Text">AP008984.1 aggagcttcaacgggcagatcgtcatgtacgagtacggctacgggcccgactggggca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cgccacccgcagcgtcttcaacctcatgacccagcccagagtccacgctgtgcgactc</text:p>
      <text:p text:style-name="Preformatted_20_Text">AP008984.1 cgcgccacccgcagcgtcttcaacctcatgacccagcccagagtccacgctgtgcga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-ggtggctgccctacaccgacaagtgcgtcaagacggtgagagtaccagcttcaccgc</text:p>
      <text:p text:style-name="Preformatted_20_Text">AP008984.1 gagggtggctgccctacaccgacaagtgcgtcaagacggtgagagtaccagcttcaccgc</text:p>
      <text:p text:style-name="Preformatted_20_Text"><text:s text:c="11"/>** *********************************************************</text:p>
      <text:p text:style-name="Preformatted_20_Text"/>
      <text:p text:style-name="Preformatted_20_Text">P01 <text:s text:c="7"/>gtgcggcttcggcgtgcagcgctcggtcatctgcccagtcgggttccagtccgtcaacca</text:p>
      <text:p text:style-name="Preformatted_20_Text">AP008984.1 gtgcggcttcggcgtgcagcgctcggtcatctgcccagtcgggttccagtccgtca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atggtcgacctggtgcgcgtcgccaacggtgctcagcccgtcgtggatcccgccgt</text:p>
      <text:p text:style-name="Preformatted_20_Text">AP008984.1 gcccatggtcgacctggtgcgcgtcgccaacggtgctcagcccgtcgtggatcccg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ctcaacgcgctgagcggggccgtggggctcggcgcctggacgaacggcagcggcgt</text:p>
      <text:p text:style-name="Preformatted_20_Text">AP008984.1 gacactcaacgcgctgagcggggccgtggggctcggcgcctggacgaacggcagcg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aggttcgtgtgctccgacaggaaacagactgtctacaactatgacgccgaatgtcc</text:p>
      <text:p text:style-name="Preformatted_20_Text">AP008984.1 cttcaggttcgtgtgctccgacaggaaacagactgtctacaactatgacgccgaat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atcgcccctggcctcaaaccttatagctgacacctgtcacaaccaccacaaccacc</text:p>
      <text:p text:style-name="Preformatted_20_Text">AP008984.1 ctccatcgcccctggcctcaaaccttatagctgacacctgtcacaaccaccacaac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accgatcggaacatcgttcccctcgagacgaccacgacagaagcggccacgaccgac</text:p>
      <text:p text:style-name="Preformatted_20_Text">AP008984.1 atcaccgatcggaacatcgttcccctcgagacgaccacgacagaagcggccacgac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cctactactcgcccaccgccttatacaacttcaccgcgtatccgccgtacatcatg</text:p>
      <text:p text:style-name="Preformatted_20_Text">AP008984.1 gtgccctactactcgcccaccgccttatacaacttcaccgcgtatccgccgtacat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cagcagcagcagaagtgccactcggcctcgtcgtcggcgtctccatcggaggcgcc</text:p>
      <text:p text:style-name="Preformatted_20_Text">AP008984.1 gtcgcagcagcagcagaagtgccactcggcctcgtcgtcggcgtctccatcggag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cggccgcaatgatggtggccctcatcgccttcgtcgtctacaaggcccagcacccc</text:p>
      <text:p text:style-name="Preformatted_20_Text">AP008984.1 gtcgcggccgcaatgatggtggccctcatcgccttcgtcgtctacaaggcccagca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agattcacgcgtcaaagaacggaggacaggggaggacgggaggacagggagccttc</text:p>
      <text:p text:style-name="Preformatted_20_Text">AP008984.1 gtcaagattcacgcgtcaaagaacggaggacaggggaggacgggaggacagggagc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gcggccagggaaccaaggcgacggccaagatcggccccaagaccaactgaccgcag</text:p>
      <text:p text:style-name="Preformatted_20_Text">AP008984.1 ggaggcggccagggaaccaaggcgacggccaagatcggccccaagaccaactgacc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atcgtcgggctcatcccccgcagcgccctctaccaaacccgcactgttgcttttta</text:p>
      <text:p text:style-name="Preformatted_20_Text">AP008984.1 cggtatcgtcgggctcatcccccgcagcgccctctaccaaacccgcactgttgctt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tatgtgcagccaactctaaatataattcatgttgtgacaagatttcgagtcttcct</text:p>
      <text:p text:style-name="Preformatted_20_Text">AP008984.1 cttgtatgtgcagccaactctaaatataattcatgttgtgacaagatttcgagtct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cttttaattaacaatggcgaccaacccgagacggtttgtcctcacgagtgagacgtt</text:p>
      <text:p text:style-name="Preformatted_20_Text">AP008984.1 ttacttttaattaacaatggcgaccaacccgagacggtttgtcctcacgagtgagacg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aggagcccatggtgcccttcgccgtaccggtggagacgtgccatctcaccacgccgtc</text:p>
      <text:p text:style-name="Preformatted_20_Text">AP008984.1 cgaggagcccatggtgcccttcgccgtaccggtggagacgtgccatctcaccacg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cccaggacgctctccttcgccaactgcccctcgcacgtgcgggacgtcctctacat</text:p>
      <text:p text:style-name="Preformatted_20_Text">AP008984.1 gaaccccaggacgctctccttcgccaactgcccctcgcacgtgcgggacgtcctct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tgctacctgtcccacaaattcaacggcaagatctacatggtgtacaatgagccgtt</text:p>
      <text:p text:style-name="Preformatted_20_Text">AP008984.1 gttctgctacctgtcccacaaattcaacggcaagatctacatggtgtacaatgagcc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cgctggagcagagcgccctgctgaacccacaccagcgcgcgctggtctcgaccag</text:p>
      <text:p text:style-name="Preformatted_20_Text">AP008984.1 cctggcgctggatcagagcgccctgctgaacccacaccagcgcgcgctggtctcgaccag</text:p>
      <text:p text:style-name="Preformatted_20_Text"><text:s text:c="11"/>************ ***********************************************</text:p>
      <text:p text:style-name="Preformatted_20_Text"/>
      <text:p text:style-name="Preformatted_20_Text">P01 <text:s text:c="7"/>cgtgacctttgtgttcctcatggaccgcaagaagctgtgcgaggcgcaggacgtatccga</text:p>
      <text:p text:style-name="Preformatted_20_Text">AP008984.1 cgtgacctttgtgttcctcatggaccgcaagaagctgtgcgaggcgcaggacgtat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agggtggcggcggcggagggtccgatgcacccatgcccttttggatgagtggcgg</text:p>
      <text:p text:style-name="Preformatted_20_Text">AP008984.1 tctggagggtggcggcggcggagggtccgatgcacccatgcccttttggatgagt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tcgaacgcggccggagggcccgaagcgtccaacggcgcctactcgctggcgcacta</text:p>
      <text:p text:style-name="Preformatted_20_Text">AP008984.1 cgactcgaacgcggccggagggcccgaagcgtccaacggcgcctactcgctggcgc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actctatgggccccttcggctcgaacggctccacggccggcgccagtccaaccaa</text:p>
      <text:p text:style-name="Preformatted_20_Text">AP008984.1 cgaggactctatgggccccttcggctcgaacggctccacggccggcgccagtccaa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tcttctttctcccctctcaggcgcacaagcgcctcactgacgcagtgctggacct</text:p>
      <text:p text:style-name="Preformatted_20_Text">AP008984.1 cgacgtcttctttctcccctctcaggcgcacaagcgcctcactgacgcagtgctgg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ccgtcaagctcggtgtggcttccttcgcgcacatcatggcaggggagatcaagcc</text:p>
      <text:p text:style-name="Preformatted_20_Text">AP008984.1 cctggccgtcaagctcggtgtggcttccttcgcgcacatcatggcaggggagatca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atccgcaagcgcatcgactttttcaggtggaaggtcgacggcgtgcaaaagaacga</text:p>
      <text:p text:style-name="Preformatted_20_Text">AP008984.1 cgccatccgcaagcgcatcgactttttcaggtggaaggtcgacggcgtgcaaaaga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aagaacatgggaggcatcatgttccaggtcggtataggcgccaacagcaacggcgg</text:p>
      <text:p text:style-name="Preformatted_20_Text">AP008984.1 cgtcaagaacatgggaggcatcatgttccaggtcggtataggcgccaacagcaac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tttggcggcggcgggtctcagtccaggatcagcctgcccgggttcacccgcaacag</text:p>
      <text:p text:style-name="Preformatted_20_Text">AP008984.1 cggatttggcggcggcgggtctcagtccaggatcagcctgcccgggttcacccgca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aacgacctcatcgacgctctggaggagttcatctcgcaaaagacgcggagcctgga</text:p>
      <text:p text:style-name="Preformatted_20_Text">AP008984.1 cctcaacgacctcatcgacgctctggaggagttcatctcgcaaaagacgcggagcc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ggacgcgtgaaggtgtcgttgtccaagcgcacagtctgcgacgccaacacggcgct</text:p>
      <text:p text:style-name="Preformatted_20_Text">AP008984.1 caagggacgcgtgaaggtgtcgttgtccaagcgcacagtctgcgacgccaacacgg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ctcaagctcaaaccctttctggccatgcacgtgtggaactcgcccgtgttccgcaa</text:p>
      <text:p text:style-name="Preformatted_20_Text">AP008984.1 gtggctcaagctcaaaccctttctggccatgcacgtgtggaactcgcccgtgttccgc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acctcagggagacggcacagcgctttgccatgaccctggacctgcccgtgccctccaa</text:p>
      <text:p text:style-name="Preformatted_20_Text">AP008984.1 gtacctcagggagacggcacagcgctttgccatgaccctggacctgcccgtgccct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acccggactgagctcgagagcctgcccgactttgcgcccatgctcgacaagggcac</text:p>
      <text:p text:style-name="Preformatted_20_Text">AP008984.1 gctcacccggactgagctcgagagcctgcccgactttgcgcccatgctcgacaag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aggttcatgcgcgaggtctcctccagcaaccagctcaggaaggtgacggtgctgag</text:p>
      <text:p text:style-name="Preformatted_20_Text">AP008984.1 cctcaggttcatgcgcgaggtctcctccagcaaccagctcaggaaggtgacggtgc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gtggacgtgctggccttcgagtacgagccgcacgagctactgagatcggggatgct</text:p>
      <text:p text:style-name="Preformatted_20_Text">AP008984.1 gcccgtggacgtgctggccttcgagtacgagccgcacgagctactgagatcgggga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ggcccttgcaggacgtgccccacatcgacctgagcaactttgatatccaggtggc</text:p>
      <text:p text:style-name="Preformatted_20_Text">AP008984.1 ggacgggcccttgcaggacgtgccccacatcgacctgagcaactttgatatccag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aagcagcggtacgggctggacgtggtcgagacgcagatcgatcccagcttcgagac</text:p>
      <text:p text:style-name="Preformatted_20_Text">AP008984.1 catgaagcagcggtacgggctggacgtggtcgagacgcagatcgatcccagcttcg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gcgggcttcatcaccaactacgccgtgatggagtccatcaacaaggcggcggcgag</text:p>
      <text:p text:style-name="Preformatted_20_Text">AP008984.1 gtacgcgggcttcatcaccaactacgccgtgatggagtccatcaacaaggcggcgg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agccacatctacaacagcagctcgcccgagtacatggccaccatgtggccccacat</text:p>
      <text:p text:style-name="Preformatted_20_Text">AP008984.1 cgccagccacatctacaacagcagctcgcccgagtacatggccaccatgtggcccc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tttatcaacgccgtcgtgcagacgagggccgtctcggagggacagcagacgctgga</text:p>
      <text:p text:style-name="Preformatted_20_Text">AP008984.1 ctactttatcaacgccgtcgtgcagacgagggccgtctcggagggacagcagacgc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atgaggctgaggaacgccgtgcccatgctggactctgtgtggtccctgggcctcac</text:p>
      <text:p text:style-name="Preformatted_20_Text">AP008984.1 tcccatgaggctgaggaacgccgtgcccatgctggactctgtgtggtccctgggcc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gcctcgaccatcatgaacaagctctttacgctctacaagaagagcgccagcgccaa</text:p>
      <text:p text:style-name="Preformatted_20_Text">AP008984.1 caaggcctcgaccatcatgaacaagctctttacgctctacaagaagagcgccagcg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gacaactacaccgaggctatggccttcggggagagcaccatcgactcgttggcgcg</text:p>
      <text:p text:style-name="Preformatted_20_Text">AP008984.1 gaaggacaactacaccgaggctatggccttcggggagagcaccatcgactcgttgg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cggtgccaggactccgcagtcgccgcttactcttcgatgatcgtcaagctgtttgg</text:p>
      <text:p text:style-name="Preformatted_20_Text">AP008984.1 ctggcggtgccaggactccgcagtcgccgcttactcttcgatgatcgtcaagctgt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cacgtctttgtgcagaggctgctgcaggccgagctcacgctcaagctcatcgccgc</text:p>
      <text:p text:style-name="Preformatted_20_Text">AP008984.1 gtcccacgtctttgtgcagaggctgctgcaggccgagctcacgctcaagctcatcg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acggcgcccaggtggaggacggcgcgctgcatgttggtcaactacacccccacggc</text:p>
      <text:p text:style-name="Preformatted_20_Text">AP008984.1 ggcgacggcgcccaggtggaggacggcgcgctgcatgttggtcaactacaccccca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ggcaagtccctctgcaaccacatactggccctcatgttccagaacgtggacgggct</text:p>
      <text:p text:style-name="Preformatted_20_Text">AP008984.1 gcacggcaagtccctctgcaaccacatactggccctcatgttccagaacgtggacggg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tcatcaagaagacctcgttcaccccggcctcgctcaagtacaggtccgaggtggagat</text:p>
      <text:p text:style-name="Preformatted_20_Text">AP008984.1 catcatcaagaagacctcgttcaccccggcctcgctcaagtacaggtccgaggtgg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gcgccggctgcacggtcatctttgacgacgctaccgtcgccggcgtctcatgcaa</text:p>
      <text:p text:style-name="Preformatted_20_Text">AP008984.1 ggacggcgccggctgcacggtcatctttgacgacgctaccgtcgccggcgtctcat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acggccagcgaggaggactcgaacatgagcgccatgctcaagaacattttggactc</text:p>
      <text:p text:style-name="Preformatted_20_Text">AP008984.1 caagacggccagcgaggaggactcgaacatgagcgccatgctcaagaacattttgga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atgaccgtctccaacattgccggcacgacgggcggcggcaacaacggcaggaacaa</text:p>
      <text:p text:style-name="Preformatted_20_Text">AP008984.1 tggcatgaccgtctccaacattgccggcacgacgggcggcggcaacaacggcagga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actgtgagttcaggagcaagaccatcacggcggtgcacaacgtgcagtggatctg</text:p>
      <text:p text:style-name="Preformatted_20_Text">AP008984.1 cagcaactgtgagttcaggagcaagaccatcacggcggtgcacaacgtgcagtgga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gtcaacaccatcagcaccttcagcacggccgtcaaggacaggtccctgatggtgac</text:p>
      <text:p text:style-name="Preformatted_20_Text">AP008984.1 gaacgtcaacaccatcagcaccttcagcacggccgtcaaggacaggtccctgatgg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cagcagcaggcgcacgatctcaagcgggtgccccacaacccttcgacggtcatcag</text:p>
      <text:p text:style-name="Preformatted_20_Text">AP008984.1 ccagcagcagcaggcgcacgatctcaagcgggtgccccacaacccttcgacggtca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acggaggtgtacggggacaagctggacgagagggtcatcatggaagcgggcctgca</text:p>
      <text:p text:style-name="Preformatted_20_Text">AP008984.1 ccagacggaggtgtacggggacaagctggacgagagggtcatcatggaagcgggcc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ctggccgagaagtggctcacgcggctgcacgtccacctgacgctcttgagcgtctt</text:p>
      <text:p text:style-name="Preformatted_20_Text">AP008984.1 caccctggccgagaagtggctcacgcggctgcacgtccacctgacgctcttgagcg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cctcacctcgccgctcccgccgccgtagagcgagggttcctgcacgggcttctctc</text:p>
      <text:p text:style-name="Preformatted_20_Text">AP008984.1 tgggcctcacctcgccgctcccgccgccgtagagcgagggttcctgcacgggcttc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cacctcaagcacatcttccacatctcggacgatcaccgcaaggacgccaataggca</text:p>
      <text:p text:style-name="Preformatted_20_Text">AP008984.1 gcaccacctcaagcacatcttccacatctcggacgatcaccgcaaggacgccaata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gacaaggtgacggacgtgtacgcgctgacggctcacgcgatgggcgccttccacgt</text:p>
      <text:p text:style-name="Preformatted_20_Text">AP008984.1 catcgacaaggtgacggacgtgtacgcgctgacggctcacgcgatgggcgccttcc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gacacggtgatcatgccctacgtgccgctgcggctcccctccaagaacgagcgtct</text:p>
      <text:p text:style-name="Preformatted_20_Text">AP008984.1 cttggacacggtgatcatgccctacgtgccgctgcggctcccctccaagaacgagc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gactacctgaggtccatgcgggccagggccaacaaggtctactcttacaggacccg</text:p>
      <text:p text:style-name="Preformatted_20_Text">AP008984.1 gtcggactacctgaggtccatgcgggccagggccaacaaggtctactcttacagga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acaccatgctggacacggtgtgcggctccatcctctacacggggcccgctctctt</text:p>
      <text:p text:style-name="Preformatted_20_Text">AP008984.1 cgaggacaccatgctggacacggtgtgcggctccatcctctacacggggcccgctc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ccttctcgcaggtgatggtgccgggacagggcatgcacctgagcgccatgagcgc</text:p>
      <text:p text:style-name="Preformatted_20_Text">AP008984.1 cgacgccttctcgcaggtgatggtgccgggacagggcatgcacctgagcgccatgagc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tcatccgctacatcaagagtaacaagctgagccagtggacggtcggcgccgacagggc</text:p>
      <text:p text:style-name="Preformatted_20_Text">AP008984.1 catcatccgctacatcaagagtaacaagctgagccagtggacggtcggcgccgac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gtcacgctgccgttcggggtgctgaggagctactacatgtttgacgagaactgctc</text:p>
      <text:p text:style-name="Preformatted_20_Text">AP008984.1 gagcgtcacgctgccgttcggggtgctgaggagctactacatgtttgacgagaact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ctgtacgagctcaaggcctgtgtgctgggctcggtgggtcgcctcgccgagcacct</text:p>
      <text:p text:style-name="Preformatted_20_Text">AP008984.1 tcagctgtacgagctcaaggcctgtgtgctgggctcggtgggtcgcctcgccgagc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gagtcggtgtcggtgcacagatccgaggccggcacgggcggcggcgggtcgaattc</text:p>
      <text:p text:style-name="Preformatted_20_Text">AP008984.1 ggtcgagtcggtgtcggtgcacagatccgaggccggcacgggcggcggcgggtcgaa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ggcatcgagagcgtgaccatcgactttaagacgtcggcgctgtacagcctggccgc</text:p>
      <text:p text:style-name="Preformatted_20_Text">AP008984.1 gggcggcatcgagagcgtgaccatcgactttaagacgtcggcgctgtacagcctgg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ctctttgccgcggaccacgaagagtttgagaactggtacgaggaacaggcctcggc</text:p>
      <text:p text:style-name="Preformatted_20_Text">AP008984.1 ctacctctttgccgcggaccacgaagagtttgagaactggtacgaggaacaggcct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aggccctcgacgacagcgacgacgacagcgatggcagcgacagcgagtccgcggc</text:p>
      <text:p text:style-name="Preformatted_20_Text">AP008984.1 cctggaggccctcgacgacagcgacgacgacagcgatggcagcgacagcgagtcc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ccaaacgaaagggcgccaagggaagggtgcgggaggtggacgccagctccgctcc</text:p>
      <text:p text:style-name="Preformatted_20_Text">AP008984.1 ggcggccaaacgaaagggcgccaagggaagggtgcgggaggtggacgccagctccg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tttcacatcatgttcgcccagctcaggcaggcgctgggctacggggtgcgggtgca</text:p>
      <text:p text:style-name="Preformatted_20_Text">AP008984.1 ctactttcacatcatgttcgcccagctcaggcaggcgctgggctacggggtgcggg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aggaccgcacggacgagcacaagttcatcttcaggagcccctgcaagttctggtg</text:p>
      <text:p text:style-name="Preformatted_20_Text">AP008984.1 gctgcaggaccgcacggacgagcacaagttcatcttcaggagcccctgcaagttct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aagcacgctcaggaggcggcgagggacgcgttgcgggatcccctctcgtgcaaggt</text:p>
      <text:p text:style-name="Preformatted_20_Text">AP008984.1 gttcaagcacgctcaggaggcggcgagggacgcgttgcgggatcccctctcgtgca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aggcacggcttcctcgacgtccgcaccgacctggccaaggaggccaagttccaggc</text:p>
      <text:p text:style-name="Preformatted_20_Text">AP008984.1 ggacaggcacggcttcctcgacgtccgcaccgacctggccaaggaggccaagttc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ttctcggtgcaggagatcaacaaggaggccaacgccaaggtgcagagggacagggt</text:p>
      <text:p text:style-name="Preformatted_20_Text">AP008984.1 ccccttctcggtgcaggagatcaacaaggaggccaacgccaaggtgcagagggaca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tccactggaagtgcctcacgaccgacgtgctgtcgcagctggacctgtgcggcga</text:p>
      <text:p text:style-name="Preformatted_20_Text">AP008984.1 gctgatccactggaagtgcctcacgaccgacgtgctgtcgcagctggacctgtgcg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cccctgtttgaggacaactattacggcgtgcccgacaacgactgcaacgtgcgggc</text:p>
      <text:p text:style-name="Preformatted_20_Text">AP008984.1 ggagcccctgtttgaggacaactattacggcgtgcccgacaacgactgcaacgtgc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agaagctgatgggcgagaagcccaggatgctgggcaagcggttcaggccgacggg</text:p>
      <text:p text:style-name="Preformatted_20_Text">AP008984.1 ggtggagaagctgatgggcgagaagcccaggatgctgggcaagcggttcaggccgacg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gcgagatcctcatgtgggaatccaagaagctggccatcctcgccgccttcatggaccc</text:p>
      <text:p text:style-name="Preformatted_20_Text">AP008984.1 tggcgagatcctcatgtgggaatccaagaagctggccatcctcgccgccttcatgg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gtgaggccggccaaggtcttctcggacacgttcctggtggagagcggcttcgcgca</text:p>
      <text:p text:style-name="Preformatted_20_Text">AP008984.1 caccgtgaggccggccaaggtcttctcggacacgttcctggtggagagcggcttcg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tgcgcgcccaagaccttctgctacacggccaacgagcagaagaagctggtggccct</text:p>
      <text:p text:style-name="Preformatted_20_Text">AP008984.1 ctactgcgcgcccaagaccttctgctacacggccaacgagcagaagaagctggtgg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aggacgagcccgtgcggcacaggtcgcacgtcgtgtttcagcaggacccgtcgcg</text:p>
      <text:p text:style-name="Preformatted_20_Text">AP008984.1 cggcgaggacgagcccgtgcggcacaggtcgcacgtcgtgtttcagcaggacccgt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agcatggacaccttctcccgggtcacggagggcttctacgagctcaggcaggactg</text:p>
      <text:p text:style-name="Preformatted_20_Text">AP008984.1 ccagagcatggacaccttctcccgggtcacggagggcttctacgagctcaggcagg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tacgtcaagatggcagagctgtttaggacggcgacgggtcgcaccgacgtgtcgcc</text:p>
      <text:p text:style-name="Preformatted_20_Text">AP008984.1 ggagtacgtcaagatggcagagctgtttaggacggcgacgggtcgcaccgacgtgt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cacatgaaagagtggcacagcatccactggcccaccggcgtgtgcgaggtgccctc</text:p>
      <text:p text:style-name="Preformatted_20_Text">AP008984.1 cgagcacatgaaagagtggcacagcatccactggcccaccggcgtgtgcgaggtgc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tacacggactactgcaaggagatgaagacggagaacgcatacctggacgacgagct</text:p>
      <text:p text:style-name="Preformatted_20_Text">AP008984.1 gtcctacacggactactgcaaggagatgaagacggagaacgcatacctggacgacg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ctggctcactttccagaggatcaccccgtcttcacccgcatgcgggactactacga</text:p>
      <text:p text:style-name="Preformatted_20_Text">AP008984.1 ggccctggctcactttccagaggatcaccccgtcttcacccgcatgcgggactact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tactcttccaaagtggagaactggatagccggagagacgccggactgggccgtcgt</text:p>
      <text:p text:style-name="Preformatted_20_Text">AP008984.1 cggctactcttccaaagtggagaactggatagccggagagacgccggactgggcc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aggccgtgcggcgccactacaaccacggctctgcgaggaccaacggcggcggctc</text:p>
      <text:p text:style-name="Preformatted_20_Text">AP008984.1 caacgaggccgtgcggcgccactacaaccacggctctgcgaggaccaacggcggcg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tcgggcaccccgtcgagcgctgcggctccccagcctggcatctttacgttcgtgga</text:p>
      <text:p text:style-name="Preformatted_20_Text">AP008984.1 cctctcgggcaccccgtcgagcgctgcggctccccagcctggcatctttacgttcg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aagaggaactctcgaacctaaacggctcgcaggagctggactgtttcgagggcct</text:p>
      <text:p text:style-name="Preformatted_20_Text">AP008984.1 cgacgaagaggaactctcgaacctaaacggctcgcaggagctggactgtttcgag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gagggtacggagccggagagggcgacgagagcgacgttcatacaacccatggcgcc</text:p>
      <text:p text:style-name="Preformatted_20_Text">AP008984.1 gtgcgagggtacggagccggagagggcgacgagagcgacgttcatacaacccatg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ccgccgcatcaaccgcagaccaaaaagaggcacggggacagggacacggacgccga</text:p>
      <text:p text:style-name="Preformatted_20_Text">AP008984.1 tccaccgccgcatcaaccgcagaccaaaaagaggcacggggacagggacacggacg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accgccggggataagaggtccagacattcggagtcgttcacagacagttttttggg</text:p>
      <text:p text:style-name="Preformatted_20_Text">AP008984.1 cgagaccgccggggataagaggtccagacattcggagtcgttcacagacagttttttg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acggggacgatttttcattgtgacacttattgttaatattgttgaattgttggtgcta</text:p>
      <text:p text:style-name="Preformatted_20_Text">AP008984.1 ggacggggacgatttttcattgtgacacttattgttaatattgttgaattgttggtg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gttgatgatgaagggtgttcatgtgttgtctaaaataaactattattttattgagt</text:p>
      <text:p text:style-name="Preformatted_20_Text">AP008984.1 tgatgttgatgatgaagggtgttcatgtgttgtctaaaataaactattattttatt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aagtttagtctaccactcactttaccttacaaccacttagtctaccactcactttac</text:p>
      <text:p text:style-name="Preformatted_20_Text">AP008984.1 acaaagtttagtctaccactcactttaccttacaaccacttagtctaccactcacttt--</text:p>
      <text:p text:style-name="Preformatted_20_Text"><text:s text:c="11"/>********************************************************** <text:s/></text:p>
      <text:p text:style-name="Preformatted_20_Text"/>
      <text:p text:style-name="Preformatted_20_Text">P01 <text:s text:c="7"/>cttacaaccacccagacaccaacacaccacaccacccacactacgagcgagatggacacc</text:p>
      <text:p text:style-name="Preformatted_20_Text">AP008984.1 ---------acccagacaccaacacaccacaccacccacactacgagcgagatggacacc</text:p>
      <text:p text:style-name="Preformatted_20_Text"><text:s text:c="20"/>***************************************************</text:p>
      <text:p text:style-name="Preformatted_20_Text"/>
      <text:p text:style-name="Preformatted_20_Text">P01 <text:s text:c="7"/>aactataccaactacacgaccgtctcgggcggcgactcgggaggcagcgcgtggagcgag</text:p>
      <text:p text:style-name="Preformatted_20_Text">AP008984.1 aactataccaactacacgaccgtctcgggcggcgactcgggaggcagcgcgtggag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ccgtgggccatcatggtgagcaccaagctgcacgagcaggccttcgtggacaccacc</text:p>
      <text:p text:style-name="Preformatted_20_Text">AP008984.1 attccgtgggccatcatggtgagcaccaagctgcacgagcaggccttcgtggacac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ctctgcgtggagcaggcccgggacgccctggacatctttcagtgcatcgcctggccc</text:p>
      <text:p text:style-name="Preformatted_20_Text">AP008984.1 aagctctgcgtggagcaggcccgggacgccctggacatctttcagtgcatcgcct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ggcgtggtgtgcatctttctgaccctggtgtttgggttgatggtggcctttgggttc</text:p>
      <text:p text:style-name="Preformatted_20_Text">AP008984.1 atcggcgtggtgtgcatctttctgaccctggtgtttgggttgatggtggcctttggg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tgagggcctgccacctgaagaggaggagagcgctgcaggggcgcaccgcctccacc</text:p>
      <text:p text:style-name="Preformatted_20_Text">AP008984.1 tgcgtgagggcctgccacctgaagaggaggagagcgctgcaggggcgcaccgcctc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ccacgatggtcgacatcgacgacgtcgtggtggttccaaaacggtctacgctactc</text:p>
      <text:p text:style-name="Preformatted_20_Text">AP008984.1 tccaccacgatggtcgacatcgacgacgtcgtggtggttccaaaacggtctacgcta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cgactcccgcggctcaaccctacaacaacgtccagcaggtgctggtccgcaagacc</text:p>
      <text:p text:style-name="Preformatted_20_Text">AP008984.1 accccgactcccgcggctcagccctacaacaacgtccagcaggtgctggtccgcaagacc</text:p>
      <text:p text:style-name="Preformatted_20_Text"><text:s text:c="11"/>********************.***************************************</text:p>
      <text:p text:style-name="Preformatted_20_Text"/>
      <text:p text:style-name="Preformatted_20_Text">P01 <text:s text:c="7"/>agggctgccctcaactcttctacctacaccaacccggccgtcgtggaagacgaggcggtc</text:p>
      <text:p text:style-name="Preformatted_20_Text">AP008984.1 agggctgccctcaactcttctacctacaccaacccggccgtcgtggaagacgaggc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accacatccctccaccaccaccactcggcgccgtcgccgtgctaccggccgacgta</text:p>
      <text:p text:style-name="Preformatted_20_Text">AP008984.1 cccgaccacatccctccaccaccaccactcggcgccgtcgccgtgctaccggccga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ttcacagatcacaagacg---agtcctttgtatcgtaaattacgtttattgtaact</text:p>
      <text:p text:style-name="Preformatted_20_Text">AP008984.1 gtctttcacagatcacaagacgactagtcctttgtatcgtaaattacgtttattgtaact</text:p>
      <text:p text:style-name="Preformatted_20_Text"><text:s text:c="11"/>********************** <text:s text:c="2"/>***********************************</text:p>
      <text:p text:style-name="Preformatted_20_Text"/>
      <text:p text:style-name="Preformatted_20_Text">P01 <text:s text:c="7"/>gtaatacatcaaacaacatcaacaataaaaaaaatcacatgaacgtgttgcttggtgcgt</text:p>
      <text:p text:style-name="Preformatted_20_Text">AP008984.1 gtaatacatcaaacaacatcaacaataaaaaaaatcacatgaacgtgttgcttggt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tgacactaggggcctgaggttggtcgagaaggccgggttgtccgacttgtagatgt</text:p>
      <text:p text:style-name="Preformatted_20_Text">AP008984.1 ccgatgacactaggggcctgaggttggtcgagaaggccgggttgtccgacttgtagat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cagccccagccggcggcgtagcgtcgcatggccatgtcgccaaagttgcgcttgaact</text:p>
      <text:p text:style-name="Preformatted_20_Text">AP008984.1 agcagccccagccggcggcgtagcgtcgcatggccatgtcgccaaagttgcgcttga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ctgcatgaggtcctcgaggcgggcggcctccagctgctccaccacgggtctgtaga</text:p>
      <text:p text:style-name="Preformatted_20_Text">AP008984.1 tgtgctgcatgaggtcctcgaggcgggcggcctccagctgctccaccacgggtctgt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tcgtcgcactggaagcggctgaggtaccgccgcgtctcggccgccacttcgaagg</text:p>
      <text:p text:style-name="Preformatted_20_Text">AP008984.1 gcggctcgtcgcactggaagcggctgaggtaccgccgcgtctcggccgccacttcga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ctcgaaaatcatgttctcgaaatccaccgaggggttgtcgatggtgcgcttgaacc</text:p>
      <text:p text:style-name="Preformatted_20_Text">AP008984.1 cctcctcgaaaatcatgttctcgaaatccaccgaggggttgtcgatggtgcgcttg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gggctcgccgtcctggtcccccagccagagcgggctccactcgagcgggaagctca</text:p>
      <text:p text:style-name="Preformatted_20_Text">AP008984.1 agtcgggctcgccgtcctggtcccccagccagagcgggctccactcgagcgggaag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tcgcgtctatgatcctcgcgagctcgtagggggtgaagatggcctcgcagagcttct</text:p>
      <text:p text:style-name="Preformatted_20_Text">AP008984.1 ggatcgcgtctatgatcctcgcgagctcgtagggggtgaagatggcctcgcagagc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cttgcccgtgccgaacatgaggtaggccatcacgacgttcctggggaggccctcca</text:p>
      <text:p text:style-name="Preformatted_20_Text">AP008984.1 gcaccttgcccgtgccgaacatgaggtaggccatcacgacgttcctggggaggccc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acgccgccgtggccagcgggtgctccccgctcctggtcagcatgtgccgctcggtct</text:p>
      <text:p text:style-name="Preformatted_20_Text">AP008984.1 ggtacgccgccgtggccagcgggtgctccccgctcctggtcagcatgtgccgctcg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gcaggtccgaaagatggacagccgtttgcgcggaggcaggtcggcgtcgaccagga</text:p>
      <text:p text:style-name="Preformatted_20_Text">AP008984.1 tcacgcaggtccgaaagatggacagccgtttgcgcggaggcaggtcggcgtcgacc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gcgtctctcctttggcgtgatgatgagcgggggcatggtgccgccgaggacggcgt</text:p>
      <text:p text:style-name="Preformatted_20_Text">AP008984.1 gccggcgtctctcctttggcgtgatgatgagcgggggcatggtgccgccgaggacg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ctctgcctccgtcgcggcggcctccgcgcgggcaacgagcttcgcctcgcgctctc</text:p>
      <text:p text:style-name="Preformatted_20_Text">AP008984.1 cgctctctgcctccgtcgcggcggcctccgcgcgggcaacgagcttcgcctcgcgc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cagcctggacctccgggccccgatcaggcactccccggccagctgcgcccagagca</text:p>
      <text:p text:style-name="Preformatted_20_Text">AP008984.1 tccgcagcctggacctccgggccccgatcaggcactccccggccagctgcgccca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ctcaaaagacggaacgtcgaccgagggtacagtcagtctgctcgagttgcgggcct</text:p>
      <text:p text:style-name="Preformatted_20_Text">AP008984.1 ccgactcaaaagacggaacgtcgaccgagggtacagtcagtctgctcgagttgcg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cgtgtaccgcgtccgtctcgacacctgcttcagacatgttttcgctacggttgtgc</text:p>
      <text:p text:style-name="Preformatted_20_Text">AP008984.1 cgcgcgtgtaccgcgtccgtctcgacacctgcttcagacatgttttcgctacggtt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ctgccgaggtggcatgttgcatggggtccgtgtcggccgtatggaagtgtatggac</text:p>
      <text:p text:style-name="Preformatted_20_Text">AP008984.1 gactctgccgaggtggcatgttgcatggggtccgtgtcggccgtatggaagtgtat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acgcctcgcccgagctggacctgtctgctgtgactcccgagagatgggacctgaaa</text:p>
      <text:p text:style-name="Preformatted_20_Text">AP008984.1 tactgcgcctcgcccgagctggacctgtctgctgtgactcccgagagatgggacctgaaa</text:p>
      <text:p text:style-name="Preformatted_20_Text"><text:soft-page-break/><text:s text:c="11"/>****.*******************************************************</text:p>
      <text:p text:style-name="Preformatted_20_Text"/>
      <text:p text:style-name="Preformatted_20_Text">P01 <text:s text:c="7"/>gctgtggacctgggtgttgggcacctctttgagccagcggggctcctcggctggggcttc</text:p>
      <text:p text:style-name="Preformatted_20_Text">AP008984.1 gctgtggacctgggtgttgggcacctctttgagccagcggggctcctcggctgggg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aaccgccgcttgcgccctcgtccgaatcggctgcgctcgactttggggcgctgcgg</text:p>
      <text:p text:style-name="Preformatted_20_Text">AP008984.1 tccgaaccgccgcttgcgccctcgtccgaatcggctgcgctcgactttggggcgct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tccacaccaccatcctgagcgacctggtgcccaacggactcaggccccacgagtgg</text:p>
      <text:p text:style-name="Preformatted_20_Text">AP008984.1 aggttccacaccaccatcctgagcgacctggtgcccaacggactcaggccccacga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ggcgatgaggaggacgtcgatcgcgccgtcgcggacctctgcaaggaccacccacgc</text:p>
      <text:p text:style-name="Preformatted_20_Text">AP008984.1 ttcggcgatgaggaggacgtcgatcgcgccgtcgcggacctctgcaaggaccaccc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ctcccaaagacgtcgccttccccatcaacataaacaatttcgcttgcctgcccgtc</text:p>
      <text:p text:style-name="Preformatted_20_Text">AP008984.1 cgctctcccaaagacgtcgccttccccatcaacataaacaatttcgcttgcctgc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cacgccggcatgcccccggacctcgctcgcttcgtgaggacgggtgtgaggttcgcg</text:p>
      <text:p text:style-name="Preformatted_20_Text">AP008984.1 aaccacgccggcatgcccccggacctcgctcgcttcgtgaggacgggtgtgaggtt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gctggcacctcaccgggttccagatgtcctcggaagacggcgtgctcaggatgagc</text:p>
      <text:p text:style-name="Preformatted_20_Text">AP008984.1 gggagctggcacctcaccgggttccagatgtcctcggaagacggcgtgctcaggat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ccactctgggggacgacggcgatcccagactgggcgcgggtgtgtttcacctcacg</text:p>
      <text:p text:style-name="Preformatted_20_Text">AP008984.1 agagccactctgggggacgacggcgatcccagactgggcgcgggtgtgtttcacct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gcgtgaagccacctaaagcggagcagctgtgctgcgtgatctctcacatgtgcgtg</text:p>
      <text:p text:style-name="Preformatted_20_Text">AP008984.1 ctgcgcgtgaagccacctaaagcggagcagctgtgctgcgtgatctctcacatgtg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ctgcccaggtgcgagtggatgcgttttgtctgaaccctcaacactcgtccaatcgtc</text:p>
      <text:p text:style-name="Preformatted_20_Text">AP008984.1 tatctgcccaggtgcgagtggatgcgttttgtctgaaccctcaacactcgtccaat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acctctctcaatcgtccaaacctctcaaacctctcaacactcaacactcgtccaacc</text:p>
      <text:p text:style-name="Preformatted_20_Text">AP008984.1 caa-------------------acctctcaaacctctcaacactcaacactcgtccaacc</text:p>
      <text:p text:style-name="Preformatted_20_Text"><text:s text:c="11"/>*** <text:s text:c="18"/>**************************************</text:p>
      <text:p text:style-name="Preformatted_20_Text"/>
      <text:p text:style-name="Preformatted_20_Text">P01 <text:s text:c="7"/>atgccccggcggaggataagcagcaccaacgacgactggtggatggagggcctggagcag</text:p>
      <text:p text:style-name="Preformatted_20_Text">AP008984.1 atgccccggcggaggataagcagcaccaacgacgactggtggatggagggcctgga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ggggcacgacgctctgcgacgctccggtgaaccgctccttcaccagcaaccccgtg</text:p>
      <text:p text:style-name="Preformatted_20_Text">AP008984.1 gcgtggggcacgacgctctgcgacgctccggtgaaccgctccttcaccagcaaccc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tgccgatctccgcgggctgcgcgcagctgaggtccaccaccaagccgcactgggac</text:p>
      <text:p text:style-name="Preformatted_20_Text">AP008984.1 tgcgtgccgatctccgcgggctgcgcgcagctgaggtccaccaccaagccgcactg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agacgtgccggtcctccgtctatgtggccctgacgatcacccttcagcgcgccgtc</text:p>
      <text:p text:style-name="Preformatted_20_Text">AP008984.1 tctgagacgtgccggtcctccgtctatgtggccctgacgatcacccttcagcgcg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acctcaacagccaacccaaggtctacctgtggcctcgcggagagtcgccgccgcaa</text:p>
      <text:p text:style-name="Preformatted_20_Text">AP008984.1 gagtacctcaacagccaacccaaggtctacctgtggcctcgcggagagtcgccgccgc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cgagaaggacgactactggctctcggaggaacccatccccgagctcagcgcagagtgc</text:p>
      <text:p text:style-name="Preformatted_20_Text">AP008984.1 cccgagaaggacgactactggctctcggaggaacccatccccgagctcagcgcaga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acctcacgctcaggacgggctcgggcctctgccaaccgctctacgtggaggagcgc</text:p>
      <text:p text:style-name="Preformatted_20_Text">AP008984.1 ccgcacctcacgctcaggacgggctcgggcctctgccaaccgctctacgtggagg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acatctacacggcgccctgtctgatggcggtgtggatcgcccgagagtccgagccc</text:p>
      <text:p text:style-name="Preformatted_20_Text">AP008984.1 ctcgacatctacacggcgccctgtctgatggcggtgtggatcgcccgagagtccga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tcgtcgaacccacggtcgtcgcggacgaacagctcttcgagacctccgctgctgcc</text:p>
      <text:p text:style-name="Preformatted_20_Text">AP008984.1 ggcgtcgtcgaacccacggtcgtcgcggacgaacagctcttcgagacctccgctg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atgccaaggaccagcggctgacggcctacacgcgcaagcactgcgtgagggactcc</text:p>
      <text:p text:style-name="Preformatted_20_Text">AP008984.1 gccgatgccaaggaccagcggctgacggcctacacgcgcaagcactgcgtgaggga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tcgacttgtggtccacgcaccagaactgcggccccgcggtctgggatcccaagaag</text:p>
      <text:p text:style-name="Preformatted_20_Text">AP008984.1 aggttcgacttgtggtccacgcaccagaactgcggccccgcggtctgggatcccaa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ctaagcccgctcgcttcgacctgtgcaagagggccctcgcctactcggactctgcc</text:p>
      <text:p text:style-name="Preformatted_20_Text">AP008984.1 ccctctaagcccgctcgcttcgacctgtgcaagagggccctcgcctactcggact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gcccgccgcccgatcctccgcgccgggactacgacgacctgctcatgaagaagggc</text:p>
      <text:p text:style-name="Preformatted_20_Text">AP008984.1 gtgggcccgccgcccgatcctccgcgccgggactacgacgacctgctcatgaaga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tgcggcactttgaggccctccgaggcttcaggtacctgcagagcaccccgtggtgg</text:p>
      <text:p text:style-name="Preformatted_20_Text">AP008984.1 tgcatgcggcactttgaggccctccgaggcttcaggtacctgcagagcaccccg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agacgccgcgcctgaccgaggatgagatgacctctgccgacgcctccgtcgaccgt</text:p>
      <text:p text:style-name="Preformatted_20_Text">AP008984.1 gtcgagacgccgcgcctgaccgaggatgagatgacctctgccgacgcctccgtcga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actttttcacaccgtgcgacgacctcaacgcgacggcgaacgtgtggtacagggcc</text:p>
      <text:p text:style-name="Preformatted_20_Text">AP008984.1 cgctactttttcacaccgtgcgacgacctcaacgcgacggcgaacgtgtggtacag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agcagcacggctacaggcgtctgggcactcgcatgaggccccacgccaagcccgtc</text:p>
      <text:p text:style-name="Preformatted_20_Text">AP008984.1 gaccagcagcacggctacaggcgtctgggcactcgcatgaggccccacgccaagc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gtgtgaggcccgtgcccatcgtcaacgtgtacagcagggcgcacgggcactgcttc</text:p>
      <text:p text:style-name="Preformatted_20_Text">AP008984.1 tggcgtgtgaggcccgtgcccatcgtcaacgtgtacagcagggcgcacgggcactg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catgcaggctctggggcgcctacgagcaggccggcgccaagtccctcacctcgccg</text:p>
      <text:p text:style-name="Preformatted_20_Text">AP008984.1 ttcacatgcaggctctggggcgcctacgagcaggccggcgccaagtccctcacct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tgaaggccctgatctacgcgatggtgcccgtgatggccgtcgtcgggtggaggacc</text:p>
      <text:p text:style-name="Preformatted_20_Text">AP008984.1 accatgaaggccctgatctacacgatggtgcccgtgatggccgtcgtcgggtggaggacc</text:p>
      <text:p text:style-name="Preformatted_20_Text"><text:s text:c="11"/>*********************.**************************************</text:p>
      <text:p text:style-name="Preformatted_20_Text"/>
      <text:p text:style-name="Preformatted_20_Text">P01 <text:s text:c="7"/>atggatgcgcccaagcgcagcggcggtgctcatataggcgtgccgaagctgcgggacctg</text:p>
      <text:p text:style-name="Preformatted_20_Text">AP008984.1 atggatgcgcccaagcgcagcggcggtgctcatataggcgtgccgaagctgcgggacc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tgaagtcctactgcctcgggtcggactacaaaactgagatgttggagtccctcggccaa</text:p>
      <text:p text:style-name="Preformatted_20_Text">AP008984.1 atgaagtcctactgcctcgggtcggactacaaaactgagatgttggagtccctcgg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ctatcggctacgagctgccctactatcacagcaggcccctggtctccgtgctcgat</text:p>
      <text:p text:style-name="Preformatted_20_Text">AP008984.1 ttgtctatcggctacgagctgccctactatcacagcaggcccctggtctccgtgctc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ccgactgcatcgactgcaagaactacgaggccttccctccgctcgactgagaccat</text:p>
      <text:p text:style-name="Preformatted_20_Text">AP008984.1 ctccccgactgcatcgactgcaagaactacgaggccttccctccgctcgactgaga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tccgacaccaacggcaccggtaccagcaacaacaacggtacctacctgaccctccg</text:p>
      <text:p text:style-name="Preformatted_20_Text">AP008984.1 ggcgtccgacaccaacggcaccggtaccag------caacggtacctacctgaccctccg</text:p>
      <text:p text:style-name="Preformatted_20_Text"><text:s text:c="11"/>****************************** <text:s text:c="5"/>************************</text:p>
      <text:p text:style-name="Preformatted_20_Text"/>
      <text:p text:style-name="Preformatted_20_Text">P01 <text:s text:c="7"/>caagaagaagtccgagcccaagtccgtcactttcaacctagcggacgacggcgcacgagt</text:p>
      <text:p text:style-name="Preformatted_20_Text">AP008984.1 caagaagaagtccgagcccaagtccgtcactttcaacctagcggacgacggcgcac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acggctcgtggcacgtcgtccgccgcactggcctcctctctcctctcctcggagaa</text:p>
      <text:p text:style-name="Preformatted_20_Text">AP008984.1 cgtcacggctcgtggcacgtcgtccgccgcactggcctcctctctcctctcctcgg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cggctacagctccagatccagcagcgccagatccagcagcagctgcagcagctcga</text:p>
      <text:p text:style-name="Preformatted_20_Text">AP008984.1 cgctcggctacagctccagatccagcagcgccagatccagcagcagctgcagcag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cgagaatttcaagatctcaaagctcagactccccttcaacagcctcagcctcagca</text:p>
      <text:p text:style-name="Preformatted_20_Text">AP008984.1 gctccgagaatttcaagatctcaaagctcagactccccttcaacagcctcagcct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cagtgtcagtgccagtgtcatcaccacaagcacgacaaccgcggacacggtcacag</text:p>
      <text:p text:style-name="Preformatted_20_Text">AP008984.1 gcaccagtgtcagtgccagtgtcatcaccacaagcacgacaaccgcggacacggtc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ggtcacggacaccgcggaggcaagcggggccagctcaagcgccagaacgcctccaa</text:p>
      <text:p text:style-name="Preformatted_20_Text">AP008984.1 tcacggtcacggacaccgcggaggcaagcggggccagctcaagcgccagaacgcct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cctcctcgcgcaacccttcaggccgcccaaagagccgtcgaccgaagtcgtggtgtc</text:p>
      <text:p text:style-name="Preformatted_20_Text">AP008984.1 taacctcctcgcgcaacccttcaggccgcccaaagagccgtcgaccgaagtcgtgg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cacagatgaagccgccgccgctgcccctgcagtctctgcgagagcccctggacgt</text:p>
      <text:p text:style-name="Preformatted_20_Text">AP008984.1 gcagccacagatgaagccgccgccgctgcccctgcagtctctgcgagagcccctg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ccgtcttgatacccaggatgtccgtggacgacctagacggcctcgacggcgcgga</text:p>
      <text:p text:style-name="Preformatted_20_Text">AP008984.1 ggacgccgtcttgatacccaggatgtccgtggacgacctagacggcctcgacggcgc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gtcaagaccacggccagcgaggcgattcccgctctacctcgcctgaaccccatctc</text:p>
      <text:p text:style-name="Preformatted_20_Text">AP008984.1 gaaggtcaagaccacggccagcgaggcgattcccgctctacctcgcctgaacccca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gagatgaacctaaagatcctcgcctacctggggacgaagcagggggccaaggccgt</text:p>
      <text:p text:style-name="Preformatted_20_Text">AP008984.1 ggaggagatgaacctaaagatcctcgcctacctggggacgaagcagggggccaagg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attgcacagtccctgggcgcgcagcggtccgaggtcaacaggcacctctacaggat</text:p>
      <text:p text:style-name="Preformatted_20_Text">AP008984.1 ccacattgcacagtccctgggcgcgcagcggtccgaggtcaacaggcacctctacagg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ctgaggatggccgcgtgcgcaagcacccgcagcaccccgtttggtatctgccggcata</text:p>
      <text:p text:style-name="Preformatted_20_Text">AP008984.1 gtctgaggatggccgcgtgcgcaagcacccgcagcaccccgtttggtatctgccggc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gttcactgttctactctgcaaacacactcaaccacccaacaccaaccttcccctcga</text:p>
      <text:p text:style-name="Preformatted_20_Text">AP008984.1 aaggttcactgttctactctgcaaacacactcaaccacccaacaccaaccttccc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aaaaaaaatggcgacttccacgacttcttcttcttcttcttcttcttcttcttctt</text:p>
      <text:p text:style-name="Preformatted_20_Text">AP008984.1 gagg-aaaaaaatggcgacttccacga---------cttcttcttcttcttcttcttctt</text:p>
      <text:p text:style-name="Preformatted_20_Text"><text:s text:c="11"/>**** ********************** <text:s text:c="8"/>************************</text:p>
      <text:p text:style-name="Preformatted_20_Text"/>
      <text:p text:style-name="Preformatted_20_Text">P01 <text:s text:c="7"/>ctgctacaacaacctctccggatcccgaggagcgctccgtgccgaccgggatgctgctct</text:p>
      <text:p text:style-name="Preformatted_20_Text">AP008984.1 ctgctacaacaacctctccggatcccgaggagcgctccgtgccgaccgggatgctg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cccagagtccctgcaatttgggctcagcatcaacccccacgccgtcgtgacggcca</text:p>
      <text:p text:style-name="Preformatted_20_Text">AP008984.1 tcgtcccagagtccctgcaatttgggctcagcatcaacccccacgccgtcgtgacg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tcacctgcgactgcaagggcaagcggttcctgctcatcagcgtcgtcaagcccgaac</text:p>
      <text:p text:style-name="Preformatted_20_Text">AP008984.1 acatcacctgcgactgcaagggcaagcggttcctgctcatcagcgtcgtcaagccc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tcttctcgggaggcaacagggtctgcatgttccccgtgcagtggccagagaacatga</text:p>
      <text:p text:style-name="Preformatted_20_Text">AP008984.1 agttcttctcgggaggcaacagggtctgcatgttccccgtgcagtggccagagaaca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caggatctcagtcatgtgcaagcacgtctacgagtgtcctccctggtctcccgtgc</text:p>
      <text:p text:style-name="Preformatted_20_Text">AP008984.1 ggcacaggatctcagtcatgtgcaagcacgtctacgagtgtcctccctggtctcc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cttcgaggccctgctgagcagcgcgcccttccctccatccaagggacccgacgacg</text:p>
      <text:p text:style-name="Preformatted_20_Text">AP008984.1 tgttcttcgaggccctgctgagcagcgcgcccttccctccatccaagggacccgac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gacgtgctggagctcgagatcaactttcagaggttctgcgtgctgggcagcggcg</text:p>
      <text:p text:style-name="Preformatted_20_Text">AP008984.1 gcgaggacgtgctggagctcgagatcaactttcagaggttctgcgtgctgggcag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agttcctctctgtgctcgacctccgcctctacaattacaccgaccgtctcattct</text:p>
      <text:p text:style-name="Preformatted_20_Text">AP008984.1 gcagcagttcctctctgtgctcgacctccgcctctacaattacaccgaccgtctca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acctcccagacccaagcagcagccgcagcagaaacccaagccgtctccgtcgacct</text:p>
      <text:p text:style-name="Preformatted_20_Text">AP008984.1 ctgaacctcccagacccaagcagcagccgcagcagaaacccaagccgtctccgtcg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cccgtctccggcttcactggctgccacctccatcacctccgtctctgcctctacgg</text:p>
      <text:p text:style-name="Preformatted_20_Text">AP008984.1 ctggcccgtctccggcttcactggctgccacctccatcacctccgtctctgcctct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agaagcctcccagctacgcggcggccgtcactcccaaacagtcgcagcagcagctgc</text:p>
      <text:p text:style-name="Preformatted_20_Text">AP008984.1 agaagaagcctcccagctacgcggcggccgtcactcccaaacagtcgcagcagcag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cctgaaccagcagtttaatccgcccgtctactttgacggagcggttcctccacaac</text:p>
      <text:p text:style-name="Preformatted_20_Text">AP008984.1 ccaccctgaaccagcagtttaatccgcccgtctactttgacggagcggttcctcca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agccgtcgtttgtgatgcagcagccagagtttgtctttgtggatcccagcggtgtgc</text:p>
      <text:p text:style-name="Preformatted_20_Text">AP008984.1 cccagccgtcgtttgtgatgcagcagccagagtttgtctttgtggatcccagcggtgt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ataaacatgccggtgtttgtcgatcccactcagcagcagtttatagatccgcagttta</text:p>
      <text:p text:style-name="Preformatted_20_Text">AP008984.1 ccataaacatgccggtgtttgtcgatcccactcagcagcagtttatagatccgcag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gcgggtccagtcgcgcacccgcagctgggcgctcccgtgtcggcctcgacgcctc</text:p>
      <text:p text:style-name="Preformatted_20_Text">AP008984.1 tggtggcgggtccagtcgcgcacccgcagctgggcgctcccgtgtcggcctcgacg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ccacggcggccaccaccacttacagcagcacggcaaccatgtcgctcctcgccacc</text:p>
      <text:p text:style-name="Preformatted_20_Text">AP008984.1 accaccacggcggccaccaccacttacagcagcacggcaaccatgtcgctcctcgc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gcagcagcgaggaggaggtggtagaggtgccggtggacctggtcgaggatcacccg</text:p>
      <text:p text:style-name="Preformatted_20_Text">AP008984.1 aacagcagcagcgaggaggaggtggtagaggtgccggtggacctggtcgaggatca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ggcttcagaggccgaggcggaccaggcggcgtgtctagaggccgaggcggcccgg</text:p>
      <text:p text:style-name="Preformatted_20_Text">AP008984.1 gcggcggcttcagaggccgaggcggaccaggcggcgtgtctagaggccgaggcggc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aggcggcggctttgtcaccggcaacagcgtcaaacagggatcaggtgcttcgggga</text:p>
      <text:p text:style-name="Preformatted_20_Text">AP008984.1 gtcgaggcggcggctttgtcaccggcaacagcgtcaaacagggatcaggtgcttcg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gtgaggagtggcggctgctgctccttgactctggtaccacggaaagctcgagctta</text:p>
      <text:p text:style-name="Preformatted_20_Text">AP008984.1 ctttgtgaggagtggcggctgctgctccttgactctggtaccacggaaagctcgagc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aaaaaaaaattggtgtctacatgttttgtgtattatgtatt-aaaaaaataaaaca</text:p>
      <text:p text:style-name="Preformatted_20_Text">AP008984.1 tctcaaaaaaaatttggtgtctacatgttttgtgtattatgtattaaaaaaaataaaaca</text:p>
      <text:p text:style-name="Preformatted_20_Text"><text:s text:c="11"/>************ ******************************** **************</text:p>
      <text:p text:style-name="Preformatted_20_Text"/>
      <text:p text:style-name="Preformatted_20_Text">P01 <text:s text:c="7"/>ctcaaaatgtacagttttagttttatttggttttattcgacagtagaatatcatagaata</text:p>
      <text:p text:style-name="Preformatted_20_Text">AP008984.1 ctcaaaatgtacagttttagttttatttggttttattcgacagtagaatatcataga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atgatcagatgaaggtgtgggacaggcacagggccaccttgatacaaaacaccaaaa</text:p>
      <text:p text:style-name="Preformatted_20_Text">AP008984.1 ataatgatcagatgaaggtgtgggacaggcacagggccaccttgatacaaaacacc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tgatgccgccgagtacggcggcgtagatggtggggtaggtgtaagtctgggcgaaga</text:p>
      <text:p text:style-name="Preformatted_20_Text">AP008984.1 acatgatgccgccgagtacggcggcgtagatggtggggtaggtgtaagtctgggcg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tgcccatgatgccccacatgaggctgatgtggatggtgtagagctgcttggtgtact</text:p>
      <text:p text:style-name="Preformatted_20_Text">AP008984.1 ggatgcccatgatgccccacatgaggctgatgtggatggtgtagagctgcttggtgt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gtacacaaagtctagcaccacgtatatcacgtagagagcggtcagacagaccaggg</text:p>
      <text:p text:style-name="Preformatted_20_Text">AP008984.1 tgatgtacacaaagtctagcaccacgtatatcacgtagagagcggtcagacagacc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tatgccggccacgtcgtcagcgccgctggtggcggtgaggccctcgtgctggatgg</text:p>
      <text:p text:style-name="Preformatted_20_Text">AP008984.1 ccagtatgccggccacgtcgtcagcgccgctggtggcggtgaggccctcgtgctgg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gcgaggctggtgaccgtctcgaaggtgcaccagccggcgtagaggcccagggtgt</text:p>
      <text:p text:style-name="Preformatted_20_Text">AP008984.1 cggcggcgaggctggtgaccgtctcgaaggtgcaccagccggcgtagaggcccagg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tgatgaggatcctaaagtgatccatgttggtgatgggttctctcagggcgaagacca</text:p>
      <text:p text:style-name="Preformatted_20_Text">AP008984.1 ttttgatgaggatcctaaagtgatccatgttggtgatgggttctctcagggcgaagac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cacaccgtgatgcaggccgtgagcagggtgtagaagacgatggtgcccgccgccgcgc</text:p>
      <text:p text:style-name="Preformatted_20_Text">AP008984.1 ggcacaccgtgatgcaggccgtgagcagggtgtagaagacgatggtgcccgccgcc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acacctgagcgtcccacatgacgagcctgagtatgtccaggactgtcacggccagcc</text:p>
      <text:p text:style-name="Preformatted_20_Text">AP008984.1 caaacacctgagcgtcccacatgacgagcctgagtatgtccaggactgtcacggcc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cgggtagtagaagacggagggccatctcttgccggcgtcgtccaagtggtggacgg</text:p>
      <text:p text:style-name="Preformatted_20_Text">AP008984.1 agaccgggtagtagaagacggagggccatctcttgccggcgtcgtccaagtggtg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tctccagaagcggcaagcgaacaagtgtagatttatcacaatgagacacacgtaaa</text:p>
      <text:p text:style-name="Preformatted_20_Text">AP008984.1 acggtctccagaagcggcaagcgaacaagtgtagatttatcacaatgagacacacgt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gccccatatgcccggcgtccagccgctcgccgtcaacttggtgggaaatctgttga</text:p>
      <text:p text:style-name="Preformatted_20_Text">AP008984.1 cgaagccccatatgcccggcgtccagccgctcgccgtcaacttggtgggaaatctg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caaatcgtttgaggtattgtggaacggaccgagtcccacggcggccagtccgttga</text:p>
      <text:p text:style-name="Preformatted_20_Text">AP008984.1 gcgccaaatcgtttgaggtattgtggaacggaccgagtcccacggcggccagtccg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caccgcgaccaccgtcatacacaggcacacgccgaccagcagggtgacggccagtt</text:p>
      <text:p text:style-name="Preformatted_20_Text">AP008984.1 agcacaccgcgaccaccgtcatacacaggcacacgccgaccagcagggtgacggcc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gccctgctgcagggaggggagtctcgcgggtagcatcgtgtcctccgtctcggtca</text:p>
      <text:p text:style-name="Preformatted_20_Text">AP008984.1 tcttgccctgctgcagggaggggagtctcgcgggtagcatcgtgtcctccgtctcg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tgtggttttttccagctttgcgccatgcgagcgctgcttatagggcgcccgccggg</text:p>
      <text:p text:style-name="Preformatted_20_Text">AP008984.1 tctctgtggttttttccagctttgcgccatgcgagcgctgcttatagggcgcccgc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agaacatcaatttcaaataacagacgcaggagaacgccgcctctgctctcaccagc</text:p>
      <text:p text:style-name="Preformatted_20_Text">AP008984.1 ccacagaacatcaatttcaaataacagacgcaggagaacgccgcctctgctctcac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tgtttctggatcgtcttggccttttcctccaccggggcaagggcccagccccagca</text:p>
      <text:p text:style-name="Preformatted_20_Text">AP008984.1 aacatgtttctggatcgtcttggccttttcctccaccggggcaagggcccagccc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ttcgtcccggcggtgctgagggggaaccactacacgcagcccatcttcttcacgcc</text:p>
      <text:p text:style-name="Preformatted_20_Text">AP008984.1 gccgttcgtcccggcggtgctgagggggaaccactacacgcagcccatcttcttca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ccgactgtccccgacacaccgagcaaatgctcaggctccttcgtcggtggcggtcc</text:p>
      <text:p text:style-name="Preformatted_20_Text">AP008984.1 ggcgccgactgtccccgacacaccgagcaaatgctcaggctccttcgtcggtggcg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gccctctccttcaggcttcccagctttggggccatgtcctcggagctccccgtgtc</text:p>
      <text:p text:style-name="Preformatted_20_Text">AP008984.1 gtgcgccctctccttcaggcttcccagctttggggccatgtcctcggagctccccg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ggtgtggcctctggatggcccgacggggagagaaccgctgtgactatccggtgttc</text:p>
      <text:p text:style-name="Preformatted_20_Text">AP008984.1 gaccggtgtggcctctggatggcccgacggggagagaaccgctgtgactatccggtg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caactggcgcggttcgagaggagtccttcggatcagtattttttcttttttatgca</text:p>
      <text:p text:style-name="Preformatted_20_Text">AP008984.1 cccgcaactggcgcggttcgagaggagtccttcggatcagtattttttcttttttatg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tctgacgggaccgccgaggtgttcgccgtcgcgcacgcaggtccggccctctcgtctaa</text:p>
      <text:p text:style-name="Preformatted_20_Text">AP008984.1 ttctgacgggaccgccgaggtgttcgccgtcgcgcacgcaggtccggccctctcgtc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agggccctgatccgcgtcggggacccggccacctggggctcggccgcggacctgac</text:p>
      <text:p text:style-name="Preformatted_20_Text">AP008984.1 caacagggccctgatccgcgtcggggacccggccacctggggctcggccgcggacc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ctcgcgtacggcgccagagtgttccccatcagggactacctcatctacttcaccaa</text:p>
      <text:p text:style-name="Preformatted_20_Text">AP008984.1 cgacctcgcgtacggcgccagagtgttccccatcagggactacctcatctacttca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agcgtctacacgagcctcaacgtcgcgctgggctctctcttccccggctccaccga</text:p>
      <text:p text:style-name="Preformatted_20_Text">AP008984.1 gcgcagcgtctacatgagcctcaacgtcgcgctgggctctctcttccccggctccaccga</text:p>
      <text:p text:style-name="Preformatted_20_Text"><text:s text:c="11"/>**************.*********************************************</text:p>
      <text:p text:style-name="Preformatted_20_Text"/>
      <text:p text:style-name="Preformatted_20_Text">P01 <text:s text:c="7"/>cgtcaccgtgcccagggtggcgtgcggcatgcagagggacctggtcctgtactcccagac</text:p>
      <text:p text:style-name="Preformatted_20_Text">AP008984.1 cgtcaccgtgcccagggtggcgtgcggcatgcagagggacctggtcctgtactccc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gtgctgcccgtgagcttctacgcgcccaagtgcaggcgctcctggctgtacggccc</text:p>
      <text:p text:style-name="Preformatted_20_Text">AP008984.1 gaacgtgctgcccgtgagcttctacgcgcccaagtgcaggcgctcctggctgtac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ggcgtgtgcgggccccgtctgagcaggacggtgtcgtgcgccgcttcgtcctggat</text:p>
      <text:p text:style-name="Preformatted_20_Text">AP008984.1 caccggcgtgtgcgggccccgtctgagcaggacggtgtcgtgcgccgcttcgtcctg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gtcggcagcgagagaggcaccgagctgccccgcttcactctggcatactggcgcac</text:p>
      <text:p text:style-name="Preformatted_20_Text">AP008984.1 ctttgtcggcagcgagaggggcaccgagctgccccgcttcactctggcatactggcgcac</text:p>
      <text:p text:style-name="Preformatted_20_Text"><text:s text:c="11"/>******************.*****************************************</text:p>
      <text:p text:style-name="Preformatted_20_Text"/>
      <text:p text:style-name="Preformatted_20_Text">P01 <text:s text:c="7"/>gtactcgcgggacgttccgatcctggtggcgtccggcagcttcgtggagcacatgctcag</text:p>
      <text:p text:style-name="Preformatted_20_Text">AP008984.1 gtactcgcgggacgttccgatcctggtggcgtccggcagcttcgtggagcacatgc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gtcaccttcacctggtccgagaccgagggcgtgagggtgttggtgtcgaggagctt</text:p>
      <text:p text:style-name="Preformatted_20_Text">AP008984.1 gggtgtcaccttcacctggtccgagaccgagggcgtgagggtgttggtgtcgagga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gacgtcttcaacgacggcgtggtggaaggcgtcatctcggtggccttcgggaacac</text:p>
      <text:p text:style-name="Preformatted_20_Text">AP008984.1 cttcgacgtcttcaacgacggcgtggtggaaggcgtcatctcggtggccttcggga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caccagtacaggatggcctgcgaccgattggacgtgggcaggtaccacaccacggg</text:p>
      <text:p text:style-name="Preformatted_20_Text">AP008984.1 ggtgcaccagtacaggatggcctgcgaccgattggacgtgggcaggtaccacaccac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atcgagctctacgacgaggatccctacgccaacgacgaacccttcccggaccccac</text:p>
      <text:p text:style-name="Preformatted_20_Text">AP008984.1 ccccatcgagctctacgacgaggatccctacgccaacgacgaacccttcccggacc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gtgagcgtggtggtggacgaggcgcatcccgtctactgcgtgcgggacgccgtgtt</text:p>
      <text:p text:style-name="Preformatted_20_Text">AP008984.1 accggtgagcgtggtggtggacgaggcgcatcccgtctactgcgtgcgggacgccg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agctgccccgtcggggcctccaagtcgaaggaggcctccttcaccctgtggaccga</text:p>
      <text:p text:style-name="Preformatted_20_Text">AP008984.1 cgtgagctgccccgtcggggcctccaagtcgaaggaggcctccttcaccctgtgga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acggggtccggtcgctgatggcccgtgtcttctacgcgggcaacggcgtgtacga</text:p>
      <text:p text:style-name="Preformatted_20_Text">AP008984.1 gctgaacggggtccggtcgctgatggcccgtgtcttctacgcgggcaacggcgtgtac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agctgggcgatggtctgcagctgctggcctccaagaggatcctgggccctcgccgggt</text:p>
      <text:p text:style-name="Preformatted_20_Text">AP008984.1 cgagctgggcgatggtctgcagctgctggcctccaagaggatcctgggccctcgcc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tacacgcccgagttcgtgtcgggcagggactttcagacctacgcggacgcgaccgg</text:p>
      <text:p text:style-name="Preformatted_20_Text">AP008984.1 gtcctacacgcccgagttcgtgtcgggcagggactttcagacctacgcggacgcga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tggttcgtggtgctcacgggcaaggactactttgatccctggcgcgagctctcata</text:p>
      <text:p text:style-name="Preformatted_20_Text">AP008984.1 agtgtggttcgtggtgctcacgggcaaggactactttgatccctggcgcgagctctc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tgcgactacaacgacggtggggagacgagctcgtataggtaccgggtgaccatcgg</text:p>
      <text:p text:style-name="Preformatted_20_Text">AP008984.1 cggctgcgactacaacgacggtggggagacgagctcgtataggtaccgggtgacca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tccgactctgtccacatgcgcgccccgctgcgctccgacctgggccgcgttcctggg</text:p>
      <text:p text:style-name="Preformatted_20_Text">AP008984.1 ggatccgactctgtccacatgcgcgccccgctgcgctccgacctgggccgcgttc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tgcgtgccccaggacgcgtccaaggtgtcggtggaggtggtgtcgtgcaccggagg</text:p>
      <text:p text:style-name="Preformatted_20_Text">AP008984.1 ccgctgcgtgccccaggacgcgtccaaggtgtcggtggaggtggtgtcgtgcaccg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atcctcgactgtccccagaacgccgtctcgccctcggacagcgtctactggtacta</text:p>
      <text:p text:style-name="Preformatted_20_Text">AP008984.1 cctgatcctcgactgtccccagaacgccgtctcgccctcggacagcgtctactggt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ttcgggagcggggaccggggcgaccagcaggaaccctacctacatcgggtctagcgt</text:p>
      <text:p text:style-name="Preformatted_20_Text">AP008984.1 cgtttcgggagcggggaccggggcgaccagcaggaaccctacctacatcgggtcta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ggggtgaacgacgtagtggacggcgttgagagcagggaaggaggctcggtgtttgt</text:p>
      <text:p text:style-name="Preformatted_20_Text">AP008984.1 gagcggggtgaacgacgtagtggacggcgttgagagcagggaaggaggctcggtgt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aacgactacatcaggaaggtgctcaactctaacgcgaggggaacgttcgagggcct</text:p>
      <text:p text:style-name="Preformatted_20_Text">AP008984.1 taccaacgactacatcaggaaggtgctcaactctaacgcgaggggaacgttcgag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gggctcaagcaggtggtgtacaacatcagggtgcccatctgcgtgagcgtcgtcac</text:p>
      <text:p text:style-name="Preformatted_20_Text">AP008984.1 gtgcgggctcaagcaggtggtgtacaacatcagggtgcccatctgcgtgagcgtcg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ctccgtgggccctcttcttcaccaccaccgtccgtcctcccgtccccatcttcac</text:p>
      <text:p text:style-name="Preformatted_20_Text">AP008984.1 cctgcctccgtgggccctcttcttcaccaccaccgtccgtcctcccgtccccatct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ggtccggccgttcccgtgaagcctaccatcgctccccagcagcagccttctgcgcc</text:p>
      <text:p text:style-name="Preformatted_20_Text">AP008984.1 actgggtccggccgttcccgtgaagcctaccatcgctccccagcagcagccttctg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aagaaccagggctctctggccgccatcgtcctctttacactgttttctatcgtgtg</text:p>
      <text:p text:style-name="Preformatted_20_Text">AP008984.1 tctcaagaaccagggctctctggccgccatcgtcctctttacactgttttctatcg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attggtgctctgcgtgctggtgtaccactttatcagcaagattctgtttagggacga</text:p>
      <text:p text:style-name="Preformatted_20_Text">AP008984.1 tatattggtgctctgcgtgctggtgtaccactttatcagcaagattctgtttaggg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gactacgacatcatggataaataaattattgaaacaagatgtaaaggtccagacat</text:p>
      <text:p text:style-name="Preformatted_20_Text">AP008984.1 ggtcgactacgacatcatggataaataaattattgaaacaagatgtaaaggtccagac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tttttttattttgagcaaactttttttacagcagtgcattatacggcgatcaaacttt</text:p>
      <text:p text:style-name="Preformatted_20_Text">AP008984.1 gttttttttattttgagcaaactttttttacagcagtgcattatacggcgatcaaac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atgaaaagtagtattcgcagttgttgtatatcttgggtttttttttcctgggtat</text:p>
      <text:p text:style-name="Preformatted_20_Text">AP008984.1 tggtgatgaaaagtagtattcgcagttgttgtatatcttgggtttttttttcctggg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gccgccacgaatccaacaaacataagcaggctgatcaccgctgttaaactcacacc</text:p>
      <text:p text:style-name="Preformatted_20_Text">AP008984.1 aacagccgccacgaatccaacaaacataagcaggctgatcaccgctgttaaactca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acccatgttagttgaaggtgaataagatgaagatgaagaagatgaagaagatgaaga</text:p>
      <text:p text:style-name="Preformatted_20_Text">AP008984.1 tagacccatgttagttgaaggtgaataagatgaagatgaagaagatgaagaagatg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tgaagaagatgaagaagatgaagaagactgttcttgatcttgaagtttctccacgac</text:p>
      <text:p text:style-name="Preformatted_20_Text">AP008984.1 agatgaagaagatgaagaagatgaagaagactgttcttgatcttgaagtttctcca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tctgggaatatctcggcgccgtcttcgacagtctcatcgtcggttttctccgcttg</text:p>
      <text:p text:style-name="Preformatted_20_Text">AP008984.1 tggttctgggaatatctcggcgccgtcttcgacagtctcatcgtcggttttctccg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gaccattgtctcttcgcgtaaagctgcagccttttcagcttctatagcttcgtaaaa</text:p>
      <text:p text:style-name="Preformatted_20_Text">AP008984.1 taagaccattgtctcttcgcgtaaagctgcagccttttcagcttctatagcttcgt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tttatactctggcgacttagcgtcgctgctgattgcgccggtgtaagagacgccgtc</text:p>
      <text:p text:style-name="Preformatted_20_Text">AP008984.1 aattttatactctggcgacttagcgtcgctgctgattgcgccggtgtaagagacg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gttacgctgacattcgacgatgattgtttcccacccataatacaagagaatatact</text:p>
      <text:p text:style-name="Preformatted_20_Text">AP008984.1 gcatgttacgctgacattcgacgatgattgtttcccacccataatacaagagaatat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ttagtgatttttgtgatgactacagttttggtagtattggatgtcgagttcgtcac</text:p>
      <text:p text:style-name="Preformatted_20_Text">AP008984.1 ctctttagtgatttttgtgatgactacagttttggtagtattggatgtcgagttcg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taggttccagcgaccacgtttgcgttggtgaccaccgagaatctagtgatggtagt</text:p>
      <text:p text:style-name="Preformatted_20_Text">AP008984.1 agtgtaggttccagcgaccacgtttgcgttggtgaccaccgagaatctagtgatggt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gtgctctcgttgtacatcgtcgacttcgcaatgctgctgatggtgctgct-gggga</text:p>
      <text:p text:style-name="Preformatted_20_Text">AP008984.1 tgctgtgctctcgttgtacatcgtcgacttcgcaatgctgctgatggtgctgctggggga</text:p>
      <text:p text:style-name="Preformatted_20_Text"><text:s text:c="11"/>****************************************************** *****</text:p>
      <text:p text:style-name="Preformatted_20_Text"/>
      <text:p text:style-name="Preformatted_20_Text">P01 <text:s text:c="7"/>agtcccgttccataacagagtcgcatcactatcactgtgctggccgggtctggaacatcg</text:p>
      <text:p text:style-name="Preformatted_20_Text">AP008984.1 agtcccgttccataacagagtcgcatcactatcactgtgctggccgggtctggaaca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tacagcggtcccgtacatttgcgagcagtatgcggtcactctggtcttgtcctttcg</text:p>
      <text:p text:style-name="Preformatted_20_Text">AP008984.1 aactacagcggtcccgtacatttgcgagcagtatgcggtcactctggtcttgtcct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cacaggcacagccgaggacggcgacgaggagaaaaagtctcatggtgaggcagtg</text:p>
      <text:p text:style-name="Preformatted_20_Text">AP008984.1 ggtggcacaggcacagccgaggacggcgacgaggagaaaaagtctcatggtgaggc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gcgg------atgtgaaacgaaaagtcgcgactcgatttttatacgacgggcgcagc</text:p>
      <text:p text:style-name="Preformatted_20_Text">AP008984.1 aaagcggatgcgaatgtgaaacgaaaagtcgcgactcgatttttatacgacgggcgcagc</text:p>
      <text:p text:style-name="Preformatted_20_Text"><text:soft-page-break/><text:s text:c="11"/>******* <text:s text:c="5"/>***********************************************</text:p>
      <text:p text:style-name="Preformatted_20_Text"/>
      <text:p text:style-name="Preformatted_20_Text">P01 <text:s text:c="7"/>gtctagtctaccgctgcggggctcagccgccatgcccatcgacgatcgatgacgatcatt</text:p>
      <text:p text:style-name="Preformatted_20_Text">AP008984.1 gtctagtctaccgctgcggggctcagccgccatgcccatcgacgatcgatgacgatc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tgaactccaggtgcctggtagaaaagtttcttctggcgagtctgttcgcgatctt</text:p>
      <text:p text:style-name="Preformatted_20_Text">AP008984.1 ggccttgaactccaggtgcctggtagaaaagtttcttctggcgagtctgttcgcga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tagaaggtgacatggagcatgatcatgaccacgaaggcgatcagattgaggacgaa</text:p>
      <text:p text:style-name="Preformatted_20_Text">AP008984.1 cttgtagaaggtgacatggagcatgatcatgaccacgaaggcgatcagattgaggac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agcgctcgagactatcaacaccgtcaccaccgggttttcgaggacccagtcggcggc</text:p>
      <text:p text:style-name="Preformatted_20_Text">AP008984.1 tgtagcgctcgagactatcaacaccgtcaccaccgggttttcgaggacccagtcg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tgccggggtcggggtcatgttcagcgagctgtgatcggagccgaagccgggagagag</text:p>
      <text:p text:style-name="Preformatted_20_Text">AP008984.1 gtttgccggggtcggggtcatgttcagcgagctgtgatcggagccgaagccgggag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gagatgaaactggtgagaggagaagggaaacgttcctttttgtctgtgagggtccgt</text:p>
      <text:p text:style-name="Preformatted_20_Text">AP008984.1 gtagagatgaaactggtgagaggagaagggaaacgttcctttttgtctgtgagggt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ctgaagagtgtccacacccatgccattgtttatctgggaggtgtctgaagatggag</text:p>
      <text:p text:style-name="Preformatted_20_Text">AP008984.1 caacctgaagagtgtccacacccatgccattgtttatctgggaggtgtctgaagat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cgaacaccgtcgacgagagcctggagccgctggtgccagacgagttcaagcgggtg</text:p>
      <text:p text:style-name="Preformatted_20_Text">AP008984.1 gcgtcgaacaccgtcgacgagagcctggagccgctggtgccagacgagttcaagcg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cctggtacgacgagaagctccccgccgtcagcgagcgcacccggctgcggatcaag</text:p>
      <text:p text:style-name="Preformatted_20_Text">AP008984.1 accgcctggtacgacgagaagctccccgccgtcagcgagcgcacccggctgcggat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ttgccgagctgtccgcggacgatgtcctccgacacaagggctggcgtcgcacgcga</text:p>
      <text:p text:style-name="Preformatted_20_Text">AP008984.1 tactttgccgagctgtccgcggacgatgtcctccgacacaagggctggcgtcgcac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atcaggtggccatggagtccgcggggatccgcgtgtcgctggaggatttcgagatg</text:p>
      <text:p text:style-name="Preformatted_20_Text">AP008984.1 cacaatcaggtggccatggagtccgcggggatccgcgtgtcgctggaggatttcga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gcttggccgcggactggtactatcataggagcttcgcgcggagggacctgcaggcc</text:p>
      <text:p text:style-name="Preformatted_20_Text">AP008984.1 tactgcttggccgcggactggtactatcataggagcttcgcgcggagggacctgc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cggccgtgtggtggaccatgctgaggttgtttgtgcacgcgtgctggcgcttcgac</text:p>
      <text:p text:style-name="Preformatted_20_Text">AP008984.1 tgcacggccgtgtggtggaccatgctgaggttgtttgtgcacgcgtgctggcgctt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gtcaactcgaggtacatcgagacgtcgctggagatcggcgccaatctgtcgcgttcg</text:p>
      <text:p text:style-name="Preformatted_20_Text">AP008984.1 atcgtcaactcgaggtacatcgaaacgtcgctggagatcggcgccaatctgtcgcgttcg</text:p>
      <text:p text:style-name="Preformatted_20_Text"><text:s text:c="11"/>***********************.************************************</text:p>
      <text:p text:style-name="Preformatted_20_Text"/>
      <text:p text:style-name="Preformatted_20_Text">P01 <text:s text:c="7"/>ggcctcgcgccgccgatgcgcgtgatgcccatgctgctactgtggtgcctgcacgcgttc</text:p>
      <text:p text:style-name="Preformatted_20_Text">AP008984.1 ggcctcgcgccgccgatgcgcgtgatgcccatgctgctactgtggtgcctgcacgcg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tgacccccgtgtgtctgagcaagtggggctgggtgtgtgaggacgacgagttcaac</text:p>
      <text:p text:style-name="Preformatted_20_Text">AP008984.1 cccgtgacccccgtgtgtctgagcaagtggggctgggtgtgtgaggacgacgagttca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gcccttcatggagcgcgccaaggccgtctaccagagctacagggatccgcaggaccgc</text:p>
      <text:p text:style-name="Preformatted_20_Text">AP008984.1 gtgcccttcatggagcgcgccaaggccgtctaccagagctacagggatccgcagga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atgcgcaagttccccgtgaccgagggcctgctctgggtcgtgacggcgtctcgtcgg</text:p>
      <text:p text:style-name="Preformatted_20_Text">AP008984.1 atcatgcgcaagttccccgtgaccgagggcctgctctgggtcgtgacggcgtctcg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atccacaacgaggacctcttctccggggactgcttcgcgcccaagtgcgtggtgacc</text:p>
      <text:p text:style-name="Preformatted_20_Text">AP008984.1 cccatccacaacgaggacctcttctccggggactgcttcgcgcccaagtgcgtggt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tggtggagcgctacacgcgcctctcggagcccgacacgctgaggctcacggagacg</text:p>
      <text:p text:style-name="Preformatted_20_Text">AP008984.1 tggctggtggagcgctacacgcgcctctcggagcccgacacgctgaggctcacgga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ggggtgtgatccgcaagtcgctcgcgacggtgcgctcggcgatggaccgctacgag</text:p>
      <text:p text:style-name="Preformatted_20_Text">AP008984.1 tgccggggtgtgatccgcaagtcgctcgcgacggtgcgctcggcgatggaccgcta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acctgctgccctggcgggtgcaggagctcagcaagagactgcgtcgcctcagcgac</text:p>
      <text:p text:style-name="Preformatted_20_Text">AP008984.1 gaggacctgctgccctggcgggtgcaggagctcagcaagagactgcgtcgcctcag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acgctcgctcgtccctggacccctcggtgaacatgctgggcatggtcaacaagatc</text:p>
      <text:p text:style-name="Preformatted_20_Text">AP008984.1 gagtacgctcgctcgtccctggacccctcggtgaacatgctgggcatggtcaacaa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ccatcgacatggagctttggtcgcgctcggcgaggcccaagtgactattttctagc</text:p>
      <text:p text:style-name="Preformatted_20_Text">AP008984.1 accgccatcgacatggagctttggtcgcgctcggcgaggcccaagtgactattttct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gcgtgtcagagcgggcgccgcgccgtcgcgcagtcattcacccccaccgcgacctg</text:p>
      <text:p text:style-name="Preformatted_20_Text">AP008984.1 gatggcgtgtcagagcgggcgccgcgccgtcgcgcagtcattcacccccaccgcga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tgtaccaccatgcgtcccgctctcgcgatctgctcctcggtctcgctgatcctggg</text:p>
      <text:p text:style-name="Preformatted_20_Text">AP008984.1 gccctgtaccaccatgcgtcccgctctcgcgatctgctcctcggtctcgctgatc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ctctgtctcgtcctgctctcggagggctcggatggcctcgagagatcaaggggcct</text:p>
      <text:p text:style-name="Preformatted_20_Text">AP008984.1 ccttctctgtctcgtcctgctctcggagggctcggatggcctcgagagatcaagg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agatcaaagaggggcctcgagagatcaaagaggatggtgttcctggacgatcagac</text:p>
      <text:p text:style-name="Preformatted_20_Text">AP008984.1 agagagatcaaagaggggcctcgagagatcaaagaggatggtgttcctggacgatc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aagcccatgcagtttgatgtggagctgctcggaatggcgcccgctcccggagccca</text:p>
      <text:p text:style-name="Preformatted_20_Text">AP008984.1 cgtgaagcccatgcagtttgatgtggagctgctcggaatggcgcccgctcccggag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gtgcccgacaaccccgctctcaacagctacctcgagggagccgtcgagagggagag</text:p>
      <text:p text:style-name="Preformatted_20_Text">AP008984.1 gtctgtgcccgacaaccccgctctcaacagctacctcgagggagccgtcgagaggg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gcagcggaccaagccatctcactcgacgacctggctcgcagagccggcgagcgtcg</text:p>
      <text:p text:style-name="Preformatted_20_Text">AP008984.1 agccgcagcggaccaagccatctcactcgacgacctggctcgcagagccggcgag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tgaaggctaatcgagggtaactaacaacgacggcgcgacggcggatccagcaaagt</text:p>
      <text:p text:style-name="Preformatted_20_Text">AP008984.1 ccggtgaaggctaatcgagggtaactaacaacgacggcgcgacggcggatccagcaaa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tcaaacattaaccccaatcactccccgcgacggagcattcctgatgatgaacgacgccg</text:p>
      <text:p text:style-name="Preformatted_20_Text">AP008984.1 atcaaacattaaccccaatcactccccgcgacggagcattcctgatgatgaacga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cgacaagagccgagtgctcagggccctccgtgagtcgggctccgatcccatcgacg</text:p>
      <text:p text:style-name="Preformatted_20_Text">AP008984.1 aggacgacaagagccgagtgctcagggccctccgtgagtcgggctccgatcccatc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cgtctttcagagggtggtgaggctagcgcccaacgagtacctccgcatcgagagcg</text:p>
      <text:p text:style-name="Preformatted_20_Text">AP008984.1 gcgccgtctttcagagggtggtgaggctagcgcccaacgagtacctccgcatcgag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gtgccccgatgtctgctactctctctacatgtgcctggacggtaagagcttgctcg</text:p>
      <text:p text:style-name="Preformatted_20_Text">AP008984.1 cagagtgccccgatgtctgctactctctctacatgtgcctggacggtaagagcttg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gaactgctacaaggtggtggacgctcaggcgcccgtgcagcccgtcagggagggct</text:p>
      <text:p text:style-name="Preformatted_20_Text">AP008984.1 tgtcgaactgctacaaggtggtggacgctcaggcgcccgtgcagcccgtcagggag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gctgctggcctccaactctgccgagctgcataggatcgcggtcgagctcgcctctc</text:p>
      <text:p text:style-name="Preformatted_20_Text">AP008984.1 gtctgctgctggcctccaactctgccgagctgcataggatcgcggtcgagctcgcc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acccctctcctcattcttcgtctttcccctctcaccctcgcgcttcgtcgaattcgc</text:p>
      <text:p text:style-name="Preformatted_20_Text">AP008984.1 cctacccctctcctcattcttcgtctttcccctctcaccctcgcgcttcgtcgaat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ggtggccctggtcccgagggacaagctggtgctctcgtgctcgctcaacctcagct</text:p>
      <text:p text:style-name="Preformatted_20_Text">AP008984.1 caggggtggccctggtcccgagggacaagctggtgctctcgtgctcgctcaacct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ggccaatacgggcggctgggccttcgagacgcttcagcacctcgacgccggcgacc</text:p>
      <text:p text:style-name="Preformatted_20_Text">AP008984.1 cggtggccaatacgggcggctgggccttcgagacgcttcagcacctcgacgccggc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gacgctggtgcaggctggccgatgggccgactacaagttctgggcctcgtgcgtgc</text:p>
      <text:p text:style-name="Preformatted_20_Text">AP008984.1 gctcgacgctggtgcaggctggccgatgggccgactacaagttctgggcctcgtg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gatcaaggccgagcccgagagctgcgaggtggtggccacggactgggacccttcgg</text:p>
      <text:p text:style-name="Preformatted_20_Text">AP008984.1 ctctgatcaaggccgagcccgagagctgcgaggtggtggccacggactgggaccct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gtgcgtgcagtacgcggagcagtggctcaatttccagggcgtcagctccgagggca</text:p>
      <text:p text:style-name="Preformatted_20_Text">AP008984.1 tggagtgcgtgcagtacgcggagcagtggctcaatttccagggcgtcagctccgag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agtgtggcgcgccgcagcgtgtgtggcaaagtccaaatactttacagcgctcggga</text:p>
      <text:p text:style-name="Preformatted_20_Text">AP008984.1 tcgcagtgtggcgcgccgcagcgtgtgtggcaaagtccaaatactttacagcgctc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gtggaggcacggcgtcaggcacaaagcgatgctgccctcgacggtctgagcctgag</text:p>
      <text:p text:style-name="Preformatted_20_Text">AP008984.1 acctgtggaggcacggcgtcaggcacaaagcgatgctgccctcgacggtctgagcc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acgctccgcctcgtccgaggtcctgtataagaggggccctgcccgagagctcacta</text:p>
      <text:p text:style-name="Preformatted_20_Text">AP008984.1 cgcaacgctccgcctcgtccgaggtcctgtataagaggggccctgcccgagagctc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actactccactcctcaagagccacggatctctcccaggactctcgactctttgccg</text:p>
      <text:p text:style-name="Preformatted_20_Text">AP008984.1 cttcactactccactcctcaagagccacggatctctcccaggactctcgactctttgc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acgctacctcaactcaaaatcaaactactcaaacacctcaaactctaagatggcatcag</text:p>
      <text:p text:style-name="Preformatted_20_Text">AP008984.1 aacgctacctcaactcaaaatcaaactactcaaacacctcaaactctaagatggca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ccgagatggtctttgtcgatgcacaggagcaggtcgaggcttcgccctcaccctcac</text:p>
      <text:p text:style-name="Preformatted_20_Text">AP008984.1 aaaccgagatggtctttgtcgatgcacaggagcaggtcgaggcttcgccctcaccc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acaccgctctgttcggggacagcgtcgccgccgccgctgccgccagcgcccgcgtcg</text:p>
      <text:p text:style-name="Preformatted_20_Text">AP008984.1 cctacaccgctctgttcggggacagcgtcgccgccgccgctgccgccagcgcccg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catggagtccgaggcctcctccgctgaggcctccgctgcctcatcctccggagcgg</text:p>
      <text:p text:style-name="Preformatted_20_Text">AP008984.1 aggccatggagtccgaggcctcctccgctgaggcctccgctgcctcatcctccgga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gagaaagtctggcggcggcaaggcccgcagatcccgcgtgagacagactcccttcg</text:p>
      <text:p text:style-name="Preformatted_20_Text">AP008984.1 accagagaaagtctggcggcggcaaggcccgcagatcccgcgtgagacagactccc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acgctcccaccttcagcaaggagcagaaggagcaggccagacgcttcgtgcgcgtgt</text:p>
      <text:p text:style-name="Preformatted_20_Text">AP008984.1 agtacgctcccaccttcagcaaggagcagaaggagcaggccagacgcttcgtgcgc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cgaggccatcgacaccatcaagaaccccaacgccaatgtgcaggtattccgcgaga</text:p>
      <text:p text:style-name="Preformatted_20_Text">AP008984.1 gcaccgaggccatcgacaccatcaagaaccccaacgccaatgtgcaggtattccgc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ccagaagctgaaccaggtggccgccactctcatgtcagagtccgtggacgtgtccc</text:p>
      <text:p text:style-name="Preformatted_20_Text">AP008984.1 actgccagaagctgaaccaggtggccgccactctcatgtcagagtccgtggacgtg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caagtccctgatggcctctctgatcaaggacctcaagagtccaccaatggtggtgg</text:p>
      <text:p text:style-name="Preformatted_20_Text">AP008984.1 tgaccaagtccctgatggcctctctgatcaaggacctcaagagtccaccaatgg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caccgagctggtgagcggcgtgcacgctcagatgcaggtcatcaagtccctctaca</text:p>
      <text:p text:style-name="Preformatted_20_Text">AP008984.1 agagcaccgagctggtgagcggcgtgcacgctcagatgcaggtcatcaagtccctc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tcagcgacgcctctcagcaggcagccgtggccgccgccgccaagaagaaggcatccg</text:p>
      <text:p text:style-name="Preformatted_20_Text">AP008984.1 acatcagcgacgcctctcagcaggcagccgtggccgccgccgccaagaagaaggca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agcagcagcgggaggttcaggagagcgagagcgagatgcgggtcgagaccgaagcaa</text:p>
      <text:p text:style-name="Preformatted_20_Text">AP008984.1 gcaagcagcagcgggaggttcaggagagcgagagcgagatgcgggtcgagaccgaa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cgccatctccgaggaaccc-cccaaaaagaaaagaaagaaaagaaagaaaagaaga</text:p>
      <text:p text:style-name="Preformatted_20_Text">AP008984.1 tcgccgccatctccgaggaacccccccaaaaagaaaagaaagaaaagaaagaaaagaaga</text:p>
      <text:p text:style-name="Preformatted_20_Text"><text:s text:c="11"/>*********************** ************************************</text:p>
      <text:p text:style-name="Preformatted_20_Text"/>
      <text:p text:style-name="Preformatted_20_Text">P01 <text:s text:c="7"/>aagagaagaaggaaaagaaggagaagaaggagaaatcttcctcagaggataaacccaaaa</text:p>
      <text:p text:style-name="Preformatted_20_Text">AP008984.1 aagagaagaaggaaaagaaggagaagaaggagaaatcttcctcagaggataaaccc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caaaaagacctcagaggaaagcagcgaggagcccaagaaaaagaaggctgcatccg</text:p>
      <text:p text:style-name="Preformatted_20_Text">AP008984.1 agtccaaaaagacctcagaggaaagcagcgaggagcccaagaaaaagaaggctgca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cgctccaaagaaggagaaaaagtctaagaagtcttcagaacagtctgagcagtaga</text:p>
      <text:p text:style-name="Preformatted_20_Text">AP008984.1 ccgtcgctccaaagaaggagaaaaagtctaagaagtcttcagaacagtctgagcagta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tctttcgtcaacgtcttgtttgtccaatgtcttgtttgtcccttgtttgtccaattgt</text:p>
      <text:p text:style-name="Preformatted_20_Text">AP008984.1 cgtctttcgtcaacgtcttgtttgtccaatgtcttgtttgtcccttgtttgtccaa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atcttgtccaatttgtcgtcgtccaatgtccattgtcatgtttgttattgtgtgaca</text:p>
      <text:p text:style-name="Preformatted_20_Text">AP008984.1 ccaatcttgtccaatttgtcgtcgtccaatgtccattgtcatgtttgttattgtgtga--</text:p>
      <text:p text:style-name="Preformatted_20_Text"><text:s text:c="11"/>********************************************************** <text:s/></text:p>
      <text:p text:style-name="Preformatted_20_Text"/>
      <text:p text:style-name="Preformatted_20_Text">P01 <text:s text:c="7"/>tgtgtataataaatatcacgtcaaagtttaacctcagtctcacgtccgtcttttgaaggt</text:p>
      <text:p text:style-name="Preformatted_20_Text">AP008984.1 ----tataataaatatcacgtcaaagtttaacctcagtctcacgtccgtcttttgaaggt</text:p>
      <text:p text:style-name="Preformatted_20_Text"><text:s text:c="15"/>********************************************************</text:p>
      <text:p text:style-name="Preformatted_20_Text"/>
      <text:p text:style-name="Preformatted_20_Text">P01 <text:s text:c="7"/>gacagagctctgctcttgtattaaaccgctctttttatttgtaaaaaaaaaagctcgact</text:p>
      <text:p text:style-name="Preformatted_20_Text">AP008984.1 gacagagctctgctcttgtattaaaccgctctttttatttgtaaaaaaaaaagctcg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caaagggagatgctgctgctcgacgtggacgcggacagagcgtctaccgtgcatcc</text:p>
      <text:p text:style-name="Preformatted_20_Text">AP008984.1 ttgacaaagggagatgctgctgctcgacgtggacgcggacagagcgtctaccgtgc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ggcctcgtcgagttttactacatggaacacgtcgagcgcgctccgtactcggacgt</text:p>
      <text:p text:style-name="Preformatted_20_Text">AP008984.1 caagggcctcgtcgagttttactacatggaacacgtcgagcgcgctccgtactcg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tcttggacgtgtccctgctgagggtagagtcctacgtgaggtttcacctgcacaa</text:p>
      <text:p text:style-name="Preformatted_20_Text">AP008984.1 caggttcttggacgtgtccctgctgagggtagagtcctacgtgaggtttcacctgc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agcgtgacggagaacgaggccgtgcgggtgtatgacatgacggcgccccagaaagc</text:p>
      <text:p text:style-name="Preformatted_20_Text">AP008984.1 gatgagcgtgacggagaacgaggccgtgcgggtgtatgacatgacggcgccccagaa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tacaacacgccgcccgcctacgccgccgacgtgtggcctggaccgtcgtacggcgt</text:p>
      <text:p text:style-name="Preformatted_20_Text">AP008984.1 caagtacaacacgccgcccgcctacgccgccgacgtgtggcctggaccgtcgtacg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atgtgtgacggattggtggtgaacctgctgagcacccgctccgacagcatggccaa</text:p>
      <text:p text:style-name="Preformatted_20_Text">AP008984.1 gctgatgtgtgacggattggtggtgaacctgctgagcacccgctccgacagcatgg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tttccagttgtgagctcgatcgacggcgtgcgacccgagtttgtggaggcgccggc</text:p>
      <text:p text:style-name="Preformatted_20_Text">AP008984.1 cgtgtttccagttgtgagctcgatcgacggcgtgcgacccgagtttgtggaggcgc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ggtaaagggttcaccgtgttctgccacacggacggcatgtacgtgtgcccgccgtc</text:p>
      <text:p text:style-name="Preformatted_20_Text">AP008984.1 cgcgggtaaagggttcaccgtgttctgccacacggacggcatgtacgtgtgcccg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gacggcgtgatggcgagaggagagtggatcgtcggcaaggtggagatgtcccagga</text:p>
      <text:p text:style-name="Preformatted_20_Text">AP008984.1 gcccgacggcgtgatggcgagaggagagtggatcgtcggcaaggtggagatgtccc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ttggtcctccacgccatctgcatgacggcgaggggtgcccagaacgcgttcgggct</text:p>
      <text:p text:style-name="Preformatted_20_Text">AP008984.1 tactttggtcctccacgccatctgcatgacggcgaggggtgcccagaacgcgttcg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tacatgcgcctgagacaccactttacgctgcctaacgccaagacgttcaacgagct</text:p>
      <text:p text:style-name="Preformatted_20_Text">AP008984.1 cctctacatgcgcctgagacaccactttacgctgcctaacgccaagacgttcaacg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cgcgagtcggtggcctacggcaaatggcgcagcgctgtcagcccgcagctgatgcg</text:p>
      <text:p text:style-name="Preformatted_20_Text">AP008984.1 gatccgcgagtcggtggcctacggcaaatggcgcagcgctgtcagcccgcagctgatg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tcatctccgcccgcgaaccattcgcgcccatcaaaagaaggggcaaggatatataccg</text:p>
      <text:p text:style-name="Preformatted_20_Text">AP008984.1 ggtcatctccgcccgcgaaccattcgcgcccatcaaaagaaggggcaaggatatat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cacaccaacaaggcacatcaacagcagcaacagcagcaacagcagcaacagcagca</text:p>
      <text:p text:style-name="Preformatted_20_Text">AP008984.1 accacacaccaacaaggcacatcaacagcagcaacagcagcaacagcagcaacag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cagcaacagcagcaacagcagcaacagcagcaacagcagcaacagcagcaacagcc</text:p>
      <text:p text:style-name="Preformatted_20_Text">AP008984.1 acagcagcaacagcagcaacagcagcaacagcagcaacagcagcaacagcagcaac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catctcatctaaacttccttc-----------------------------------</text:p>
      <text:p text:style-name="Preformatted_20_Text">AP008984.1 gacccatctcatctaaacttccttcagcaccttcagcaccttcagcaccttcagcacctt</text:p>
      <text:p text:style-name="Preformatted_20_Text"><text:s text:c="11"/>************************* <text:s text:c="34"/></text:p>
      <text:p text:style-name="Preformatted_20_Text"/>
      <text:p text:style-name="Preformatted_20_Text">P01 <text:s text:c="7"/>------------------------------------------------------------</text:p>
      <text:p text:style-name="Preformatted_20_Text">AP008984.1 cagcaccttcagcaccttcagcaccttcagcaccttcagcaccttcagcaccttcagcac</text:p>
      <text:p text:style-name="Preformatted_20_Text"><text:s text:c="71"/></text:p>
      <text:p text:style-name="Preformatted_20_Text"/>
      <text:p text:style-name="Preformatted_20_Text">P01 <text:s text:c="7"/>-----------------------------------ccttcagcaccttcagcaccttcag</text:p>
      <text:p text:style-name="Preformatted_20_Text">AP008984.1 cttcagcaccttcagcaccttcagcaccttcagcaccttcagcaccttcagcaccttcag</text:p>
      <text:p text:style-name="Preformatted_20_Text"><text:s text:c="46"/>*************************</text:p>
      <text:p text:style-name="Preformatted_20_Text"/>
      <text:p text:style-name="Preformatted_20_Text">P01 <text:s text:c="7"/>cacgatggagttttcaatgtggcaggctcccctccgcgtgaagcgcgcgatgtccgacgc</text:p>
      <text:p text:style-name="Preformatted_20_Text">AP008984.1 cacgatggagttttcaatgtggcaggctcccctccgcgtgaagcgcgcgatgtccg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ctgcccagccaggccaccccaaagtcggccggctacgacctgacctgcagggccga</text:p>
      <text:p text:style-name="Preformatted_20_Text">AP008984.1 ctttctgcccagccaggccaccccaaagtcggccggctacgacctgacctgcaggg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tcatcccacccaggtgcaaggccacggtggtggacattggcatcacgatggagat</text:p>
      <text:p text:style-name="Preformatted_20_Text">AP008984.1 cgtcgtcatcccacccaggtgcaaggccacggtggtggacattggcatcacgatgg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gaaggtacctacggccgcatcgccggcaggtcggggctcagtctgcggaccgggct</text:p>
      <text:p text:style-name="Preformatted_20_Text">AP008984.1 ccccgaaggtacctacggccgcatcgccggcaggtcggggctcagtctgcggaccg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gtcctcgccggcgtgatcgaccaggactacagggggtcgatcggcgtcatgttcca</text:p>
      <text:p text:style-name="Preformatted_20_Text">AP008984.1 gtcagtcctcgccggcgtgatcgaccaggactacagggggtcgatcggcgtcatgt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cttacagacgacgccgtccccctcaagcgcggggacaagatcgcccagatcatctt</text:p>
      <text:p text:style-name="Preformatted_20_Text">AP008984.1 gaaccttacagacgacgccgtccccctcaagcgcggggacaagatcgcccagatca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cgcatctgccaccccaacgtgtgcctggcggacgaactcagcgacacccagcgcgg</text:p>
      <text:p text:style-name="Preformatted_20_Text">AP008984.1 tgagcgcatctgccaccccaacgtgtgcctggcggacgaactcagcgacacccagc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ggtggcttcggctcgacggacttctcgtcgtcgtcgttcgccgccggcttcggcaa</text:p>
      <text:p text:style-name="Preformatted_20_Text">AP008984.1 cgcgggtggcttcggctcgacggacttctcgtcgtcgtcgttcgccgccggcttcg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cacaagggcaccttcaccaccttcagggacgtgaggagcggctgcaacggcggcgg</text:p>
      <text:p text:style-name="Preformatted_20_Text">AP008984.1 gaggcacaagggcaccttcaccaccttcagggacgtgaggagcggctgcaacggc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accagctccatctcggtgcgggtcaacagctcgggagggagcagcgtcttctcccc</text:p>
      <text:p text:style-name="Preformatted_20_Text">AP008984.1 caccaccagctccatctcggtgcgggtcaacagctcgggagggagcagcgtcttctcc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cgatcgtaggcggcagaaacatcgacggcgtcgaggtcaagtactgcaacggctgcga</text:p>
      <text:p text:style-name="Preformatted_20_Text">AP008984.1 cacgatcgtaggcggcagaaacatcgacggcgtcgaggtcaagtactgcaacggct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acctgccagggctgcacggtggcggacgactcttcggacgatgacacggtctgggc</text:p>
      <text:p text:style-name="Preformatted_20_Text">AP008984.1 ggagacctgccagggctgcacggtggcggacgactcttcggacgatgacacggtct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cgcttccctctaggccagcgtcccatggacaaggccaacagaggcaacaggggcaa</text:p>
      <text:p text:style-name="Preformatted_20_Text">AP008984.1 cgaacgcttccctctaggccagcgtcccatggacaaggccaacagaggcaacaggg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agaggcaacaggggcaacggcaacggcgccatggagcactagcgcagcggcatact</text:p>
      <text:p text:style-name="Preformatted_20_Text">AP008984.1 cggcagaggcaacaggggcaacggcaacggcgccatggagcactagcgcagcggcat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acccgcaattgtagctgtattgtgttgtactatatcatagtgtgctcttaataaag</text:p>
      <text:p text:style-name="Preformatted_20_Text">AP008984.1 ctgaacccgcaattgtagctgtattgtgttgtactatatcatagtgtgctcttaata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agatcaactctacggttgttggttgttaatacattaactactatcactccactcaa</text:p>
      <text:p text:style-name="Preformatted_20_Text">AP008984.1 atgtagatcaactctacggttgttggttgttaatacattaactactatcactccac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gacctcataatgggacctttgaccatctacacagtactgatactggtgagtccgca</text:p>
      <text:p text:style-name="Preformatted_20_Text">AP008984.1 ctgagacctcataatgggacctttgaccatctacacagtactgatactggtgagtc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aactctacggtgactctgacggccagggagggctgcctgtggcggcacggcggcac</text:p>
      <text:p text:style-name="Preformatted_20_Text">AP008984.1 ggacaactctacggtgactctgacggccagggagggctgcctgtggcggcacggc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gagctgacggtggaggtgcctcgcaaggactacgcgtccaccacgtctaaccagct</text:p>
      <text:p text:style-name="Preformatted_20_Text">AP008984.1 cagcgagctgacggtggaggtgcctcgcaaggactacgcgtccaccacgtctaac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tgcaccaaggccggcgtgttgttgcgggtcgaggtgggtcgctacttgtccatgac</text:p>
      <text:p text:style-name="Preformatted_20_Text">AP008984.1 ggtgtgcaccaaggccggcgtgttgttgcgggtcgaggtgggtcgctacttgtcca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tggatgcccaggctgctcgactctgtgcgctacagcgccgacggcatcaagaacag</text:p>
      <text:p text:style-name="Preformatted_20_Text">AP008984.1 ggagtggatgcccaggctgctcgactctgtgcgctacagcgccgacggcatcaaga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tactttgttcgggccaccccggacagcatatcgcacatcctcgcgaccaacgacga</text:p>
      <text:p text:style-name="Preformatted_20_Text">AP008984.1 cacctactttgttcgggccaccccggacagcatatcgcacatcctcgcgaccaacgacga</text:p>
      <text:p text:style-name="Preformatted_20_Text"><text:s text:c="11"/>***.********************************************************</text:p>
      <text:p text:style-name="Preformatted_20_Text"/>
      <text:p text:style-name="Preformatted_20_Text">P01 <text:s text:c="7"/>gcacctcgcaacggacgaagggggacccgagatgcccggcgtgtactacaacacgttttc</text:p>
      <text:p text:style-name="Preformatted_20_Text">AP008984.1 gcacctcgcaacggacgaagggggacccgagatgcccggcgtgtactacaacacgtt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aaacactatgcgtactaccccctgggagtcagggccgagtcgcgggacctcggaga</text:p>
      <text:p text:style-name="Preformatted_20_Text">AP008984.1 gggcaaacactatgcgtactaccccctgggagtcagggccgagtcgcgggacctcg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cggtggaccgtcaggtgcgtgacgacctggcccgcgacggccgagctggtggtggc</text:p>
      <text:p text:style-name="Preformatted_20_Text">AP008984.1 ggaccggtggaccgtcaggtgcgtgacgacctggcccgcgacggccgagctggtg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ggtggaggggacggtactcgaatgatacagatggacgagagccatcagatcacgct</text:p>
      <text:p text:style-name="Preformatted_20_Text">AP008984.1 tggaggtggaggggacggtactcgagtgatacagatggacgagagccatcagatcacgct</text:p>
      <text:p text:style-name="Preformatted_20_Text"><text:soft-page-break/><text:s text:c="11"/>*************************.**********************************</text:p>
      <text:p text:style-name="Preformatted_20_Text"/>
      <text:p text:style-name="Preformatted_20_Text">P01 <text:s text:c="7"/>gccctaccacgaggcgtacggggcctggtgcagggcgaagtggctgactcatacgacgtc</text:p>
      <text:p text:style-name="Preformatted_20_Text">AP008984.1 gccctaccacgaggcgtacggggcctggtgcagggcgaagtggctgactcatacga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tatgtgatgaccacgccgtcgagctctgtgctgctgcagctgatcctaatggtgct</text:p>
      <text:p text:style-name="Preformatted_20_Text">AP008984.1 gacttatgtgatgaccacgccgtcgagctctgtgctgctgcagctgatcctaatgg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gtgctgggtctgatctacgcgaggaaggccatgaggagcaggatgggcggcataca</text:p>
      <text:p text:style-name="Preformatted_20_Text">AP008984.1 gatggtgctgggtctgatctacgcgaggaaggccatgaggagcaggatgggcggca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tcggtggtgaggcctccgaccaagtggctgttcgcgccgcgcgccgtcctcaccca</text:p>
      <text:p text:style-name="Preformatted_20_Text">AP008984.1 gctgtcggtggtgaggcctccgaccaagtggctgttcgcgccgcgcgccgtcctca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ggcgagctcaagtgatactgttggttgatgatgaaggatcttgtctaatgtgtcta</text:p>
      <text:p text:style-name="Preformatted_20_Text">AP008984.1 caacggcgagctcaagtgatactgttggttgatgatgaaggatcttgtctaatgtg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gtctaaggtgtataaggtgtataaggtgtataaggtgtatgcaataaaaaacttga</text:p>
      <text:p text:style-name="Preformatted_20_Text">AP008984.1 atgtgtctaatgtgtctaaggtgtataaggtgtataaggtgtatgcaataaaaaacttga</text:p>
      <text:p text:style-name="Preformatted_20_Text"><text:s text:c="11"/>********** **** ********************************************</text:p>
      <text:p text:style-name="Preformatted_20_Text"/>
      <text:p text:style-name="Preformatted_20_Text">P01 <text:s text:c="7"/>cttcaaaattcactttgcctctttgtctctataaacctataaaccagcgcgccgcgccga</text:p>
      <text:p text:style-name="Preformatted_20_Text">AP008984.1 cttcaaaattcactttgcctctttgtctctataaacctataaaccagcgcgccgcgctga</text:p>
      <text:p text:style-name="Preformatted_20_Text"><text:s text:c="11"/>*********************************************************.**</text:p>
      <text:p text:style-name="Preformatted_20_Text"/>
      <text:p text:style-name="Preformatted_20_Text">P01 <text:s text:c="7"/>tcaacaatcacaatcacaaagcagagcgcaacatgattcagattttagcagtggtggtgc</text:p>
      <text:p text:style-name="Preformatted_20_Text">AP008984.1 tcaacaatcacaatcacaaagcagagcgcaacatgattcagattttagcagtggtg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cctgacagtgtgcctcaatataatctggggcgttcagaagctcctccgtacaacgg</text:p>
      <text:p text:style-name="Preformatted_20_Text">AP008984.1 tcggcctgacagtgtgcctcaatataatctggggcgttcagaagctcctccgtaca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gattgccagggcgcatgtggaagcggccaagcagagactccgtcagcagcagcaac</text:p>
      <text:p text:style-name="Preformatted_20_Text">AP008984.1 acgagattgccagggcgcatgtggaagcggccaagcagagactccgtcagcagcag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cagcgcaagaagcgagcggccaggctgagaaaccccacagacgacgagtacgcct</text:p>
      <text:p text:style-name="Preformatted_20_Text">AP008984.1 agcagcagcgcaagaagcgagcggccaggctgagaaaccccacagacgacgagtac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gaacccttgcgcgatggagactgaggaatcacccgagagagggacagagcgagagg</text:p>
      <text:p text:style-name="Preformatted_20_Text">AP008984.1 tgcggaacccttgcgcgatggagactgaggaatcacccgagagagggacagagcga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agggacagaggagagaggagtagtgactgacgaggacctgggcgaaggcgcctcta</text:p>
      <text:p text:style-name="Preformatted_20_Text">AP008984.1 agagagggacagaggagagaggagtagtgactgacgaggacctgggcgaaggcgcc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acatcaacaccttggaaactcgctacccagaagacggcgacgacatgtcggtacccc</text:p>
      <text:p text:style-name="Preformatted_20_Text">AP008984.1 cctacatcaacaccttggaaactcgctacccagaagacggcgacgacatgtcggta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ccccgacgacctgatggaggatatcgagaggcagaagaggatgattgaggagcgcg</text:p>
      <text:p text:style-name="Preformatted_20_Text">AP008984.1 cgatccccgacgacctgatggaggatatcgagaggcagaagaggatgattgaggag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caccgaggcgactggcgcagcggtccagaccaagcgcaggggcagacccaagggta</text:p>
      <text:p text:style-name="Preformatted_20_Text">AP008984.1 aggccaccgaggcgactggcgcagcggtccagaccaagcgcaggggcagacccaagggt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aagataacccaaaagtccgcagcgtccacgtgcggttgcggaaacaagtcctgctgat</text:p>
      <text:p text:style-name="Preformatted_20_Text">AP008984.1 gcaagataacccaaaagtccgcagcgtccacgtgcggttgcggaaacaagtcctgc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ttaaaaagagtagagactgagaagggggaaaggggaaaaggggagaagcgtgaactc</text:p>
      <text:p text:style-name="Preformatted_20_Text">AP008984.1 ggtttaaaaagagtagagactgagaagggggaaaggggaaaaggggagaagcgtgaa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attgacaagtatcaaaatctgtcagcaccatccaccgtccacacccacacatccac</text:p>
      <text:p text:style-name="Preformatted_20_Text">AP008984.1 gacaattgacaagtatcaaaatctgtcagcaccatccaccgtccacacccacacat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caacgaccacagagctgtgatgatgaggatccttctgctactggccgcggccgcgat</text:p>
      <text:p text:style-name="Preformatted_20_Text">AP008984.1 acacaacgaccacagagctgtgatgatgaggatccttctgctactggccgcggccgc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tcagtttctgtggcggagagactcatccacgccatcgacggcgacctgaagcctta</text:p>
      <text:p text:style-name="Preformatted_20_Text">AP008984.1 gatctcagtttctgtggcggagagactcatccacgccatcgacggcgacctgaagcc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aagggtccgaggatcaagcagatagacgtcgacgagtctaccttggtgaacatgaa</text:p>
      <text:p text:style-name="Preformatted_20_Text">AP008984.1 cgggaagggtccgaggatcaagcagatagacgtcgacgagtctaccttggtgaaca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aggaaaacgatcgaggagcccgagatcaggaaggtctgctgcgacgccttcgagtt</text:p>
      <text:p text:style-name="Preformatted_20_Text">AP008984.1 gggcaggaaaacgatcgaggagcccgagatcaggaaggtctgctgcgacgccttcg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ctcggtcaagtgcgacaggctcagattcttcatgagcatcggcaacggcataaccga</text:p>
      <text:p text:style-name="Preformatted_20_Text">AP008984.1 caactcggtcaagtgcgacaggctcagattcttcatgagcatcggcaacggcataa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gacccagccgacgcgctggagccagatgagctgatcgtctacatgagcgccgtgcc</text:p>
      <text:p text:style-name="Preformatted_20_Text">AP008984.1 gttcgacccagccgacgcgctggagccagatgagctgatcgtctacatgagcgccg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gccgatacactacggtacaggggcaaggaggacgacggcgatcacggcaactctgc</text:p>
      <text:p text:style-name="Preformatted_20_Text">AP008984.1 gcccgccgatatactacggtacaggggcaaggaggacgacggcgatcacggcaactctgc</text:p>
      <text:p text:style-name="Preformatted_20_Text"><text:s text:c="11"/>***********.************************************************</text:p>
      <text:p text:style-name="Preformatted_20_Text"/>
      <text:p text:style-name="Preformatted_20_Text">P01 <text:s text:c="7"/>cgccgacgaggcggcgtaccagaccaagcgtcagctgttgatcgacgtcgccttcatcgc</text:p>
      <text:p text:style-name="Preformatted_20_Text">AP008984.1 cgccgacgaggcggcgtaccagaccaagcgtcagctgttgatcgacgtcgccttca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gtgggcattgccggcttcgccatcatgagcatgttctgcattaccaaggtcaagtc</text:p>
      <text:p text:style-name="Preformatted_20_Text">AP008984.1 ctgcgtgggcattgccggcttcgccatcatgagcatgttctgcattaccaaggtcaa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tccttccccactgtgccctcgatcggcggcgggcctcagagcagcaacaacaacaa</text:p>
      <text:p text:style-name="Preformatted_20_Text">AP008984.1 tgactccttccccactgtgccctcgatcggcggcgggcctcagagcagcaacaaca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gggctacgagctgctggccgggaccggggacactgtggtgcacatggactctcgggg</text:p>
      <text:p text:style-name="Preformatted_20_Text">AP008984.1 taagggctacgagctgctggccgggaccggggacactgtggtgcacatggactctc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cacaggaacatcgtcaacctctgcggcaggatgaccgtcctgatcaactctcgcgt</text:p>
      <text:p text:style-name="Preformatted_20_Text">AP008984.1 cagacacaggaacatcgtcaacctctgcggcaggatgaccgtcctgatcaactctc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gaggacgtcgaggacgagcccgtgtctcacgatacgcacgaccacggcacgcacca</text:p>
      <text:p text:style-name="Preformatted_20_Text">AP008984.1 cgaagaggacgtcgaggacgagcccgtgtctcacgatacgcacgaccacggcacgcac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ccgacttggaggctcccccgctgccggataagaagcctctggtggacctgatcacggc</text:p>
      <text:p text:style-name="Preformatted_20_Text">AP008984.1 ccccgacttggaggctcccccgctgccggataagaagcctctggtggacctgatca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gatgttgtttgacggtctgaccccgctcgaaatctggggctttctccgagcggggtc</text:p>
      <text:p text:style-name="Preformatted_20_Text">AP008984.1 ttagatgttgtttgacggtctgaccccgctcgaaatctggggctttctccgagcgg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ctcgacatccagcaaggatgaaggatacccgggtgatggcggcggcgatggtggtg</text:p>
      <text:p text:style-name="Preformatted_20_Text">AP008984.1 cagactcgacatccagcaaggatgaaggatacccgggtgatggcggcggcgatggt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tggtggcggcaacggtcgaggccattcagcccgacaagtgcattatactctgggcc</text:p>
      <text:p text:style-name="Preformatted_20_Text">AP008984.1 gtgatggtggcggcaacggtcgaggccattcagcccgacaagtgcattatactctg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ccgagttcgggagcgactgcctgacaccttgcgacgacgtggatcgtggagggtac</text:p>
      <text:p text:style-name="Preformatted_20_Text">AP008984.1 cggtccgagttcgggagcgactgcctgacaccttgcgacgacgtggatcgtggagg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gcagcgtacggtcgtggtcgttcttgtcctggatgggctctaaattagggatccaa</text:p>
      <text:p text:style-name="Preformatted_20_Text">AP008984.1 gtgtgcagcgtacggtcgtggtcgttcttgtcctggatgggctctaaattagggat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aggcgtacgcgtatgaaccctgtgccatacacgacatcgatccgcaacccgggtac</text:p>
      <text:p text:style-name="Preformatted_20_Text">AP008984.1 actgaggcgtacgcgtatgaaccctgtgccatacacgacatcgatccgcaacccgg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acgggacctgggtgcgatgcgagcccaacaacgtgggatgtgtgatgaggaccgtc</text:p>
      <text:p text:style-name="Preformatted_20_Text">AP008984.1 cagaacgggacctgggtgcgatgcgagcccaacaacgtgggatgtgtgatgaggac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gacggcgctgcaggacggagcctgcgttcggcttcagcctgtacatctccgttctc</text:p>
      <text:p text:style-name="Preformatted_20_Text">AP008984.1 agtcgacggcgctgcaggacggagcctgcgttcggcttcagcctgtacatctccgt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ccggatggtcgtgtcagctcgacactccagcgttcctggacgcgccgtcgccgtcc</text:p>
      <text:p text:style-name="Preformatted_20_Text">AP008984.1 agagccggatggtcgtgtcagctcgacactccagcgttcctggacgcgccgtcgc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agagaccctgcgcgctgaacggcacccacgcggtcttcacagtggacgacgctgcc</text:p>
      <text:p text:style-name="Preformatted_20_Text">AP008984.1 ggagagagaccctgcgcgctgaacggcacccacgcggtcttcacagtggacgacg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agcgaatttatgggttctaaaaggtgtgattccatctgattccggtttttgatgatg</text:p>
      <text:p text:style-name="Preformatted_20_Text">AP008984.1 tgtagcgaatttatgggttctaaaaggtgtgattccatctgattccggtttttgat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tactctcctctcaataaataaatatcttgcaacgtacatc----ttttttgcttta</text:p>
      <text:p text:style-name="Preformatted_20_Text">AP008984.1 tgtgtactctcctctcaataaataaatatcttgcaacgtacatcttttttttttgcttta</text:p>
      <text:p text:style-name="Preformatted_20_Text"><text:s text:c="11"/>******************************************** <text:s text:c="3"/>************</text:p>
      <text:p text:style-name="Preformatted_20_Text"/>
      <text:p text:style-name="Preformatted_20_Text">P01 <text:s text:c="7"/>ttgatattgtacacattatacagtctgacacacacaatacactacatgatggaggctctg</text:p>
      <text:p text:style-name="Preformatted_20_Text">AP008984.1 ttgatattgtacacattatacagtctgacacacacaatacactacatgatggaggc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ccagggaggcggaggggtcagtctgagtgcttgggcttgggctccgagaggatcat</text:p>
      <text:p text:style-name="Preformatted_20_Text">AP008984.1 cgctccagggaggcggaggggtcagtctgagtgcttgggcttgggctccgagagga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acggactctgcgatctcggggcagaggaaggcgtgcatgggtacgttgcccacaga</text:p>
      <text:p text:style-name="Preformatted_20_Text">AP008984.1 cggtacggactctgcgatctcggggcagaggaaggcgtgcatgggtacgttgcccaca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gggactggaacacgtagagcgtgtcgtaggtgacggcgtcgacaaattgcacggatcc</text:p>
      <text:p text:style-name="Preformatted_20_Text">AP008984.1 ctgggactggaacacgtagagcgtgtcgtaggtgacggcgtcgacaaattgcacgg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tccgggtccagcagcaccccgaccttggacatgtaggcgttgcccttgttgatggg</text:p>
      <text:p text:style-name="Preformatted_20_Text">AP008984.1 gacctccgggtccagcagcaccccgaccttggacatgtaggcgttgcccttgttga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ctgccgttgtccgtgttggcgcacacgttgccatcttctctgagcgaaatggtcca</text:p>
      <text:p text:style-name="Preformatted_20_Text">AP008984.1 ctctctgccgttgtccgtgttggcgcacacgttgccatcttctctgagcgaaatgg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ccccgcacgggagctgggacgtacatgagacggtctacgttgtaggtgcagacgcc</text:p>
      <text:p text:style-name="Preformatted_20_Text">AP008984.1 ggctccccgcacgggagctgggacgtacatgagacggtctacgttgtaggtgcaga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gtccaggcctgcttgttgtcgacgtgcacctcaaagtagagcgccgtaaagtggcc</text:p>
      <text:p text:style-name="Preformatted_20_Text">AP008984.1 gaaggtccaggcctgcttgttgtcgacgtgcacctcaaagtagagcgccgtaaagt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tttgtcatgacggccggtatgttgacgaaggtcctcttggtaggcgccggcggcac</text:p>
      <text:p text:style-name="Preformatted_20_Text">AP008984.1 gttctttgtcatgacggccggtatgttgacgaaggtcctcttggtaggcgccggc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gatccgtgcttggtgtagtagcatagcacgccgtcgtatccgaccttgacgttggg</text:p>
      <text:p text:style-name="Preformatted_20_Text">AP008984.1 ggaggatccgtgcttggtgtagtagcatagcacgccgtcgcatccgaccttgacgttggg</text:p>
      <text:p text:style-name="Preformatted_20_Text"><text:s text:c="11"/>****************************************.*******************</text:p>
      <text:p text:style-name="Preformatted_20_Text"/>
      <text:p text:style-name="Preformatted_20_Text">P01 <text:s text:c="7"/>atgagcggtggcgacgtccaggcgcgtatcgaccatgtacttgtggcagagtagcctcat</text:p>
      <text:p text:style-name="Preformatted_20_Text">AP008984.1 atgagcggtggcgacgtccaggcgcgtatcgaccatgtacttgtggcagagtagcc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cacctctccctgaactcgaggtcgctggccaggcgtctgagcttggtgaccagctg</text:p>
      <text:p text:style-name="Preformatted_20_Text">AP008984.1 gtgccacctctccctgaactcgaggtcgctggccaggcgtctgagcttggtgacca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-tttttgttcttggctcccgagcttccgccaccgccgctgttctgccgggacatgga</text:p>
      <text:p text:style-name="Preformatted_20_Text">AP008984.1 gtattttttgttcttggctcccgagcttccgccaccgccgctgttctgccgggacatgga</text:p>
      <text:p text:style-name="Preformatted_20_Text"><text:s text:c="11"/>*** ********************************************************</text:p>
      <text:p text:style-name="Preformatted_20_Text"/>
      <text:p text:style-name="Preformatted_20_Text">P01 <text:s text:c="7"/>cctctcgagcagggaccgcggggccggcggcggctggtttcctctcgcgccgccgctgcc</text:p>
      <text:p text:style-name="Preformatted_20_Text">AP008984.1 cctctcgagcagggaccgcggggccggcggcggctggtttcctctcgcgccgccgc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gccagagtgtgtgccagagtgtgtgccggggtgatggccttgaccggcacgggtag</text:p>
      <text:p text:style-name="Preformatted_20_Text">AP008984.1 gggcgccagagtgtgtgccagagtgtgtgccggggtgatggccttgaccggcacgg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ggtggaggcggcggcgagagtggcggcgacggcgatggcgtctgaggtaacatgtg</text:p>
      <text:p text:style-name="Preformatted_20_Text">AP008984.1 aggcggtggaggcggcggcgagagtggcggcgacggcgatggcgtctgaggtaaca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gggatgttggccgggcagggtacgggcggcggtgacggtggtggcgccttgagtcg</text:p>
      <text:p text:style-name="Preformatted_20_Text">AP008984.1 gaaggggatgttggccgggcagggtacgggcggcggtgacggtggtggcgccttga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atcgccacgggtgtctggggtgtctggatgaaggggttcctgagcccgtccgggga</text:p>
      <text:p text:style-name="Preformatted_20_Text">AP008984.1 aggcatcgccacgggtgtctggggtgtctggatgaaggggttcctgagcccgtccg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gctgctgctccgtagggctcgggcgagctgaccgtgctgtcgctgttgcagcagtt</text:p>
      <text:p text:style-name="Preformatted_20_Text">AP008984.1 cggtgctgctgctccgtagggctcgggcgagctgaccgtgctgtcgctgttgcagcag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cgtccgcgccgcacggggcgaaggcggtgatggtaggtttgttccggaccgtcgccga</text:p>
      <text:p text:style-name="Preformatted_20_Text">AP008984.1 gacgtccgcgccgcacggggcgaaggcggtgatggtaggtttgttccggaccgtcg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ggaggggccaccacgttgatagcggcgtacacggcgtcgactagttctttgaggct</text:p>
      <text:p text:style-name="Preformatted_20_Text">AP008984.1 agtcggaggggccaccacgttgatagcggcgtacacggcgtcgactagttctttga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gaggtggtgagctcgtccggatgggtccagaaatcgatcatgcacacatcgcactg</text:p>
      <text:p text:style-name="Preformatted_20_Text">AP008984.1 gtgcgaggtggtgagctcgtccggatgggtccagaaatcgatcatgcacacatcgc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ccgaccttgaggcacgctcggcacacagagtggccgcacgggacggtcaccgggtc</text:p>
      <text:p text:style-name="Preformatted_20_Text">AP008984.1 gtccccgaccttgaggcacgctcggcacacagagtggccgcacgggacggtcaccg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aaacagtccggagcacttgaggcacgtcaggtgccggctgatgtcctggtactccat</text:p>
      <text:p text:style-name="Preformatted_20_Text">AP008984.1 cttaaacagtccggagcacttgaggcacgtcaggtgccggctgatgtcctggtact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tggctttttggctttttctcactctcactctcactctcactctcactctcatctat</text:p>
      <text:p text:style-name="Preformatted_20_Text">AP008984.1 cgtgtggctttttggctttttctcactctcactctcactctcactctcactctcatc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ctctcgctctctcctcgtgcatgtatctctctctctcgctctaacgcaccctctgc</text:p>
      <text:p text:style-name="Preformatted_20_Text">AP008984.1 cactctctcgctctctcctcgtgcatgta--tctctctctcgctctaacgcaccctctgc</text:p>
      <text:p text:style-name="Preformatted_20_Text"><text:s text:c="11"/>***************************** <text:s/>*****************************</text:p>
      <text:p text:style-name="Preformatted_20_Text"/>
      <text:p text:style-name="Preformatted_20_Text">P01 <text:s text:c="7"/>gtcgtcgtcgctttcatacgggatcggggcgctgcgcctcgcccccgacgatgtccaacc</text:p>
      <text:p text:style-name="Preformatted_20_Text">AP008984.1 gtcgtcgtcgctttcatacgggatcggggcgctgcgcctcgcccccgacgatgtcc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aattcaccgtcgcgacgggttggtcggcgccgtagtagtggcaggatgtcatcttga</text:p>
      <text:p text:style-name="Preformatted_20_Text">AP008984.1 cataattcaccgtcgcgacgggttggtcggcgccgtagtagtggcaggatgtcatc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gatggtggccgcggtgtgcggggacccggccgagtccgtgagggtgaccgcggcct</text:p>
      <text:p text:style-name="Preformatted_20_Text">AP008984.1 tgcggatggtggccgcggtgtgcggggacccggccgagtccgtgagggtgaccgc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gtccttgaggaggccgaggaggctggtgaggatcacggtgcacccgtaccaggtgg</text:p>
      <text:p text:style-name="Preformatted_20_Text">AP008984.1 tctcgtccttgaggaggccgaggaggctggtgaggatcacggtgcacccgtacca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cctccgccagcacggcgcgtcgggccaccgcatgtccagatttcggtgcgacgctg</text:p>
      <text:p text:style-name="Preformatted_20_Text">AP008984.1 cgcacctccgccagcacggcgcgtcgggccaccgcatgtccagatttcggtgcgac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cagggcgaagccgacgttgaccatctcgcctcccgtcgtgtagatgagagaggcct</text:p>
      <text:p text:style-name="Preformatted_20_Text">AP008984.1 cgcacagggcgaagccgacgttgaccatctcgcctcccgtcgtgtagatgagaga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gttggcgtcgggggacctgttgggcgaagaggagccgtcccaggccgcgtccgagt</text:p>
      <text:p text:style-name="Preformatted_20_Text">AP008984.1 cctcgttggcgtcgggggacctgttgggcgaagaggagccgtcccaggccgcgtcc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gagcgagagcttgagcatggccagtgtgcccaggttgggcctgaggtggttgagcc</text:p>
      <text:p text:style-name="Preformatted_20_Text">AP008984.1 acttgagcgagagcttgagcatggccagtgtgcccaggttgggcctgaggtggttg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gtctcgccgacggccctcgacatgtgcatggccatgaccaggtgcccgatctcca</text:p>
      <text:p text:style-name="Preformatted_20_Text">AP008984.1 gcagcgtctcgccgacggccctcgacatgtgcatggccatgaccaggtgcccgatctc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agctccttgccgagcctccactgctgctcgcacggcatgccgcccgtggtcggggccc</text:p>
      <text:p text:style-name="Preformatted_20_Text">AP008984.1 ccagctccttgccgagcctccactgctgctcgcacggcatgccgcccgtggtcggg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gtagcacctgctcatcttgcccatggcccagaagccctgggcctggatgaggttga</text:p>
      <text:p text:style-name="Preformatted_20_Text">AP008984.1 gcctgtagcacctgctcatcttgcccatggcccagaagccctgggcctggatgagg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atcgttctcgtcggcatcctcctcgctgtcgtcttctgtggcgtcttcgcagccgg</text:p>
      <text:p text:style-name="Preformatted_20_Text">AP008984.1 agggatcgttctcgtcggcatcctcctcgctgtcgtcttctgtggcgtcttcgcag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cataatcgacctcgccgtcgcagagagcgatggcaaagcggagaaactcggagggag</text:p>
      <text:p text:style-name="Preformatted_20_Text">AP008984.1 tttcataatcgacctcgccgtcgcagagagcgatggcaaagcggagaaactcggag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gcacgcgttcaccctcttctcgagtgccccgacgaatcggtcggcgcaccactctg</text:p>
      <text:p text:style-name="Preformatted_20_Text">AP008984.1 tctcgcacgcgttcaccctcttctcgagtgccccgacgaatcggtcggcgcaccac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gtcctcctcgtccagcagcctcgcgtgccgcatgcagtgccatcccatcacccata</text:p>
      <text:p text:style-name="Preformatted_20_Text">AP008984.1 gcgggtcctcctcgtccagcagcctcgcgtgccgcatgcagtgccatcccatcaccc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cgcggccagcacgcggctgtcgggcgtcgaggccggtaagggcttcacgcggccct</text:p>
      <text:p text:style-name="Preformatted_20_Text">AP008984.1 tggccgcggccagcacgcggctgtcgggcgtcgaggccggtaagggcttcacgcgg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cgggaagcccgttttgctccaccaggacctggccggcgggaagcctcgcttggggt</text:p>
      <text:p text:style-name="Preformatted_20_Text">AP008984.1 cgagcgggaagcccgttttgctccaccaggacctggccggcgggaagcctcgcttg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cttgtctagcatcaggtcgatggcctgcctggtgttgttgtccctgagcgtgcggc</text:p>
      <text:p text:style-name="Preformatted_20_Text">AP008984.1 agaccttgtctagcatcaggtcgatggcctgcctggtgttgttgtccctgagcgt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ctttctgcccttgtcggggtgagagctcagccagccgcccatgagccagcagtgcc</text:p>
      <text:p text:style-name="Preformatted_20_Text">AP008984.1 agagctttctgcccttgtcggggtgagagctcagccagccgcccatgagccagcag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gaacctgtacacctccctgtgagccttcgagcgcggcttccagtccagcagccagg</text:p>
      <text:p text:style-name="Preformatted_20_Text">AP008984.1 tgccgaacctgtacacctccctgtgagccttcgagcgcggcttccagtccagcagc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tcggctcatggagggcatggcgggaaaagggctctcgggagagagctccagtcccc</text:p>
      <text:p text:style-name="Preformatted_20_Text">AP008984.1 cggctcggctcatggagggcatggcgggaaaagggctctcgggagagagctccagt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acactttctcatcgccatgatctgacggtttgcacggtaatgatagactgatagag</text:p>
      <text:p text:style-name="Preformatted_20_Text">AP008984.1 tgcaacactttctcatcgccatgatctgacggtttgcacggtaatgatagactgat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tcaacggactgttcatatcaggggtcggagctcatctttatttaatttgtgtcaaa</text:p>
      <text:p text:style-name="Preformatted_20_Text">AP008984.1 agactcaacggactgttcatatcaggggtcagagctcatctttatttaatttgtgtcaaa</text:p>
      <text:p text:style-name="Preformatted_20_Text"><text:s text:c="11"/>******************************.*****************************</text:p>
      <text:p text:style-name="Preformatted_20_Text"/>
      <text:p text:style-name="Preformatted_20_Text">P01 <text:s text:c="7"/>tttcatgtaagcgccgcccgtgcgacatcacgtaaaaacaccataaacaccgtacttcac</text:p>
      <text:p text:style-name="Preformatted_20_Text">AP008984.1 tttcatgtaagcgccgcccgtgcgacatcacgtaaaaacaccataaacaccgtact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catacaccaaaaaaatagcgtcaaacgatggactcgaagctgtccgagtcagagtc</text:p>
      <text:p text:style-name="Preformatted_20_Text">AP008984.1 cgcacatacaccaaaaaaatagcgtcaaacgatggactcgaagctgtccgagtcagag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acgaagatatgtcagaccgttcctcgaccgtgaggtcgtcgtcctcctcgttggtgtc</text:p>
      <text:p text:style-name="Preformatted_20_Text">AP008984.1 cgacgaagatatgtcagaccgttcctcgaccgtgaggtcgtcgtcctcctcgttgg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gccgtctcgtcgttgtagtcgtcctgctcctcgtccgtgtctgtcacctctccctc</text:p>
      <text:p text:style-name="Preformatted_20_Text">AP008984.1 ctcggccgtctcgtcgttgtagtcgtcctgctcctcgtccgtgtctgtcacctctc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ttgtcggggaggacggcgttgcggaccagaaagcccgacttgaaggcgtcctcgac</text:p>
      <text:p text:style-name="Preformatted_20_Text">AP008984.1 gtccttgtcggggaggacggcgttgcggaccagaaagcccgacttgaaggcgtcct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tcaaaggctgtggcctccatctcgctccacgccactttggtcacgacgcggggcct</text:p>
      <text:p text:style-name="Preformatted_20_Text">AP008984.1 cgtctcaaaggctgtggcctccatctcgctccacgccactttggtcacgacgcggg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tccgtcttgtccgtgagatccaccgtcatgtagcggggcttcatgaagcggtagag</text:p>
      <text:p text:style-name="Preformatted_20_Text">AP008984.1 ggcgtccgtcttgtccgtgagatccaccgtcatgtagcggggcttcatgaagcggt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cgcagcggcacgtcgctgcacggggaggctacgttgtagaggctccacagacgata</text:p>
      <text:p text:style-name="Preformatted_20_Text">AP008984.1 ctcccgcagcggcacgtcgctgcacggggaggctacgttgtagaggctccacagacg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tccgtgttgaggcacacgttgaggtgcgagagggcctggaccgtgagcccaaactt</text:p>
      <text:p text:style-name="Preformatted_20_Text">AP008984.1 gtgctccgtgttgaggcacacgttgaggtgcgagagggcctggaccgtgagcccaa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agccgtttcgccagtcgcagcatcttgtcgctctcgtcgtcgttggcggcgtcgag</text:p>
      <text:p text:style-name="Preformatted_20_Text">AP008984.1 gacgagccgtttcgccagtcgcagcatcttgtcgctctcgtcgtcgttggcggcgt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tcgcaggccatgcgaaagaagcccgggtcgatgttgtcaaactgcgccaggtgtga</text:p>
      <text:p text:style-name="Preformatted_20_Text">AP008984.1 ccgctcgcaggccatgcgaaagaagcccgggtcgatgttgtcaaactgcgccaggt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gtacttgttcctgaggttcttgatccgctgcagggtcacccgtcccctgggcctcgc</text:p>
      <text:p text:style-name="Preformatted_20_Text">AP008984.1 atcgtacttgttcctgaggttcttgatccgctgcagggtcacccgtcccctgggcc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gtctcccgtgaccagcgcgaaggccacctcgttcatcaccctacccttgacccactg</text:p>
      <text:p text:style-name="Preformatted_20_Text">AP008984.1 aaagtctcccgtgaccagcgcgaaggccacctcgttcatcaccctacccttgaccc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cagatgagcttgtcccagcgcgcctggtagtgcgagggcaataggggtttggtggt</text:p>
      <text:p text:style-name="Preformatted_20_Text">AP008984.1 gtcgcagatgagcttgtcccagcgcgcctggtagtgcgagggcaataggggtttgg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atgagcctgaggaacctggggctcgggacggggaacttttgcgcgcagtagtcgtt</text:p>
      <text:p text:style-name="Preformatted_20_Text">AP008984.1 cgcgatgagcctgaggaacctggggctcgggacggggaacttttgcgcgcagtagtc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gtcggcgagccgacgtggtggcatcgaggatcggggtggcactcgacgtcgacgaa</text:p>
      <text:p text:style-name="Preformatted_20_Text">AP008984.1 catggtcggcgagccgacgtggtggcatcgaggatcggggtggcactcgacgtcgac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aggtccgtatcggcgggatcgtgtacgcagacggacatggactcttgccacaggtg</text:p>
      <text:p text:style-name="Preformatted_20_Text">AP008984.1 gtcgaggtccgtatcggcgggatcgtgtacgcagacggacatggactcttgccaca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cagtgcatgcccctccactgccgggcgacgggcctcccgagccagagcatgatgga</text:p>
      <text:p text:style-name="Preformatted_20_Text">AP008984.1 cgaccagtgcatgcccctccactgccgggcgacgggcctcccgagccagagcatgatg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gcaccgaggggaagctgcccgtcttggggttggcgacggcgcggccgatgatcctggc</text:p>
      <text:p text:style-name="Preformatted_20_Text">AP008984.1 gcgcaccgaggggaagctgcccgtcttggggttggcgacggcgcggccgatgatcc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ctccccagggtgcccgtgcactcgttgagctcgttgtagaggccctggtcctcgta</text:p>
      <text:p text:style-name="Preformatted_20_Text">AP008984.1 gatgctccccagggtgcccgtgcactcgttgagctcgttgtagaggccctggtcct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ttcaccgtctcgtccgaggccagcctgaagacgatgtcctccatgggcatcgagag</text:p>
      <text:p text:style-name="Preformatted_20_Text">AP008984.1 ctttttcaccgtctcgtccgaggccagcctgaagacgatgtcctccatgggcatcg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ttgagcatcttgcgcagagcctccttgtccgagtaggccgcgagccgagcaaaggc</text:p>
      <text:p text:style-name="Preformatted_20_Text">AP008984.1 gttgttgagcatcttgcgcagagcctccttgtccgagtaggccgcgagccgagcaa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gcgagcttggtgaggctctcgatgtcctcctgggccctgcgtcgtctaagtgtcac</text:p>
      <text:p text:style-name="Preformatted_20_Text">AP008984.1 tgcggcgagcttggtgaggctctcgatgtcctcctgggccctgcgtcgtctaagtg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ctcgacggcgtctgggtgttctgccatttcgacagtctccctctcaaaggctgtgag</text:p>
      <text:p text:style-name="Preformatted_20_Text">AP008984.1 aaactcgacggcgtctgggtgttctgccatttcgacagtctccctctcaaaggctg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tcgtcgggtttgtaagagggcagcagggtccaccagggtctatgctgcttggcggc</text:p>
      <text:p text:style-name="Preformatted_20_Text">AP008984.1 acggtcgtcgggtttgtaagagggcagcagggtccaccagggtctatgctgcttg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tcctccgatcgcgaggagtccatctcctcctcggtctcctcttcgagggacctctt</text:p>
      <text:p text:style-name="Preformatted_20_Text">AP008984.1 gggctcctccgatcgcgaggagtccatctcctcctcggtctcctcttcgagggacc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ctcttggtctctgccattcttgggtaggtggtggtggtagggcaggtgtagagagg</text:p>
      <text:p text:style-name="Preformatted_20_Text">AP008984.1 gaggctcttggtctctgccattcttgggtaggtggtggtggtagggcaggtgtaga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gagtgagggagtgatggagtgagggagtgagggagtgatatggagtgaacgtaaatg</text:p>
      <text:p text:style-name="Preformatted_20_Text">AP008984.1 atagagtgagggagtgatggagtgagggagtgagggagtgatatggagtgaacgtaa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ggcgctgcggaggttctactggagcgggtgatagttgacgggtgcgttgcgcttct</text:p>
      <text:p text:style-name="Preformatted_20_Text">AP008984.1 gaggggcgctgcggaggttctactggagcgggtgatagttgacgggtgcgttgcgc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gaacttgtagagcgtgacgccgaacagcgtcaggacgatcacgcagacgctgatga</text:p>
      <text:p text:style-name="Preformatted_20_Text">AP008984.1 tgatgaacttgtagagcgtgacgccgaacagcgtcaggacgatcacgcagacgctga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agacgaaggcgacgggtcccttcgagcacttgaaaagagcttcggatccgctgccgc</text:p>
      <text:p text:style-name="Preformatted_20_Text">AP008984.1 cggagacgaaggcgacgggtcccttcgagcacttgaaaagagcttcggatccgctg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tgtggaactgattcgcgaagccggccgggttgagccagtggagagtggatctgggta</text:p>
      <text:p text:style-name="Preformatted_20_Text">AP008984.1 agttgtggaactgattcgcgaagccggccgggttgagccagtggagagtggatctgg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gggcgtagtcggcgcggtcgacgccgtggtggatggtggcagggtggacatggcga</text:p>
      <text:p text:style-name="Preformatted_20_Text">AP008984.1 ccgtgggcgtagtcggcgcggtcgacgccgtggtggatggtggcagggtggacatg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gggtgcatgggtaggcggtgggtcggtcaccttgtagcggatggtggatggtcccg</text:p>
      <text:p text:style-name="Preformatted_20_Text">AP008984.1 cggtgggtgcatgggtaggcggtgggtcggtcaccttgtagcggatggtggatggtcc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atgatcctggccacctgcggctggggcagcggtagggtgtctggggcgagcgaggagt</text:p>
      <text:p text:style-name="Preformatted_20_Text">AP008984.1 cgatgatcctggccacctgcggctggggcagcggtagggtgtctggggcgagcgag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agacggggtcgaaggcttcgcggagctgtgcgagaggcacgacgagtcccggggtag</text:p>
      <text:p text:style-name="Preformatted_20_Text">AP008984.1 agtagacggggtcgaaggcttcgcggagctgtgcgagaggcacgacgagtcccggg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cggcggagtggtggtgcccggtgtggtggtggtggtggtcgggagtggagtggtgg</text:p>
      <text:p text:style-name="Preformatted_20_Text">AP008984.1 gcgccggcggagtggtggtgcccggtgtggtggtggtggtggtcgggagtggag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gcgagccacgcggcgatagaagcggcctcgtacacggccctggatgctgctaatt</text:p>
      <text:p text:style-name="Preformatted_20_Text">AP008984.1 cctgcgcgagccacgcggcgatagaagcggcctcgtacacggccctggatgctgcta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tagcgacggcgtcgtcggggtggtgggtggcagggtgaacgtggtggtgggccgcg</text:p>
      <text:p text:style-name="Preformatted_20_Text">AP008984.1 gttctagcgacggcgtcgtcggggtggtgggtggcagggtgaacgtggtggtgggc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gtggggtctgcgacgttgatggtgatgatgggtggtaaggtggccgcggtcggcg</text:p>
      <text:p text:style-name="Preformatted_20_Text">AP008984.1 tggtggtggggtctgcgacgttgatggtgatgatgggtggtaaggtggccgcggt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gggtctggtcgtcggagggatggtggtgaggccggcggtctgtatcaggaactctt</text:p>
      <text:p text:style-name="Preformatted_20_Text">AP008984.1 gcgtgggtctggtcgtcggagggatggtggtgaggccggcggtctgtatcaggaac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ggggatcatcaccctacccgactggtacaggatcacgttcaatcgagcggcgtcgt</text:p>
      <text:p text:style-name="Preformatted_20_Text">AP008984.1 cctcggggatcatcaccctacccgactggtacaggatcacgttcaatcgagcggc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ggcgtcgatgacttggggagtgttgccgaagagcaggatcatgcggaccttgacgt</text:p>
      <text:p text:style-name="Preformatted_20_Text">AP008984.1 ccgcggcgtcgatgacttggggagtgttgccgaagagcaggatcatgcggacctt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tcacgtaggcctcgaccagttcgggcgtctcgaagctgattgtaatatctcgagaga</text:p>
      <text:p text:style-name="Preformatted_20_Text">AP008984.1 cgttcacgtaggcctcgaccagttcgggcgtctcgaagctgattgtaatatctcga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ttactgcaacagttaggccatacacatggcagtaaattgcggtaa-tttttttgaa</text:p>
      <text:p text:style-name="Preformatted_20_Text">AP008984.1 tgcattactgcaacagttaggccatacacatggcagtaaattgcggtaattttttttgaa</text:p>
      <text:p text:style-name="Preformatted_20_Text"><text:s text:c="11"/>************************************************* **********</text:p>
      <text:p text:style-name="Preformatted_20_Text"/>
      <text:p text:style-name="Preformatted_20_Text">P01 <text:s text:c="7"/>atataaacagcatatgccatacctgatatgtctacagtgaattctgtttgtttcattcca</text:p>
      <text:p text:style-name="Preformatted_20_Text">AP008984.1 atataaacagcatatgccatacctgatatgtctacagtgaattctgtttgtttcat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ttgtttgcacaaagaagctgaatttttctgtcattgctgtagttgtggtgtagcgg</text:p>
      <text:p text:style-name="Preformatted_20_Text">AP008984.1 cactttgtttgcacaaagaagctgaatttttctgtcattgctgtagttgtggtgta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tgaagctgttactctgttcacaggagtcattaagaagctcttgttcacagatgact</text:p>
      <text:p text:style-name="Preformatted_20_Text">AP008984.1 catgtgaagctgttactctgttcacaggagtcattaagaagctcttgttcacagatg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cagtaggggatcgaaacttacactttttaatggaacaatcagggcactgcagtgag</text:p>
      <text:p text:style-name="Preformatted_20_Text">AP008984.1 gagtcagtaggggatcgaaacttacactttttaatggaacaatcagggcactgcag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tgcaggtgagagttacttctttccccacagatccagtcacatcatcacagcttaca</text:p>
      <text:p text:style-name="Preformatted_20_Text">AP008984.1 atgttgcaggtgagagttacttctttccccacagatccagtcacatcatcacagctta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tgatatctgaaatataacaatgtatatcataaaatacagcaactgaacaataacatttt</text:p>
      <text:p text:style-name="Preformatted_20_Text">AP008984.1 ctgatatctgaaatataacaatgtatatcataaaatacagcaactgaacaataaca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ttttttggcgtctcatgaaactcttgaacttatctgtgtaactctcacacatagctg</text:p>
      <text:p text:style-name="Preformatted_20_Text">AP008984.1 ttattttttggcgtctcatgaaactcttgaacttatctgtgtaactctcacacata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ttattctcttaccatcatcaccttgacagacagcagtaaagctccaaaccagaaag</text:p>
      <text:p text:style-name="Preformatted_20_Text">AP008984.1 aagtttattctcttaccatcatcaccttgacagacagcagtaaagctccaaaccaga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gttgcacagcatttacagcattcatggttgtaattctgcagtctgtgtgctcaccg</text:p>
      <text:p text:style-name="Preformatted_20_Text">AP008984.1 aacagttgcacagcatttacagcattcatggttgtaattctgcagtctgtgtgctc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agtttattccactctgactctctctgcctctcacacgagcgtttatagatgctttc</text:p>
      <text:p text:style-name="Preformatted_20_Text">AP008984.1 tctgagtttattccactctgactctctctgcctctcacacgagcgtttatagatgct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aattctttgatcctatcttcaagtacatctgctttgtgtaatgatgactctggaag</text:p>
      <text:p text:style-name="Preformatted_20_Text">AP008984.1 acttaattctttgatcctatcttcaagtacatctgctttgtgtaatgatgactctg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atttatgtttatgttttatgatagtgttaaagtcataaactcaacgtcagcctatc</text:p>
      <text:p text:style-name="Preformatted_20_Text">AP008984.1 atgaatttatgtttatgttttatgatagtgttaaagtcataaactcaacgtcagcct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ctgcagacagtcagattctccacagaccttcacaaaacacttctgctcctgagaatc</text:p>
      <text:p text:style-name="Preformatted_20_Text">AP008984.1 aatctgcagacagtcagattctccacagaccttcacaaaacacttctgctcctgaga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cagactgatttacaggtaaataggagcgagcgagggctcatggcgtcgtctagtgt</text:p>
      <text:p text:style-name="Preformatted_20_Text">AP008984.1 tgatcagactgatttacaggtaaataggagcgagcgagggctcatggcgtcgtcta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tgtcgacactaccactcgacacaacgtctcattttacggatcaagtctttattatt</text:p>
      <text:p text:style-name="Preformatted_20_Text">AP008984.1 gcactgtcgacactaccactcgacacaacgtctcattttacggatcaagtctttatt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tatttaatggggttcggttggagaagagcagtcaagtgagcagaagagaagatcgt</text:p>
      <text:p text:style-name="Preformatted_20_Text">AP008984.1 actttatttaatggggttcggttggagaagagcagtcaagtgagcagaagagaaga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ttagaccttttagacgattttggtttttgttggtgacgacgcccactatagaagcc</text:p>
      <text:p text:style-name="Preformatted_20_Text">AP008984.1 catcttagaccttttagacgattttggtttttgttggtgacgacgcccactataga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tggtgtcgatgcatctgtcgtcgtcctcctccacgaacgctgggttgtcgtagccg</text:p>
      <text:p text:style-name="Preformatted_20_Text">AP008984.1 gctctggtgtcgatgcatctgtcgtcgtcctcctccacgaacgctgggttgtcgta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cgttgtagcgggtggcggcgtcgatcacggatcccgtttcggcgtcgtcccggatc</text:p>
      <text:p text:style-name="Preformatted_20_Text">AP008984.1 ttgtcgttgtagcgggtggcggcgtcgatcacggatcccgtttcggcgtcgtcccg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tttctgggtctgagttttctgaagtgcctcgatatacggcgtctgtgacagcagcag</text:p>
      <text:p text:style-name="Preformatted_20_Text">AP008984.1 cgttttctgggtctgagttttctgaagtgcctcgatatacggcgtctgtgacagca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gaggaaggcgagcaggcccactccgaggagcagcagcaggccgaagacgatgggg</text:p>
      <text:p text:style-name="Preformatted_20_Text">AP008984.1 cagcagaggaaggcgagcaggcccactccgaggagcagcagcaggccgaagacgatgg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cgacacgcagtaggggttctgcgccggggcgcacttgtcaaagttggcggggttgaac</text:p>
      <text:p text:style-name="Preformatted_20_Text">AP008984.1 cccgacacgcagtaggggttctgcgccggggcgcacttgtcaaagttggcggggtt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tacagaaaactgttggcgaagtcgggcggtagagtggggaccgcgagtccttccgtg</text:p>
      <text:p text:style-name="Preformatted_20_Text">AP008984.1 cagtacagaaaactgttggcgaagtcgggcggtagagtggggaccgcgagtccttc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cggtgagggattgagcgacggcgtctccgatcgtcgttagggacgtcgccgccgca</text:p>
      <text:p text:style-name="Preformatted_20_Text">AP008984.1 aggtcggtgagggattgagcgacggcgtctccgatcgtcgttagggacgtcgccgc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gcccgggctaatcttggaacccgtcattgcggctgtgtgggggttctggggtagt</text:p>
      <text:p text:style-name="Preformatted_20_Text">AP008984.1 agcaggcccgggctaatcttggaacccgtcattgcggctgtgtgggggttctggggcagt</text:p>
      <text:p text:style-name="Preformatted_20_Text"><text:s text:c="11"/>********************************************************.***</text:p>
      <text:p text:style-name="Preformatted_20_Text"/>
      <text:p text:style-name="Preformatted_20_Text">P01 <text:s text:c="7"/>ggcgggcggtatatcactcggtgcggatagccggagaggcctcagtttaacgaaaaccga</text:p>
      <text:p text:style-name="Preformatted_20_Text">AP008984.1 ggcgggcggtatatcactcggtgcggatagccggagaggcctcagtttaacgaaaac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actacttgtcgatcagcccgttgcgctgaaagatgtttacatcttaaatgcaatgt</text:p>
      <text:p text:style-name="Preformatted_20_Text">AP008984.1 gatcactacttgtcgatcagcccgttgcgctgaaagatgtttacatcttaaatgca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agcaatgtagaaaaaagtttgagcttcagtataaaacgctcattttagcgcttctgt</text:p>
      <text:p text:style-name="Preformatted_20_Text">AP008984.1 tttagcaatgtagaaaaaagtttgagcttcagtataaaacgctcattttagcgctt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attaacactctgttagtgcaactaagcaaatgaacagaaagaaagctcagaagtga</text:p>
      <text:p text:style-name="Preformatted_20_Text">AP008984.1 gaccattaacactctgttagtgcaactaagtaaatgaacagaaagaaagctcagaagtga</text:p>
      <text:p text:style-name="Preformatted_20_Text"><text:s text:c="11"/>******************************.*****************************</text:p>
      <text:p text:style-name="Preformatted_20_Text"/>
      <text:p text:style-name="Preformatted_20_Text">P01 <text:s text:c="7"/>gatgg-------------------------------------------------------</text:p>
      <text:p text:style-name="Preformatted_20_Text">AP008984.1 gatgggccagaagcacgacaagtaccagggcgccgatctcgaggtcgatgaacagaaaga</text:p>
      <text:p text:style-name="Preformatted_20_Text"><text:s text:c="11"/>***** <text:s text:c="54"/></text:p>
      <text:p text:style-name="Preformatted_20_Text"/>
      <text:p text:style-name="Preformatted_20_Text">P01 <text:s text:c="7"/>--cgtcagaagtgagatgggccagaagcacgacaagtaccagggcgccgatctcgagatc</text:p>
      <text:p text:style-name="Preformatted_20_Text">AP008984.1 aagctcagaagtgagatgggccagaagcacgacaagtaccagggcgccgatctcgagatc</text:p>
      <text:p text:style-name="Preformatted_20_Text"><text:s text:c="15"/>********************************************************</text:p>
      <text:p text:style-name="Preformatted_20_Text"/>
      <text:p text:style-name="Preformatted_20_Text">P01 <text:s text:c="7"/>aacgacctcgagatcaacgtacctatcagcttcatgactcccgaacagatcgcggcggct</text:p>
      <text:p text:style-name="Preformatted_20_Text">AP008984.1 aacgacctcgagatcaacgtacctatcagcttcatgactcccgaacagattgcggcggct</text:p>
      <text:p text:style-name="Preformatted_20_Text"><text:s text:c="11"/>**************************************************.*********</text:p>
      <text:p text:style-name="Preformatted_20_Text"/>
      <text:p text:style-name="Preformatted_20_Text">P01 <text:s text:c="7"/>gtgggtagaaacggacaggccgtcttcaccttcgacgccaagagaagtcgacataaggtc</text:p>
      <text:p text:style-name="Preformatted_20_Text">AP008984.1 gtgggtagaaacggacaggccgtcttcaccttcgacgccaagagaagtcgacataa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ggcggcggagcgaattgggtaggcagcgagcgctccctccgccgcctccgctgagg</text:p>
      <text:p text:style-name="Preformatted_20_Text">AP008984.1 aacaggcggcggagcgaattgggtaggcagcgagcgctccctccgccgcctccgct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gatccctatccgcagcgagcctgcccctgctccccgacctgcctctgcctcctccg</text:p>
      <text:p text:style-name="Preformatted_20_Text">AP008984.1 acgagatccctatccgcagcgagcctgcccctgctccccgacctgcctctgcctcc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ctcctccgagccgagtgctgtccgaggacgaggcttccaatctccccgagcctccg</text:p>
      <text:p text:style-name="Preformatted_20_Text">AP008984.1 ccgtctcctccgagccgagtgctgtccgaggacgaggcttccaatctccccgagcc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agtgcttgaccctggacggcgtcgagtcaaccacggcgccgccgtcgtcgtcgtca</text:p>
      <text:p text:style-name="Preformatted_20_Text">AP008984.1 gtcgagtgcttgaccctggacggcatcgagtcaaccacggcgccgccgtcgtcgtcgtca</text:p>
      <text:p text:style-name="Preformatted_20_Text"><text:soft-page-break/><text:s text:c="11"/>************************.***********************************</text:p>
      <text:p text:style-name="Preformatted_20_Text"/>
      <text:p text:style-name="Preformatted_20_Text">P01 <text:s text:c="7"/>gtcctcagcaacagcagcatacgcatgtcgaagcctctaccgaccatacccgaggtctct</text:p>
      <text:p text:style-name="Preformatted_20_Text">AP008984.1 gtcctcagcaacagcagcatacgcatgtcgaagcctctaccgaccatacccgaggt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acctgagcagggtgaggcgcatgatgagaaggggtggacagggcaagaacaagagg</text:p>
      <text:p text:style-name="Preformatted_20_Text">AP008984.1 cagaacctgagcagggtgaggcgcatgatgagaaggggtggacagggcaagaacaa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agagcataggccagcagtccaaccactcggtgtcgagcccggacctctcgggcggc</text:p>
      <text:p text:style-name="Preformatted_20_Text">AP008984.1 ctccagagcataggccagcagtccaaccactcggtgtcgagcccggacctctcggg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acagcgacgcgtcgtctgtgtcggggaggtccaggtccgtgaagcaagacctggac</text:p>
      <text:p text:style-name="Preformatted_20_Text">AP008984.1 gacgacagcgacgcgtcgtctgtgtcggggaggtccaggtccgtgaagcaagacct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cgacggccatgcgagccatcctggtacagctcaagaacgtccaagagaagatcaac</text:p>
      <text:p text:style-name="Preformatted_20_Text">AP008984.1 gggacgacggccatgcgagccatcctggtacagctcaagaacgtccaagagaagat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ttcaccgcgagacggtcaacatggacgagcgtgagatccgggagcagctggcgagg</text:p>
      <text:p text:style-name="Preformatted_20_Text">AP008984.1 gactttcaccgcgagacggtcaacatggacgagcgtgagatccgggagcagctggc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tgaaggagaagaggatgtgcgagatgagccttgcggcggccaggcagctcaaggag</text:p>
      <text:p text:style-name="Preformatted_20_Text">AP008984.1 ctggtgaaggagaagaggatgtgcgagatgagccttgcggcggccaggcagctcaa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acgctcatcaatcgcagcagcagctgagcgccctgtccaggccgagagccgcctca</text:p>
      <text:p text:style-name="Preformatted_20_Text">AP008984.1 gcctacgctcatcaatcgcagcagcagctgagcgccctgtccaggccgagagccgc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cctcgcatcaaccaaacagcgtgaatatgcccaagagggtcatgatggataacagc</text:p>
      <text:p text:style-name="Preformatted_20_Text">AP008984.1 tcgtcctcgcatcaaccaaacagcgtgaatatgcccaagagggtcatgatggataa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tactacgtgacacaaacaggcagagacagtgatgtgtgatcaatgggtatggttttt</text:p>
      <text:p text:style-name="Preformatted_20_Text">AP008984.1 tattactacgtgacacaaacaggcagagacagtgatgtgtgatcaatgggtatggt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gaaagatgtggacaccaat-aaaaaagttcaatgtttgcgcttggttttcatgttct</text:p>
      <text:p text:style-name="Preformatted_20_Text">AP008984.1 attgaaagatgtggacaccaataaaaaaagttcaatgtttgcgcttggttttcatgttct</text:p>
      <text:p text:style-name="Preformatted_20_Text"><text:s text:c="11"/>********************** *************************************</text:p>
      <text:p text:style-name="Preformatted_20_Text"/>
      <text:p text:style-name="Preformatted_20_Text">P01 <text:s text:c="7"/>tgacgtcttttgcgaccaggaacttctcgacggattggaagacgaaatccatttcggaga</text:p>
      <text:p text:style-name="Preformatted_20_Text">AP008984.1 tgacgtcttttgcgaccaggaacttctcgacggattggaagacgaaatccatttcg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ttgcatgggtttctctttgtagttttccgccatctgatgccagtgtggtaaatctt</text:p>
      <text:p text:style-name="Preformatted_20_Text">AP008984.1 acccttgcatgggtttctctttgtagttttccgccatctgatgccagtgtggtaaa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tttcagaaagtctcgctagtatt-aaaaaaagtatattaataatgaggtattttaa</text:p>
      <text:p text:style-name="Preformatted_20_Text">AP008984.1 cgcatttcagaaagtctcgctagtattaaaaaaaagtatattaataatgaggtattttaa</text:p>
      <text:p text:style-name="Preformatted_20_Text"><text:s text:c="11"/>*************************** ********************************</text:p>
      <text:p text:style-name="Preformatted_20_Text"/>
      <text:p text:style-name="Preformatted_20_Text">P01 <text:s text:c="7"/>tcataatatattaatcataacacaagtgttgtgttcgacttacacagttaactatatttt</text:p>
      <text:p text:style-name="Preformatted_20_Text">AP008984.1 tcataatatattaatcataacacaagtgttgtgttcgacttacacagttaactata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gagtctactcaggttgtctccaatttcgtccacttcggactttttatctggatagg</text:p>
      <text:p text:style-name="Preformatted_20_Text">AP008984.1 gatggagtctactcaggttgtctccaatttcgtccacttcggactttttatctggata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ggctgtcacattgggtagtattccgatgttcattgtgagcacctttttaatggcatcgc</text:p>
      <text:p text:style-name="Preformatted_20_Text">AP008984.1 cggctgtcacattgggtagtattccgatgttcattgtgagcacctttttaatggcat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ccacggacgttgaggcgagttcgttcatgacatccgacgggtatataggcatatcat</text:p>
      <text:p text:style-name="Preformatted_20_Text">AP008984.1 aagccacggacgttgaggcgagttcgttcatgacatccgacgggtatataggcata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gtctaccccactaccgtccgctccgattatcgcctggtacgcgttccgtagttgtc</text:p>
      <text:p text:style-name="Preformatted_20_Text">AP008984.1 cctcgtctaccccactaccgtccgctccgattatcgcctggtacgcgttccgtagt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aagttggggtgtttgtccgatcaggtacacgcaactatctttcggcgtagtagctg</text:p>
      <text:p text:style-name="Preformatted_20_Text">AP008984.1 tcaaaagttggggtgtttgtccgatcaggtacacgcaactatctttcggcgtagta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accccgagcctcgaagaagatggtcgcggttagtagcactgcaaggaacatggttg</text:p>
      <text:p text:style-name="Preformatted_20_Text">AP008984.1 gggcaccccgagcctcgaagaagatggtcgcggttagtagcactgcaaggaacatg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gaagttggagttgagtgatcacaggtagtggtctttaaatttataccaacacacag</text:p>
      <text:p text:style-name="Preformatted_20_Text">AP008984.1 gagtgaagttggagttgagtgatcacaggtagtggtctttaaatttat------------</text:p>
      <text:p text:style-name="Preformatted_20_Text"><text:s text:c="11"/>************************************************ <text:s text:c="11"/></text:p>
      <text:p text:style-name="Preformatted_20_Text"/>
      <text:p text:style-name="Preformatted_20_Text">P01 <text:s text:c="7"/>gaaacacccatgacaatttgcgtagtttatcgaaactgaaaatagatcatgcgcccgtgc</text:p>
      <text:p text:style-name="Preformatted_20_Text">AP008984.1 -----acccatgacaatttgcgtagtttatcgaaactgaaaatagatcatgcgcccgtgc</text:p>
      <text:p text:style-name="Preformatted_20_Text"><text:s text:c="16"/>*******************************************************</text:p>
      <text:p text:style-name="Preformatted_20_Text"/>
      <text:p text:style-name="Preformatted_20_Text">P01 <text:s text:c="7"/>attcgcggggtagtaggaaggagtgcgcagcacccatacagtgacccaacaggataatgg</text:p>
      <text:p text:style-name="Preformatted_20_Text">AP008984.1 attcgcggggtagt----aggagtgcgcagcacccatacagtgacccaacaggataatgg</text:p>
      <text:p text:style-name="Preformatted_20_Text"><text:s text:c="11"/>************** <text:s text:c="3"/>******************************************</text:p>
      <text:p text:style-name="Preformatted_20_Text"/>
      <text:p text:style-name="Preformatted_20_Text">P01 <text:s text:c="7"/>cttgactctctattttgacgagtccttaatcccacagagtcagactcgactagccatgca</text:p>
      <text:p text:style-name="Preformatted_20_Text">AP008984.1 cttgactctctattttgacgagtccttaatcccacagagtcagactcgactagcca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aacaccaccaacaccaccaacgagacatgctgcggccgtctgggcccgtgcgtgtt</text:p>
      <text:p text:style-name="Preformatted_20_Text">AP008984.1 cagaaacaccaccaacaccaccaacgagacatgctgcggccgtctgggcccgtgcg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atccccactatcgaggagcagcggcgcctgctgctctacaggtgcgagatgcctac</text:p>
      <text:p text:style-name="Preformatted_20_Text">AP008984.1 tgatatccccactatcgaggagcagcggcgcctgctgctctacaggtgcgagatgc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agcgccctgctcaaggttgggaccagggtgtttcagggcgcccagtacctgagcac</text:p>
      <text:p text:style-name="Preformatted_20_Text">AP008984.1 tcacagcgccctgctcaaggttgggaccagggtgtttcagggcgcccagtacctga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tcgccagagtactgcaaagagatgataggggacctctacgcgggcgtgaggctggc</text:p>
      <text:p text:style-name="Preformatted_20_Text">AP008984.1 ctcgtcgccagagtactgcaaagagatgataggggacctctacgcgggcgtgaggc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gtgatcggcgccgtgtggcacagggcctgcgccgccggcacgtcggtcttctggtc</text:p>
      <text:p text:style-name="Preformatted_20_Text">AP008984.1 catcgtgatcggcgccgtgtggcacagggcctgcgccgccggcacgtcggtcttct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aaggcgctgcgcaagagcatcgaggtgcgcgaggagctagcccgacagaacgagag</text:p>
      <text:p text:style-name="Preformatted_20_Text">AP008984.1 cgaaaaggcgctgcgcaagagcatcgaggtgcgcgaggagctagcccgacagaacg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---------------gagaaggccgagaaggtagaggtcgaagaggagctgcacag</text:p>
      <text:p text:style-name="Preformatted_20_Text">AP008984.1 tggcgagaagaaaggtggtgagaaggccgagaaggtagaggtcgaagaggagctgcacag</text:p>
      <text:p text:style-name="Preformatted_20_Text"><text:soft-page-break/><text:s text:c="11"/>**** <text:s text:c="14"/>*****************************************</text:p>
      <text:p text:style-name="Preformatted_20_Text"/>
      <text:p text:style-name="Preformatted_20_Text">P01 <text:s text:c="7"/>gacggtgctgtgcacggcctggttcagattgggctggggcatggtgcggagggcctacga</text:p>
      <text:p text:style-name="Preformatted_20_Text">AP008984.1 gacggtgctgtgcacggcctggttcagattgggctggggcatggtgcggagggcct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accgtgcgtgcgccgtcagctgcatggacatcaacgccgaggtcaagggctgcag</text:p>
      <text:p text:style-name="Preformatted_20_Text">AP008984.1 cgccgaccgtgcgtgcgccgtcagctgcatggacatcaacgccgaggtcaagggct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atggtgccggctctgtgcgagcaagccctcgactttaggtcgatcaagacgcgaca</text:p>
      <text:p text:style-name="Preformatted_20_Text">AP008984.1 cgggatggtgccggctctgtgcgagcaagccctcgactttaggtcgatcaagacgc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accaagacctgccaggccttcgccgtgctcatcgccgtcaaccacatcaacatggg</text:p>
      <text:p text:style-name="Preformatted_20_Text">AP008984.1 ccacaccaagacctgccaggccttcgccgtgctcatcgccgtcaaccacatcaaca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cggcccggatggaggtgcctccgcaaaagtggtacaggggcgagtcgcctcacgg</text:p>
      <text:p text:style-name="Preformatted_20_Text">AP008984.1 catcacggcccggatggaggtgcctccgcaaaagtggtacaggggcgagtcgcctc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tgggctgggacggcgtcaaccccatctcgctcaagcgcgagccgcctcacctgtg</text:p>
      <text:p text:style-name="Preformatted_20_Text">AP008984.1 gctgctgggctgggacggcgtcaaccccatctcgctcaagcgcgagccgcctcacc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cagtggcgcgacggcatcggccacatcgagtacggtgtctacgtgatgagcgtgtg</text:p>
      <text:p text:style-name="Preformatted_20_Text">AP008984.1 cgaccagtggcgcgacggcatcggccacatcgagtacggtgtctacgtgatgagcg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acggcggacctcaacggggactcgatgcactctctgcagatggtctttaagaaagc</text:p>
      <text:p text:style-name="Preformatted_20_Text">AP008984.1 cgagacggcggacctcaacggggactcgatgcactctctgcagatggtctttaagaa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acgaggacctgccgtgggtcctgggcaagcccttcttcatccccacgccgccttt</text:p>
      <text:p text:style-name="Preformatted_20_Text">AP008984.1 cgaggacgaggacctgccgtgggtcctgggcaagcccttcttcatccccacgccgcc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cctcgacggctcatatgcaaaaccagcagcacaacagtgacggcagcatgacggc</text:p>
      <text:p text:style-name="Preformatted_20_Text">AP008984.1 caggtcctcgacggctcatatgcaaaaccagcagcacaacagtgacggcagcatga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gggttctacgacgccggtgtcaagtacgtggagcgtggactcagacaggtgttggc</text:p>
      <text:p text:style-name="Preformatted_20_Text">AP008984.1 gcgagggttctacgacgccggtgtcaagtacgtggagcgtggactcagacaggtgt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tacggcgtgcctcagtgttgaaccccaaccttcagccgctttgttgataagttaat</text:p>
      <text:p text:style-name="Preformatted_20_Text">AP008984.1 cgcctacggcgtgcctcagtgttgaaccccaaccttcagccgctttgttgataagtta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aataaagcttgcctttgaaacatggaaaagagctctcgtgtgtttctttagaataag</text:p>
      <text:p text:style-name="Preformatted_20_Text">AP008984.1 taaaataaagcttgcctttgaaacatggaaaagagctctcgtgtgtttctttagaat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cgtcgagcgacgaccatcatgaaggcctctaaactgctgctggttacatgggtggc</text:p>
      <text:p text:style-name="Preformatted_20_Text">AP008984.1 acgacgtcgagcgacgaccatcatgaaggcctctaaactgctgctggttacatggg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cgcggccggccagaacgccaccaccctggctccgctcgccgccactaacggcacaac</text:p>
      <text:p text:style-name="Preformatted_20_Text">AP008984.1 tttcgcggccggccagaacgccaccaccctggctccgctcgccgccactaacggca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catgaa-----------cctctaccgcttcagtcatgaactctactacctggtcctc</text:p>
      <text:p text:style-name="Preformatted_20_Text">AP008984.1 aaccatgaactctacctggtcctctaccgcttcagtcatgaactctactacctggtcctc</text:p>
      <text:p text:style-name="Preformatted_20_Text"><text:soft-page-break/><text:s text:c="11"/>********* <text:s text:c="10"/>****************************************</text:p>
      <text:p text:style-name="Preformatted_20_Text"/>
      <text:p text:style-name="Preformatted_20_Text">P01 <text:s text:c="7"/>tactatgaactctacctggtccaccaccaccgcggcgagcggcgactcttggtggcgccc</text:p>
      <text:p text:style-name="Preformatted_20_Text">AP008984.1 tactatgaactctacctggtccaccaccaccgcggcgagcggcgactcttggtggc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agaggtgctgtctaggtgtagggaccaggccggactgaactggctggggtgcgctca</text:p>
      <text:p text:style-name="Preformatted_20_Text">AP008984.1 agaagaggtgctgtctaggtgtagggaccaggccggactgaactggctggggtgcg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atggtggtggtgatggtcatcttcgctatcatctttgccatcatcgtgatcgtcgt</text:p>
      <text:p text:style-name="Preformatted_20_Text">AP008984.1 gggtatggtggtggtgatggtcatcttcgctatcatctttgccatcatcgtgatcg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tgggtgctgatgcacgtcgtgatcgcccgtcgcgacccagccggcgcggcagggcc</text:p>
      <text:p text:style-name="Preformatted_20_Text">AP008984.1 ggtgtgggtgctgatgcacgtcgtgatcgcccgtcgcgacccagccggcgcggcag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gccatgtctgcatcctacaacaggggctacgtcgaggatgaagacgacgtcgtgca</text:p>
      <text:p text:style-name="Preformatted_20_Text">AP008984.1 aggagccatgtctgcatcctacaacaggggctacgtcgaggatgaagacgacgtcg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agaaaaatctaatgatgtatcattgtcaaacaataaaactcttacaaatgtgattt</text:p>
      <text:p text:style-name="Preformatted_20_Text">AP008984.1 ctttagaaaaatctaatgatgtatcattgtcaaacaataaaactcttacaaatgtga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gtgctatcaagccaaagcaaaccaacacccttcacgtacaactccgcgataataga</text:p>
      <text:p text:style-name="Preformatted_20_Text">AP008984.1 ttgtgtgctatcaagccaaagcaaaccaacacccttcacgtacaactccgcgataat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taataatgaacgcttcacagggagtcgtgtcaaccattttttattatttttcattt</text:p>
      <text:p text:style-name="Preformatted_20_Text">AP008984.1 gcactaataatgaacgcttcacagggagtcgtgtcaaccattttttattatttttca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cacgtaactacaacaatgcaaagcaataacacattcagaggccggcttcggtcaac</text:p>
      <text:p text:style-name="Preformatted_20_Text">AP008984.1 ttcacacgtaactacaacaatgcaaagcaataacacattcagaggccggcttcggt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tttttgacaaactcgacgcggcccttgtagagggtgccgtcgtggtcgcactcttct</text:p>
      <text:p text:style-name="Preformatted_20_Text">AP008984.1 agttttttgacaaactcgacgcggcccttgtagagggtgccgtcgtggtcgcactc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cgtcggcaacgtccacttcggcctgagcgtggatgcaatcccagaccatatccaca</text:p>
      <text:p text:style-name="Preformatted_20_Text">AP008984.1 tcatcgtcggcaacgtccacttcggcctgagcgtggatgcaatcccagaccatatc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tcttgggcacctcgctgtacttgatggaggtggtgtctccgtcctcgtcgctcacg</text:p>
      <text:p text:style-name="Preformatted_20_Text">AP008984.1 aagttcttgggcacctcgctgtacttgatggaggtggtgtctccgtcctcgtcgct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actttttgtcgtcgtcctcgacgaacttggccatgttgacgctgcacatgacggtg</text:p>
      <text:p text:style-name="Preformatted_20_Text">AP008984.1 atgaactttttgtcgtcgtcctcgacgaacttggccatgttgacgctgcacatgac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cgcacgccgccttcaccttgatgtcggtcttgaagtcgtcggcgaagggaatgcgc</text:p>
      <text:p text:style-name="Preformatted_20_Text">AP008984.1 gggccgcacgccgccttcaccttgatgtcggtcttgaagtcgtcggcgaagggaat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gctcggctgtcagacgggcccaggctttgcgctggatcatcttcctgctgtgctcc</text:p>
      <text:p text:style-name="Preformatted_20_Text">AP008984.1 tccagctcggctgtcagacgggcccaggctttgcgctggatcatcttcctgctgtg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ggtcggaggtgcacgactcccagatgttcttgacctccgcagagtggaggtagggg</text:p>
      <text:p text:style-name="Preformatted_20_Text">AP008984.1 gtcaggtcggaggtgcacgactcccagatgttcttgacctccgcagagtggaggtagg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agctgtccctggtgccgtacccgaagcagcaggcggcgccggtgatttcgagcaggtcc</text:p>
      <text:p text:style-name="Preformatted_20_Text">AP008984.1 aagctgtccctggtgccgtacccgaagcagcaggcggcgccggtgatttcgagcag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tcgcgatctccagcttgccgatctcgaccgtgtacctgagccactcttcgatggtg</text:p>
      <text:p text:style-name="Preformatted_20_Text">AP008984.1 actttcgcgatctccagcttgccgatctcgaccgtgtacctgagccactcttcgat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cgacaaagtcgatgatggactcgtcgtgtcggctgtggtgcagcacctcggcgtac</text:p>
      <text:p text:style-name="Preformatted_20_Text">AP008984.1 ctgccgacaaagtcgatgatggactcgtcgtgtcggctgtggtgcagcacctcggc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tcgtccccgacgggaacgtgacagggtttgcgcaggtcgatccacctagaccacccc</text:p>
      <text:p text:style-name="Preformatted_20_Text">AP008984.1 ttttcgtccccgacgggaacgtgacagggtttgcgcaggtcgatccacctagacca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agatgcagccctcgccgcagaggagcttgtgggccctcatgcgacagtcccacaac</text:p>
      <text:p text:style-name="Preformatted_20_Text">AP008984.1 gtgcagatgcagccctcgccgcagaggagcttgtgggccctcatgcgacagtccca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ccctgatctcgcagtactcgagcgcgacggacccgtagacggtgatgctgaagggt</text:p>
      <text:p text:style-name="Preformatted_20_Text">AP008984.1 ccggccctgatctcgcagtactcgagcgcgacggacccgtagacggtgatgctgaa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ccctcgctcggagtggggtcgtgagtggggagctccttggtgtgggtgatgtcgtag</text:p>
      <text:p text:style-name="Preformatted_20_Text">AP008984.1 ttcccctcgctcggagtgaggtcgtgagtggggagctccttggtgtgggtgatgtcgtag</text:p>
      <text:p text:style-name="Preformatted_20_Text"><text:s text:c="11"/>******************.*****************************************</text:p>
      <text:p text:style-name="Preformatted_20_Text"/>
      <text:p text:style-name="Preformatted_20_Text">P01 <text:s text:c="7"/>ccgccaaagagcttgttgtaggccgcgacggcgagcttgtcgccggtcatcttgagcttt</text:p>
      <text:p text:style-name="Preformatted_20_Text">AP008984.1 ccgccaaagagcttgttgtaggccgcgacggcgagcttgtcgccggtcatcttgagc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agacggaggaccggaccttgtccaggttctcctccgagacccacagcaccatgtcg</text:p>
      <text:p text:style-name="Preformatted_20_Text">AP008984.1 ttggagacggaggaccggaccttgtccaggttctcctccgagacccacagcaccat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acgaggcagcagttcttggcctcgcagctcatggagacgagctcgatcagctccagc</text:p>
      <text:p text:style-name="Preformatted_20_Text">AP008984.1 tagacgaggcagcagttcttggcctcgcagctcatggagacgagctcgatcagctc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ctgggtccttgagcgacgactgcgcgccgtgcacccagacgtggtgcaagtgctcg</text:p>
      <text:p text:style-name="Preformatted_20_Text">AP008984.1 ctctctgggtccttgagcgacgactgcgcgccgtgcacccagacgtggtgcaagtg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tgtggtcaaactcggccgtcatgccgggcttctcgaggtatagtttcacgtggacg</text:p>
      <text:p text:style-name="Preformatted_20_Text">AP008984.1 ggcatgtggtcaaactcggccgtcatgccgggcttctcgaggtatagtttcacgtg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tcgcccttggctccctccggcgtgtactcggtgacggtgtgcttggtgccccgtttg</text:p>
      <text:p text:style-name="Preformatted_20_Text">AP008984.1 cgttcgcacttggctccctccggcgtgtactcggtgacggtgtgcttggtgccccgtttg</text:p>
      <text:p text:style-name="Preformatted_20_Text"><text:s text:c="11"/>******* ****************************************************</text:p>
      <text:p text:style-name="Preformatted_20_Text"/>
      <text:p text:style-name="Preformatted_20_Text">P01 <text:s text:c="7"/>gtccacttgtgtccgcgacgcctgttcatggcaaccatgtcgtcggcgtactctagagcc</text:p>
      <text:p text:style-name="Preformatted_20_Text">AP008984.1 gtccacttgtgtccgcgacgcctgttcatggcaaccatgtcgtcggcgtactctag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ccaggatgatgggcttgtcgtagtggcgcgggttgtagtgtgtgctggatcggtag</text:p>
      <text:p text:style-name="Preformatted_20_Text">AP008984.1 tgccccaggatgatgggcttgtcgtagtggcgcgggttgtagtgtgtgctggatcg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tggtgttgggttcgccggcggcgaggcccatcacgcgcttcttcatgtcgtcgcgc</text:p>
      <text:p text:style-name="Preformatted_20_Text">AP008984.1 gggatggtgttgggttcgccggcggcgaggcccatcacgcgcttcttcatgtcgtcgc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gatggtggggccgctgtcgtatgtgacccaccagcgcttgagctgcttgatctcgagc</text:p>
      <text:p text:style-name="Preformatted_20_Text">AP008984.1 tcgatggtggggccgctgtcgtatgtgacccaccagcgcttgagctgcttgatctc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ccagggccacgatgagctccttgagctgctcgtccgtgatcttgtgctccccagac</text:p>
      <text:p text:style-name="Preformatted_20_Text">AP008984.1 ttgcccagggccacgatgagctccttgagctgctcgtccgtgatcttgtgctcccc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gcttggtcaacagcgcctcgagtttcttcatgatgtcgaccagttctgcctcgtcg</text:p>
      <text:p text:style-name="Preformatted_20_Text">AP008984.1 tcgagcttggtcaacagcgcctcgagtttcttcatgatgtcgaccagttctgcctc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cttcttttcgtccgtctcctcctcggagtcgacaaagccgtcgtcagagatggtg</text:p>
      <text:p text:style-name="Preformatted_20_Text">AP008984.1 tggtgcttcttttcgtccgtctcctcctcggagtcgacaaagccgtcgtcagagat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actcggactctgtgctggtatcgctgcagacgctctcgtcgtcgtcctcttcaccg</text:p>
      <text:p text:style-name="Preformatted_20_Text">AP008984.1 gggtactcggactctgtgctggtatcgctgcagacgctctcgtcgtcgtcctcttc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cctcggagagctcagagtgagcgactgcggcgacgatctcgttcaccgcctcttcg</text:p>
      <text:p text:style-name="Preformatted_20_Text">AP008984.1 tcttcctcggagagctcagagtgagcgactgcggcgacgatctcgttcaccgcctc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gtgcgtctgtcaatctgggcttctcgttaacctcagtaacgtttgtgctgtccatg</text:p>
      <text:p text:style-name="Preformatted_20_Text">AP008984.1 acttgtgcgtctgtcaatctgggcttctcgttaacctcagtaacgtttgtgctgtc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ggtttggaaggcagggttgttggttggctctcgaatgtgtatatgtgtatgtgtgc</text:p>
      <text:p text:style-name="Preformatted_20_Text">AP008984.1 gctcggtttggaaggcagggttgttggttggctctcgaatgtgtatatgtgtatgt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gctttgattttcgctatttacagactggggaccgctgcggtgcgtggtctcagacct</text:p>
      <text:p text:style-name="Preformatted_20_Text">AP008984.1 tttgctttgattttcgctatttacagactggggaccgctgcggtgcgtggtctcag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tgggtccggcgctgccggcgctgctgctgcggcctcggcggcgacctgtcgcctgt</text:p>
      <text:p text:style-name="Preformatted_20_Text">AP008984.1 gaggtgggtccggcgctgccggcgctgctgctgcggcctcggcggcgacctgtcgc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tgtaggggaccggcctggtgttgtgggtgtaattgaacatcggcgtcttgcgttcgg</text:p>
      <text:p text:style-name="Preformatted_20_Text">AP008984.1 agatgtaggggaccggcctggtgttgtgggtgtaattgaacatcggcgtcttgcgt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cagcagcaccacgacaaacagaaagaagacgaacgacatgaggatgacgaagcctc</text:p>
      <text:p text:style-name="Preformatted_20_Text">AP008984.1 ggcacagcagcaccacgacaaacagaaagaagacgaacgacatgaggatgacgaag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tccagttctgcataaactccgtgtcgaggtcgaacggcctggttggcttgggcgtcc</text:p>
      <text:p text:style-name="Preformatted_20_Text">AP008984.1 ctatccagttctgcataaactccgtgtcgaggtcgaacggcctggttggcttgggc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cggcgtggtcgtcggtctgatggtggttggaacgggtatatggtacacacagtcta</text:p>
      <text:p text:style-name="Preformatted_20_Text">AP008984.1 gtcgcggcgtggtcgtcggtctgatggtggttggaacgggtatatggtacacacag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cgtgccgttgttggacacgttggtgtacccgtacccgtgcaacatgtctacgttgt</text:p>
      <text:p text:style-name="Preformatted_20_Text">AP008984.1 ccggcgtgccgttgttggacacgttggtgtacccgtacccgtgcaacatgtctacg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tgaaccatttcagcgcgtgacgtttggtgaatattcctcctgtgtagttcaagcaca</text:p>
      <text:p text:style-name="Preformatted_20_Text">AP008984.1 agttgaaccatttcagcgcgtgacgtttggtgaatattcctcctgtgtagttcaagca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acgggttgtgagctgtcgagcatcctcaaccaaatgtccttggcgctgacattattgt</text:p>
      <text:p text:style-name="Preformatted_20_Text">AP008984.1 tgacgggttgtgagctgtcgagcatcctcaaccaaatgtccttggcgctgacatta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gaatccgccatgaccacgaggtccatctccttgatggtgtcgctgacgggtcctg</text:p>
      <text:p text:style-name="Preformatted_20_Text">AP008984.1 gcggcgaatccgccatgaccacgaggtccatctccttgatggtgtcgctgacgggt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gaacgcgaccgtgtagtacgcgtccatagagtccttgtaccagtaattgggggcga</text:p>
      <text:p text:style-name="Preformatted_20_Text">AP008984.1 tgttgaacgcgaccgtgtagtacgcgtccatagagtccttgtaccagtaattgggg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tcggtgtagtccatcgtaatcgacggcgtccaaagcaaccagacggaatatggtgg</text:p>
      <text:p text:style-name="Preformatted_20_Text">AP008984.1 gccgtcggtgtagtccatcgtaatcgacggcgtccaaagcaaccagacggaata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gtagtgaggtccggtcctccgcgacagcacgttgcacactatgctcccgtaggtta</text:p>
      <text:p text:style-name="Preformatted_20_Text">AP008984.1 ggtcgtagtgaggtccggtcctccgcgacagcacgttgcacactatgctcccgtagg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ccagcattcagagtggtgaagggagtcgctatactttttgataaagtaatcggcta</text:p>
      <text:p text:style-name="Preformatted_20_Text">AP008984.1 tgccccagcattcagagtggtgaagggagtcgctatactttttgataaagtaatcgg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gtcgacgtgttcgaccgtggtgggcatgtggtagtcgcacgaccagtcgacaccta</text:p>
      <text:p text:style-name="Preformatted_20_Text">AP008984.1 tcaagtcgacgtgttcgaccgtggtgggcatgtggtagtcgcacgaccagtcgacac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tatcctcggttgtatctcagcggctagcgcctgcatctcaaagaaccagccgtagt</text:p>
      <text:p text:style-name="Preformatted_20_Text">AP008984.1 ctgttatcctcggttgtatctcagcggctagcgcctgcatctcaaagaaccagccgt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agtgttattctgttctgtgcatacgccgtgaaatatccatgtgacgggtatccacg</text:p>
      <text:p text:style-name="Preformatted_20_Text">AP008984.1 ccctagtgttattctgttctgtgcatacgccgtgaaatatccatgtgacgggtatc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aatcgtaccggctcggtaggttgcatcgacagtcttcatcgtcaatgtcgcaggagc</text:p>
      <text:p text:style-name="Preformatted_20_Text">AP008984.1 gaaaatcgtaccggctcggtaggttgcatcgacagtcttcatcgtcaatgtcgcag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cgacgccggccatgtatagttttccatcctggcatggtttatgtagaacgtgatgt</text:p>
      <text:p text:style-name="Preformatted_20_Text">AP008984.1 agaccgacgccggccatgtatagttttccatcctggcatggtttatgtagaacgtg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gatgtggtcgggactcaagcacttgtgtcgcctcgcctcacacaagacgcacaagg</text:p>
      <text:p text:style-name="Preformatted_20_Text">AP008984.1 tcttgatgtggtcgggactcaagcacttgtgtcgcctcgcctcacacaagacgcaca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tagtggtaatagtatcaggatgttcatgttgatggttggttggttgattgtgtgcc</text:p>
      <text:p text:style-name="Preformatted_20_Text">AP008984.1 tcaatagtggtaatagtatcaggatgttcatgttgatggttggttggttgattgtgt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tgttctatagagctatatagagctgtattatacactcctacacccaaagtgggcag</text:p>
      <text:p text:style-name="Preformatted_20_Text">AP008984.1 tgtgtgttctatagagctatatagagctgtattatacactcctacacccaaagtgg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ttcgctgcgcaatccacaaacc-aaaaaaacatttaaaaattttataaaatttttt</text:p>
      <text:p text:style-name="Preformatted_20_Text">AP008984.1 tac-ttcgctgcgcaatccacaaaccaaaaaaaacatttaaaaattttataaaatttttt</text:p>
      <text:p text:style-name="Preformatted_20_Text"><text:s text:c="11"/>*** ********************** *********************************</text:p>
      <text:p text:style-name="Preformatted_20_Text"/>
      <text:p text:style-name="Preformatted_20_Text">P01 <text:s text:c="7"/>ttattgagcatagcacatcacagtacagtacattgaatgattggttgaaatgttacacta</text:p>
      <text:p text:style-name="Preformatted_20_Text">AP008984.1 ttattgagcatagcacatcacagtacagtacattgaatgattggttgaaatgttacact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atcatacacacatattcacacaatt-aaaaaaaaccactataaggcggctggctgtttg</text:p>
      <text:p text:style-name="Preformatted_20_Text">AP008984.1 aatcatacacacatattcacacaattaaaaaaaaaccactataaggcggctggctgtttg</text:p>
      <text:p text:style-name="Preformatted_20_Text"><text:s text:c="11"/>************************** *********************************</text:p>
      <text:p text:style-name="Preformatted_20_Text"/>
      <text:p text:style-name="Preformatted_20_Text">P01 <text:s text:c="7"/>ttggtgtggaagtggcgcacttggggcttcttggcgcccggtgcgatgcccggcttgttg</text:p>
      <text:p text:style-name="Preformatted_20_Text">AP008984.1 ttggtgtggaagtggcgcacttggggcttcttggcgcccggtgcgatgcccggctt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caggcgcccttatgcaccggcggcggctccgtcccgcgagacaaggtgttcctcaac</text:p>
      <text:p text:style-name="Preformatted_20_Text">AP008984.1 ttccaggcgcccttatgcaccggcggcggctccgtcccgcgagacaaggtgttcct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tgttgatgctcacggagctgcggctcatgtccagcagtttgatgcactcggcaccg</text:p>
      <text:p text:style-name="Preformatted_20_Text">AP008984.1 tggctgttgatgctcacggagctgcggctcatgtccagcagtttgatgcactcggca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gacgacctctcatcatcgtcgtcgtccatttcatcctcgtaagtctgttctctgcga</text:p>
      <text:p text:style-name="Preformatted_20_Text">AP008984.1 tccgacgacctctcatcatcgtcgtcgtccatttcatcctcgtaagtctgttctct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cgatgggagagttggcggtagacaccatcagcttgggctcgagttctgtgcctgtt</text:p>
      <text:p text:style-name="Preformatted_20_Text">AP008984.1 atgacgatgggagagttggcggtagacaccatcagcttgggctcgagttctgtgcc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acgtgttggtagcctcgttgtcaacctcgacctcgacctgcacgccggcgttcgac</text:p>
      <text:p text:style-name="Preformatted_20_Text">AP008984.1 gagcacgtgttggtagcctcgttgtcaacctcgacctcgacctgcacgccggcgtt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gcatgtaggtctctcccttggcccaccgtctgaactgcttctccagtcggacgtga</text:p>
      <text:p text:style-name="Preformatted_20_Text">AP008984.1 cacagcatgtaggtctctcccttggcccaccgtctgaactgcttctccagtcggac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tcagcaccagctccatcgcctgctttcctccccacagcgccttggcgatgtcgagc</text:p>
      <text:p text:style-name="Preformatted_20_Text">AP008984.1 tcgttcagcaccagctccatcgcctgctttcctccccacagcgccttggcgatgtc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tcctcagacccagaatggccagacccatcctctccgtcatcttgctgatgcgcctc</text:p>
      <text:p text:style-name="Preformatted_20_Text">AP008984.1 cttctcctcagacccagaatggccagacccatcctctccgtcatcttgctgatgcg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cctgttgacgccgtcttctgcggttcttgattctgaagactatggcgatcagacac</text:p>
      <text:p text:style-name="Preformatted_20_Text">AP008984.1 gagccctgttgacgccgtcttctgcggttcttgattctgaagactatggcgatcag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agatgactgtgccgacgaccgctgcgaccacaatggcctccgtgcttatttctgac</text:p>
      <text:p text:style-name="Preformatted_20_Text">AP008984.1 agcaagatgactgtgccgacgaccgctgcgaccacaatggcctccgtgcttatttc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cgtagacagtggctccgcgtatcccttcagtcaccgctctctttcgcctgttgtgg</text:p>
      <text:p text:style-name="Preformatted_20_Text">AP008984.1 tccacgtagacagtggctccgcgtatcccttcagtcaccgctctctttcgcctgtt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tctcgacctcgtcatccaagagttcagaaggagccgatccgaggtaaacgttgtat</text:p>
      <text:p text:style-name="Preformatted_20_Text">AP008984.1 tgagtctcgacctcgtcatccaagagttcagaaggagccgatccgaggtaaacgttg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tgaaccagctctgtctgttgagcttgtctgtcatattgatgccgtattcgacggcg</text:p>
      <text:p text:style-name="Preformatted_20_Text">AP008984.1 cgcctgaaccagctctgtctgttgagcttgtctgtcatattgatgccgtattcgac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ccaattttctcagctcgatcacgctttccctctcaaagatctgctcgtacagtgtc</text:p>
      <text:p text:style-name="Preformatted_20_Text">AP008984.1 ttctccaattttctcagctcgatcacgctttccctctcaaagatctgctcgtacagtg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tgttgaattgtttctcaatgtcttctgtttcgaagatgatctctctgttgttcagacac</text:p>
      <text:p text:style-name="Preformatted_20_Text">AP008984.1 ttgttgaattgtttctcaatgtcttctgtttcgaagatgatctctctgttgttcag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gtccagctcctcatactcttggagcgaaggtactgatcaatgttgtccggcgtctcg</text:p>
      <text:p text:style-name="Preformatted_20_Text">AP008984.1 accgtccagctcctcatactcttggagcgaaggtactgatcaatgttgtccggcgt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gtcatctgcgggccccagatcttcccagacgtctcgttgtagttcaggtagaacgct</text:p>
      <text:p text:style-name="Preformatted_20_Text">AP008984.1 tatgtcatctgcgggccccagatcttcccagacgtctcgttgtagttcaggtagaa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gtaagggacacttgaagaaggcgtacatggggtcgagcgcctcgacgaagagagac</text:p>
      <text:p text:style-name="Preformatted_20_Text">AP008984.1 ctcggtaagggacacttgaagaaggcgtacatggggtcgagcgcctcgacgaagag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gttgttcgcttccagaaggtgcatcgttgaggctcagaacgcagcactttttctga</text:p>
      <text:p text:style-name="Preformatted_20_Text">AP008984.1 catggttgttcgcttccagaaggtgcatcgttgaggctcagaacgcagcacttttt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tggaagatctgctcctcgtaccatttggaggcgctcagagcgtcgaccatcaggtcc</text:p>
      <text:p text:style-name="Preformatted_20_Text">AP008984.1 atatggaagatctgctcctcgtaccatttggaggcgctcagagcgtcgaccatcag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atcagctcgttcacttgctcttccaggatctctatctgggccaggcgctgctggtcg</text:p>
      <text:p text:style-name="Preformatted_20_Text">AP008984.1 atcatcagctcgttcacttgctcttccaggatctctatctgggccaggcgctgctg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ggagcacaaagtcgtgtgggacgttgactctggccacctggcgtccttcggccgtg</text:p>
      <text:p text:style-name="Preformatted_20_Text">AP008984.1 ctctggagcacaaagtcgtgtgggacgttgactctggccacctggcgtccttcggc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cagacgccatgctgttgattgcctttaccagaggatcgttgatgagatcatagatc</text:p>
      <text:p text:style-name="Preformatted_20_Text">AP008984.1 agaccagacgccatgctgttgattgcctttaccagaggatcgttgatgagatcata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cgactgcgtcgtgcgcctcttccatcttcttgtacttggcggcctcgatcaccagg</text:p>
      <text:p text:style-name="Preformatted_20_Text">AP008984.1 ttgccgactgcgtcgtgcgcctcttccatcttcttgtacttggcggcctcgatcac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cggatcccagcctgttggcggactggtagctcttggtcatcggcggtgtgtagtcg</text:p>
      <text:p text:style-name="Preformatted_20_Text">AP008984.1 tcgtcggatcccagcctgttggcggactggtagctcttggtcatcggcggtgtgta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attttctggtagaccagcactgtgctacgcgtctgaccgtcgagcgtattcctgcgc</text:p>
      <text:p text:style-name="Preformatted_20_Text">AP008984.1 tacattttctggtagaccagcactgtgctacgcgtctgaccgtcgagcgtattcct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ccctggtcttgacagaaatagtagtaaccgatacgcggctcagagccttcgcaccag</text:p>
      <text:p text:style-name="Preformatted_20_Text">AP008984.1 acaccctggtcttgacagaaatagtagtaaccgatacgcggctcagagccttcgca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agtacggcgtgtacatggtccactcgggatccttgtacatatcctcccagtaggcc</text:p>
      <text:p text:style-name="Preformatted_20_Text">AP008984.1 taccagtacggcgtgtacatggtccactcgggatccttgtacatatcctcccagt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tgagtttctgatccgcgaattcacttgtgcgggtaccacacgccgccttctctcta</text:p>
      <text:p text:style-name="Preformatted_20_Text">AP008984.1 ttcttgagtttctgatccgcgaattcacttgtgcgggtaccacacgccgccttctc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agctgtcctttgcgggagacacggtcacgcacatgtgtgtgtggcgcttaccggtc</text:p>
      <text:p text:style-name="Preformatted_20_Text">AP008984.1 gcacagctgtcctttgcgggagacacggtcacgcacatgtgtgtgtggcgcttaccgg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cgtcgacaccagatcgttgacggtgaggtcagtggttggacagtctatcttcagagat</text:p>
      <text:p text:style-name="Preformatted_20_Text">AP008984.1 gtcgtcgacaccagatcgttgacggtgaggtcagtggttggacagtctatcttcag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ctttcaggtctatatacacgttacattttttcagtttgtgtgtgaacgtgtaatcg</text:p>
      <text:p text:style-name="Preformatted_20_Text">AP008984.1 ccagctttcaggtctatatacacgttacattttttcagtttgtgtgtgaacgtgtaa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ttgttttgatcttttcctcttcttcttgcgaagtgggatctttggctttcttgagt</text:p>
      <text:p text:style-name="Preformatted_20_Text">AP008984.1 ggcattgttttgatcttttcctcttcttcttgcgaagtgggatctttggctttctt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aagtgtctttgccgtctgggatcttgaagacccaactgtcggtgtcgacggcgagg</text:p>
      <text:p text:style-name="Preformatted_20_Text">AP008984.1 gtcaaagtgtctttgccgtctgggatcttgaagacccaactgtcggtgtcgacggc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cccttaccccacggttcatccacccatccccacctgaaccaaccgacaagatccatt</text:p>
      <text:p text:style-name="Preformatted_20_Text">AP008984.1 gtgcccttaccccacggttcatccacccatccccacctgaaccaaccgacaagatcc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catgatctttgaccgtagagcaaaagccgatgttcacctggacagaagacgtcgcc</text:p>
      <text:p text:style-name="Preformatted_20_Text">AP008984.1 tcaacatgatctttgaccgtagagcaaaagccgatgttcacctggacagaagacgt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caccctctctgagcccagtccagccacttgcgaccgacttcgtcatcaaagtggtcg</text:p>
      <text:p text:style-name="Preformatted_20_Text">AP008984.1 ttacaccctctctgagcccagtccagccacttgcgaccgacttcgtcatcaaagtg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ggtcgtgaagagacatctcagtcttgaacgagaacgtctccttagagtcaaagttc</text:p>
      <text:p text:style-name="Preformatted_20_Text">AP008984.1 tccaggtcgtgaagagacatctcagtcttgaacgagaacgtctccttagagtcaaag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cgtttcctccattgatgtccatctgtacgacgtctgacatgggaatgtgcctcttg</text:p>
      <text:p text:style-name="Preformatted_20_Text">AP008984.1 tctccgtttcctccattgatgtccatctgtacgacgtctgacatgggaatgtgcc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tcgggcagaaacttgatcctgttctcgtcgtcttcgggaatgtcatactgccagcgt</text:p>
      <text:p text:style-name="Preformatted_20_Text">AP008984.1 atctcgggcagaaacttgatcctgttctcgtcgtcttcgggaatgtcatactgcca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cgatcctggagattctgaacattatagagttggcccaattctctgagaacgcgtag</text:p>
      <text:p text:style-name="Preformatted_20_Text">AP008984.1 ggtccgatcctggagattctgaacattatagagttggcccaattctctgagaacgc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cagtagccagagacaccaactgtccggcagtgtccgtgtcgtccagcatgagctcg</text:p>
      <text:p text:style-name="Preformatted_20_Text">AP008984.1 ttgtcagtagccagagacaccaactgtccggcagtgtccgtgtcgtccagcatgag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tgtccgacttgaacgccggcatgctcatatgctgacaaaagatccagacaacaggt</text:p>
      <text:p text:style-name="Preformatted_20_Text">AP008984.1 atgatgtccgacttgaacgccggcatgctcatatgctgacaaaagatccagacaac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tctccttctcagtgtccttgagaaagaaggtgcgggcagtacccatagagtccagg</text:p>
      <text:p text:style-name="Preformatted_20_Text">AP008984.1 gccttctccttctcagtgtccttgagaaagaaggtgcgggcagtacccatagagtc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gcatgtgcatattatcaggcgaacccttcttgatgatgaagctggcgatagagccc</text:p>
      <text:p text:style-name="Preformatted_20_Text">AP008984.1 ttgagcatgtgcatattatcaggcgaacccttcttgatgatgaagctggcgataga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ggcaggtcatcatgtagccctggatagcaccgtcgagactggcgttgaccggcttg</text:p>
      <text:p text:style-name="Preformatted_20_Text">AP008984.1 ggctggcaggtcatcatgtagccctggatagcaccgtcgagactggcgttgaccggct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gacgtgcaccctgaagaaacgcgccttgttgttgcacttgctggtgtcctccacccca</text:p>
      <text:p text:style-name="Preformatted_20_Text">AP008984.1 gcgacgtgcaccctgaagaaacgcgccttgttgttgcacttgctggtgtcctccac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cttcgggcagtcgacacagtccaggctattag--aaaaaagcgttagtacagtgtc</text:p>
      <text:p text:style-name="Preformatted_20_Text">AP008984.1 aacacttcgggcagtcgacacagtccaggctattagaaaaaaaagcgttagtacagtgtc</text:p>
      <text:p text:style-name="Preformatted_20_Text"><text:s text:c="11"/>************************************ <text:s/>**********************</text:p>
      <text:p text:style-name="Preformatted_20_Text"/>
      <text:p text:style-name="Preformatted_20_Text">P01 <text:s text:c="7"/>aaacacaactatagtttaaagtgggagatgtcgtgcttacctttatggcgttggaacaca</text:p>
      <text:p text:style-name="Preformatted_20_Text">AP008984.1 aaacacaactatagtttaaagtgggagatgtcgtgcttacctttatggcgttggaa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cttgtgttggggatccgagttgggcttgatgggcatgtaggttctgaagtctctcc</text:p>
      <text:p text:style-name="Preformatted_20_Text">AP008984.1 acagcttgtgttggggatccgagttgggcttgatgggcatgtaggttctgaagtct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gaaagtgaagagcttgcggtcgcttcccctcggcgtaaaggggttggggaccatcc</text:p>
      <text:p text:style-name="Preformatted_20_Text">AP008984.1 tcgagaaagtgaagagcttgcggtcgcttcccctcggcgtaaaggggttggggacc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gccgttgacggggttccagatggctctcttgaacatcatagagcatgttgtccagc</text:p>
      <text:p text:style-name="Preformatted_20_Text">AP008984.1 aggtgccgttgacggggttccagatggctctcttgaacatcatagagcatgttgtc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agtgcggctctccgggttcataagagcaagacggcatagatacgtagaattttttga</text:p>
      <text:p text:style-name="Preformatted_20_Text">AP008984.1 cgtagtgcggctctccgggttcataagagcaagacggcatagatacgtagaatttt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gaacaggtcgcacacgtcgctcggcatggctgcggtcagcgccggttctccaggtc</text:p>
      <text:p text:style-name="Preformatted_20_Text">AP008984.1 aggggaacaggtcgcacacgtcgctcggcatggctgcggtcagcgccggttctcca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gtttctgtagtaggatcatgtcagcctctgaaatgaactctcgctcaatgatgaggt</text:p>
      <text:p text:style-name="Preformatted_20_Text">AP008984.1 cacgtttctgtagtaggatcatgtcagcctctgaaatgaactctcgctcaatgatg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gcttcgccgcatcgaccatggatgaccggctcactggccaccatgctcgccaact</text:p>
      <text:p text:style-name="Preformatted_20_Text">AP008984.1 tggtggcttcgccgcatcgaccatggatgaccggctcactggccaccatgctcgcca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cacgtcccagacgctggtgccgacgctgttggctcccctcgtcctggccatcttgc</text:p>
      <text:p text:style-name="Preformatted_20_Text">AP008984.1 gggtcacgtcccagacgctggtgccgacgctgttggctcccctcgtcctggccatct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gaattcgttgaagcggagggcgccgtcgccggcgcatgtcactttgagctgagcgt</text:p>
      <text:p text:style-name="Preformatted_20_Text">AP008984.1 tgttgaattcgttgaagcggagggcgccgtcgccggcgcatgtcactttgagctga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atgtgatgagggggttgtagaggaccttgatgcgagtctccccagccggtgcccaca</text:p>
      <text:p text:style-name="Preformatted_20_Text">AP008984.1 tgaatgtgatgagggggttgtagaggaccttgatgcgagtctccccagccggtgcc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tgtggtctgtttaccgtcttcgcgtcgagacccatcgaggtgcacggatcggttga</text:p>
      <text:p text:style-name="Preformatted_20_Text">AP008984.1 gagctgtggtctgtttaccgtcttcgcgtcgagacccatcgaggtgcacggatcgg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agcccagagtcacttccagcttcgactcgggcatcatgcaccatctgttaccggcgg</text:p>
      <text:p text:style-name="Preformatted_20_Text">AP008984.1 agaagcccagagtcacttccagcttcgactcgggcatcatgcaccatctgttacc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gccagcatcagctttctgtattccatgtacttgtccaggatgggatctctcggag</text:p>
      <text:p text:style-name="Preformatted_20_Text">AP008984.1 cgtcggccagcatcagctttctgtattccatgtacttgtccaggatgggatctctcgg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tttgtaggatacagcagctggtggatctggatggagaaggtgaccagagaggtgatca</text:p>
      <text:p text:style-name="Preformatted_20_Text">AP008984.1 gatttgtaggatacagcagctggtggatctggatggagaaggtgaccagagaggtg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caggcccaggccgactccagcgacggcgatagcggcggggttcatggtcatcatag</text:p>
      <text:p text:style-name="Preformatted_20_Text">AP008984.1 tctgcaggcccaggccgactccagcgacggcgatagcggcggggttcatggtcatca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cataccgcctcccatagccatcatgcttccgaactcgttcagcttgtccatggtgg</text:p>
      <text:p text:style-name="Preformatted_20_Text">AP008984.1 cagccataccgcctcccatagccatcatgcttccgaactcgttcagcttgtcca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ggtgacggctagttgcttgtctacgccagcgtatttcccagacagaatgttgtcta</text:p>
      <text:p text:style-name="Preformatted_20_Text">AP008984.1 ccagggtgacggctagttgcttgtctacgccagcgtatttcccagacagaatgttg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gcgtgtgttagatgcagacagactggtagccatcatagatgccatcataccaccgg</text:p>
      <text:p text:style-name="Preformatted_20_Text">AP008984.1 tggagcgtgtgttagatgcagacagactggtagccatcatagatgccatcatacca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tgacagccatggggttcacgccgcctgtcatctggatgtgtggtccgggaggcatca</text:p>
      <text:p text:style-name="Preformatted_20_Text">AP008984.1 ccatgacagccatggggttcacgccgcctgtcatctggatgtgtggtccgggaggc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ggcgcctatgcctgggtgaccgtcaccgtctggatccattattctcagcacgtctg</text:p>
      <text:p text:style-name="Preformatted_20_Text">AP008984.1 agccggcgcctatgcctgggtgaccgtcaccgtctggatccattattctcagcacg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tgccgtcaccgtctatgtccatagctttcagcatatcgggcttgccgtccccgtcaa</text:p>
      <text:p text:style-name="Preformatted_20_Text">AP008984.1 gtttgccgtcaccgtctatgtccatagctttcagcatatcgggcttgccgtccccg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catcgccttcaagccgtctgccgtaccaccgaatgggttaccttctggtctgatca</text:p>
      <text:p text:style-name="Preformatted_20_Text">AP008984.1 tgtccatcgccttcaagccgtctgccgtaccaccgaatgggttaccttctggtctg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acatagcgttggcatcgcgtttgaatcgtctaccacactgtgccgaggtggtagtca</text:p>
      <text:p text:style-name="Preformatted_20_Text">AP008984.1 tacacatagcgttggcatcgcgtttgaatcgtctaccacactgtgccgaggtggta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ggttattgtctctggcgtgtgaagtcagtctctcattgatatcgatgtcacgtctgg</text:p>
      <text:p text:style-name="Preformatted_20_Text">AP008984.1 tatggttattgtctctggcgtgtgaagtcagtctctcattgatatcgatgtcacgt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tgtatctcggcggctcttcgtagacgtctcccatgctcatgcctcctcccatgcctc</text:p>
      <text:p text:style-name="Preformatted_20_Text">AP008984.1 cgttgtatctcggcggctcttcgtagacgtctcccatgctcatgcctcctcccatg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tttgttcactgaagcgtatgcggctcctccaccaccaccctgggggtgacctgcca</text:p>
      <text:p text:style-name="Preformatted_20_Text">AP008984.1 gctgtttgttcactgaagcgtatgcggctcctccaccaccaccctgggggtgacct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gtacgtctctccaccataaccggccatactgtatgtgcctccaccagctgctccgc</text:p>
      <text:p text:style-name="Preformatted_20_Text">AP008984.1 tactgtacgtctctccaccataaccggccatactgtatgtgcctccaccagctgctccg-</text:p>
      <text:p text:style-name="Preformatted_20_Text"><text:s text:c="11"/>*********************************************************** </text:p>
      <text:p text:style-name="Preformatted_20_Text"/>
      <text:p text:style-name="Preformatted_20_Text">P01 <text:s text:c="7"/>cgcccagcagctgctcctgctccaccagctgctccgccagctccgccataaccagccata</text:p>
      <text:p text:style-name="Preformatted_20_Text">AP008984.1 ---ccagcagctgctcctgctccaccagctgctccgccagctccgccataaccagccata</text:p>
      <text:p text:style-name="Preformatted_20_Text"><text:s text:c="14"/>*********************************************************</text:p>
      <text:p text:style-name="Preformatted_20_Text"/>
      <text:p text:style-name="Preformatted_20_Text">P01 <text:s text:c="7"/>ctgtaggtactgccgccggcttggtagcctgtcacaattctcccaccactcgcagttcct</text:p>
      <text:p text:style-name="Preformatted_20_Text">AP008984.1 ctgtaggtactgccgccggcttggtagcctgtcacaattctcccaccactcgcagttc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cagtgaagaatagacgacatcagatgattgacccagtccatatttttgtctaaagtcg</text:p>
      <text:p text:style-name="Preformatted_20_Text">AP008984.1 tccagtgaagaatagacgacatcagatgattgacccagtccatatttttgtctaaag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atgttggtcgtagctccgccattaacttgatgcttgactttcttcatcacgtcgagt</text:p>
      <text:p text:style-name="Preformatted_20_Text">AP008984.1 tacatgttggtcgtagctccgccattaacttgatgcttgactttcttcatcacgtc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tgtcatttgacatggttttgaaatcttgtcccttgagaacattcgttactgcagtg</text:p>
      <text:p text:style-name="Preformatted_20_Text">AP008984.1 agcttgtcatttgacatggttttgaaatcttgtcccttgagaacattcgttactgc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ctctggctttcgtgtcgattgcagcgtgatgattaatttcactgtaaatcagttca</text:p>
      <text:p text:style-name="Preformatted_20_Text">AP008984.1 tccactctggctttcgtgtcgattgcagcgtgatgattaatttcactgtaaatcagt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atgtgccgggtcccaccgccactcgaccaggcttaagtgttctgtcgactggaggt</text:p>
      <text:p text:style-name="Preformatted_20_Text">AP008984.1 cccgatgtgccgggtcccaccgccactcgaccaggcttaagtgttctgtcgactgg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tgtccggcaccgctattgccgttgcccttgatcctatcccacagacctctttttcga</text:p>
      <text:p text:style-name="Preformatted_20_Text">AP008984.1 ggttgtccggcaccgctattgccgttgcccttgatcctatcccacagacctctttt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tgtggtgggtacaatccgagccgacttcgccgtggtgacccgactgaaaggcgcat</text:p>
      <text:p text:style-name="Preformatted_20_Text">AP008984.1 cgattgtggtgggtacaatccgagccgacttcgccgtggtgacccgactgaaaggc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tggtctcatcggtgtgatccaccacggtcaacagcgctcgtctcgttctcttcctc</text:p>
      <text:p text:style-name="Preformatted_20_Text">AP008984.1 aacatggtctcatcggtgtgatccaccacggtcaacagcgctcgtctcgttctct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cctgttgtgttttgttgatgggcttctgacagttcaagtacgtgagtgatttcaca</text:p>
      <text:p text:style-name="Preformatted_20_Text">AP008984.1 gcctcctgttgtgttttgttgatgggcttctgacagttcaagtacgtgagtgattt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aactcggtccactcaccctcctgtatttacgagcaggtttaaactctgggtgtctg</text:p>
      <text:p text:style-name="Preformatted_20_Text">AP008984.1 gtcaaactcggtccactcaccctcctgtatttacgagcaggtttaaactctgggtg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atgatctcgttcagattgtagttgtgtgcattaccgttggttatga---gtgatttg</text:p>
      <text:p text:style-name="Preformatted_20_Text">AP008984.1 gttatgatctcgttcagattgtagttgtgtgcattaccgttggttatgagttgtgatttg</text:p>
      <text:p text:style-name="Preformatted_20_Text"><text:s text:c="11"/>************************************************* <text:s text:c="2"/>********</text:p>
      <text:p text:style-name="Preformatted_20_Text"/>
      <text:p text:style-name="Preformatted_20_Text">P01 <text:s text:c="7"/>tgccgctcgacggtacgaaacgtgtagtatgggtcgaacatttcttgaatgacggctagt</text:p>
      <text:p text:style-name="Preformatted_20_Text">AP008984.1 tgccgctcgacggtacgaaacgtgtagtatgggtcgaacatttcttgaatgacggct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acacagccgtcttctcagccgacgacactgccacaatggtgtccaggtacaatttt</text:p>
      <text:p text:style-name="Preformatted_20_Text">AP008984.1 gttgacacagccgtcttctcagccgacgacactgccacaatggtgtccaggtacaa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tgatgacaagcgccaagtcttcccacgtgttacaatgagactctttgaacatttcg</text:p>
      <text:p text:style-name="Preformatted_20_Text">AP008984.1 gagctgatgacaagcgccaagtcttcccacgtgttacaatgagactctttgaacat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agtctgctttgagacggtttgtgacatccagagtagccaacgtgaacacgttttgc</text:p>
      <text:p text:style-name="Preformatted_20_Text">AP008984.1 aagaagtctgctttgagacggtttgtgacatccagagtagccaacgtgaacacgttt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gatcttcttccaacaaagaagcatcttcggtgttggttttcatgtatttagctaca</text:p>
      <text:p text:style-name="Preformatted_20_Text">AP008984.1 ttgagatcttcttccaacaaagaagcatcttcggtgttggttttcatgtatttagcta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aaacatgtaacgccaatacgggtacatagtcagataaacgtccccgtttgttatagct</text:p>
      <text:p text:style-name="Preformatted_20_Text">AP008984.1 tcaaacatgtaacgccaatacgggtacatagtcagataaacgtccccgtttgttat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tatgccgtgcgagacaaaacgtttcccagttgaacttccccactgtgtagtcaaaa</text:p>
      <text:p text:style-name="Preformatted_20_Text">AP008984.1 ttgatatgccgtgcgagacaaaacgtttcccagttgaacttccccactgtgtagtc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tgttgactgctgcgtacaaggaaaagacaatctcgtcctgttctgggtcatatgtc</text:p>
      <text:p text:style-name="Preformatted_20_Text">AP008984.1 gttctgttgactgctgcgtacaaggaaaagacaatctcgtcctgttctgggtcata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gcagtgcaatcggcttgacgagctccacttgcaagcagtcgtagtcgacggtcacc</text:p>
      <text:p text:style-name="Preformatted_20_Text">AP008984.1 acaggcagtgcaatcggcttgacgagctccacttgcaagcagtcgtagtcgacggt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ctggtacagtctcgtttgggtaggagtttgggcagtctgccgtgcagttggtacag</text:p>
      <text:p text:style-name="Preformatted_20_Text">AP008984.1 tcctctggtacagtctcgtttgggtaggagtttgggcagtctgccgtgcagttggt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tgggcgttgtacaattgatggtcatactgacgatggtggtagtctttggtgcttta</text:p>
      <text:p text:style-name="Preformatted_20_Text">AP008984.1 ttggtgggcgttgtacaattgatggtcatactgacgatggtggtagtctttggtgc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ttttgggcattgatggcacctcggcgatggaggtcttggtcctgaggttacgactc</text:p>
      <text:p text:style-name="Preformatted_20_Text">AP008984.1 gttgttttgggcattgatggcacctcggcgatggaggtcttggtcctgaggttacga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tgtaaatatcatccgacgtgaaccacagtttgttctcggggcaggtgtcgtttgcg</text:p>
      <text:p text:style-name="Preformatted_20_Text">AP008984.1 tctctgtaaatatcatccgacgtgaaccacagtttgttctcggggcaggtgtcgtt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ctttagtctttaggatacactccgtgatgatgttgggcaaacctttgcctccagtc</text:p>
      <text:p text:style-name="Preformatted_20_Text">AP008984.1 tactctttagtctttaggatacactccgtgatgatgttgggcaaacctttgcctcca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atccccgtcacattgaaggtgataactcgttgaatattgtccaagagaatcagctcg</text:p>
      <text:p text:style-name="Preformatted_20_Text">AP008984.1 ggtatccccgtcacattgaaggtgataactcgttgaatattgtccaagagaatcag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cgtagtcaccctggatggactcaatcatgatggtgtagttgaatctgaccaatgca</text:p>
      <text:p text:style-name="Preformatted_20_Text">AP008984.1 ttgtcgtagtcaccctggatggactcaatcatgatggtgtagttgaatctgaccaa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tagtcgtcaccgggtggtggactagtgtagaacgtctggttcatgggtctcagatac</text:p>
      <text:p text:style-name="Preformatted_20_Text">AP008984.1 caatagtcgtcaccgggtggtggactagtgtagaacgtctggttcatgggtctcaga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aattttcggagtaaccccgagtgacaccctgtcgaaatttgtaatcaaaaacggcc</text:p>
      <text:p text:style-name="Preformatted_20_Text">AP008984.1 gtcaaattttcggagtaaccccgagtgacaccctgtcgaaatttgtaatcaaaaac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ccaccaccacctccgtcttgtttaggtaaactgcgaccttttctgcgtcgaggatt</text:p>
      <text:p text:style-name="Preformatted_20_Text">AP008984.1 ttctccaccaccacctccgtcttgtttaggtaaactgcgaccttttctgcgtcgagg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ctagctcgaacatatgcccttttcaagtcatctttgcgtatgaaatcaaagtcgaac</text:p>
      <text:p text:style-name="Preformatted_20_Text">AP008984.1 attctagctcgaacatatgcccttttcaagtcatctttgcgtatgaaatcaaagtc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aagctgaatatcatgtctgtcagattgaaagtagcaaagcccatattgttgaggcct</text:p>
      <text:p text:style-name="Preformatted_20_Text">AP008984.1 ccaaagctgaatatcatgtctgtcagattgaaagtagcaaagcccatattgttgaggc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tattccgatggctgcttcgccggtgagctgcacgggtaaagcatctggtgatctcatg</text:p>
      <text:p text:style-name="Preformatted_20_Text">AP008984.1 cctattccgatggctgcttcgccggtgagctgcacgggtaaagcatctggtgatct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atgttgtgttacggaggttgtcgcaggattttaggatgaggtcccttgcaaacttt</text:p>
      <text:p text:style-name="Preformatted_20_Text">AP008984.1 gggtatgttgtgttacggaggttgtcgcaggattttaggatgaggtcccttgcaaac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agatggcctgcttgcccccatcgaatatcgacttgtacactctgctccagctttcg</text:p>
      <text:p text:style-name="Preformatted_20_Text">AP008984.1 tcgtagatggcctgcttgcccccatcgaatatcgacttgtacactctgctccagctt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cggattcggcgtcgtagtagaagccgtcgagcttgagcccgtcgacagagtccact</text:p>
      <text:p text:style-name="Preformatted_20_Text">AP008984.1 tcggcggattcggcgtcgtagtagaagccgtcgagcttgagcccgtcgacagagtc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cgtccaggttgacttgactgagagccgccttgttgcccattgcactggcacccatg</text:p>
      <text:p text:style-name="Preformatted_20_Text">AP008984.1 tcgacgtccaggttgacttgactgagagccgccttgttgcccattgcactggcacc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tgtgcacatagcagacagagtccttgggtcgctctccctcggagaacttttcatcc</text:p>
      <text:p text:style-name="Preformatted_20_Text">AP008984.1 gtgttgtgcacatagcagacagagtccttgggtcgctctccctcggagaacttttca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agaaagtcggtggacctgctgatgcgactgcggcgcatagtagtaaggtcaggacc</text:p>
      <text:p text:style-name="Preformatted_20_Text">AP008984.1 agagagaaagtcggtggacctgctgatgcgactgcggcgcatagtagtaaggtcag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tccaaagtagttcatgtttgtggcgacccatcctcctcgaacaatgaagaccactc</text:p>
      <text:p text:style-name="Preformatted_20_Text">AP008984.1 tcgatccaaagtagttcatgtttgtggcgacccatcctcctcgaacaatgaagacca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gctttcgtcttgaaaacttgttattctcaggtccttattctcagtcttcttctctc</text:p>
      <text:p text:style-name="Preformatted_20_Text">AP008984.1 aagtgctttcgtcttgaaaacttgttattctcaggtccttattctcagtcttcttc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caacagtagaagaagttcaatagtggagagtggtgtgggcctgtcacttttatgcca</text:p>
      <text:p text:style-name="Preformatted_20_Text">AP008984.1 ttccaacagtagaagaagttcaatagtggagagtggtgtgggcctgtcacttttat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acacacccaccctgcgcacagccctccgaacgc-ttttttcgctatggggaccagg</text:p>
      <text:p text:style-name="Preformatted_20_Text">AP008984.1 aagtacacacccaccctgcgcacagccctccgaacgctttttttcgctatggggaccagg</text:p>
      <text:p text:style-name="Preformatted_20_Text"><text:s text:c="11"/>************************************* **********************</text:p>
      <text:p text:style-name="Preformatted_20_Text"/>
      <text:p text:style-name="Preformatted_20_Text">P01 <text:s text:c="7"/>tgacatacgagaaatggtggcatttacagttcaaactcacacgagcgacaacaacaattc</text:p>
      <text:p text:style-name="Preformatted_20_Text">AP008984.1 tgacatacgagaaatggtggcatttacagttcaaactcacacgagcgacaacaacaa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aatggaacccgagacctcgacagcgagaaccgccgagcatgccctttcatggaca</text:p>
      <text:p text:style-name="Preformatted_20_Text">AP008984.1 tctggaatggaacccgagacctcgacagcgagaaccgccgagcatgccctttcatg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ggggcgccctgatcatcctggaaggcgtcgatcgttcgggtaagtcgacgcagtgt</text:p>
      <text:p text:style-name="Preformatted_20_Text">AP008984.1 cgccggggcgccctgatcatcctggaaggcgtcgatcgttcgggtaagtcgacgca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atgctggtcaaggccctgctggagatgggagtcgaggccgagctgatgaggttcccg</text:p>
      <text:p text:style-name="Preformatted_20_Text">AP008984.1 cgcatgctggtcaaggccctgctggagatgggagtcgaggccgagctgatgaggtt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ggaccactccgatcggacagatgatcaactcgtacctgctcaacaagagcgatctg</text:p>
      <text:p text:style-name="Preformatted_20_Text">AP008984.1 gacaggaccactccgatcggacagatgatcaactcgtacctgctcaacaagagcgatc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cgatcacgtcgtacacctcctgttctcggccaaccgatgggaagccgcctccgacctg</text:p>
      <text:p text:style-name="Preformatted_20_Text">AP008984.1 gacgatcacgtcgtacacctcctgttctcggccaaccgatgggaagccgcctccga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cgcaagctgatgaagggtaccaccatcgtgctcgaccgctacgcgttctccggcgta</text:p>
      <text:p text:style-name="Preformatted_20_Text">AP008984.1 aagcgcaagctgatgaagggtaccaccatcgtgctcgaccgctacgcgttctccgg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ttcacggcggcgaagcccgggttcgagctcgagtggtgtaagcgaaccgacgtgggt</text:p>
      <text:p text:style-name="Preformatted_20_Text">AP008984.1 gccttcacggcggcgaagcccgggttcgagctcgagtggtgtaagcgaaccgacgt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ccaagcccgacctggtggtgttcctggccatcgaggcctccgccgtggagagcaga</text:p>
      <text:p text:style-name="Preformatted_20_Text">AP008984.1 ctgcccaagcccgacctggtggtgttcctggccatcgaggcctccgccgtggagag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gcttcggcgacgagcggtacgaggtcagcgccttccaggccgccgtccgagaaaac</text:p>
      <text:p text:style-name="Preformatted_20_Text">AP008984.1 ggcggcttcggcgacgagcggtacgaggtcagcgccttccaggccgccgtccgagaa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gaggtgctcatgaaagatgtcaccgtcaactggcgcaaggtggacgctgcccggact</text:p>
      <text:p text:style-name="Preformatted_20_Text">AP008984.1 tttgaggtgctcatgaaagatgtcaccgtcaactggcgcaaggtggacgctgcccgg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agcaggtccatggtgacatcctcaggctgacggacgacgcccacaacgccatctac</text:p>
      <text:p text:style-name="Preformatted_20_Text">AP008984.1 ccggagcaggtccatggtgacatcctcaggctgacggacgacgcccacaacgccat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ccagagacggcttcgacgacaccattcccactttatggtcttgatgtactgtgtgt</text:p>
      <text:p text:style-name="Preformatted_20_Text">AP008984.1 gactccagagacggcttcgacgacaccattcccactttatggtcttgatgtactgt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tgtttgctaataatgtgcaataaaatccaaatacattaatatgtttcatggttttta</text:p>
      <text:p text:style-name="Preformatted_20_Text">AP008984.1 gcttgtttgctaataatgtgcaataaaatccaaatacattaatatgtttcatggtt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attcaatgtggtatagggtacaggtataataatggtaacaacagtgcagtgtaact</text:p>
      <text:p text:style-name="Preformatted_20_Text">AP008984.1 ttgaattcaatgtggtatagggtacaggtataataatggtaacaacagtgcagtgta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ggagcacatggtgcagacttcttcgttgcacaccacatcgagtttgggttgtttgg</text:p>
      <text:p text:style-name="Preformatted_20_Text">AP008984.1 agctggagcacatggtgcagacttcttcgttgcacaccacctcgagtttgggttgtttgg</text:p>
      <text:p text:style-name="Preformatted_20_Text"><text:s text:c="11"/>**************************************** *******************</text:p>
      <text:p text:style-name="Preformatted_20_Text"/>
      <text:p text:style-name="Preformatted_20_Text">P01 <text:s text:c="7"/>aaaaggcggacccgtcttctgccctgcgcttgcgagacgcctcggccgacacttcgggag</text:p>
      <text:p text:style-name="Preformatted_20_Text">AP008984.1 aaaaggcggacccgtcttctgccctgcgcttgcgagacgcctcggccgacacttcg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gctgaactggacgggtgcgacggcggccttggtcctcaggtagtacatgccggtct</text:p>
      <text:p text:style-name="Preformatted_20_Text">AP008984.1 ccacgctgaactggacgggtgcgacggcggccttggtcctcaggtagtacatgccg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tccactggaccaggcgtggaggtgcatggccgtcagcttcttcatcttgagctttg</text:p>
      <text:p text:style-name="Preformatted_20_Text">AP008984.1 tgagtccactggaccaggcgtggaggtgcatggccgtcagcttcttcatcttgagct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gtcctcgcacagaaagaggttgagggactggctctggtcgacgaagggcgcccgct</text:p>
      <text:p text:style-name="Preformatted_20_Text">AP008984.1 ggtcgtcctcgcacagaaagaggttgagggactggctctggtcgacgaagggcgcc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ggccatggtgatgaggtccttctgagatatctcatacgccgtcttgtagatgggct</text:p>
      <text:p text:style-name="Preformatted_20_Text">AP008984.1 ccgcggccatggtgatgaggtccttctgagatatctcatacgccgtcttgtagatgggct</text:p>
      <text:p text:style-name="Preformatted_20_Text"><text:soft-page-break/><text:s text:c="11"/>*.**********************************************************</text:p>
      <text:p text:style-name="Preformatted_20_Text"/>
      <text:p text:style-name="Preformatted_20_Text">P01 <text:s text:c="7"/>tgaggtgctcggggaacccttcgatgttctgcaccgagcccttgtggacgatgagctggg</text:p>
      <text:p text:style-name="Preformatted_20_Text">AP008984.1 tgaggtgctcggggaacccttcgatgttctgcaccgagcccttgtggacgatgag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catgttatcgttccacaggcccaagcgctccagcgcctcgaccaggtgcctgttca</text:p>
      <text:p text:style-name="Preformatted_20_Text">AP008984.1 tgcgcatgttatcgttccacaggcccaagcgctccagcgcctcgaccaggtgcctgt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ctgaaactctcccgacagcacgcggcgctggtagaggttgctgctgagcggctcga</text:p>
      <text:p text:style-name="Preformatted_20_Text">AP008984.1 ccacctgaaactctcccgacagcacgcggcgctggtagaggttgctgctgagcggc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ctccgtgttgcccagtatctgcgccgtgctcgcagtcggcatgggcgacaccagca</text:p>
      <text:p text:style-name="Preformatted_20_Text">AP008984.1 tgctctccgtgttgcccagtatctgcgccgtgctcgcagtcggcatgggcgacac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gttcctcacgccgtgcctctggatgcggagtctgagctcgttccagtcccacatgc</text:p>
      <text:p text:style-name="Preformatted_20_Text">AP008984.1 gactgttcctcacgccgtgcctctggatgcggagtctgagctcgttccagtcccac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gaggtcctcgcgtttgaggccccacatgtcaaactgcagcagccccttgctgacgg</text:p>
      <text:p text:style-name="Preformatted_20_Text">AP008984.1 ccgagaggtcctcgcgtttgaggccccacatgtcaaactgcagcagccccttgct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gccctcgtaggtcgggtagggaccgtcgcgctgggccagcttacagctctcgtcga</text:p>
      <text:p text:style-name="Preformatted_20_Text">AP008984.1 ggctgccctcgtaggtcgggtagggaccgtcgcgctgagccagcttacagctctcgtcga</text:p>
      <text:p text:style-name="Preformatted_20_Text"><text:s text:c="11"/>*************************************.**********************</text:p>
      <text:p text:style-name="Preformatted_20_Text"/>
      <text:p text:style-name="Preformatted_20_Text">P01 <text:s text:c="7"/>gggcggcgtagtagatggtctcgaagatcatcttgttcatgtcgcgggccttgccgcagg</text:p>
      <text:p text:style-name="Preformatted_20_Text">AP008984.1 gggcggcgtagtagatggtctcgaagatcatcttgttcatgtcgcgggccttgccg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aggggatgcccatcatcatgaagacgtcggccagtccctgcacgccgatgccgatgg</text:p>
      <text:p text:style-name="Preformatted_20_Text">AP008984.1 tgaaggggatgcccatcatcatgaagacgtcggccagtccctgcacgccgatgccg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gtgtcgcttgttggagcgcatggcttcgggcacggggtaaaagttgccgtcgatca</text:p>
      <text:p text:style-name="Preformatted_20_Text">AP008984.1 gtctgtgtcgcttgttggagcgcatggcttcgggcacggggtaaaagttgccgtcg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gttgaggttgcgggtgatcatgcggacgacgtcggccagcagctgaaagtcgtact</text:p>
      <text:p text:style-name="Preformatted_20_Text">AP008984.1 ccttgttgaggttgcgggtgatcatgcggacgacgtcggccagcagctgaaagtcgt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agggatcctcggcgatggtgatcctcacaaactcgttgagggcgacgctggccaggt</text:p>
      <text:p text:style-name="Preformatted_20_Text">AP008984.1 cgtagggatcctcggcgatggtgatcctcacaaactcgttgagggcgacgctggcc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gacggccacctcctccgagttggtgtactggacaatctcggtgcagaggttactgc</text:p>
      <text:p text:style-name="Preformatted_20_Text">AP008984.1 tgcagacggccacctcctccgagttggtgtactggacaatctcggtgcagaggtta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gatggtgcccaggtgctggtgattggacttggcgttgcaggcgtccttgtagagca</text:p>
      <text:p text:style-name="Preformatted_20_Text">AP008984.1 acttgatggtgcccaggtgctggtgattggacttggcgttgcaggcgtccttgta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agggccccccggtctcgagctgggcgacgaggacgctgttccagaggtccctagcct</text:p>
      <text:p text:style-name="Preformatted_20_Text">AP008984.1 tgaagggccccccggtctcgagctgggcgacgaggacgctgttccagaggtcccta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cgtcctgcgagccttgccctctgcctcgtagcgggtgtacagggcctcgaactcgg</text:p>
      <text:p text:style-name="Preformatted_20_Text">AP008984.1 tgaccgtcctgcgagccttgccctctgcctcgtagcgggtgtacagggcctcgaactc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ccccagacctcgtctaggccggggcacgacgccgggcacatgagactccactcgccgc</text:p>
      <text:p text:style-name="Preformatted_20_Text">AP008984.1 ggccccagacctcgtctaggccggggcacgacgccgggcacatgagactccactcg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cttgaccctctgcatgaagaggtcggggatccagagggcctggaagaggtccctgg</text:p>
      <text:p text:style-name="Preformatted_20_Text">AP008984.1 cgtccttgaccctctgcatgaagaggtcggggatccagagggcctggaagaggtcc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ctgctcgtccgagccagtgttcttcctcagctccaaaaagtcaaagacgtcgacgt</text:p>
      <text:p text:style-name="Preformatted_20_Text">AP008984.1 tcctctgctcgtccgagccagtgttcttcctcagctccaaaaagtcaaagacgtc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gggctccatgtagacagcgagggcgccgggccgcttgttgcctccctggtccacca</text:p>
      <text:p text:style-name="Preformatted_20_Text">AP008984.1 gccagggctccatgtagacagcgagggcgccgggccgcttgttgcctccctggtcc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ctcgagcgcgttgaagatgcgcagggtaggcactatgccgttagagtggccgttgg</text:p>
      <text:p text:style-name="Preformatted_20_Text">AP008984.1 tcctctcgagcgcgttgaagatgcgcagggtaggcactatgccgttagagtggccg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cttgatgtaggcgcccttgcccctgaggttgctgatggacatgcctagtccgccgg</text:p>
      <text:p text:style-name="Preformatted_20_Text">AP008984.1 tgcccttgatgtaggcgcccttgcccctgaggttgctgatggacatgcctagtccg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cttggagatgagggcgcagctcttgatggtgtctgctatgccctccatgctgtccg</text:p>
      <text:p text:style-name="Preformatted_20_Text">AP008984.1 cgtgcttggagatgagggcgcagctcttgatggtgtctgctatgccctccatgctgt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catgttgagcagaaagcaggaggacagctggggcttggggctgcacgagttgaaca</text:p>
      <text:p text:style-name="Preformatted_20_Text">AP008984.1 acttcatgttgagcagaaagcaggaggacagctggggcttggggctgcacgagttg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ggggctggcgtgggtaaagtagcggctcgagaggaacccgtacgtctggagcagag</text:p>
      <text:p text:style-name="Preformatted_20_Text">AP008984.1 gagtggggctggcgtgggtaaagtagcggctcgagaggaacccgtacgtctggagc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gatgttgtcgccgtggatctgcagggcgcacctcatgagggtgtgctggggcgtct</text:p>
      <text:p text:style-name="Preformatted_20_Text">AP008984.1 cgtcgatgttgtcgccgtggatctgcagggcgcacctcatgagggtgtgctggggc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tgggtccctcgggtcccttgagcatgtaggagcgctcgagcgtcttgaacccaaagt</text:p>
      <text:p text:style-name="Preformatted_20_Text">AP008984.1 cgatgggtccctcgggtcccttgagcatgtaggagcgctcgagcgtcttgaacccaa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gtagccaaagtcggcgtggtgcctgacggctgcgtcgagtctctcggcgtgcttct</text:p>
      <text:p text:style-name="Preformatted_20_Text">AP008984.1 acgagtagccaaagtcggcgtggtgcctgacggctgcgtcgagtctctcggcgtgc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gacctcgtaaaacttttgcgctatgaggggagccctgagcccggtgtccggattga</text:p>
      <text:p text:style-name="Preformatted_20_Text">AP008984.1 gactgacctcgtaaaacttttgcgctatgaggggagccctgagcccggtgtccgga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tgaaccagagcctcttgcacacctccgagaacttggggctggtgagcttatgcaggt</text:p>
      <text:p text:style-name="Preformatted_20_Text">AP008984.1 cgttgaaccagagcctcttgcacacctccgagaacttggggctggtgagcttatgc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actgctatgcgcgccgccaacttgctgtagtcggggtgagtggtggtcatgttgg</text:p>
      <text:p text:style-name="Preformatted_20_Text">AP008984.1 tggtgactgctatgcgcgccgccaacttgctgtagtcggggtgagtggtggtcatg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cgtgtgggccagcagctcgtcaatctcggacgtcttgcatccgttgccgatgcccg</text:p>
      <text:p text:style-name="Preformatted_20_Text">AP008984.1 aggccgtgtgggccagcagctcgtcaatctcggacgtcttgcatccgttgccgatgcc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tcgatcttctgggccaggagctgtgggtccacagactctgaccggaacccgcactcgt</text:p>
      <text:p text:style-name="Preformatted_20_Text">AP008984.1 gctcgatcttctgggccaggagctgtgggtccacagactctgaccggaacccgcac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cctctccacgaccttggccatgtccagaggctccttggtgccgtcgcgcttggtta</text:p>
      <text:p text:style-name="Preformatted_20_Text">AP008984.1 tgatcctctccacgaccttggccatgtccagaggctccttggtgccgtcgcgcttgg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agattgtgtcttccatagttttggtgtagtagtgtagtgaagtgaagtagtaggtga</text:p>
      <text:p text:style-name="Preformatted_20_Text">AP008984.1 cgtagattgtgtcttccatagttttggtgtagtagtgtagtgaagtgaagtagtag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atagtgaattgctgtacggcaaagacgaattcttcaaaaaattctcctttatgtgaa</text:p>
      <text:p text:style-name="Preformatted_20_Text">AP008984.1 agtatagtgaattgctgtacggcaaagacgaattcttcaaaaaattctcctttatg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tagtgaagtaagttgaatgacactcaacaccagatgtaagtatagatgacatttta</text:p>
      <text:p text:style-name="Preformatted_20_Text">AP008984.1 gttgtagtgaagtaagttgaatgacactcaacaccagatgtaagtatagatgacat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agctttatacgtaacattattcacaataacaatatgagaacaatagagggcgtagt</text:p>
      <text:p text:style-name="Preformatted_20_Text">AP008984.1 ttcaagctttatacgtaacattattcacaataacaatatgagaacaatagagggcgt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gcggtggatcacgctgcggaggtctcctcgggctcagccggcgtctcagacatctcg</text:p>
      <text:p text:style-name="Preformatted_20_Text">AP008984.1 ctagcggtggatcacgctgcggaggtctcctcgggctcagccggcgtctcagacat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agcctcggtggtagcctcggtggtagctgt------ctctgtctcgtcagcggag</text:p>
      <text:p text:style-name="Preformatted_20_Text">AP008984.1 gtggtagcctcggtggtagcctcggtggtagctgtctcagcctctgtctcgtcagcggag</text:p>
      <text:p text:style-name="Preformatted_20_Text"><text:s text:c="11"/>*********************************** <text:s text:c="5"/>*******************</text:p>
      <text:p text:style-name="Preformatted_20_Text"/>
      <text:p text:style-name="Preformatted_20_Text">P01 <text:s text:c="7"/>atgtccacctccacgtaccggatcagggccgccgactcctccggtgtgaacttgaactct</text:p>
      <text:p text:style-name="Preformatted_20_Text">AP008984.1 atgtccacctccacgtaccggatcagggccgccgactcctccggtgtgaacttgaa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ccccgacggcgccaaagtcttccagcagttcttgctcctcgtcctcggatagaggg</text:p>
      <text:p text:style-name="Preformatted_20_Text">AP008984.1 gcgtccccgacggcgccaaagtcttccagcagttcttgctcctcgtcctcggatag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caggctcgacgcctactgtgcggatcctctctgcgcgtgcagagacggctctcttc</text:p>
      <text:p text:style-name="Preformatted_20_Text">AP008984.1 cttccaggctcgacgcctactgtgcggatcctctctgcgcgtgcagagacggctct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tgccttcgaagcgatcgattacctcgtcggtgagcagggccgcttcctcggcggtg</text:p>
      <text:p text:style-name="Preformatted_20_Text">AP008984.1 atgatgccttcgaagcgatcgattacctcgtcggtgagcagggccgcttcctcggc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cgttgcgacgagcgtctctgaccctctgcttctctgcgtgttctgccatgatcttt</text:p>
      <text:p text:style-name="Preformatted_20_Text">AP008984.1 agtgcgttgcgacgagcgtctctgaccctctgcttctctgcgtgttctgccatgatc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actgcgtcgacggtcatgtcccacgctttcctgaagacgtactgcttcagcctgtag</text:p>
      <text:p text:style-name="Preformatted_20_Text">AP008984.1 gcgactgcgtcgacggtcatgtcccacgctttcctgaagacgtactgcttcagcct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cgtagacagccagaccaccgatgagcacagtcttgtagttgaccattgtaggcttg</text:p>
      <text:p text:style-name="Preformatted_20_Text">AP008984.1 agtccgtagacagccagaccaccgatgagcacagtcttgtagttgaccattgtagg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aggtaggctgttagttcttgggaggtgttgttgttgaatgatatcagagctggggc</text:p>
      <text:p text:style-name="Preformatted_20_Text">AP008984.1 ttgtaggtaggctgttagttcttgggaggtgttgttgttgaatgatatcagagctggg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tatgtacacccatggaccaatccattgagggcttatgtacacccatggaccaatcacgt</text:p>
      <text:p text:style-name="Preformatted_20_Text">AP008984.1 ttatgtacacccatggaccaatccattgagggcttatgtacacccatggaccaatc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ttattattgctcaatagtgaatcatgacattgcgacatactggattttacttttta</text:p>
      <text:p text:style-name="Preformatted_20_Text">AP008984.1 tgcgttattattgctcaatagtgaatcatgacattgcgacatactggattttactt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atcatccaccacaaatagtataataacagtataacagtataacagtataacagtata</text:p>
      <text:p text:style-name="Preformatted_20_Text">AP008984.1 ttaatcatccaccacaaatagtataataacagtataacagtataacagtataacagt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tgacagtattaacagtattcggattcgacggcggctgctagggtaggtgtcggttca</text:p>
      <text:p text:style-name="Preformatted_20_Text">AP008984.1 cgttgacagtattaacagtattcggattcgacggcggctgctagggtaggtgtcggt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cggcgtctgcttcagcctcctcgatggcgatcgcgacggatctgggtagagaagac</text:p>
      <text:p text:style-name="Preformatted_20_Text">AP008984.1 gagacggcgtctgcttcagcctcctcgatggcgatcgcgacggatctgggtagaga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cgacgaccaggtagttgtaggcgtcgatcacgtagcgtagcatgaagggcgccggc</text:p>
      <text:p text:style-name="Preformatted_20_Text">AP008984.1 tctgcgacgaccaggtagttgtaggcgtcgatcacgtagcgtagcatgaagggcgc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tgaccgtcgtcttgagttcccactcggcgcagtgtctcgctgagcagagctcggtc</text:p>
      <text:p text:style-name="Preformatted_20_Text">AP008984.1 ggtctgaccgtcgtcttgagttcccactcggcgcagtgtctcgctgagcagagctc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gcatggccagagtggtcatggggttccagttgggaaggcccagcttcaccctcacc</text:p>
      <text:p text:style-name="Preformatted_20_Text">AP008984.1 aggagcatggccagagtggtcatggggttccagttgggaaggcccagcttcaccct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ccagcgccgtggcggcgaagccttcccaggtattgcccctgtgcagccacacagag</text:p>
      <text:p text:style-name="Preformatted_20_Text">AP008984.1 aggtccagcgccgtggcggcgaagccttcccaggtattgcccctgtgcagccacac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cagaccacttgtcgcagtccttccacttgaggtcgagcgtcaggtccgaggccatg</text:p>
      <text:p text:style-name="Preformatted_20_Text">AP008984.1 cgctcagaccacttgtcgcagtccttccacttgaggtcgagcgtcaggtccgaggc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aggcaggcgccgccgagcatgaggttggccctgagcttggagaggttatcatcggac</text:p>
      <text:p text:style-name="Preformatted_20_Text">AP008984.1 atcaggcaggcgccgccgagcatgaggttggccctgagcttggagaggttatcatc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tgtggtgctctcgccactcttcgttggtcatgtgcggcacgtccaatctgtgggtc</text:p>
      <text:p text:style-name="Preformatted_20_Text">AP008984.1 ttgctgtggtgctctcgccactcttcgttggtcatgtgcggcacgtccaatctgtg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tgagcagcagctcgttgctgggtctggcctcgtcgctcaagacggtgagcacttcc</text:p>
      <text:p text:style-name="Preformatted_20_Text">AP008984.1 atgctgagcagcagctcgttgctgggtctggcctcgtcgctcaagacggtgagcact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attcgagggccaggtgctgcagccgaacgcccatctgcttctggtgtctcatctcc</text:p>
      <text:p text:style-name="Preformatted_20_Text">AP008984.1 tcggattcgagggccaggtgctggagccgaacgcccatctgcttctggtgtctcatctcc</text:p>
      <text:p text:style-name="Preformatted_20_Text"><text:s text:c="11"/>*********************** ************************************</text:p>
      <text:p text:style-name="Preformatted_20_Text"/>
      <text:p text:style-name="Preformatted_20_Text">P01 <text:s text:c="7"/>tcccgcatggggctgaagaagcaaagctcgaggagcctcaagctggccctggcctctgga</text:p>
      <text:p text:style-name="Preformatted_20_Text">AP008984.1 tcccgcatggggctgaagaagcaaagctcgaggagcctcaagctggccctggcctc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tgtcacagtctgggtcgtcttcgatggctttgatggtgacgggcgcatcgtcgtca</text:p>
      <text:p text:style-name="Preformatted_20_Text">AP008984.1 ctcttgtcacagtctgggtcgtcttcgatggctttgatggtgacgggcgcatcgtcgt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ctcatcagccccaacctctccagtctcagtctcagtctcagtctcgtcagcaacctca</text:p>
      <text:p text:style-name="Preformatted_20_Text">AP008984.1 ccctcatcagccccaacctctccagtctcagtctcagtctcagtctcgtcagcaac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cttcagcctcagcgatgggcgcagtcgtctctcgtgcaaagacggcgtcgtcctcg</text:p>
      <text:p text:style-name="Preformatted_20_Text">AP008984.1 acctcttcagcctcagcgatgggcgcagtcgtctctcgtgcaaagacggcgtcgtc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aatgagaccttgagtagttgctcgagtggcagtggtgctgacatggtattgtgtggg</text:p>
      <text:p text:style-name="Preformatted_20_Text">AP008984.1 tcgaatgagaccttgagtagttgctcgagtggcagtggtgctgacatggtattgtg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tggtgtgggggaataggttaaagaataggttattagagaataatagagccgggca</text:p>
      <text:p text:style-name="Preformatted_20_Text">AP008984.1 agaggtggtgtgggggaataggttaaagaataggttattagagaataatagagccg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aagaaagtcagaggatggtgcagaaggcgccccaaccaaagtccactgtcaggagta</text:p>
      <text:p text:style-name="Preformatted_20_Text">AP008984.1 gaaaagaaagtcagaggatggtgcagaaggcgccccaaccaaagtccactgtcagga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gacgttttccggagtggttctgatgtgagcactgttggtctcgatgtccgtgaagg</text:p>
      <text:p text:style-name="Preformatted_20_Text">AP008984.1 gcacgacgttttccggagtggttctgatgtgagcactgttggtctcgatgtccgtga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gagtgtgttgcgcgggatcgtactgaacggctaggtgatcggtgagagaggccttaa</text:p>
      <text:p text:style-name="Preformatted_20_Text">AP008984.1 atagagtgtgttgcgcgggatcgtactgaacggctaggtgatcggtgagagaggcct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gctcacgtatatatacctgtccttcacaccctctgttgcgcaacggacggtcacgc</text:p>
      <text:p text:style-name="Preformatted_20_Text">AP008984.1 gagagctcacgtatatatacctgtccttcacaccctctgttgcgcaacggacggtc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agaccagtaggcgttctgcttgaggctctgaaactcgagcctgaagggtctggacg</text:p>
      <text:p text:style-name="Preformatted_20_Text">AP008984.1 ccacagaccagtaggcgttctgcttgaggctctgaaactcgagcctgaagggtctgg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cagcggcttgtcccgccacatcttccagtcgagtacgtcttctctggtggtgcgag</text:p>
      <text:p text:style-name="Preformatted_20_Text">AP008984.1 tcggcagcggcttgtcccgccacatcttccagtcgagtacgtcttctctggtggtg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agcctgtcgccgtacatgcttgcgacgacgttctggagcgtcttgttgacttcga</text:p>
      <text:p text:style-name="Preformatted_20_Text">AP008984.1 gcggcagcctgtcgccgtacatgcttgcgacgacgttctggagcgtcttgttgactt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cctggggcactcgacgaagcagacggggcacaggttgcggctgctgttgagccagg</text:p>
      <text:p text:style-name="Preformatted_20_Text">AP008984.1 gggacctggggcactcgacgaagcagacggggcacaggttgcggctgctgttgagc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tgaggtgcctgctccagcagggtttgcagaacgtgtgtccgcacggcgtggcgacgg</text:p>
      <text:p text:style-name="Preformatted_20_Text">AP008984.1 cgttgaggtgcctgctccagcagggtttgcagaacgtgtgtccgcacggcgtggc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taggagcacctcgcagcagatggggcaccctagcgcggcggtgaagttgagctcct</text:p>
      <text:p text:style-name="Preformatted_20_Text">AP008984.1 ggtctaggagcacctcgcagcagatggggcaccctagcgcggcggtgaagttgagct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catgaagacgctgccaccgtcgaagacgacgggcatcttttggggagaggagagcg</text:p>
      <text:p text:style-name="Preformatted_20_Text">AP008984.1 ctttcatgaagacgctgccgccgtcgaagacgacgggcatcttttggggagaggagagcg</text:p>
      <text:p text:style-name="Preformatted_20_Text"><text:s text:c="11"/>*******************.****************************************</text:p>
      <text:p text:style-name="Preformatted_20_Text"/>
      <text:p text:style-name="Preformatted_20_Text">P01 <text:s text:c="7"/>gtgaagaggagagctgaggtgtggatagaggagagggtgaagaggcgagaggagagagga</text:p>
      <text:p text:style-name="Preformatted_20_Text">AP008984.1 gtgaagaggagagctgaggtgtggatagaggagagggtgaagaggcgagaggagagag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ggtgaagcggtctcgccgacgtccgagacgacgaccgtctcggactctgccatgtcca</text:p>
      <text:p text:style-name="Preformatted_20_Text">AP008984.1 gaggtgaagcggtctcgccgacgtccgagacgacgaccgtctcggactctgccatg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cctctatgtatctgtcgacccgctgcggggtttgatggtgatggtgaacgtacgagg</text:p>
      <text:p text:style-name="Preformatted_20_Text">AP008984.1 gcgcctctatgtctctgtcgacccgctgcggggtttgatggtgatggtgaacgtacgagg</text:p>
      <text:p text:style-name="Preformatted_20_Text"><text:s text:c="11"/>************ ***********************************************</text:p>
      <text:p text:style-name="Preformatted_20_Text"/>
      <text:p text:style-name="Preformatted_20_Text">P01 <text:s text:c="7"/>cgtcgacacagtcgcccacaaagatcacggcggcgtcctcttccatggctggtgcgggtc</text:p>
      <text:p text:style-name="Preformatted_20_Text">AP008984.1 cgtcgacacagtcgcccacaaagatcacggcggcgtcctcttccatggctggtgcg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tggtgctccgccgcggcgcgcgaggttgcaataacagagaggggagacggtgtcac</text:p>
      <text:p text:style-name="Preformatted_20_Text">AP008984.1 agagtggtgctccgccgcggcgcgcgaggttgcaataacagagaggggagacggtg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taatatatattttattgcttgaacagaccgtatgtac--acaacatgatctcgaga</text:p>
      <text:p text:style-name="Preformatted_20_Text">AP008984.1 agcttaatatatattttattgcttgaacagaccgtatgtacatacaacatgatctcgaga</text:p>
      <text:p text:style-name="Preformatted_20_Text"><text:s text:c="11"/>***************************************** <text:s/>*****************</text:p>
      <text:p text:style-name="Preformatted_20_Text"/>
      <text:p text:style-name="Preformatted_20_Text">P01 <text:s text:c="7"/>taaaagtgcaacggggtggtggtggcggcggtgatgttcggtgatgttcggtgatgttca</text:p>
      <text:p text:style-name="Preformatted_20_Text">AP008984.1 taaaagtgcaacggggtggtggtggcgg----------cggtgatgttcggtgatgttca</text:p>
      <text:p text:style-name="Preformatted_20_Text"><text:s text:c="11"/>**************************** <text:s text:c="9"/>**********************</text:p>
      <text:p text:style-name="Preformatted_20_Text"/>
      <text:p text:style-name="Preformatted_20_Text">P01 <text:s text:c="7"/>ccggcacgctctggccctggcctcggaggcccgtgcaaagtgtctggcggtgagcggtcc</text:p>
      <text:p text:style-name="Preformatted_20_Text">AP008984.1 ccggcacgctctggccctggcctcggaggcccgtgcaaagtgtctggcggtgagcgg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gcgccgtccatggcccacagcagattcgcatgctgcagatgcgtctccgccgatct</text:p>
      <text:p text:style-name="Preformatted_20_Text">AP008984.1 ctccgcgccgtccatggcccacagcagattcgcatgctgcagatgcgtctccgccga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aagtaggcgcaggtgtactggagagcgtcgcacagctgcctgacctggtcgttggt</text:p>
      <text:p text:style-name="Preformatted_20_Text">AP008984.1 gacaaagtaggcgcaggtgtactggagagcgtcgcacagctgcctgacctggtcgt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gtgcgaagggatgcgtgttgacggcgtacacctgcgcgccggcgacatccgtctt</text:p>
      <text:p text:style-name="Preformatted_20_Text">AP008984.1 acagggtgcgaagggatgcgtgttgacggcgtacacctgcgcgccggcgacatccgtctt</text:p>
      <text:p text:style-name="Preformatted_20_Text"><text:s text:c="11"/>.***********************************************************</text:p>
      <text:p text:style-name="Preformatted_20_Text"/>
      <text:p text:style-name="Preformatted_20_Text">P01 <text:s text:c="7"/>gatgtggttgaccctgaccaaatcctcgctcacgtacgtctggaccagggcagagggact</text:p>
      <text:p text:style-name="Preformatted_20_Text">AP008984.1 gatgtggttgaccctgaccaaatcctcgctcacgtacgtctggaccagggcagaggg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gagggagcgggaggcgctggctcggctctcttggggtgcagggcgagcagtatctc</text:p>
      <text:p text:style-name="Preformatted_20_Text">AP008984.1 gatggagggagcgggaggcgctggctcggctctcttggggtgcagggcgagcagta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ctgagagcggcctggaccatgtaggacttgagctcgggcgatgcctcgttgaacca</text:p>
      <text:p text:style-name="Preformatted_20_Text">AP008984.1 tctcctgagagcggcctggaccatgtaggacttgagctcgggcgatgcctcgttga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agcctcagctccttagaggagggcatgtggctgaagatgtggctcatgttcttgcg</text:p>
      <text:p text:style-name="Preformatted_20_Text">AP008984.1 cagcagcctcagctccttagaggagggcatgtggctgaagatgtggctcatgttct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gtcgggttggggcgaaggaacacctgcagagaggacgcgggcaggtccgagggaga</text:p>
      <text:p text:style-name="Preformatted_20_Text">AP008984.1 ctcggtcgggttggggcgaaggaacacctgcagagaggacgcgggcaggtccgagg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ccgatgagcgcggcgacaaagtctgaggccttgaggtccgcagcgcctccgttggt</text:p>
      <text:p text:style-name="Preformatted_20_Text">AP008984.1 ggacccgatgagcgcggcgacaaagtctgaggccttgaggtccgcagcgcctccgttg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tcagagcagaggcgatggtcgacgctcgctgcacgacggtgcgggtggcctcgagtgc</text:p>
      <text:p text:style-name="Preformatted_20_Text">AP008984.1 cctcagagcagaggcgatggtcgacgctcgctgcacgacggtgcgggtggcctcga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agggcccagagcttgagcccgtcctcgtccgcctccgaaggcagcttgctcgagat</text:p>
      <text:p text:style-name="Preformatted_20_Text">AP008984.1 cgtgagggcccagagcttgagcccgtcctcgtccgcctccgaaggcagcttgctcg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tgaaaggtctgagagtgggacgatgatgagggtgtctgagaggttcgagagggttt</text:p>
      <text:p text:style-name="Preformatted_20_Text">AP008984.1 gagctgaaaggtctgagagtgggacgatgatgagggtgtctgagaggttcgagaggg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ctgagagcggtgaagaggcacccgagtttgtccgggtcgatgaaggactcgagctc</text:p>
      <text:p text:style-name="Preformatted_20_Text">AP008984.1 gcccctgagagcggtgaagaggcacccgagtttgtccgggtcgatgaaggactcga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gagcgtgaggaggcctcggcctgcgccttgatcctcggacctgccagggccttggc</text:p>
      <text:p text:style-name="Preformatted_20_Text">AP008984.1 tcccgagcgtgaggaggcctcggcctgcgccttgatcctcggacctgccagggcct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ctgttcggcctctcgatcctcttcaccgaggagagctcgaggagccccttctcgag</text:p>
      <text:p text:style-name="Preformatted_20_Text">AP008984.1 cagcctgttcggcctctcgatcctcttcaccgaggagagctcgaggagccccttct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gtctcgagcctcctgagggacctcaccaccctgagcctctcttcgtagagctcatc</text:p>
      <text:p text:style-name="Preformatted_20_Text">AP008984.1 cgcggtctcgagcctcctgagggacctcaccaccctgagcctctcttcgtagagct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ttctctttactgaaatcagcgtcgaggtcgacggcgtcctcgtcgtccttaccctc</text:p>
      <text:p text:style-name="Preformatted_20_Text">AP008984.1 gtccttctctttactgaaatcagcgtcgaggtcgacggcgtcctcgtcgtccttac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tcagagtagaggtaggcccagggagcgcgggcctcctcatcccttatcctctcgag</text:p>
      <text:p text:style-name="Preformatted_20_Text">AP008984.1 gtcctcagagtagaggtaggcccagggagcgcgggcctcctcatcccttatcctct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gggtccgagctgtcaaagagcatgggctcgtagtcgggatcgtccatcgcgtcaaa</text:p>
      <text:p text:style-name="Preformatted_20_Text">AP008984.1 ctcggggtccgagctgtcaaagagcatgggctcgtagtcgggatcgtccatcgcgtc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gggtcagcatcgtcgacggggacggcgacttcgacgctcctggcgggtctgagccc</text:p>
      <text:p text:style-name="Preformatted_20_Text">AP008984.1 gtctgggtcagcatcgtcgacggggacggcgacttcgacgctcctggcgggtctga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tccctggaggctggcgtgtggctggagcacggccgtggccacctcgaggagctgggt</text:p>
      <text:p text:style-name="Preformatted_20_Text">AP008984.1 atctccctggaggctggcgtgtggctggagcacggccgtggccacctcgaggagct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gtgatagcgtcaaagtccgcgccttcgagggccatgagctcccgcttgacttcgga</text:p>
      <text:p text:style-name="Preformatted_20_Text">AP008984.1 catggtgatagcgtcaaagtccgcgccttcgagggccatgagctcccgcttgacttc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gtagtagagttgtacgcgtcgagctttttgagcaggtccaagacggccgtcgctgg</text:p>
      <text:p text:style-name="Preformatted_20_Text">AP008984.1 ctttgtagtagagttgtacgcgtcgagctttttgagcaggtccaagacggccgtcg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gtacaagagtcgctgcggcgcgcctcggccttgaaccaggccttggacatgtcgac</text:p>
      <text:p text:style-name="Preformatted_20_Text">AP008984.1 cactgtacaagagtcgctgcggcgcgcctcggccttgaaccaggccttggacatgt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gcggcgcgccgtcgtgccctgatggggcccagagcctccgaaagggcctcgtccag</text:p>
      <text:p text:style-name="Preformatted_20_Text">AP008984.1 caaggcggcgcgccgtcgtgccctgatggggcccagagcctccgaaagggcctcgtcc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tctgcgccgctttgttc------tgctgctgttggagcctggcatccggggacaccgc</text:p>
      <text:p text:style-name="Preformatted_20_Text">AP008984.1 gctctgcgccgctttgttctggaggtgctgctgttggagcctggcatccggggacaccgc</text:p>
      <text:p text:style-name="Preformatted_20_Text"><text:s text:c="11"/>******************* <text:s text:c="5"/>***********************************</text:p>
      <text:p text:style-name="Preformatted_20_Text"/>
      <text:p text:style-name="Preformatted_20_Text">P01 <text:s text:c="7"/>cgtgatcttgacgggagagggctgtgagggttgttgagagggctgaaagcgtgagggttg</text:p>
      <text:p text:style-name="Preformatted_20_Text">AP008984.1 cgtgatcttgacgggagagggctgtgagggttgttgagagggctgaaagcgtgagg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aaggttgttgagggggctgagggggttgagagggcttacgcttggtctggaagat</text:p>
      <text:p text:style-name="Preformatted_20_Text">AP008984.1 agaggaaggttgttgagggggctgagggggttgagagggcttacgcttggtctgga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ctgacgagctccgggttgatctcgccaaaggtccccggagctttcttgggtttggt</text:p>
      <text:p text:style-name="Preformatted_20_Text">AP008984.1 ggccctgacgagctccgggttgatctcgccaaaggtccccggagctttcttgggtt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cggcgacagcgacggcggcgactgtgggcagaggtgtttgtggcgagagtgtgac</text:p>
      <text:p text:style-name="Preformatted_20_Text">AP008984.1 ggtggcggcgacagcgacggcggcgactgtgggcagaggtgtttgtggcgagagtg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gctgtgtcgatgatgtcggtggtgtgcggcgtggatgtgaggatgtgctgcgatgt</text:p>
      <text:p text:style-name="Preformatted_20_Text">AP008984.1 ggcagctgtgtcgatgatgtcggtggtgtgcggcgtggatgtgaggatgtgctgcg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gtgttgagagagagcggcgtggtggctttctgccacaggctgagcgccggtatgag</text:p>
      <text:p text:style-name="Preformatted_20_Text">AP008984.1 gacggtgttgagagagagcggcgtggtggctttctgccacaggctgagcgccggta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gtggtgcgacggcgaccaagttggtgaggaagcacttggagtggtgctccgaggc</text:p>
      <text:p text:style-name="Preformatted_20_Text">AP008984.1 cggcggtggtgcgacggcgaccaagttggtgaggaagcacttggagtggtgctccg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accgcgttgagcagggcctctgtcttggccctgatgggtcccggtttgttccagct</text:p>
      <text:p text:style-name="Preformatted_20_Text">AP008984.1 gatcaccgcgttgagcagggcctctgtcttggccctgatgggtcccggtttgttc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tttgagcgagccgggcataaagtttttcagctgggcctgccacttcttgacgcactg</text:p>
      <text:p text:style-name="Preformatted_20_Text">AP008984.1 cgttttgagcgagccgggcataaagtttttcagctgggcctgccacttcttgacgc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accgtgggcaggtctgtcatgaggctctgcttgaggaggcccagctttgcctgtga</text:p>
      <text:p text:style-name="Preformatted_20_Text">AP008984.1 ctgcaccgtgggcaggtctgtcatgaggctctgcttgaggaggcccagctttgcct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gctgatgggtttcgcgcgaggcggcgagatgagaggcggcagcggagccatctcctt</text:p>
      <text:p text:style-name="Preformatted_20_Text">AP008984.1 ggggctgatgggtttcgcgcgaggcggcgagatgagaggcggcagcggagccatct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atgatggccatgctcacatcatcagagtccgagtccgacgagcacgaagacgaggg</text:p>
      <text:p text:style-name="Preformatted_20_Text">AP008984.1 tcggatgatggccatgctcacatcatcagagtccgagtccgacgagcacgaagacg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ggtaacccctcgaggcccgtcgcctagtgtcgcgctgattctgaaagacgtgtgt</text:p>
      <text:p text:style-name="Preformatted_20_Text">AP008984.1 cgacgggtaacccctcgaggcccgtcgcctagtgtcgcgctgattctgaaagacgt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tgattgtgtgggtttggacggtcggatgcgtttgatggggacggcgtagtcctcctc</text:p>
      <text:p text:style-name="Preformatted_20_Text">AP008984.1 ggttgattgtgtgggtttggacggtcggatgcgtttgatggggacggcgtagtcc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tcgtcctgccccggatagtacctgggtctcgcggtgcgttgtctcttcatggtgtg</text:p>
      <text:p text:style-name="Preformatted_20_Text">AP008984.1 gtactcgtcctgccccggatagtacctgggtctcgcggtgcgttgtctcttcatggtg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aggttaggtggggttaggtaggtagggtgttatgcggtaggttgctgtaggtaggtta</text:p>
      <text:p text:style-name="Preformatted_20_Text">AP008984.1 gtaggttaggtggggttaggtaggtagggtgttatgcggtaggttgctgtaggtagg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gggtgtagtgttggtgaacgttttgagaggttggagcaggtacctggttgaggatt</text:p>
      <text:p text:style-name="Preformatted_20_Text">AP008984.1 tggagggtgtagtgttggtgaacgttttgagaggttggagcaggtacctggttgagg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agtagcgcactgctgcgctcacctcccctacactgcgtgaagggtgaccgtctacc</text:p>
      <text:p text:style-name="Preformatted_20_Text">AP008984.1 ccgcagtagcgcactgctgcgctcacctcccctacactgcgtgaagggtgaccgtct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ttgtaagaacatacgagacgccagagctcacgttaaaaacgattgttctttattgg</text:p>
      <text:p text:style-name="Preformatted_20_Text">AP008984.1 gactttgtaagaacatacgagacgcgagagctcacgttaaaaacgattgttctttattgg</text:p>
      <text:p text:style-name="Preformatted_20_Text"><text:s text:c="11"/>************************* **********************************</text:p>
      <text:p text:style-name="Preformatted_20_Text"/>
      <text:p text:style-name="Preformatted_20_Text">P01 <text:s text:c="7"/>tttaacac-taacacataacacataacagtttgcaatcaattcacaatcatggtagcaac</text:p>
      <text:p text:style-name="Preformatted_20_Text">AP008984.1 tttaacacataacacataacacataacagtttgcaatcaattcacaatcatggtagcaac</text:p>
      <text:p text:style-name="Preformatted_20_Text"><text:s text:c="11"/>******** ***************************************************</text:p>
      <text:p text:style-name="Preformatted_20_Text"/>
      <text:p text:style-name="Preformatted_20_Text">P01 <text:s text:c="7"/>attttgtcgtcatcgtggtcgacgcgcaagacggtgactctctgtgccaagtgtctcttg</text:p>
      <text:p text:style-name="Preformatted_20_Text">AP008984.1 attttgtcgtcatcgtggtcgacgcgcaagacggtgactctctgtgccaagtgtc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ggccaatcccagcgagatggccagggacccgcaaacgaaaaagatgaaggcgttc</text:p>
      <text:p text:style-name="Preformatted_20_Text">AP008984.1 agcagggccaatcccagcgagatggccagggacccgcaaacgaaaaagatgaaggcg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tcctcacaaaggtgacgatcctctccatgcgtctctgtcgctggccctcgtcgagg</text:p>
      <text:p text:style-name="Preformatted_20_Text">AP008984.1 gtgttcctcacaaaggtgacgatcctctccatgcgtctctgtcgctggccctcgtc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tgtcggcctcctcctccagcgcgttcttttggtgcttgcccggtctgaggtcgacc</text:p>
      <text:p text:style-name="Preformatted_20_Text">AP008984.1 tgcctgtcggcctcctcctccagcgcgttcttttggtgcttgcccggtctgaggtc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ggtcctcttgaccgaatagtcgacgtagtccaccgtgacaaagaccctgtacacg</text:p>
      <text:p text:style-name="Preformatted_20_Text">AP008984.1 gctgcggtcctcttgaccgaatagtcgacgtagtccaccgtgacaaagaccctgta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cgtctcgcctggtgaagcgtctgatgctgaggactcccccgtcgctgatgctcgcc</text:p>
      <text:p text:style-name="Preformatted_20_Text">AP008984.1 tcctcgtctcgcctggtgaagcgtctgatgctgaggactcccccgtcgctgatgctc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gcccgaatcgcctgagcgcgtccctactgctggtgttgaactctggcagggtccct</text:p>
      <text:p text:style-name="Preformatted_20_Text">AP008984.1 ctgtgcccgaatcgcctgagcgcgtccctactgctggtgttgaactctggcagggt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cctctgacgagcagcgccagctttctccagttgtaggccgaacgccagtctacggag</text:p>
      <text:p text:style-name="Preformatted_20_Text">AP008984.1 tcgcctctgacgagcagcgccagctttctccagttgtaggccgaacgccagtctac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tctcggcggcgatcagctcgacggcgtcgaccggaggacgcaagacggagacgcgt</text:p>
      <text:p text:style-name="Preformatted_20_Text">AP008984.1 aggctctcggcggcgatcagctcgacggcgtcgaccggaggacgcaagacggagac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cccttgagtctaccacctcacggtacgaggccttcgcctctccctccacgttgagg</text:p>
      <text:p text:style-name="Preformatted_20_Text">AP008984.1 ccgtcccttgagtctaccacctcacggtacgaggccttcgcctctccctccacgtt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aagaacctcgcgaagtcggtggcgcggtccctgcagatgtagactccttcatcggcg</text:p>
      <text:p text:style-name="Preformatted_20_Text">AP008984.1 gcaaagaacctcgcgaagtcggtggcgcggtccctgcagatgtagactccttcatcgg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ggtcacgtagaagagtgtgagcgcgtcgccttcggctcgggtccacggcttgcccctg</text:p>
      <text:p text:style-name="Preformatted_20_Text">AP008984.1 gcggtcacgtagaagagtgtgagcgcgtcgccttcggctcgggtccacggcttgcc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gcggcgctccgttcttagtccaggttgtggtgtcgtcaggggaggtggaggagtta</text:p>
      <text:p text:style-name="Preformatted_20_Text">AP008984.1 acgagcggcgctccgttcttagtccaggttgtggtgtcgtcaggggaggtggaggag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tggaggagttggagggttgaggaggacgacagcggagggtgacaacgtccagctcc</text:p>
      <text:p text:style-name="Preformatted_20_Text">AP008984.1 gcggtggaggagttggagggttgaggaggacgacagcggagggtgacaacgtccag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gaggtatggcgccgtcgtagtcctgcatgtctacccacacgacgtagttgttgtgc</text:p>
      <text:p text:style-name="Preformatted_20_Text">AP008984.1 ttcagaggtatggcgccgtcgtagtcctgcatgtctacccacacgacgtagttgtt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agaggtcaaagcctgcgaagacggtcagcccgatggcccacaggatgagcgccgtg</text:p>
      <text:p text:style-name="Preformatted_20_Text">AP008984.1 gtgaagaggtcaaagcctgcgaagacggtcagcccgatggcccacaggatgagcgc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tcttggtggcgttgttcatcatcttgttgtcaaggtgtcaatatgaagagtggagt</text:p>
      <text:p text:style-name="Preformatted_20_Text">AP008984.1 gacatcttggtggcgttgttcatcatcttgttgtcaaggtgtcaatatgaagagtg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tccgcgcttgatgtagtggggagagggcggatgtggtgcatgggggagggtgtgtg</text:p>
      <text:p text:style-name="Preformatted_20_Text">AP008984.1 gttgtccgcgcttgatgtagtggggagagggcggatgtggtgcatgggggagggtg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cattttgactaaccgagggagatcagagttcgtctctgatggtttctactcgagg</text:p>
      <text:p text:style-name="Preformatted_20_Text">AP008984.1 gcggccattttgactaaccgagggagatcagagttcgtctctgatggtttctactcg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tgcgcgaatgaggatttgggtacgaggtgctgcgcgacgagtttcctcacgcgcga</text:p>
      <text:p text:style-name="Preformatted_20_Text">AP008984.1 gtactgcgcgaatgaggatttgggtacgaggtgctgcgcgacgagtttcctcacgc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ccctctctccggacgtgttctttgatgtggtgtccctcgacgccgtggtcgacgac</text:p>
      <text:p text:style-name="Preformatted_20_Text">AP008984.1 gaggccctctctccggacgtgttctttgatgtggtgtccctcgacgccgtggtcgac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tgagcggtgaagagcatccactctcccctcttgtcggtgtgggtcacgtctgtctg</text:p>
      <text:p text:style-name="Preformatted_20_Text">AP008984.1 ggtgtgagcggtgaagagcatccactctcccctcttgtcggtgtgggtcacgtctg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aagtgatcctcgatgtccctccaggcctcggggacgatgtctctggcaggcagcgt</text:p>
      <text:p text:style-name="Preformatted_20_Text">AP008984.1 gaagaagtgatcctcgatgtccttccaggcctcggggacgatgtctctggcaggcagcgt</text:p>
      <text:p text:style-name="Preformatted_20_Text"><text:s text:c="11"/>**********************.*************************************</text:p>
      <text:p text:style-name="Preformatted_20_Text"/>
      <text:p text:style-name="Preformatted_20_Text">P01 <text:s text:c="7"/>ccagcgtcgccagtccatgtcgtcgtaggggtgcgagaggacgacgtcgtgagggtactg</text:p>
      <text:p text:style-name="Preformatted_20_Text">AP008984.1 ccagcgtcgccagtccatgtcgtcgtaggggtgcgagaggacgacgtcgtgagggt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ggtctggtgaggctctccctggcgatcatgaggcactcgcacgcgggccacctctg</text:p>
      <text:p text:style-name="Preformatted_20_Text">AP008984.1 gctgggtctggtgaggctctccctggcgatcatgaggcactcgcacgcgggccacc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gagagacagagaaaatcgtgatgggccgagtcctctcccctcacgtccgagcacct</text:p>
      <text:p text:style-name="Preformatted_20_Text">AP008984.1 ggccgagagacagagaaaatcgtgatgggccgagtcctctcccctcacgtccgagc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tcgttctggtccctgacgtggtcgtagtcgaagagctggtggtgcgtgaggttgaa</text:p>
      <text:p text:style-name="Preformatted_20_Text">AP008984.1 gagctcgttctggtccctgacgtggtcgtagtcgaagagctggtggtgcgtgaggttg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agcgcagggcgaggtggacgccgctgcgggtgaagccgtcgagcggtcgctcggggct</text:p>
      <text:p text:style-name="Preformatted_20_Text">AP008984.1 gaagcgcagggcgaggtggacgccgctgcgggtgaagccgtcgagcggtcgctcgg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cactggcaggtggtggactcggcgccgccgtgcttgactgtgaaggggaaccctgt</text:p>
      <text:p text:style-name="Preformatted_20_Text">AP008984.1 gccgcactggcaggtggtggactcggcgccgccgtgcttgactgtgaaggggaacc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tgcagggccaccatctggggcctgtgcagctcggccggggtgagggaccagtctga</text:p>
      <text:p text:style-name="Preformatted_20_Text">AP008984.1 gcggtgcagggccaccatctggggcctgtgcagctcggccggggtgagggaccagt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tcgaaggtatcctctagggatctagtcgccgccgctgtcgccgtcgcgaggatgag</text:p>
      <text:p text:style-name="Preformatted_20_Text">AP008984.1 gccctcgaaggtatcctctagggatctagtcgccgccgctgtcgccgtcgcgagga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gcaatcgctgctgctgctgccatggttcgaggttgtgaagaggggagaggagagtg</text:p>
      <text:p text:style-name="Preformatted_20_Text">AP008984.1 caccgcaatc---gctgctgctgccatggttcgaggttgtgaagaggggagaggagagtg</text:p>
      <text:p text:style-name="Preformatted_20_Text"><text:s text:c="11"/>********** <text:s text:c="2"/>***********************************************</text:p>
      <text:p text:style-name="Preformatted_20_Text"/>
      <text:p text:style-name="Preformatted_20_Text">P01 <text:s text:c="7"/>agaggcgatgagaggggcgaggattgaagaggccgaagagggtagagagggctggagagt</text:p>
      <text:p text:style-name="Preformatted_20_Text">AP008984.1 agaggcgatgagaggggcgaggattgaagaggccgaagagggtagagagggctgga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agaggagagaggggaaagttttgaagttcttgcacatgttgaggggaagttatttga</text:p>
      <text:p text:style-name="Preformatted_20_Text">AP008984.1 aggagaggagagaggggaaagttttgaagttcttgcacatgttgaggggaagttat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tcttgtagggcacgctcctgttgaggatccacatggcggcggcgacggcgacgagga</text:p>
      <text:p text:style-name="Preformatted_20_Text">AP008984.1 agttcttgtagggcacgctcctgttgaggatccacatggcggcggcgacggcgac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gcagagcgtcgaccccgcagagatgatgatgaccatgagccagtcatgctcgacgg</text:p>
      <text:p text:style-name="Preformatted_20_Text">AP008984.1 tgccgcagagcgtcgaccccgcagagatgatgatgaccatgagccagtcatgctc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tgcgacggcgggtgtcagcgtgcttatgggaatgagcgctgcgggggaggttgagg</text:p>
      <text:p text:style-name="Preformatted_20_Text">AP008984.1 catctgcgacggcgggtgtcagcgtgcttatgggaatgagcgctgc---ggaggttgagg</text:p>
      <text:p text:style-name="Preformatted_20_Text"><text:s text:c="11"/>********************************************** <text:s text:c="2"/>***********</text:p>
      <text:p text:style-name="Preformatted_20_Text"/>
      <text:p text:style-name="Preformatted_20_Text">P01 <text:s text:c="7"/>ttgaggttgaggttgaggttgaggtcggagtgctcggggttgttggagtagtggtgctag</text:p>
      <text:p text:style-name="Preformatted_20_Text">AP008984.1 ttgaggttgaggttgaggttgaggtcggagtgctcggggttgttggagtagtggtgc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gctcggggttgtcggagtggtgatgttcggggttgtcggagtggtggtgggggttg</text:p>
      <text:p text:style-name="Preformatted_20_Text">AP008984.1 gagtgctcggggttgtcggagtggtgatgttcggggttgtcggagtggtggtgggg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gaggagtaggagtgatgctctggtttgtgggaggagtgatgacggtaggagttgtag</text:p>
      <text:p text:style-name="Preformatted_20_Text">AP008984.1 taggaggagtaggagtgatgctctggtttgtgggaggagtgatgacggtaggagtt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agtactgggggttgtcggcgtggtcgccgtcgtggtggtgagctgcgtgacgttaa</text:p>
      <text:p text:style-name="Preformatted_20_Text">AP008984.1 gaggagtactgggggttgtcggcgtggtcgccgtcgtggtggtgagctgcgtgacgt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cctggtcctgatgccctggctgtctccggggttggtgaagacagcacactcccagt</text:p>
      <text:p text:style-name="Preformatted_20_Text">AP008984.1 agagcctggtcctgatgccctggctgtctccggggttggtgaagacagcacactccc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aaagtccgagagctcggccaccttgatgagctccgaggtgccggtggagacgagga</text:p>
      <text:p text:style-name="Preformatted_20_Text">AP008984.1 ccgtaaagtccgagagctcggccaccttgatgagctccgaggtgccggtggagacgag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gggttagccggggcgctgcgcttgacgaggatggtaatgctggtgacttcggggcagg</text:p>
      <text:p text:style-name="Preformatted_20_Text">AP008984.1 gcgggttagccggggcgctgcgcttgacgaggatggtaatgctggtgacttcgggg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ggtgaggacgtctccgagcctgaatgagagtggggtgacggccgagacgcctcccg</text:p>
      <text:p text:style-name="Preformatted_20_Text">AP008984.1 tgatggtgaggacgtctccgagcctgaatgagagtggggtgacggccgagacgcct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ccaggagaagggagccgtgacgagggggaaggtggttgtgggtcccggcggagcga</text:p>
      <text:p text:style-name="Preformatted_20_Text">AP008984.1 tgttccaggagaagggagccgtgacgagggggaaggtggttgtgggtcccggcggag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gcgcagggcgcgatgatctcaaagtcgttgccgcagtatatcctgtagacggtgc</text:p>
      <text:p text:style-name="Preformatted_20_Text">AP008984.1 cggcggcgcagggcgcgatgatctcaaagtcgttgccgcagtatatcctgtagacg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tggtgccgggcatctctatgcgccggggctcattcgcgtcgacgggtgtgagtccca</text:p>
      <text:p text:style-name="Preformatted_20_Text">AP008984.1 cgttggtgccgggcatctctatgcgccggggctcattcgcgtcgacgggtgtgagtc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tggctccggtcgagttgacggcggtgtaggagaagtagtagtggtcggggcagaagt</text:p>
      <text:p text:style-name="Preformatted_20_Text">AP008984.1 ggctggctccggtcgagttgacggcggtgtaggagaagtagtagtggtcggggcaga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gtagacacggttgcaggtgttgaggacggggatgggtgcctggttggcgcaggtta</text:p>
      <text:p text:style-name="Preformatted_20_Text">AP008984.1 aagagtagacacggttgcaggtgttgaggacggggatgggtgcctggttggcgcagg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ttcgttgttgttgcaggcgctgagcttgacgggacagttgcctctggtagagacgg</text:p>
      <text:p text:style-name="Preformatted_20_Text">AP008984.1 actgttcgttgttgttgcaggcgctgagcttgacgggacagttgcctctggtaga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gcaggctgccgttggtgatgtcggcgccgcacacgaacgtggtgcctatcatgcgcg</text:p>
      <text:p text:style-name="Preformatted_20_Text">AP008984.1 cgggcaggctgccgttggtgatgtcggcgccgcacacgaacgtggtgcctatcatg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gatgtcggtgtaggtcttggatgtggcctcgtggattcgggtgatggccccgttgg</text:p>
      <text:p text:style-name="Preformatted_20_Text">AP008984.1 tgtggatgtcggtgtaggtcttggatgtggcctcgtggattcgggtgatggccccg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ccaggcggcgacgtcgaagggacaagagtacatcggcgctcctacccagacggggt</text:p>
      <text:p text:style-name="Preformatted_20_Text">AP008984.1 ggcaccaggcggcgacgtcgaagggacaagagtacatcggcgctcctacccagacg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gagggttcccgtcgagcccgttggctcgcaggtgtaccttcccgcgacgaccgtga</text:p>
      <text:p text:style-name="Preformatted_20_Text">AP008984.1 ccgagagggttcccgtcgagcccgttggctcgcaggtgtaccttcccgcgacgacc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actcgttggtcgacgtcgtgtccgcaaagacgccgttcctgtaccatgtgtaggccg</text:p>
      <text:p text:style-name="Preformatted_20_Text">AP008984.1 tgtactcgttggtcgacgtcgtgtccgcaaagacgccgttcctgtaccatgtgtag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cccgatgtcgcagggcatgaggcatcggaggtcggtgcctcctccgagtgccgcac</text:p>
      <text:p text:style-name="Preformatted_20_Text">AP008984.1 aggccccgatgtcgcagggcatgaggcatcggaggtcggtgcctcctccgagtgcc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gtatttgaagatcctgatcgagggcctcccggccaggacgatggccggggaggact</text:p>
      <text:p text:style-name="Preformatted_20_Text">AP008984.1 tgttgtatttgaagatcctgatcgagggcctcccggccaggacgatggccggggagg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gaagatggtgttgacaaagatgagccccgtgatgtaggtgatctggaccctgtaaa</text:p>
      <text:p text:style-name="Preformatted_20_Text">AP008984.1 ctgtgaagatggtgttgacaaagatgagccccgtgatgtaggtgatctggaccctgta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gggaagttggtcacgtcgtcttgtgcgacgttggtgagggtgagggttgcggatcccg</text:p>
      <text:p text:style-name="Preformatted_20_Text">AP008984.1 gggggaagttggtcacgtcgtcttgtgcgacgttggtgagggtgagggttgcggat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ggaggtgacggacgccctgccgctggtcgcggccgcctgtccgaggatgtcggtgg</text:p>
      <text:p text:style-name="Preformatted_20_Text">AP008984.1 tcgtggaggtgacggacgccctgccgctggtcgcggccgcctgtccgaggatgtc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ggtgaggaacgtcatggcgctgacgtctcccgagatgccggacgagttgaagaacg</text:p>
      <text:p text:style-name="Preformatted_20_Text">AP008984.1 tgggggtgaggaacgtcatggcgctgacgtctcccgagatgccggacgagttgaaga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cagagtaaagttggtgccaggcgcgacgcagtccgcgcgcgagtaggtgacctggg</text:p>
      <text:p text:style-name="Preformatted_20_Text">AP008984.1 ccttcagagtaaagttggtgccaggcgcgacgcagtccgcgcgcgagtaggtgacc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gaccacggaggcggcgaagcccaggaggccgaaaaggagcggcgtggaccctatca</text:p>
      <text:p text:style-name="Preformatted_20_Text">AP008984.1 ccctgaccacggaggcggcgaagcccaggaggccgaaaaggagcggcgtggaccct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tgacggcggagttactggaccgtcgcctcggtcgcgctcatcacgatacgataaca</text:p>
      <text:p text:style-name="Preformatted_20_Text">AP008984.1 tgattgacggcggagttactggaccgtcgcctcggtcgcgctcatcacgatacgat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aaattttggttttgatgggtttgc-ttttttattatgtgatgctgtagtgtacacac</text:p>
      <text:p text:style-name="Preformatted_20_Text">AP008984.1 gaaaaattttggttttgatgggtttgctttttttattatgtgatgctgtagtgtacacac</text:p>
      <text:p text:style-name="Preformatted_20_Text"><text:s text:c="11"/>*************************** ********************************</text:p>
      <text:p text:style-name="Preformatted_20_Text"/>
      <text:p text:style-name="Preformatted_20_Text">P01 <text:s text:c="7"/>gtattagaaacaatagtagagcaagcaagcaaaagcactaagagacgaatgctgggttgt</text:p>
      <text:p text:style-name="Preformatted_20_Text">AP008984.1 gtattagaaacaatagtagagcaagcaagcaaaagcactaagagacgaatgctggg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cccgtctgccctggccctgttcttgggtttcttggctcccttggctccggccggct</text:p>
      <text:p text:style-name="Preformatted_20_Text">AP008984.1 cgaccccgtctgccctggccctgttcttgggtttcttggctcccttggctccggcc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tgtgcatgatgaggatggctgcgatgaccgcggtgagggtggctgagaggatcatgg</text:p>
      <text:p text:style-name="Preformatted_20_Text">AP008984.1 ttttgtgcatgatgaggatggctgcgatgaccgcggtgagggtggctgagaggatc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gatcacggagaagatgacgatgagtagcctgttgtccgcatcggcttgatcggcgg</text:p>
      <text:p text:style-name="Preformatted_20_Text">AP008984.1 acccgatcacggagaagatgacgatgagtagcctgttgtccgcatcggcttgatcg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ggtggtgccggacgcgatggtggtcggaggtccggagggtagagcggcggtggtgt</text:p>
      <text:p text:style-name="Preformatted_20_Text">AP008984.1 cgagggtggtgccggacgcgatggtggtcggaggtccggagggtagagcggcggtg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aaggaagagcggtagaggggcgagctgtggtggtaggagtgctaggggtggaaggag</text:p>
      <text:p text:style-name="Preformatted_20_Text">AP008984.1 aataaggaagagcggtagaggggcgagctgtggtggtaggagtgctaggggtggaa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tagatggtgtctgtgtagtaggtgtagtggttggagtggtgcttggtgtcgtcgtgc</text:p>
      <text:p text:style-name="Preformatted_20_Text">AP008984.1 tagtagatggtgtctgtgtagtaggtgtagtggttggagtggtgcttggtgtcgt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tggggtaggagtggtacttgtggttggagtggtgcttggtgtggttggagtggtac</text:p>
      <text:p text:style-name="Preformatted_20_Text">AP008984.1 tcgttggggtaggagtggtacttgtggttggagtggtgcttggtgtggttggagtg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agtgcttggtgtggtacttggagtgcttggtgtggttggggtagtcggagtcgtac</text:p>
      <text:p text:style-name="Preformatted_20_Text">AP008984.1 ttggagtgcttggtgtggtacttggagtgcttggtgtggttggggtagtcggagtcgt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tggagtcgtacttggtgtcggagtcgtgcttggtgtggttggggtcgaa----------</text:p>
      <text:p text:style-name="Preformatted_20_Text">AP008984.1 ttggagtcgtacttggtgtcggagtcgtgcttggtgtggttggggtcgaagtcgtacttg</text:p>
      <text:p text:style-name="Preformatted_20_Text"><text:s text:c="11"/>************************************************** <text:s text:c="9"/></text:p>
      <text:p text:style-name="Preformatted_20_Text"/>
      <text:p text:style-name="Preformatted_20_Text">P01 <text:s text:c="7"/>--gttctgcttggtgtggttggggtcgaagtcgtacttggagtcgtgcttggtgtggttg</text:p>
      <text:p text:style-name="Preformatted_20_Text">AP008984.1 gtgtcgtgcttggtgtggttggggtcgaagtcgtacttggagtcgtgcttggtgtggttg</text:p>
      <text:p text:style-name="Preformatted_20_Text"><text:s text:c="13"/>**. ******************************************************</text:p>
      <text:p text:style-name="Preformatted_20_Text"/>
      <text:p text:style-name="Preformatted_20_Text">P01 <text:s text:c="7"/>gggttgtcggagtcgtgcttggtgtggttggggtagtgctcggtgtagtcggggtggtgg</text:p>
      <text:p text:style-name="Preformatted_20_Text">AP008984.1 gggttgtcggagtcgtgcttggtgtggttggggtagtgctcggtgtagtcgggg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agcgacgaggttgaccagctttgagcgcgtgccggccgagtccccgacgttgacaa</text:p>
      <text:p text:style-name="Preformatted_20_Text">AP008984.1 tgggagcgacgaggttgaccagctttgagcgcgtgccggccgagtccccgacgttg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tgacgcactcccactgtccgtagtcgctggatgtgacggccttgaccatggtcttgg</text:p>
      <text:p text:style-name="Preformatted_20_Text">AP008984.1 agttgacgcactcccactgtccgtagtcgctggatgtgacggccttgaccatggtc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gctccgccgccagcgagggagaccatggagccgtccttgaacacgacgacgacgt</text:p>
      <text:p text:style-name="Preformatted_20_Text">AP008984.1 tggtggctccgccgccagcgagggagaccatggagccgtccttgaacacgacgacg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tgtgttggggcagtccagcgcaaagacttccccgatcccgatgatcatcgtctcgg</text:p>
      <text:p text:style-name="Preformatted_20_Text">AP008984.1 tggctgtgttggggcagtccagcgcaaagacttccccgatcccgatgatcatcgtc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aggtgatgccgcccgtgctccatgtggggctgccgccgatgaggttgaaggtggtgg</text:p>
      <text:p text:style-name="Preformatted_20_Text">AP008984.1 gtgaggtgatgccgcccgtgctccatgtggggctgccgccgatgaggttgaaggtg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gctccgtagttgctggcgatgccgcaccgggcgatgagctcgtagtcgttgccgc</text:p>
      <text:p text:style-name="Preformatted_20_Text">AP008984.1 ggtgagctccgtagttgctggcgatgccgcaccgggcgatgagctcgtagtcgttgc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acatcttgtagagggtgtctgtgcgcgagacctcgtagcgtcgtgtgtcgatgacgg</text:p>
      <text:p text:style-name="Preformatted_20_Text">AP008984.1 agaacatcttgtagagggtgtctgtgcgcgagacctcgtagcgtcgtgtgtcgat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ccccgcgagactgccgacgaaaaagttgggcgcaatcaagatgttggctgcgatgt</text:p>
      <text:p text:style-name="Preformatted_20_Text">AP008984.1 acgcccccgcgagactgccgacgaaaaagttgggcgcaatcaagatgttggctgcg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ctccggacacacgtagttggtgaccgtgccggagcagtccgtgttgacgatggggt</text:p>
      <text:p text:style-name="Preformatted_20_Text">AP008984.1 tcccctccggacacacgtagttggtgaccgtgccggagcagtccgtgttgacgatg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gtcggcgcacatgagcgtcgtctcggtggtgcaggtggtgcgcgcggggcaccggc</text:p>
      <text:p text:style-name="Preformatted_20_Text">AP008984.1 tgttgtcggcgcacatgagcgtcgtctcggtggtgcaggtggtgcgcgcggggcac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ggtggagacggcgggcgaggatccgtttgtcacggagccgcacacgaaggtgtttc</text:p>
      <text:p text:style-name="Preformatted_20_Text">AP008984.1 ctcgggtggagacggcgggcgaggatccgtttgtcacggagccgcacacgaaggtgt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agttgcgcgtgtggaccgtgttgtagcccttggtgaccgtctcgaacaccctgttga</text:p>
      <text:p text:style-name="Preformatted_20_Text">AP008984.1 caaagttgcgcgtgtggaccgtgttgtagcccttggtgaccgtctcgaacaccctg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tcccgaggggcaccaggcgttgaggttgaggggacaatcgtagacgggcctcccga</text:p>
      <text:p text:style-name="Preformatted_20_Text">AP008984.1 tggctcccgaggggcaccaggcgttgaggttgaggggacaatcgtagacgggcctccc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cacacctccgaggacctgctgttgagcgcgccggtggcctcgcaggaccatcgtcccg</text:p>
      <text:p text:style-name="Preformatted_20_Text">AP008984.1 cccacacctccgaggacctgctgttgagcgcgccggtggcctcgcaggaccatcgt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cgtcgcgctgtagagggacgaggcgacggtcgtcacaaagactccgttgttgtacc</text:p>
      <text:p text:style-name="Preformatted_20_Text">AP008984.1 aggccgtcgcgctgtagagggacgaggcgacggtcgtcacaaagactccgttgttgt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agaagctggtggtgccgctggcgcagggcatggtgcacctgagtttggtgcctccgt</text:p>
      <text:p text:style-name="Preformatted_20_Text">AP008984.1 acgagaagctggtggtgccgctggcgcagggcatggtgcacctgagtttggtgcct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ggtgtgatcgttgtagccgactatgcggatggtcggtgcgccggcgaagacgatgg</text:p>
      <text:p text:style-name="Preformatted_20_Text">AP008984.1 cgctggtgtgatcgttgtagccgactatgcggatggtcggtgcgccggcgaagacg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ccccggacccggagaaggtgccgctgccgaggctggacgtgtaggccagtctgaagg</text:p>
      <text:p text:style-name="Preformatted_20_Text">AP008984.1 ccgccccggacccggagaaggtgccgctgccgaggctggacgtgtaggccagtctga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aaagtctgtcacgtccgagggctgggtgttgaagatggtgagcactgaggatcccg</text:p>
      <text:p text:style-name="Preformatted_20_Text">AP008984.1 agggaaagtctgtcacgtccgagggctgggtgttgaagatggtgagcactgaggat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gcctccgccgagctggaggtagtagacgttgatcctgcccgctgtgttcgccgccg</text:p>
      <text:p text:style-name="Preformatted_20_Text">AP008984.1 aggtgcctccgccgagctggaggtagtagacgttgatcctgcccgctgtgttcgccg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ggtgatgtcggtgttgggggtgagccacctgacgctggtgacggcggcgggtgcag</text:p>
      <text:p text:style-name="Preformatted_20_Text">AP008984.1 aggtggtgatgtcggtgttgggggtgagccacctgacgctggtgacggcggcgggt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aaagttggccgtgagtctgaagttggtgccgggcacgacgcagtcgttggcggggg</text:p>
      <text:p text:style-name="Preformatted_20_Text">AP008984.1 tgataaagttggccgtgagtctgaagttggtgccgggcacgacgcagtcgttggcgg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aggtggccgactgtgcctgggcgacggtcaggagggccgctgcagcggcgcacagca</text:p>
      <text:p text:style-name="Preformatted_20_Text">AP008984.1 tgaaggtggccgactgtgcctgggcgacggtcaggagggccgctgcagcggcgca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cgtcgcttttaaagaaaggcgtcgacggagcatggtcctcagccgtctgtgacgta</text:p>
      <text:p text:style-name="Preformatted_20_Text">AP008984.1 gggccgtcgcttttaaagaaaggcgtcgacggagcatggtcctcagccgtctgtgac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ctaggtagccgtcacttgagccgtcggtcattgcgcgtcaaaagaaaatcactctt</text:p>
      <text:p text:style-name="Preformatted_20_Text">AP008984.1 tcgtctaggtagccgtcacttgagccgtcggtcattgcgcgtcaaaagaaaatcac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ttgcgaatgggtgtactgttgggagggtagcagaggagtggagaggggtgtgttac</text:p>
      <text:p text:style-name="Preformatted_20_Text">AP008984.1 tggcttgcgaatgggtgtactgttgggagggtagcagaggagtggagaggggtgtgt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cgttttctttcacgcggggcggagtcccggaggaacagtagaacgaaaggggtatgg</text:p>
      <text:p text:style-name="Preformatted_20_Text">AP008984.1 gaccgttttctttcacgcggggcggagtcccggaggaacagtagaacgaaaggggt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aaaaggatgaacccgcaacactgcgcagctgcgataagtggtgtggtataaggacga</text:p>
      <text:p text:style-name="Preformatted_20_Text">AP008984.1 aataaaaggatgaacccgcaacactgcgcagctgcgataagtggtgtggtataagg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caggtgtgtgggtgagcagagcagagcaataagcaggcgatcttcttctacaacatc</text:p>
      <text:p text:style-name="Preformatted_20_Text">AP008984.1 ggtcaggtgtgtgggtgagcagagcagagcaataagcaggcgatcttcttctacaacat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tcttcacccggagacttcctctaaatggaagaatcacaagagatggacgctcagtcgtc</text:p>
      <text:p text:style-name="Preformatted_20_Text">AP008984.1 atcttcacccggagacttcctctaaatggaagaatcacaagagatggacgctcagt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cctcaatcgcaggaccactcgccgctcgagtgtcccgtgtgcatggagacggtcag</text:p>
      <text:p text:style-name="Preformatted_20_Text">AP008984.1 ggcacctcaatcgcaggaccactcgccgctcgagtgtcccgtgtgcatggagacgg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ccggtggggtatccgtgtggacataccgtttgctggacctgtcacaattctatgga</text:p>
      <text:p text:style-name="Preformatted_20_Text">AP008984.1 tggcccggtggggtatccgtgtggacataccgtttgctggacctgtcacaattcta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agcgcactcaccgcgccatgcggtgtcccgtgtgtcgcaccgtcgtcaagcagtg</text:p>
      <text:p text:style-name="Preformatted_20_Text">AP008984.1 cctggagcgcactcaccgcgccatgcggtgtcccgtgtgtcgcaccgtcgtcaagc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acggtcaaccgtctactggaccagattctgcgcggcgaggtgctgatcgagatgag</text:p>
      <text:p text:style-name="Preformatted_20_Text">AP008984.1 gacgacggtcaaccgtctactggaccagattctgcgcggcgaggtgctgatcgaga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gctccccgatagcgcacgtcgtcgacccgcactcgaacggagcgtctcctctccc</text:p>
      <text:p text:style-name="Preformatted_20_Text">AP008984.1 ggacggctccccgatagcgcacgtcgtcgacccgcactcgaacggagcgtctcctc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tactctacggcagcctcgcagcccaacccttcgccgccttcgccgccgtcgactca</text:p>
      <text:p text:style-name="Preformatted_20_Text">AP008984.1 ctggtactctacggcagcctcgcagcccaacccttcgccgccttcgccgccgtcga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gtcgtattaacaggatgagggtactcaccaccaccaccgatacgcgagccgaggc</text:p>
      <text:p text:style-name="Preformatted_20_Text">AP008984.1 gcagggtcgtattaacaggatgagggtactcaccaccaccaccgatacgcgagccg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cgcaccgaggtggtgagcagggagcgcatggacgtggtgctgggcgagaacggcag</text:p>
      <text:p text:style-name="Preformatted_20_Text">AP008984.1 cggccgcaccgaggtggtgagcagggagcgcatggacgtggtgctgggcgagaacg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agtgagcatcgcgcgggaggtggagagggagcagcacgtcgtccgtcccgtccctgc</text:p>
      <text:p text:style-name="Preformatted_20_Text">AP008984.1 aatagtgagcatcgcgcgggaggtggagagggagcagcacgtcgtccgtcccgtcc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gtgcctgtgacagtgacggtgtcgactgtgcccgcgctgtcaacgccgccaacgct</text:p>
      <text:p text:style-name="Preformatted_20_Text">AP008984.1 gtctgtgcctgtgacagtgacggtgtcgactgtgcccgcgctgtcaacgccgccaa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tcatcccagcgccgtcgccagcacgaggagcgactgttggcggatcagcgcgagcg</text:p>
      <text:p text:style-name="Preformatted_20_Text">AP008984.1 gacatcatcccagcgccgtcgccagcacgaggagcgactgttggcggatcagcgcg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ggatgcgacgagaggcgagactcctgctgggacgatcgaccagcaccagttggtgag</text:p>
      <text:p text:style-name="Preformatted_20_Text">AP008984.1 tcgggatgcgacgagaggcgagactcctgctgggacgatcgaccagcaccagttgg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caggtggagctgcgtcaggcggcggctcgccgccgtcaagaggagcgatcggttga</text:p>
      <text:p text:style-name="Preformatted_20_Text">AP008984.1 gcgtcaggtggagctgcgtcaggcggcggctcgccgccgtcaagaggagcgatcggtcga</text:p>
      <text:p text:style-name="Preformatted_20_Text"><text:s text:c="11"/>*********************************************************.**</text:p>
      <text:p text:style-name="Preformatted_20_Text"/>
      <text:p text:style-name="Preformatted_20_Text">P01 <text:s text:c="7"/>acgtcgcgaggagctggagctgcgcgccaggctgctgagtgtggcgagcggcgcctctgc</text:p>
      <text:p text:style-name="Preformatted_20_Text">AP008984.1 acgtcgcgaggagctggagctgcgcgccaggctgctgagtgtggcgagcggcgcct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agcatgtcggagggtacggacgacatggtcggggtgtcgatgctgccgaggatgcg</text:p>
      <text:p text:style-name="Preformatted_20_Text">AP008984.1 gatgagcatgtcggagggtacggacgacatggtcggggtgtcgatgctgccgaggatgc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agctctacgcggagagcatgctgccgggccacacgcacagcggctttccctactatgt</text:p>
      <text:p text:style-name="Preformatted_20_Text">AP008984.1 caagctctacgcggagagcatgctgccgggccacacgcacagcggctttccctact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tttgacgtgcggcactgcgagaactggacggtgggttgcaagacgctgaacggcga</text:p>
      <text:p text:style-name="Preformatted_20_Text">AP008984.1 ggagtttgacgtgcggcactgcgagaactggacggtgggttgcaagacgccgaacggcga</text:p>
      <text:p text:style-name="Preformatted_20_Text"><text:s text:c="11"/>**************************************************.*********</text:p>
      <text:p text:style-name="Preformatted_20_Text"/>
      <text:p text:style-name="Preformatted_20_Text">P01 <text:s text:c="7"/>cggcgcggtgatgctgtgcgggacagaggctggcctgacgtgtgtgacggtgtgcgacgg</text:p>
      <text:p text:style-name="Preformatted_20_Text">AP008984.1 cggcgcggtgatgctgtgcgggacagaggctggcctgacgtgtgtgacggtgtgcg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cagcagctgcgctacgtgttgactgtacggaggatgccgtctgtggtgggtctgat</text:p>
      <text:p text:style-name="Preformatted_20_Text">AP008984.1 cgtgcagcagctgcgctacgtgttgactgtacggaggatgccgtctgtggtgggtc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acgagcggcctgaggagcttgacgttctacgacgccgaaacgtgcgagcgtctgca</text:p>
      <text:p text:style-name="Preformatted_20_Text">AP008984.1 ggtgacgagcggcctgaggagcttgacgttctacgacgccgaaacgtgcgagcgtc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gggttggtggcgtcgtcggcgagggcgacggacgagaacgggctggaggtgcacgc</text:p>
      <text:p text:style-name="Preformatted_20_Text">AP008984.1 ctttgggttggtggcgtcgtcggcgagggcgacggacgagaacgggctggaggtgc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gtgtctgacctggagacggacgacgccgtcccggagaactctctgattccccgcaa</text:p>
      <text:p text:style-name="Preformatted_20_Text">AP008984.1 cgtggtgtctgacctggagacggacgacgccgtcccggagaactctctgattcccc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atgtctcacgattacctgtactcgacgactatggggggcggcggcgcggcagctgt</text:p>
      <text:p text:style-name="Preformatted_20_Text">AP008984.1 gggcatgtctcacgattacctgtactcgacgactatggggggcggcggcgcggcag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acgttcaggggaaacgagtgtgtggtggtgcgcggcgtcggcggcgtggcgttcta</text:p>
      <text:p text:style-name="Preformatted_20_Text">AP008984.1 gccgacgttcaggggaaacgagtgtgtggtggtgcgcggcgtcggcggcgtggcgt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caccccctcgcgagggcccagcacaggcacagccgcgaccacatgagaggcctgct</text:p>
      <text:p text:style-name="Preformatted_20_Text">AP008984.1 catgcaccccctcgcgagggcccagcacaggcacagccgcgaccacatgagaggcc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cctgtgctgagcgaggaactctacacaacggcgtatgtggagcttcatgtgaggat</text:p>
      <text:p text:style-name="Preformatted_20_Text">AP008984.1 gaaccctgtgctgagcgaggaactctacacaacggcgtatgtggagcttcatgtgag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aagcagtggatgtttgggacggagtcgtacgccttccaggccggctctgaacccaa</text:p>
      <text:p text:style-name="Preformatted_20_Text">AP008984.1 gcagaagcagtggatgtttgggacggagtcgtacgccttccaggccggctctgaac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gtcgtgagtcccgatggtctgctttacccttaccccgcagacctggaagtggagca</text:p>
      <text:p text:style-name="Preformatted_20_Text">AP008984.1 ctgcgtcgtgagtcccgatggtctgctttacccttaccccgcagacctggaagtg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ggtctctacgtgaacacgagggagcgcatgctgtgcctgtactgcgtgaagcccag</text:p>
      <text:p text:style-name="Preformatted_20_Text">AP008984.1 gctgggtctctacgtgaacacgagggagcgcatgctgtgcctgtactgcgtgaagc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tgtgcctggtcagctacctgatgcccgccacgacgcatcagcgaatcgccgtcgg</text:p>
      <text:p text:style-name="Preformatted_20_Text">AP008984.1 gctgctgtgcctggtcagctacctgatgcccgccacgacgcatcagcgaatcgccgt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gcctcgacgctcgccagcaactttgccatgatcctcgcgaccccgtagtgcgctta</text:p>
      <text:p text:style-name="Preformatted_20_Text">AP008984.1 cttcgcctcgacgctcgccagcaactttgccatgatcctcgcgaccccctagtgcgctta</text:p>
      <text:p text:style-name="Preformatted_20_Text"><text:soft-page-break/><text:s text:c="11"/>************************************************ ***********</text:p>
      <text:p text:style-name="Preformatted_20_Text"/>
      <text:p text:style-name="Preformatted_20_Text">P01 <text:s text:c="7"/>cgccaacctcaccatctcagtgtcgccgtcttgtgttgtatttgtgacttacgactatgt</text:p>
      <text:p text:style-name="Preformatted_20_Text">AP008984.1 cgccaacctcaccatctcagtgtcgccgtcttgtgttgtatttgtgacttacgact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tgttaccgtcaatgataatgtgtcaatgaatgataataaaaatgtacatattgaaa</text:p>
      <text:p text:style-name="Preformatted_20_Text">AP008984.1 ctactgttaccgtcaatgataatgtgtcaatgaatgataataaaaatgtacatattg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acgccactgcgtggacattgtgtggtatgacatggtatgctggtatggggtggagtt</text:p>
      <text:p text:style-name="Preformatted_20_Text">AP008984.1 actacgccactgcgtggacattgtgtggtatgacatggtatgctggtatggggtgg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ttggcactgaatcatattttcgtgacgtcacatac-ttttagagcgcagcgctccc</text:p>
      <text:p text:style-name="Preformatted_20_Text">AP008984.1 gggtttggcactgaatcatattttcgtgacgtcacatactttttagagcgcagcgctccc</text:p>
      <text:p text:style-name="Preformatted_20_Text"><text:s text:c="11"/>*************************************** ********************</text:p>
      <text:p text:style-name="Preformatted_20_Text"/>
      <text:p text:style-name="Preformatted_20_Text">P01 <text:s text:c="7"/>cgttgtgtgtcatttggtttggtttggtgatactaccattaccactgctatccactcaca</text:p>
      <text:p text:style-name="Preformatted_20_Text">AP008984.1 cgttgtgtgtcatttggtttggtttggtgatactaccattaccactgctatccact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aaaaagaagaatggcaacggcttactctttcgagtacaggtgtcctgctctctacag</text:p>
      <text:p text:style-name="Preformatted_20_Text">AP008984.1 gggaaaaagaagaatggcaacggcttactctttcgagtacaggtgtcctgctctct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aggggtggtcatgtcacgccaacgtggtgctgaggccttttgccagggagatcta</text:p>
      <text:p text:style-name="Preformatted_20_Text">AP008984.1 ggacgaggggtggtcatgtcacgccaacgtggtgctgaggccttttgccagggagat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ctggccaggtgctgtaacatgtcagaggaggccaggaggttcgggcaggctgctaa</text:p>
      <text:p text:style-name="Preformatted_20_Text">AP008984.1 cgctctggccaggtgctgtaacatgtcagaggaggccaggaggttcgggcaggctgc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cacttcaaccatgcagtgagggtgggtgctgtactgctgagggacgacgacgtgaa</text:p>
      <text:p text:style-name="Preformatted_20_Text">AP008984.1 ccctcacttcaaccatgcagtgagggtgggtgctgtactgctgagggacgacgacg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gtggtgttcgcccagcagctgcactttactctacagggtgctggtcccaagttcag</text:p>
      <text:p text:style-name="Preformatted_20_Text">AP008984.1 gaaggtggtgttcgcccagcagctgcactttactctacagggtgctggtcccaagt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gatggctgaggtggcctaccagctgggtctcatggacatcatgaagatcacctgtag</text:p>
      <text:p text:style-name="Preformatted_20_Text">AP008984.1 agggatggctgaggtggcctaccagctgggtctcatggacatcatgaagatcacctg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tgaggagctccagaagttggcctcttgctgcctggcctgggaagagtttgccgccct</text:p>
      <text:p text:style-name="Preformatted_20_Text">AP008984.1 cagtgaggagctccagaagttggcctcttgctgcctggcctgggaagagtttgccg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agacgctggtggagggctactacaggaaggtctgtcagatcaaccctcgcgctcc</text:p>
      <text:p text:style-name="Preformatted_20_Text">AP008984.1 gctgcagacgctggtggagggctactacaggaaggtctgtcagatcaaccctcgcg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gtcaagtactacgatctgaggatgtacgagggcatgctggagcggacggtgcagcg</text:p>
      <text:p text:style-name="Preformatted_20_Text">AP008984.1 ggaggtcaagtactacgatctgaggatgtacgagggcatgctggagcggacggtgc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gagcaggggactggtgaggctccacaggagccgtcgcgtggccatgtcctacgagga</text:p>
      <text:p text:style-name="Preformatted_20_Text">AP008984.1 cgagagcaggggactggtgaggctccacaggagccgtcgcgtggccatgtcctac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gacaggaacgacggcgtgatggcggcgcctggctggcctgccgtgctgctggagtg</text:p>
      <text:p text:style-name="Preformatted_20_Text">AP008984.1 ctacgacaggaacgacggcgtgatggcggcgcctggctggcctgccgtgctgctggag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caagagaactcaacaagacctacgtgagtcccgccactgctgatgtgccagactctga</text:p>
      <text:p text:style-name="Preformatted_20_Text">AP008984.1 cacaagagaactcaacaagacctacgtgagtcccgccactgctgatgtgccagactc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gacacttcagaggacgaggatgaggagatggagcagcagatagactttgaggcgct</text:p>
      <text:p text:style-name="Preformatted_20_Text">AP008984.1 ccctgacacttcagaggacgaggatgaggagatggagcagcagatagactttgagg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atctctgagaacggcaggagcctgattgcgagcagcaggtgcgggctgaccaacga</text:p>
      <text:p text:style-name="Preformatted_20_Text">AP008984.1 gggtatctctgagaacggcaggagcctgattgcgagcagcaggtgcgggctgaccaac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tggtgcgccgcgtacggcgtcgaggagtgtcgcgtggtgctcgacagagacgccgt</text:p>
      <text:p text:style-name="Preformatted_20_Text">AP008984.1 ggtgtggtgcgccgcgtacggcgtcgaggagtgtcgcgtggtgctcgacagagacg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caactacatgcgacactatgtcgcaccctccgtcttggaagactctgactctgacat</text:p>
      <text:p text:style-name="Preformatted_20_Text">AP008984.1 cgccaactacatgcgacactatgtcgcaccctccgtcttggaagactctgactctg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tcttagtgcgccatttgtgactgcgtctgtgtgttgtgtatattgtgattatatat</text:p>
      <text:p text:style-name="Preformatted_20_Text">AP008984.1 ggactcttagtgcgccatttgtgactgcgtctgtgtgttgtgtatattgtgattata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ataataaaagttgatgtgtgaaacgtatagtatgatggtgggttttttatggggttg</text:p>
      <text:p text:style-name="Preformatted_20_Text">AP008984.1 aaaataataaaagttgatgtgtgaaacgtatagtatgatggtgggttttttatggg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aatgagggtggcatgatggtttgtgacaatgaaaatgaaacggagcacaatgaaac</text:p>
      <text:p text:style-name="Preformatted_20_Text">AP008984.1 tgacaatgagggtggcatgatggtttgtgacaatgaaaatgaaacggagcacaatga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aggttttgtgacgcgcaacagcattccataggatcccattgggtataaagcagtga</text:p>
      <text:p text:style-name="Preformatted_20_Text">AP008984.1 gggcaggttttgtgacgcgcaacagcattccataggatcccattgggtataaagca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gtcactctcacatcatcacatcttgtgttttactatactactactatactactaca</text:p>
      <text:p text:style-name="Preformatted_20_Text">AP008984.1 ccctgtcactctcacatcatcacatcttgtgttttactatactactactatactac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aactacaacaacctacaacaacaaagagcaatggcatctcagcagcgtcccattctg</text:p>
      <text:p text:style-name="Preformatted_20_Text">AP008984.1 acaacctacaacaacctacaacaacaaagagcaatggcatctcagcagcgtcccattctg</text:p>
      <text:p text:style-name="Preformatted_20_Text"><text:s text:c="11"/>**** *******************************************************</text:p>
      <text:p text:style-name="Preformatted_20_Text"/>
      <text:p text:style-name="Preformatted_20_Text">P01 <text:s text:c="7"/>tgcagacagaacgccgtggatgattcaatggatacaatgggtcttgaaggggactatttt</text:p>
      <text:p text:style-name="Preformatted_20_Text">AP008984.1 tgcagacagaacgccgtggatgattcaatggatacaatgggtcttgaaggggacta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agtccactgccactgtgttgaatccagaagagtctgggccttctcctcccaagcag</text:p>
      <text:p text:style-name="Preformatted_20_Text">AP008984.1 gatgagtccactgccactgtgttgaatccagaagagtctgggccttctcctcccaa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ccgagggagcagtgctgtgctgacgcctctgcctccacctctggcttctatacctct</text:p>
      <text:p text:style-name="Preformatted_20_Text">AP008984.1 cagccgagggagcagtgctgtgctgacgcctctgcctccacctctggcttctatac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ccgtcgaggtaggctctgaagactcttccgactctgacgacgacgggggtcctttt</text:p>
      <text:p text:style-name="Preformatted_20_Text">AP008984.1 gaggccgtcgaggtaggctctgaagactcttccgactctgacgacgacgggggtcc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ccaagagcgactgcgacgtggaaaccgacgaggcctgtgcgtgtgcgtctgttcaag</text:p>
      <text:p text:style-name="Preformatted_20_Text">AP008984.1 gtaccaagagcgactgcgacgtggaaaccgacgaggcctgtgcgtgtgcgtctgttca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ggggattgacatggcccgtctgtgtgactggatggggtacaacgaggtgtgcgtgcgg</text:p>
      <text:p text:style-name="Preformatted_20_Text">AP008984.1 gtggggattgacatggcccgtctgtgtgactggatggggtacaacgaggtgtgcgt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tgtacaagatgatgaccaggccgggcgtgagactggacgaggcgctgcaccgtctt</text:p>
      <text:p text:style-name="Preformatted_20_Text">AP008984.1 cagatgtacaagatgatgaccaggccgggcgtgagactggacgaggcgctgcaccg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agacgctggtggacgaggagggtgaagactatgaggcgtcgaaggggaagccgtgc</text:p>
      <text:p text:style-name="Preformatted_20_Text">AP008984.1 gtggagacgctggtggacgaggagggtgaagactatgaggcgtcgaaggggaagc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gtcgagcaggaccactgcaggttcgtctgcgagctggataagctgtgcagatccctg</text:p>
      <text:p text:style-name="Preformatted_20_Text">AP008984.1 tgcgtcgagcaggaccactgcaggttcgtctgcgagctggataagctgtgcagatc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tgctgagttctgtgatcatggttgagtgttcgactgcggaccagatgctgaacgag</text:p>
      <text:p text:style-name="Preformatted_20_Text">AP008984.1 ctgctgctgagttctgtgatcatggttgagtgttcgactgcggaccagatgctgaa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ggcgcgaggaggtgatcacgctgctgtgcgagtacctgtctgtgcccagagtgttt</text:p>
      <text:p text:style-name="Preformatted_20_Text">AP008984.1 gactggcgcgaggaggtgatcacgctgctgtgcgagtacctgtctgtgcccagagtg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agtggggccactttgacgcggtgtggggcgagttgtggctgctcaaggccttcacg</text:p>
      <text:p text:style-name="Preformatted_20_Text">AP008984.1 ggcaagtggggccactttgacgcggtgtggggcgagttgtggctgctcaaggcctt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gggccatgatgaagacgcaccaactgtcccagatcctgagtctgtgggtggaggcc</text:p>
      <text:p text:style-name="Preformatted_20_Text">AP008984.1 ctgagggccatgatgaagacgcaccaactgtcccagatcctgagtctgtgggtgg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gtaagggtgagactgtggcgccgctcgacgctcacctgcccaaggccttgcgacac</text:p>
      <text:p text:style-name="Preformatted_20_Text">AP008984.1 gggtgtaagggtgagactgtggcgccgctcgacgctcacctgcccaaggccttgcg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gtgcacacagagtgtcccctcgacgccaccttcgactgtatggcccagtggtcggac</text:p>
      <text:p text:style-name="Preformatted_20_Text">AP008984.1 aaggtgcacacagagtgtcccctcgacgccaccttcgactgtatggcccagtggtc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acaagcacgccaagctggcgtgtcgcatggcctctgccggcgtgagctgctctgtg</text:p>
      <text:p text:style-name="Preformatted_20_Text">AP008984.1 gcgtacaagcacgccaagctggcgtgtcgcatggcctctgccggcgtgagctgctc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cggtgcaggcgtcgaaggacagttctgcggcgacggaggagcttgtgcggggcccc</text:p>
      <text:p text:style-name="Preformatted_20_Text">AP008984.1 ctcgcggtgcaggcgtcgaaggacagttctgcggcgacggaggagcttgtgcggggc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cttctgctggaccagatgtgggagcaacatgtggcggtgcagaagcagtgttacccg</text:p>
      <text:p text:style-name="Preformatted_20_Text">AP008984.1 ttccttctgctggaccagatgtgggagcaacatgtggcggtgcagaagcagtgtta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tctccgtcgccgccttccagtccctgcgagagggtgaacctgtccgagtttgagtgg</text:p>
      <text:p text:style-name="Preformatted_20_Text">AP008984.1 acgtctccgtcgccgccttccagtccctgcgagagggtgaacctgtccgagtttga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tgactggtcagccgtctgcctttgtggcggctcccaccatcgagaacgccaggttt</text:p>
      <text:p text:style-name="Preformatted_20_Text">AP008984.1 ctcatgactggtcagccgtctgcctttgtggcggctcccaccatcgagaacgccagg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acgggacccacgcgaacgtggtgcgggtgtgttacgcgatgcagctgctggcctac</text:p>
      <text:p text:style-name="Preformatted_20_Text">AP008984.1 gtgtacgggacccacgcgaacgtggtgcgggtgtgttacgcgatgcagctgctggcct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tgaacatcaggctgtactgggacaagatccagtggatgtcagagacggccaagttgccc</text:p>
      <text:p text:style-name="Preformatted_20_Text">AP008984.1 atgaacatcaggctgtactgggacaagatccagtggatgtcagagacggccaagtt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gggagctgggccgtcgcatgtacgagatgctgcagtatgtggcccgcacctacggc</text:p>
      <text:p text:style-name="Preformatted_20_Text">AP008984.1 tggagggagctgggccgtcgcatgtacgagatgctgcagtatgtggcccgcaccta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gcctccgacactgacgaagaggtcgatgccaaggcggtcgacggcgtagtgcgctac</text:p>
      <text:p text:style-name="Preformatted_20_Text">AP008984.1 gtcgcctccgacactgacgaagaggtcgatgccaaggcggtcgacggcgtagtgcg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gacaaggcggacctcatctcttgcgtggactgggcgctggtgagggagcgtctgaag</text:p>
      <text:p text:style-name="Preformatted_20_Text">AP008984.1 acggacaaggcggacctcatctcttgcgtggactgggcgctggtgagggagcgtct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aggggactgcagcctgcccaggccgtgtggacgtctgtggagggtcgggagtacacc</text:p>
      <text:p text:style-name="Preformatted_20_Text">AP008984.1 aagaggggactgcagcctgcccaggccgtgtggacgtctgtggagggtcgggagta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gcaaactgataccagagtatttcatgtgaatgttgtgtgcttgcttgattttttga</text:p>
      <text:p text:style-name="Preformatted_20_Text">AP008984.1 gtctgcaaactgataccagagtatttcatgtgaatgttgtgtgcttgcttgatttt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aggtggtttttgtatataag-aaaaaagaaaataaaaaccgaaatgtaatgtgaaa</text:p>
      <text:p text:style-name="Preformatted_20_Text">AP008984.1 ccccaggtggtttttgtatataagaaaaaaagaaaataaaaaccgaaatgtaatgtgaaa</text:p>
      <text:p text:style-name="Preformatted_20_Text"><text:s text:c="11"/>************************ ***********************************</text:p>
      <text:p text:style-name="Preformatted_20_Text"/>
      <text:p text:style-name="Preformatted_20_Text">P01 <text:s text:c="7"/>cgcatgtgtgcattgggtactttttattattaatgaataggtgaatggagagtgaaatgg</text:p>
      <text:p text:style-name="Preformatted_20_Text">AP008984.1 cgcatgtgtgcattgggtactttttattattaatgaataggtgaatggagagtgaaa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tgggaaagcgcaatgggtgtgaacacaaaatggaaaacgacaaagggtgtgacatac</text:p>
      <text:p text:style-name="Preformatted_20_Text">AP008984.1 aaatgggaaagcgcaatgggtgtgaacacaaaatggaaaacgacaaagggtgtgaca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aagtgtatatagggcatgggctctctaccactcatcatctactcactactactacta</text:p>
      <text:p text:style-name="Preformatted_20_Text">AP008984.1 tttaagtgtatatagggcatgggctctctaccactcatcatctactcactactact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tcactacaaccaactcactacaagagaaaaaggaagatgatgggttgctgtccgag</text:p>
      <text:p text:style-name="Preformatted_20_Text">AP008984.1 ctactcactacaaccaactcactacaagagaaaaaggaagatgatgggttgctgtcc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atgcccacctcgacgttcctgtgtctgtgcggggagtacctgatgctggccgtctt</text:p>
      <text:p text:style-name="Preformatted_20_Text">AP008984.1 agtgatgcccacctcgacgttcctgtgtctgtgcggggagtacctgatgctggccg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actgtgatcatactggggaccatgaacggcgccgtcatcgtctctctaagtggagc</text:p>
      <text:p text:style-name="Preformatted_20_Text">AP008984.1 tgtgactgtgatcatactggggaccatgaacggcgccgtcatcgtctctctaagtg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ggtctgatactgaccaagatgacttctatccagagcgctgcgttcggggacaggac</text:p>
      <text:p text:style-name="Preformatted_20_Text">AP008984.1 agtgggtctgatactgaccaagatgacttctatccagagcgctgcgttcggggaca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tgtgttgagcgtgggtcacgagatggccatagcgacgctcaccgtcgtgttcctcat</text:p>
      <text:p text:style-name="Preformatted_20_Text">AP008984.1 caatgtgttgagcgtgggtcacgagatggccatagcgacgctcaccgtcgtgttcc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atgagcgtggtgattgcctcctgcgtgggctacgcctacatggtaaaaaaccacct</text:p>
      <text:p text:style-name="Preformatted_20_Text">AP008984.1 ctgcatgagcgtggtgattgcctcctgcgtgggctacgcctacatggtaaaaaaccacc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agcccgctaaggagtaccctgaccccatcgccactggcatgctgtggatgggtatggc</text:p>
      <text:p text:style-name="Preformatted_20_Text">AP008984.1 ggagcccgctaaggagtaccctgaccccatcgccactggcatgctgtggatgggtat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gctgtgttgctgattctgataggcatctacctggagaggcgtcgcatcatgagaga</text:p>
      <text:p text:style-name="Preformatted_20_Text">AP008984.1 agtcgctgtgttgctgattctgataggcatctacctggagaggcgtcgcatcatgag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acgacgggcgacggcttgcgccaggtggtttcttgtgacaaccctgcttttgaagg</text:p>
      <text:p text:style-name="Preformatted_20_Text">AP008984.1 ctcaacgacgggcgacggcttgcgccaggtggtttcttgtgacaaccctgcttttga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acgctggcttcgtcattccccctccaccctttgtgcctgtggatccctgtcccaa</text:p>
      <text:p text:style-name="Preformatted_20_Text">AP008984.1 ggacgacgctggcttcgtcattccccctccaccctttgtgcctgtggatccctgtc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aacggtgacagcactaccagcactaccagcagcagtgtgccaccatcctacggtca</text:p>
      <text:p text:style-name="Preformatted_20_Text">AP008984.1 ctttaacggtgacagcactaccagcactaccagcagcagtgtgccaccatcctacg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caggctgagaaggagatggaagcctctcggctgctgctgcagccataaactt--aa</text:p>
      <text:p text:style-name="Preformatted_20_Text">AP008984.1 ggtgcaggctgagaaggagatggaagcctctcggctgctgctgcagccataaacttaaaa</text:p>
      <text:p text:style-name="Preformatted_20_Text"><text:s text:c="11"/>******************************************************** <text:s/>**</text:p>
      <text:p text:style-name="Preformatted_20_Text"/>
      <text:p text:style-name="Preformatted_20_Text">P01 <text:s text:c="7"/>aaaacagtcatt--aaaaaataaaattgtatatcatgttcataagtataatgtctatgtg</text:p>
      <text:p text:style-name="Preformatted_20_Text">AP008984.1 aaaacagtcatttaaaaaaataaaattgtatatcatgttcataagtataatgtctatgtg</text:p>
      <text:p text:style-name="Preformatted_20_Text"><text:s text:c="11"/>************ <text:s/>**********************************************</text:p>
      <text:p text:style-name="Preformatted_20_Text"/>
      <text:p text:style-name="Preformatted_20_Text">P01 <text:s text:c="7"/>tggatggggatggtagtgtgtaagtgggaatggaatgggagatgcacgccattacatgac</text:p>
      <text:p text:style-name="Preformatted_20_Text">AP008984.1 tggatggggatggtagtgtgtaagtgggaatggaatgggagatgcacgccattaca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atgatcttctctactctttccaaaaatattcaagagattgagcctgtcataatgtt</text:p>
      <text:p text:style-name="Preformatted_20_Text">AP008984.1 ctacatgatcttctctactctttccaaaaatattcaagagattgagcctgtcataa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ttttgttgctgtttaatgtgtttgtttttgaattgttaataaaaaggagaccaagtt</text:p>
      <text:p text:style-name="Preformatted_20_Text">AP008984.1 atgttttgttgctgtttaatgtgtttgtttttgaattgttaataaaaaggagaccaa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aataagaagaagactgttatattgcacaacacttagcagaaatgaaacatagcacta</text:p>
      <text:p text:style-name="Preformatted_20_Text">AP008984.1 tataataagaagaagactgttatattgcacaacacttagcagaaatgaaacatagc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atgatgatacagaatataatacagtgaatataaatataatacaggctgattctaata</text:p>
      <text:p text:style-name="Preformatted_20_Text">AP008984.1 tgaatgatgatacagaatataatacagtgaatataaatataatacaggctgattcta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tgaatataatacagtaatacagttttacaacacatgaaccaccataggctgattctg</text:p>
      <text:p text:style-name="Preformatted_20_Text">AP008984.1 cagtgaatataatacagtaatacagttttacaacacatgaaccaccataggctgat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agacagtggtctgctttctgcaatgagtcttctgtcctgtagttctctgaggtctct</text:p>
      <text:p text:style-name="Preformatted_20_Text">AP008984.1 attagacagtggtctgctttctgcaatgagtcttctgtcctgtagttctctgaggt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tcttcttctgcaaagtagagtcaggtcatctttgagactgtttgtggtgtaggccag</text:p>
      <text:p text:style-name="Preformatted_20_Text">AP008984.1 cattcttcttctgcaaagtagagtcaggtcatctttgagactgtttgtggtgtagg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tccagctttgtcccaatggcaaacagtatgagtttgaccttcttgttgtgtttaaa</text:p>
      <text:p text:style-name="Preformatted_20_Text">AP008984.1 agtgtccagctttgtcccaatggcaaacagtatgagtttgaccttcttgttgtgttta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tcagcacagcactgatgataacaactatcag-aaaaagaccagcatcaaagaggctgt</text:p>
      <text:p text:style-name="Preformatted_20_Text">AP008984.1 gttcagcacagcactgatgataacaactatcagaaaaaagaccagcatcaaagaggctgt</text:p>
      <text:p text:style-name="Preformatted_20_Text"><text:s text:c="11"/>********************************* **************************</text:p>
      <text:p text:style-name="Preformatted_20_Text"/>
      <text:p text:style-name="Preformatted_20_Text">P01 <text:s text:c="7"/>tatggtaaacagccgcctgagatcttcgagttcttttctgagtttagagcaatcgtccat</text:p>
      <text:p text:style-name="Preformatted_20_Text">AP008984.1 tatggtaaacagccgcctgagatcttcgagttcttttctgagtttagagcaatcgt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gtccattatgtgtgtttaagttcttgaagtgtttcttgaagtgtttaagttcttgaa</text:p>
      <text:p text:style-name="Preformatted_20_Text">AP008984.1 tatgtccattatgtgtgtttaagttcttgaagtgtttcttgaagtgtttaagttct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ttcttgaagtctcaagtctcagtgagctcatgttatgtgagcctataatatatata</text:p>
      <text:p text:style-name="Preformatted_20_Text">AP008984.1 gtgtttcttgaagtctcaagtctcagtgagctcatgttatgtgagcctataatatat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ctggtaatgtgcggtgaggatgagagagagctgcgcaagtcagaggtatagttcaa</text:p>
      <text:p text:style-name="Preformatted_20_Text">AP008984.1 gtgtctggtaatgtgcggtgaggatgagagagagctgcgcaagtcagaggtatagt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ataaaacttttattgaataaaacatatgatacattcaccatgattttgtttcacacc</text:p>
      <text:p text:style-name="Preformatted_20_Text">AP008984.1 acaataaaacttttattgaataaaacatatgatacattcaccatgattttgtttca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cacatgaacaagttttaatgtaacatcacaagtttaatgtttaatgtaacatcataca</text:p>
      <text:p text:style-name="Preformatted_20_Text">AP008984.1 aacacatgaacaagttttaatgtaacatcacaagtttaatgtttaatgtaacatca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cacacatcaagttaacagtgcaagatagagagtcagagtcttagtgccttctttca</text:p>
      <text:p text:style-name="Preformatted_20_Text">AP008984.1 tcatcacacatcaagttaacagtgcaagatagagagtcagagtcttagtgccttctt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gggttccctgttggggtgttgatgaagcagatggctgctgttgctgctggtagtaa</text:p>
      <text:p text:style-name="Preformatted_20_Text">AP008984.1 tcaggggttccctgttggggtgttgatgaagcagatggctgctgttgctgctggtag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agttggatgctgttgaagagccatagtactgctggccttgctgt---tgctgctgc</text:p>
      <text:p text:style-name="Preformatted_20_Text">AP008984.1 gaggagttggatgctgttgaagagccatagtactgctggccttgctgttgctgctgctgc</text:p>
      <text:p text:style-name="Preformatted_20_Text"><text:s text:c="11"/>************************************************ <text:s text:c="2"/>*********</text:p>
      <text:p text:style-name="Preformatted_20_Text"/>
      <text:p text:style-name="Preformatted_20_Text">P01 <text:s text:c="7"/>tgatagtatgatggagcagtgtacccgtactggccatactgagccccgctggtgtaggca</text:p>
      <text:p text:style-name="Preformatted_20_Text">AP008984.1 tgatagtatgatggagcagtgtacccgtactggccatactgagccccgctggtgta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gtgggggctgctgctggggttgctggggttgctgctggtgcatctgctgctgcatc</text:p>
      <text:p text:style-name="Preformatted_20_Text">AP008984.1 cttggtgggggctgctgctggggttgctggggttgctgctggtgcatctgctgctg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tcaggccagtgagaaactgctgcatcatgccctccatcatgtctccacgtctgctg</text:p>
      <text:p text:style-name="Preformatted_20_Text">AP008984.1 caagtcaggccagtgagaaactgctgcatcatgccctccatcatgtctccacgtct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gtctatcatgtctcctgcctccactgttggaacaaaaagagagagaccataagtat</text:p>
      <text:p text:style-name="Preformatted_20_Text">AP008984.1 ctgcgtctatcatgtctcctgcctccactgttggaacaaaaagagagagaccataag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caccattttcaccatgtcagtaatagtaatagttgtaacattgtat--aaaaaaca</text:p>
      <text:p text:style-name="Preformatted_20_Text">AP008984.1 gttgcaccattttcaccatgtcagtaatagtaatagttgtaacattgtataaaaaaaaca</text:p>
      <text:p text:style-name="Preformatted_20_Text"><text:s text:c="11"/>************************************************** <text:s/>********</text:p>
      <text:p text:style-name="Preformatted_20_Text"/>
      <text:p text:style-name="Preformatted_20_Text">P01 <text:s text:c="7"/>taatggattaaactgtaccttctagaggagaagctgctggctccgctgcgtgtggacagg</text:p>
      <text:p text:style-name="Preformatted_20_Text">AP008984.1 taatggattaaactgtaccttctagaggagaagctgctggctccgctgcgtgtggacag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atcatcagagtcagagtccactctggacctggacctggacctcactctgctgcttctt</text:p>
      <text:p text:style-name="Preformatted_20_Text">AP008984.1 ccatcatcagagtcagagtccactctggacctggacctggacctcactctgctgct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agctgggtgcgctgaccctcactctccttcccctctgctgctgctgaggctgctca</text:p>
      <text:p text:style-name="Preformatted_20_Text">AP008984.1 ctggagctgggtgcgctgaccctcactctccttcccctctgctgctgctgaggctg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cagaagagtctcctcctgtggtggctgcagcggtggcagtggtgggttcaggtgtc</text:p>
      <text:p text:style-name="Preformatted_20_Text">AP008984.1 tcatcagaagagtctcctcctgtggtggctgcagcggtggcagtggtgggttcagg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gtgcagacttgcgtggtaccttggaggcagtggttctctgctggactctgaggtct</text:p>
      <text:p text:style-name="Preformatted_20_Text">AP008984.1 ttgagtgcagacttgcgtggtaccttggaggcagtggttctctgctggactctgag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ccaggggttcaatctctgccctgacagcgtgtgaggagccagtggcaaagggtttc</text:p>
      <text:p text:style-name="Preformatted_20_Text">AP008984.1 tccaccaggggttcaatctctgccctgacagcgtgtgaggagccagtggcaaagggt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gtgcagaggtaggacacgtttctcagggccacagacctcacctcaccgctaaagtca</text:p>
      <text:p text:style-name="Preformatted_20_Text">AP008984.1 tgggtgcagaggtaggacacgtttctcagggccacagacctcacctcaccgctaaa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gtccagacgccacatcttgacctcgtcagcggtcatgtctcccctctccacagccttg</text:p>
      <text:p text:style-name="Preformatted_20_Text">AP008984.1 tcgtccagacgccacatcttgacctcgtcagcggtcatgtctcccctctccacagc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gattgacatagtgctcagtgactgcagtcaggcatctcctgggtctgaaggagtgt</text:p>
      <text:p text:style-name="Preformatted_20_Text">AP008984.1 tgctgattgacatagtgctcagtgactgcagtcaggcatctcctgggtctgaaggag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acctgagggtgcagaccagagaggtgatggagggtacaaacggagtgtagggcagc</text:p>
      <text:p text:style-name="Preformatted_20_Text">AP008984.1 agccacctgagggtgcagaccagagaggtgatggagggtacaaacggagtgtaggg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ggttcttgactgcaaacatccatctcaggggctcttctctgaccatcagcacctct</text:p>
      <text:p text:style-name="Preformatted_20_Text">AP008984.1 ttgcggttcttgactgcaaacatccatctcaggggctcttctctgaccatcagcac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ggttgttgccccagacctgcaccatggaggcgtagtgcagcagctgcagggaagac</text:p>
      <text:p text:style-name="Preformatted_20_Text">AP008984.1 ggagggttgttgccccagacctgcaccatggaggcgtagtgcagcagctgcaggga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tggtgaacttggcccagtctgtacctgtaaagtccatggacacaatctcggccagg</text:p>
      <text:p text:style-name="Preformatted_20_Text">AP008984.1 agagtggtgaacttggcccagtctgtacctgtaaagtccatggacacaatctcggc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ttggcctccctgtgtcttgcagccatgatgaccccaatcatctccatcacagtcacc</text:p>
      <text:p text:style-name="Preformatted_20_Text">AP008984.1 agcttggcctccctgtgtcttgcagccatgatgaccccaatcatctccatcacagt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atggacgtggtgcttgcgccaatgacggcaccatcagtggcgggcagctcgggtgat</text:p>
      <text:p text:style-name="Preformatted_20_Text">AP008984.1 tccatggacgtggtgcttgcgccaatgacggcaccatcagtggcgggcagctcgggt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gcagggccaccaagaggtcagcagccatggctgcagtgccaccagccttgccgtac</text:p>
      <text:p text:style-name="Preformatted_20_Text">AP008984.1 ttctgcagggccaccaagaggtcagcagccatggctgcagtgccaccagccttgcc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agtccaggatgccgttcaggcacttgagcagccagggatacatggtggcggtgtgc</text:p>
      <text:p text:style-name="Preformatted_20_Text">AP008984.1 acagagtccaggatgccgttcaggcacttgagcagccagggatacatggtggcggtgt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cctgtagccagagaggtttgcgtggtacagttcgcacagcagggtactggaggcctca</text:p>
      <text:p text:style-name="Preformatted_20_Text">AP008984.1 tgcctgtagccagagaggtttgcgtggtacagttcgcacagcagggtactggaggc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agctccctctcaatgggagactcaaactgcatggggtcagacgtctcgtgcacatca</text:p>
      <text:p text:style-name="Preformatted_20_Text">AP008984.1 gacagctccctctcaatgggagactcaaactgcatggggtcagacgtctcgtgcac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ccctgtttttgcgctctctggccatcatgtaggacacaacgtctgctggggacatc</text:p>
      <text:p text:style-name="Preformatted_20_Text">AP008984.1 tctcccctgtttttgcgctctctggccatcatgtaggacacaacgtctgctgggga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tcaggaggctgttcaccactggtaggaacttggcgcacagtgtgaactcgtgcttg</text:p>
      <text:p text:style-name="Preformatted_20_Text">AP008984.1 ctggtcaggaggctgttcaccactggtaggaacttggcgcacagtgtgaactcgtg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aggcgtgctgcatgatgatgtgcagagtgaccacggaggctggtaggggttcaact</text:p>
      <text:p text:style-name="Preformatted_20_Text">AP008984.1 ttgaaggcgtgctgcatgatgatgtgcagagtgaccacggaggctggtaggggttca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ggtcttgcatgatggaggcttggagggcagccctagagttccagagcgtctcagct</text:p>
      <text:p text:style-name="Preformatted_20_Text">AP008984.1 tcttggtcttgcatgatggaggcttggagggcagccctagagttccagagcgtct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acacttgcagggcattcacaaagacggccaggctgttcttcctacactcgctcagg</text:p>
      <text:p text:style-name="Preformatted_20_Text">AP008984.1 ccacacacttgcagggcattcacaaagacggccaggctgttcttcctacactcgctca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cattctcaggttgtagtctacagaagtcagtgcgggcagcttggcagacgcctgc</text:p>
      <text:p text:style-name="Preformatted_20_Text">AP008984.1 gcagccattctcaggttgtagtctacagaagtcagtgcgggcagcttggcagacgc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ctctatccttgacctgcttgaggatgctgagttgctcatcgtaggacatcctctga</text:p>
      <text:p text:style-name="Preformatted_20_Text">AP008984.1 atgactctatccttgacctgcttgaggatgctgagctgctcatcgtaggacatcctctga</text:p>
      <text:p text:style-name="Preformatted_20_Text"><text:s text:c="11"/>***********************************.************************</text:p>
      <text:p text:style-name="Preformatted_20_Text"/>
      <text:p text:style-name="Preformatted_20_Text">P01 <text:s text:c="7"/>ccctgtggcatgatgggctgaggctgctgctgctgtgagtgtgagtgagagtgtgaagaa</text:p>
      <text:p text:style-name="Preformatted_20_Text">AP008984.1 ccctgtggcatgatgggctgaggctgctgctgctgtgagtgtgagtgagagtgtga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agggtgcaggtgaccttctcttgggtggtggtgtgggagacctgtctctgcgtctg</text:p>
      <text:p text:style-name="Preformatted_20_Text">AP008984.1 gaagagggtgcaggtgaccttctcttgggtggtggtgtgggagacctgtctctgcg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atggagtctcatcctccctgcacctctctctcttggtggccttcttgtccttcttg</text:p>
      <text:p text:style-name="Preformatted_20_Text">AP008984.1 gaggatggagtctcatcctccctgcacctctctctcttggtggccttcttgtcct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ctttgcttgagtctttgctgctggctgcagaagagtctgttcttggccgctgtgct</text:p>
      <text:p text:style-name="Preformatted_20_Text">AP008984.1 gtgtctttgcttgagtctttgctgctggctgcagaagagtctgttcttggccgctg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agaagagggagaagaagtgtgagtgttttgaagggttgttggagtgactggaaca</text:p>
      <text:p text:style-name="Preformatted_20_Text">AP008984.1 gctgcagaagagggagaagaagtgtgagtgttttgaagggttgttggagtgactgg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gcaacgttttgctgagtttcaggcgtcttgctgctggtgctctttgtcttacctttt</text:p>
      <text:p text:style-name="Preformatted_20_Text">AP008984.1 gctgcaacgttttgctgagtttcaggcgtcttgctgctggtgctctttgtcttacct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tggcggcgagtgcgacgtctctgagtgcagcctcctccagctcctcagcctcgcgc</text:p>
      <text:p text:style-name="Preformatted_20_Text">AP008984.1 tgcttggcggcgagtgcgacgtctctgagtgcagcctcctccagctcctcagcctcgc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tctctcttgtctgcgtctttcaagggccacgtctctgagtgcggcaacctcggcgtct</text:p>
      <text:p text:style-name="Preformatted_20_Text">AP008984.1 tgtctctcttgtctgcgtctttcaagggccacgtctctgagtgcggcaacctcggc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cagccctctgtctgtctctgcgacggctctccctctccctctccatcatggcaagt</text:p>
      <text:p text:style-name="Preformatted_20_Text">AP008984.1 gcatcagccctctgtctgtctctgcgacgtctctccctctccctctccatcatggcaagt</text:p>
      <text:p text:style-name="Preformatted_20_Text"><text:s text:c="11"/>***************************** ******************************</text:p>
      <text:p text:style-name="Preformatted_20_Text"/>
      <text:p text:style-name="Preformatted_20_Text">P01 <text:s text:c="7"/>ctggccgcttcagcactctgcttgaggtcctcttgctgctgcttggccttggagggtctg</text:p>
      <text:p text:style-name="Preformatted_20_Text">AP008984.1 ctggccgcttcagcactctgcttgaggtcctcttgctgctgcttggccttggaggg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aggctgagggtgagggtgtgggctgcaccaccacagactgcaccgttgcgggagta</text:p>
      <text:p text:style-name="Preformatted_20_Text">AP008984.1 tgagaggctgagggtgagggtgtgggctgcaccaccacagactgcaccgttgcggga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tgggtgatgaagtgggcatgttgggtgagcgacggcttggaggcggcgtggcagtc</text:p>
      <text:p text:style-name="Preformatted_20_Text">AP008984.1 gttgtgggtgatgaagtgggcatgttgggtgagcgacggcttggaggcggcgtggca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ccacagtctcacacaccatcgtgcacctgctgctgtgtttgctcgatttctccctt</text:p>
      <text:p text:style-name="Preformatted_20_Text">AP008984.1 tctgccacagtctcacacaccatcgtgcacctgctgctgtgtttgctcgatttctc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tctcctccctctctctctccttcttgtccttttctctacgttctttgggtctcacc</text:p>
      <text:p text:style-name="Preformatted_20_Text">AP008984.1 ctcctctcctccctctctctctccttcttgtccttttctctacgttctttgggtct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gttcctctctctgctctctctctctggtgtctctggtgtctctgtctttatgggtt</text:p>
      <text:p text:style-name="Preformatted_20_Text">AP008984.1 acctgttcctctctctgctctctctctctggtgtctctggtgtctctgtctttatgg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gcttgggctgctcaggtttctttatttctttaggggttttaggcgtcttgctgctt</text:p>
      <text:p text:style-name="Preformatted_20_Text">AP008984.1 cttggcttgggctgctcaggtttctttatttctttaggggttttaggcgtcttgct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ttccaagggctcaaactcttgcccagcactgagctccagcacatcagccacttca</text:p>
      <text:p text:style-name="Preformatted_20_Text">AP008984.1 gcaggttccaagggctcaaactcttgcccagcactgagctccagcacatcagccact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atcctcaccattatcagcatcagcatcagcatcagcatcagcatcagcatcagca</text:p>
      <text:p text:style-name="Preformatted_20_Text">AP008984.1 gtctcatcctcaccattatcagcatcagcatcagcatcagcatcagcatcagcatc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tgtctacaacaatcatttcttctatgtcacccaagcctgggatgatcatagagacc</text:p>
      <text:p text:style-name="Preformatted_20_Text">AP008984.1 gcagtgtctacaacaatcatttcttctatgtcacccaagcctgggatgatcataga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gtggcaggtggtggtggtgtgactgaagtgggtgatgcaggaggctcaggattgcaa</text:p>
      <text:p text:style-name="Preformatted_20_Text">AP008984.1 atggtggcaggtggtggtggtgtgactgaagtgggtgatgcaggaggctcaggattg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acattatcactcacacctgtgcttgcaccatttttagagttgtctgcattgatagaa</text:p>
      <text:p text:style-name="Preformatted_20_Text">AP008984.1 aaaacattatcactcacacctgtgcttgcaccatttttagagttgtctgcattgat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tgaccgcctctgcctcacagactgtgatggagggtttggatgtgaggcagatcaga</text:p>
      <text:p text:style-name="Preformatted_20_Text">AP008984.1 gcagtgaccgcctctgcctcacagactgtgatggagggtttggatgtgaggcagat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tcaaaaagtctagaggctgctgtttgggaggctgaggctgaggctgaggctctggt</text:p>
      <text:p text:style-name="Preformatted_20_Text">AP008984.1 gaagtcaaaaagtctagaggctgctgtttgggaggctgaggctgaggctgaggctctg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ctggttctggctctggctgaggctcaggttgagcagtgcatggtaagtctccagccata</text:p>
      <text:p text:style-name="Preformatted_20_Text">AP008984.1 tctggttctggctctggctgaggctcaggttgagcagtgcatggtaagtctccagcc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gccaggacagcgagagcaggtgaaggtgatgcttgctccatttcctcctcctcctcc</text:p>
      <text:p text:style-name="Preformatted_20_Text">AP008984.1 gcggccaggacagcgagagcaggtgaaggtgatgcttgctccatttcctcctcctc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tcctcctcctcctcatcatcattattattaccattatcatcaccattaccattatca</text:p>
      <text:p text:style-name="Preformatted_20_Text">AP008984.1 tcctcctcctcctcctcatcatcattattattaccattatcatcaccattaccatt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tcaaggatgctctgagaggctgcttggcatccctcatcagaagcatcatcagcaggc</text:p>
      <text:p text:style-name="Preformatted_20_Text">AP008984.1 ttatcaaggatgctctgagaggctgcttggcatccctcatcagaagcatcatcag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gctgactggcctgaccatcatgtcagagtttatcatctgctgcatctctctcatc</text:p>
      <text:p text:style-name="Preformatted_20_Text">AP008984.1 agagggctgactggcctgaccatcatgtcagagtttatcatctgctgcatctctct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catcattaacatcgtcattatccttaacatcattatctttatcatcagcaatctca</text:p>
      <text:p text:style-name="Preformatted_20_Text">AP008984.1 tcaacatcattaacatcgtcattatccttaacatcattatctttatcatcagcaat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gagtctcatcctcatcctcagagtcagacatgggtatatcagcggttagagcatcc</text:p>
      <text:p text:style-name="Preformatted_20_Text">AP008984.1 acttgagtctcatcctcatcctcagagtcagacatgggtatatcagcggttagagtatcc</text:p>
      <text:p text:style-name="Preformatted_20_Text"><text:s text:c="11"/>*******************************************************.****</text:p>
      <text:p text:style-name="Preformatted_20_Text"/>
      <text:p text:style-name="Preformatted_20_Text">P01 <text:s text:c="7"/>agagtctcagtctcattagccttagcgtcactatcattaccattatcattaacatcatct</text:p>
      <text:p text:style-name="Preformatted_20_Text">AP008984.1 agagtctcagtctcattagccttagcgtcactatcattaccattatcattaacatca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acaacaggtacaggcacaggtgtgggtgctaatgatttagaaatggtcttacctgca</text:p>
      <text:p text:style-name="Preformatted_20_Text">AP008984.1 acaacaacaggtacaggcacaggtgtgggtgctaatgatttagaaatggtcttacc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gctgaggcagggtgggatcgtactcttcaatgacagggatgttggcagtgatgggt</text:p>
      <text:p text:style-name="Preformatted_20_Text">AP008984.1 ggcagctgaggcagggtgggatcgtactcttcaatgacagggatgttggcagtgat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catggggagcaggtggcgacttggaaggcgccttcacaggcgtcctgctcttggac</text:p>
      <text:p text:style-name="Preformatted_20_Text">AP008984.1 gcagcatggggagcaggtggcgacttggaaggcgccttcacaggcgtcctgctctt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caaagggtgagtcgtcctcctcgtccagggtcactctcctctgtgtgcttgcggga</text:p>
      <text:p text:style-name="Preformatted_20_Text">AP008984.1 ctgacaaagggtgagtcgtcctcctcgtccagggtcactctcctctgtgtgcttgcg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ttgggtttgggttgtgatgtggtattggtcttggcaggtggtggctgctgtggtacc</text:p>
      <text:p text:style-name="Preformatted_20_Text">AP008984.1 tttttgggtttgggttgtgatgtggtattggtcttggcaggtggtggctgctgtggt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ggttgaggttgagttgtcttggcagtcttggcaggaacaggaacagtagcaggagga</text:p>
      <text:p text:style-name="Preformatted_20_Text">AP008984.1 ttgggttgaggttgagttgtcttggcagtcttggcaggaacaggaacagtagcag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tcttgggtttttgaggggtttgagtagtggttggtttctggatggttttttcaagt</text:p>
      <text:p text:style-name="Preformatted_20_Text">AP008984.1 gcagtcttgggtttttgaggggtttgagtagtggttggtttctggatggttttttca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tgtgtagtcttcttggcaggcacaggcacaggaacagtcttgctgggttttgcaggt</text:p>
      <text:p text:style-name="Preformatted_20_Text">AP008984.1 gtttgtgtagtcttcttggcaggcacaggcacaggaacagtcttgctgggttttgcag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aggtacagacacaggaacagttttagcaggagcaggagcagcttttttgacaagcatt</text:p>
      <text:p text:style-name="Preformatted_20_Text">AP008984.1 acaggtacagacacaggaacagttttagcaggagcaggagcagcttttttgacaagc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tggttctgggtgcaggtggttcgtcttcagagtcttcagagtctgaagaggcagaa</text:p>
      <text:p text:style-name="Preformatted_20_Text">AP008984.1 accttggttctgggtgcaggtggttcgtcttcagagtcttcagagtctgaagaggc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aggatgcagaagaggacgaggaggaggactctggctgcttcttggtggccttggcc</text:p>
      <text:p text:style-name="Preformatted_20_Text">AP008984.1 gaggaggatgcagaagaggacgaggaggaggactctggctgcttcttggtggcctt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ccttggagggtgccagagcggttctgcctttgatcttgcggttgatgggtggtgca</text:p>
      <text:p text:style-name="Preformatted_20_Text">AP008984.1 ttgcccttggagggtgccagagcggttctgcctttgatcttgcggttgatgggtgg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gcattctcgtgttcagattctggatcagaggatggtggctcgtccttgttgtacttg</text:p>
      <text:p text:style-name="Preformatted_20_Text">AP008984.1 ggggcattctcgtgttcagattctggatcagaggatggtggctcgtccttgttgta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cgccgttgtcagagtcagaatcagaggctgaggattcagaggaagaggcagaggag</text:p>
      <text:p text:style-name="Preformatted_20_Text">AP008984.1 tcaccgccgttgtcagagtcagaatcagaggctgaggattcagaggaagaggcaga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aggaggcagaggaggcagaggaggcagaggaggcctcagactcagaatctgaggca</text:p>
      <text:p text:style-name="Preformatted_20_Text">AP008984.1 gcagaggaggcagaggaggcagaggaggcagaggaggcctcagactcagaatctgag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actcagagacagaggaggcagaggacacctccacgacctccttggacttgggtttg</text:p>
      <text:p text:style-name="Preformatted_20_Text">AP008984.1 gaggactcagagacagaggaggcagaggacacctccacgacctccttggacttgggt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ctgcttcttgggtctggttggagcaacagtggtggtggtatcctcctcctcatca</text:p>
      <text:p text:style-name="Preformatted_20_Text">AP008984.1 gcaggctgcttcttgggtctggttggagcaacagtggtggtggtatcctcctcctc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agtcaaaggcgctgagtgcagcaggtgcaggcctcttggctggcttgcccttgccc</text:p>
      <text:p text:style-name="Preformatted_20_Text">AP008984.1 gaagagtcaaaggcgctgagtgcagcaggtgcaggcctcttggctggcttgcccttg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ccttgccctggccctggctcttggctggctgtctgtggctcatcttgtgtgcttgc</text:p>
      <text:p text:style-name="Preformatted_20_Text">AP008984.1 ttgccctggccctggccctggctcttggctggctgtctgtggctcatctcgtgtgcttgc</text:p>
      <text:p text:style-name="Preformatted_20_Text"><text:s text:c="11"/>******* *****************************************.**********</text:p>
      <text:p text:style-name="Preformatted_20_Text"/>
      <text:p text:style-name="Preformatted_20_Text">P01 <text:s text:c="7"/>ggtattttcacaatctgcgcacacagtcaacacaacacacatatagtatatagtatagag</text:p>
      <text:p text:style-name="Preformatted_20_Text">AP008984.1 ggtattttcacaatctgcgcacacagtcaacacaacacacatatagtatatagtat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agcaatagagtatagagtataacattagagtataacagtatagcattagagtataac</text:p>
      <text:p text:style-name="Preformatted_20_Text">AP008984.1 tatagcaatagagtatagagtataacattagagtataacagtatagcattagagtat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atagcaagtatacgtctacagactacagcgacacagactacagact--------aca</text:p>
      <text:p text:style-name="Preformatted_20_Text">AP008984.1 agtatagcaagtatacgtctacagactacagcgacacagactacagactacagcgacaca</text:p>
      <text:p text:style-name="Preformatted_20_Text"><text:s text:c="11"/>************************************************* <text:s text:c="7"/>***</text:p>
      <text:p text:style-name="Preformatted_20_Text"/>
      <text:p text:style-name="Preformatted_20_Text">P01 <text:s text:c="7"/>gactacagcgacacagactacagcgacacagac-acagactacagcgacacagactacag</text:p>
      <text:p text:style-name="Preformatted_20_Text">AP008984.1 gactacagcgacacagactacagcgacacagactacagactacagcgacacagactacag</text:p>
      <text:p text:style-name="Preformatted_20_Text"><text:s text:c="11"/>********************************* **************************</text:p>
      <text:p text:style-name="Preformatted_20_Text"/>
      <text:p text:style-name="Preformatted_20_Text">P01 <text:s text:c="7"/>actacagatagagtaactacagttttcaatgaatcaaaaacaatttattgtaactagaaa</text:p>
      <text:p text:style-name="Preformatted_20_Text">AP008984.1 actacagatagagtaactacagttttcaatgaatcaaaaacaatttattgtaactaga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atcccaatacagagcatacagataacacagatccagagacagag-------------ac</text:p>
      <text:p text:style-name="Preformatted_20_Text">AP008984.1 aatcccaatacagagcatacagataacacagatccagagacagagacacaagacagacac</text:p>
      <text:p text:style-name="Preformatted_20_Text"><text:s text:c="11"/>********************************************* <text:s text:c="12"/>**</text:p>
      <text:p text:style-name="Preformatted_20_Text"/>
      <text:p text:style-name="Preformatted_20_Text">P01 <text:s text:c="7"/>agagacacaagacagacacaagacagacagagaaacagacagtgacaaagttgacaagtg</text:p>
      <text:p text:style-name="Preformatted_20_Text">AP008984.1 agagacacaagacagacacaagacagacagagaaacagacagtgacaaagttgaca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ataccgctttagcaaaaaaaaaaattcagttgtgaagagtagattgcagttctttg</text:p>
      <text:p text:style-name="Preformatted_20_Text">AP008984.1 gcacataccgctttagc---aaaaaaaattcagttgtgaagagtagattgcagttctttg</text:p>
      <text:p text:style-name="Preformatted_20_Text"><text:s text:c="11"/>***************** <text:s text:c="2"/>****************************************</text:p>
      <text:p text:style-name="Preformatted_20_Text"/>
      <text:p text:style-name="Preformatted_20_Text">P01 <text:s text:c="7"/>agggcaaagtccttgtagtctagcaggaggctgtgggctctctgggtgaagtctggagtg</text:p>
      <text:p text:style-name="Preformatted_20_Text">AP008984.1 agggcaaagtccttgtagtctagcaggaggctgtgggctctctgggtgaagtctgg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agctggtgctgtgttcgtagatgctcttgagtctctgtctgagttcgagagtcttt</text:p>
      <text:p text:style-name="Preformatted_20_Text">AP008984.1 cagaagctggtgctgtgttcgtagatgctcttgagtctctgtctgagttcgagagtc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ggaccaaagtgtcaaagagtagcgacaagtcgtcggagtcaacagagtcaaagaca</text:p>
      <text:p text:style-name="Preformatted_20_Text">AP008984.1 tgctggaccaaagtgtcaaagagtagcgacaagtcgtcggagtcaacagagtcaaa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tcaacggtaacagagtcaaagacggtgtcaacggagacagtggcagtggcagtgtca</text:p>
      <text:p text:style-name="Preformatted_20_Text">AP008984.1 gtatcaacggtaacagagtcaaagacggtgtcaacggagacagtggcagtggcagt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agaatgccgaacctctccagagtcagggttcttataccccatatggggtgtggac</text:p>
      <text:p text:style-name="Preformatted_20_Text">AP008984.1 gtggtagaatgccgaacctctccagagtcagggttcttataccccatatggggtgtg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accaaaccggtatggggcgtggttgccagtaaaccagtatgttgggaacagtcattc</text:p>
      <text:p text:style-name="Preformatted_20_Text">AP008984.1 gaaaccaaaccggtatggggcgtggttgccagtaaaccagtatgttgggaacagtca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tattgctcaataaccccaccccttctgtggaaattggcttctgattggttaccact</text:p>
      <text:p text:style-name="Preformatted_20_Text">AP008984.1 ccgttattgctcaataaccccaccccttctgtggaaattggcttctgattggttac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tttggcgtgattcagaggggaggagtttgggtgtgtgcggtgactgtaccgggaac</text:p>
      <text:p text:style-name="Preformatted_20_Text">AP008984.1 cccctttggcgtgattcagaggggaggagtttgggtgtgtgcggtgactgtaccgg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tgtttgtcagatactgccccctccctttcacacgcgatatttgcgcaatcttcaccc</text:p>
      <text:p text:style-name="Preformatted_20_Text">AP008984.1 atttgtttgtcagatactgccccctccctttcacacgcgatatttgcgcaatcttc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gcgccaacggcagctgcaccctctttccgtttgtcaccaccctgttcgtcatcacta</text:p>
      <text:p text:style-name="Preformatted_20_Text">AP008984.1 ccggcgccaacggcagctgcaccctctttccgtttgtcaccaccctgttcgtcatc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agggtagttgcgttttttccataagtttcgacaacacctttgtcattggtttcaatg</text:p>
      <text:p text:style-name="Preformatted_20_Text">AP008984.1 ccaagggtagttgcgttttttccataagtttcgacaacacctttgtcattggtttca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cttcagtgtcctcctcagtgtcctcctcagtgtcctcctcagcgtcaaccatgacc</text:p>
      <text:p text:style-name="Preformatted_20_Text">AP008984.1 gtcacttcagtgtcctcctcagtgtcctcctcagtgtcctcctcagcgtcaaccat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tcagtgtcctcagcagtggtcacagtgtcaatgtccacagcagtgtcctcagtgtcc</text:p>
      <text:p text:style-name="Preformatted_20_Text">AP008984.1 acatcagtgtcctcagcagtggtcacagtgtcaatgtccacagcagtgtcctcagtgt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cagtgtaagtggtcacagcagtgtccacagtaccctcagcgccgttgtgccccattgtc</text:p>
      <text:p text:style-name="Preformatted_20_Text">AP008984.1 acagtgtaagtggtcacagcagtgtccacagtaccctcagcgccgttgtgccccat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attagtgcttgcgccatttgtgactccccgccgtcctcctcctcgacggtcactgtg</text:p>
      <text:p text:style-name="Preformatted_20_Text">AP008984.1 acaattagtgcttgcgccatttgtgactccccgccgtcctcctcctcgacggtcac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gtcctctgccacctctgccacagagtcctctgccacagagtgagaggcggtggtc</text:p>
      <text:p text:style-name="Preformatted_20_Text">AP008984.1 gtggtgtcctctgccacctctgccacagagtcctctgccacagagtgagaggcggtg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tcttcttggtgccccagcacgacgcacgtctcttgcgcctctttctcttgaccaac</text:p>
      <text:p text:style-name="Preformatted_20_Text">AP008984.1 cttctcttcttggtgccccagcacgacgcacgtctcttgcgcctctttctcttgac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cttgcgccatttctgcctcgtcctcgacagtgtcctcctcgacggtcccctcagcg</text:p>
      <text:p text:style-name="Preformatted_20_Text">AP008984.1 ggtgcttgcgccatttctgcctcgtcctcgacagtgtcctcctcgacggtcccctca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cctctacggccccttcagcgtcttcctctacggccccttcagcccctttagcccct</text:p>
      <text:p text:style-name="Preformatted_20_Text">AP008984.1 tcttcctctacggccccttcagcgtcttcctctacggccccttcagcccctttagc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gccccttcagcctccacctcagcagccctccttgccctcttgagaggacgcctggcc</text:p>
      <text:p text:style-name="Preformatted_20_Text">AP008984.1 tcagccccttcagcctccacctcagcagccctccttgccctcttgagaggacgcct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cgaaagtccactctcgatgcttgcgccactctccccgttgcagtactccagtgca</text:p>
      <text:p text:style-name="Preformatted_20_Text">AP008984.1 agcagcgaaagtccactctcgatgcttgcgccactctccccgttgcagtactccag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acaggacggcgctggtactccactggtactggtgctgctgtgggtactgatgctgca</text:p>
      <text:p text:style-name="Preformatted_20_Text">AP008984.1 gccacaggacggcgctggtactccactggtactggtgctgctgtgggtactgatgc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gctgctgtgggtactgatgctgatgcaggagagttgctgtactcaccagacgccacg</text:p>
      <text:p text:style-name="Preformatted_20_Text">AP008984.1 gatgctgctgtgggtactgatgctgatgcaggagagttgctgtactcaccagacgc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ggcgagtgatgggctgtgaggcgagcgtgagcgtgaggggagcccgccccagacac</text:p>
      <text:p text:style-name="Preformatted_20_Text">AP008984.1 aggcggcgagtgatgggctgtgaggcgagcgtgagcgtgaggggagcccgccccaga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gctcctctggtccctcgtctgctggtattgctgctggtacatcctccctcagtgg</text:p>
      <text:p text:style-name="Preformatted_20_Text">AP008984.1 agcaggctcctctggtccctcgtctgctggtattgctgctggtacatcctccctca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cttgcgcgattttcgattcttcttgctctctcacaaggtcaagtaggtgtccctc</text:p>
      <text:p text:style-name="Preformatted_20_Text">AP008984.1 tggtgcttgcgcgattttcgattcttcttgctctctcacaaggtcaagtaggtgtc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agtccctctcacaagtgtccctctcacaatgtcaagtaggtgtccctactcggtca</text:p>
      <text:p text:style-name="Preformatted_20_Text">AP008984.1 tctcagtccctctcacaagtgtccctctcacaatgtcaagtaggtgtccctactcgg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cctcctcgagtctgtcaagtcctctgccctgcgtcctacacttatagtactattgg</text:p>
      <text:p text:style-name="Preformatted_20_Text">AP008984.1 gcgtcctcctcgagtctgtcaagtcctctgccctgcgtcctacacttatagtacta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tctctggacatggtggacatggtggaaggttgaacatggtggacacggtggaagga</text:p>
      <text:p text:style-name="Preformatted_20_Text">AP008984.1 acagtctctggacatggtggacatggtggaaggttgaacatggtggacacggtggaag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ttgccaccctacttttctctagagcttaaccctaatttttctaactgccctaacccta</text:p>
      <text:p text:style-name="Preformatted_20_Text">AP008984.1 ccttgccaccctacttttctctagagcttaaccctaatttttctaactgccctaacc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ccctagccctagccctagccctagccctaggcctagccctagccctagcccctaac</text:p>
      <text:p text:style-name="Preformatted_20_Text">AP008984.1 a---ccctaaccctaaccctaaccctaacccta-acctaaccctagccctag-ccctaac</text:p>
      <text:p text:style-name="Preformatted_20_Text"><text:s text:c="11"/>* <text:s text:c="2"/>*****.*****.*****.*****.***** .****.************ *******</text:p>
      <text:p text:style-name="Preformatted_20_Text"/>
      <text:p text:style-name="Preformatted_20_Text">P01 <text:s text:c="7"/>cctaaccctattccgtcgtccaagacggcgtgaaacagccccaagtagggtgtccgcacc</text:p>
      <text:p text:style-name="Preformatted_20_Text">AP008984.1 cctaaccctattccgtcgtccaagacggcgtgaaacagccccaagtagggtgtccg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cgacggtcatttgctgggtgggaggagcctaaatggccttaaaactggcttctgcag</text:p>
      <text:p text:style-name="Preformatted_20_Text">AP008984.1 acacgacggtcatttgctgggtgggaggagcctaaatggctttaaaactggcttctgcag</text:p>
      <text:p text:style-name="Preformatted_20_Text"><text:s text:c="11"/>****************************************.*******************</text:p>
      <text:p text:style-name="Preformatted_20_Text"/>
      <text:p text:style-name="Preformatted_20_Text">P01 <text:s text:c="7"/>ccatggtggacacttccaaccctacctggagcatcaaaactcatcaaaacctctacaaaa</text:p>
      <text:p text:style-name="Preformatted_20_Text">AP008984.1 ccatggtggacacttccaaccctacctggagcatcaaaactcatcaaaacctctaca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gccgcttctactcaaacctaccgtctcaagccctaactggactcaaccctaccactt</text:p>
      <text:p text:style-name="Preformatted_20_Text">AP008984.1 acagccgcttctactcaaacctaccgtctcaagccctaactggactcaaccctacc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gccctaattctgctcaaccctaccacttctagccctaaaaatcatgctggtcaaggc</text:p>
      <text:p text:style-name="Preformatted_20_Text">AP008984.1 ctagccctaattctgctcaaccctaccacttctagccctaaaaatcatgctggtca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tgcgacttcatgcgacgcctggacgacgccttgtgggtctctggcctcaaggagag</text:p>
      <text:p text:style-name="Preformatted_20_Text">AP008984.1 ctactgcgacttcatgcgacgcctggacgacgccttgtgggtctctggcctcaagg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cgtggggcacgtcaggcactacaaggacaagaagattctgtccaaaatgaccaaggt</text:p>
      <text:p text:style-name="Preformatted_20_Text">AP008984.1 cgacgtggggcacgtcaggcactacaaggacaagaagattctgtccaaaatgacca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gcagtgtgcgctcagcaagaagtaccacgagtgtgagagggcagtgggggacgtgtt</text:p>
      <text:p text:style-name="Preformatted_20_Text">AP008984.1 gaagcagtgtgcgctcagcaagaagtaccacgagtgtgagagggcagtgggggacg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acagtgttccagggcctgactctggtcattttcgtgtgcatgcttgtgtttttcaa</text:p>
      <text:p text:style-name="Preformatted_20_Text">AP008984.1 tgagacagtgttcaagggcctgactctggtcattttcgtgtgcatgcttgtgtttttcaa</text:p>
      <text:p text:style-name="Preformatted_20_Text"><text:s text:c="11"/>************* **********************************************</text:p>
      <text:p text:style-name="Preformatted_20_Text"/>
      <text:p text:style-name="Preformatted_20_Text">P01 <text:s text:c="7"/>ctactgtgcggcgagcgagcgtcgcgtggccagcaagggacccgtggttaggtgctcaga</text:p>
      <text:p text:style-name="Preformatted_20_Text">AP008984.1 ctactgtgcggcgagcgagcgtcgcgtggccagcaagggacccgtggttaggtgctc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cgtgcagaagctcatgggcgagtaccctgagcacaggactgctgatttctgtcccct</text:p>
      <text:p text:style-name="Preformatted_20_Text">AP008984.1 cggcgtgcagaagctcatgggcgagtaccctgagcacaggactgctgatttctgtc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gcggactgcgcctggtacaagggcccacacgccggcgtgatccccatctaccaccc</text:p>
      <text:p text:style-name="Preformatted_20_Text">AP008984.1 ggacgcggactgcgcctggtacaagggcccacacgccggcgtgatccccatctacc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ccctctactacaacgactctgacgaggtgagatgcttcccaggcttcacactgct</text:p>
      <text:p text:style-name="Preformatted_20_Text">AP008984.1 tctggccctctactacaacgactctgacgaggtgagatgcttcccaggcttcacac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gtggaggcccctgcctacatccccaagacgctggacgcctacccagagctgtgtca</text:p>
      <text:p text:style-name="Preformatted_20_Text">AP008984.1 gcccgtggaggcccctgcctacatccccaagacgctggacgcctacccagagctgtgt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tgatggcagcgcacgcagggatgtgtgagatggactgtcccagggccaggatcacctc</text:p>
      <text:p text:style-name="Preformatted_20_Text">AP008984.1 gatgatggcagcgcacgcagggatgtgtgagatggactgtcccagggccaggatca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aacagaaggagcctgcagctgaccttctccaacaagaacgggttcgagatgaagac</text:p>
      <text:p text:style-name="Preformatted_20_Text">AP008984.1 tctgaacagaaggagcctgcagctgaccttctccaacaagaacgggttcgagatgaa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tcccttcatgggctcatgactacgcacacgacgtcgtgctacccaactttgacta</text:p>
      <text:p text:style-name="Preformatted_20_Text">AP008984.1 cctggtcccttcatgggctcatgactacgcacacgacgtcgtgctacccaactttg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tatggtgcttgtgcacagggcctacctgtcattgtaattgttatcat----------</text:p>
      <text:p text:style-name="Preformatted_20_Text">AP008984.1 cgctatggtgcttgtgcacagggcctacctgtcattgtaattgttatcattgtgatgtat</text:p>
      <text:p text:style-name="Preformatted_20_Text"><text:s text:c="11"/>************************************************** <text:s text:c="9"/></text:p>
      <text:p text:style-name="Preformatted_20_Text"/>
      <text:p text:style-name="Preformatted_20_Text">P01 <text:s text:c="7"/>--tgttattgtatgtgtatacgcatgattttcaataaaaagttgaactctatctatctct</text:p>
      <text:p text:style-name="Preformatted_20_Text">AP008984.1 tgtgttattgtatgtgtatacgcatgattttcaataaaaagttgaactctatctatctct</text:p>
      <text:p text:style-name="Preformatted_20_Text"><text:s text:c="13"/>**********************************************************</text:p>
      <text:p text:style-name="Preformatted_20_Text"/>
      <text:p text:style-name="Preformatted_20_Text">P01 <text:s text:c="7"/>catgtggtttatggtttaaagttttttttatatatagtaccttcatttatgtacatgaag</text:p>
      <text:p text:style-name="Preformatted_20_Text">AP008984.1 catgtggtttatggtttaaag-tttttttatatatagtaccttcatttatgtacatgaag</text:p>
      <text:p text:style-name="Preformatted_20_Text"><text:s text:c="11"/>********************* **************************************</text:p>
      <text:p text:style-name="Preformatted_20_Text"/>
      <text:p text:style-name="Preformatted_20_Text">P01 <text:s text:c="7"/>tgtgtatgcactaagtttatttaatgaacatgatgtttatgacttcatttatgtacatga</text:p>
      <text:p text:style-name="Preformatted_20_Text">AP008984.1 tgtgtatgcactaagtttatttaatgaacatgatgtttatgacttcatttatgtaca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cactaagtttatgacttcatttatgtacatgaagtgcactaagtttatgacttgac</text:p>
      <text:p text:style-name="Preformatted_20_Text">AP008984.1 agtgcactaagtttatgacttcatttatgtacatgaagtgcactaagtttatgact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gtttatgtacatgaggtttctaagtttaagacctttaagttttattattatattgtt</text:p>
      <text:p text:style-name="Preformatted_20_Text">AP008984.1 ctcgtttatgtacatgaggtttctaagtttaagacctttaagttttattattatat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ccattgaaccattgaccattgatgaccattgatgacatgagaaagaaataagtttaa</text:p>
      <text:p text:style-name="Preformatted_20_Text">AP008984.1 ataccattgaaccattgaccattgatgaccattgatgacatgagaaagaaataagtt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ttttattgagtatattcgcatca---atcatacacattcaacaataacagtaaaac</text:p>
      <text:p text:style-name="Preformatted_20_Text">AP008984.1 gggtttttattgagtatattcgcatcaatcatcatacacattcaacaataacagtaaaac</text:p>
      <text:p text:style-name="Preformatted_20_Text"><text:s text:c="11"/>*************************** <text:s text:c="2"/>******************************</text:p>
      <text:p text:style-name="Preformatted_20_Text"/>
      <text:p text:style-name="Preformatted_20_Text">P01 <text:s text:c="7"/>attaaacagtttaagaatcagcaaggacgatctcagcatccaggtcagccagggttctct</text:p>
      <text:p text:style-name="Preformatted_20_Text">AP008984.1 attaaacagtttaagaatcagcaaggacgatctcagcatccaggtcagccagggttc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gactcttgatggggacaggtgaggtgattcttctaagtgccttcttgtctccctctc</text:p>
      <text:p text:style-name="Preformatted_20_Text">AP008984.1 cccgactcttgatggggacaggtgaggtgattcttctaagtgccttcttgtctccc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catccactccacgtcgcatctgaccctcacatcagcgtatctgcggctgccatacc</text:p>
      <text:p text:style-name="Preformatted_20_Text">AP008984.1 ccaccatccactccacgtcgcatctgaccctcacatcagcgtatctgcggctgccat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gtgcaggtcagcttgccctcagtgaaggtgttgcgttggactttggtcaggtcaatgt</text:p>
      <text:p text:style-name="Preformatted_20_Text">AP008984.1 cggtgcaggtcagcttgccctcagtgaaggtgttgcgttggactttggtcaggtca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gcggcgtgagttgccagtcaccatcttgccatacttgctcacctcagaggagatgt</text:p>
      <text:p text:style-name="Preformatted_20_Text">AP008984.1 agcagcggcgtgagttgccagtcaccatcttgccatacttgctcacctcagaggagat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tgctcagccaggggagccattgggtccagcatcaccaggagttcaaggtgggcagcca</text:p>
      <text:p text:style-name="Preformatted_20_Text">AP008984.1 tgtgctcagccaggggagccattgggtccagcatcaccaggagttcaaggtgggcag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acatgttgtgtcccagctggatgatcttgggtgccctgtggtttctgttgaagttag</text:p>
      <text:p text:style-name="Preformatted_20_Text">AP008984.1 ggcacatgttgtgtcccagctggatgatcttgggtgccctgtggtttctgttgaagt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catctggatcatggtctggctgaggactggagcgtctctcttctcaatcagcttga</text:p>
      <text:p text:style-name="Preformatted_20_Text">AP008984.1 tggccatctggatcatggtctggctgaggactggagcgtctctcttctcaatcagc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gtggactctgacctgtctgagtgtgaaggggtgcatgaagaagaggtcatcatcat</text:p>
      <text:p text:style-name="Preformatted_20_Text">AP008984.1 tcttgtggactctgacctgtctgagtgtgaaggggtgcatgaagaagaggtcatca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gaacctgcttgtgatgcctccagtggtggcataggtgcgcagagctttgatctggt</text:p>
      <text:p text:style-name="Preformatted_20_Text">AP008984.1 actggaacctgcttgtgatgcctccagtggtggcataggtgcgcagagctttgatc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gatgtctttcacagtcatggtggagcagtcaaaggcgacgccagtcgcaagacgca</text:p>
      <text:p text:style-name="Preformatted_20_Text">AP008984.1 cagggatgtctttcacagtcatggtggagcagtcaaaggcgacgccagtcgcaagac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cggcgtgggccccaatctccaccagcagcttgcccatctgccactgcttctttatgt</text:p>
      <text:p text:style-name="Preformatted_20_Text">AP008984.1 tgacggcgtgggccccaatctccaccagcagcttgcccatctgccactgcttcttta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gttgtaggtgttgggagggtggttgaaggcatagtcgtggacagagggcatgtgca</text:p>
      <text:p text:style-name="Preformatted_20_Text">AP008984.1 cagggttgtaggtgttgggagggtggttgaaggcatagtcgtggacagagggcatgt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ggcctcagtggcaggggatatctcagaatcatcgcaggatgcaaagatgtcgtcca</text:p>
      <text:p text:style-name="Preformatted_20_Text">AP008984.1 cagaggcctcagtggcaggggatatctcagaatcatcgcaggatgcaaagatgtcgt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gagggagctgtctctggtcaggtgctcgaaccagatgtctgtccaggactcgtagc</text:p>
      <text:p text:style-name="Preformatted_20_Text">AP008984.1 gcatgagggagctgtctctggtcaggtgctcgaaccagatgtctgtccaggactcgt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ccagccagttgaagcgttcggtggatgagaagatgggtctgccaaggaagatgcaca</text:p>
      <text:p text:style-name="Preformatted_20_Text">AP008984.1 tgcccagccagttgaagcgttcggtggatgagaagatgggtctgccaaggaagatg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catggcgctggctgtggtcatcctggtcccacaagagtaccggtatgtgccatctg</text:p>
      <text:p text:style-name="Preformatted_20_Text">AP008984.1 cctgcatggcgctggctgtggtcatcctggtcccacaagagtaccggtatgtgccat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tcagtctcaatcaccacggcggctctcatcaggatcaggccgatggctctcagct</text:p>
      <text:p text:style-name="Preformatted_20_Text">AP008984.1 gtctctcagtctcaatcaccacggcggctctcatcaggatcaggccgatggctct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ggtagtctctctcacgcctctttctcacctcagccatgtcaaatgtctcttgggcag</text:p>
      <text:p text:style-name="Preformatted_20_Text">AP008984.1 gcaggtagtctctctcacgcctctttctcacctcagccatgtcaaatgtctcttgg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aggtgcaggaacaatgtgttcatcttcatcatacccgagcctgaggatgtttctca</text:p>
      <text:p text:style-name="Preformatted_20_Text">AP008984.1 gcacaggtgcaggaacaatgtgttcatcttcatcatacccgagcctgaggatgttt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gggcagctcatcatccaccatctcagcacgcaccttctccaggaagacgtccttct</text:p>
      <text:p text:style-name="Preformatted_20_Text">AP008984.1 acatgggcagctcatcatccaccatctcagcacgcaccttctccaggaagacgtccttct</text:p>
      <text:p text:style-name="Preformatted_20_Text"><text:soft-page-break/><text:s text:c="11"/>.***********************************************************</text:p>
      <text:p text:style-name="Preformatted_20_Text"/>
      <text:p text:style-name="Preformatted_20_Text">P01 <text:s text:c="7"/>cgtcatctggcttctgagagtaggagcctgcaatgctgtagatggcatagcccagatcat</text:p>
      <text:p text:style-name="Preformatted_20_Text">AP008984.1 cgtcatctggcttctgagagtaggagcctgcaatgctgtagatggcatagcccaga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ttctttggctctcaccgtcctgggcttgtgcttctggaagatctcaagcagctcag</text:p>
      <text:p text:style-name="Preformatted_20_Text">AP008984.1 agagttctttggctctcaccgtcctgggcttgtgcttctggaagatctcaagcagc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tgtgaggtacttcttctgcatcagctcatttaccaggagacgctgtgcctctacgg</text:p>
      <text:p text:style-name="Preformatted_20_Text">AP008984.1 tgtgtgtgaggtacttcttctgcatcagctcatttaccaggagacgctgtgcctcta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cttctcgacgtagtagtacttgtgcagatcagcagggttcagcttctccaacacct</text:p>
      <text:p text:style-name="Preformatted_20_Text">AP008984.1 cgtccttctcgacgtagtagtacttgtgcagatcagcagggttcagcttctccaaca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gcaggtcttcaggacgcagcaccctcagagacacctcaaagtctgtgacattcagct</text:p>
      <text:p text:style-name="Preformatted_20_Text">AP008984.1 tacgcaggtcttcaggacgcagcaccctcagagacacctcaaagtctgtgacattca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gatgtagggcttaaagtcaatgtcagggatgccggtgataggcacaccagcgacgc</text:p>
      <text:p text:style-name="Preformatted_20_Text">AP008984.1 cagggatgtagggcttaaagtcaatgtcagggatgccggtgataggcacaccagcg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aacgccgtcttcaaaggtgagacgcttgggagacatggtaggagcaacttgagact</text:p>
      <text:p text:style-name="Preformatted_20_Text">AP008984.1 ctggaacgccgtcttcaaaggtgagacgcttgggagacatggtaggagcaacttgag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atcgtcagaggcggcagaagaagaggcagcagaggcaggacgcttggcaccacgtc</text:p>
      <text:p text:style-name="Preformatted_20_Text">AP008984.1 caccatcgtcagaggcggcagaagaagaggcagcagaggcaggacgcttggcacca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cttcttggttgccttctttttgggagccttgggagttggtggaggagtagagggtg</text:p>
      <text:p text:style-name="Preformatted_20_Text">AP008984.1 tggacttcttggttgccttctttttgggagccttgggagttggtggaggagtagagg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gaggcaggtgcagcagcatcaacttgcatctcttcaggtgcagcagcagcaacgt</text:p>
      <text:p text:style-name="Preformatted_20_Text">AP008984.1 caggtgaggcaggtgcagcagcatcaacttgcatctcttcaggtgcagcagcagca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agcaaagttctccattgtagttggtagagtttggtagttggttgtgtttggaagag</text:p>
      <text:p text:style-name="Preformatted_20_Text">AP008984.1 tctcagcaaagttctccattgtagttggtagagtttggtagttggttgtgtttgga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gagtagtttgacgcacggtcaagcagcagtaaccgatgtgttgtgacactttcaatt</text:p>
      <text:p text:style-name="Preformatted_20_Text">AP008984.1 tttgagtagtttgacgcacggtcaagcagcagtaaccgatgtgttgtgacactttca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ttacccatttataccactggatgttgcgcaagtttcccgcaacagtctaggcgcgg</text:p>
      <text:p text:style-name="Preformatted_20_Text">AP008984.1 gtcattacccatttataccactggatgttgcgcaagtttcccgcaacagtctaggcg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tgcggtgacgtatgacagttgatgactaatgtcataacccattttccgataacactc</text:p>
      <text:p text:style-name="Preformatted_20_Text">AP008984.1 cagtgcggtgacgtatgacagttgatgactaatgtcataacccattttccgataaca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actcatgacacaccctttcggtaacacctgtgactcatgacacaaccttgttgccat</text:p>
      <text:p text:style-name="Preformatted_20_Text">AP008984.1 atgactcatgacacaccctttcggtaacacctgtgactcatgacacaaccttgttgc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cacccgcgaggtaggtttcggtatcaaccaaaccggtatagcagatttcgcaatga</text:p>
      <text:p text:style-name="Preformatted_20_Text">AP008984.1 gactcacccgcgaggtaggtttcggtatcaaccaaaccggtatagcagatttcgcaat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aagcccctttcgggttgtacctttataaggtggcgcagcgggccactcctcattcatt</text:p>
      <text:p text:style-name="Preformatted_20_Text">AP008984.1 ccaagcccctttcgggttgtacctttataaggtggcgcagcgggccactcctcattc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tagactgccgcgaagcactctgctccccaagtctccgttcatttctattgacactt</text:p>
      <text:p text:style-name="Preformatted_20_Text">AP008984.1 ctgatagactgccgcgaagcactctgctccccaagtctccgttcatttctattgac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attttttgcaaaacctttgaccacccaccgtctgaccatgtcttctgaggtccctg</text:p>
      <text:p text:style-name="Preformatted_20_Text">AP008984.1 tgtcattttttgcaaaacctttgaccacccaccgtctgaccatgtcttctgaggtc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ttgctgtacctgaggctggtgcacccgcacctgtacctgtacctacactcgcacccg</text:p>
      <text:p text:style-name="Preformatted_20_Text">AP008984.1 ttgttgctgtacctgaggctggtgcacccgcacctgtacctgtacctacactcgcacc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ctgaacctgaacaagttcccatcgaggtaaggctctttacttttgtgtggtggttgg</text:p>
      <text:p text:style-name="Preformatted_20_Text">AP008984.1 tacctgaacctgaacaagttcccatcgaggtaaggctctttacttttgtgtggtgg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gacttgttagaggagtatagaatgggtactaatggtgtcttgtgcttgtgtgttta</text:p>
      <text:p text:style-name="Preformatted_20_Text">AP008984.1 ctgtgacttgttagaggagtatagaatgggtactaatggtgtcttgtgcttgtgtgt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gatgtcgagcaagacgtagaagtagacgctcagacgtcctactctcctgctgctac</text:p>
      <text:p text:style-name="Preformatted_20_Text">AP008984.1 gagtgatgtcgagcaagacgtagaagtagacgctcagacgtcctactctcctgctg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gttgttaagcgtaaacgcaaacttgatgatatgaagagtaagaaaagtgacaagag</text:p>
      <text:p text:style-name="Preformatted_20_Text">AP008984.1 tactgttgttaagcgtaaacgcaaacttgatgatatgaagagtaagaaaagtgaca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gagaaagttttgctaaaggctgtctatgtcaagagtaaactgagccagatgattga</text:p>
      <text:p text:style-name="Preformatted_20_Text">AP008984.1 tgcagagaaagttttgctaaaggctgtctatgtcaagagtaaactgagccagatga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tgataagaagaagagtggcaagtgtccctatggctgggactctgatgattctgaatc</text:p>
      <text:p text:style-name="Preformatted_20_Text">AP008984.1 agatgataagaagaagagtggcaagtgtccctatggctgggactctgatgattctga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gtgtggtctgatggcaatggctttgactctgaggctgtcatcaactctgacatgtc</text:p>
      <text:p text:style-name="Preformatted_20_Text">AP008984.1 tcatgtgtggtctgatggcaatggctttgactctgaggctgtcatcaactctgaca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agatgagatggaacagaccctgacagaccttgccaatgaatctgatgactctgattg</text:p>
      <text:p text:style-name="Preformatted_20_Text">AP008984.1 tgaagatgagatggaacagaccctgacagaccttgccaatgaatctgatgactctga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actgcttcgactgtgacgtgcgtagtgagtctgatagcagcatcggcagcgttggtga</text:p>
      <text:p text:style-name="Preformatted_20_Text">AP008984.1 ctactgcttcgactgtgacgtgcgtagtgagtctgatagcagcatcggcagcgttg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tgatgatgatgaggaggagaaggagagaaagatgaagctgctgagaaagctgaggag</text:p>
      <text:p text:style-name="Preformatted_20_Text">AP008984.1 cagtgatgatgatgaggaggagaaggagagaaagatgaagctgctgagaaagctgag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ctgggcatggacagcactgactctgaggacgaggcacccaagaagaaaaagagaca</text:p>
      <text:p text:style-name="Preformatted_20_Text">AP008984.1 agacctgggcatggacagcactgactctgaggacgaggcacccaagaagaaaaagag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cttcaagcccctgaatgccagcagcagtgaatctgatgatctttcttgctctgagag</text:p>
      <text:p text:style-name="Preformatted_20_Text">AP008984.1 ggccttcaagcccctgaatgccagcagcagtgaatctgatgatctttcttgctctgaga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tcttctgatgatgatgatgtgtacctgagaactgccatgcacaagctggaggctgagga</text:p>
      <text:p text:style-name="Preformatted_20_Text">AP008984.1 ttcttctgatgatgatgatgtgtacctgagaactgccatgcacaagctggaggctga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agaaagaaagcatccaaacaatcaggcaagagaacagccaagcgcaacaacattga</text:p>
      <text:p text:style-name="Preformatted_20_Text">AP008984.1 ggagagaaagaaagcatccaaacaatcaggcaagagaacagccaagcgcaacaacat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ctctacctctgtacctgtaccacctgtacctgttgaagagtatgacccagcgagtcc</text:p>
      <text:p text:style-name="Preformatted_20_Text">AP008984.1 accctctacctctgcacctgtaccacctgtacctgttgaagagtatgacccagcgagtcc</text:p>
      <text:p text:style-name="Preformatted_20_Text"><text:s text:c="11"/>**************.*********************************************</text:p>
      <text:p text:style-name="Preformatted_20_Text"/>
      <text:p text:style-name="Preformatted_20_Text">P01 <text:s text:c="7"/>agcgctcacgcctcaggtagttaccgcaacggtaccctccacaccagcagcacacaaacc</text:p>
      <text:p text:style-name="Preformatted_20_Text">AP008984.1 agcgctcacgcctcaggtagttaccgcaacggtaccctccacaccagcagcacacaa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tccaagtctgctacaaagagcaagagatctgacaactctgcacctggaccaagacc</text:p>
      <text:p text:style-name="Preformatted_20_Text">AP008984.1 caagtccaagtctgctacaaagagcaagagatctgacaactctgcacctggaccaag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agaaccatggatcccagtccaacacccaacaagagagagctacttgccatgtgtga</text:p>
      <text:p text:style-name="Preformatted_20_Text">AP008984.1 ttcaagaaccatggatcccagtccaacacccaacaagagagagctacttgccatgt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gatggctgagctgagcaaagagtctcacagagaggtggctgggcttggtgctctgct</text:p>
      <text:p text:style-name="Preformatted_20_Text">AP008984.1 ggggatggctgagctgagcaaagagtctcacagagaggtggctgggcttggtgctc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tagactgggtctcttcttggtgtctggtagcagcgcggacactgagctgatgagtct</text:p>
      <text:p text:style-name="Preformatted_20_Text">AP008984.1 gagtagactgggtctcttcttggtgtctggtagcagcgcggacactgagctgatga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cagcctgcacagagcccttttcagggctcctctctatcgtccaagacgcagcgacca</text:p>
      <text:p text:style-name="Preformatted_20_Text">AP008984.1 gaacagcctgcacagagcccttttcagggctcctctctatcgtccaagacgcagcg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gtgagctgatgagaagtctgctgaggctgatggagaacaagaagactgtgaagcc</text:p>
      <text:p text:style-name="Preformatted_20_Text">AP008984.1 caggtgtgagctgatgagaagtctgctgaggctgatggagaacaagaagactgtga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atcctatgcccacatgatgctgttggctgatatgaaggaggatgaggaggccatgga</text:p>
      <text:p text:style-name="Preformatted_20_Text">AP008984.1 cagatcctatgcccacatgatgctgttggctgatatgaaggaggatgaggaggcca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aagagggagaggtggacgaggagcaggcagtgctggctgagctggagaagatcat</text:p>
      <text:p text:style-name="Preformatted_20_Text">AP008984.1 ggtggaagagggagaggtggacgaggagcaggcagtgctggctgagctggagaagat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tgagagaaatggctgtgatgatgagagtgacaagaaaaagaaaaagaagaagaaggc</text:p>
      <text:p text:style-name="Preformatted_20_Text">AP008984.1 ccttgagagaaatggctgtgatgatgagagtgacaagaaaaagaaaaagaagaaga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tgctgctgccaacctgaccaagccaaagaagcagaggaagggtctgactgactatca</text:p>
      <text:p text:style-name="Preformatted_20_Text">AP008984.1 tgctgctgctgccaacctgaccaagccaaagaagcagaggaagggtctgactgact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gtcgcactttgcctgtacaatctgggctactacctgatgaggatggccttcagagg</text:p>
      <text:p text:style-name="Preformatted_20_Text">AP008984.1 agccgtcgcactttgcctgtacaatctgggctactacctgctgaggatggccttcagagg</text:p>
      <text:p text:style-name="Preformatted_20_Text"><text:s text:c="11"/>**************************************** *******************</text:p>
      <text:p text:style-name="Preformatted_20_Text"/>
      <text:p text:style-name="Preformatted_20_Text">P01 <text:s text:c="7"/>tgagcgcatcacactgtctctgcctctgggtgacaaggctcttgaagctgcctggggtat</text:p>
      <text:p text:style-name="Preformatted_20_Text">AP008984.1 tgagcgcatcacactgtctctgcctctgggtgacaaggctcttgaagctgcctggggt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tcgggtgtcctggctctgcacaccacctggccatcacctgcagacgtctcatggagca</text:p>
      <text:p text:style-name="Preformatted_20_Text">AP008984.1 catcgggtgtcctggctctgcacaccacctggccatcacctgcagacgtctcatg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aagcgtcccacagtcatgaaccactctctgttcgaagctgggcctcaactgactgc</text:p>
      <text:p text:style-name="Preformatted_20_Text">AP008984.1 gctcaagcgtcccacagtcatgaaccactctctgttcgaagctgggcctcaactgac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ttctccttctggaacctgggcatccacaacagagtcctgtaccgtgagcccccatg</text:p>
      <text:p text:style-name="Preformatted_20_Text">AP008984.1 tcccttctccttctggaacctgggcatccacaacagagtcctgtaccgtgagcccc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tgccaagaagacctgtctggggtgcgtgaaccagcctgacatctacaccaacaccaa</text:p>
      <text:p text:style-name="Preformatted_20_Text">AP008984.1 ctgtgccaagaagacctgtctggggtgcgtgaaccagcctgacatctacaccaacac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cacctggatgaggactttgagctgagcaactacactggctgcgccttccctgagcc</text:p>
      <text:p text:style-name="Preformatted_20_Text">AP008984.1 agagcacctggatgaggactttgagctgagcaactacactggctgcgccttccctg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cacctcagacgcctgcagagacgccgtggcctgcacctgctctgacaaggtacctca</text:p>
      <text:p text:style-name="Preformatted_20_Text">AP008984.1 ctgcacctcagacgcctgcagagacgccgtggcctgcacctgctctgacaaggtac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ccccatcaagaccatcagacccaacaccaaccaccagtggatggcaggcagagagat</text:p>
      <text:p text:style-name="Preformatted_20_Text">AP008984.1 cctccccatcaagaccatcagacccaacaccaaccaccagtggatggcaggcagag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cttcaggggctgggagtacatggccaagtacaccagtctgtatgctgctggctattc</text:p>
      <text:p text:style-name="Preformatted_20_Text">AP008984.1 gatcttcaggggctgggagtacatggccaagtacaccagtctgtatgctgctggcta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atcccaggtcccttccacccagataaagactgtctggagagtgtgctgcataagat</text:p>
      <text:p text:style-name="Preformatted_20_Text">AP008984.1 caagatcccaggtcccttccacccagataaagactgtctggagagtgtgctgcataa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tggcccagcttcgtggccactcacgctgagttcgaggagaagcagcacaaggatgc</text:p>
      <text:p text:style-name="Preformatted_20_Text">AP008984.1 ggactggcccagcttcgtggccactcacgctgagttcgaggagaagcagcacaagg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gctctgttcaagctgaaggcaggcaggcgcaaggtgaccagtctggtggccaagag</text:p>
      <text:p text:style-name="Preformatted_20_Text">AP008984.1 agaggctctgttcaagctgaaggcaggcaggcgcaaggtgaccagtctggtggccaa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gctgagtgaggagatcaaggccatcaagtactccatggctgtggccgaggaagagca</text:p>
      <text:p text:style-name="Preformatted_20_Text">AP008984.1 aaagctgagtgaggagatcaaggccatcaagtactccatggctgtggccgaggaagag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tccctgcgccgtctgcaccacgtctgggtgcgctgtcatcctgacagcaactaccc</text:p>
      <text:p text:style-name="Preformatted_20_Text">AP008984.1 agagtccctgcgccgtctgcaccacgtctgggtgcgctgtcatcctgacagcaact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cactgtgcccattccctcaaagggtgagtctgagagagactgtgctgtgaagctgtt</text:p>
      <text:p text:style-name="Preformatted_20_Text">AP008984.1 tttcactgtgcccattccctcaaagggtgagtctgagagagactgtgctgtgaagc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tgaagctaggagcatgactgatgctggctacctgctgtgtgtggctgctcacatggg</text:p>
      <text:p text:style-name="Preformatted_20_Text">AP008984.1 tgttgaagctaggagcatgactgatgctggctacctgctgtgtgtggctgctcaca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ctgctggacttcaacaacatgtacaagtgggacccagagaggatgctggatggtca</text:p>
      <text:p text:style-name="Preformatted_20_Text">AP008984.1 cgtcctgctggacttcaacaacatgtacaagtgggacccagagaggatgctggatggt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ccagcttcatgacctggctcgacttcagcaccaagctggaggctgaactcaagagagt</text:p>
      <text:p text:style-name="Preformatted_20_Text">AP008984.1 gcccagcttcatgacctggctcgacttcagcaccaagctggaggctgaactcaaga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tctgcaccaccaaaagaaagactctgtcactcgctctctgctgtactgggacctgaa</text:p>
      <text:p text:style-name="Preformatted_20_Text">AP008984.1 gcatctgcaccaccaaaagaaagactctgtcactcgctctctgctgtactgggacc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ggctacactggcccctttgtgctgccctacgccggcacacaggagagcaccatgaa</text:p>
      <text:p text:style-name="Preformatted_20_Text">AP008984.1 catgggctacactggcccctttgtgctgccctacgccggcacacaggagagcaccat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tcagtagtactgtaactgtttgattgtgtcgtttgattctgtttgattctgtgtgtt</text:p>
      <text:p text:style-name="Preformatted_20_Text">AP008984.1 ccctcagtagtactgtaactgtttgattgtgtcgtttgattctgtttgattctgtg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tgatttctgacttgatgtaatgttcatgagcttcaataaaaacactcaactgtatt</text:p>
      <text:p text:style-name="Preformatted_20_Text">AP008984.1 tacttgatttctgacttgatgtaatgttcatgagcttcaataaaaacactcaactgt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tgtctgtcatgcttacatggttacctaggtctctaatacttagactctaatactta</text:p>
      <text:p text:style-name="Preformatted_20_Text">AP008984.1 tctttgtctgtcatgcttacatggttacctaggtctctaatacttagactctaatac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actacttagactctgaaccataaatggtgcagcataacataaactggtgagataaac</text:p>
      <text:p text:style-name="Preformatted_20_Text">AP008984.1 tagactacttagactctgaaccataaatggtgcagcataacataaactggtgagata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tcaaaaaaaacttgtactcaatcaatatacagagagctcagtggactggttctcttt</text:p>
      <text:p text:style-name="Preformatted_20_Text">AP008984.1 cagtc-aaaaaaacttgtactcaatcaatatacagagagctcagtggactggttctcttt</text:p>
      <text:p text:style-name="Preformatted_20_Text"><text:s text:c="11"/>***** ******************************************************</text:p>
      <text:p text:style-name="Preformatted_20_Text"/>
      <text:p text:style-name="Preformatted_20_Text">P01 <text:s text:c="7"/>ctttcactctctgagctccttatattgtgacgtaacaggcgtggtgtgctgtgattggtt</text:p>
      <text:p text:style-name="Preformatted_20_Text">AP008984.1 ctttcactctctgagctccttatattgtgacgtaacaggcgtggtgtgctgtgattg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ggaggagcttagtggtataaagggggcatcatggctccactctgcatctcatctca</text:p>
      <text:p text:style-name="Preformatted_20_Text">AP008984.1 tggaggaggagcttagtggtataaagggggcatcatggctccactctgcatctcatc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aacaactcaacagcagcaaagaacccaaagaactcttctaaaaacaaaacaccaaa</text:p>
      <text:p text:style-name="Preformatted_20_Text">AP008984.1 acgcaacaactcaacagcagcaaagaacccaaagacctcttctaaaaacaaaacaccaaa</text:p>
      <text:p text:style-name="Preformatted_20_Text"><text:s text:c="11"/>*********************************** ************************</text:p>
      <text:p text:style-name="Preformatted_20_Text"/>
      <text:p text:style-name="Preformatted_20_Text">P01 <text:s text:c="7"/>catgttcaagctactgatgctggtgctgtgcagtgcatgcgcactgtgcaacaagccgct</text:p>
      <text:p text:style-name="Preformatted_20_Text">AP008984.1 catgttcaagctactgatgctggtgctgtgcagtgcatgcgcactgtgcaacaagcc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aaggtgcctgatgcgccgccaccccaggtgcctcctcctccccagatgcgtcgtgc</text:p>
      <text:p text:style-name="Preformatted_20_Text">AP008984.1 catgaaggtgcctgatgcgccgccaccccaggtgcctcctcctccccagatgcgtcg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gtggacctggagcagatggtggctgatgcctatgctctggacgtgtctgagtggta</text:p>
      <text:p text:style-name="Preformatted_20_Text">AP008984.1 agtcgtggacctggagcagatggtggctgatgcctatgctctggacgtgtctgagtg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cgtcccacttatgagcacagatgtcccaatggttttggttcctatggctgggtaga</text:p>
      <text:p text:style-name="Preformatted_20_Text">AP008984.1 ctttcgtcccacttatgagcacagatgtcccaatggttttggttcctatggctgggt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tttatggtggccacatgtgactctcacagcaacaagcagagagagctgtatgggtt</text:p>
      <text:p text:style-name="Preformatted_20_Text">AP008984.1 ggactttatggtggccacatgtgactctcacagcaacaagcagagagagctgtatggg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gatgctgataggaagatgacacacaagtggtccatggtgatcagagagcacaacgagtc</text:p>
      <text:p text:style-name="Preformatted_20_Text">AP008984.1 agatgctgataggaagatgacacacaagtggtccatggtgatcagagagcacaacga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gacagtgtccgacttgtgcgacgtctgcaacccctgcgacaggtttgagtacctctc</text:p>
      <text:p text:style-name="Preformatted_20_Text">AP008984.1 aaggacagtgtccgacttgtgcgacgtctgcaacccctgcgacaggtttgagtacc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agccggcgtgtgctgcaagccatgctaccctgggtactacgccgtccagcactgcgc</text:p>
      <text:p text:style-name="Preformatted_20_Text">AP008984.1 accagccggcgtgtgctgcaagccatgctaccctgggtactacgccgtccagcact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gcccacacagccagcgtgtgtgaggcctgtccagtgggcacctacaagagcaacgc</text:p>
      <text:p text:style-name="Preformatted_20_Text">AP008984.1 cactgcccacacagccagcgtgtgtgaggcctgtccagtgggcacctacaagagca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tgtgggcaccaccagccacctggagctgtgcatggaccatcatgagtgtcccaagaa</text:p>
      <text:p text:style-name="Preformatted_20_Text">AP008984.1 acatgtgggcaccaccagccacctggagctgtgcatggaccatcatgagtgtcccaag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catcccagagacggcgtgttcgaggccagcgccgtgcaggacgtcttctgcgaccc</text:p>
      <text:p text:style-name="Preformatted_20_Text">AP008984.1 cactcatcccagagacggcgtgttcgaggccagcgccgtgcaggacgtcttctgcga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ccacggctactactgtcctgccatacaggagggagcctcttgcagcctggtcagtgg</text:p>
      <text:p text:style-name="Preformatted_20_Text">AP008984.1 agaccacggctactactgtcctgccatacaggagggagcctcttgcagcctggtcag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aaatgggctggctgctaccctggttcctacatcttcaagttccccactagagaggc</text:p>
      <text:p text:style-name="Preformatted_20_Text">AP008984.1 agccaaatgggctggctgctaccctggttcctacatcttcaagttccccactagag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gcagtgtgtgccacctgcgattcagagaaagaacacatctacatctccaagtctgg</text:p>
      <text:p text:style-name="Preformatted_20_Text">AP008984.1 ctctgcagtgtgtgccacctgcgattcagagaaagaacacatctacatctccaagt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tggccaagtgcatcctccacaccaagtgcgagagggtccaggagaagggcagcctcaa</text:p>
      <text:p text:style-name="Preformatted_20_Text">AP008984.1 cctggccaagtgcatcctccacaccaagtgcgagagggtccaggagaagggcagcc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gacaccat----ctgcctggagctcaagcacgaggagctctagtttgcttgcttta</text:p>
      <text:p text:style-name="Preformatted_20_Text">AP008984.1 caaggacaccatctgcctgcctggagctcaagcacgaggagctctagtttgcttgcttta</text:p>
      <text:p text:style-name="Preformatted_20_Text"><text:s text:c="11"/>************ <text:s text:c="3"/>********************************************</text:p>
      <text:p text:style-name="Preformatted_20_Text"/>
      <text:p text:style-name="Preformatted_20_Text">P01 <text:s text:c="7"/>cttttgatattttactgtactgtttactgttaatgtgtacttgtgtgtatatgtatactg</text:p>
      <text:p text:style-name="Preformatted_20_Text">AP008984.1 cttttgatattttactgtactgtttactgttaatgtgtacttgtgtgtatatgtata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tgatgttaaaataaaaggttgaagctatgcagtgagtgcagtctatttttggccac</text:p>
      <text:p text:style-name="Preformatted_20_Text">AP008984.1 ttgatgatgttaaaataaaaggttgaagctatgcagtgagtgcagtctatttttgg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gcgctgatgcgcagcgcacctgtccgcagcctcgacccttcacaccctgcacaccgg</text:p>
      <text:p text:style-name="Preformatted_20_Text">AP008984.1 taggcgctgatgcgcagcgcacctgtccgcagcctcgacccttcacaccctgcacacc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tttcagcataaaaggcaggggcgagtgcggatccagcaagcacacagcaggactcg</text:p>
      <text:p text:style-name="Preformatted_20_Text">AP008984.1 gccctttcagcataaaaggcaggggcgagtgcggatccagcaagcacacagcagga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caagaagaacaagaacacgccatgcctgccacctttggcaggcgccctgacgggga</text:p>
      <text:p text:style-name="Preformatted_20_Text">AP008984.1 agagcaagaagaacaagaacacgccatgcctgccacctttggcaggcgccctgacggg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accaagtgtacctggaagaggacacggatgacgggggattcagtggcagag----agc</text:p>
      <text:p text:style-name="Preformatted_20_Text">AP008984.1 tgaccaagtgtacctggaagaggacacggatgacgggggattcagtggcagagcaccagc</text:p>
      <text:p text:style-name="Preformatted_20_Text"><text:s text:c="11"/>***************************************************** <text:s text:c="3"/>***</text:p>
      <text:p text:style-name="Preformatted_20_Text"/>
      <text:p text:style-name="Preformatted_20_Text">P01 <text:s text:c="7"/>accaccccaggtggccctggccctggacctggactttagggacaggcttactcagtttcc</text:p>
      <text:p text:style-name="Preformatted_20_Text">AP008984.1 accaccccaggtggccctggccctggacctggactttagggacaggcttactcagtt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cactctgctgcagtcaggggtggcctgagaggctgcctgggcaaggtactgagcat</text:p>
      <text:p text:style-name="Preformatted_20_Text">AP008984.1 tcaccactctgctgcagtcaggggtggcctgagaggctgcctgggcaaggtactga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aggggcaggctgctgatgggggtggtgggcctaggcctgctgctggccttcatcgt</text:p>
      <text:p text:style-name="Preformatted_20_Text">AP008984.1 ctccaggggcaggctgctgatgggggtggtgggcctaggcctgctgctggccttcat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atggtggagaagacggactccaggctgctggacgaggccaagtgtccagaccaggc</text:p>
      <text:p text:style-name="Preformatted_20_Text">AP008984.1 gttcatggtggagaagacggactccaggctgctggacgaggccaagtgtccagacc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gtgtactaccctctgaggacgcacaggcgcaagttcatcttcatgttctgctgcca</text:p>
      <text:p text:style-name="Preformatted_20_Text">AP008984.1 ccgtgtgtactaccctctgaggacgcacaggcgcaagttcagcttcatgttctgctgcca</text:p>
      <text:p text:style-name="Preformatted_20_Text"><text:s text:c="11"/>***************************************** ******************</text:p>
      <text:p text:style-name="Preformatted_20_Text"/>
      <text:p text:style-name="Preformatted_20_Text">P01 <text:s text:c="7"/>ctgctgtgccctcaagcagccccacatctgctacgaggacatgttcaagtggcttgacca</text:p>
      <text:p text:style-name="Preformatted_20_Text">AP008984.1 ctgctgtgccctcaagcagccccacatctgctacgaggacatgttcaagtggcttg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tacaacgacacgctgtcccaagaggagcagatgggctttgcccaacatgtgtgggc</text:p>
      <text:p text:style-name="Preformatted_20_Text">AP008984.1 ctggtacaacgacacgctgtcccaagaggagcagatgggctttgcccaacatgtgt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ggcgtggtgagaggccacctggagcgcaaggctgctcccctgtctcagcaggacca</text:p>
      <text:p text:style-name="Preformatted_20_Text">AP008984.1 agccggcgtggtgagaggccacctggagcgcaaggctgctcccctgtctcagcaggac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tcttggcctcagaacctgcgccagatggtcaaacgcacgcgctgggttgagtggct</text:p>
      <text:p text:style-name="Preformatted_20_Text">AP008984.1 ggactcttggcctcagaacctgcgccagatggtcaaacgcacgcgctgggttgagtg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gggagcactacaccaagagcctcaaccacacgctggctggtacagaggactacga</text:p>
      <text:p text:style-name="Preformatted_20_Text">AP008984.1 ggtgggggagcactacgccaagagcctcaaccacacgctggctggtacagaggactacga</text:p>
      <text:p text:style-name="Preformatted_20_Text"><text:s text:c="11"/>****************.*******************************************</text:p>
      <text:p text:style-name="Preformatted_20_Text"/>
      <text:p text:style-name="Preformatted_20_Text">P01 <text:s text:c="7"/>gcacctgagcaagcacaccatctttgacgactccgagcagctcaggcccatcaacagcac</text:p>
      <text:p text:style-name="Preformatted_20_Text">AP008984.1 gcacctgagcaagcacaccatctttgacgactccgagcagctcaggcccatcaaca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aacggtactgccaagacctacaagctggagaccttggtggtggacaatgtgtacgc</text:p>
      <text:p text:style-name="Preformatted_20_Text">AP008984.1 gcacaacggtactgccaagacctacaagctggagaccttggtggtggacaatgtgta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gacgagctggtggccttcatggtggagtctgggcacgctcaggacactaccatgtt</text:p>
      <text:p text:style-name="Preformatted_20_Text">AP008984.1 agcggacgagctggtggccttcatggtggagtctgggcacgctcaggacactacca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atggccttcaaccagtactacggcgcctacaacgtgtacgacgagctgttccacaa</text:p>
      <text:p text:style-name="Preformatted_20_Text">AP008984.1 caggatggccttcaaccagtactacggcgcctacaacgtgtacgacgagctgttcca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cgctggacctcgccggcgtggtggactctgtcgcctacatgccctctgcggctgaggt</text:p>
      <text:p text:style-name="Preformatted_20_Text">AP008984.1 ggcgctggacctcgccggcgtggtggactctgtcgcctacatgccctctgcggctgag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ctgatcgaggctgccatggacgaggccttctcgtacaaccctgacgaggaggatgccag</text:p>
      <text:p text:style-name="Preformatted_20_Text">AP008984.1 gctgatcgaggctgccatggacgaggccttctcgtacaaccctgacgaggaggatgc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aacgcttccagggccaacgcaaccagcaacagcaccctgatgaacggcacctgctc</text:p>
      <text:p text:style-name="Preformatted_20_Text">AP008984.1 gctcaacgcttccagggccaacgcaaccagcaacagcaccctgatgaacggcacct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gagcagctgtgcaaggcctatgatgttgctgcgactaccacgccgtctccctctgc</text:p>
      <text:p text:style-name="Preformatted_20_Text">AP008984.1 tctggagcagctgtgcaaggcctatgatgttgctgcgactaccatgccgtctccctctgc</text:p>
      <text:p text:style-name="Preformatted_20_Text"><text:s text:c="11"/>********************************************.***************</text:p>
      <text:p text:style-name="Preformatted_20_Text"/>
      <text:p text:style-name="Preformatted_20_Text">P01 <text:s text:c="7"/>tctcctcagcaccagtgacgtcacaacacccagcatcaggcccaggaccagtgacgtcac</text:p>
      <text:p text:style-name="Preformatted_20_Text">AP008984.1 tctcctcagcaccagtgacgtcacaacacccagcatcaggcccaggaccagtgacg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cgcccagcagcaggaccagtcacaccacgcccccttctggtacccatgatggctccac</text:p>
      <text:p text:style-name="Preformatted_20_Text">AP008984.1 cgcgcccagcagcaggaccagtcacaccacgcccccttctggtacccatgatggctc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tggactgttggtaacattacaatgactgctaatggtacctctgcggggtgatgctg</text:p>
      <text:p text:style-name="Preformatted_20_Text">AP008984.1 cgtgtggactgttggtaacattacaatgactgctaatggtacctctgcggggtgat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ctgagggatgagggaagagactgctcctattgtacagaagctgtaaatgtctagctt</text:p>
      <text:p text:style-name="Preformatted_20_Text">AP008984.1 aggctgagggatgagggaagagactgctcctattgtacagaagctgtaaatgtcta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atggcctcgtcgcccaacccaggggacatcgtgaggccgctgtcctgtctgttctcc</text:p>
      <text:p text:style-name="Preformatted_20_Text">AP008984.1 tgaatggcctcgtcgcccaacccaggggacatcgtgaggccgctgtcctgtctgttct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cgcttctctgtcttaggtctaggttaggttagtgcagtgcatgattaagcgttaag</text:p>
      <text:p text:style-name="Preformatted_20_Text">AP008984.1 gctccgcttctctgtcttaggtctaggttaggttagtgcagtgcatgattaagcgtt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aaggggtttagtgttaggtttagtgttaggtttagttgtttagtgtttagttaggcc</text:p>
      <text:p text:style-name="Preformatted_20_Text">AP008984.1 ttaaaggggtttagtgttaggtttagtgttaggtttagttgtttagtgtttagttag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catgaaggaaaaggtgccactggcactgacagagtaggtactgggtacctgagctt</text:p>
      <text:p text:style-name="Preformatted_20_Text">AP008984.1 ggtgcatgaaggaaaaggtgccactggcactgacagagtaggtactgggtacctga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cagaacaggtgtgggggcccagcaaagccacgtgctagaggctgagggcaggctgag</text:p>
      <text:p text:style-name="Preformatted_20_Text">AP008984.1 tagcagaacaggtgtgggggcccagcaaagccacgtgctagaggctgagggcaggctg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cctgattcgatggtagagggtccaacatcggtaggatagcgcaacgttggtttttag</text:p>
      <text:p text:style-name="Preformatted_20_Text">AP008984.1 gtccctgattcgatggtagagggtccaacatcggtaggatagcgcaacgttggttttt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tctattcatcatcatgaatccaattgtcacaggataattacattcaaacaacattgt</text:p>
      <text:p text:style-name="Preformatted_20_Text">AP008984.1 ttatctattcatcatcatgaatccaattgtcacaggataattacattcaaacaacat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ttcacaggttactttactttgtgcctttatttgccctcattctgatgttgagcatct</text:p>
      <text:p text:style-name="Preformatted_20_Text">AP008984.1 gtattcacaggttactttactttgtgcctttatttgccctcattctgatgttgagca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agttttgttgagcgctggtctggagggggccgtcgcttggggctgccgtctgctgtt</text:p>
      <text:p text:style-name="Preformatted_20_Text">AP008984.1 tatagttttgttgagcgctggtctggagggggccgtcgcttggggctgccgtctgctgt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ccgatggggctctggtgcgccacgagtccccggtcctctctgggccctcgtagtttagt</text:p>
      <text:p text:style-name="Preformatted_20_Text">AP008984.1 cccgatggggctctggtgcgccacgagtccccggtcctctctgggccctcgtagttt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attatttaaccttcatggattaggtaccattatcatttttcgtttagtctctacgtg</text:p>
      <text:p text:style-name="Preformatted_20_Text">AP008984.1 ttgattatttaaccttcatggattaggtaccattatcatttttcgtttagtctcta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tgcatatttctaaaagtggttcaatcgaatgactgagttatgaacgagtggttatc</text:p>
      <text:p text:style-name="Preformatted_20_Text">AP008984.1 aagttgcatatttctaaaagtggttcaatcgaatgactgagttatgaacgagtggtt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tttatttggatacttatggttactcgtaatggttacatatattacatatattacatat</text:p>
      <text:p text:style-name="Preformatted_20_Text">AP008984.1 attttatttggatacttatggttactcgtaatggttacatatattacatatattaca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actatacggtttacttgtttattttgctcgttactgatctacttcagctgactctac</text:p>
      <text:p text:style-name="Preformatted_20_Text">AP008984.1 catactatacggtttacttgtttattttgctcgttactgatctacttcagctgact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ccctttactctacaaacccatgactttatctttaccttgttatggctaattgaaaga</text:p>
      <text:p text:style-name="Preformatted_20_Text">AP008984.1 ataccctttactctacaaacccatgactttatctttaccttgttatggctaattgaaa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ataaattttgtcagaatgtacgatgtggtttaacatcttagcatcgtctctctttgc</text:p>
      <text:p text:style-name="Preformatted_20_Text">AP008984.1 ccgataaattttgtcagaatgtacgatgtggtttaacatcttagcatcgtctctctt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gcttgattaccattattgtgatatattaatggtctttggaagaaacgaataaacaagc</text:p>
      <text:p text:style-name="Preformatted_20_Text">AP008984.1 ttgcttgattaccattattgtgatatattaatggtctttggaagaaacgaataaaca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tttaactttgggggtccggttcccagtgtatgcgtaccactgggcgactctaatgtta</text:p>
      <text:p text:style-name="Preformatted_20_Text">AP008984.1 gatttaactttgggggtccggttcccagtgtatgcgtaccactgggcgactctaatg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ttgtcaaccttattatgtggttccctattttattgaccaaacatagtgttagtttg</text:p>
      <text:p text:style-name="Preformatted_20_Text">AP008984.1 tactttgtcaaccttattatgtggttccctattttattgaccaaacatagtgttagt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tacaatcttatacaaaaagttcattttgtaatactaccatactgatagtgtcatctc</text:p>
      <text:p text:style-name="Preformatted_20_Text">AP008984.1 ttatacaatcttatacaaaaagttcattttgtaatactaccatactgatagtgtca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aactgaatatgaatactatcaatacttgcctaccaatacttgccttactctaataaa</text:p>
      <text:p text:style-name="Preformatted_20_Text">AP008984.1 tagaactgaatatgaatactatcaatacttgcctaccaatacttgccttactctaat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aaattatttgaccttacacatgttcttgtcatcattatcacaatgtttattgattcaa</text:p>
      <text:p text:style-name="Preformatted_20_Text">AP008984.1 gaaaattatttgaccttacacatgttcttgtcatcattatcacaatgtttattgat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ttaatatccatccacattcaacattgtatgtatataagtaagtacatcaattgtttg</text:p>
      <text:p text:style-name="Preformatted_20_Text">AP008984.1 catttaatatccatccacattcaacattgtatgtatataagtaagtac------------</text:p>
      <text:p text:style-name="Preformatted_20_Text"><text:s text:c="11"/>************************************************ <text:s text:c="11"/></text:p>
      <text:p text:style-name="Preformatted_20_Text"/>
      <text:p text:style-name="Preformatted_20_Text">P01 <text:s text:c="7"/>acaaataaaatgtaaataaaataattttttaaaaaaaaaaataaaaaaaaaattgtttga</text:p>
      <text:p text:style-name="Preformatted_20_Text">AP008984.1 -------------------------------------------------aaattgtttga</text:p>
      <text:p text:style-name="Preformatted_20_Text"><text:s text:c="60"/>***********</text:p>
      <text:p text:style-name="Preformatted_20_Text"/>
      <text:p text:style-name="Preformatted_20_Text">P01 <text:s text:c="7"/>cacatcaactgtaagtacatcaattgtttgacacatcatcaagaacttcagcaagacaaa</text:p>
      <text:p text:style-name="Preformatted_20_Text">AP008984.1 cacatcaactgtaagtacatcaattgtttgacacatcatcaagaacttcagcaagacaa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acattagtcagagtcagagtcagagtctggctccacatactctctggacttcttcttgg</text:p>
      <text:p text:style-name="Preformatted_20_Text">AP008984.1 gacattagtcagagtcagagtcagagtctggctccacatactctctggacttcttc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tgtccctcttctcgctcctctccctctcgctcctgtgcttcttgtgcttgtgcttct</text:p>
      <text:p text:style-name="Preformatted_20_Text">AP008984.1 acttgtccctcttctcgctcctctccctctcgctcctgtgcttcttgtgcttgtgc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cttctccttgtgtgatgagtgagcagagtgagcagagtgagcagagtgagcagagt</text:p>
      <text:p text:style-name="Preformatted_20_Text">AP008984.1 tctccttctccttgtgtgatgagtgagcagagtgagcagagtgagcagagtgagca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agggagaggcagggggtgacccaggggacagctctatcctctctgcagacttgggcg</text:p>
      <text:p text:style-name="Preformatted_20_Text">AP008984.1 gagagggagaggcagggggtgacccaggggacagctctatcctctctgcagacttgg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gggagacggctcagcagactgagacgctgaagacggcgcggggcgcttcttggact</text:p>
      <text:p text:style-name="Preformatted_20_Text">AP008984.1 tcttgggagacggctcagcagactgagacgctgaagacggcgcggggcgcttcttgg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cttggggatggcaggggcagcctggtgcaggggtgcaggcacgtgtggctcagcag</text:p>
      <text:p text:style-name="Preformatted_20_Text">AP008984.1 tggccttggggatggcaggggcagcctggtgcaggggtgcaggcacgtgtggctca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ggctgaggtgaacagggagtgctccaatactgcaaaggaatcaaagaacacaacac</text:p>
      <text:p text:style-name="Preformatted_20_Text">AP008984.1 aggtggctgaggtgaacagggagtgctccaacactgcaaaggaatcaaagaacacaacac</text:p>
      <text:p text:style-name="Preformatted_20_Text"><text:s text:c="11"/>*******************************.****************************</text:p>
      <text:p text:style-name="Preformatted_20_Text"/>
      <text:p text:style-name="Preformatted_20_Text">P01 <text:s text:c="7"/>atcagacactgtgctgtacagtgtgac-agtgtgacaagtgtgagaaagcaaagaactca</text:p>
      <text:p text:style-name="Preformatted_20_Text">AP008984.1 atcagacactgtgctgtacagtgtgacaagtgtgacaagtgtgagaaagcaaagaactca</text:p>
      <text:p text:style-name="Preformatted_20_Text"><text:s text:c="11"/>*************************** ********************************</text:p>
      <text:p text:style-name="Preformatted_20_Text"/>
      <text:p text:style-name="Preformatted_20_Text">P01 <text:s text:c="7"/>ataattacctccagccaggactgatgcaggggtgctggtctctgcaaactcttgccactc</text:p>
      <text:p text:style-name="Preformatted_20_Text">AP008984.1 ataattacctccagccaggactgatgcaggggtgctggtctctgcaaactcttgcca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gcagtgttgaggccatctgggatctgtctgtccatggtgcagaagcgccacttgta</text:p>
      <text:p text:style-name="Preformatted_20_Text">AP008984.1 tgaggcagtgttgaggccatctgggatctgtctgtccatggtgcagaagcgccactt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ctggttgtccatgcagatggcgtcctgccagtctgacttcttgaggatgaagctggt</text:p>
      <text:p text:style-name="Preformatted_20_Text">AP008984.1 ccactggttgtccatgcagatggcgtcctgccagtctgacttcttgaggatgaagc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cccagggtgaagttgtgcacgggcagcatggggcctgtgatgggaggcagccttgg</text:p>
      <text:p text:style-name="Preformatted_20_Text">AP008984.1 ctggcccagggtgaagttgtgcacgggcagcatggggcctgtgatgggaggcagcc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acccacagacttgaagagtgtgatgccaggaggcctgaaccaggtccacacggtggg</text:p>
      <text:p text:style-name="Preformatted_20_Text">AP008984.1 tggacccacagacttgaagagtgtgatgccaggaggcctgaaccaggtccacacggt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catggtggacctgtcaatgacccagtacgggtcccagtctgtggtgtagtagcgcat</text:p>
      <text:p text:style-name="Preformatted_20_Text">AP008984.1 gcccatggtggacctgtcaatgacccagtacgggtcccagtctgtggtgtagtagcg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catcacgttctgctctggggttggagggccctctgcctgagaagtggctggtacttg</text:p>
      <text:p text:style-name="Preformatted_20_Text">AP008984.1 ggacatcacgttctgctctggggttggagggccctctgcctgagaagtggctggta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ggcatctgtctgggtgctggtgctgctgggtgctgtggtatctgtgctgattgctg</text:p>
      <text:p text:style-name="Preformatted_20_Text">AP008984.1 ggagggcatctgtctgggtgctggtgctgctgggtgctgtggtatctgtgctgattgctg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gtttggtgggttgctgaggtggctgaggtgtgggttgatgaggtggtggtgtgggttg</text:p>
      <text:p text:style-name="Preformatted_20_Text">AP008984.1 tggtttggtgggttgctgaggtggctgaggtgtgggttgatgaggtggtggtgtgg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atgtggtggtgtgcttttagcaggtttcttacttggtttctcttcaggctttgctgt</text:p>
      <text:p text:style-name="Preformatted_20_Text">AP008984.1 ctgatgtggtggtgtgcttttagcaggtttcttacttggtttctcttcaggctttgct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cttggccaggtcaggcttgacgtcctctgttgctgcttcatcacatgaagtgtcttg</text:p>
      <text:p text:style-name="Preformatted_20_Text">AP008984.1 gagcttggccaggtcaggcttgacgtcctctgttgctgcttcatcacatgaagtg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tcagtctttatgggtacctctgtctcagcatctgaagtgggtgcaggtgttgtggt</text:p>
      <text:p text:style-name="Preformatted_20_Text">AP008984.1 tggctcagtctttatgggtacctctgtctcagcatctgaagtgggtgcaggtgttgt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gtggctgctgtggttgaagttgaagcttcttcttcttcttcatcactgctgtcctc</text:p>
      <text:p text:style-name="Preformatted_20_Text">AP008984.1 ggtggtggctgctgtggttgaagttgaagcttcttcttcttcttcatcactgctg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tcttcaaggtcaaagtctgaaaggaactcttccttgccatagtttctgccctggtt</text:p>
      <text:p text:style-name="Preformatted_20_Text">AP008984.1 ctcctcttcaaggtcaaagtctgaaaggaactcttccttgccatagtttctgccctg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ctctcttcaagctctttgccaaacagtctcacctgcactccttgaggtacctcgtc</text:p>
      <text:p text:style-name="Preformatted_20_Text">AP008984.1 cacactctcttcaagctctttgccaaacagtctcacctgcactccttgaggtacctc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gtcatgacgtgccattcccaccaggtacggtcagcgccagtgatgtgacacagctt</text:p>
      <text:p text:style-name="Preformatted_20_Text">AP008984.1 cttggtcatgacgtgccattcccaccaggtacggtcagcgccagtgatgtgacaca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ttgtagagtctgaaggccaggctggaggtggttgagcgcatccagatgtcagagtc</text:p>
      <text:p text:style-name="Preformatted_20_Text">AP008984.1 gactttgtagagtctgaaggccaggctggaggtggttgagcgcatccagatgtcaga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gcccttcttcttgtacaggcagtgctgagtgtcgcgccagtgcaggatccaagagcc</text:p>
      <text:p text:style-name="Preformatted_20_Text">AP008984.1 tgagcccttcttcttgtacaggcagtgctgagtgtcgcgccagtgcaggatccaagag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ccttgaagggcagaggtgggcagcgtgtgctgagtgcgctctcgctgtcgtagactgg</text:p>
      <text:p text:style-name="Preformatted_20_Text">AP008984.1 tcccttgaagggcagaggtgggcagcgtgtgctgagtgcgctctcgctgtcgtaga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gtccgtaggcctgctgctgtggggagagacctgtgggctgcagagtggtgaactgcac</text:p>
      <text:p text:style-name="Preformatted_20_Text">AP008984.1 aggtccgtaggcctgctgctgtggggagagacctgtgggctgcagagtggtgaact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agtcaaatttttgctgagcgttcctgttcacgatgaagaaagcagcgccgtctgcctt</text:p>
      <text:p text:style-name="Preformatted_20_Text">AP008984.1 ccagtcaaatttttgctgagcgttcctgttcacgatgaagaaagcagcgccgtctgc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ctgtagatgggcttcagcgtctggtgctgagtcttgggcaacttggggtcaggctt</text:p>
      <text:p text:style-name="Preformatted_20_Text">AP008984.1 gactctgtagatgggcttcagcgtctggtgttgagtcttgggcaacttggggtcaggctt</text:p>
      <text:p text:style-name="Preformatted_20_Text"><text:s text:c="11"/>******************************.*****************************</text:p>
      <text:p text:style-name="Preformatted_20_Text"/>
      <text:p text:style-name="Preformatted_20_Text">P01 <text:s text:c="7"/>cttcacggggctggtgcccagctcaaacttctcctcagcagtcagagtgtgcgttggagc</text:p>
      <text:p text:style-name="Preformatted_20_Text">AP008984.1 cttcacggggctggtgcccagctcaaacttctcctcagcagtcagagtgtgcgttgg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gtggttaggtctgccgttgagcagcgtgccagtgggtacactgcaccactcaaacca</text:p>
      <text:p text:style-name="Preformatted_20_Text">AP008984.1 aaagtggttaggtctgccgttgagcagcgtgccagtgggtacgctgcaccactcaaacca</text:p>
      <text:p text:style-name="Preformatted_20_Text"><text:soft-page-break/><text:s text:c="11"/>******************************************.*****************</text:p>
      <text:p text:style-name="Preformatted_20_Text"/>
      <text:p text:style-name="Preformatted_20_Text">P01 <text:s text:c="7"/>ccactcagtgtacaggtgagactcagcatgatcaaccaagtcagctctaatgcaagcaac</text:p>
      <text:p text:style-name="Preformatted_20_Text">AP008984.1 ccactcagtgtacaggtgagactcagcatgatcaaccaagtcagctctaatgcaagc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gtgtctctggtacggagtaccctcagcgttcttagcacaccaccacccatcagtcag</text:p>
      <text:p text:style-name="Preformatted_20_Text">AP008984.1 agcgtgtctctggtacggagtaccctcagcgttcttagcacaccaccacccatcag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tttctaatcaaataaccactgtttccacacgtcacatgataacactcaatgtcatt</text:p>
      <text:p text:style-name="Preformatted_20_Text">AP008984.1 tctctttctaatcaaataaccactgtttccacacgtcacatgataacactcaatgtc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gaatcgttgaaagcctttctagggtttgcaagtttaggaccaaaactctttaccgt</text:p>
      <text:p text:style-name="Preformatted_20_Text">AP008984.1 cttcgaatcgttgaaagcctttctagggtttgcaagtttaggaccaaaactctttac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tcctgtgtctggcaccagcgctgaacttcttccattcccagtcaccattcttgcgagg</text:p>
      <text:p text:style-name="Preformatted_20_Text">AP008984.1 gctcctgtgtttggcaccagcgctgaacttcttccattcccagtcaccattcttgcgagg</text:p>
      <text:p text:style-name="Preformatted_20_Text"><text:s text:c="11"/>**********.*************************************************</text:p>
      <text:p text:style-name="Preformatted_20_Text"/>
      <text:p text:style-name="Preformatted_20_Text">P01 <text:s text:c="7"/>tttgatccagaaggcatcaccctcgtacgagtgcacgtagaaacgcatggctcaagtgtt</text:p>
      <text:p text:style-name="Preformatted_20_Text">AP008984.1 tttgatccagaaggcatcaccctcgtacgagtgcacgtagaaacgcatggctcaag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ggttgagagaagagacaaggcgagaaagtaa-aaaaagacagagtatgtcaatgactc</text:p>
      <text:p text:style-name="Preformatted_20_Text">AP008984.1 gaggttgagagaagagacaaggcgagaaagtaaaaaaaagacagagtatgtcaatgactc</text:p>
      <text:p text:style-name="Preformatted_20_Text"><text:s text:c="11"/>********************************* **************************</text:p>
      <text:p text:style-name="Preformatted_20_Text"/>
      <text:p text:style-name="Preformatted_20_Text">P01 <text:s text:c="7"/>tcgttgtacaaacggacagagtttcaccctcgcgcaaaagtgtcagaaattgagaggtac</text:p>
      <text:p text:style-name="Preformatted_20_Text">AP008984.1 tcgttgtacaaacggacagagtttcaccctcgcgcaaaagtgtcagaaattgagagg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gctcgacgcccttatcaagggcagcgccgcccaccacaacccgaaactgatcctccc</text:p>
      <text:p text:style-name="Preformatted_20_Text">AP008984.1 gacgctcgacgcccttatcaagggcagcgccgcccaccacaacccgaaactgatcctc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cgccttcaaaaccctcctctttgacgtcagaccctcccttattgccacaatgctac</text:p>
      <text:p text:style-name="Preformatted_20_Text">AP008984.1 tcttcgccttcaaaaccctcctctttgacgtcagaccctcccttattgccacaatgct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atcaataggcgttaaatgcgtcattaacggtcagtgtcgcaatcagtggcaacagtc</text:p>
      <text:p text:style-name="Preformatted_20_Text">AP008984.1 cacatcaataggcgttaaatgcgtcattaacggtcagtgtcgcaatcagtggcaaca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ccctttattagtcatcctttcctcgtaatcgccgttaaatgcgtcattaacggtcag</text:p>
      <text:p text:style-name="Preformatted_20_Text">AP008984.1 acaccctttattagtcatcctttcctcgtaatcgccgttaaatgcgtcattaacgg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cgcaatcagtggcaacagtcacacctttttcctcgtaatcgagtcaccctttcctcg</text:p>
      <text:p text:style-name="Preformatted_20_Text">AP008984.1 tgtcgcaatcagtggcaacagtcacacctttttcctcgtaatcgagtcaccctttcct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atctaatctagtcacttcactccttcgccatgtatgccctggccatgtattgcccctg</text:p>
      <text:p text:style-name="Preformatted_20_Text">AP008984.1 taatctaatctagtcacttcactccttcgccatgtatgccctggccatgtattgcc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tacgctacaccctggccatgtacgctgtatagtacaccctggtcataatagtctat</text:p>
      <text:p text:style-name="Preformatted_20_Text">AP008984.1 actgtacgctacaccctggccatgtacgctgtatagtacaccctggtcataatagtc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aagtattatgtctaagtattagtattatagtattagtattatagtattatgtatgt</text:p>
      <text:p text:style-name="Preformatted_20_Text">AP008984.1 gtctaagtattatgtctaagtattagtattatagtattagtattatagtattatgtatg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ctaagtacaagtatttgtctaagtataatgtctaagtatagtaagtttaatgtctaag</text:p>
      <text:p text:style-name="Preformatted_20_Text">AP008984.1 gtctaagtacaagtatttgtctaagtataatgtctaagtatagtaagtttaatgtct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aatgtctaagtatttgtctaagtttaatgtctaagtatttgtctag--ttaatgtct</text:p>
      <text:p text:style-name="Preformatted_20_Text">AP008984.1 tttaatgtctaagtatttgtctaagtttaatgtctaagtatttgtctaagtataatgtct</text:p>
      <text:p text:style-name="Preformatted_20_Text"><text:s text:c="11"/>************************************************. <text:s text:c="2"/>********</text:p>
      <text:p text:style-name="Preformatted_20_Text"/>
      <text:p text:style-name="Preformatted_20_Text">P01 <text:s text:c="7"/>aagtatttgtctaagtataatgtctaagtatagtaagtttaatgtctaagtttaatgtct</text:p>
      <text:p text:style-name="Preformatted_20_Text">AP008984.1 aagtatttgtctaagtataatgtctaagtatagtaagtttaatgtctaagtttaatg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ataagaactttatggcctcttgtgcctcattagttcttcattattttattatatta</text:p>
      <text:p text:style-name="Preformatted_20_Text">AP008984.1 aagtataagaactttatggcctcttgtgcctcattagttcttcattattttattata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tatgaactaccctcatcgtggtaggattattgttatatgttatacttgtgtacttgta</text:p>
      <text:p text:style-name="Preformatted_20_Text">AP008984.1 tttatgaactaccctcatcgtggtaggattattgttatatgttatacttgtgtactt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acacatgagtgcaat--gagagagtcagaaaaacaattcaacatcatttattaaagta</text:p>
      <text:p text:style-name="Preformatted_20_Text">AP008984.1 ttacacatgagtgcaatgagagagagtcagaaaaacaattcaacatcatttattaaagta</text:p>
      <text:p text:style-name="Preformatted_20_Text"><text:s text:c="11"/>***************** <text:s/>*****************************************</text:p>
      <text:p text:style-name="Preformatted_20_Text"/>
      <text:p text:style-name="Preformatted_20_Text">P01 <text:s text:c="7"/>aatagttacacacatgagcatggtactgttttgtattttcacatcagcatcaaacatcaa</text:p>
      <text:p text:style-name="Preformatted_20_Text">AP008984.1 aatagttacacacatgagcatggtactgttttgtattttcacatcagcatcaaaca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tcaaacatcaaacattcaagaatcaagtaataatatctgcatagcat---------a</text:p>
      <text:p text:style-name="Preformatted_20_Text">AP008984.1 acatcaaacatcaaacattcaagaatcaagtaataatatctgcatagcataacaatcaca</text:p>
      <text:p text:style-name="Preformatted_20_Text"><text:s text:c="11"/>************************************************** <text:s text:c="8"/>*</text:p>
      <text:p text:style-name="Preformatted_20_Text"/>
      <text:p text:style-name="Preformatted_20_Text">P01 <text:s text:c="7"/>tagcataacaatgtacaaggatcagatctttgagtgtaaaagtgtaaagagagtctattt</text:p>
      <text:p text:style-name="Preformatted_20_Text">AP008984.1 tagcataacaatgtacaaggatcagatctttgagtgtaaaagtgtaaagagagtcta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tgctcttctgcccctcttcttgttcttgctgccaactggtctacctggcccacgctt</text:p>
      <text:p text:style-name="Preformatted_20_Text">AP008984.1 tcttgctcttctgcccctcttcttgttcttgctgccaactggtctacctggcccacg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aacctgggcagcaacagcagcgaccacagcggcctcttcctcctctgcatcaggctc</text:p>
      <text:p text:style-name="Preformatted_20_Text">AP008984.1 agcaacctgggcagcaacagcagcgaccacagcggcctcttcctcctctgcatcagg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ggctcaggcagaccactctctctggctctctcagctctctgctctctgtcactgcg</text:p>
      <text:p text:style-name="Preformatted_20_Text">AP008984.1 ctctggctcaggcagaccactctctctggctctctcagctctctgctctctgtcac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cctcacacgctcagcttcaagcagtgctgggtcaagtggctcggacacaacacgaac</text:p>
      <text:p text:style-name="Preformatted_20_Text">AP008984.1 tctcctcacacgctcagcttcaagcagtgctgggtcaagtggctcggacacaacac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catgcaggcgtcctcatcaccgtccgactcgtcagcgtcttcgtcctcctcatcatc</text:p>
      <text:p text:style-name="Preformatted_20_Text">AP008984.1 aaacatgcaggcgtcctcatcaccgtccgactcgtcagcgtcttcgtcctcctcatc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tcctctcccctgggctcttgcttgatgaaggccagcactgcgagttgttggtgcag</text:p>
      <text:p text:style-name="Preformatted_20_Text">AP008984.1 agcctcctctcccctgggctcttgcttgatgaaggccagcactgcgagttgttggtg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atggtgtgagaagtgtagagttaggggtagagggctcaccagcatcagcatcagcaga</text:p>
      <text:p text:style-name="Preformatted_20_Text">AP008984.1 tgatggtgtgagaagtgtagagttaggggtagagggctcaccagcatcagcatcagcag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gacctctgtgtctctggaacatgtgtgacttgtgtctctgtctctggctctggtgtctc</text:p>
      <text:p text:style-name="Preformatted_20_Text">AP008984.1 ggacctctgtgtctctggaacatgtgtgacttgtgtctctgtctctggctctggtgt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ctcagcagtggcgtcttgtggcacctcaccctcctcagcatcctcaccctcctcagc</text:p>
      <text:p text:style-name="Preformatted_20_Text">AP008984.1 tggctcagcagtggcgtcttgtggcacctcaccctcctcagcatcctcaccctcctca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catcagcagtctcagcatcatcagcagtctcttgtgggtctctgtctgcagtggacat</text:p>
      <text:p text:style-name="Preformatted_20_Text">AP008984.1 atcatcagcagtctcagcatcatcagcagtctcttgtgggtctctgtctgcagtggac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ctcctcctcaccagcatcagcagcaggct--------tcatcatcatcatcagagtc</text:p>
      <text:p text:style-name="Preformatted_20_Text">AP008984.1 cacctcctcctcaccagcatcagcagcaggctcatcatcatcatcatcatcatcagagtc</text:p>
      <text:p text:style-name="Preformatted_20_Text"><text:s text:c="11"/>******************************** <text:s text:c="7"/>********************</text:p>
      <text:p text:style-name="Preformatted_20_Text"/>
      <text:p text:style-name="Preformatted_20_Text">P01 <text:s text:c="7"/>agagatgaggatggtctcagtctgttgtggtggtggtgtggacttggctgcacggcgctg</text:p>
      <text:p text:style-name="Preformatted_20_Text">AP008984.1 agagatgaggatggtctcagtctgttgtggtggtggtgtggacttggctgcacggc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cggcttgcaagacggctgaagtacaggtcttcttgctcttgcttgggtacagtgac</text:p>
      <text:p text:style-name="Preformatted_20_Text">AP008984.1 ctcacggcttgcaagacggctgaagtacaggtcttcttgctcttgcttgggtacag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acaggtgcaggtgcagactcttcctcaccttctccatcactcagctgtgccacttg</text:p>
      <text:p text:style-name="Preformatted_20_Text">AP008984.1 agtgacaggtgcaggtgcagactcttcctcaccttctccatcactcagctgtgcca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ttgtggtggtggtggtggtggtggggtgggagtgcgtggtgcaggttcaggtgctgt</text:p>
      <text:p text:style-name="Preformatted_20_Text">AP008984.1 gtgttgtggtggtggt------------gtgggagtgcgtggtgcaggttcaggtgctgt</text:p>
      <text:p text:style-name="Preformatted_20_Text"><text:s text:c="11"/>**************** <text:s text:c="11"/>********************************</text:p>
      <text:p text:style-name="Preformatted_20_Text"/>
      <text:p text:style-name="Preformatted_20_Text">P01 <text:s text:c="7"/>ctgctgctgtacctctgctgctgcagtctcctcatcatcactgctggatgtcacattgtc</text:p>
      <text:p text:style-name="Preformatted_20_Text">AP008984.1 ctgctgctgtacctctgctgctgcagtctcctcatcatcactgctggatgtcacattg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tactgcttcaccttcttcaacagcaggctggaagggtcgtagggtgcaaagccgcg</text:p>
      <text:p text:style-name="Preformatted_20_Text">AP008984.1 tgcatactgcttcaccttcttcaacagcaggctggaagggtcgtagggtgcaaagcc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tgacagtgtcccatctcttggcagccaggtcacacaccttctgcatgctgccagtctt</text:p>
      <text:p text:style-name="Preformatted_20_Text">AP008984.1 tctgacagtgtcccatctcttggcagccaggtcacacaccttctgcatgctgccag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catctcccccatgctgccaaatctgtaacacatctccatggcaaggcacatgaaggc</text:p>
      <text:p text:style-name="Preformatted_20_Text">AP008984.1 gttcatctcccccatgctgccaaatctgtaacacatctccatggcaaggcacatgaa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ttgcaatctgcacacacaatacaagagagagcacacatgagacactgaacatgaac</text:p>
      <text:p text:style-name="Preformatted_20_Text">AP008984.1 cttcttgcaatctgcacacacaatacaagagagagcacacatgagacactgaacatga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tgaacacaacaacattcacaatattcacaatagtattgagtgtgtgtgtgtgtgtgtg</text:p>
      <text:p text:style-name="Preformatted_20_Text">AP008984.1 actgaacacaacaacattcacaatattcacaatagcat----------------------</text:p>
      <text:p text:style-name="Preformatted_20_Text"><text:s text:c="11"/>***********************************.** <text:s text:c="21"/></text:p>
      <text:p text:style-name="Preformatted_20_Text"/>
      <text:p text:style-name="Preformatted_20_Text">P01 <text:s text:c="7"/>tgtgtgtgtgtgtgtgtgtgtgtgtgtgtgtgtgtgtgtgtgtgtgtgtgtgtgtgtgtg</text:p>
      <text:p text:style-name="Preformatted_20_Text">AP008984.1 tgtgtgtgtgtgtgtgtgtgtgtgtgtgtgtgtgtgtgtgtgtgtgtgtgtgtgtgt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tgtgtgataagagtatggaataatacttacgggtgatggggatggattcacgcgcagc</text:p>
      <text:p text:style-name="Preformatted_20_Text">AP008984.1 tgtgtgtgataagagtatggaataatacttacgggtgatggggatggattcacgcgcag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taaggccccagcttctcacgtctctcctggcgtctgtgtttacgtctggaaggacctgg</text:p>
      <text:p text:style-name="Preformatted_20_Text">AP008984.1 ataaggccccagcttctcacgtctctcctggcgtctgtgtttacgtctggaaggacc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catcttcatcactgctctcttgcggcttccagtcagctgcccatctgtctgcgctctg</text:p>
      <text:p text:style-name="Preformatted_20_Text">AP008984.1 tgcatcctcatcactgctctcttgcggcttccagtcagctgcccatctgtctgcgctctg</text:p>
      <text:p text:style-name="Preformatted_20_Text"><text:s text:c="11"/>******.*****************************************************</text:p>
      <text:p text:style-name="Preformatted_20_Text"/>
      <text:p text:style-name="Preformatted_20_Text">P01 <text:s text:c="7"/>cttccatggcttgtcagctcccttgtcactcttgtcagagtgcttgtgctgcttgctctt</text:p>
      <text:p text:style-name="Preformatted_20_Text">AP008984.1 cttccatggcttgtcagctcccttgtcactcttgtcagagtgcttgtgctgcttgct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tcagagggagagggtgagcgcttgcgctttctcttgccaccttccttggctcttgg</text:p>
      <text:p text:style-name="Preformatted_20_Text">AP008984.1 gggctcagagggagagggtgagcgcttgcgctttctcttgccaccttccttggctc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ggtgaccgctcttcaggtaccatttcaacctcactcctatctagcatcacaacaggtgt</text:p>
      <text:p text:style-name="Preformatted_20_Text">AP008984.1 tggtgactgctcttcaggtaccatttcaacctcactcctatctagcatcacaacaggtgt</text:p>
      <text:p text:style-name="Preformatted_20_Text"><text:s text:c="11"/>*******.****************************************************</text:p>
      <text:p text:style-name="Preformatted_20_Text"/>
      <text:p text:style-name="Preformatted_20_Text">P01 <text:s text:c="7"/>tctggactcaccaagtctctgctgaccagatgaattgggtggtgtggacctggacctgga</text:p>
      <text:p text:style-name="Preformatted_20_Text">AP008984.1 tctggactcaccaagtctctgctgagcagatgaattgggtggtgtggacctggacctgga</text:p>
      <text:p text:style-name="Preformatted_20_Text"><text:s text:c="11"/>************************* **********************************</text:p>
      <text:p text:style-name="Preformatted_20_Text"/>
      <text:p text:style-name="Preformatted_20_Text">P01 <text:s text:c="7"/>cctggagtctttcctcacagtcttgggcttttgcttgggtcttgctctgcgtgtgccatg</text:p>
      <text:p text:style-name="Preformatted_20_Text">AP008984.1 cctggagtctttcctcacagtcttgggcttttgcttgggtcttgctctgcgtgtgcc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ttgatgtactgtctgtagtctggtactgtcatgtccatctcagcagctgcagcctg</text:p>
      <text:p text:style-name="Preformatted_20_Text">AP008984.1 ctccttgatgtactgtctgtagtctggtactgtcatgtccatctcagcagctgcagc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cttggccttcagtctggctctgtagtgcctgtccctcctggccttgtaccacttgga</text:p>
      <text:p text:style-name="Preformatted_20_Text">AP008984.1 ctccttggccttcagtctggctctgtagtgcctgtccctcctggccttgtaccacttg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ctctcaggctcagtcagtggtggtgcaaactcagagtcagattcaggacgctttct</text:p>
      <text:p text:style-name="Preformatted_20_Text">AP008984.1 gcgtctctcaggctcagtcagtggtggtgcaaactcagagtcagattcaggacgcttt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ttcttcatcagactgttcaatctcactctcatccagctctaccctcacacgttttgg</text:p>
      <text:p text:style-name="Preformatted_20_Text">AP008984.1 gggttcttcatcagactgttcaatctcactctcatccagctctaccctcacacgtttt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tgcttgggtggtggtgtgggctgagaaggtccagacacactcacatcatcttcctc</text:p>
      <text:p text:style-name="Preformatted_20_Text">AP008984.1 cttgtgcttgggtggtggtgtgggctgagaaggtccagacacactcacatcatcttcc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tcaacaacatgtttcttgctcttgtgcttgctcttgtctttcttcttcttgtccct</text:p>
      <text:p text:style-name="Preformatted_20_Text">AP008984.1 ctcttcaacaacatgtttcttgctcttgtgcttgctcttgtctttcttcttcttgtc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tctttctctctcctctctctcttgtctttgcttttgcttttgcttttcttttt-tc</text:p>
      <text:p text:style-name="Preformatted_20_Text">AP008984.1 cttctctttctctctcctctctctcttgtctttgcttttgcttttgcttttctttttctc</text:p>
      <text:p text:style-name="Preformatted_20_Text"><text:s text:c="11"/>********************************************************* **</text:p>
      <text:p text:style-name="Preformatted_20_Text"/>
      <text:p text:style-name="Preformatted_20_Text">P01 <text:s text:c="7"/>tttctcaccatgcttgcttgacttgcgtctcacaacaacatcttcactatcttcttcttc</text:p>
      <text:p text:style-name="Preformatted_20_Text">AP008984.1 tttctcaccatgcttgcttgacttgcgtctcacaacaacatcttcactatcttcttct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acagcaagagcttcttctacaacctcttcttcagtctcttccccaccactcaaaac</text:p>
      <text:p text:style-name="Preformatted_20_Text">AP008984.1 ttcaacagcaagagcttcttctacaacctcttcttcagtctcttccccaccactcaaaa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aacaagagtcttaccatgggtcagaggctggttgtcatgctcaagaggtccttgcagatc</text:p>
      <text:p text:style-name="Preformatted_20_Text">AP008984.1 aacaagagtcttaccatgggtcagaggctggttgtcatgctcaagaggtccttgca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ctctctgtagcgctgtctcatttgctcatgcagacgctcgatctcatcaggctcata</text:p>
      <text:p text:style-name="Preformatted_20_Text">AP008984.1 agtctctctgtagcgctgtctcatttgctcatgcagacgctcgatctcatcaggctc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agacaaatcagttgctctcacagacttcttggctactggtacacgtgctgaagaggt</text:p>
      <text:p text:style-name="Preformatted_20_Text">AP008984.1 gtcagacaaatcagttgctctcacagacttcttggctactggtacacgtgctgaaga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ctgctgttggaggtcttgctgatctgggtgttgaagaagcgaactttcttgctgcttt</text:p>
      <text:p text:style-name="Preformatted_20_Text">AP008984.1 acctgctgttggaggtcttgctgatctgggtgttgaagaagcgaactttcttgctgct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tgctgctggcgctgctgctcggtctcgctatcgtactcggatgaagacatggtact</text:p>
      <text:p text:style-name="Preformatted_20_Text">AP008984.1 cacttgctgctggcgctgctgctcggtctcgctatcgtactcggatgaagacatggt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tgtagttgttcaagtatcaaagtgtcaaagtgttcaaagcgctcaaacgacaaagtg</text:p>
      <text:p text:style-name="Preformatted_20_Text">AP008984.1 agttgtagttgttcaagtatcaaagtgtcaaagtgttcaaagcgctcaaacgacaaa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aagtctcgaaaaagtaacaaagtgtcaatgaaagtctacgaacgctaagcgaaaatg</text:p>
      <text:p text:style-name="Preformatted_20_Text">AP008984.1 tcaaagtctcgaaaaagtaacaaagtgtcaatgaaagtctacgaacgctaagcgaaa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gcggcgtgctctgataagaatggcagcttcccgctcagtctctcctttatgagcgc</text:p>
      <text:p text:style-name="Preformatted_20_Text">AP008984.1 caaggcggcgtgctctgataagaatggcagcttcccgctcagtctctcctttatgagc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cggctccgcctcccagccccgcccgcacagaggtgactcagttaagtttcgattcacg</text:p>
      <text:p text:style-name="Preformatted_20_Text">AP008984.1 gccggctccgcctcccagccccgcccgcacagaggtgactcagttaagtttcgatt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aaggcgtcgcccacgccgtctcacagggcgtcgtcacaacaagtccaagtatgtaca</text:p>
      <text:p text:style-name="Preformatted_20_Text">AP008984.1 cccaaggcgtcgcccacgccgtctcacagggcgtcgtcacaacaagtccaagtatgt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tttacaataattacagtcttgcaatgaatcagagtttctgtcttactcaatcctgcg</text:p>
      <text:p text:style-name="Preformatted_20_Text">AP008984.1 atatttacaataattacagtcttgcaatgaatcagagtttctgtcttactcaatcctg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gccttgcctgcggggcagcttcggcctcgttgccctcctcgtcgctgtcccttgtacg</text:p>
      <text:p text:style-name="Preformatted_20_Text">AP008984.1 acgccttgcctgcggggcagcttcggcctcgttgccctcctcgtcgctgtcccttgt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gtcttgcctgacgctcttggtgctctctgtaggccctctccatgctctccttgcgcct</text:p>
      <text:p text:style-name="Preformatted_20_Text">AP008984.1 ccgtcttgcctgacgctcttggtgctctctgtaggccctctccatgctctccttgcgc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cacatcacacaacagactgtaaggtgtagcataagaagtagactctacctcacactc</text:p>
      <text:p text:style-name="Preformatted_20_Text">AP008984.1 cttcacatcacacaacagactgtaaggtgtagcataagaagtagactctacttcacactc</text:p>
      <text:p text:style-name="Preformatted_20_Text"><text:s text:c="11"/>***************************************************.********</text:p>
      <text:p text:style-name="Preformatted_20_Text"/>
      <text:p text:style-name="Preformatted_20_Text">P01 <text:s text:c="7"/>cactccgttgatcactctgttcatggtcaggctgctctgctcagtcaccctcacatgtga</text:p>
      <text:p text:style-name="Preformatted_20_Text">AP008984.1 cactccgttgatcactctgttcatggtcaggctgctctgctcagtcaccctcacatgtg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ttgtccccatcataagacgtcgtgctgtcaggcgcacactcgtcctcatcactcca</text:p>
      <text:p text:style-name="Preformatted_20_Text">AP008984.1 agagttgtccccatcataagacgtcgtgctgtcaggcgcacactcgtcctcatcactcc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gtatgcacatcagccatgctcattgaacgtacactggtgtcactcactgtgttgtcttg</text:p>
      <text:p text:style-name="Preformatted_20_Text">AP008984.1 tgtatgcacatcagccatgctcattgaacgtacactggtgtcactcactgtgttg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gaggagcgtctacagcgatggtgcgtctccatgagctggtctcccccgtaaccagatc</text:p>
      <text:p text:style-name="Preformatted_20_Text">AP008984.1 tagaggagcgtctacagcgatggtgcgtctccatgagctggtctcccccgtaaccagat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gaggtgcctgggcagctcatctagtctcaggcctaccagtctgaaggtgtctacgtg</text:p>
      <text:p text:style-name="Preformatted_20_Text">AP008984.1 cttgaggtgcctgggcagctcatctagtctcaggcctaccagtctgaaggtgtctacg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ggttctgaaacactcggtgtagatggtcaggcacagcatcttgagcgtggtcagggt</text:p>
      <text:p text:style-name="Preformatted_20_Text">AP008984.1 cgtggttctgaaacactcggtgtagatggtcaggcacagcatcttgagcgtggtcagg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ttgaaaccaaacagttcacgcaccactctgaacacagtgcaggcggcttgtctcac</text:p>
      <text:p text:style-name="Preformatted_20_Text">AP008984.1 caggttgaaaccaaacagttcacgcaccactctgaacacagtgcaggcggcttgtc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acacttcagcctgtcgtccacctgccatgctgggctgcccctcgcgtctctatggat</text:p>
      <text:p text:style-name="Preformatted_20_Text">AP008984.1 ctcacacttcagcctgtcgtccacctgccatgctgggctgcccctcgcgtctctatg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aagacgctcttcagcctcagcctcagctcaaacatggtctctggtgtgcacagcgt</text:p>
      <text:p text:style-name="Preformatted_20_Text">AP008984.1 ggagaagacgctcttcagcctcagcctcagctcaaacatggtctctggtgtgcacag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gtccgtggtcagtcacaccaagcacgagtcgcgtcgccttgatcaccgtcgcacacgt</text:p>
      <text:p text:style-name="Preformatted_20_Text">AP008984.1 gcgtccgtggtcagtcacaccaagcacgagtcgcgtcgccttgatcaccgtcgcacac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tcctcccgggtctgaacatctctgggatgatgtccctcagtccagccatcacaagcac</text:p>
      <text:p text:style-name="Preformatted_20_Text">AP008984.1 cgtcctcacgggtctgaacatctctgggatgatgtccctcagtccagccatcacaagcac</text:p>
      <text:p text:style-name="Preformatted_20_Text"><text:s text:c="11"/>******* ****************************************************</text:p>
      <text:p text:style-name="Preformatted_20_Text"/>
      <text:p text:style-name="Preformatted_20_Text">P01 <text:s text:c="7"/>tgcgttgtttgccattgtaggttgttggtgtagtattagagcactagtattagagcacta</text:p>
      <text:p text:style-name="Preformatted_20_Text">AP008984.1 tgcgttgtttgccattgtaggttgttggtgtagtattagagcactagtattagagcac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gtattaaagtgttagagtacaaacgacgtagcgtctaggtctatagtctagagtatg</text:p>
      <text:p text:style-name="Preformatted_20_Text">AP008984.1 aaagtattaaagtgttagagtacaaacgacgtagcgtctaggtctatagtctagagt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gaagttgagcggcagccattgcgcatgtcccacattagctcctccccttcccaccca</text:p>
      <text:p text:style-name="Preformatted_20_Text">AP008984.1 aatgaagttgagcggcagccattgcgcctgtcccacattagctcctccccttcccaccca</text:p>
      <text:p text:style-name="Preformatted_20_Text"><text:s text:c="11"/>*************************** ********************************</text:p>
      <text:p text:style-name="Preformatted_20_Text"/>
      <text:p text:style-name="Preformatted_20_Text">P01 <text:s text:c="7"/>atgaataatcgaacggtcatcacacacccttcccagcagtgggtgactcatagtaattaa</text:p>
      <text:p text:style-name="Preformatted_20_Text">AP008984.1 atgaataatcgaacggtcatcacacacccttcccagcagtgggtgactcatagtaatt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ggtgtacaaaacgaaacatagtaattaagtgttgcgcaaaacgaaaaccacagtaatt</text:p>
      <text:p text:style-name="Preformatted_20_Text">AP008984.1 gtggtgtacaaaacgaaacatagtaattaagtgttgcgcaaaacgaaaaccacagta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gtgttgcgcaaaacgaaacagttgtgcgaaacgaaaccacagtgattaagtgttgcgc</text:p>
      <text:p text:style-name="Preformatted_20_Text">AP008984.1 aagtgttgcgcaaaacgaaacagttgtgcgaaacgaaaccacagtgattaagtgttgcg-</text:p>
      <text:p text:style-name="Preformatted_20_Text"><text:s text:c="11"/>*********************************************************** </text:p>
      <text:p text:style-name="Preformatted_20_Text"/>
      <text:p text:style-name="Preformatted_20_Text">P01 <text:s text:c="7"/>aaaacgaaacagttgtgcgaaacgaaaccacagtgattaagtgttgcacaaaacgaaaca</text:p>
      <text:p text:style-name="Preformatted_20_Text">AP008984.1 ------------------------------------------------caaaacgaaaca</text:p>
      <text:p text:style-name="Preformatted_20_Text"><text:soft-page-break/><text:s text:c="59"/>************</text:p>
      <text:p text:style-name="Preformatted_20_Text"/>
      <text:p text:style-name="Preformatted_20_Text">P01 <text:s text:c="7"/>gttgtgcgaaacgaaaccacagtgattaagtgttgcgcaaaacgaaacagttgtgcgaaa</text:p>
      <text:p text:style-name="Preformatted_20_Text">AP008984.1 gttgtgcgaaacgaaaccacagtgattaagtgttgcgcaaaacgaaacagttgtgcga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gaaaaccacagttaagtg-----------------------------------------</text:p>
      <text:p text:style-name="Preformatted_20_Text">AP008984.1 cgaaaaccacagttaagtgttgtcaaaacgaaacagttgtgcgaaacgaaaaccacagtt</text:p>
      <text:p text:style-name="Preformatted_20_Text"><text:s text:c="11"/>******************* <text:s text:c="40"/></text:p>
      <text:p text:style-name="Preformatted_20_Text"/>
      <text:p text:style-name="Preformatted_20_Text">P01 <text:s text:c="7"/>-----ttgtcaaaacgaaacagttgtgcgaaacgaaaccacagtgattaagtgttgtcaa</text:p>
      <text:p text:style-name="Preformatted_20_Text">AP008984.1 aagtgttgtcaaaacgaaacagttgtgcgaaacgaaaccacagtgattaagtgttgtcaa</text:p>
      <text:p text:style-name="Preformatted_20_Text"><text:s text:c="16"/>*******************************************************</text:p>
      <text:p text:style-name="Preformatted_20_Text"/>
      <text:p text:style-name="Preformatted_20_Text">P01 <text:s text:c="7"/>aacgaatcatagtaattaagtgttgcgcaaaatgaaaaccacaacgatcggtgtcattca</text:p>
      <text:p text:style-name="Preformatted_20_Text">AP008984.1 aacgaatcatagtaattaagtgttgcgcaaaatgaaaaccacaacgatcggtgtcat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acatgtttgtttattctcacatcacacgcaatcaatcacaattcaatacaatacaatt</text:p>
      <text:p text:style-name="Preformatted_20_Text">AP008984.1 aaacatgtttgtttattctcacatcacacgcaatcaatcacaattcaatacaatacaa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ttcaacggtaaattggacaaagacattatggacatggcactgggcaatggtgtggat</text:p>
      <text:p text:style-name="Preformatted_20_Text">AP008984.1 caattcaacggtaaattggacaaagacattatggacatggcactgggcaatggtgtgg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gtgcttggttcatcttcatcttctgtggtagtggaagtgtggggcagccatctcaag</text:p>
      <text:p text:style-name="Preformatted_20_Text">AP008984.1 ggtgtgcttggttcatcttcatcttctgtggtagtggaagtgtggggcagccatctc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gaccagtgcgtctctgtagtctcctctgtctcatcagtgtccacagctccttgaag</text:p>
      <text:p text:style-name="Preformatted_20_Text">AP008984.1 ctctgaccagtgcgtctctgtagtctcctctgtctcatcagtgtccacagctccttga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cagctctgcctgcccttcatcagctcaaagtgtgaggcctgtctgtgtgtggggttg</text:p>
      <text:p text:style-name="Preformatted_20_Text">AP008984.1 tcacagctctgcctgcccttcatcagctcaaagtgtgaggcctgtctgtgtgtgggg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tatggccttgtgctccatgtatgtgggctcatcctcacacagtgtccctgtacgtgac</text:p>
      <text:p text:style-name="Preformatted_20_Text">AP008984.1 ggtatggccttgtgctccatgtatgtgggctcatcctcacacagtgtccctgtacg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accattagtataaagtgccaaagtactagaagtgccaaagtactagcaatataata</text:p>
      <text:p text:style-name="Preformatted_20_Text">AP008984.1 atgcaccattagtataaagtgccaaagtactagaagtgccaaagtactagcaatata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ataataatataataatataacaatataacacttacgtgtgttcattgtagtgttcata</text:p>
      <text:p text:style-name="Preformatted_20_Text">AP008984.1 atataataatataataatataacaatataacacttacgtgtgttcattgtagtgttc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gttctagtagttctagtagtatagtacaagtgtagagagatgtggtctcaagagatg</text:p>
      <text:p text:style-name="Preformatted_20_Text">AP008984.1 gttgttctagtagttctagtagtatagtacaagtgtagagagatgtggtctcaagaga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ctgtctgatctgagtgtgtgggctctgagtctggctcatatagtgtccactgactcag</text:p>
      <text:p text:style-name="Preformatted_20_Text">AP008984.1 ctctgtctgatctgagtgtgtgggctctgagtctggctcatatagtgtccactgact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tagtgcatcatcgtgcatcatagtgtgtggtgagtgtaccaagtaccaaggatgac</text:p>
      <text:p text:style-name="Preformatted_20_Text">AP008984.1 ttcatagtgcatcatcgtgcatcatagtgtgtggtgagtgtaccaagtaccaaggatg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gagaggtatagctcaagtgcatttattgataaatcataacatatcagtgcaatggta</text:p>
      <text:p text:style-name="Preformatted_20_Text">AP008984.1 catgagaggtatagctcaagtgcatttattgataaatcataacatatcagtgcaatggta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cagtacaacagtggcatcaaacaccaatgcctccatcaataacagtgtccatagatttac</text:p>
      <text:p text:style-name="Preformatted_20_Text">AP008984.1 cagtacaacagtggcatcaaacaccaa---------caataacagtgtccatagatttac</text:p>
      <text:p text:style-name="Preformatted_20_Text"><text:s text:c="11"/>*************************** <text:s text:c="8"/>************************</text:p>
      <text:p text:style-name="Preformatted_20_Text"/>
      <text:p text:style-name="Preformatted_20_Text">P01 <text:s text:c="7"/>gtgcattcactctctgtattctagtaattttggcacgtttgcgtgccagcagctgttgct</text:p>
      <text:p text:style-name="Preformatted_20_Text">AP008984.1 gtgcattcactctctgtattctagtaattttggcacgtttgcgtgccagcagctgttg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tcagatagcagctatcattgcgaccaaggtaagacgcaccagccctgtgcatgatca</text:p>
      <text:p text:style-name="Preformatted_20_Text">AP008984.1 ttctcagatagcagctatcattgcgaccaaggtaagacgcaccagccctgtgcatgat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atcaacactttgacacatcttaatagaatcaactacagcagcattattagcatcaa</text:p>
      <text:p text:style-name="Preformatted_20_Text">AP008984.1 tactatcaacactttgacacatcttaatagaatcaactacagcagcattattagcatca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agagaatcagcagggtaatcaaccagtgcatacacatgctcttcttcttcttgctgtt</text:p>
      <text:p text:style-name="Preformatted_20_Text">AP008984.1 caagagaatcagcagggtaatcaaccagtgcatacacatgctcttcttcttcttgctg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agtctgtccttcacctcgctgtacggctcaagcatgggcacctcaggctcaggcactt</text:p>
      <text:p text:style-name="Preformatted_20_Text">AP008984.1 ggagtctgtccttcacctcgctgtacggctcaagcatgggcacctcaggctcaggcact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ggcagaggtctctgggccagcggggcagcagcatcagcttcaggtgtcagggcatcac</text:p>
      <text:p text:style-name="Preformatted_20_Text">AP008984.1 caggcagaggtctctgggccagcggggcagcagcatcagcttcaggtgtcagggcat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cccactgtaacatgagatgcacagtcagagtcaagcaagcaagcacgagtatata</text:p>
      <text:p text:style-name="Preformatted_20_Text">AP008984.1 gtctccccactgtaacatgagatgcacagtcagagtcaagcaagcaagcacgagtat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agtataagagcatcagtattatcacgagacaacagacacaatacttacaagcaccacg</text:p>
      <text:p text:style-name="Preformatted_20_Text">AP008984.1 agagtataagagcatcagtattatcacgagacaacagacacaatacttacaagcaccac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actgtgtagaaggctttgctgaacttcagaaatctggaggccatggtagtggtagtgta</text:p>
      <text:p text:style-name="Preformatted_20_Text">AP008984.1 gactgtgtagaaggctttgctgaacttcagaaatctggaggccatggtagtggtagtg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gagaggcggcgtgcaagacggattagatagagtgagagtgttatgtcctccatgcca</text:p>
      <text:p text:style-name="Preformatted_20_Text">AP008984.1 gtagagacgcggcgtgcaagacggattagatagagtgagagtgttatgtcctccatgcca</text:p>
      <text:p text:style-name="Preformatted_20_Text"><text:s text:c="11"/>******* ****************************************************</text:p>
      <text:p text:style-name="Preformatted_20_Text"/>
      <text:p text:style-name="Preformatted_20_Text">P01 <text:s text:c="7"/>tcagcctcagctcttaaacccctctacgcgcgtcaatgtctgagtcaattgggtgtgctg</text:p>
      <text:p text:style-name="Preformatted_20_Text">AP008984.1 tcagcctcagctcttaaacccctctacgcgcgtcaatgtctgagtcaattgggtgtgc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tgctgcgcccatcacggttgcacgcgatacctgactcacagggcggcgtgcacgccggc</text:p>
      <text:p text:style-name="Preformatted_20_Text">AP008984.1 atgctgcgcccatcacggttgcacgcgatacctgactcacagggcggcgtgcacgcc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caccctaacgacgccttccccacccacgcaccccacacgacgcacgacgcttacgacca</text:p>
      <text:p text:style-name="Preformatted_20_Text">AP008984.1 gcaccctaacgacgcctt--ccacccacgca---cacacgacgcacgacgcttacgacca</text:p>
      <text:p text:style-name="Preformatted_20_Text"><text:s text:c="11"/>****************** <text:s/>*********** <text:s text:c="2"/>**************************</text:p>
      <text:p text:style-name="Preformatted_20_Text"/>
      <text:p text:style-name="Preformatted_20_Text">P01 <text:s text:c="7"/>caagccacacctattgcgacataagccgcacaaggtgcacgattactcacaagccacacc</text:p>
      <text:p text:style-name="Preformatted_20_Text">AP008984.1 caagccacacctattgcgacataagccgcacaaggtgcacgattactcacaagccacac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tgtgcaatacatggcaaggcggcgtgcgtcgtgtatgtgtcaacggtgtgtcatgat</text:p>
      <text:p text:style-name="Preformatted_20_Text">AP008984.1 tattgtgcaatacatggcaaggcggcgtgcgtcgtgtatgtgtcaacggtgtgtcatgat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gtggcaatggtgtggtgtgtcatagtatgcctagggctcatgcttgtccctttattgtat</text:p>
      <text:p text:style-name="Preformatted_20_Text">AP008984.1 gtggcaatggtgtggtgtgtcatagtatgcctagggctcatgcttgtccctttattg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tattgtattgtattatattgtatt-tattatattatattatattatattatattgaag</text:p>
      <text:p text:style-name="Preformatted_20_Text">AP008984.1 tatattgtattgtattatattgtattatattatattatattatattatattatattgaag</text:p>
      <text:p text:style-name="Preformatted_20_Text"><text:s text:c="11"/>************************** *********************************</text:p>
      <text:p text:style-name="Preformatted_20_Text"/>
      <text:p text:style-name="Preformatted_20_Text">P01 <text:s text:c="7"/>acatgagagagtagtacagttcaactcattcaataatttattatatatgtacaatacaca</text:p>
      <text:p text:style-name="Preformatted_20_Text">AP008984.1 acatgagagagtagtacagttcaactcattcaataatttattatatatgtacaatac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catggtacaacatcacacagtacatcagggactcatccagttgccatcacgttcaacag</text:p>
      <text:p text:style-name="Preformatted_20_Text">AP008984.1 tcatggtacaacatcacacagtacatcagggactcatccagttgccatcacgttca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tcagtgccatcatcattaacaaacttattctgattcttatcccaacgccagctatagt</text:p>
      <text:p text:style-name="Preformatted_20_Text">AP008984.1 catcagtgccatcatcattaacaaacttattctgattcttatcccaacgccagctat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cacacaacgcttcttctcaagatcacatgaatacacaggatcaggtacatagtcaaaca</text:p>
      <text:p text:style-name="Preformatted_20_Text">AP008984.1 acacacaacgcttcttctcaagatcacatgaatacacaggatcaggtacatagtcaaac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ccaagctcatcaaagtcctcatcatcctcattctttggtgtggggtcaatcagggcac</text:p>
      <text:p text:style-name="Preformatted_20_Text">AP008984.1 agccaagctcatcaaagtcctcatcatcctcattctttggtgtggggtcaatcagg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tacagccactggacagtatggcctgcctggatcgctcctcatcacagacctcatgc</text:p>
      <text:p text:style-name="Preformatted_20_Text">AP008984.1 agtgtacagccactggacagtatggcctgcctggatcgctcctcatcacagacctcat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ttgatctccatcctgttcagttcaagcatgcattcagcatcatcctcccagtcagtat</text:p>
      <text:p text:style-name="Preformatted_20_Text">AP008984.1 ctttgatctccatcctgttcagttcaagcatgcattcagcatcatcctcccagtcagta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acttggtctgggtctcactccgaactgtttgtaacctgtagaggtagagacacacgtta</text:p>
      <text:p text:style-name="Preformatted_20_Text">AP008984.1 cacttggtctgggtctcactccgaactgtttgtaacctgtagaggtagagacacacg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atcacatcaagccgtctcacacgacgtctaacagtacagcagtacagcacacaagcac</text:p>
      <text:p text:style-name="Preformatted_20_Text">AP008984.1 gtatcacatcaagccgtctcacacgacgtctaacagtacagcagtacagcacacaagca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atcatactcaatcatactcacttctgtcaggcaacagttctagagactcccacagcata</text:p>
      <text:p text:style-name="Preformatted_20_Text">AP008984.1 aatcatactcaatcatactcacttctgtcaggcaacagttctagagactcccacagca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tggtggccttggaagcggcagtggcctctctctcttccactgttctctttcttttcttg</text:p>
      <text:p text:style-name="Preformatted_20_Text">AP008984.1 ctggtggccttggaagcggcagtggcctctctctcttccactgttctctttcttttctt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agtggtaggcagctctcatcaatagactcgtctctcatcctcttgacgacgtcgtccact</text:p>
      <text:p text:style-name="Preformatted_20_Text">AP008984.1 agtggtaggcagctctcatcaatagactcgtctctcatcctcttgacgacgtcgtccac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ctcccagggtctgaacatggcttagggttgtgagtgttagggctacagctgttagagt</text:p>
      <text:p text:style-name="Preformatted_20_Text">AP008984.1 gtctcccagggtctgaacatggcttagggttgtgagtgttagggctacagctgttagagt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ttagggctagtgttagggctagagccattaggcctgctgctcttatacttggcccctcc</text:p>
      <text:p text:style-name="Preformatted_20_Text">AP008984.1 gttagggctagtgttagggctagagccattaggcctgctgctcttatacttggcccctcc</text:p>
      <text:p text:style-name="Preformatted_20_Text"><text:soft-page-break/><text:s text:c="11"/>************************************************************</text:p>
      <text:p text:style-name="Preformatted_20_Text"/>
      <text:p text:style-name="Preformatted_20_Text">P01 <text:s text:c="7"/>ttcaatacgtcacacaccctcgcgccatctgggacagccccaccaacgtaattggtacag</text:p>
      <text:p text:style-name="Preformatted_20_Text">AP008984.1 ttcaatacgtcacacaccctcgcgccatctgggacagccccaccaacgtaattggtaca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ccccgtatatgacgccgtcgatgccgacgcaattagggttggcgcggttccaattagggc</text:p>
      <text:p text:style-name="Preformatted_20_Text">AP008984.1 ccccgtatatgacgccgtcgatgccgacgcaattagggttggcgcggttccaattagggc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actacggttagggctgtgtactatggttaggggtatgtgtgccacatggtgttagggtt</text:p>
      <text:p text:style-name="Preformatted_20_Text">AP008984.1 tactacggctagggctgtgtactatggttaggggtatgtgtgccacatggtgttagggtt</text:p>
      <text:p text:style-name="Preformatted_20_Text"><text:s text:c="11"/>********.***************************************************</text:p>
      <text:p text:style-name="Preformatted_20_Text"/>
      <text:p text:style-name="Preformatted_20_Text">P01 <text:s text:c="7"/>agggttagggttgaggattctgttagggttagggctctggttgtctttgcgttagggtta</text:p>
      <text:p text:style-name="Preformatted_20_Text">AP008984.1 agggttagggttgaggattctgttagggttagggctctggttgtctttgcgttagggtta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gggctgtgtgctgaatctccctgccaagtgttggggctaggggtaggattagggttaggg</text:p>
      <text:p text:style-name="Preformatted_20_Text">AP008984.1 gggctgtgtgctgaatctccctgccaagtgttggggctaggggtaggattagggttaggg</text:p>
      <text:p text:style-name="Preformatted_20_Text"><text:s text:c="11"/>************************************************************</text:p>
      <text:p text:style-name="Preformatted_20_Text"/>
      <text:p text:style-name="Preformatted_20_Text">P01 <text:s text:c="7"/>ttcagagtgttatagttgggacggttatggctatgggctagggctagg</text:p>
      <text:p text:style-name="Preformatted_20_Text">AP008984.1 ttcagagtgttatagttgggacggttatggctatgggctagggctagg</text:p>
      <text:p text:style-name="P1"><text:s text:c="11"/>**************************************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1:00:29.996067082</meta:creation-date>
    <dc:date>2023-02-14T11:01:54.250065631</dc:date>
    <meta:editing-duration>PT1M25S</meta:editing-duration>
    <meta:editing-cycles>1</meta:editing-cycles>
    <meta:document-statistic meta:table-count="0" meta:image-count="0" meta:object-count="0" meta:page-count="309" meta:paragraph-count="14801" meta:word-count="25088" meta:character-count="1050756" meta:non-whitespace-character-count="950215"/>
    <meta:generator>LibreOffice/7.3.7.2$Linux_X86_64 LibreOffice_project/30$Build-2</meta:generator>
  </office:meta>
</office:document-meta>
</file>